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01.33pt" svg:height="255.09pt" svg:x="39.51pt" svg:y="240.01pt">
            <draw:object draw:notify-on-update-of-ranges="Sheet1.C1:Sheet1.C1 Sheet1.C2:Sheet1.C278 Sheet1.H1:Sheet1.H1 Sheet1.H2:Sheet1.H278 Sheet1.C1:Sheet1.C1 Sheet1.C2:Sheet1.C278 Sheet1.I1:Sheet1.I1 Sheet1.I2:Sheet1.I27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91.46pt" svg:height="255.09pt" svg:x="68.88pt" svg:y="489.97pt">
            <draw:object draw:notify-on-update-of-ranges="Sheet1.M1:Sheet1.M1 Sheet1.M2:Sheet1.M277 Sheet1.O1:Sheet1.O1 Sheet1.O2:Sheet1.O277 Sheet1.M1:Sheet1.M1 Sheet1.M2:Sheet1.M277 Sheet1.P1:Sheet1.P1 Sheet1.P2:Sheet1.P2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68.79pt" svg:height="255.09pt" svg:x="72.09pt" svg:y="723.34pt">
            <draw:object draw:notify-on-update-of-ranges="Sheet1.I1:Sheet1.I278 Sheet1.C2:Sheet1.C278 Sheet1.O1:Sheet1.O277 Sheet1.C2:Sheet1.C2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27.17pt" svg:height="255.09pt" svg:x="148.05pt" svg:y="0pt">
            <draw:object draw:notify-on-update-of-ranges="Sheet1.O1:Sheet1.O1 Sheet1.O100:Sheet1.O2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linear_x</text:p>
          </table:table-cell>
          <table:table-cell office:value-type="string" calcext:value-type="string">
            <text:p>field.linear_y</text:p>
          </table:table-cell>
          <table:table-cell office:value-type="string" calcext:value-type="string">
            <text:p>field.linear_z</text:p>
          </table:table-cell>
          <table:table-cell office:value-type="string" calcext:value-type="string">
            <text:p>field.linear_speed</text:p>
          </table:table-cell>
          <table:table-cell office:value-type="string" calcext:value-type="string">
            <text:p>field.speed_averaged</text:p>
          </table:table-cell>
          <table:table-cell/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acceleration</text:p>
          </table:table-cell>
          <table:table-cell office:value-type="string" calcext:value-type="string">
            <text:p>field.acceleration_averaged</text:p>
          </table:table-cell>
          <table:table-cell table:number-columns-repeated="2"/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value</text:p>
          </table:table-cell>
        </table:table-row>
        <table:table-row table:style-name="ro1">
          <table:table-cell office:value-type="float" office:value="1.59289865828506E+018" calcext:value-type="float">
            <text:p>1.59289865828506E+018</text:p>
          </table:table-cell>
          <table:table-cell office:value-type="float" office:value="1" calcext:value-type="float">
            <text:p>1</text:p>
          </table:table-cell>
          <table:table-cell office:value-type="float" office:value="1.59289865818382E+018" calcext:value-type="float">
            <text:p>1.59289865818382E+018</text:p>
          </table:table-cell>
          <table:table-cell/>
          <table:table-cell table:style-name="ce1" office:value-type="float" office:value="0.0000421323275077" calcext:value-type="float">
            <text:p>4.21E-05</text:p>
          </table:table-cell>
          <table:table-cell table:style-name="ce1" office:value-type="float" office:value="0.00000968516633293" calcext:value-type="float">
            <text:p>9.69E-06</text:p>
          </table:table-cell>
          <table:table-cell office:value-type="float" office:value="-0.000103530706838" calcext:value-type="float">
            <text:p>-0.000103530706838</text:p>
          </table:table-cell>
          <table:table-cell office:value-type="float" office:value="0.000112194218673" calcext:value-type="float">
            <text:p>0.000112194218673</text:p>
          </table:table-cell>
          <table:table-cell office:value-type="float" office:value="0.000262178306002" calcext:value-type="float">
            <text:p>0.000262178306002</text:p>
          </table:table-cell>
          <table:table-cell/>
          <table:table-cell office:value-type="float" office:value="1.59289865828512E+018" calcext:value-type="float">
            <text:p>1.59289865828512E+018</text:p>
          </table:table-cell>
          <table:table-cell office:value-type="float" office:value="238" calcext:value-type="float">
            <text:p>238</text:p>
          </table:table-cell>
          <table:table-cell office:value-type="float" office:value="1.59289865818382E+018" calcext:value-type="float">
            <text:p>1.59289865818382E+018</text:p>
          </table:table-cell>
          <table:table-cell/>
          <table:table-cell office:value-type="float" office:value="-0.000230000005104" calcext:value-type="float">
            <text:p>-0.000230000005104</text:p>
          </table:table-cell>
          <table:table-cell office:value-type="float" office:value="0.000376000010874" calcext:value-type="float">
            <text:p>0.000376000010874</text:p>
          </table:table-cell>
          <table:table-cell table:number-columns-repeated="2"/>
          <table:table-cell office:value-type="float" office:value="1.59289865828687E+018" calcext:value-type="float">
            <text:p>1.59289865828687E+018</text:p>
          </table:table-cell>
          <table:table-cell office:value-type="float" office:value="238" calcext:value-type="float">
            <text:p>238</text:p>
          </table:table-cell>
          <table:table-cell office:value-type="float" office:value="1.59289865818382E+018" calcext:value-type="float">
            <text:p>1.59289865818382E+018</text:p>
          </table:table-cell>
          <table:table-cell/>
          <table:table-cell office:value-type="float" office:value="5.99884986877" calcext:value-type="float">
            <text:p>5.99884986877</text:p>
          </table:table-cell>
        </table:table-row>
        <table:table-row table:style-name="ro1">
          <table:table-cell office:value-type="float" office:value="1.59289865833697E+018" calcext:value-type="float">
            <text:p>1.59289865833697E+018</text:p>
          </table:table-cell>
          <table:table-cell office:value-type="float" office:value="2" calcext:value-type="float">
            <text:p>2</text:p>
          </table:table-cell>
          <table:table-cell office:value-type="float" office:value="1.59289865828529E+018" calcext:value-type="float">
            <text:p>1.59289865828529E+018</text:p>
          </table:table-cell>
          <table:table-cell/>
          <table:table-cell office:value-type="float" office:value="0.000267386960331" calcext:value-type="float">
            <text:p>0.000267386960331</text:p>
          </table:table-cell>
          <table:table-cell office:value-type="float" office:value="0.000134962101583" calcext:value-type="float">
            <text:p>0.000134962101583</text:p>
          </table:table-cell>
          <table:table-cell table:style-name="ce1" office:value-type="float" office:value="0.0000110605051304" calcext:value-type="float">
            <text:p>1.11E-05</text:p>
          </table:table-cell>
          <table:table-cell office:value-type="float" office:value="0.000299721345073" calcext:value-type="float">
            <text:p>0.000299721345073</text:p>
          </table:table-cell>
          <table:table-cell office:value-type="float" office:value="0.000251003890298" calcext:value-type="float">
            <text:p>0.000251003890298</text:p>
          </table:table-cell>
          <table:table-cell/>
          <table:table-cell office:value-type="float" office:value="1.59289865833667E+018" calcext:value-type="float">
            <text:p>1.59289865833667E+018</text:p>
          </table:table-cell>
          <table:table-cell office:value-type="float" office:value="239" calcext:value-type="float">
            <text:p>239</text:p>
          </table:table-cell>
          <table:table-cell office:value-type="float" office:value="1.59289865828529E+018" calcext:value-type="float">
            <text:p>1.59289865828529E+018</text:p>
          </table:table-cell>
          <table:table-cell/>
          <table:table-cell office:value-type="float" office:value="-0.000110000000859" calcext:value-type="float">
            <text:p>-0.000110000000859</text:p>
          </table:table-cell>
          <table:table-cell office:value-type="float" office:value="0.000182000003406" calcext:value-type="float">
            <text:p>0.000182000003406</text:p>
          </table:table-cell>
          <table:table-cell table:number-columns-repeated="2"/>
          <table:table-cell office:value-type="float" office:value="1.59289865833803E+018" calcext:value-type="float">
            <text:p>1.59289865833803E+018</text:p>
          </table:table-cell>
          <table:table-cell office:value-type="float" office:value="239" calcext:value-type="float">
            <text:p>239</text:p>
          </table:table-cell>
          <table:table-cell office:value-type="float" office:value="1.59289865828529E+018" calcext:value-type="float">
            <text:p>1.59289865828529E+018</text:p>
          </table:table-cell>
          <table:table-cell/>
          <table:table-cell office:value-type="float" office:value="5.99945020676" calcext:value-type="float">
            <text:p>5.99945020676</text:p>
          </table:table-cell>
        </table:table-row>
        <table:table-row table:style-name="ro1">
          <table:table-cell office:value-type="float" office:value="1.59289865838782E+018" calcext:value-type="float">
            <text:p>1.59289865838782E+018</text:p>
          </table:table-cell>
          <table:table-cell office:value-type="float" office:value="3" calcext:value-type="float">
            <text:p>3</text:p>
          </table:table-cell>
          <table:table-cell office:value-type="float" office:value="1.5928986583368E+018" calcext:value-type="float">
            <text:p>1.5928986583368E+018</text:p>
          </table:table-cell>
          <table:table-cell/>
          <table:table-cell table:style-name="ce1" office:value-type="float" office:value="-0.0000761954725021" calcext:value-type="float">
            <text:p>-7.62E-05</text:p>
          </table:table-cell>
          <table:table-cell table:style-name="ce1" office:value-type="float" office:value="0.000072472183092" calcext:value-type="float">
            <text:p>7.25E-05</text:p>
          </table:table-cell>
          <table:table-cell office:value-type="float" office:value="0.000229111639783" calcext:value-type="float">
            <text:p>0.000229111639783</text:p>
          </table:table-cell>
          <table:table-cell office:value-type="float" office:value="0.000252091471339" calcext:value-type="float">
            <text:p>0.000252091471339</text:p>
          </table:table-cell>
          <table:table-cell office:value-type="float" office:value="0.000265471666353" calcext:value-type="float">
            <text:p>0.000265471666353</text:p>
          </table:table-cell>
          <table:table-cell/>
          <table:table-cell office:value-type="float" office:value="1.59289865838792E+018" calcext:value-type="float">
            <text:p>1.59289865838792E+018</text:p>
          </table:table-cell>
          <table:table-cell office:value-type="float" office:value="240" calcext:value-type="float">
            <text:p>240</text:p>
          </table:table-cell>
          <table:table-cell office:value-type="float" office:value="1.5928986583368E+018" calcext:value-type="float">
            <text:p>1.5928986583368E+018</text:p>
          </table:table-cell>
          <table:table-cell/>
          <table:table-cell office:value-type="float" office:value="0.000280000007479" calcext:value-type="float">
            <text:p>0.000280000007479</text:p>
          </table:table-cell>
          <table:table-cell office:value-type="float" office:value="0.000193999992916" calcext:value-type="float">
            <text:p>0.000193999992916</text:p>
          </table:table-cell>
          <table:table-cell table:number-columns-repeated="2"/>
          <table:table-cell office:value-type="float" office:value="1.59289865838928E+018" calcext:value-type="float">
            <text:p>1.59289865838928E+018</text:p>
          </table:table-cell>
          <table:table-cell office:value-type="float" office:value="240" calcext:value-type="float">
            <text:p>240</text:p>
          </table:table-cell>
          <table:table-cell office:value-type="float" office:value="1.5928986583368E+018" calcext:value-type="float">
            <text:p>1.5928986583368E+018</text:p>
          </table:table-cell>
          <table:table-cell/>
          <table:table-cell office:value-type="float" office:value="6.0013999939" calcext:value-type="float">
            <text:p>6.0013999939</text:p>
          </table:table-cell>
        </table:table-row>
        <table:table-row table:style-name="ro1">
          <table:table-cell office:value-type="float" office:value="1.59289865844032E+018" calcext:value-type="float">
            <text:p>1.59289865844032E+018</text:p>
          </table:table-cell>
          <table:table-cell office:value-type="float" office:value="4" calcext:value-type="float">
            <text:p>4</text:p>
          </table:table-cell>
          <table:table-cell office:value-type="float" office:value="1.59289865838808E+018" calcext:value-type="float">
            <text:p>1.59289865838808E+018</text:p>
          </table:table-cell>
          <table:table-cell/>
          <table:table-cell office:value-type="float" office:value="0.000750712410081" calcext:value-type="float">
            <text:p>0.000750712410081</text:p>
          </table:table-cell>
          <table:table-cell office:value-type="float" office:value="0.000165967692737" calcext:value-type="float">
            <text:p>0.000165967692737</text:p>
          </table:table-cell>
          <table:table-cell table:style-name="ce1" office:value-type="float" office:value="-0.0000293695720757" calcext:value-type="float">
            <text:p>-2.94E-05</text:p>
          </table:table-cell>
          <table:table-cell office:value-type="float" office:value="0.000769400387071" calcext:value-type="float">
            <text:p>0.000769400387071</text:p>
          </table:table-cell>
          <table:table-cell office:value-type="float" office:value="0.000339498044923" calcext:value-type="float">
            <text:p>0.000339498044923</text:p>
          </table:table-cell>
          <table:table-cell/>
          <table:table-cell office:value-type="float" office:value="1.59289865844051E+018" calcext:value-type="float">
            <text:p>1.59289865844051E+018</text:p>
          </table:table-cell>
          <table:table-cell office:value-type="float" office:value="241" calcext:value-type="float">
            <text:p>241</text:p>
          </table:table-cell>
          <table:table-cell office:value-type="float" office:value="1.59289865838808E+018" calcext:value-type="float">
            <text:p>1.59289865838808E+018</text:p>
          </table:table-cell>
          <table:table-cell/>
          <table:table-cell office:value-type="float" office:value="0.00144000002183" calcext:value-type="float">
            <text:p>0.00144000002183</text:p>
          </table:table-cell>
          <table:table-cell office:value-type="float" office:value="0.000335999997333" calcext:value-type="float">
            <text:p>0.000335999997333</text:p>
          </table:table-cell>
          <table:table-cell table:number-columns-repeated="2"/>
          <table:table-cell office:value-type="float" office:value="1.59289865844159E+018" calcext:value-type="float">
            <text:p>1.59289865844159E+018</text:p>
          </table:table-cell>
          <table:table-cell office:value-type="float" office:value="241" calcext:value-type="float">
            <text:p>241</text:p>
          </table:table-cell>
          <table:table-cell office:value-type="float" office:value="1.59289865838808E+018" calcext:value-type="float">
            <text:p>1.59289865838808E+018</text:p>
          </table:table-cell>
          <table:table-cell/>
          <table:table-cell office:value-type="float" office:value="6.00719976425" calcext:value-type="float">
            <text:p>6.00719976425</text:p>
          </table:table-cell>
        </table:table-row>
        <table:table-row table:style-name="ro1">
          <table:table-cell office:value-type="float" office:value="1.59289865849166E+018" calcext:value-type="float">
            <text:p>1.59289865849166E+018</text:p>
          </table:table-cell>
          <table:table-cell office:value-type="float" office:value="5" calcext:value-type="float">
            <text:p>5</text:p>
          </table:table-cell>
          <table:table-cell office:value-type="float" office:value="1.59289865843997E+018" calcext:value-type="float">
            <text:p>1.59289865843997E+018</text:p>
          </table:table-cell>
          <table:table-cell/>
          <table:table-cell office:value-type="float" office:value="-0.000542284105904" calcext:value-type="float">
            <text:p>-0.000542284105904</text:p>
          </table:table-cell>
          <table:table-cell office:value-type="float" office:value="-0.000135952985147" calcext:value-type="float">
            <text:p>-0.000135952985147</text:p>
          </table:table-cell>
          <table:table-cell office:value-type="float" office:value="0.00020959568792" calcext:value-type="float">
            <text:p>0.00020959568792</text:p>
          </table:table-cell>
          <table:table-cell office:value-type="float" office:value="0.000597064208705" calcext:value-type="float">
            <text:p>0.000597064208705</text:p>
          </table:table-cell>
          <table:table-cell office:value-type="float" office:value="0.000406094331993" calcext:value-type="float">
            <text:p>0.000406094331993</text:p>
          </table:table-cell>
          <table:table-cell/>
          <table:table-cell office:value-type="float" office:value="1.59289865849167E+018" calcext:value-type="float">
            <text:p>1.59289865849167E+018</text:p>
          </table:table-cell>
          <table:table-cell office:value-type="float" office:value="242" calcext:value-type="float">
            <text:p>242</text:p>
          </table:table-cell>
          <table:table-cell office:value-type="float" office:value="1.59289865843997E+018" calcext:value-type="float">
            <text:p>1.59289865843997E+018</text:p>
          </table:table-cell>
          <table:table-cell/>
          <table:table-cell office:value-type="float" office:value="0.00127999996766" calcext:value-type="float">
            <text:p>0.00127999996766</text:p>
          </table:table-cell>
          <table:table-cell office:value-type="float" office:value="0.000531999976374" calcext:value-type="float">
            <text:p>0.000531999976374</text:p>
          </table:table-cell>
          <table:table-cell table:number-columns-repeated="2"/>
          <table:table-cell office:value-type="float" office:value="1.59289865849292E+018" calcext:value-type="float">
            <text:p>1.59289865849292E+018</text:p>
          </table:table-cell>
          <table:table-cell office:value-type="float" office:value="242" calcext:value-type="float">
            <text:p>242</text:p>
          </table:table-cell>
          <table:table-cell office:value-type="float" office:value="1.59289865843997E+018" calcext:value-type="float">
            <text:p>1.59289865843997E+018</text:p>
          </table:table-cell>
          <table:table-cell/>
          <table:table-cell office:value-type="float" office:value="6.00640010834" calcext:value-type="float">
            <text:p>6.00640010834</text:p>
          </table:table-cell>
        </table:table-row>
        <table:table-row table:style-name="ro1">
          <table:table-cell office:value-type="float" office:value="1.59289865859357E+018" calcext:value-type="float">
            <text:p>1.59289865859357E+018</text:p>
          </table:table-cell>
          <table:table-cell office:value-type="float" office:value="6" calcext:value-type="float">
            <text:p>6</text:p>
          </table:table-cell>
          <table:table-cell office:value-type="float" office:value="1.59289865849196E+018" calcext:value-type="float">
            <text:p>1.59289865849196E+018</text:p>
          </table:table-cell>
          <table:table-cell/>
          <table:table-cell office:value-type="float" office:value="0.00019691925263" calcext:value-type="float">
            <text:p>0.00019691925263</text:p>
          </table:table-cell>
          <table:table-cell table:style-name="ce1" office:value-type="float" office:value="-0.0000593402655795" calcext:value-type="float">
            <text:p>-5.93E-05</text:p>
          </table:table-cell>
          <table:table-cell office:value-type="float" office:value="-0.000201409377041" calcext:value-type="float">
            <text:p>-0.000201409377041</text:p>
          </table:table-cell>
          <table:table-cell office:value-type="float" office:value="0.000287861417746" calcext:value-type="float">
            <text:p>0.000287861417746</text:p>
          </table:table-cell>
          <table:table-cell office:value-type="float" office:value="0.000441227777628" calcext:value-type="float">
            <text:p>0.000441227777628</text:p>
          </table:table-cell>
          <table:table-cell/>
          <table:table-cell office:value-type="float" office:value="1.59289865859363E+018" calcext:value-type="float">
            <text:p>1.59289865859363E+018</text:p>
          </table:table-cell>
          <table:table-cell office:value-type="float" office:value="243" calcext:value-type="float">
            <text:p>243</text:p>
          </table:table-cell>
          <table:table-cell office:value-type="float" office:value="1.59289865849196E+018" calcext:value-type="float">
            <text:p>1.59289865849196E+018</text:p>
          </table:table-cell>
          <table:table-cell/>
          <table:table-cell office:value-type="float" office:value="0.000679999997374" calcext:value-type="float">
            <text:p>0.000679999997374</text:p>
          </table:table-cell>
          <table:table-cell office:value-type="float" office:value="0.000714000023436" calcext:value-type="float">
            <text:p>0.000714000023436</text:p>
          </table:table-cell>
          <table:table-cell table:number-columns-repeated="2"/>
          <table:table-cell office:value-type="float" office:value="1.59289865859462E+018" calcext:value-type="float">
            <text:p>1.59289865859462E+018</text:p>
          </table:table-cell>
          <table:table-cell office:value-type="float" office:value="243" calcext:value-type="float">
            <text:p>243</text:p>
          </table:table-cell>
          <table:table-cell office:value-type="float" office:value="1.59289865849196E+018" calcext:value-type="float">
            <text:p>1.59289865849196E+018</text:p>
          </table:table-cell>
          <table:table-cell/>
          <table:table-cell office:value-type="float" office:value="6.00339984894" calcext:value-type="float">
            <text:p>6.00339984894</text:p>
          </table:table-cell>
        </table:table-row>
        <table:table-row table:style-name="ro1">
          <table:table-cell office:value-type="float" office:value="1.5928986586456E+018" calcext:value-type="float">
            <text:p>1.5928986586456E+018</text:p>
          </table:table-cell>
          <table:table-cell office:value-type="float" office:value="7" calcext:value-type="float">
            <text:p>7</text:p>
          </table:table-cell>
          <table:table-cell office:value-type="float" office:value="1.59289865859386E+018" calcext:value-type="float">
            <text:p>1.59289865859386E+018</text:p>
          </table:table-cell>
          <table:table-cell/>
          <table:table-cell office:value-type="float" office:value="0.000147659302456" calcext:value-type="float">
            <text:p>0.000147659302456</text:p>
          </table:table-cell>
          <table:table-cell office:value-type="float" office:value="0.000223517708946" calcext:value-type="float">
            <text:p>0.000223517708946</text:p>
          </table:table-cell>
          <table:table-cell table:style-name="ce1" office:value-type="float" office:value="0.0000950187168201" calcext:value-type="float">
            <text:p>9.50E-05</text:p>
          </table:table-cell>
          <table:table-cell office:value-type="float" office:value="0.000284239329631" calcext:value-type="float">
            <text:p>0.000284239329631</text:p>
          </table:table-cell>
          <table:table-cell office:value-type="float" office:value="0.000438131362898" calcext:value-type="float">
            <text:p>0.000438131362898</text:p>
          </table:table-cell>
          <table:table-cell/>
          <table:table-cell office:value-type="float" office:value="1.59289865864613E+018" calcext:value-type="float">
            <text:p>1.59289865864613E+018</text:p>
          </table:table-cell>
          <table:table-cell office:value-type="float" office:value="244" calcext:value-type="float">
            <text:p>244</text:p>
          </table:table-cell>
          <table:table-cell office:value-type="float" office:value="1.59289865859386E+018" calcext:value-type="float">
            <text:p>1.59289865859386E+018</text:p>
          </table:table-cell>
          <table:table-cell/>
          <table:table-cell table:style-name="ce1" office:value-type="float" office:value="-0.0000299999992421" calcext:value-type="float">
            <text:p>-3.00E-05</text:p>
          </table:table-cell>
          <table:table-cell office:value-type="float" office:value="0.000730000028852" calcext:value-type="float">
            <text:p>0.000730000028852</text:p>
          </table:table-cell>
          <table:table-cell table:number-columns-repeated="2"/>
          <table:table-cell office:value-type="float" office:value="1.5928986586471E+018" calcext:value-type="float">
            <text:p>1.5928986586471E+018</text:p>
          </table:table-cell>
          <table:table-cell office:value-type="float" office:value="244" calcext:value-type="float">
            <text:p>244</text:p>
          </table:table-cell>
          <table:table-cell office:value-type="float" office:value="1.59289865859386E+018" calcext:value-type="float">
            <text:p>1.59289865859386E+018</text:p>
          </table:table-cell>
          <table:table-cell/>
          <table:table-cell office:value-type="float" office:value="5.9998497963" calcext:value-type="float">
            <text:p>5.9998497963</text:p>
          </table:table-cell>
        </table:table-row>
        <table:table-row table:style-name="ro1">
          <table:table-cell office:value-type="float" office:value="1.59289865869682E+018" calcext:value-type="float">
            <text:p>1.59289865869682E+018</text:p>
          </table:table-cell>
          <table:table-cell office:value-type="float" office:value="8" calcext:value-type="float">
            <text:p>8</text:p>
          </table:table-cell>
          <table:table-cell office:value-type="float" office:value="1.59289865864587E+018" calcext:value-type="float">
            <text:p>1.59289865864587E+018</text:p>
          </table:table-cell>
          <table:table-cell/>
          <table:table-cell office:value-type="float" office:value="0.000101928824733" calcext:value-type="float">
            <text:p>0.000101928824733</text:p>
          </table:table-cell>
          <table:table-cell table:style-name="ce1" office:value-type="float" office:value="-0.00000458061913378" calcext:value-type="float">
            <text:p>-4.58E-06</text:p>
          </table:table-cell>
          <table:table-cell office:value-type="float" office:value="-0.000113301408419" calcext:value-type="float">
            <text:p>-0.000113301408419</text:p>
          </table:table-cell>
          <table:table-cell office:value-type="float" office:value="0.000152471882757" calcext:value-type="float">
            <text:p>0.000152471882757</text:p>
          </table:table-cell>
          <table:table-cell office:value-type="float" office:value="0.00041820743354" calcext:value-type="float">
            <text:p>0.00041820743354</text:p>
          </table:table-cell>
          <table:table-cell/>
          <table:table-cell office:value-type="float" office:value="1.59289865869702E+018" calcext:value-type="float">
            <text:p>1.59289865869702E+018</text:p>
          </table:table-cell>
          <table:table-cell office:value-type="float" office:value="245" calcext:value-type="float">
            <text:p>245</text:p>
          </table:table-cell>
          <table:table-cell office:value-type="float" office:value="1.59289865864587E+018" calcext:value-type="float">
            <text:p>1.59289865864587E+018</text:p>
          </table:table-cell>
          <table:table-cell/>
          <table:table-cell office:value-type="float" office:value="-0.000380000012228" calcext:value-type="float">
            <text:p>-0.000380000012228</text:p>
          </table:table-cell>
          <table:table-cell office:value-type="float" office:value="0.000598000013269" calcext:value-type="float">
            <text:p>0.000598000013269</text:p>
          </table:table-cell>
          <table:table-cell table:number-columns-repeated="2"/>
          <table:table-cell office:value-type="float" office:value="1.59289865869838E+018" calcext:value-type="float">
            <text:p>1.59289865869838E+018</text:p>
          </table:table-cell>
          <table:table-cell office:value-type="float" office:value="245" calcext:value-type="float">
            <text:p>245</text:p>
          </table:table-cell>
          <table:table-cell office:value-type="float" office:value="1.59289865864587E+018" calcext:value-type="float">
            <text:p>1.59289865864587E+018</text:p>
          </table:table-cell>
          <table:table-cell/>
          <table:table-cell office:value-type="float" office:value="5.99809980392" calcext:value-type="float">
            <text:p>5.99809980392</text:p>
          </table:table-cell>
        </table:table-row>
        <table:table-row table:style-name="ro1">
          <table:table-cell office:value-type="float" office:value="1.59289865874805E+018" calcext:value-type="float">
            <text:p>1.59289865874805E+018</text:p>
          </table:table-cell>
          <table:table-cell office:value-type="float" office:value="9" calcext:value-type="float">
            <text:p>9</text:p>
          </table:table-cell>
          <table:table-cell office:value-type="float" office:value="1.59289865869712E+018" calcext:value-type="float">
            <text:p>1.59289865869712E+018</text:p>
          </table:table-cell>
          <table:table-cell/>
          <table:table-cell office:value-type="float" office:value="-0.000188678764971" calcext:value-type="float">
            <text:p>-0.000188678764971</text:p>
          </table:table-cell>
          <table:table-cell office:value-type="float" office:value="0.0001118236396" calcext:value-type="float">
            <text:p>0.0001118236396</text:p>
          </table:table-cell>
          <table:table-cell table:style-name="ce1" office:value-type="float" office:value="0.0000482996983919" calcext:value-type="float">
            <text:p>4.83E-05</text:p>
          </table:table-cell>
          <table:table-cell office:value-type="float" office:value="0.000224581963266" calcext:value-type="float">
            <text:p>0.000224581963266</text:p>
          </table:table-cell>
          <table:table-cell office:value-type="float" office:value="0.000309243769152" calcext:value-type="float">
            <text:p>0.000309243769152</text:p>
          </table:table-cell>
          <table:table-cell/>
          <table:table-cell office:value-type="float" office:value="1.59289865874846E+018" calcext:value-type="float">
            <text:p>1.59289865874846E+018</text:p>
          </table:table-cell>
          <table:table-cell office:value-type="float" office:value="246" calcext:value-type="float">
            <text:p>246</text:p>
          </table:table-cell>
          <table:table-cell office:value-type="float" office:value="1.59289865869712E+018" calcext:value-type="float">
            <text:p>1.59289865869712E+018</text:p>
          </table:table-cell>
          <table:table-cell/>
          <table:table-cell office:value-type="float" office:value="-0.00212999992073" calcext:value-type="float">
            <text:p>-0.00212999992073</text:p>
          </table:table-cell>
          <table:table-cell office:value-type="float" office:value="-0.00011600000289" calcext:value-type="float">
            <text:p>-0.00011600000289</text:p>
          </table:table-cell>
          <table:table-cell table:number-columns-repeated="2"/>
          <table:table-cell office:value-type="float" office:value="1.5928986587495E+018" calcext:value-type="float">
            <text:p>1.5928986587495E+018</text:p>
          </table:table-cell>
          <table:table-cell office:value-type="float" office:value="246" calcext:value-type="float">
            <text:p>246</text:p>
          </table:table-cell>
          <table:table-cell office:value-type="float" office:value="1.59289865869712E+018" calcext:value-type="float">
            <text:p>1.59289865869712E+018</text:p>
          </table:table-cell>
          <table:table-cell/>
          <table:table-cell office:value-type="float" office:value="5.98934984207" calcext:value-type="float">
            <text:p>5.98934984207</text:p>
          </table:table-cell>
        </table:table-row>
        <table:table-row table:style-name="ro1">
          <table:table-cell office:value-type="float" office:value="1.59289865879944E+018" calcext:value-type="float">
            <text:p>1.59289865879944E+018</text:p>
          </table:table-cell>
          <table:table-cell office:value-type="float" office:value="10" calcext:value-type="float">
            <text:p>10</text:p>
          </table:table-cell>
          <table:table-cell office:value-type="float" office:value="1.59289865874831E+018" calcext:value-type="float">
            <text:p>1.59289865874831E+018</text:p>
          </table:table-cell>
          <table:table-cell/>
          <table:table-cell table:style-name="ce1" office:value-type="float" office:value="0.0000395219503844" calcext:value-type="float">
            <text:p>3.95E-05</text:p>
          </table:table-cell>
          <table:table-cell office:value-type="float" office:value="-0.000116635732411" calcext:value-type="float">
            <text:p>-0.000116635732411</text:p>
          </table:table-cell>
          <table:table-cell table:style-name="ce1" office:value-type="float" office:value="0.0000375393647118" calcext:value-type="float">
            <text:p>3.75E-05</text:p>
          </table:table-cell>
          <table:table-cell office:value-type="float" office:value="0.000128744257381" calcext:value-type="float">
            <text:p>0.000128744257381</text:p>
          </table:table-cell>
          <table:table-cell office:value-type="float" office:value="0.000215579770156" calcext:value-type="float">
            <text:p>0.000215579770156</text:p>
          </table:table-cell>
          <table:table-cell/>
          <table:table-cell office:value-type="float" office:value="1.59289865879961E+018" calcext:value-type="float">
            <text:p>1.59289865879961E+018</text:p>
          </table:table-cell>
          <table:table-cell office:value-type="float" office:value="247" calcext:value-type="float">
            <text:p>247</text:p>
          </table:table-cell>
          <table:table-cell office:value-type="float" office:value="1.59289865874831E+018" calcext:value-type="float">
            <text:p>1.59289865874831E+018</text:p>
          </table:table-cell>
          <table:table-cell/>
          <table:table-cell office:value-type="float" office:value="-0.00182999996468" calcext:value-type="float">
            <text:p>-0.00182999996468</text:p>
          </table:table-cell>
          <table:table-cell office:value-type="float" office:value="-0.000737999973353" calcext:value-type="float">
            <text:p>-0.000737999973353</text:p>
          </table:table-cell>
          <table:table-cell table:number-columns-repeated="2"/>
          <table:table-cell office:value-type="float" office:value="1.59289865880083E+018" calcext:value-type="float">
            <text:p>1.59289865880083E+018</text:p>
          </table:table-cell>
          <table:table-cell office:value-type="float" office:value="247" calcext:value-type="float">
            <text:p>247</text:p>
          </table:table-cell>
          <table:table-cell office:value-type="float" office:value="1.59289865874831E+018" calcext:value-type="float">
            <text:p>1.59289865874831E+018</text:p>
          </table:table-cell>
          <table:table-cell/>
          <table:table-cell office:value-type="float" office:value="5.99084997177" calcext:value-type="float">
            <text:p>5.99084997177</text:p>
          </table:table-cell>
        </table:table-row>
        <table:table-row table:style-name="ro1">
          <table:table-cell office:value-type="float" office:value="1.59289865885188E+018" calcext:value-type="float">
            <text:p>1.59289865885188E+018</text:p>
          </table:table-cell>
          <table:table-cell office:value-type="float" office:value="11" calcext:value-type="float">
            <text:p>11</text:p>
          </table:table-cell>
          <table:table-cell office:value-type="float" office:value="1.59289865879974E+018" calcext:value-type="float">
            <text:p>1.59289865879974E+018</text:p>
          </table:table-cell>
          <table:table-cell/>
          <table:table-cell table:style-name="ce1" office:value-type="float" office:value="-0.0000553163772565" calcext:value-type="float">
            <text:p>-5.53E-05</text:p>
          </table:table-cell>
          <table:table-cell office:value-type="float" office:value="0.000185039069038" calcext:value-type="float">
            <text:p>0.000185039069038</text:p>
          </table:table-cell>
          <table:table-cell table:style-name="ce1" office:value-type="float" office:value="0.0000627068875474" calcext:value-type="float">
            <text:p>6.27E-05</text:p>
          </table:table-cell>
          <table:table-cell office:value-type="float" office:value="0.000203055446036" calcext:value-type="float">
            <text:p>0.000203055446036</text:p>
          </table:table-cell>
          <table:table-cell office:value-type="float" office:value="0.000198618581635" calcext:value-type="float">
            <text:p>0.000198618581635</text:p>
          </table:table-cell>
          <table:table-cell/>
          <table:table-cell office:value-type="float" office:value="1.59289865885238E+018" calcext:value-type="float">
            <text:p>1.59289865885238E+018</text:p>
          </table:table-cell>
          <table:table-cell office:value-type="float" office:value="248" calcext:value-type="float">
            <text:p>248</text:p>
          </table:table-cell>
          <table:table-cell office:value-type="float" office:value="1.59289865879974E+018" calcext:value-type="float">
            <text:p>1.59289865879974E+018</text:p>
          </table:table-cell>
          <table:table-cell/>
          <table:table-cell office:value-type="float" office:value="-0.000330000009853" calcext:value-type="float">
            <text:p>-0.000330000009853</text:p>
          </table:table-cell>
          <table:table-cell office:value-type="float" office:value="-0.000939999998081" calcext:value-type="float">
            <text:p>-0.000939999998081</text:p>
          </table:table-cell>
          <table:table-cell table:number-columns-repeated="2"/>
          <table:table-cell office:value-type="float" office:value="1.5928986588528E+018" calcext:value-type="float">
            <text:p>1.5928986588528E+018</text:p>
          </table:table-cell>
          <table:table-cell office:value-type="float" office:value="248" calcext:value-type="float">
            <text:p>248</text:p>
          </table:table-cell>
          <table:table-cell office:value-type="float" office:value="1.59289865879974E+018" calcext:value-type="float">
            <text:p>1.59289865879974E+018</text:p>
          </table:table-cell>
          <table:table-cell/>
          <table:table-cell office:value-type="float" office:value="5.99835014343" calcext:value-type="float">
            <text:p>5.99835014343</text:p>
          </table:table-cell>
        </table:table-row>
        <table:table-row table:style-name="ro1">
          <table:table-cell office:value-type="float" office:value="1.59289865895255E+018" calcext:value-type="float">
            <text:p>1.59289865895255E+018</text:p>
          </table:table-cell>
          <table:table-cell office:value-type="float" office:value="12" calcext:value-type="float">
            <text:p>12</text:p>
          </table:table-cell>
          <table:table-cell office:value-type="float" office:value="1.5928986588516E+018" calcext:value-type="float">
            <text:p>1.5928986588516E+018</text:p>
          </table:table-cell>
          <table:table-cell/>
          <table:table-cell office:value-type="float" office:value="0.000127267441712" calcext:value-type="float">
            <text:p>0.000127267441712</text:p>
          </table:table-cell>
          <table:table-cell table:style-name="ce1" office:value-type="float" office:value="0.000054182310123" calcext:value-type="float">
            <text:p>5.42E-05</text:p>
          </table:table-cell>
          <table:table-cell table:style-name="ce1" office:value-type="float" office:value="0.0000523031085322" calcext:value-type="float">
            <text:p>5.23E-05</text:p>
          </table:table-cell>
          <table:table-cell office:value-type="float" office:value="0.000147879472934" calcext:value-type="float">
            <text:p>0.000147879472934</text:p>
          </table:table-cell>
          <table:table-cell office:value-type="float" office:value="0.000171346604475" calcext:value-type="float">
            <text:p>0.000171346604475</text:p>
          </table:table-cell>
          <table:table-cell/>
          <table:table-cell office:value-type="float" office:value="1.5928986589527E+018" calcext:value-type="float">
            <text:p>1.5928986589527E+018</text:p>
          </table:table-cell>
          <table:table-cell office:value-type="float" office:value="249" calcext:value-type="float">
            <text:p>249</text:p>
          </table:table-cell>
          <table:table-cell office:value-type="float" office:value="1.5928986588516E+018" calcext:value-type="float">
            <text:p>1.5928986588516E+018</text:p>
          </table:table-cell>
          <table:table-cell/>
          <table:table-cell office:value-type="float" office:value="-0.000530000019353" calcext:value-type="float">
            <text:p>-0.000530000019353</text:p>
          </table:table-cell>
          <table:table-cell office:value-type="float" office:value="-0.00104000000283" calcext:value-type="float">
            <text:p>-0.00104000000283</text:p>
          </table:table-cell>
          <table:table-cell table:number-columns-repeated="2"/>
          <table:table-cell office:value-type="float" office:value="1.59289865895409E+018" calcext:value-type="float">
            <text:p>1.59289865895409E+018</text:p>
          </table:table-cell>
          <table:table-cell office:value-type="float" office:value="249" calcext:value-type="float">
            <text:p>249</text:p>
          </table:table-cell>
          <table:table-cell office:value-type="float" office:value="1.5928986588516E+018" calcext:value-type="float">
            <text:p>1.5928986588516E+018</text:p>
          </table:table-cell>
          <table:table-cell/>
          <table:table-cell office:value-type="float" office:value="5.99735021591" calcext:value-type="float">
            <text:p>5.99735021591</text:p>
          </table:table-cell>
        </table:table-row>
        <table:table-row table:style-name="ro1">
          <table:table-cell office:value-type="float" office:value="1.59289865900408E+018" calcext:value-type="float">
            <text:p>1.59289865900408E+018</text:p>
          </table:table-cell>
          <table:table-cell office:value-type="float" office:value="13" calcext:value-type="float">
            <text:p>13</text:p>
          </table:table-cell>
          <table:table-cell office:value-type="float" office:value="1.59289865895281E+018" calcext:value-type="float">
            <text:p>1.59289865895281E+018</text:p>
          </table:table-cell>
          <table:table-cell/>
          <table:table-cell table:style-name="ce1" office:value-type="float" office:value="-0.0000940301833907" calcext:value-type="float">
            <text:p>-9.40E-05</text:p>
          </table:table-cell>
          <table:table-cell office:value-type="float" office:value="0.000122957295389" calcext:value-type="float">
            <text:p>0.000122957295389</text:p>
          </table:table-cell>
          <table:table-cell table:style-name="ce1" office:value-type="float" office:value="-0.0000845352478791" calcext:value-type="float">
            <text:p>-8.45E-05</text:p>
          </table:table-cell>
          <table:table-cell office:value-type="float" office:value="0.000176370012923" calcext:value-type="float">
            <text:p>0.000176370012923</text:p>
          </table:table-cell>
          <table:table-cell office:value-type="float" office:value="0.000176126224687" calcext:value-type="float">
            <text:p>0.000176126224687</text:p>
          </table:table-cell>
          <table:table-cell/>
          <table:table-cell office:value-type="float" office:value="1.59289865900449E+018" calcext:value-type="float">
            <text:p>1.59289865900449E+018</text:p>
          </table:table-cell>
          <table:table-cell office:value-type="float" office:value="250" calcext:value-type="float">
            <text:p>250</text:p>
          </table:table-cell>
          <table:table-cell office:value-type="float" office:value="1.59289865895281E+018" calcext:value-type="float">
            <text:p>1.59289865895281E+018</text:p>
          </table:table-cell>
          <table:table-cell/>
          <table:table-cell table:style-name="ce1" office:value-type="float" office:value="0.0000499999987369" calcext:value-type="float">
            <text:p>5.00E-05</text:p>
          </table:table-cell>
          <table:table-cell office:value-type="float" office:value="-0.000953999988269" calcext:value-type="float">
            <text:p>-0.000953999988269</text:p>
          </table:table-cell>
          <table:table-cell table:number-columns-repeated="2"/>
          <table:table-cell office:value-type="float" office:value="1.5928986590057E+018" calcext:value-type="float">
            <text:p>1.5928986590057E+018</text:p>
          </table:table-cell>
          <table:table-cell office:value-type="float" office:value="250" calcext:value-type="float">
            <text:p>250</text:p>
          </table:table-cell>
          <table:table-cell office:value-type="float" office:value="1.59289865895281E+018" calcext:value-type="float">
            <text:p>1.59289865895281E+018</text:p>
          </table:table-cell>
          <table:table-cell/>
          <table:table-cell office:value-type="float" office:value="6.00024986267" calcext:value-type="float">
            <text:p>6.00024986267</text:p>
          </table:table-cell>
        </table:table-row>
        <table:table-row table:style-name="ro1">
          <table:table-cell office:value-type="float" office:value="1.59289865905559E+018" calcext:value-type="float">
            <text:p>1.59289865905559E+018</text:p>
          </table:table-cell>
          <table:table-cell office:value-type="float" office:value="14" calcext:value-type="float">
            <text:p>14</text:p>
          </table:table-cell>
          <table:table-cell office:value-type="float" office:value="1.59289865900433E+018" calcext:value-type="float">
            <text:p>1.59289865900433E+018</text:p>
          </table:table-cell>
          <table:table-cell/>
          <table:table-cell office:value-type="float" office:value="0.000276370847132" calcext:value-type="float">
            <text:p>0.000276370847132</text:p>
          </table:table-cell>
          <table:table-cell table:style-name="ce1" office:value-type="float" office:value="-0.0000199955447897" calcext:value-type="float">
            <text:p>-2.00E-05</text:p>
          </table:table-cell>
          <table:table-cell office:value-type="float" office:value="0.000209150341107" calcext:value-type="float">
            <text:p>0.000209150341107</text:p>
          </table:table-cell>
          <table:table-cell office:value-type="float" office:value="0.000347166438587" calcext:value-type="float">
            <text:p>0.000347166438587</text:p>
          </table:table-cell>
          <table:table-cell office:value-type="float" office:value="0.000200643116841" calcext:value-type="float">
            <text:p>0.000200643116841</text:p>
          </table:table-cell>
          <table:table-cell/>
          <table:table-cell office:value-type="float" office:value="1.59289865905601E+018" calcext:value-type="float">
            <text:p>1.59289865905601E+018</text:p>
          </table:table-cell>
          <table:table-cell office:value-type="float" office:value="251" calcext:value-type="float">
            <text:p>251</text:p>
          </table:table-cell>
          <table:table-cell office:value-type="float" office:value="1.59289865900433E+018" calcext:value-type="float">
            <text:p>1.59289865900433E+018</text:p>
          </table:table-cell>
          <table:table-cell/>
          <table:table-cell office:value-type="float" office:value="0.000479999987874" calcext:value-type="float">
            <text:p>0.000479999987874</text:p>
          </table:table-cell>
          <table:table-cell office:value-type="float" office:value="-0.000432000000728" calcext:value-type="float">
            <text:p>-0.000432000000728</text:p>
          </table:table-cell>
          <table:table-cell table:number-columns-repeated="2"/>
          <table:table-cell office:value-type="float" office:value="1.59289865905707E+018" calcext:value-type="float">
            <text:p>1.59289865905707E+018</text:p>
          </table:table-cell>
          <table:table-cell office:value-type="float" office:value="251" calcext:value-type="float">
            <text:p>251</text:p>
          </table:table-cell>
          <table:table-cell office:value-type="float" office:value="1.59289865900433E+018" calcext:value-type="float">
            <text:p>1.59289865900433E+018</text:p>
          </table:table-cell>
          <table:table-cell/>
          <table:table-cell office:value-type="float" office:value="6.00239992142" calcext:value-type="float">
            <text:p>6.00239992142</text:p>
          </table:table-cell>
        </table:table-row>
        <table:table-row table:style-name="ro1">
          <table:table-cell office:value-type="float" office:value="1.59289865910745E+018" calcext:value-type="float">
            <text:p>1.59289865910745E+018</text:p>
          </table:table-cell>
          <table:table-cell office:value-type="float" office:value="15" calcext:value-type="float">
            <text:p>15</text:p>
          </table:table-cell>
          <table:table-cell office:value-type="float" office:value="1.59289865905585E+018" calcext:value-type="float">
            <text:p>1.59289865905585E+018</text:p>
          </table:table-cell>
          <table:table-cell/>
          <table:table-cell table:style-name="ce1" office:value-type="float" office:value="-0.0000451470441476" calcext:value-type="float">
            <text:p>-4.51E-05</text:p>
          </table:table-cell>
          <table:table-cell table:style-name="ce1" office:value-type="float" office:value="0.0000818164480734" calcext:value-type="float">
            <text:p>8.18E-05</text:p>
          </table:table-cell>
          <table:table-cell office:value-type="float" office:value="0.000272084987955" calcext:value-type="float">
            <text:p>0.000272084987955</text:p>
          </table:table-cell>
          <table:table-cell office:value-type="float" office:value="0.000287684611976" calcext:value-type="float">
            <text:p>0.000287684611976</text:p>
          </table:table-cell>
          <table:table-cell office:value-type="float" office:value="0.000232431193581" calcext:value-type="float">
            <text:p>0.000232431193581</text:p>
          </table:table-cell>
          <table:table-cell/>
          <table:table-cell office:value-type="float" office:value="1.59289865910994E+018" calcext:value-type="float">
            <text:p>1.59289865910994E+018</text:p>
          </table:table-cell>
          <table:table-cell office:value-type="float" office:value="252" calcext:value-type="float">
            <text:p>252</text:p>
          </table:table-cell>
          <table:table-cell office:value-type="float" office:value="1.59289865905585E+018" calcext:value-type="float">
            <text:p>1.59289865905585E+018</text:p>
          </table:table-cell>
          <table:table-cell/>
          <table:table-cell office:value-type="float" office:value="0.000620000006165" calcext:value-type="float">
            <text:p>0.000620000006165</text:p>
          </table:table-cell>
          <table:table-cell table:style-name="ce1" office:value-type="float" office:value="0.0000580000014452" calcext:value-type="float">
            <text:p>5.80E-05</text:p>
          </table:table-cell>
          <table:table-cell table:number-columns-repeated="2"/>
          <table:table-cell office:value-type="float" office:value="1.59289865910927E+018" calcext:value-type="float">
            <text:p>1.59289865910927E+018</text:p>
          </table:table-cell>
          <table:table-cell office:value-type="float" office:value="252" calcext:value-type="float">
            <text:p>252</text:p>
          </table:table-cell>
          <table:table-cell office:value-type="float" office:value="1.59289865905585E+018" calcext:value-type="float">
            <text:p>1.59289865905585E+018</text:p>
          </table:table-cell>
          <table:table-cell/>
          <table:table-cell office:value-type="float" office:value="6.00309991837" calcext:value-type="float">
            <text:p>6.00309991837</text:p>
          </table:table-cell>
        </table:table-row>
        <table:table-row table:style-name="ro1">
          <table:table-cell office:value-type="float" office:value="1.5928986595113E+018" calcext:value-type="float">
            <text:p>1.5928986595113E+018</text:p>
          </table:table-cell>
          <table:table-cell office:value-type="float" office:value="16" calcext:value-type="float">
            <text:p>16</text:p>
          </table:table-cell>
          <table:table-cell office:value-type="float" office:value="1.5928986591097E+018" calcext:value-type="float">
            <text:p>1.5928986591097E+018</text:p>
          </table:table-cell>
          <table:table-cell/>
          <table:table-cell table:style-name="ce1" office:value-type="float" office:value="-0.0000337933233823" calcext:value-type="float">
            <text:p>-3.38E-05</text:p>
          </table:table-cell>
          <table:table-cell table:style-name="ce1" office:value-type="float" office:value="0.0000260498181888" calcext:value-type="float">
            <text:p>2.60E-05</text:p>
          </table:table-cell>
          <table:table-cell office:value-type="float" office:value="-0.000130376181914" calcext:value-type="float">
            <text:p>-0.000130376181914</text:p>
          </table:table-cell>
          <table:table-cell office:value-type="float" office:value="0.000137180642923" calcext:value-type="float">
            <text:p>0.000137180642923</text:p>
          </table:table-cell>
          <table:table-cell office:value-type="float" office:value="0.000219256238779" calcext:value-type="float">
            <text:p>0.000219256238779</text:p>
          </table:table-cell>
          <table:table-cell/>
          <table:table-cell office:value-type="float" office:value="1.59289865951151E+018" calcext:value-type="float">
            <text:p>1.59289865951151E+018</text:p>
          </table:table-cell>
          <table:table-cell office:value-type="float" office:value="253" calcext:value-type="float">
            <text:p>253</text:p>
          </table:table-cell>
          <table:table-cell office:value-type="float" office:value="1.5928986591097E+018" calcext:value-type="float">
            <text:p>1.5928986591097E+018</text:p>
          </table:table-cell>
          <table:table-cell/>
          <table:table-cell office:value-type="float" office:value="-0.000239999993937" calcext:value-type="float">
            <text:p>-0.000239999993937</text:p>
          </table:table-cell>
          <table:table-cell table:style-name="ce1" office:value-type="float" office:value="0.0000759999966249" calcext:value-type="float">
            <text:p>7.60E-05</text:p>
          </table:table-cell>
          <table:table-cell table:number-columns-repeated="2"/>
          <table:table-cell office:value-type="float" office:value="1.59289865951291E+018" calcext:value-type="float">
            <text:p>1.59289865951291E+018</text:p>
          </table:table-cell>
          <table:table-cell office:value-type="float" office:value="253" calcext:value-type="float">
            <text:p>253</text:p>
          </table:table-cell>
          <table:table-cell office:value-type="float" office:value="1.5928986591097E+018" calcext:value-type="float">
            <text:p>1.5928986591097E+018</text:p>
          </table:table-cell>
          <table:table-cell/>
          <table:table-cell office:value-type="float" office:value="5.99879980087" calcext:value-type="float">
            <text:p>5.99879980087</text:p>
          </table:table-cell>
        </table:table-row>
        <table:table-row table:style-name="ro1">
          <table:table-cell office:value-type="float" office:value="1.59289865956307E+018" calcext:value-type="float">
            <text:p>1.59289865956307E+018</text:p>
          </table:table-cell>
          <table:table-cell office:value-type="float" office:value="17" calcext:value-type="float">
            <text:p>17</text:p>
          </table:table-cell>
          <table:table-cell office:value-type="float" office:value="1.59289865951153E+018" calcext:value-type="float">
            <text:p>1.59289865951153E+018</text:p>
          </table:table-cell>
          <table:table-cell/>
          <table:table-cell office:value-type="float" office:value="0.00026063961559" calcext:value-type="float">
            <text:p>0.00026063961559</text:p>
          </table:table-cell>
          <table:table-cell office:value-type="float" office:value="0.000233838043641" calcext:value-type="float">
            <text:p>0.000233838043641</text:p>
          </table:table-cell>
          <table:table-cell office:value-type="float" office:value="0.000105993480247" calcext:value-type="float">
            <text:p>0.000105993480247</text:p>
          </table:table-cell>
          <table:table-cell office:value-type="float" office:value="0.00036585223279" calcext:value-type="float">
            <text:p>0.00036585223279</text:p>
          </table:table-cell>
          <table:table-cell office:value-type="float" office:value="0.000262850779109" calcext:value-type="float">
            <text:p>0.000262850779109</text:p>
          </table:table-cell>
          <table:table-cell/>
          <table:table-cell office:value-type="float" office:value="1.59289865956323E+018" calcext:value-type="float">
            <text:p>1.59289865956323E+018</text:p>
          </table:table-cell>
          <table:table-cell office:value-type="float" office:value="254" calcext:value-type="float">
            <text:p>254</text:p>
          </table:table-cell>
          <table:table-cell office:value-type="float" office:value="1.59289865951153E+018" calcext:value-type="float">
            <text:p>1.59289865951153E+018</text:p>
          </table:table-cell>
          <table:table-cell/>
          <table:table-cell office:value-type="float" office:value="0.000110000000859" calcext:value-type="float">
            <text:p>0.000110000000859</text:p>
          </table:table-cell>
          <table:table-cell office:value-type="float" office:value="0.000203999996302" calcext:value-type="float">
            <text:p>0.000203999996302</text:p>
          </table:table-cell>
          <table:table-cell table:number-columns-repeated="2"/>
          <table:table-cell office:value-type="float" office:value="1.59289865956437E+018" calcext:value-type="float">
            <text:p>1.59289865956437E+018</text:p>
          </table:table-cell>
          <table:table-cell office:value-type="float" office:value="254" calcext:value-type="float">
            <text:p>254</text:p>
          </table:table-cell>
          <table:table-cell office:value-type="float" office:value="1.59289865951153E+018" calcext:value-type="float">
            <text:p>1.59289865951153E+018</text:p>
          </table:table-cell>
          <table:table-cell/>
          <table:table-cell office:value-type="float" office:value="6.00054979324" calcext:value-type="float">
            <text:p>6.00054979324</text:p>
          </table:table-cell>
        </table:table-row>
        <table:table-row table:style-name="ro1">
          <table:table-cell office:value-type="float" office:value="1.59289865961506E+018" calcext:value-type="float">
            <text:p>1.59289865961506E+018</text:p>
          </table:table-cell>
          <table:table-cell office:value-type="float" office:value="18" calcext:value-type="float">
            <text:p>18</text:p>
          </table:table-cell>
          <table:table-cell office:value-type="float" office:value="1.59289865956347E+018" calcext:value-type="float">
            <text:p>1.59289865956347E+018</text:p>
          </table:table-cell>
          <table:table-cell/>
          <table:table-cell office:value-type="float" office:value="0.00413447059691" calcext:value-type="float">
            <text:p>0.00413447059691</text:p>
          </table:table-cell>
          <table:table-cell office:value-type="float" office:value="0.00721384771168" calcext:value-type="float">
            <text:p>0.00721384771168</text:p>
          </table:table-cell>
          <table:table-cell office:value-type="float" office:value="0.00787631608546" calcext:value-type="float">
            <text:p>0.00787631608546</text:p>
          </table:table-cell>
          <table:table-cell office:value-type="float" office:value="0.01145293843" calcext:value-type="float">
            <text:p>0.01145293843</text:p>
          </table:table-cell>
          <table:table-cell office:value-type="float" office:value="0.00251816445962" calcext:value-type="float">
            <text:p>0.00251816445962</text:p>
          </table:table-cell>
          <table:table-cell/>
          <table:table-cell office:value-type="float" office:value="1.592898659615E+018" calcext:value-type="float">
            <text:p>1.592898659615E+018</text:p>
          </table:table-cell>
          <table:table-cell office:value-type="float" office:value="255" calcext:value-type="float">
            <text:p>255</text:p>
          </table:table-cell>
          <table:table-cell office:value-type="float" office:value="1.59289865956347E+018" calcext:value-type="float">
            <text:p>1.59289865956347E+018</text:p>
          </table:table-cell>
          <table:table-cell/>
          <table:table-cell office:value-type="float" office:value="0.0434199981391" calcext:value-type="float">
            <text:p>0.0434199981391</text:p>
          </table:table-cell>
          <table:table-cell office:value-type="float" office:value="0.00887800008059" calcext:value-type="float">
            <text:p>0.00887800008059</text:p>
          </table:table-cell>
          <table:table-cell table:number-columns-repeated="2"/>
          <table:table-cell office:value-type="float" office:value="1.59289865961603E+018" calcext:value-type="float">
            <text:p>1.59289865961603E+018</text:p>
          </table:table-cell>
          <table:table-cell office:value-type="float" office:value="255" calcext:value-type="float">
            <text:p>255</text:p>
          </table:table-cell>
          <table:table-cell office:value-type="float" office:value="1.59289865956347E+018" calcext:value-type="float">
            <text:p>1.59289865956347E+018</text:p>
          </table:table-cell>
          <table:table-cell/>
          <table:table-cell office:value-type="float" office:value="6.19999980927" calcext:value-type="float">
            <text:p>6.19999980927</text:p>
          </table:table-cell>
        </table:table-row>
        <table:table-row table:style-name="ro1">
          <table:table-cell office:value-type="float" office:value="1.59289865966674E+018" calcext:value-type="float">
            <text:p>1.59289865966674E+018</text:p>
          </table:table-cell>
          <table:table-cell office:value-type="float" office:value="19" calcext:value-type="float">
            <text:p>19</text:p>
          </table:table-cell>
          <table:table-cell office:value-type="float" office:value="1.5928986596152E+018" calcext:value-type="float">
            <text:p>1.5928986596152E+018</text:p>
          </table:table-cell>
          <table:table-cell/>
          <table:table-cell office:value-type="float" office:value="0.0140365278348" calcext:value-type="float">
            <text:p>0.0140365278348</text:p>
          </table:table-cell>
          <table:table-cell office:value-type="float" office:value="0.0243737660348" calcext:value-type="float">
            <text:p>0.0243737660348</text:p>
          </table:table-cell>
          <table:table-cell office:value-type="float" office:value="0.0259020905942" calcext:value-type="float">
            <text:p>0.0259020905942</text:p>
          </table:table-cell>
          <table:table-cell office:value-type="float" office:value="0.0382364094257" calcext:value-type="float">
            <text:p>0.0382364094257</text:p>
          </table:table-cell>
          <table:table-cell office:value-type="float" office:value="0.0100960126147" calcext:value-type="float">
            <text:p>0.0100960126147</text:p>
          </table:table-cell>
          <table:table-cell/>
          <table:table-cell office:value-type="float" office:value="1.59289865966695E+018" calcext:value-type="float">
            <text:p>1.59289865966695E+018</text:p>
          </table:table-cell>
          <table:table-cell office:value-type="float" office:value="256" calcext:value-type="float">
            <text:p>256</text:p>
          </table:table-cell>
          <table:table-cell office:value-type="float" office:value="1.5928986596152E+018" calcext:value-type="float">
            <text:p>1.5928986596152E+018</text:p>
          </table:table-cell>
          <table:table-cell/>
          <table:table-cell office:value-type="float" office:value="0.146500006318" calcext:value-type="float">
            <text:p>0.146500006318</text:p>
          </table:table-cell>
          <table:table-cell office:value-type="float" office:value="0.0380819998682" calcext:value-type="float">
            <text:p>0.0380819998682</text:p>
          </table:table-cell>
          <table:table-cell table:number-columns-repeated="2"/>
          <table:table-cell office:value-type="float" office:value="1.592898659668E+018" calcext:value-type="float">
            <text:p>1.592898659668E+018</text:p>
          </table:table-cell>
          <table:table-cell office:value-type="float" office:value="256" calcext:value-type="float">
            <text:p>256</text:p>
          </table:table-cell>
          <table:table-cell office:value-type="float" office:value="1.5928986596152E+018" calcext:value-type="float">
            <text:p>1.5928986596152E+018</text:p>
          </table:table-cell>
          <table:table-cell/>
          <table:table-cell office:value-type="float" office:value="6.19999980927" calcext:value-type="float">
            <text:p>6.19999980927</text:p>
          </table:table-cell>
        </table:table-row>
        <table:table-row table:style-name="ro1">
          <table:table-cell office:value-type="float" office:value="1.5928986597188E+018" calcext:value-type="float">
            <text:p>1.5928986597188E+018</text:p>
          </table:table-cell>
          <table:table-cell office:value-type="float" office:value="20" calcext:value-type="float">
            <text:p>20</text:p>
          </table:table-cell>
          <table:table-cell office:value-type="float" office:value="1.59289865966716E+018" calcext:value-type="float">
            <text:p>1.59289865966716E+018</text:p>
          </table:table-cell>
          <table:table-cell/>
          <table:table-cell office:value-type="float" office:value="0.0175895504653" calcext:value-type="float">
            <text:p>0.0175895504653</text:p>
          </table:table-cell>
          <table:table-cell office:value-type="float" office:value="0.0318179614842" calcext:value-type="float">
            <text:p>0.0318179614842</text:p>
          </table:table-cell>
          <table:table-cell office:value-type="float" office:value="0.0306229963899" calcext:value-type="float">
            <text:p>0.0306229963899</text:p>
          </table:table-cell>
          <table:table-cell office:value-type="float" office:value="0.047534648329" calcext:value-type="float">
            <text:p>0.047534648329</text:p>
          </table:table-cell>
          <table:table-cell office:value-type="float" office:value="0.0195454061031" calcext:value-type="float">
            <text:p>0.0195454061031</text:p>
          </table:table-cell>
          <table:table-cell/>
          <table:table-cell office:value-type="float" office:value="1.59289865971883E+018" calcext:value-type="float">
            <text:p>1.59289865971883E+018</text:p>
          </table:table-cell>
          <table:table-cell office:value-type="float" office:value="257" calcext:value-type="float">
            <text:p>257</text:p>
          </table:table-cell>
          <table:table-cell office:value-type="float" office:value="1.59289865966716E+018" calcext:value-type="float">
            <text:p>1.59289865966716E+018</text:p>
          </table:table-cell>
          <table:table-cell/>
          <table:table-cell office:value-type="float" office:value="0.181840002537" calcext:value-type="float">
            <text:p>0.181840002537</text:p>
          </table:table-cell>
          <table:table-cell office:value-type="float" office:value="0.0743260011077" calcext:value-type="float">
            <text:p>0.0743260011077</text:p>
          </table:table-cell>
          <table:table-cell table:number-columns-repeated="2"/>
          <table:table-cell office:value-type="float" office:value="1.59289865971966E+018" calcext:value-type="float">
            <text:p>1.59289865971966E+018</text:p>
          </table:table-cell>
          <table:table-cell office:value-type="float" office:value="257" calcext:value-type="float">
            <text:p>257</text:p>
          </table:table-cell>
          <table:table-cell office:value-type="float" office:value="1.59289865966716E+018" calcext:value-type="float">
            <text:p>1.59289865966716E+018</text:p>
          </table:table-cell>
          <table:table-cell/>
          <table:table-cell office:value-type="float" office:value="6.19999980927" calcext:value-type="float">
            <text:p>6.19999980927</text:p>
          </table:table-cell>
        </table:table-row>
        <table:table-row table:style-name="ro1">
          <table:table-cell office:value-type="float" office:value="1.59289865977135E+018" calcext:value-type="float">
            <text:p>1.59289865977135E+018</text:p>
          </table:table-cell>
          <table:table-cell office:value-type="float" office:value="21" calcext:value-type="float">
            <text:p>21</text:p>
          </table:table-cell>
          <table:table-cell office:value-type="float" office:value="1.59289865971915E+018" calcext:value-type="float">
            <text:p>1.59289865971915E+018</text:p>
          </table:table-cell>
          <table:table-cell/>
          <table:table-cell office:value-type="float" office:value="0.015866432339" calcext:value-type="float">
            <text:p>0.015866432339</text:p>
          </table:table-cell>
          <table:table-cell office:value-type="float" office:value="0.0316224209964" calcext:value-type="float">
            <text:p>0.0316224209964</text:p>
          </table:table-cell>
          <table:table-cell office:value-type="float" office:value="0.0278481971473" calcext:value-type="float">
            <text:p>0.0278481971473</text:p>
          </table:table-cell>
          <table:table-cell office:value-type="float" office:value="0.0450249202549" calcext:value-type="float">
            <text:p>0.0450249202549</text:p>
          </table:table-cell>
          <table:table-cell office:value-type="float" office:value="0.0285229533911" calcext:value-type="float">
            <text:p>0.0285229533911</text:p>
          </table:table-cell>
          <table:table-cell/>
          <table:table-cell office:value-type="float" office:value="1.59289865977135E+018" calcext:value-type="float">
            <text:p>1.59289865977135E+018</text:p>
          </table:table-cell>
          <table:table-cell office:value-type="float" office:value="258" calcext:value-type="float">
            <text:p>258</text:p>
          </table:table-cell>
          <table:table-cell office:value-type="float" office:value="1.59289865971915E+018" calcext:value-type="float">
            <text:p>1.59289865971915E+018</text:p>
          </table:table-cell>
          <table:table-cell/>
          <table:table-cell office:value-type="float" office:value="0.17269000411" calcext:value-type="float">
            <text:p>0.17269000411</text:p>
          </table:table-cell>
          <table:table-cell office:value-type="float" office:value="0.10891199857" calcext:value-type="float">
            <text:p>0.10891199857</text:p>
          </table:table-cell>
          <table:table-cell table:number-columns-repeated="2"/>
          <table:table-cell office:value-type="float" office:value="1.59289865977219E+018" calcext:value-type="float">
            <text:p>1.59289865977219E+018</text:p>
          </table:table-cell>
          <table:table-cell office:value-type="float" office:value="258" calcext:value-type="float">
            <text:p>258</text:p>
          </table:table-cell>
          <table:table-cell office:value-type="float" office:value="1.59289865971915E+018" calcext:value-type="float">
            <text:p>1.59289865971915E+018</text:p>
          </table:table-cell>
          <table:table-cell/>
          <table:table-cell office:value-type="float" office:value="6.19999980927" calcext:value-type="float">
            <text:p>6.19999980927</text:p>
          </table:table-cell>
        </table:table-row>
        <table:table-row table:style-name="ro1">
          <table:table-cell office:value-type="float" office:value="1.59289865982258E+018" calcext:value-type="float">
            <text:p>1.59289865982258E+018</text:p>
          </table:table-cell>
          <table:table-cell office:value-type="float" office:value="22" calcext:value-type="float">
            <text:p>22</text:p>
          </table:table-cell>
          <table:table-cell office:value-type="float" office:value="1.59289865977102E+018" calcext:value-type="float">
            <text:p>1.59289865977102E+018</text:p>
          </table:table-cell>
          <table:table-cell/>
          <table:table-cell office:value-type="float" office:value="0.017539549619" calcext:value-type="float">
            <text:p>0.017539549619</text:p>
          </table:table-cell>
          <table:table-cell office:value-type="float" office:value="0.0340927019715" calcext:value-type="float">
            <text:p>0.0340927019715</text:p>
          </table:table-cell>
          <table:table-cell office:value-type="float" office:value="0.0317156799138" calcext:value-type="float">
            <text:p>0.0317156799138</text:p>
          </table:table-cell>
          <table:table-cell office:value-type="float" office:value="0.0497577376664" calcext:value-type="float">
            <text:p>0.0497577376664</text:p>
          </table:table-cell>
          <table:table-cell office:value-type="float" office:value="0.0384013317525" calcext:value-type="float">
            <text:p>0.0384013317525</text:p>
          </table:table-cell>
          <table:table-cell/>
          <table:table-cell office:value-type="float" office:value="1.59289865982265E+018" calcext:value-type="float">
            <text:p>1.59289865982265E+018</text:p>
          </table:table-cell>
          <table:table-cell office:value-type="float" office:value="259" calcext:value-type="float">
            <text:p>259</text:p>
          </table:table-cell>
          <table:table-cell office:value-type="float" office:value="1.59289865977102E+018" calcext:value-type="float">
            <text:p>1.59289865977102E+018</text:p>
          </table:table-cell>
          <table:table-cell/>
          <table:table-cell office:value-type="float" office:value="0.190439999104" calcext:value-type="float">
            <text:p>0.190439999104</text:p>
          </table:table-cell>
          <table:table-cell office:value-type="float" office:value="0.146978005767" calcext:value-type="float">
            <text:p>0.146978005767</text:p>
          </table:table-cell>
          <table:table-cell table:number-columns-repeated="2"/>
          <table:table-cell office:value-type="float" office:value="1.59289865982396E+018" calcext:value-type="float">
            <text:p>1.59289865982396E+018</text:p>
          </table:table-cell>
          <table:table-cell office:value-type="float" office:value="259" calcext:value-type="float">
            <text:p>259</text:p>
          </table:table-cell>
          <table:table-cell office:value-type="float" office:value="1.59289865977102E+018" calcext:value-type="float">
            <text:p>1.59289865977102E+018</text:p>
          </table:table-cell>
          <table:table-cell/>
          <table:table-cell office:value-type="float" office:value="6.19999980927" calcext:value-type="float">
            <text:p>6.19999980927</text:p>
          </table:table-cell>
        </table:table-row>
        <table:table-row table:style-name="ro1">
          <table:table-cell office:value-type="float" office:value="1.59289865992379E+018" calcext:value-type="float">
            <text:p>1.59289865992379E+018</text:p>
          </table:table-cell>
          <table:table-cell office:value-type="float" office:value="23" calcext:value-type="float">
            <text:p>23</text:p>
          </table:table-cell>
          <table:table-cell office:value-type="float" office:value="1.59289865982281E+018" calcext:value-type="float">
            <text:p>1.59289865982281E+018</text:p>
          </table:table-cell>
          <table:table-cell/>
          <table:table-cell office:value-type="float" office:value="0.00701967952773" calcext:value-type="float">
            <text:p>0.00701967952773</text:p>
          </table:table-cell>
          <table:table-cell office:value-type="float" office:value="0.0144668398425" calcext:value-type="float">
            <text:p>0.0144668398425</text:p>
          </table:table-cell>
          <table:table-cell office:value-type="float" office:value="0.0118827065453" calcext:value-type="float">
            <text:p>0.0118827065453</text:p>
          </table:table-cell>
          <table:table-cell office:value-type="float" office:value="0.0199941005558" calcext:value-type="float">
            <text:p>0.0199941005558</text:p>
          </table:table-cell>
          <table:table-cell office:value-type="float" office:value="0.0401095636189" calcext:value-type="float">
            <text:p>0.0401095636189</text:p>
          </table:table-cell>
          <table:table-cell/>
          <table:table-cell office:value-type="float" office:value="1.59289865992417E+018" calcext:value-type="float">
            <text:p>1.59289865992417E+018</text:p>
          </table:table-cell>
          <table:table-cell office:value-type="float" office:value="260" calcext:value-type="float">
            <text:p>260</text:p>
          </table:table-cell>
          <table:table-cell office:value-type="float" office:value="1.59289865982281E+018" calcext:value-type="float">
            <text:p>1.59289865982281E+018</text:p>
          </table:table-cell>
          <table:table-cell/>
          <table:table-cell office:value-type="float" office:value="0.032990001142" calcext:value-type="float">
            <text:p>0.032990001142</text:p>
          </table:table-cell>
          <table:table-cell office:value-type="float" office:value="0.144892007113" calcext:value-type="float">
            <text:p>0.144892007113</text:p>
          </table:table-cell>
          <table:table-cell table:number-columns-repeated="2"/>
          <table:table-cell office:value-type="float" office:value="1.59289865993159E+018" calcext:value-type="float">
            <text:p>1.59289865993159E+018</text:p>
          </table:table-cell>
          <table:table-cell office:value-type="float" office:value="260" calcext:value-type="float">
            <text:p>260</text:p>
          </table:table-cell>
          <table:table-cell office:value-type="float" office:value="1.59289865982281E+018" calcext:value-type="float">
            <text:p>1.59289865982281E+018</text:p>
          </table:table-cell>
          <table:table-cell/>
          <table:table-cell office:value-type="float" office:value="6.16494989395" calcext:value-type="float">
            <text:p>6.16494989395</text:p>
          </table:table-cell>
        </table:table-row>
        <table:table-row table:style-name="ro1">
          <table:table-cell office:value-type="float" office:value="1.59289865997568E+018" calcext:value-type="float">
            <text:p>1.59289865997568E+018</text:p>
          </table:table-cell>
          <table:table-cell office:value-type="float" office:value="24" calcext:value-type="float">
            <text:p>24</text:p>
          </table:table-cell>
          <table:table-cell office:value-type="float" office:value="1.59289865992398E+018" calcext:value-type="float">
            <text:p>1.59289865992398E+018</text:p>
          </table:table-cell>
          <table:table-cell/>
          <table:table-cell office:value-type="float" office:value="-0.0035038148053" calcext:value-type="float">
            <text:p>-0.0035038148053</text:p>
          </table:table-cell>
          <table:table-cell office:value-type="float" office:value="-0.00188951252494" calcext:value-type="float">
            <text:p>-0.00188951252494</text:p>
          </table:table-cell>
          <table:table-cell office:value-type="float" office:value="-0.00424073031172" calcext:value-type="float">
            <text:p>-0.00424073031172</text:p>
          </table:table-cell>
          <table:table-cell office:value-type="float" office:value="0.00581642240286" calcext:value-type="float">
            <text:p>0.00581642240286</text:p>
          </table:table-cell>
          <table:table-cell office:value-type="float" office:value="0.0336255654693" calcext:value-type="float">
            <text:p>0.0336255654693</text:p>
          </table:table-cell>
          <table:table-cell/>
          <table:table-cell office:value-type="float" office:value="1.59289865997569E+018" calcext:value-type="float">
            <text:p>1.59289865997569E+018</text:p>
          </table:table-cell>
          <table:table-cell office:value-type="float" office:value="261" calcext:value-type="float">
            <text:p>261</text:p>
          </table:table-cell>
          <table:table-cell office:value-type="float" office:value="1.59289865992398E+018" calcext:value-type="float">
            <text:p>1.59289865992398E+018</text:p>
          </table:table-cell>
          <table:table-cell/>
          <table:table-cell office:value-type="float" office:value="-0.0640899986029" calcext:value-type="float">
            <text:p>-0.0640899986029</text:p>
          </table:table-cell>
          <table:table-cell office:value-type="float" office:value="0.102774001658" calcext:value-type="float">
            <text:p>0.102774001658</text:p>
          </table:table-cell>
          <table:table-cell table:number-columns-repeated="2"/>
          <table:table-cell office:value-type="float" office:value="1.59289865997715E+018" calcext:value-type="float">
            <text:p>1.59289865997715E+018</text:p>
          </table:table-cell>
          <table:table-cell office:value-type="float" office:value="261" calcext:value-type="float">
            <text:p>261</text:p>
          </table:table-cell>
          <table:table-cell office:value-type="float" office:value="1.59289865992398E+018" calcext:value-type="float">
            <text:p>1.59289865992398E+018</text:p>
          </table:table-cell>
          <table:table-cell/>
          <table:table-cell office:value-type="float" office:value="5.80000019073" calcext:value-type="float">
            <text:p>5.80000019073</text:p>
          </table:table-cell>
        </table:table-row>
        <table:table-row table:style-name="ro1">
          <table:table-cell office:value-type="float" office:value="1.59289866002715E+018" calcext:value-type="float">
            <text:p>1.59289866002715E+018</text:p>
          </table:table-cell>
          <table:table-cell office:value-type="float" office:value="25" calcext:value-type="float">
            <text:p>25</text:p>
          </table:table-cell>
          <table:table-cell office:value-type="float" office:value="1.59289865997544E+018" calcext:value-type="float">
            <text:p>1.59289865997544E+018</text:p>
          </table:table-cell>
          <table:table-cell/>
          <table:table-cell office:value-type="float" office:value="-0.0109756235033" calcext:value-type="float">
            <text:p>-0.0109756235033</text:p>
          </table:table-cell>
          <table:table-cell office:value-type="float" office:value="-0.00921770278364" calcext:value-type="float">
            <text:p>-0.00921770278364</text:p>
          </table:table-cell>
          <table:table-cell office:value-type="float" office:value="-0.0144031951204" calcext:value-type="float">
            <text:p>-0.0144031951204</text:p>
          </table:table-cell>
          <table:table-cell office:value-type="float" office:value="0.0203195083886" calcext:value-type="float">
            <text:p>0.0203195083886</text:p>
          </table:table-cell>
          <table:table-cell office:value-type="float" office:value="0.0281825382262" calcext:value-type="float">
            <text:p>0.0281825382262</text:p>
          </table:table-cell>
          <table:table-cell/>
          <table:table-cell office:value-type="float" office:value="1.59289866002748E+018" calcext:value-type="float">
            <text:p>1.59289866002748E+018</text:p>
          </table:table-cell>
          <table:table-cell office:value-type="float" office:value="262" calcext:value-type="float">
            <text:p>262</text:p>
          </table:table-cell>
          <table:table-cell office:value-type="float" office:value="1.59289865997544E+018" calcext:value-type="float">
            <text:p>1.59289865997544E+018</text:p>
          </table:table-cell>
          <table:table-cell/>
          <table:table-cell office:value-type="float" office:value="-0.105760000646" calcext:value-type="float">
            <text:p>-0.105760000646</text:p>
          </table:table-cell>
          <table:table-cell office:value-type="float" office:value="0.0452539995313" calcext:value-type="float">
            <text:p>0.0452539995313</text:p>
          </table:table-cell>
          <table:table-cell table:number-columns-repeated="2"/>
          <table:table-cell office:value-type="float" office:value="1.59289866002852E+018" calcext:value-type="float">
            <text:p>1.59289866002852E+018</text:p>
          </table:table-cell>
          <table:table-cell office:value-type="float" office:value="262" calcext:value-type="float">
            <text:p>262</text:p>
          </table:table-cell>
          <table:table-cell office:value-type="float" office:value="1.59289865997544E+018" calcext:value-type="float">
            <text:p>1.59289865997544E+018</text:p>
          </table:table-cell>
          <table:table-cell/>
          <table:table-cell office:value-type="float" office:value="5.80000019073" calcext:value-type="float">
            <text:p>5.80000019073</text:p>
          </table:table-cell>
        </table:table-row>
        <table:table-row table:style-name="ro1">
          <table:table-cell office:value-type="float" office:value="1.59289866007929E+018" calcext:value-type="float">
            <text:p>1.59289866007929E+018</text:p>
          </table:table-cell>
          <table:table-cell office:value-type="float" office:value="26" calcext:value-type="float">
            <text:p>26</text:p>
          </table:table-cell>
          <table:table-cell office:value-type="float" office:value="1.59289866002771E+018" calcext:value-type="float">
            <text:p>1.59289866002771E+018</text:p>
          </table:table-cell>
          <table:table-cell/>
          <table:table-cell office:value-type="float" office:value="-0.0101913260296" calcext:value-type="float">
            <text:p>-0.0101913260296</text:p>
          </table:table-cell>
          <table:table-cell office:value-type="float" office:value="-0.0109862722456" calcext:value-type="float">
            <text:p>-0.0109862722456</text:p>
          </table:table-cell>
          <table:table-cell office:value-type="float" office:value="-0.0181516334414" calcext:value-type="float">
            <text:p>-0.0181516334414</text:p>
          </table:table-cell>
          <table:table-cell office:value-type="float" office:value="0.023538120091" calcext:value-type="float">
            <text:p>0.023538120091</text:p>
          </table:table-cell>
          <table:table-cell office:value-type="float" office:value="0.0238851774484" calcext:value-type="float">
            <text:p>0.0238851774484</text:p>
          </table:table-cell>
          <table:table-cell/>
          <table:table-cell office:value-type="float" office:value="1.59289866007954E+018" calcext:value-type="float">
            <text:p>1.59289866007954E+018</text:p>
          </table:table-cell>
          <table:table-cell office:value-type="float" office:value="263" calcext:value-type="float">
            <text:p>263</text:p>
          </table:table-cell>
          <table:table-cell office:value-type="float" office:value="1.59289866002771E+018" calcext:value-type="float">
            <text:p>1.59289866002771E+018</text:p>
          </table:table-cell>
          <table:table-cell/>
          <table:table-cell office:value-type="float" office:value="-0.0822200030088" calcext:value-type="float">
            <text:p>-0.0822200030088</text:p>
          </table:table-cell>
          <table:table-cell office:value-type="float" office:value="-0.00572799984366" calcext:value-type="float">
            <text:p>-0.00572799984366</text:p>
          </table:table-cell>
          <table:table-cell table:number-columns-repeated="2"/>
          <table:table-cell office:value-type="float" office:value="1.5928986600802E+018" calcext:value-type="float">
            <text:p>1.5928986600802E+018</text:p>
          </table:table-cell>
          <table:table-cell office:value-type="float" office:value="263" calcext:value-type="float">
            <text:p>263</text:p>
          </table:table-cell>
          <table:table-cell office:value-type="float" office:value="1.59289866002771E+018" calcext:value-type="float">
            <text:p>1.59289866002771E+018</text:p>
          </table:table-cell>
          <table:table-cell/>
          <table:table-cell office:value-type="float" office:value="5.80000019073" calcext:value-type="float">
            <text:p>5.80000019073</text:p>
          </table:table-cell>
        </table:table-row>
        <table:table-row table:style-name="ro1">
          <table:table-cell office:value-type="float" office:value="1.59289866013129E+018" calcext:value-type="float">
            <text:p>1.59289866013129E+018</text:p>
          </table:table-cell>
          <table:table-cell office:value-type="float" office:value="27" calcext:value-type="float">
            <text:p>27</text:p>
          </table:table-cell>
          <table:table-cell office:value-type="float" office:value="1.59289866007974E+018" calcext:value-type="float">
            <text:p>1.59289866007974E+018</text:p>
          </table:table-cell>
          <table:table-cell/>
          <table:table-cell office:value-type="float" office:value="-0.010207680054" calcext:value-type="float">
            <text:p>-0.010207680054</text:p>
          </table:table-cell>
          <table:table-cell office:value-type="float" office:value="-0.0123358191922" calcext:value-type="float">
            <text:p>-0.0123358191922</text:p>
          </table:table-cell>
          <table:table-cell office:value-type="float" office:value="-0.0173578057438" calcext:value-type="float">
            <text:p>-0.0173578057438</text:p>
          </table:table-cell>
          <table:table-cell office:value-type="float" office:value="0.0236148796976" calcext:value-type="float">
            <text:p>0.0236148796976</text:p>
          </table:table-cell>
          <table:table-cell office:value-type="float" office:value="0.0186566058546" calcext:value-type="float">
            <text:p>0.0186566058546</text:p>
          </table:table-cell>
          <table:table-cell/>
          <table:table-cell office:value-type="float" office:value="1.59289866013158E+018" calcext:value-type="float">
            <text:p>1.59289866013158E+018</text:p>
          </table:table-cell>
          <table:table-cell office:value-type="float" office:value="264" calcext:value-type="float">
            <text:p>264</text:p>
          </table:table-cell>
          <table:table-cell office:value-type="float" office:value="1.59289866007974E+018" calcext:value-type="float">
            <text:p>1.59289866007974E+018</text:p>
          </table:table-cell>
          <table:table-cell/>
          <table:table-cell office:value-type="float" office:value="-0.100489996374" calcext:value-type="float">
            <text:p>-0.100489996374</text:p>
          </table:table-cell>
          <table:table-cell office:value-type="float" office:value="-0.063914000988" calcext:value-type="float">
            <text:p>-0.063914000988</text:p>
          </table:table-cell>
          <table:table-cell table:number-columns-repeated="2"/>
          <table:table-cell office:value-type="float" office:value="1.59289866013286E+018" calcext:value-type="float">
            <text:p>1.59289866013286E+018</text:p>
          </table:table-cell>
          <table:table-cell office:value-type="float" office:value="264" calcext:value-type="float">
            <text:p>264</text:p>
          </table:table-cell>
          <table:table-cell office:value-type="float" office:value="1.59289866007974E+018" calcext:value-type="float">
            <text:p>1.59289866007974E+018</text:p>
          </table:table-cell>
          <table:table-cell/>
          <table:table-cell office:value-type="float" office:value="5.80000019073" calcext:value-type="float">
            <text:p>5.80000019073</text:p>
          </table:table-cell>
        </table:table-row>
        <table:table-row table:style-name="ro1">
          <table:table-cell office:value-type="float" office:value="1.59289866018332E+018" calcext:value-type="float">
            <text:p>1.59289866018332E+018</text:p>
          </table:table-cell>
          <table:table-cell office:value-type="float" office:value="28" calcext:value-type="float">
            <text:p>28</text:p>
          </table:table-cell>
          <table:table-cell office:value-type="float" office:value="1.59289866013172E+018" calcext:value-type="float">
            <text:p>1.59289866013172E+018</text:p>
          </table:table-cell>
          <table:table-cell/>
          <table:table-cell office:value-type="float" office:value="-0.00899655558169" calcext:value-type="float">
            <text:p>-0.00899655558169</text:p>
          </table:table-cell>
          <table:table-cell office:value-type="float" office:value="-0.0132949808612" calcext:value-type="float">
            <text:p>-0.0132949808612</text:p>
          </table:table-cell>
          <table:table-cell office:value-type="float" office:value="-0.0175341702998" calcext:value-type="float">
            <text:p>-0.0175341702998</text:p>
          </table:table-cell>
          <table:table-cell office:value-type="float" office:value="0.0237727090716" calcext:value-type="float">
            <text:p>0.0237727090716</text:p>
          </table:table-cell>
          <table:table-cell office:value-type="float" office:value="0.0194123275578" calcext:value-type="float">
            <text:p>0.0194123275578</text:p>
          </table:table-cell>
          <table:table-cell/>
          <table:table-cell office:value-type="float" office:value="1.59289866018335E+018" calcext:value-type="float">
            <text:p>1.59289866018335E+018</text:p>
          </table:table-cell>
          <table:table-cell office:value-type="float" office:value="265" calcext:value-type="float">
            <text:p>265</text:p>
          </table:table-cell>
          <table:table-cell office:value-type="float" office:value="1.59289866013172E+018" calcext:value-type="float">
            <text:p>1.59289866013172E+018</text:p>
          </table:table-cell>
          <table:table-cell/>
          <table:table-cell office:value-type="float" office:value="0.0145399998873" calcext:value-type="float">
            <text:p>0.0145399998873</text:p>
          </table:table-cell>
          <table:table-cell office:value-type="float" office:value="-0.0676039978862" calcext:value-type="float">
            <text:p>-0.0676039978862</text:p>
          </table:table-cell>
          <table:table-cell table:number-columns-repeated="2"/>
          <table:table-cell office:value-type="float" office:value="1.5928986601846E+018" calcext:value-type="float">
            <text:p>1.5928986601846E+018</text:p>
          </table:table-cell>
          <table:table-cell office:value-type="float" office:value="265" calcext:value-type="float">
            <text:p>265</text:p>
          </table:table-cell>
          <table:table-cell office:value-type="float" office:value="1.59289866013172E+018" calcext:value-type="float">
            <text:p>1.59289866013172E+018</text:p>
          </table:table-cell>
          <table:table-cell/>
          <table:table-cell office:value-type="float" office:value="6.07270002365" calcext:value-type="float">
            <text:p>6.07270002365</text:p>
          </table:table-cell>
        </table:table-row>
        <table:table-row table:style-name="ro1">
          <table:table-cell office:value-type="float" office:value="1.5928986602353E+018" calcext:value-type="float">
            <text:p>1.5928986602353E+018</text:p>
          </table:table-cell>
          <table:table-cell office:value-type="float" office:value="29" calcext:value-type="float">
            <text:p>29</text:p>
          </table:table-cell>
          <table:table-cell office:value-type="float" office:value="1.59289866018363E+018" calcext:value-type="float">
            <text:p>1.59289866018363E+018</text:p>
          </table:table-cell>
          <table:table-cell/>
          <table:table-cell office:value-type="float" office:value="-0.00834924262017" calcext:value-type="float">
            <text:p>-0.00834924262017</text:p>
          </table:table-cell>
          <table:table-cell office:value-type="float" office:value="-0.015847960487" calcext:value-type="float">
            <text:p>-0.015847960487</text:p>
          </table:table-cell>
          <table:table-cell office:value-type="float" office:value="-0.0185710880905" calcext:value-type="float">
            <text:p>-0.0185710880905</text:p>
          </table:table-cell>
          <table:table-cell office:value-type="float" office:value="0.0258021894842" calcext:value-type="float">
            <text:p>0.0258021894842</text:p>
          </table:table-cell>
          <table:table-cell office:value-type="float" office:value="0.0234094820917" calcext:value-type="float">
            <text:p>0.0234094820917</text:p>
          </table:table-cell>
          <table:table-cell/>
          <table:table-cell office:value-type="float" office:value="1.5928986602362E+018" calcext:value-type="float">
            <text:p>1.5928986602362E+018</text:p>
          </table:table-cell>
          <table:table-cell office:value-type="float" office:value="266" calcext:value-type="float">
            <text:p>266</text:p>
          </table:table-cell>
          <table:table-cell office:value-type="float" office:value="1.59289866018363E+018" calcext:value-type="float">
            <text:p>1.59289866018363E+018</text:p>
          </table:table-cell>
          <table:table-cell/>
          <table:table-cell office:value-type="float" office:value="0.0769999995828" calcext:value-type="float">
            <text:p>0.0769999995828</text:p>
          </table:table-cell>
          <table:table-cell office:value-type="float" office:value="-0.0393860004842" calcext:value-type="float">
            <text:p>-0.0393860004842</text:p>
          </table:table-cell>
          <table:table-cell table:number-columns-repeated="2"/>
          <table:table-cell office:value-type="float" office:value="1.5928986602375E+018" calcext:value-type="float">
            <text:p>1.5928986602375E+018</text:p>
          </table:table-cell>
          <table:table-cell office:value-type="float" office:value="266" calcext:value-type="float">
            <text:p>266</text:p>
          </table:table-cell>
          <table:table-cell office:value-type="float" office:value="1.59289866018363E+018" calcext:value-type="float">
            <text:p>1.59289866018363E+018</text:p>
          </table:table-cell>
          <table:table-cell/>
          <table:table-cell office:value-type="float" office:value="6.19999980927" calcext:value-type="float">
            <text:p>6.19999980927</text:p>
          </table:table-cell>
        </table:table-row>
        <table:table-row table:style-name="ro1">
          <table:table-cell office:value-type="float" office:value="1.59289866028736E+018" calcext:value-type="float">
            <text:p>1.59289866028736E+018</text:p>
          </table:table-cell>
          <table:table-cell office:value-type="float" office:value="30" calcext:value-type="float">
            <text:p>30</text:p>
          </table:table-cell>
          <table:table-cell office:value-type="float" office:value="1.59289866023562E+018" calcext:value-type="float">
            <text:p>1.59289866023562E+018</text:p>
          </table:table-cell>
          <table:table-cell/>
          <table:table-cell office:value-type="float" office:value="-0.00764115620404" calcext:value-type="float">
            <text:p>-0.00764115620404</text:p>
          </table:table-cell>
          <table:table-cell office:value-type="float" office:value="-0.0169069524854" calcext:value-type="float">
            <text:p>-0.0169069524854</text:p>
          </table:table-cell>
          <table:table-cell office:value-type="float" office:value="-0.0151538178325" calcext:value-type="float">
            <text:p>-0.0151538178325</text:p>
          </table:table-cell>
          <table:table-cell office:value-type="float" office:value="0.0239555928856" calcext:value-type="float">
            <text:p>0.0239555928856</text:p>
          </table:table-cell>
          <table:table-cell office:value-type="float" office:value="0.0241366978735" calcext:value-type="float">
            <text:p>0.0241366978735</text:p>
          </table:table-cell>
          <table:table-cell/>
          <table:table-cell office:value-type="float" office:value="1.59289866028758E+018" calcext:value-type="float">
            <text:p>1.59289866028758E+018</text:p>
          </table:table-cell>
          <table:table-cell office:value-type="float" office:value="267" calcext:value-type="float">
            <text:p>267</text:p>
          </table:table-cell>
          <table:table-cell office:value-type="float" office:value="1.59289866023562E+018" calcext:value-type="float">
            <text:p>1.59289866023562E+018</text:p>
          </table:table-cell>
          <table:table-cell/>
          <table:table-cell office:value-type="float" office:value="0.0139899998903" calcext:value-type="float">
            <text:p>0.0139899998903</text:p>
          </table:table-cell>
          <table:table-cell office:value-type="float" office:value="-0.0154360001907" calcext:value-type="float">
            <text:p>-0.0154360001907</text:p>
          </table:table-cell>
          <table:table-cell table:number-columns-repeated="2"/>
          <table:table-cell office:value-type="float" office:value="1.59289866028864E+018" calcext:value-type="float">
            <text:p>1.59289866028864E+018</text:p>
          </table:table-cell>
          <table:table-cell office:value-type="float" office:value="267" calcext:value-type="float">
            <text:p>267</text:p>
          </table:table-cell>
          <table:table-cell office:value-type="float" office:value="1.59289866023562E+018" calcext:value-type="float">
            <text:p>1.59289866023562E+018</text:p>
          </table:table-cell>
          <table:table-cell/>
          <table:table-cell office:value-type="float" office:value="6.06995010376" calcext:value-type="float">
            <text:p>6.06995010376</text:p>
          </table:table-cell>
        </table:table-row>
        <table:table-row table:style-name="ro1">
          <table:table-cell office:value-type="float" office:value="1.59289866033986E+018" calcext:value-type="float">
            <text:p>1.59289866033986E+018</text:p>
          </table:table-cell>
          <table:table-cell office:value-type="float" office:value="31" calcext:value-type="float">
            <text:p>31</text:p>
          </table:table-cell>
          <table:table-cell office:value-type="float" office:value="1.59289866028767E+018" calcext:value-type="float">
            <text:p>1.59289866028767E+018</text:p>
          </table:table-cell>
          <table:table-cell/>
          <table:table-cell office:value-type="float" office:value="-0.00609779497609" calcext:value-type="float">
            <text:p>-0.00609779497609</text:p>
          </table:table-cell>
          <table:table-cell office:value-type="float" office:value="-0.0190938804299" calcext:value-type="float">
            <text:p>-0.0190938804299</text:p>
          </table:table-cell>
          <table:table-cell office:value-type="float" office:value="-0.0132347885519" calcext:value-type="float">
            <text:p>-0.0132347885519</text:p>
          </table:table-cell>
          <table:table-cell office:value-type="float" office:value="0.0240191388875" calcext:value-type="float">
            <text:p>0.0240191388875</text:p>
          </table:table-cell>
          <table:table-cell office:value-type="float" office:value="0.0242329016328" calcext:value-type="float">
            <text:p>0.0242329016328</text:p>
          </table:table-cell>
          <table:table-cell/>
          <table:table-cell office:value-type="float" office:value="1.59289866034021E+018" calcext:value-type="float">
            <text:p>1.59289866034021E+018</text:p>
          </table:table-cell>
          <table:table-cell office:value-type="float" office:value="268" calcext:value-type="float">
            <text:p>268</text:p>
          </table:table-cell>
          <table:table-cell office:value-type="float" office:value="1.59289866028767E+018" calcext:value-type="float">
            <text:p>1.59289866028767E+018</text:p>
          </table:table-cell>
          <table:table-cell/>
          <table:table-cell office:value-type="float" office:value="0.00185000000056" calcext:value-type="float">
            <text:p>0.00185000000056</text:p>
          </table:table-cell>
          <table:table-cell office:value-type="float" office:value="0.00137800001539" calcext:value-type="float">
            <text:p>0.00137800001539</text:p>
          </table:table-cell>
          <table:table-cell table:number-columns-repeated="2"/>
          <table:table-cell office:value-type="float" office:value="1.59289866034152E+018" calcext:value-type="float">
            <text:p>1.59289866034152E+018</text:p>
          </table:table-cell>
          <table:table-cell office:value-type="float" office:value="268" calcext:value-type="float">
            <text:p>268</text:p>
          </table:table-cell>
          <table:table-cell office:value-type="float" office:value="1.59289866028767E+018" calcext:value-type="float">
            <text:p>1.59289866028767E+018</text:p>
          </table:table-cell>
          <table:table-cell/>
          <table:table-cell office:value-type="float" office:value="6.00925016403" calcext:value-type="float">
            <text:p>6.00925016403</text:p>
          </table:table-cell>
        </table:table-row>
        <table:table-row table:style-name="ro1">
          <table:table-cell office:value-type="float" office:value="1.59289866039271E+018" calcext:value-type="float">
            <text:p>1.59289866039271E+018</text:p>
          </table:table-cell>
          <table:table-cell office:value-type="float" office:value="32" calcext:value-type="float">
            <text:p>32</text:p>
          </table:table-cell>
          <table:table-cell office:value-type="float" office:value="1.59289866034034E+018" calcext:value-type="float">
            <text:p>1.59289866034034E+018</text:p>
          </table:table-cell>
          <table:table-cell/>
          <table:table-cell office:value-type="float" office:value="-0.00467603467405" calcext:value-type="float">
            <text:p>-0.00467603467405</text:p>
          </table:table-cell>
          <table:table-cell office:value-type="float" office:value="-0.0192655343562" calcext:value-type="float">
            <text:p>-0.0192655343562</text:p>
          </table:table-cell>
          <table:table-cell office:value-type="float" office:value="-0.0117315948009" calcext:value-type="float">
            <text:p>-0.0117315948009</text:p>
          </table:table-cell>
          <table:table-cell office:value-type="float" office:value="0.0230359807611" calcext:value-type="float">
            <text:p>0.0230359807611</text:p>
          </table:table-cell>
          <table:table-cell office:value-type="float" office:value="0.0241171233356" calcext:value-type="float">
            <text:p>0.0241171233356</text:p>
          </table:table-cell>
          <table:table-cell/>
          <table:table-cell office:value-type="float" office:value="1.59289866039222E+018" calcext:value-type="float">
            <text:p>1.59289866039222E+018</text:p>
          </table:table-cell>
          <table:table-cell office:value-type="float" office:value="269" calcext:value-type="float">
            <text:p>269</text:p>
          </table:table-cell>
          <table:table-cell office:value-type="float" office:value="1.59289866034034E+018" calcext:value-type="float">
            <text:p>1.59289866034034E+018</text:p>
          </table:table-cell>
          <table:table-cell/>
          <table:table-cell office:value-type="float" office:value="-0.00219999998808" calcext:value-type="float">
            <text:p>-0.00219999998808</text:p>
          </table:table-cell>
          <table:table-cell office:value-type="float" office:value="0.0210360009223" calcext:value-type="float">
            <text:p>0.0210360009223</text:p>
          </table:table-cell>
          <table:table-cell table:number-columns-repeated="2"/>
          <table:table-cell office:value-type="float" office:value="1.59289866039335E+018" calcext:value-type="float">
            <text:p>1.59289866039335E+018</text:p>
          </table:table-cell>
          <table:table-cell office:value-type="float" office:value="269" calcext:value-type="float">
            <text:p>269</text:p>
          </table:table-cell>
          <table:table-cell office:value-type="float" office:value="1.59289866034034E+018" calcext:value-type="float">
            <text:p>1.59289866034034E+018</text:p>
          </table:table-cell>
          <table:table-cell/>
          <table:table-cell office:value-type="float" office:value="5.9889998436" calcext:value-type="float">
            <text:p>5.9889998436</text:p>
          </table:table-cell>
        </table:table-row>
        <table:table-row table:style-name="ro1">
          <table:table-cell office:value-type="float" office:value="1.59289866044414E+018" calcext:value-type="float">
            <text:p>1.59289866044414E+018</text:p>
          </table:table-cell>
          <table:table-cell office:value-type="float" office:value="33" calcext:value-type="float">
            <text:p>33</text:p>
          </table:table-cell>
          <table:table-cell office:value-type="float" office:value="1.59289866039241E+018" calcext:value-type="float">
            <text:p>1.59289866039241E+018</text:p>
          </table:table-cell>
          <table:table-cell/>
          <table:table-cell office:value-type="float" office:value="-0.00370151223615" calcext:value-type="float">
            <text:p>-0.00370151223615</text:p>
          </table:table-cell>
          <table:table-cell office:value-type="float" office:value="-0.0217456314713" calcext:value-type="float">
            <text:p>-0.0217456314713</text:p>
          </table:table-cell>
          <table:table-cell office:value-type="float" office:value="-0.0118376761675" calcext:value-type="float">
            <text:p>-0.0118376761675</text:p>
          </table:table-cell>
          <table:table-cell office:value-type="float" office:value="0.0250340625644" calcext:value-type="float">
            <text:p>0.0250340625644</text:p>
          </table:table-cell>
          <table:table-cell office:value-type="float" office:value="0.024369392544" calcext:value-type="float">
            <text:p>0.024369392544</text:p>
          </table:table-cell>
          <table:table-cell/>
          <table:table-cell office:value-type="float" office:value="1.59289866044438E+018" calcext:value-type="float">
            <text:p>1.59289866044438E+018</text:p>
          </table:table-cell>
          <table:table-cell office:value-type="float" office:value="270" calcext:value-type="float">
            <text:p>270</text:p>
          </table:table-cell>
          <table:table-cell office:value-type="float" office:value="1.59289866039241E+018" calcext:value-type="float">
            <text:p>1.59289866039241E+018</text:p>
          </table:table-cell>
          <table:table-cell/>
          <table:table-cell office:value-type="float" office:value="0.00484000006691" calcext:value-type="float">
            <text:p>0.00484000006691</text:p>
          </table:table-cell>
          <table:table-cell office:value-type="float" office:value="0.01909600012" calcext:value-type="float">
            <text:p>0.01909600012</text:p>
          </table:table-cell>
          <table:table-cell table:number-columns-repeated="2"/>
          <table:table-cell office:value-type="float" office:value="1.59289866044532E+018" calcext:value-type="float">
            <text:p>1.59289866044532E+018</text:p>
          </table:table-cell>
          <table:table-cell office:value-type="float" office:value="270" calcext:value-type="float">
            <text:p>270</text:p>
          </table:table-cell>
          <table:table-cell office:value-type="float" office:value="1.59289866039241E+018" calcext:value-type="float">
            <text:p>1.59289866039241E+018</text:p>
          </table:table-cell>
          <table:table-cell/>
          <table:table-cell office:value-type="float" office:value="6.02419996262" calcext:value-type="float">
            <text:p>6.02419996262</text:p>
          </table:table-cell>
        </table:table-row>
        <table:table-row table:style-name="ro1">
          <table:table-cell office:value-type="float" office:value="1.59289866049626E+018" calcext:value-type="float">
            <text:p>1.59289866049626E+018</text:p>
          </table:table-cell>
          <table:table-cell office:value-type="float" office:value="34" calcext:value-type="float">
            <text:p>34</text:p>
          </table:table-cell>
          <table:table-cell office:value-type="float" office:value="1.59289866044454E+018" calcext:value-type="float">
            <text:p>1.59289866044454E+018</text:p>
          </table:table-cell>
          <table:table-cell/>
          <table:table-cell office:value-type="float" office:value="-0.00257301726379" calcext:value-type="float">
            <text:p>-0.00257301726379</text:p>
          </table:table-cell>
          <table:table-cell office:value-type="float" office:value="-0.0214266870171" calcext:value-type="float">
            <text:p>-0.0214266870171</text:p>
          </table:table-cell>
          <table:table-cell office:value-type="float" office:value="-0.0103008402511" calcext:value-type="float">
            <text:p>-0.0103008402511</text:p>
          </table:table-cell>
          <table:table-cell office:value-type="float" office:value="0.0239129811525" calcext:value-type="float">
            <text:p>0.0239129811525</text:p>
          </table:table-cell>
          <table:table-cell office:value-type="float" office:value="0.0239915512502" calcext:value-type="float">
            <text:p>0.0239915512502</text:p>
          </table:table-cell>
          <table:table-cell/>
          <table:table-cell office:value-type="float" office:value="1.59289866049637E+018" calcext:value-type="float">
            <text:p>1.59289866049637E+018</text:p>
          </table:table-cell>
          <table:table-cell office:value-type="float" office:value="271" calcext:value-type="float">
            <text:p>271</text:p>
          </table:table-cell>
          <table:table-cell office:value-type="float" office:value="1.59289866044454E+018" calcext:value-type="float">
            <text:p>1.59289866044454E+018</text:p>
          </table:table-cell>
          <table:table-cell/>
          <table:table-cell office:value-type="float" office:value="-0.00724999979138" calcext:value-type="float">
            <text:p>-0.00724999979138</text:p>
          </table:table-cell>
          <table:table-cell office:value-type="float" office:value="0.00224600010552" calcext:value-type="float">
            <text:p>0.00224600010552</text:p>
          </table:table-cell>
          <table:table-cell table:number-columns-repeated="2"/>
          <table:table-cell office:value-type="float" office:value="1.59289866049778E+018" calcext:value-type="float">
            <text:p>1.59289866049778E+018</text:p>
          </table:table-cell>
          <table:table-cell office:value-type="float" office:value="271" calcext:value-type="float">
            <text:p>271</text:p>
          </table:table-cell>
          <table:table-cell office:value-type="float" office:value="1.59289866044454E+018" calcext:value-type="float">
            <text:p>1.59289866044454E+018</text:p>
          </table:table-cell>
          <table:table-cell/>
          <table:table-cell office:value-type="float" office:value="5.96374988556" calcext:value-type="float">
            <text:p>5.96374988556</text:p>
          </table:table-cell>
        </table:table-row>
        <table:table-row table:style-name="ro1">
          <table:table-cell office:value-type="float" office:value="1.59289866054742E+018" calcext:value-type="float">
            <text:p>1.59289866054742E+018</text:p>
          </table:table-cell>
          <table:table-cell office:value-type="float" office:value="35" calcext:value-type="float">
            <text:p>35</text:p>
          </table:table-cell>
          <table:table-cell office:value-type="float" office:value="1.59289866049658E+018" calcext:value-type="float">
            <text:p>1.59289866049658E+018</text:p>
          </table:table-cell>
          <table:table-cell/>
          <table:table-cell office:value-type="float" office:value="-0.000972451176494" calcext:value-type="float">
            <text:p>-0.000972451176494</text:p>
          </table:table-cell>
          <table:table-cell office:value-type="float" office:value="-0.0207960009575" calcext:value-type="float">
            <text:p>-0.0207960009575</text:p>
          </table:table-cell>
          <table:table-cell office:value-type="float" office:value="-0.00891285762191" calcext:value-type="float">
            <text:p>-0.00891285762191</text:p>
          </table:table-cell>
          <table:table-cell office:value-type="float" office:value="0.0226463750005" calcext:value-type="float">
            <text:p>0.0226463750005</text:p>
          </table:table-cell>
          <table:table-cell office:value-type="float" office:value="0.0237297080457" calcext:value-type="float">
            <text:p>0.0237297080457</text:p>
          </table:table-cell>
          <table:table-cell/>
          <table:table-cell office:value-type="float" office:value="1.59289866054761E+018" calcext:value-type="float">
            <text:p>1.59289866054761E+018</text:p>
          </table:table-cell>
          <table:table-cell office:value-type="float" office:value="272" calcext:value-type="float">
            <text:p>272</text:p>
          </table:table-cell>
          <table:table-cell office:value-type="float" office:value="1.59289866049658E+018" calcext:value-type="float">
            <text:p>1.59289866049658E+018</text:p>
          </table:table-cell>
          <table:table-cell/>
          <table:table-cell office:value-type="float" office:value="-0.00503000011668" calcext:value-type="float">
            <text:p>-0.00503000011668</text:p>
          </table:table-cell>
          <table:table-cell office:value-type="float" office:value="-0.00155799998902" calcext:value-type="float">
            <text:p>-0.00155799998902</text:p>
          </table:table-cell>
          <table:table-cell table:number-columns-repeated="2"/>
          <table:table-cell office:value-type="float" office:value="1.59289866054887E+018" calcext:value-type="float">
            <text:p>1.59289866054887E+018</text:p>
          </table:table-cell>
          <table:table-cell office:value-type="float" office:value="272" calcext:value-type="float">
            <text:p>272</text:p>
          </table:table-cell>
          <table:table-cell office:value-type="float" office:value="1.59289866049658E+018" calcext:value-type="float">
            <text:p>1.59289866049658E+018</text:p>
          </table:table-cell>
          <table:table-cell/>
          <table:table-cell office:value-type="float" office:value="5.97485017776" calcext:value-type="float">
            <text:p>5.97485017776</text:p>
          </table:table-cell>
        </table:table-row>
        <table:table-row table:style-name="ro1">
          <table:table-cell office:value-type="float" office:value="1.59289866059915E+018" calcext:value-type="float">
            <text:p>1.59289866059915E+018</text:p>
          </table:table-cell>
          <table:table-cell office:value-type="float" office:value="36" calcext:value-type="float">
            <text:p>36</text:p>
          </table:table-cell>
          <table:table-cell office:value-type="float" office:value="1.59289866054769E+018" calcext:value-type="float">
            <text:p>1.59289866054769E+018</text:p>
          </table:table-cell>
          <table:table-cell/>
          <table:table-cell office:value-type="float" office:value="-0.000124048980069" calcext:value-type="float">
            <text:p>-0.000124048980069</text:p>
          </table:table-cell>
          <table:table-cell office:value-type="float" office:value="-0.0205082874745" calcext:value-type="float">
            <text:p>-0.0205082874745</text:p>
          </table:table-cell>
          <table:table-cell office:value-type="float" office:value="-0.00667489739135" calcext:value-type="float">
            <text:p>-0.00667489739135</text:p>
          </table:table-cell>
          <table:table-cell office:value-type="float" office:value="0.0215675570071" calcext:value-type="float">
            <text:p>0.0215675570071</text:p>
          </table:table-cell>
          <table:table-cell office:value-type="float" office:value="0.0232393909246" calcext:value-type="float">
            <text:p>0.0232393909246</text:p>
          </table:table-cell>
          <table:table-cell/>
          <table:table-cell office:value-type="float" office:value="1.59289866059933E+018" calcext:value-type="float">
            <text:p>1.59289866059933E+018</text:p>
          </table:table-cell>
          <table:table-cell office:value-type="float" office:value="273" calcext:value-type="float">
            <text:p>273</text:p>
          </table:table-cell>
          <table:table-cell office:value-type="float" office:value="1.59289866054769E+018" calcext:value-type="float">
            <text:p>1.59289866054769E+018</text:p>
          </table:table-cell>
          <table:table-cell/>
          <table:table-cell office:value-type="float" office:value="-0.00958999991417" calcext:value-type="float">
            <text:p>-0.00958999991417</text:p>
          </table:table-cell>
          <table:table-cell office:value-type="float" office:value="-0.00384599994868" calcext:value-type="float">
            <text:p>-0.00384599994868</text:p>
          </table:table-cell>
          <table:table-cell table:number-columns-repeated="2"/>
          <table:table-cell office:value-type="float" office:value="1.5928986606008E+018" calcext:value-type="float">
            <text:p>1.5928986606008E+018</text:p>
          </table:table-cell>
          <table:table-cell office:value-type="float" office:value="273" calcext:value-type="float">
            <text:p>273</text:p>
          </table:table-cell>
          <table:table-cell office:value-type="float" office:value="1.59289866054769E+018" calcext:value-type="float">
            <text:p>1.59289866054769E+018</text:p>
          </table:table-cell>
          <table:table-cell/>
          <table:table-cell office:value-type="float" office:value="5.95205020905" calcext:value-type="float">
            <text:p>5.95205020905</text:p>
          </table:table-cell>
        </table:table-row>
        <table:table-row table:style-name="ro1">
          <table:table-cell office:value-type="float" office:value="1.59289866065113E+018" calcext:value-type="float">
            <text:p>1.59289866065113E+018</text:p>
          </table:table-cell>
          <table:table-cell office:value-type="float" office:value="37" calcext:value-type="float">
            <text:p>37</text:p>
          </table:table-cell>
          <table:table-cell office:value-type="float" office:value="1.59289866059955E+018" calcext:value-type="float">
            <text:p>1.59289866059955E+018</text:p>
          </table:table-cell>
          <table:table-cell/>
          <table:table-cell office:value-type="float" office:value="0.000906412722543" calcext:value-type="float">
            <text:p>0.000906412722543</text:p>
          </table:table-cell>
          <table:table-cell office:value-type="float" office:value="-0.0205456409603" calcext:value-type="float">
            <text:p>-0.0205456409603</text:p>
          </table:table-cell>
          <table:table-cell office:value-type="float" office:value="-0.0050069577992" calcext:value-type="float">
            <text:p>-0.0050069577992</text:p>
          </table:table-cell>
          <table:table-cell office:value-type="float" office:value="0.0211663562804" calcext:value-type="float">
            <text:p>0.0211663562804</text:p>
          </table:table-cell>
          <table:table-cell office:value-type="float" office:value="0.0228654667735" calcext:value-type="float">
            <text:p>0.0228654667735</text:p>
          </table:table-cell>
          <table:table-cell/>
          <table:table-cell office:value-type="float" office:value="1.59289866065149E+018" calcext:value-type="float">
            <text:p>1.59289866065149E+018</text:p>
          </table:table-cell>
          <table:table-cell office:value-type="float" office:value="274" calcext:value-type="float">
            <text:p>274</text:p>
          </table:table-cell>
          <table:table-cell office:value-type="float" office:value="1.59289866059955E+018" calcext:value-type="float">
            <text:p>1.59289866059955E+018</text:p>
          </table:table-cell>
          <table:table-cell/>
          <table:table-cell office:value-type="float" office:value="-0.00720999995247" calcext:value-type="float">
            <text:p>-0.00720999995247</text:p>
          </table:table-cell>
          <table:table-cell office:value-type="float" office:value="-0.00484800012782" calcext:value-type="float">
            <text:p>-0.00484800012782</text:p>
          </table:table-cell>
          <table:table-cell table:number-columns-repeated="2"/>
          <table:table-cell office:value-type="float" office:value="1.59289866065298E+018" calcext:value-type="float">
            <text:p>1.59289866065298E+018</text:p>
          </table:table-cell>
          <table:table-cell office:value-type="float" office:value="274" calcext:value-type="float">
            <text:p>274</text:p>
          </table:table-cell>
          <table:table-cell office:value-type="float" office:value="1.59289866059955E+018" calcext:value-type="float">
            <text:p>1.59289866059955E+018</text:p>
          </table:table-cell>
          <table:table-cell/>
          <table:table-cell office:value-type="float" office:value="5.96395015717" calcext:value-type="float">
            <text:p>5.96395015717</text:p>
          </table:table-cell>
        </table:table-row>
        <table:table-row table:style-name="ro1">
          <table:table-cell office:value-type="float" office:value="1.59289866070318E+018" calcext:value-type="float">
            <text:p>1.59289866070318E+018</text:p>
          </table:table-cell>
          <table:table-cell office:value-type="float" office:value="38" calcext:value-type="float">
            <text:p>38</text:p>
          </table:table-cell>
          <table:table-cell office:value-type="float" office:value="1.59289866065153E+018" calcext:value-type="float">
            <text:p>1.59289866065153E+018</text:p>
          </table:table-cell>
          <table:table-cell/>
          <table:table-cell office:value-type="float" office:value="0.00236073555425" calcext:value-type="float">
            <text:p>0.00236073555425</text:p>
          </table:table-cell>
          <table:table-cell office:value-type="float" office:value="-0.0217078253627" calcext:value-type="float">
            <text:p>-0.0217078253627</text:p>
          </table:table-cell>
          <table:table-cell office:value-type="float" office:value="-0.00473578460515" calcext:value-type="float">
            <text:p>-0.00473578460515</text:p>
          </table:table-cell>
          <table:table-cell office:value-type="float" office:value="0.0223434641957" calcext:value-type="float">
            <text:p>0.0223434641957</text:p>
          </table:table-cell>
          <table:table-cell office:value-type="float" office:value="0.0223273467273" calcext:value-type="float">
            <text:p>0.0223273467273</text:p>
          </table:table-cell>
          <table:table-cell/>
          <table:table-cell office:value-type="float" office:value="1.59289866070375E+018" calcext:value-type="float">
            <text:p>1.59289866070375E+018</text:p>
          </table:table-cell>
          <table:table-cell office:value-type="float" office:value="275" calcext:value-type="float">
            <text:p>275</text:p>
          </table:table-cell>
          <table:table-cell office:value-type="float" office:value="1.59289866065153E+018" calcext:value-type="float">
            <text:p>1.59289866065153E+018</text:p>
          </table:table-cell>
          <table:table-cell/>
          <table:table-cell office:value-type="float" office:value="-0.0103500001132" calcext:value-type="float">
            <text:p>-0.0103500001132</text:p>
          </table:table-cell>
          <table:table-cell office:value-type="float" office:value="-0.00788599997759" calcext:value-type="float">
            <text:p>-0.00788599997759</text:p>
          </table:table-cell>
          <table:table-cell table:number-columns-repeated="2"/>
          <table:table-cell office:value-type="float" office:value="1.59289866070478E+018" calcext:value-type="float">
            <text:p>1.59289866070478E+018</text:p>
          </table:table-cell>
          <table:table-cell office:value-type="float" office:value="275" calcext:value-type="float">
            <text:p>275</text:p>
          </table:table-cell>
          <table:table-cell office:value-type="float" office:value="1.59289866065153E+018" calcext:value-type="float">
            <text:p>1.59289866065153E+018</text:p>
          </table:table-cell>
          <table:table-cell/>
          <table:table-cell office:value-type="float" office:value="5.94824981689" calcext:value-type="float">
            <text:p>5.94824981689</text:p>
          </table:table-cell>
        </table:table-row>
        <table:table-row table:style-name="ro1">
          <table:table-cell office:value-type="float" office:value="1.59289866075503E+018" calcext:value-type="float">
            <text:p>1.59289866075503E+018</text:p>
          </table:table-cell>
          <table:table-cell office:value-type="float" office:value="39" calcext:value-type="float">
            <text:p>39</text:p>
          </table:table-cell>
          <table:table-cell office:value-type="float" office:value="1.5928986607035E+018" calcext:value-type="float">
            <text:p>1.5928986607035E+018</text:p>
          </table:table-cell>
          <table:table-cell/>
          <table:table-cell office:value-type="float" office:value="0.00403030682355" calcext:value-type="float">
            <text:p>0.00403030682355</text:p>
          </table:table-cell>
          <table:table-cell office:value-type="float" office:value="-0.023120932281" calcext:value-type="float">
            <text:p>-0.023120932281</text:p>
          </table:table-cell>
          <table:table-cell office:value-type="float" office:value="-0.00349030923098" calcext:value-type="float">
            <text:p>-0.00349030923098</text:p>
          </table:table-cell>
          <table:table-cell office:value-type="float" office:value="0.0237276870757" calcext:value-type="float">
            <text:p>0.0237276870757</text:p>
          </table:table-cell>
          <table:table-cell office:value-type="float" office:value="0.0222902875394" calcext:value-type="float">
            <text:p>0.0222902875394</text:p>
          </table:table-cell>
          <table:table-cell/>
          <table:table-cell office:value-type="float" office:value="1.59289866075564E+018" calcext:value-type="float">
            <text:p>1.59289866075564E+018</text:p>
          </table:table-cell>
          <table:table-cell office:value-type="float" office:value="276" calcext:value-type="float">
            <text:p>276</text:p>
          </table:table-cell>
          <table:table-cell office:value-type="float" office:value="1.5928986607035E+018" calcext:value-type="float">
            <text:p>1.5928986607035E+018</text:p>
          </table:table-cell>
          <table:table-cell/>
          <table:table-cell office:value-type="float" office:value="-0.000709999992978" calcext:value-type="float">
            <text:p>-0.000709999992978</text:p>
          </table:table-cell>
          <table:table-cell office:value-type="float" office:value="-0.00657799979672" calcext:value-type="float">
            <text:p>-0.00657799979672</text:p>
          </table:table-cell>
          <table:table-cell table:number-columns-repeated="2"/>
          <table:table-cell office:value-type="float" office:value="1.59289866075635E+018" calcext:value-type="float">
            <text:p>1.59289866075635E+018</text:p>
          </table:table-cell>
          <table:table-cell office:value-type="float" office:value="276" calcext:value-type="float">
            <text:p>276</text:p>
          </table:table-cell>
          <table:table-cell office:value-type="float" office:value="1.5928986607035E+018" calcext:value-type="float">
            <text:p>1.5928986607035E+018</text:p>
          </table:table-cell>
          <table:table-cell/>
          <table:table-cell office:value-type="float" office:value="5.99644994736" calcext:value-type="float">
            <text:p>5.99644994736</text:p>
          </table:table-cell>
        </table:table-row>
        <table:table-row table:style-name="ro1">
          <table:table-cell office:value-type="float" office:value="1.59289866085698E+018" calcext:value-type="float">
            <text:p>1.59289866085698E+018</text:p>
          </table:table-cell>
          <table:table-cell office:value-type="float" office:value="40" calcext:value-type="float">
            <text:p>40</text:p>
          </table:table-cell>
          <table:table-cell office:value-type="float" office:value="1.59289866075537E+018" calcext:value-type="float">
            <text:p>1.59289866075537E+018</text:p>
          </table:table-cell>
          <table:table-cell/>
          <table:table-cell office:value-type="float" office:value="0.00451957900077" calcext:value-type="float">
            <text:p>0.00451957900077</text:p>
          </table:table-cell>
          <table:table-cell office:value-type="float" office:value="-0.0189516935498" calcext:value-type="float">
            <text:p>-0.0189516935498</text:p>
          </table:table-cell>
          <table:table-cell office:value-type="float" office:value="-0.000937061849982" calcext:value-type="float">
            <text:p>-0.000937061849982</text:p>
          </table:table-cell>
          <table:table-cell office:value-type="float" office:value="0.0195056758821" calcext:value-type="float">
            <text:p>0.0195056758821</text:p>
          </table:table-cell>
          <table:table-cell office:value-type="float" office:value="0.0216621477157" calcext:value-type="float">
            <text:p>0.0216621477157</text:p>
          </table:table-cell>
          <table:table-cell/>
          <table:table-cell office:value-type="float" office:value="1.59289866085726E+018" calcext:value-type="float">
            <text:p>1.59289866085726E+018</text:p>
          </table:table-cell>
          <table:table-cell office:value-type="float" office:value="277" calcext:value-type="float">
            <text:p>277</text:p>
          </table:table-cell>
          <table:table-cell office:value-type="float" office:value="1.59289866075537E+018" calcext:value-type="float">
            <text:p>1.59289866075537E+018</text:p>
          </table:table-cell>
          <table:table-cell/>
          <table:table-cell office:value-type="float" office:value="-0.0121099995449" calcext:value-type="float">
            <text:p>-0.0121099995449</text:p>
          </table:table-cell>
          <table:table-cell office:value-type="float" office:value="-0.00799399986863" calcext:value-type="float">
            <text:p>-0.00799399986863</text:p>
          </table:table-cell>
          <table:table-cell table:number-columns-repeated="2"/>
          <table:table-cell office:value-type="float" office:value="1.59289866085831E+018" calcext:value-type="float">
            <text:p>1.59289866085831E+018</text:p>
          </table:table-cell>
          <table:table-cell office:value-type="float" office:value="277" calcext:value-type="float">
            <text:p>277</text:p>
          </table:table-cell>
          <table:table-cell office:value-type="float" office:value="1.59289866075537E+018" calcext:value-type="float">
            <text:p>1.59289866075537E+018</text:p>
          </table:table-cell>
          <table:table-cell/>
          <table:table-cell office:value-type="float" office:value="5.93944978714" calcext:value-type="float">
            <text:p>5.93944978714</text:p>
          </table:table-cell>
        </table:table-row>
        <table:table-row table:style-name="ro1">
          <table:table-cell office:value-type="float" office:value="1.5928986609099E+018" calcext:value-type="float">
            <text:p>1.5928986609099E+018</text:p>
          </table:table-cell>
          <table:table-cell office:value-type="float" office:value="41" calcext:value-type="float">
            <text:p>41</text:p>
          </table:table-cell>
          <table:table-cell office:value-type="float" office:value="1.59289866085731E+018" calcext:value-type="float">
            <text:p>1.59289866085731E+018</text:p>
          </table:table-cell>
          <table:table-cell/>
          <table:table-cell office:value-type="float" office:value="0.00667396187782" calcext:value-type="float">
            <text:p>0.00667396187782</text:p>
          </table:table-cell>
          <table:table-cell office:value-type="float" office:value="-0.018202483654" calcext:value-type="float">
            <text:p>-0.018202483654</text:p>
          </table:table-cell>
          <table:table-cell office:value-type="float" office:value="0.00294468225911" calcext:value-type="float">
            <text:p>0.00294468225911</text:p>
          </table:table-cell>
          <table:table-cell office:value-type="float" office:value="0.0196097772568" calcext:value-type="float">
            <text:p>0.0196097772568</text:p>
          </table:table-cell>
          <table:table-cell office:value-type="float" office:value="0.0212705917656" calcext:value-type="float">
            <text:p>0.0212705917656</text:p>
          </table:table-cell>
          <table:table-cell/>
          <table:table-cell office:value-type="float" office:value="1.59289866090924E+018" calcext:value-type="float">
            <text:p>1.59289866090924E+018</text:p>
          </table:table-cell>
          <table:table-cell office:value-type="float" office:value="278" calcext:value-type="float">
            <text:p>278</text:p>
          </table:table-cell>
          <table:table-cell office:value-type="float" office:value="1.59289866085731E+018" calcext:value-type="float">
            <text:p>1.59289866085731E+018</text:p>
          </table:table-cell>
          <table:table-cell/>
          <table:table-cell office:value-type="float" office:value="-0.00383999990299" calcext:value-type="float">
            <text:p>-0.00383999990299</text:p>
          </table:table-cell>
          <table:table-cell office:value-type="float" office:value="-0.00684399995953" calcext:value-type="float">
            <text:p>-0.00684399995953</text:p>
          </table:table-cell>
          <table:table-cell table:number-columns-repeated="2"/>
          <table:table-cell office:value-type="float" office:value="1.59289866091059E+018" calcext:value-type="float">
            <text:p>1.59289866091059E+018</text:p>
          </table:table-cell>
          <table:table-cell office:value-type="float" office:value="278" calcext:value-type="float">
            <text:p>278</text:p>
          </table:table-cell>
          <table:table-cell office:value-type="float" office:value="1.59289866085731E+018" calcext:value-type="float">
            <text:p>1.59289866085731E+018</text:p>
          </table:table-cell>
          <table:table-cell/>
          <table:table-cell office:value-type="float" office:value="5.98080015182" calcext:value-type="float">
            <text:p>5.98080015182</text:p>
          </table:table-cell>
        </table:table-row>
        <table:table-row table:style-name="ro1">
          <table:table-cell office:value-type="float" office:value="1.59289866096095E+018" calcext:value-type="float">
            <text:p>1.59289866096095E+018</text:p>
          </table:table-cell>
          <table:table-cell office:value-type="float" office:value="42" calcext:value-type="float">
            <text:p>42</text:p>
          </table:table-cell>
          <table:table-cell office:value-type="float" office:value="1.59289866090966E+018" calcext:value-type="float">
            <text:p>1.59289866090966E+018</text:p>
          </table:table-cell>
          <table:table-cell/>
          <table:table-cell office:value-type="float" office:value="0.00713996356353" calcext:value-type="float">
            <text:p>0.00713996356353</text:p>
          </table:table-cell>
          <table:table-cell office:value-type="float" office:value="-0.0165477078408" calcext:value-type="float">
            <text:p>-0.0165477078408</text:p>
          </table:table-cell>
          <table:table-cell office:value-type="float" office:value="0.0035470740404" calcext:value-type="float">
            <text:p>0.0035470740404</text:p>
          </table:table-cell>
          <table:table-cell office:value-type="float" office:value="0.018368108198" calcext:value-type="float">
            <text:p>0.018368108198</text:p>
          </table:table-cell>
          <table:table-cell office:value-type="float" office:value="0.0207109432667" calcext:value-type="float">
            <text:p>0.0207109432667</text:p>
          </table:table-cell>
          <table:table-cell/>
          <table:table-cell office:value-type="float" office:value="1.5928986609615E+018" calcext:value-type="float">
            <text:p>1.5928986609615E+018</text:p>
          </table:table-cell>
          <table:table-cell office:value-type="float" office:value="279" calcext:value-type="float">
            <text:p>279</text:p>
          </table:table-cell>
          <table:table-cell office:value-type="float" office:value="1.59289866090966E+018" calcext:value-type="float">
            <text:p>1.59289866090966E+018</text:p>
          </table:table-cell>
          <table:table-cell/>
          <table:table-cell office:value-type="float" office:value="-0.0106899999082" calcext:value-type="float">
            <text:p>-0.0106899999082</text:p>
          </table:table-cell>
          <table:table-cell office:value-type="float" office:value="-0.00754000013694" calcext:value-type="float">
            <text:p>-0.00754000013694</text:p>
          </table:table-cell>
          <table:table-cell table:number-columns-repeated="2"/>
          <table:table-cell office:value-type="float" office:value="1.5928986609624E+018" calcext:value-type="float">
            <text:p>1.5928986609624E+018</text:p>
          </table:table-cell>
          <table:table-cell office:value-type="float" office:value="279" calcext:value-type="float">
            <text:p>279</text:p>
          </table:table-cell>
          <table:table-cell office:value-type="float" office:value="1.59289866090966E+018" calcext:value-type="float">
            <text:p>1.59289866090966E+018</text:p>
          </table:table-cell>
          <table:table-cell/>
          <table:table-cell office:value-type="float" office:value="5.94654989243" calcext:value-type="float">
            <text:p>5.94654989243</text:p>
          </table:table-cell>
        </table:table-row>
        <table:table-row table:style-name="ro1">
          <table:table-cell office:value-type="float" office:value="1.59289866101286E+018" calcext:value-type="float">
            <text:p>1.59289866101286E+018</text:p>
          </table:table-cell>
          <table:table-cell office:value-type="float" office:value="43" calcext:value-type="float">
            <text:p>43</text:p>
          </table:table-cell>
          <table:table-cell office:value-type="float" office:value="1.59289866096124E+018" calcext:value-type="float">
            <text:p>1.59289866096124E+018</text:p>
          </table:table-cell>
          <table:table-cell/>
          <table:table-cell office:value-type="float" office:value="0.00695412885398" calcext:value-type="float">
            <text:p>0.00695412885398</text:p>
          </table:table-cell>
          <table:table-cell office:value-type="float" office:value="-0.0139260012656" calcext:value-type="float">
            <text:p>-0.0139260012656</text:p>
          </table:table-cell>
          <table:table-cell office:value-type="float" office:value="0.00605361768976" calcext:value-type="float">
            <text:p>0.00605361768976</text:p>
          </table:table-cell>
          <table:table-cell office:value-type="float" office:value="0.0167014878243" calcext:value-type="float">
            <text:p>0.0167014878243</text:p>
          </table:table-cell>
          <table:table-cell office:value-type="float" office:value="0.0195825472474" calcext:value-type="float">
            <text:p>0.0195825472474</text:p>
          </table:table-cell>
          <table:table-cell/>
          <table:table-cell office:value-type="float" office:value="1.59289866101309E+018" calcext:value-type="float">
            <text:p>1.59289866101309E+018</text:p>
          </table:table-cell>
          <table:table-cell office:value-type="float" office:value="280" calcext:value-type="float">
            <text:p>280</text:p>
          </table:table-cell>
          <table:table-cell office:value-type="float" office:value="1.59289866096124E+018" calcext:value-type="float">
            <text:p>1.59289866096124E+018</text:p>
          </table:table-cell>
          <table:table-cell/>
          <table:table-cell office:value-type="float" office:value="-0.0218800008297" calcext:value-type="float">
            <text:p>-0.0218800008297</text:p>
          </table:table-cell>
          <table:table-cell office:value-type="float" office:value="-0.00984600000083" calcext:value-type="float">
            <text:p>-0.00984600000083</text:p>
          </table:table-cell>
          <table:table-cell table:number-columns-repeated="2"/>
          <table:table-cell office:value-type="float" office:value="1.59289866101432E+018" calcext:value-type="float">
            <text:p>1.59289866101432E+018</text:p>
          </table:table-cell>
          <table:table-cell office:value-type="float" office:value="280" calcext:value-type="float">
            <text:p>280</text:p>
          </table:table-cell>
          <table:table-cell office:value-type="float" office:value="1.59289866096124E+018" calcext:value-type="float">
            <text:p>1.59289866096124E+018</text:p>
          </table:table-cell>
          <table:table-cell/>
          <table:table-cell office:value-type="float" office:value="5.89060020447" calcext:value-type="float">
            <text:p>5.89060020447</text:p>
          </table:table-cell>
        </table:table-row>
        <table:table-row table:style-name="ro1">
          <table:table-cell office:value-type="float" office:value="1.59289866106513E+018" calcext:value-type="float">
            <text:p>1.59289866106513E+018</text:p>
          </table:table-cell>
          <table:table-cell office:value-type="float" office:value="44" calcext:value-type="float">
            <text:p>44</text:p>
          </table:table-cell>
          <table:table-cell office:value-type="float" office:value="1.59289866101336E+018" calcext:value-type="float">
            <text:p>1.59289866101336E+018</text:p>
          </table:table-cell>
          <table:table-cell/>
          <table:table-cell office:value-type="float" office:value="0.0100990533829" calcext:value-type="float">
            <text:p>0.0100990533829</text:p>
          </table:table-cell>
          <table:table-cell office:value-type="float" office:value="-0.0140756741166" calcext:value-type="float">
            <text:p>-0.0140756741166</text:p>
          </table:table-cell>
          <table:table-cell office:value-type="float" office:value="0.00759159540758" calcext:value-type="float">
            <text:p>0.00759159540758</text:p>
          </table:table-cell>
          <table:table-cell office:value-type="float" office:value="0.0189142227173" calcext:value-type="float">
            <text:p>0.0189142227173</text:p>
          </table:table-cell>
          <table:table-cell office:value-type="float" office:value="0.0186198540032" calcext:value-type="float">
            <text:p>0.0186198540032</text:p>
          </table:table-cell>
          <table:table-cell/>
          <table:table-cell office:value-type="float" office:value="1.59289866106511E+018" calcext:value-type="float">
            <text:p>1.59289866106511E+018</text:p>
          </table:table-cell>
          <table:table-cell office:value-type="float" office:value="281" calcext:value-type="float">
            <text:p>281</text:p>
          </table:table-cell>
          <table:table-cell office:value-type="float" office:value="1.59289866101336E+018" calcext:value-type="float">
            <text:p>1.59289866101336E+018</text:p>
          </table:table-cell>
          <table:table-cell/>
          <table:table-cell office:value-type="float" office:value="-0.0184700004756" calcext:value-type="float">
            <text:p>-0.0184700004756</text:p>
          </table:table-cell>
          <table:table-cell office:value-type="float" office:value="-0.0133980000392" calcext:value-type="float">
            <text:p>-0.0133980000392</text:p>
          </table:table-cell>
          <table:table-cell table:number-columns-repeated="2"/>
          <table:table-cell office:value-type="float" office:value="1.592898661067E+018" calcext:value-type="float">
            <text:p>1.592898661067E+018</text:p>
          </table:table-cell>
          <table:table-cell office:value-type="float" office:value="281" calcext:value-type="float">
            <text:p>281</text:p>
          </table:table-cell>
          <table:table-cell office:value-type="float" office:value="1.59289866101336E+018" calcext:value-type="float">
            <text:p>1.59289866101336E+018</text:p>
          </table:table-cell>
          <table:table-cell/>
          <table:table-cell office:value-type="float" office:value="5.9076499939" calcext:value-type="float">
            <text:p>5.9076499939</text:p>
          </table:table-cell>
        </table:table-row>
        <table:table-row table:style-name="ro1">
          <table:table-cell office:value-type="float" office:value="1.59289866111703E+018" calcext:value-type="float">
            <text:p>1.59289866111703E+018</text:p>
          </table:table-cell>
          <table:table-cell office:value-type="float" office:value="45" calcext:value-type="float">
            <text:p>45</text:p>
          </table:table-cell>
          <table:table-cell office:value-type="float" office:value="1.5928986610654E+018" calcext:value-type="float">
            <text:p>1.5928986610654E+018</text:p>
          </table:table-cell>
          <table:table-cell/>
          <table:table-cell office:value-type="float" office:value="0.010719511658" calcext:value-type="float">
            <text:p>0.010719511658</text:p>
          </table:table-cell>
          <table:table-cell office:value-type="float" office:value="-0.0108751710504" calcext:value-type="float">
            <text:p>-0.0108751710504</text:p>
          </table:table-cell>
          <table:table-cell office:value-type="float" office:value="0.00902787968516" calcext:value-type="float">
            <text:p>0.00902787968516</text:p>
          </table:table-cell>
          <table:table-cell office:value-type="float" office:value="0.017739219591" calcext:value-type="float">
            <text:p>0.017739219591</text:p>
          </table:table-cell>
          <table:table-cell office:value-type="float" office:value="0.0182665623724" calcext:value-type="float">
            <text:p>0.0182665623724</text:p>
          </table:table-cell>
          <table:table-cell/>
          <table:table-cell office:value-type="float" office:value="1.59289866111748E+018" calcext:value-type="float">
            <text:p>1.59289866111748E+018</text:p>
          </table:table-cell>
          <table:table-cell office:value-type="float" office:value="282" calcext:value-type="float">
            <text:p>282</text:p>
          </table:table-cell>
          <table:table-cell office:value-type="float" office:value="1.5928986610654E+018" calcext:value-type="float">
            <text:p>1.5928986610654E+018</text:p>
          </table:table-cell>
          <table:table-cell/>
          <table:table-cell office:value-type="float" office:value="-0.00679000001401" calcext:value-type="float">
            <text:p>-0.00679000001401</text:p>
          </table:table-cell>
          <table:table-cell office:value-type="float" office:value="-0.0123340003192" calcext:value-type="float">
            <text:p>-0.0123340003192</text:p>
          </table:table-cell>
          <table:table-cell table:number-columns-repeated="2"/>
          <table:table-cell office:value-type="float" office:value="1.59289866111819E+018" calcext:value-type="float">
            <text:p>1.59289866111819E+018</text:p>
          </table:table-cell>
          <table:table-cell office:value-type="float" office:value="282" calcext:value-type="float">
            <text:p>282</text:p>
          </table:table-cell>
          <table:table-cell office:value-type="float" office:value="1.5928986610654E+018" calcext:value-type="float">
            <text:p>1.5928986610654E+018</text:p>
          </table:table-cell>
          <table:table-cell/>
          <table:table-cell office:value-type="float" office:value="5.96605014801" calcext:value-type="float">
            <text:p>5.96605014801</text:p>
          </table:table-cell>
        </table:table-row>
        <table:table-row table:style-name="ro1">
          <table:table-cell office:value-type="float" office:value="1.59289866121879E+018" calcext:value-type="float">
            <text:p>1.59289866121879E+018</text:p>
          </table:table-cell>
          <table:table-cell office:value-type="float" office:value="46" calcext:value-type="float">
            <text:p>46</text:p>
          </table:table-cell>
          <table:table-cell office:value-type="float" office:value="1.59289866111723E+018" calcext:value-type="float">
            <text:p>1.59289866111723E+018</text:p>
          </table:table-cell>
          <table:table-cell/>
          <table:table-cell office:value-type="float" office:value="0.0108180539683" calcext:value-type="float">
            <text:p>0.0108180539683</text:p>
          </table:table-cell>
          <table:table-cell office:value-type="float" office:value="-0.00835262238979" calcext:value-type="float">
            <text:p>-0.00835262238979</text:p>
          </table:table-cell>
          <table:table-cell office:value-type="float" office:value="0.0103304218501" calcext:value-type="float">
            <text:p>0.0103304218501</text:p>
          </table:table-cell>
          <table:table-cell office:value-type="float" office:value="0.01713225618" calcext:value-type="float">
            <text:p>0.01713225618</text:p>
          </table:table-cell>
          <table:table-cell office:value-type="float" office:value="0.0177710596472" calcext:value-type="float">
            <text:p>0.0177710596472</text:p>
          </table:table-cell>
          <table:table-cell/>
          <table:table-cell office:value-type="float" office:value="1.59289866121897E+018" calcext:value-type="float">
            <text:p>1.59289866121897E+018</text:p>
          </table:table-cell>
          <table:table-cell office:value-type="float" office:value="283" calcext:value-type="float">
            <text:p>283</text:p>
          </table:table-cell>
          <table:table-cell office:value-type="float" office:value="1.59289866111723E+018" calcext:value-type="float">
            <text:p>1.59289866111723E+018</text:p>
          </table:table-cell>
          <table:table-cell/>
          <table:table-cell office:value-type="float" office:value="-0.0095600001514" calcext:value-type="float">
            <text:p>-0.0095600001514</text:p>
          </table:table-cell>
          <table:table-cell office:value-type="float" office:value="-0.013477999717" calcext:value-type="float">
            <text:p>-0.013477999717</text:p>
          </table:table-cell>
          <table:table-cell table:number-columns-repeated="2"/>
          <table:table-cell office:value-type="float" office:value="1.59289866122012E+018" calcext:value-type="float">
            <text:p>1.59289866122012E+018</text:p>
          </table:table-cell>
          <table:table-cell office:value-type="float" office:value="283" calcext:value-type="float">
            <text:p>283</text:p>
          </table:table-cell>
          <table:table-cell office:value-type="float" office:value="1.59289866111723E+018" calcext:value-type="float">
            <text:p>1.59289866111723E+018</text:p>
          </table:table-cell>
          <table:table-cell/>
          <table:table-cell office:value-type="float" office:value="5.95219993591" calcext:value-type="float">
            <text:p>5.95219993591</text:p>
          </table:table-cell>
        </table:table-row>
        <table:table-row table:style-name="ro1">
          <table:table-cell office:value-type="float" office:value="1.59289866127085E+018" calcext:value-type="float">
            <text:p>1.59289866127085E+018</text:p>
          </table:table-cell>
          <table:table-cell office:value-type="float" office:value="47" calcext:value-type="float">
            <text:p>47</text:p>
          </table:table-cell>
          <table:table-cell office:value-type="float" office:value="1.59289866121917E+018" calcext:value-type="float">
            <text:p>1.59289866121917E+018</text:p>
          </table:table-cell>
          <table:table-cell/>
          <table:table-cell office:value-type="float" office:value="0.0116535909474" calcext:value-type="float">
            <text:p>0.0116535909474</text:p>
          </table:table-cell>
          <table:table-cell office:value-type="float" office:value="-0.0053778369911" calcext:value-type="float">
            <text:p>-0.0053778369911</text:p>
          </table:table-cell>
          <table:table-cell office:value-type="float" office:value="0.0112737026066" calcext:value-type="float">
            <text:p>0.0112737026066</text:p>
          </table:table-cell>
          <table:table-cell office:value-type="float" office:value="0.0170828476548" calcext:value-type="float">
            <text:p>0.0170828476548</text:p>
          </table:table-cell>
          <table:table-cell office:value-type="float" office:value="0.017514007166" calcext:value-type="float">
            <text:p>0.017514007166</text:p>
          </table:table-cell>
          <table:table-cell/>
          <table:table-cell office:value-type="float" office:value="1.59289866127103E+018" calcext:value-type="float">
            <text:p>1.59289866127103E+018</text:p>
          </table:table-cell>
          <table:table-cell office:value-type="float" office:value="284" calcext:value-type="float">
            <text:p>284</text:p>
          </table:table-cell>
          <table:table-cell office:value-type="float" office:value="1.59289866121917E+018" calcext:value-type="float">
            <text:p>1.59289866121917E+018</text:p>
          </table:table-cell>
          <table:table-cell/>
          <table:table-cell office:value-type="float" office:value="-0.00252000009641" calcext:value-type="float">
            <text:p>-0.00252000009641</text:p>
          </table:table-cell>
          <table:table-cell office:value-type="float" office:value="-0.0118439998478" calcext:value-type="float">
            <text:p>-0.0118439998478</text:p>
          </table:table-cell>
          <table:table-cell table:number-columns-repeated="2"/>
          <table:table-cell office:value-type="float" office:value="1.59289866127227E+018" calcext:value-type="float">
            <text:p>1.59289866127227E+018</text:p>
          </table:table-cell>
          <table:table-cell office:value-type="float" office:value="284" calcext:value-type="float">
            <text:p>284</text:p>
          </table:table-cell>
          <table:table-cell office:value-type="float" office:value="1.59289866121917E+018" calcext:value-type="float">
            <text:p>1.59289866121917E+018</text:p>
          </table:table-cell>
          <table:table-cell/>
          <table:table-cell office:value-type="float" office:value="5.98740005493" calcext:value-type="float">
            <text:p>5.98740005493</text:p>
          </table:table-cell>
        </table:table-row>
        <table:table-row table:style-name="ro1">
          <table:table-cell office:value-type="float" office:value="1.59289866132276E+018" calcext:value-type="float">
            <text:p>1.59289866132276E+018</text:p>
          </table:table-cell>
          <table:table-cell office:value-type="float" office:value="48" calcext:value-type="float">
            <text:p>48</text:p>
          </table:table-cell>
          <table:table-cell office:value-type="float" office:value="1.59289866127125E+018" calcext:value-type="float">
            <text:p>1.59289866127125E+018</text:p>
          </table:table-cell>
          <table:table-cell/>
          <table:table-cell office:value-type="float" office:value="0.0118954470381" calcext:value-type="float">
            <text:p>0.0118954470381</text:p>
          </table:table-cell>
          <table:table-cell office:value-type="float" office:value="-0.00351893855259" calcext:value-type="float">
            <text:p>-0.00351893855259</text:p>
          </table:table-cell>
          <table:table-cell office:value-type="float" office:value="0.0108258230612" calcext:value-type="float">
            <text:p>0.0108258230612</text:p>
          </table:table-cell>
          <table:table-cell office:value-type="float" office:value="0.0164645984769" calcext:value-type="float">
            <text:p>0.0164645984769</text:p>
          </table:table-cell>
          <table:table-cell office:value-type="float" office:value="0.017466628924" calcext:value-type="float">
            <text:p>0.017466628924</text:p>
          </table:table-cell>
          <table:table-cell/>
          <table:table-cell office:value-type="float" office:value="1.59289866132294E+018" calcext:value-type="float">
            <text:p>1.59289866132294E+018</text:p>
          </table:table-cell>
          <table:table-cell office:value-type="float" office:value="285" calcext:value-type="float">
            <text:p>285</text:p>
          </table:table-cell>
          <table:table-cell office:value-type="float" office:value="1.59289866127125E+018" calcext:value-type="float">
            <text:p>1.59289866127125E+018</text:p>
          </table:table-cell>
          <table:table-cell/>
          <table:table-cell office:value-type="float" office:value="-0.000910000002477" calcext:value-type="float">
            <text:p>-0.000910000002477</text:p>
          </table:table-cell>
          <table:table-cell office:value-type="float" office:value="-0.00765000004321" calcext:value-type="float">
            <text:p>-0.00765000004321</text:p>
          </table:table-cell>
          <table:table-cell table:number-columns-repeated="2"/>
          <table:table-cell office:value-type="float" office:value="1.59289866132431E+018" calcext:value-type="float">
            <text:p>1.59289866132431E+018</text:p>
          </table:table-cell>
          <table:table-cell office:value-type="float" office:value="285" calcext:value-type="float">
            <text:p>285</text:p>
          </table:table-cell>
          <table:table-cell office:value-type="float" office:value="1.59289866127125E+018" calcext:value-type="float">
            <text:p>1.59289866127125E+018</text:p>
          </table:table-cell>
          <table:table-cell/>
          <table:table-cell office:value-type="float" office:value="5.99545001984" calcext:value-type="float">
            <text:p>5.99545001984</text:p>
          </table:table-cell>
        </table:table-row>
        <table:table-row table:style-name="ro1">
          <table:table-cell office:value-type="float" office:value="1.59289866137484E+018" calcext:value-type="float">
            <text:p>1.59289866137484E+018</text:p>
          </table:table-cell>
          <table:table-cell office:value-type="float" office:value="49" calcext:value-type="float">
            <text:p>49</text:p>
          </table:table-cell>
          <table:table-cell office:value-type="float" office:value="1.59289866132319E+018" calcext:value-type="float">
            <text:p>1.59289866132319E+018</text:p>
          </table:table-cell>
          <table:table-cell/>
          <table:table-cell office:value-type="float" office:value="0.0130126355216" calcext:value-type="float">
            <text:p>0.0130126355216</text:p>
          </table:table-cell>
          <table:table-cell office:value-type="float" office:value="-0.0020565034356" calcext:value-type="float">
            <text:p>-0.0020565034356</text:p>
          </table:table-cell>
          <table:table-cell office:value-type="float" office:value="0.0147306136787" calcext:value-type="float">
            <text:p>0.0147306136787</text:p>
          </table:table-cell>
          <table:table-cell office:value-type="float" office:value="0.0197623092681" calcext:value-type="float">
            <text:p>0.0197623092681</text:p>
          </table:table-cell>
          <table:table-cell office:value-type="float" office:value="0.0176362469792" calcext:value-type="float">
            <text:p>0.0176362469792</text:p>
          </table:table-cell>
          <table:table-cell/>
          <table:table-cell office:value-type="float" office:value="1.59289866137547E+018" calcext:value-type="float">
            <text:p>1.59289866137547E+018</text:p>
          </table:table-cell>
          <table:table-cell office:value-type="float" office:value="286" calcext:value-type="float">
            <text:p>286</text:p>
          </table:table-cell>
          <table:table-cell office:value-type="float" office:value="1.59289866132319E+018" calcext:value-type="float">
            <text:p>1.59289866132319E+018</text:p>
          </table:table-cell>
          <table:table-cell/>
          <table:table-cell office:value-type="float" office:value="0.00326999998651" calcext:value-type="float">
            <text:p>0.00326999998651</text:p>
          </table:table-cell>
          <table:table-cell office:value-type="float" office:value="-0.00330199999735" calcext:value-type="float">
            <text:p>-0.00330199999735</text:p>
          </table:table-cell>
          <table:table-cell table:number-columns-repeated="2"/>
          <table:table-cell office:value-type="float" office:value="1.59289866137622E+018" calcext:value-type="float">
            <text:p>1.59289866137622E+018</text:p>
          </table:table-cell>
          <table:table-cell office:value-type="float" office:value="286" calcext:value-type="float">
            <text:p>286</text:p>
          </table:table-cell>
          <table:table-cell office:value-type="float" office:value="1.59289866132319E+018" calcext:value-type="float">
            <text:p>1.59289866132319E+018</text:p>
          </table:table-cell>
          <table:table-cell/>
          <table:table-cell office:value-type="float" office:value="6.01634979248" calcext:value-type="float">
            <text:p>6.01634979248</text:p>
          </table:table-cell>
        </table:table-row>
        <table:table-row table:style-name="ro1">
          <table:table-cell office:value-type="float" office:value="1.59289866147742E+018" calcext:value-type="float">
            <text:p>1.59289866147742E+018</text:p>
          </table:table-cell>
          <table:table-cell office:value-type="float" office:value="50" calcext:value-type="float">
            <text:p>50</text:p>
          </table:table-cell>
          <table:table-cell office:value-type="float" office:value="1.5928986613752E+018" calcext:value-type="float">
            <text:p>1.5928986613752E+018</text:p>
          </table:table-cell>
          <table:table-cell/>
          <table:table-cell office:value-type="float" office:value="0.011781103909" calcext:value-type="float">
            <text:p>0.011781103909</text:p>
          </table:table-cell>
          <table:table-cell office:value-type="float" office:value="0.00121261575259" calcext:value-type="float">
            <text:p>0.00121261575259</text:p>
          </table:table-cell>
          <table:table-cell office:value-type="float" office:value="0.0148708038032" calcext:value-type="float">
            <text:p>0.0148708038032</text:p>
          </table:table-cell>
          <table:table-cell office:value-type="float" office:value="0.0190106723458" calcext:value-type="float">
            <text:p>0.0190106723458</text:p>
          </table:table-cell>
          <table:table-cell office:value-type="float" office:value="0.0178905371577" calcext:value-type="float">
            <text:p>0.0178905371577</text:p>
          </table:table-cell>
          <table:table-cell/>
          <table:table-cell office:value-type="float" office:value="1.59289866147689E+018" calcext:value-type="float">
            <text:p>1.59289866147689E+018</text:p>
          </table:table-cell>
          <table:table-cell office:value-type="float" office:value="287" calcext:value-type="float">
            <text:p>287</text:p>
          </table:table-cell>
          <table:table-cell office:value-type="float" office:value="1.5928986613752E+018" calcext:value-type="float">
            <text:p>1.5928986613752E+018</text:p>
          </table:table-cell>
          <table:table-cell/>
          <table:table-cell office:value-type="float" office:value="0.00488999998197" calcext:value-type="float">
            <text:p>0.00488999998197</text:p>
          </table:table-cell>
          <table:table-cell office:value-type="float" office:value="-0.000966000021435" calcext:value-type="float">
            <text:p>-0.000966000021435</text:p>
          </table:table-cell>
          <table:table-cell table:number-columns-repeated="2"/>
          <table:table-cell office:value-type="float" office:value="1.592898661478E+018" calcext:value-type="float">
            <text:p>1.592898661478E+018</text:p>
          </table:table-cell>
          <table:table-cell office:value-type="float" office:value="287" calcext:value-type="float">
            <text:p>287</text:p>
          </table:table-cell>
          <table:table-cell office:value-type="float" office:value="1.5928986613752E+018" calcext:value-type="float">
            <text:p>1.5928986613752E+018</text:p>
          </table:table-cell>
          <table:table-cell/>
          <table:table-cell office:value-type="float" office:value="6.02444982529" calcext:value-type="float">
            <text:p>6.02444982529</text:p>
          </table:table-cell>
        </table:table-row>
        <table:table-row table:style-name="ro1">
          <table:table-cell office:value-type="float" office:value="1.59289866152888E+018" calcext:value-type="float">
            <text:p>1.59289866152888E+018</text:p>
          </table:table-cell>
          <table:table-cell office:value-type="float" office:value="51" calcext:value-type="float">
            <text:p>51</text:p>
          </table:table-cell>
          <table:table-cell office:value-type="float" office:value="1.59289866147716E+018" calcext:value-type="float">
            <text:p>1.59289866147716E+018</text:p>
          </table:table-cell>
          <table:table-cell/>
          <table:table-cell office:value-type="float" office:value="0.0113522168249" calcext:value-type="float">
            <text:p>0.0113522168249</text:p>
          </table:table-cell>
          <table:table-cell office:value-type="float" office:value="0.00546546373516" calcext:value-type="float">
            <text:p>0.00546546373516</text:p>
          </table:table-cell>
          <table:table-cell office:value-type="float" office:value="0.0158227104694" calcext:value-type="float">
            <text:p>0.0158227104694</text:p>
          </table:table-cell>
          <table:table-cell office:value-type="float" office:value="0.020226277411" calcext:value-type="float">
            <text:p>0.020226277411</text:p>
          </table:table-cell>
          <table:table-cell office:value-type="float" office:value="0.0185093414038" calcext:value-type="float">
            <text:p>0.0185093414038</text:p>
          </table:table-cell>
          <table:table-cell/>
          <table:table-cell office:value-type="float" office:value="1.59289866152944E+018" calcext:value-type="float">
            <text:p>1.59289866152944E+018</text:p>
          </table:table-cell>
          <table:table-cell office:value-type="float" office:value="288" calcext:value-type="float">
            <text:p>288</text:p>
          </table:table-cell>
          <table:table-cell office:value-type="float" office:value="1.59289866147716E+018" calcext:value-type="float">
            <text:p>1.59289866147716E+018</text:p>
          </table:table-cell>
          <table:table-cell/>
          <table:table-cell office:value-type="float" office:value="0.00607000011951" calcext:value-type="float">
            <text:p>0.00607000011951</text:p>
          </table:table-cell>
          <table:table-cell office:value-type="float" office:value="0.00215999991633" calcext:value-type="float">
            <text:p>0.00215999991633</text:p>
          </table:table-cell>
          <table:table-cell table:number-columns-repeated="2"/>
          <table:table-cell office:value-type="float" office:value="1.59289866153007E+018" calcext:value-type="float">
            <text:p>1.59289866153007E+018</text:p>
          </table:table-cell>
          <table:table-cell office:value-type="float" office:value="288" calcext:value-type="float">
            <text:p>288</text:p>
          </table:table-cell>
          <table:table-cell office:value-type="float" office:value="1.59289866147716E+018" calcext:value-type="float">
            <text:p>1.59289866147716E+018</text:p>
          </table:table-cell>
          <table:table-cell/>
          <table:table-cell office:value-type="float" office:value="6.03035020828" calcext:value-type="float">
            <text:p>6.03035020828</text:p>
          </table:table-cell>
        </table:table-row>
        <table:table-row table:style-name="ro1">
          <table:table-cell office:value-type="float" office:value="1.59289866158094E+018" calcext:value-type="float">
            <text:p>1.59289866158094E+018</text:p>
          </table:table-cell>
          <table:table-cell office:value-type="float" office:value="52" calcext:value-type="float">
            <text:p>52</text:p>
          </table:table-cell>
          <table:table-cell office:value-type="float" office:value="1.59289866152917E+018" calcext:value-type="float">
            <text:p>1.59289866152917E+018</text:p>
          </table:table-cell>
          <table:table-cell/>
          <table:table-cell office:value-type="float" office:value="0.0111781116575" calcext:value-type="float">
            <text:p>0.0111781116575</text:p>
          </table:table-cell>
          <table:table-cell office:value-type="float" office:value="0.00751077290624" calcext:value-type="float">
            <text:p>0.00751077290624</text:p>
          </table:table-cell>
          <table:table-cell office:value-type="float" office:value="0.0172671452165" calcext:value-type="float">
            <text:p>0.0172671452165</text:p>
          </table:table-cell>
          <table:table-cell office:value-type="float" office:value="0.0218978580087" calcext:value-type="float">
            <text:p>0.0218978580087</text:p>
          </table:table-cell>
          <table:table-cell office:value-type="float" office:value="0.0194723438472" calcext:value-type="float">
            <text:p>0.0194723438472</text:p>
          </table:table-cell>
          <table:table-cell/>
          <table:table-cell office:value-type="float" office:value="1.59289866158152E+018" calcext:value-type="float">
            <text:p>1.59289866158152E+018</text:p>
          </table:table-cell>
          <table:table-cell office:value-type="float" office:value="289" calcext:value-type="float">
            <text:p>289</text:p>
          </table:table-cell>
          <table:table-cell office:value-type="float" office:value="1.59289866152917E+018" calcext:value-type="float">
            <text:p>1.59289866152917E+018</text:p>
          </table:table-cell>
          <table:table-cell/>
          <table:table-cell office:value-type="float" office:value="0.0185199994594" calcext:value-type="float">
            <text:p>0.0185199994594</text:p>
          </table:table-cell>
          <table:table-cell office:value-type="float" office:value="0.00636800006032" calcext:value-type="float">
            <text:p>0.00636800006032</text:p>
          </table:table-cell>
          <table:table-cell table:number-columns-repeated="2"/>
          <table:table-cell office:value-type="float" office:value="1.59289866158218E+018" calcext:value-type="float">
            <text:p>1.59289866158218E+018</text:p>
          </table:table-cell>
          <table:table-cell office:value-type="float" office:value="289" calcext:value-type="float">
            <text:p>289</text:p>
          </table:table-cell>
          <table:table-cell office:value-type="float" office:value="1.59289866152917E+018" calcext:value-type="float">
            <text:p>1.59289866152917E+018</text:p>
          </table:table-cell>
          <table:table-cell/>
          <table:table-cell office:value-type="float" office:value="6.09259986877" calcext:value-type="float">
            <text:p>6.09259986877</text:p>
          </table:table-cell>
        </table:table-row>
        <table:table-row table:style-name="ro1">
          <table:table-cell office:value-type="float" office:value="1.59289866168227E+018" calcext:value-type="float">
            <text:p>1.59289866168227E+018</text:p>
          </table:table-cell>
          <table:table-cell office:value-type="float" office:value="53" calcext:value-type="float">
            <text:p>53</text:p>
          </table:table-cell>
          <table:table-cell office:value-type="float" office:value="1.59289866158125E+018" calcext:value-type="float">
            <text:p>1.59289866158125E+018</text:p>
          </table:table-cell>
          <table:table-cell/>
          <table:table-cell office:value-type="float" office:value="0.0107352174819" calcext:value-type="float">
            <text:p>0.0107352174819</text:p>
          </table:table-cell>
          <table:table-cell office:value-type="float" office:value="0.00968300085515" calcext:value-type="float">
            <text:p>0.00968300085515</text:p>
          </table:table-cell>
          <table:table-cell office:value-type="float" office:value="0.0167834144086" calcext:value-type="float">
            <text:p>0.0167834144086</text:p>
          </table:table-cell>
          <table:table-cell office:value-type="float" office:value="0.0221514869481" calcext:value-type="float">
            <text:p>0.0221514869481</text:p>
          </table:table-cell>
          <table:table-cell office:value-type="float" office:value="0.0206097215414" calcext:value-type="float">
            <text:p>0.0206097215414</text:p>
          </table:table-cell>
          <table:table-cell/>
          <table:table-cell office:value-type="float" office:value="1.59289866168238E+018" calcext:value-type="float">
            <text:p>1.59289866168238E+018</text:p>
          </table:table-cell>
          <table:table-cell office:value-type="float" office:value="290" calcext:value-type="float">
            <text:p>290</text:p>
          </table:table-cell>
          <table:table-cell office:value-type="float" office:value="1.59289866158125E+018" calcext:value-type="float">
            <text:p>1.59289866158125E+018</text:p>
          </table:table-cell>
          <table:table-cell/>
          <table:table-cell office:value-type="float" office:value="0.0218400005251" calcext:value-type="float">
            <text:p>0.0218400005251</text:p>
          </table:table-cell>
          <table:table-cell office:value-type="float" office:value="0.0109179997817" calcext:value-type="float">
            <text:p>0.0109179997817</text:p>
          </table:table-cell>
          <table:table-cell table:number-columns-repeated="2"/>
          <table:table-cell office:value-type="float" office:value="1.59289866168331E+018" calcext:value-type="float">
            <text:p>1.59289866168331E+018</text:p>
          </table:table-cell>
          <table:table-cell office:value-type="float" office:value="290" calcext:value-type="float">
            <text:p>290</text:p>
          </table:table-cell>
          <table:table-cell office:value-type="float" office:value="1.59289866158125E+018" calcext:value-type="float">
            <text:p>1.59289866158125E+018</text:p>
          </table:table-cell>
          <table:table-cell/>
          <table:table-cell office:value-type="float" office:value="6.10920000076" calcext:value-type="float">
            <text:p>6.10920000076</text:p>
          </table:table-cell>
        </table:table-row>
        <table:table-row table:style-name="ro1">
          <table:table-cell office:value-type="float" office:value="1.59289866173394E+018" calcext:value-type="float">
            <text:p>1.59289866173394E+018</text:p>
          </table:table-cell>
          <table:table-cell office:value-type="float" office:value="54" calcext:value-type="float">
            <text:p>54</text:p>
          </table:table-cell>
          <table:table-cell office:value-type="float" office:value="1.59289866168246E+018" calcext:value-type="float">
            <text:p>1.59289866168246E+018</text:p>
          </table:table-cell>
          <table:table-cell/>
          <table:table-cell office:value-type="float" office:value="0.00928106997162" calcext:value-type="float">
            <text:p>0.00928106997162</text:p>
          </table:table-cell>
          <table:table-cell office:value-type="float" office:value="0.0113032981753" calcext:value-type="float">
            <text:p>0.0113032981753</text:p>
          </table:table-cell>
          <table:table-cell office:value-type="float" office:value="0.0155592095107" calcext:value-type="float">
            <text:p>0.0155592095107</text:p>
          </table:table-cell>
          <table:table-cell office:value-type="float" office:value="0.0213539656252" calcext:value-type="float">
            <text:p>0.0213539656252</text:p>
          </table:table-cell>
          <table:table-cell office:value-type="float" office:value="0.0209280513227" calcext:value-type="float">
            <text:p>0.0209280513227</text:p>
          </table:table-cell>
          <table:table-cell/>
          <table:table-cell office:value-type="float" office:value="1.59289866173489E+018" calcext:value-type="float">
            <text:p>1.59289866173489E+018</text:p>
          </table:table-cell>
          <table:table-cell office:value-type="float" office:value="291" calcext:value-type="float">
            <text:p>291</text:p>
          </table:table-cell>
          <table:table-cell office:value-type="float" office:value="1.59289866168246E+018" calcext:value-type="float">
            <text:p>1.59289866168246E+018</text:p>
          </table:table-cell>
          <table:table-cell/>
          <table:table-cell office:value-type="float" office:value="0.0031500000041" calcext:value-type="float">
            <text:p>0.0031500000041</text:p>
          </table:table-cell>
          <table:table-cell office:value-type="float" office:value="0.0108939995989" calcext:value-type="float">
            <text:p>0.0108939995989</text:p>
          </table:table-cell>
          <table:table-cell table:number-columns-repeated="2"/>
          <table:table-cell office:value-type="float" office:value="1.59289866173548E+018" calcext:value-type="float">
            <text:p>1.59289866173548E+018</text:p>
          </table:table-cell>
          <table:table-cell office:value-type="float" office:value="291" calcext:value-type="float">
            <text:p>291</text:p>
          </table:table-cell>
          <table:table-cell office:value-type="float" office:value="1.59289866168246E+018" calcext:value-type="float">
            <text:p>1.59289866168246E+018</text:p>
          </table:table-cell>
          <table:table-cell/>
          <table:table-cell office:value-type="float" office:value="6.01574993134" calcext:value-type="float">
            <text:p>6.01574993134</text:p>
          </table:table-cell>
        </table:table-row>
        <table:table-row table:style-name="ro1">
          <table:table-cell office:value-type="float" office:value="1.59289866178627E+018" calcext:value-type="float">
            <text:p>1.59289866178627E+018</text:p>
          </table:table-cell>
          <table:table-cell office:value-type="float" office:value="55" calcext:value-type="float">
            <text:p>55</text:p>
          </table:table-cell>
          <table:table-cell office:value-type="float" office:value="1.59289866173464E+018" calcext:value-type="float">
            <text:p>1.59289866173464E+018</text:p>
          </table:table-cell>
          <table:table-cell/>
          <table:table-cell office:value-type="float" office:value="0.00950338132679" calcext:value-type="float">
            <text:p>0.00950338132679</text:p>
          </table:table-cell>
          <table:table-cell office:value-type="float" office:value="0.0132464794442" calcext:value-type="float">
            <text:p>0.0132464794442</text:p>
          </table:table-cell>
          <table:table-cell office:value-type="float" office:value="0.0165363885462" calcext:value-type="float">
            <text:p>0.0165363885462</text:p>
          </table:table-cell>
          <table:table-cell office:value-type="float" office:value="0.0232214480639" calcext:value-type="float">
            <text:p>0.0232214480639</text:p>
          </table:table-cell>
          <table:table-cell office:value-type="float" office:value="0.0217702072114" calcext:value-type="float">
            <text:p>0.0217702072114</text:p>
          </table:table-cell>
          <table:table-cell/>
          <table:table-cell office:value-type="float" office:value="1.59289866178645E+018" calcext:value-type="float">
            <text:p>1.59289866178645E+018</text:p>
          </table:table-cell>
          <table:table-cell office:value-type="float" office:value="292" calcext:value-type="float">
            <text:p>292</text:p>
          </table:table-cell>
          <table:table-cell office:value-type="float" office:value="1.59289866173464E+018" calcext:value-type="float">
            <text:p>1.59289866173464E+018</text:p>
          </table:table-cell>
          <table:table-cell/>
          <table:table-cell office:value-type="float" office:value="0.0161400008947" calcext:value-type="float">
            <text:p>0.0161400008947</text:p>
          </table:table-cell>
          <table:table-cell office:value-type="float" office:value="0.0131440004334" calcext:value-type="float">
            <text:p>0.0131440004334</text:p>
          </table:table-cell>
          <table:table-cell table:number-columns-repeated="2"/>
          <table:table-cell office:value-type="float" office:value="1.59289866178779E+018" calcext:value-type="float">
            <text:p>1.59289866178779E+018</text:p>
          </table:table-cell>
          <table:table-cell office:value-type="float" office:value="292" calcext:value-type="float">
            <text:p>292</text:p>
          </table:table-cell>
          <table:table-cell office:value-type="float" office:value="1.59289866173464E+018" calcext:value-type="float">
            <text:p>1.59289866173464E+018</text:p>
          </table:table-cell>
          <table:table-cell/>
          <table:table-cell office:value-type="float" office:value="6.08069992065" calcext:value-type="float">
            <text:p>6.08069992065</text:p>
          </table:table-cell>
        </table:table-row>
        <table:table-row table:style-name="ro1">
          <table:table-cell office:value-type="float" office:value="1.59289866183836E+018" calcext:value-type="float">
            <text:p>1.59289866183836E+018</text:p>
          </table:table-cell>
          <table:table-cell office:value-type="float" office:value="56" calcext:value-type="float">
            <text:p>56</text:p>
          </table:table-cell>
          <table:table-cell office:value-type="float" office:value="1.59289866178668E+018" calcext:value-type="float">
            <text:p>1.59289866178668E+018</text:p>
          </table:table-cell>
          <table:table-cell/>
          <table:table-cell office:value-type="float" office:value="0.00752406800166" calcext:value-type="float">
            <text:p>0.00752406800166</text:p>
          </table:table-cell>
          <table:table-cell office:value-type="float" office:value="0.0156900789589" calcext:value-type="float">
            <text:p>0.0156900789589</text:p>
          </table:table-cell>
          <table:table-cell office:value-type="float" office:value="0.0159348901361" calcext:value-type="float">
            <text:p>0.0159348901361</text:p>
          </table:table-cell>
          <table:table-cell office:value-type="float" office:value="0.0235947221518" calcext:value-type="float">
            <text:p>0.0235947221518</text:p>
          </table:table-cell>
          <table:table-cell office:value-type="float" office:value="0.0224438961595" calcext:value-type="float">
            <text:p>0.0224438961595</text:p>
          </table:table-cell>
          <table:table-cell/>
          <table:table-cell office:value-type="float" office:value="1.59289866183854E+018" calcext:value-type="float">
            <text:p>1.59289866183854E+018</text:p>
          </table:table-cell>
          <table:table-cell office:value-type="float" office:value="293" calcext:value-type="float">
            <text:p>293</text:p>
          </table:table-cell>
          <table:table-cell office:value-type="float" office:value="1.59289866178668E+018" calcext:value-type="float">
            <text:p>1.59289866178668E+018</text:p>
          </table:table-cell>
          <table:table-cell/>
          <table:table-cell office:value-type="float" office:value="0.0129500003532" calcext:value-type="float">
            <text:p>0.0129500003532</text:p>
          </table:table-cell>
          <table:table-cell office:value-type="float" office:value="0.0145199997351" calcext:value-type="float">
            <text:p>0.0145199997351</text:p>
          </table:table-cell>
          <table:table-cell table:number-columns-repeated="2"/>
          <table:table-cell office:value-type="float" office:value="1.5928986618401E+018" calcext:value-type="float">
            <text:p>1.5928986618401E+018</text:p>
          </table:table-cell>
          <table:table-cell office:value-type="float" office:value="293" calcext:value-type="float">
            <text:p>293</text:p>
          </table:table-cell>
          <table:table-cell office:value-type="float" office:value="1.59289866178668E+018" calcext:value-type="float">
            <text:p>1.59289866178668E+018</text:p>
          </table:table-cell>
          <table:table-cell/>
          <table:table-cell office:value-type="float" office:value="6.06475019455" calcext:value-type="float">
            <text:p>6.06475019455</text:p>
          </table:table-cell>
        </table:table-row>
        <table:table-row table:style-name="ro1">
          <table:table-cell office:value-type="float" office:value="1.59289866189059E+018" calcext:value-type="float">
            <text:p>1.59289866189059E+018</text:p>
          </table:table-cell>
          <table:table-cell office:value-type="float" office:value="57" calcext:value-type="float">
            <text:p>57</text:p>
          </table:table-cell>
          <table:table-cell office:value-type="float" office:value="1.59289866183878E+018" calcext:value-type="float">
            <text:p>1.59289866183878E+018</text:p>
          </table:table-cell>
          <table:table-cell/>
          <table:table-cell office:value-type="float" office:value="0.00654945755377" calcext:value-type="float">
            <text:p>0.00654945755377</text:p>
          </table:table-cell>
          <table:table-cell office:value-type="float" office:value="0.0169474855065" calcext:value-type="float">
            <text:p>0.0169474855065</text:p>
          </table:table-cell>
          <table:table-cell office:value-type="float" office:value="0.0143779283389" calcext:value-type="float">
            <text:p>0.0143779283389</text:p>
          </table:table-cell>
          <table:table-cell office:value-type="float" office:value="0.023169754073" calcext:value-type="float">
            <text:p>0.023169754073</text:p>
          </table:table-cell>
          <table:table-cell office:value-type="float" office:value="0.0226982757449" calcext:value-type="float">
            <text:p>0.0226982757449</text:p>
          </table:table-cell>
          <table:table-cell/>
          <table:table-cell office:value-type="float" office:value="1.5928986618909E+018" calcext:value-type="float">
            <text:p>1.5928986618909E+018</text:p>
          </table:table-cell>
          <table:table-cell office:value-type="float" office:value="294" calcext:value-type="float">
            <text:p>294</text:p>
          </table:table-cell>
          <table:table-cell office:value-type="float" office:value="1.59289866183878E+018" calcext:value-type="float">
            <text:p>1.59289866183878E+018</text:p>
          </table:table-cell>
          <table:table-cell/>
          <table:table-cell office:value-type="float" office:value="0.00487999990582" calcext:value-type="float">
            <text:p>0.00487999990582</text:p>
          </table:table-cell>
          <table:table-cell office:value-type="float" office:value="0.0117920003831" calcext:value-type="float">
            <text:p>0.0117920003831</text:p>
          </table:table-cell>
          <table:table-cell table:number-columns-repeated="2"/>
          <table:table-cell office:value-type="float" office:value="1.59289866189193E+018" calcext:value-type="float">
            <text:p>1.59289866189193E+018</text:p>
          </table:table-cell>
          <table:table-cell office:value-type="float" office:value="294" calcext:value-type="float">
            <text:p>294</text:p>
          </table:table-cell>
          <table:table-cell office:value-type="float" office:value="1.59289866183878E+018" calcext:value-type="float">
            <text:p>1.59289866183878E+018</text:p>
          </table:table-cell>
          <table:table-cell/>
          <table:table-cell office:value-type="float" office:value="6.02440023422" calcext:value-type="float">
            <text:p>6.02440023422</text:p>
          </table:table-cell>
        </table:table-row>
        <table:table-row table:style-name="ro1">
          <table:table-cell office:value-type="float" office:value="1.59289866194235E+018" calcext:value-type="float">
            <text:p>1.59289866194235E+018</text:p>
          </table:table-cell>
          <table:table-cell office:value-type="float" office:value="58" calcext:value-type="float">
            <text:p>58</text:p>
          </table:table-cell>
          <table:table-cell office:value-type="float" office:value="1.59289866189061E+018" calcext:value-type="float">
            <text:p>1.59289866189061E+018</text:p>
          </table:table-cell>
          <table:table-cell/>
          <table:table-cell office:value-type="float" office:value="0.00639964733273" calcext:value-type="float">
            <text:p>0.00639964733273</text:p>
          </table:table-cell>
          <table:table-cell office:value-type="float" office:value="0.0192587561905" calcext:value-type="float">
            <text:p>0.0192587561905</text:p>
          </table:table-cell>
          <table:table-cell office:value-type="float" office:value="0.0141217233613" calcext:value-type="float">
            <text:p>0.0141217233613</text:p>
          </table:table-cell>
          <table:table-cell office:value-type="float" office:value="0.0247240420431" calcext:value-type="float">
            <text:p>0.0247240420431</text:p>
          </table:table-cell>
          <table:table-cell office:value-type="float" office:value="0.0232127849013" calcext:value-type="float">
            <text:p>0.0232127849013</text:p>
          </table:table-cell>
          <table:table-cell/>
          <table:table-cell office:value-type="float" office:value="1.59289866194328E+018" calcext:value-type="float">
            <text:p>1.59289866194328E+018</text:p>
          </table:table-cell>
          <table:table-cell office:value-type="float" office:value="295" calcext:value-type="float">
            <text:p>295</text:p>
          </table:table-cell>
          <table:table-cell office:value-type="float" office:value="1.59289866189061E+018" calcext:value-type="float">
            <text:p>1.59289866189061E+018</text:p>
          </table:table-cell>
          <table:table-cell/>
          <table:table-cell office:value-type="float" office:value="0.00992999970913" calcext:value-type="float">
            <text:p>0.00992999970913</text:p>
          </table:table-cell>
          <table:table-cell office:value-type="float" office:value="0.00941000040621" calcext:value-type="float">
            <text:p>0.00941000040621</text:p>
          </table:table-cell>
          <table:table-cell table:number-columns-repeated="2"/>
          <table:table-cell office:value-type="float" office:value="1.59289866194371E+018" calcext:value-type="float">
            <text:p>1.59289866194371E+018</text:p>
          </table:table-cell>
          <table:table-cell office:value-type="float" office:value="295" calcext:value-type="float">
            <text:p>295</text:p>
          </table:table-cell>
          <table:table-cell office:value-type="float" office:value="1.59289866189061E+018" calcext:value-type="float">
            <text:p>1.59289866189061E+018</text:p>
          </table:table-cell>
          <table:table-cell/>
          <table:table-cell office:value-type="float" office:value="6.04965019226" calcext:value-type="float">
            <text:p>6.04965019226</text:p>
          </table:table-cell>
        </table:table-row>
        <table:table-row table:style-name="ro1">
          <table:table-cell office:value-type="float" office:value="1.59289866204546E+018" calcext:value-type="float">
            <text:p>1.59289866204546E+018</text:p>
          </table:table-cell>
          <table:table-cell office:value-type="float" office:value="59" calcext:value-type="float">
            <text:p>59</text:p>
          </table:table-cell>
          <table:table-cell office:value-type="float" office:value="1.59289866194262E+018" calcext:value-type="float">
            <text:p>1.59289866194262E+018</text:p>
          </table:table-cell>
          <table:table-cell/>
          <table:table-cell office:value-type="float" office:value="0.00492655858397" calcext:value-type="float">
            <text:p>0.00492655858397</text:p>
          </table:table-cell>
          <table:table-cell office:value-type="float" office:value="0.0199573356658" calcext:value-type="float">
            <text:p>0.0199573356658</text:p>
          </table:table-cell>
          <table:table-cell office:value-type="float" office:value="0.0123026473448" calcext:value-type="float">
            <text:p>0.0123026473448</text:p>
          </table:table-cell>
          <table:table-cell office:value-type="float" office:value="0.0239566545933" calcext:value-type="float">
            <text:p>0.0239566545933</text:p>
          </table:table-cell>
          <table:table-cell office:value-type="float" office:value="0.02373332344" calcext:value-type="float">
            <text:p>0.02373332344</text:p>
          </table:table-cell>
          <table:table-cell/>
          <table:table-cell office:value-type="float" office:value="1.59289866204551E+018" calcext:value-type="float">
            <text:p>1.59289866204551E+018</text:p>
          </table:table-cell>
          <table:table-cell office:value-type="float" office:value="296" calcext:value-type="float">
            <text:p>296</text:p>
          </table:table-cell>
          <table:table-cell office:value-type="float" office:value="1.59289866194262E+018" calcext:value-type="float">
            <text:p>1.59289866194262E+018</text:p>
          </table:table-cell>
          <table:table-cell/>
          <table:table-cell office:value-type="float" office:value="0.0100100003183" calcext:value-type="float">
            <text:p>0.0100100003183</text:p>
          </table:table-cell>
          <table:table-cell office:value-type="float" office:value="0.0107819996774" calcext:value-type="float">
            <text:p>0.0107819996774</text:p>
          </table:table-cell>
          <table:table-cell table:number-columns-repeated="2"/>
          <table:table-cell office:value-type="float" office:value="1.59289866204582E+018" calcext:value-type="float">
            <text:p>1.59289866204582E+018</text:p>
          </table:table-cell>
          <table:table-cell office:value-type="float" office:value="296" calcext:value-type="float">
            <text:p>296</text:p>
          </table:table-cell>
          <table:table-cell office:value-type="float" office:value="1.59289866194262E+018" calcext:value-type="float">
            <text:p>1.59289866194262E+018</text:p>
          </table:table-cell>
          <table:table-cell/>
          <table:table-cell office:value-type="float" office:value="6.0500497818" calcext:value-type="float">
            <text:p>6.0500497818</text:p>
          </table:table-cell>
        </table:table-row>
        <table:table-row table:style-name="ro1">
          <table:table-cell office:value-type="float" office:value="1.59289866209723E+018" calcext:value-type="float">
            <text:p>1.59289866209723E+018</text:p>
          </table:table-cell>
          <table:table-cell office:value-type="float" office:value="60" calcext:value-type="float">
            <text:p>60</text:p>
          </table:table-cell>
          <table:table-cell office:value-type="float" office:value="1.59289866204572E+018" calcext:value-type="float">
            <text:p>1.59289866204572E+018</text:p>
          </table:table-cell>
          <table:table-cell/>
          <table:table-cell office:value-type="float" office:value="0.00213258992881" calcext:value-type="float">
            <text:p>0.00213258992881</text:p>
          </table:table-cell>
          <table:table-cell office:value-type="float" office:value="0.0217461902648" calcext:value-type="float">
            <text:p>0.0217461902648</text:p>
          </table:table-cell>
          <table:table-cell office:value-type="float" office:value="0.0107875438407" calcext:value-type="float">
            <text:p>0.0107875438407</text:p>
          </table:table-cell>
          <table:table-cell office:value-type="float" office:value="0.0243683364242" calcext:value-type="float">
            <text:p>0.0243683364242</text:p>
          </table:table-cell>
          <table:table-cell office:value-type="float" office:value="0.0239627026021" calcext:value-type="float">
            <text:p>0.0239627026021</text:p>
          </table:table-cell>
          <table:table-cell/>
          <table:table-cell office:value-type="float" office:value="1.5928986620974E+018" calcext:value-type="float">
            <text:p>1.5928986620974E+018</text:p>
          </table:table-cell>
          <table:table-cell office:value-type="float" office:value="297" calcext:value-type="float">
            <text:p>297</text:p>
          </table:table-cell>
          <table:table-cell office:value-type="float" office:value="1.59289866204572E+018" calcext:value-type="float">
            <text:p>1.59289866204572E+018</text:p>
          </table:table-cell>
          <table:table-cell/>
          <table:table-cell office:value-type="float" office:value="0.00221999990754" calcext:value-type="float">
            <text:p>0.00221999990754</text:p>
          </table:table-cell>
          <table:table-cell office:value-type="float" office:value="0.00799799989909" calcext:value-type="float">
            <text:p>0.00799799989909</text:p>
          </table:table-cell>
          <table:table-cell table:number-columns-repeated="2"/>
          <table:table-cell office:value-type="float" office:value="1.59289866209884E+018" calcext:value-type="float">
            <text:p>1.59289866209884E+018</text:p>
          </table:table-cell>
          <table:table-cell office:value-type="float" office:value="297" calcext:value-type="float">
            <text:p>297</text:p>
          </table:table-cell>
          <table:table-cell office:value-type="float" office:value="1.59289866204572E+018" calcext:value-type="float">
            <text:p>1.59289866204572E+018</text:p>
          </table:table-cell>
          <table:table-cell/>
          <table:table-cell office:value-type="float" office:value="6.01109981537" calcext:value-type="float">
            <text:p>6.01109981537</text:p>
          </table:table-cell>
        </table:table-row>
        <table:table-row table:style-name="ro1">
          <table:table-cell office:value-type="float" office:value="1.59289866214933E+018" calcext:value-type="float">
            <text:p>1.59289866214933E+018</text:p>
          </table:table-cell>
          <table:table-cell office:value-type="float" office:value="61" calcext:value-type="float">
            <text:p>61</text:p>
          </table:table-cell>
          <table:table-cell office:value-type="float" office:value="1.59289866209766E+018" calcext:value-type="float">
            <text:p>1.59289866209766E+018</text:p>
          </table:table-cell>
          <table:table-cell/>
          <table:table-cell office:value-type="float" office:value="0.00077876879368" calcext:value-type="float">
            <text:p>0.00077876879368</text:p>
          </table:table-cell>
          <table:table-cell office:value-type="float" office:value="0.0220806002617" calcext:value-type="float">
            <text:p>0.0220806002617</text:p>
          </table:table-cell>
          <table:table-cell office:value-type="float" office:value="0.00887546222657" calcext:value-type="float">
            <text:p>0.00887546222657</text:p>
          </table:table-cell>
          <table:table-cell office:value-type="float" office:value="0.0238103605807" calcext:value-type="float">
            <text:p>0.0238103605807</text:p>
          </table:table-cell>
          <table:table-cell office:value-type="float" office:value="0.0240058302879" calcext:value-type="float">
            <text:p>0.0240058302879</text:p>
          </table:table-cell>
          <table:table-cell/>
          <table:table-cell office:value-type="float" office:value="1.59289866214944E+018" calcext:value-type="float">
            <text:p>1.59289866214944E+018</text:p>
          </table:table-cell>
          <table:table-cell office:value-type="float" office:value="298" calcext:value-type="float">
            <text:p>298</text:p>
          </table:table-cell>
          <table:table-cell office:value-type="float" office:value="1.59289866209766E+018" calcext:value-type="float">
            <text:p>1.59289866209766E+018</text:p>
          </table:table-cell>
          <table:table-cell/>
          <table:table-cell office:value-type="float" office:value="0.000829999975394" calcext:value-type="float">
            <text:p>0.000829999975394</text:p>
          </table:table-cell>
          <table:table-cell office:value-type="float" office:value="0.00557400006801" calcext:value-type="float">
            <text:p>0.00557400006801</text:p>
          </table:table-cell>
          <table:table-cell table:number-columns-repeated="2"/>
          <table:table-cell office:value-type="float" office:value="1.5928986621507E+018" calcext:value-type="float">
            <text:p>1.5928986621507E+018</text:p>
          </table:table-cell>
          <table:table-cell office:value-type="float" office:value="298" calcext:value-type="float">
            <text:p>298</text:p>
          </table:table-cell>
          <table:table-cell office:value-type="float" office:value="1.59289866209766E+018" calcext:value-type="float">
            <text:p>1.59289866209766E+018</text:p>
          </table:table-cell>
          <table:table-cell/>
          <table:table-cell office:value-type="float" office:value="6.00414991379" calcext:value-type="float">
            <text:p>6.00414991379</text:p>
          </table:table-cell>
        </table:table-row>
        <table:table-row table:style-name="ro1">
          <table:table-cell office:value-type="float" office:value="1.59289866220227E+018" calcext:value-type="float">
            <text:p>1.59289866220227E+018</text:p>
          </table:table-cell>
          <table:table-cell office:value-type="float" office:value="62" calcext:value-type="float">
            <text:p>62</text:p>
          </table:table-cell>
          <table:table-cell office:value-type="float" office:value="1.59289866214976E+018" calcext:value-type="float">
            <text:p>1.59289866214976E+018</text:p>
          </table:table-cell>
          <table:table-cell/>
          <table:table-cell office:value-type="float" office:value="-0.000314847478876" calcext:value-type="float">
            <text:p>-0.000314847478876</text:p>
          </table:table-cell>
          <table:table-cell office:value-type="float" office:value="0.0216262694448" calcext:value-type="float">
            <text:p>0.0216262694448</text:p>
          </table:table-cell>
          <table:table-cell office:value-type="float" office:value="0.00730925798416" calcext:value-type="float">
            <text:p>0.00730925798416</text:p>
          </table:table-cell>
          <table:table-cell office:value-type="float" office:value="0.0228302404284" calcext:value-type="float">
            <text:p>0.0228302404284</text:p>
          </table:table-cell>
          <table:table-cell office:value-type="float" office:value="0.023937927559" calcext:value-type="float">
            <text:p>0.023937927559</text:p>
          </table:table-cell>
          <table:table-cell/>
          <table:table-cell office:value-type="float" office:value="1.59289866220173E+018" calcext:value-type="float">
            <text:p>1.59289866220173E+018</text:p>
          </table:table-cell>
          <table:table-cell office:value-type="float" office:value="299" calcext:value-type="float">
            <text:p>299</text:p>
          </table:table-cell>
          <table:table-cell office:value-type="float" office:value="1.59289866214976E+018" calcext:value-type="float">
            <text:p>1.59289866214976E+018</text:p>
          </table:table-cell>
          <table:table-cell/>
          <table:table-cell office:value-type="float" office:value="-0.00130000000354" calcext:value-type="float">
            <text:p>-0.00130000000354</text:p>
          </table:table-cell>
          <table:table-cell office:value-type="float" office:value="0.00433799996972" calcext:value-type="float">
            <text:p>0.00433799996972</text:p>
          </table:table-cell>
          <table:table-cell table:number-columns-repeated="2"/>
          <table:table-cell office:value-type="float" office:value="1.59289866220256E+018" calcext:value-type="float">
            <text:p>1.59289866220256E+018</text:p>
          </table:table-cell>
          <table:table-cell office:value-type="float" office:value="299" calcext:value-type="float">
            <text:p>299</text:p>
          </table:table-cell>
          <table:table-cell office:value-type="float" office:value="1.59289866214976E+018" calcext:value-type="float">
            <text:p>1.59289866214976E+018</text:p>
          </table:table-cell>
          <table:table-cell/>
          <table:table-cell office:value-type="float" office:value="5.9935002327" calcext:value-type="float">
            <text:p>5.9935002327</text:p>
          </table:table-cell>
        </table:table-row>
        <table:table-row table:style-name="ro1">
          <table:table-cell office:value-type="float" office:value="1.59289866225435E+018" calcext:value-type="float">
            <text:p>1.59289866225435E+018</text:p>
          </table:table-cell>
          <table:table-cell office:value-type="float" office:value="63" calcext:value-type="float">
            <text:p>63</text:p>
          </table:table-cell>
          <table:table-cell office:value-type="float" office:value="1.59289866220201E+018" calcext:value-type="float">
            <text:p>1.59289866220201E+018</text:p>
          </table:table-cell>
          <table:table-cell/>
          <table:table-cell office:value-type="float" office:value="-0.00137338438071" calcext:value-type="float">
            <text:p>-0.00137338438071</text:p>
          </table:table-cell>
          <table:table-cell office:value-type="float" office:value="0.0208731479943" calcext:value-type="float">
            <text:p>0.0208731479943</text:p>
          </table:table-cell>
          <table:table-cell office:value-type="float" office:value="0.00505366129801" calcext:value-type="float">
            <text:p>0.00505366129801</text:p>
          </table:table-cell>
          <table:table-cell office:value-type="float" office:value="0.0215200837702" calcext:value-type="float">
            <text:p>0.0215200837702</text:p>
          </table:table-cell>
          <table:table-cell office:value-type="float" office:value="0.0232971347868" calcext:value-type="float">
            <text:p>0.0232971347868</text:p>
          </table:table-cell>
          <table:table-cell/>
          <table:table-cell office:value-type="float" office:value="1.59289866225456E+018" calcext:value-type="float">
            <text:p>1.59289866225456E+018</text:p>
          </table:table-cell>
          <table:table-cell office:value-type="float" office:value="300" calcext:value-type="float">
            <text:p>300</text:p>
          </table:table-cell>
          <table:table-cell office:value-type="float" office:value="1.59289866220201E+018" calcext:value-type="float">
            <text:p>1.59289866220201E+018</text:p>
          </table:table-cell>
          <table:table-cell/>
          <table:table-cell office:value-type="float" office:value="-0.0122699998319" calcext:value-type="float">
            <text:p>-0.0122699998319</text:p>
          </table:table-cell>
          <table:table-cell office:value-type="float" office:value="-0.000101999998151" calcext:value-type="float">
            <text:p>-0.000101999998151</text:p>
          </table:table-cell>
          <table:table-cell table:number-columns-repeated="2"/>
          <table:table-cell office:value-type="float" office:value="1.59289866225586E+018" calcext:value-type="float">
            <text:p>1.59289866225586E+018</text:p>
          </table:table-cell>
          <table:table-cell office:value-type="float" office:value="300" calcext:value-type="float">
            <text:p>300</text:p>
          </table:table-cell>
          <table:table-cell office:value-type="float" office:value="1.59289866220201E+018" calcext:value-type="float">
            <text:p>1.59289866220201E+018</text:p>
          </table:table-cell>
          <table:table-cell/>
          <table:table-cell office:value-type="float" office:value="5.93865013123" calcext:value-type="float">
            <text:p>5.93865013123</text:p>
          </table:table-cell>
        </table:table-row>
        <table:table-row table:style-name="ro1">
          <table:table-cell office:value-type="float" office:value="1.59289866230656E+018" calcext:value-type="float">
            <text:p>1.59289866230656E+018</text:p>
          </table:table-cell>
          <table:table-cell office:value-type="float" office:value="64" calcext:value-type="float">
            <text:p>64</text:p>
          </table:table-cell>
          <table:table-cell office:value-type="float" office:value="1.5928986622548E+018" calcext:value-type="float">
            <text:p>1.5928986622548E+018</text:p>
          </table:table-cell>
          <table:table-cell/>
          <table:table-cell office:value-type="float" office:value="-0.00335066346452" calcext:value-type="float">
            <text:p>-0.00335066346452</text:p>
          </table:table-cell>
          <table:table-cell office:value-type="float" office:value="0.0208440069109" calcext:value-type="float">
            <text:p>0.0208440069109</text:p>
          </table:table-cell>
          <table:table-cell office:value-type="float" office:value="0.00421563209966" calcext:value-type="float">
            <text:p>0.00421563209966</text:p>
          </table:table-cell>
          <table:table-cell office:value-type="float" office:value="0.0215283799917" calcext:value-type="float">
            <text:p>0.0215283799917</text:p>
          </table:table-cell>
          <table:table-cell office:value-type="float" office:value="0.0228114798665" calcext:value-type="float">
            <text:p>0.0228114798665</text:p>
          </table:table-cell>
          <table:table-cell/>
          <table:table-cell office:value-type="float" office:value="1.59289866230655E+018" calcext:value-type="float">
            <text:p>1.59289866230655E+018</text:p>
          </table:table-cell>
          <table:table-cell office:value-type="float" office:value="301" calcext:value-type="float">
            <text:p>301</text:p>
          </table:table-cell>
          <table:table-cell office:value-type="float" office:value="1.5928986622548E+018" calcext:value-type="float">
            <text:p>1.5928986622548E+018</text:p>
          </table:table-cell>
          <table:table-cell/>
          <table:table-cell office:value-type="float" office:value="-0.00920000020415" calcext:value-type="float">
            <text:p>-0.00920000020415</text:p>
          </table:table-cell>
          <table:table-cell office:value-type="float" office:value="-0.00394400022924" calcext:value-type="float">
            <text:p>-0.00394400022924</text:p>
          </table:table-cell>
          <table:table-cell table:number-columns-repeated="2"/>
          <table:table-cell office:value-type="float" office:value="1.59289866230778E+018" calcext:value-type="float">
            <text:p>1.59289866230778E+018</text:p>
          </table:table-cell>
          <table:table-cell office:value-type="float" office:value="301" calcext:value-type="float">
            <text:p>301</text:p>
          </table:table-cell>
          <table:table-cell office:value-type="float" office:value="1.5928986622548E+018" calcext:value-type="float">
            <text:p>1.5928986622548E+018</text:p>
          </table:table-cell>
          <table:table-cell/>
          <table:table-cell office:value-type="float" office:value="5.95399999619" calcext:value-type="float">
            <text:p>5.95399999619</text:p>
          </table:table-cell>
        </table:table-row>
        <table:table-row table:style-name="ro1">
          <table:table-cell office:value-type="float" office:value="1.59289866235851E+018" calcext:value-type="float">
            <text:p>1.59289866235851E+018</text:p>
          </table:table-cell>
          <table:table-cell office:value-type="float" office:value="65" calcext:value-type="float">
            <text:p>65</text:p>
          </table:table-cell>
          <table:table-cell office:value-type="float" office:value="1.59289866230686E+018" calcext:value-type="float">
            <text:p>1.59289866230686E+018</text:p>
          </table:table-cell>
          <table:table-cell/>
          <table:table-cell office:value-type="float" office:value="-0.0039259432815" calcext:value-type="float">
            <text:p>-0.0039259432815</text:p>
          </table:table-cell>
          <table:table-cell office:value-type="float" office:value="0.0196681320667" calcext:value-type="float">
            <text:p>0.0196681320667</text:p>
          </table:table-cell>
          <table:table-cell office:value-type="float" office:value="0.00198852317408" calcext:value-type="float">
            <text:p>0.00198852317408</text:p>
          </table:table-cell>
          <table:table-cell office:value-type="float" office:value="0.0201544687152" calcext:value-type="float">
            <text:p>0.0201544687152</text:p>
          </table:table-cell>
          <table:table-cell office:value-type="float" office:value="0.0219687074423" calcext:value-type="float">
            <text:p>0.0219687074423</text:p>
          </table:table-cell>
          <table:table-cell/>
          <table:table-cell office:value-type="float" office:value="1.59289866235852E+018" calcext:value-type="float">
            <text:p>1.59289866235852E+018</text:p>
          </table:table-cell>
          <table:table-cell office:value-type="float" office:value="302" calcext:value-type="float">
            <text:p>302</text:p>
          </table:table-cell>
          <table:table-cell office:value-type="float" office:value="1.59289866230686E+018" calcext:value-type="float">
            <text:p>1.59289866230686E+018</text:p>
          </table:table-cell>
          <table:table-cell/>
          <table:table-cell office:value-type="float" office:value="-0.0161899998784" calcext:value-type="float">
            <text:p>-0.0161899998784</text:p>
          </table:table-cell>
          <table:table-cell office:value-type="float" office:value="-0.00762599986047" calcext:value-type="float">
            <text:p>-0.00762599986047</text:p>
          </table:table-cell>
          <table:table-cell table:number-columns-repeated="2"/>
          <table:table-cell office:value-type="float" office:value="1.59289866235971E+018" calcext:value-type="float">
            <text:p>1.59289866235971E+018</text:p>
          </table:table-cell>
          <table:table-cell office:value-type="float" office:value="302" calcext:value-type="float">
            <text:p>302</text:p>
          </table:table-cell>
          <table:table-cell office:value-type="float" office:value="1.59289866230686E+018" calcext:value-type="float">
            <text:p>1.59289866230686E+018</text:p>
          </table:table-cell>
          <table:table-cell/>
          <table:table-cell office:value-type="float" office:value="5.91905021667" calcext:value-type="float">
            <text:p>5.91905021667</text:p>
          </table:table-cell>
        </table:table-row>
        <table:table-row table:style-name="ro1">
          <table:table-cell office:value-type="float" office:value="1.59289866241141E+018" calcext:value-type="float">
            <text:p>1.59289866241141E+018</text:p>
          </table:table-cell>
          <table:table-cell office:value-type="float" office:value="66" calcext:value-type="float">
            <text:p>66</text:p>
          </table:table-cell>
          <table:table-cell office:value-type="float" office:value="1.59289866235868E+018" calcext:value-type="float">
            <text:p>1.59289866235868E+018</text:p>
          </table:table-cell>
          <table:table-cell/>
          <table:table-cell office:value-type="float" office:value="-0.00538591202348" calcext:value-type="float">
            <text:p>-0.00538591202348</text:p>
          </table:table-cell>
          <table:table-cell office:value-type="float" office:value="0.0187369082123" calcext:value-type="float">
            <text:p>0.0187369082123</text:p>
          </table:table-cell>
          <table:table-cell office:value-type="float" office:value="0.000391510082409" calcext:value-type="float">
            <text:p>0.000391510082409</text:p>
          </table:table-cell>
          <table:table-cell office:value-type="float" office:value="0.019499566406" calcext:value-type="float">
            <text:p>0.019499566406</text:p>
          </table:table-cell>
          <table:table-cell office:value-type="float" office:value="0.0211065486073" calcext:value-type="float">
            <text:p>0.0211065486073</text:p>
          </table:table-cell>
          <table:table-cell/>
          <table:table-cell office:value-type="float" office:value="1.59289866241151E+018" calcext:value-type="float">
            <text:p>1.59289866241151E+018</text:p>
          </table:table-cell>
          <table:table-cell office:value-type="float" office:value="303" calcext:value-type="float">
            <text:p>303</text:p>
          </table:table-cell>
          <table:table-cell office:value-type="float" office:value="1.59289866235868E+018" calcext:value-type="float">
            <text:p>1.59289866235868E+018</text:p>
          </table:table-cell>
          <table:table-cell/>
          <table:table-cell office:value-type="float" office:value="-0.0166400000453" calcext:value-type="float">
            <text:p>-0.0166400000453</text:p>
          </table:table-cell>
          <table:table-cell office:value-type="float" office:value="-0.0111199999228" calcext:value-type="float">
            <text:p>-0.0111199999228</text:p>
          </table:table-cell>
          <table:table-cell table:number-columns-repeated="2"/>
          <table:table-cell office:value-type="float" office:value="1.59289866241232E+018" calcext:value-type="float">
            <text:p>1.59289866241232E+018</text:p>
          </table:table-cell>
          <table:table-cell office:value-type="float" office:value="303" calcext:value-type="float">
            <text:p>303</text:p>
          </table:table-cell>
          <table:table-cell office:value-type="float" office:value="1.59289866235868E+018" calcext:value-type="float">
            <text:p>1.59289866235868E+018</text:p>
          </table:table-cell>
          <table:table-cell/>
          <table:table-cell office:value-type="float" office:value="5.91680002213" calcext:value-type="float">
            <text:p>5.91680002213</text:p>
          </table:table-cell>
        </table:table-row>
        <table:table-row table:style-name="ro1">
          <table:table-cell office:value-type="float" office:value="1.59289866246389E+018" calcext:value-type="float">
            <text:p>1.59289866246389E+018</text:p>
          </table:table-cell>
          <table:table-cell office:value-type="float" office:value="67" calcext:value-type="float">
            <text:p>67</text:p>
          </table:table-cell>
          <table:table-cell office:value-type="float" office:value="1.59289866241239E+018" calcext:value-type="float">
            <text:p>1.59289866241239E+018</text:p>
          </table:table-cell>
          <table:table-cell/>
          <table:table-cell office:value-type="float" office:value="-0.00768747692928" calcext:value-type="float">
            <text:p>-0.00768747692928</text:p>
          </table:table-cell>
          <table:table-cell office:value-type="float" office:value="0.0202909335494" calcext:value-type="float">
            <text:p>0.0202909335494</text:p>
          </table:table-cell>
          <table:table-cell table:style-name="ce1" office:value-type="float" office:value="-0.0000639192439849" calcext:value-type="float">
            <text:p>-6.39E-05</text:p>
          </table:table-cell>
          <table:table-cell office:value-type="float" office:value="0.0216984637082" calcext:value-type="float">
            <text:p>0.0216984637082</text:p>
          </table:table-cell>
          <table:table-cell office:value-type="float" office:value="0.0208801925182" calcext:value-type="float">
            <text:p>0.0208801925182</text:p>
          </table:table-cell>
          <table:table-cell/>
          <table:table-cell office:value-type="float" office:value="1.59289866246407E+018" calcext:value-type="float">
            <text:p>1.59289866246407E+018</text:p>
          </table:table-cell>
          <table:table-cell office:value-type="float" office:value="304" calcext:value-type="float">
            <text:p>304</text:p>
          </table:table-cell>
          <table:table-cell office:value-type="float" office:value="1.59289866241239E+018" calcext:value-type="float">
            <text:p>1.59289866241239E+018</text:p>
          </table:table-cell>
          <table:table-cell/>
          <table:table-cell office:value-type="float" office:value="-0.00420999992639" calcext:value-type="float">
            <text:p>-0.00420999992639</text:p>
          </table:table-cell>
          <table:table-cell office:value-type="float" office:value="-0.0117020001635" calcext:value-type="float">
            <text:p>-0.0117020001635</text:p>
          </table:table-cell>
          <table:table-cell table:number-columns-repeated="2"/>
          <table:table-cell office:value-type="float" office:value="1.59289866246537E+018" calcext:value-type="float">
            <text:p>1.59289866246537E+018</text:p>
          </table:table-cell>
          <table:table-cell office:value-type="float" office:value="304" calcext:value-type="float">
            <text:p>304</text:p>
          </table:table-cell>
          <table:table-cell office:value-type="float" office:value="1.59289866241239E+018" calcext:value-type="float">
            <text:p>1.59289866241239E+018</text:p>
          </table:table-cell>
          <table:table-cell/>
          <table:table-cell office:value-type="float" office:value="5.97895002365" calcext:value-type="float">
            <text:p>5.97895002365</text:p>
          </table:table-cell>
        </table:table-row>
        <table:table-row table:style-name="ro1">
          <table:table-cell office:value-type="float" office:value="1.59289866256587E+018" calcext:value-type="float">
            <text:p>1.59289866256587E+018</text:p>
          </table:table-cell>
          <table:table-cell office:value-type="float" office:value="68" calcext:value-type="float">
            <text:p>68</text:p>
          </table:table-cell>
          <table:table-cell office:value-type="float" office:value="1.59289866246436E+018" calcext:value-type="float">
            <text:p>1.59289866246436E+018</text:p>
          </table:table-cell>
          <table:table-cell/>
          <table:table-cell office:value-type="float" office:value="-0.00694997981191" calcext:value-type="float">
            <text:p>-0.00694997981191</text:p>
          </table:table-cell>
          <table:table-cell office:value-type="float" office:value="0.0163110122085" calcext:value-type="float">
            <text:p>0.0163110122085</text:p>
          </table:table-cell>
          <table:table-cell office:value-type="float" office:value="-0.00332437339239" calcext:value-type="float">
            <text:p>-0.00332437339239</text:p>
          </table:table-cell>
          <table:table-cell office:value-type="float" office:value="0.0180389247835" calcext:value-type="float">
            <text:p>0.0180389247835</text:p>
          </table:table-cell>
          <table:table-cell office:value-type="float" office:value="0.0201839618385" calcext:value-type="float">
            <text:p>0.0201839618385</text:p>
          </table:table-cell>
          <table:table-cell/>
          <table:table-cell office:value-type="float" office:value="1.59289866256605E+018" calcext:value-type="float">
            <text:p>1.59289866256605E+018</text:p>
          </table:table-cell>
          <table:table-cell office:value-type="float" office:value="305" calcext:value-type="float">
            <text:p>305</text:p>
          </table:table-cell>
          <table:table-cell office:value-type="float" office:value="1.59289866246436E+018" calcext:value-type="float">
            <text:p>1.59289866246436E+018</text:p>
          </table:table-cell>
          <table:table-cell/>
          <table:table-cell office:value-type="float" office:value="-0.0133999995887" calcext:value-type="float">
            <text:p>-0.0133999995887</text:p>
          </table:table-cell>
          <table:table-cell office:value-type="float" office:value="-0.0119279995561" calcext:value-type="float">
            <text:p>-0.0119279995561</text:p>
          </table:table-cell>
          <table:table-cell table:number-columns-repeated="2"/>
          <table:table-cell office:value-type="float" office:value="1.59289866256767E+018" calcext:value-type="float">
            <text:p>1.59289866256767E+018</text:p>
          </table:table-cell>
          <table:table-cell office:value-type="float" office:value="305" calcext:value-type="float">
            <text:p>305</text:p>
          </table:table-cell>
          <table:table-cell office:value-type="float" office:value="1.59289866246436E+018" calcext:value-type="float">
            <text:p>1.59289866246436E+018</text:p>
          </table:table-cell>
          <table:table-cell/>
          <table:table-cell office:value-type="float" office:value="5.93300008774" calcext:value-type="float">
            <text:p>5.93300008774</text:p>
          </table:table-cell>
        </table:table-row>
        <table:table-row table:style-name="ro1">
          <table:table-cell office:value-type="float" office:value="1.59289866261734E+018" calcext:value-type="float">
            <text:p>1.59289866261734E+018</text:p>
          </table:table-cell>
          <table:table-cell office:value-type="float" office:value="69" calcext:value-type="float">
            <text:p>69</text:p>
          </table:table-cell>
          <table:table-cell office:value-type="float" office:value="1.59289866256629E+018" calcext:value-type="float">
            <text:p>1.59289866256629E+018</text:p>
          </table:table-cell>
          <table:table-cell/>
          <table:table-cell office:value-type="float" office:value="-0.00808271672577" calcext:value-type="float">
            <text:p>-0.00808271672577</text:p>
          </table:table-cell>
          <table:table-cell office:value-type="float" office:value="0.014486704953" calcext:value-type="float">
            <text:p>0.014486704953</text:p>
          </table:table-cell>
          <table:table-cell office:value-type="float" office:value="-0.00517838448286" calcext:value-type="float">
            <text:p>-0.00517838448286</text:p>
          </table:table-cell>
          <table:table-cell office:value-type="float" office:value="0.0173784513026" calcext:value-type="float">
            <text:p>0.0173784513026</text:p>
          </table:table-cell>
          <table:table-cell office:value-type="float" office:value="0.0193539746106" calcext:value-type="float">
            <text:p>0.0193539746106</text:p>
          </table:table-cell>
          <table:table-cell/>
          <table:table-cell office:value-type="float" office:value="1.59289866261739E+018" calcext:value-type="float">
            <text:p>1.59289866261739E+018</text:p>
          </table:table-cell>
          <table:table-cell office:value-type="float" office:value="306" calcext:value-type="float">
            <text:p>306</text:p>
          </table:table-cell>
          <table:table-cell office:value-type="float" office:value="1.59289866256629E+018" calcext:value-type="float">
            <text:p>1.59289866256629E+018</text:p>
          </table:table-cell>
          <table:table-cell/>
          <table:table-cell office:value-type="float" office:value="-0.00813999958336" calcext:value-type="float">
            <text:p>-0.00813999958336</text:p>
          </table:table-cell>
          <table:table-cell office:value-type="float" office:value="-0.0117159998044" calcext:value-type="float">
            <text:p>-0.0117159998044</text:p>
          </table:table-cell>
          <table:table-cell table:number-columns-repeated="2"/>
          <table:table-cell office:value-type="float" office:value="1.59289866261852E+018" calcext:value-type="float">
            <text:p>1.59289866261852E+018</text:p>
          </table:table-cell>
          <table:table-cell office:value-type="float" office:value="306" calcext:value-type="float">
            <text:p>306</text:p>
          </table:table-cell>
          <table:table-cell office:value-type="float" office:value="1.59289866256629E+018" calcext:value-type="float">
            <text:p>1.59289866256629E+018</text:p>
          </table:table-cell>
          <table:table-cell/>
          <table:table-cell office:value-type="float" office:value="5.9593000412" calcext:value-type="float">
            <text:p>5.9593000412</text:p>
          </table:table-cell>
        </table:table-row>
        <table:table-row table:style-name="ro1">
          <table:table-cell office:value-type="float" office:value="1.59289866266934E+018" calcext:value-type="float">
            <text:p>1.59289866266934E+018</text:p>
          </table:table-cell>
          <table:table-cell office:value-type="float" office:value="70" calcext:value-type="float">
            <text:p>70</text:p>
          </table:table-cell>
          <table:table-cell office:value-type="float" office:value="1.59289866261757E+018" calcext:value-type="float">
            <text:p>1.59289866261757E+018</text:p>
          </table:table-cell>
          <table:table-cell/>
          <table:table-cell office:value-type="float" office:value="-0.0106687759981" calcext:value-type="float">
            <text:p>-0.0106687759981</text:p>
          </table:table-cell>
          <table:table-cell office:value-type="float" office:value="0.012108114548" calcext:value-type="float">
            <text:p>0.012108114548</text:p>
          </table:table-cell>
          <table:table-cell office:value-type="float" office:value="-0.0076364162378" calcext:value-type="float">
            <text:p>-0.0076364162378</text:p>
          </table:table-cell>
          <table:table-cell office:value-type="float" office:value="0.0178534053266" calcext:value-type="float">
            <text:p>0.0178534053266</text:p>
          </table:table-cell>
          <table:table-cell office:value-type="float" office:value="0.0188937615603" calcext:value-type="float">
            <text:p>0.0188937615603</text:p>
          </table:table-cell>
          <table:table-cell/>
          <table:table-cell office:value-type="float" office:value="1.59289866267012E+018" calcext:value-type="float">
            <text:p>1.59289866267012E+018</text:p>
          </table:table-cell>
          <table:table-cell office:value-type="float" office:value="307" calcext:value-type="float">
            <text:p>307</text:p>
          </table:table-cell>
          <table:table-cell office:value-type="float" office:value="1.59289866261757E+018" calcext:value-type="float">
            <text:p>1.59289866261757E+018</text:p>
          </table:table-cell>
          <table:table-cell/>
          <table:table-cell office:value-type="float" office:value="-0.0089699998498" calcext:value-type="float">
            <text:p>-0.0089699998498</text:p>
          </table:table-cell>
          <table:table-cell office:value-type="float" office:value="-0.010271999985" calcext:value-type="float">
            <text:p>-0.010271999985</text:p>
          </table:table-cell>
          <table:table-cell table:number-columns-repeated="2"/>
          <table:table-cell office:value-type="float" office:value="1.59289866267105E+018" calcext:value-type="float">
            <text:p>1.59289866267105E+018</text:p>
          </table:table-cell>
          <table:table-cell office:value-type="float" office:value="307" calcext:value-type="float">
            <text:p>307</text:p>
          </table:table-cell>
          <table:table-cell office:value-type="float" office:value="1.59289866261757E+018" calcext:value-type="float">
            <text:p>1.59289866261757E+018</text:p>
          </table:table-cell>
          <table:table-cell/>
          <table:table-cell office:value-type="float" office:value="5.95515012741" calcext:value-type="float">
            <text:p>5.95515012741</text:p>
          </table:table-cell>
        </table:table-row>
        <table:table-row table:style-name="ro1">
          <table:table-cell office:value-type="float" office:value="1.59289866272159E+018" calcext:value-type="float">
            <text:p>1.59289866272159E+018</text:p>
          </table:table-cell>
          <table:table-cell office:value-type="float" office:value="71" calcext:value-type="float">
            <text:p>71</text:p>
          </table:table-cell>
          <table:table-cell office:value-type="float" office:value="1.5928986626698E+018" calcext:value-type="float">
            <text:p>1.5928986626698E+018</text:p>
          </table:table-cell>
          <table:table-cell/>
          <table:table-cell office:value-type="float" office:value="-0.0121527379379" calcext:value-type="float">
            <text:p>-0.0121527379379</text:p>
          </table:table-cell>
          <table:table-cell office:value-type="float" office:value="0.0106461308897" calcext:value-type="float">
            <text:p>0.0106461308897</text:p>
          </table:table-cell>
          <table:table-cell office:value-type="float" office:value="-0.00910331495106" calcext:value-type="float">
            <text:p>-0.00910331495106</text:p>
          </table:table-cell>
          <table:table-cell office:value-type="float" office:value="0.0185445267707" calcext:value-type="float">
            <text:p>0.0185445267707</text:p>
          </table:table-cell>
          <table:table-cell office:value-type="float" office:value="0.0187027547508" calcext:value-type="float">
            <text:p>0.0187027547508</text:p>
          </table:table-cell>
          <table:table-cell/>
          <table:table-cell office:value-type="float" office:value="1.5928986627218E+018" calcext:value-type="float">
            <text:p>1.5928986627218E+018</text:p>
          </table:table-cell>
          <table:table-cell office:value-type="float" office:value="308" calcext:value-type="float">
            <text:p>308</text:p>
          </table:table-cell>
          <table:table-cell office:value-type="float" office:value="1.5928986626698E+018" calcext:value-type="float">
            <text:p>1.5928986626698E+018</text:p>
          </table:table-cell>
          <table:table-cell/>
          <table:table-cell office:value-type="float" office:value="-0.00365999992937" calcext:value-type="float">
            <text:p>-0.00365999992937</text:p>
          </table:table-cell>
          <table:table-cell office:value-type="float" office:value="-0.00767599977553" calcext:value-type="float">
            <text:p>-0.00767599977553</text:p>
          </table:table-cell>
          <table:table-cell table:number-columns-repeated="2"/>
          <table:table-cell office:value-type="float" office:value="1.59289866272281E+018" calcext:value-type="float">
            <text:p>1.59289866272281E+018</text:p>
          </table:table-cell>
          <table:table-cell office:value-type="float" office:value="308" calcext:value-type="float">
            <text:p>308</text:p>
          </table:table-cell>
          <table:table-cell office:value-type="float" office:value="1.5928986626698E+018" calcext:value-type="float">
            <text:p>1.5928986626698E+018</text:p>
          </table:table-cell>
          <table:table-cell/>
          <table:table-cell office:value-type="float" office:value="5.98169994354" calcext:value-type="float">
            <text:p>5.98169994354</text:p>
          </table:table-cell>
        </table:table-row>
        <table:table-row table:style-name="ro1">
          <table:table-cell office:value-type="float" office:value="1.59289866277366E+018" calcext:value-type="float">
            <text:p>1.59289866277366E+018</text:p>
          </table:table-cell>
          <table:table-cell office:value-type="float" office:value="72" calcext:value-type="float">
            <text:p>72</text:p>
          </table:table-cell>
          <table:table-cell office:value-type="float" office:value="1.59289866272186E+018" calcext:value-type="float">
            <text:p>1.59289866272186E+018</text:p>
          </table:table-cell>
          <table:table-cell/>
          <table:table-cell office:value-type="float" office:value="-0.0113504435867" calcext:value-type="float">
            <text:p>-0.0113504435867</text:p>
          </table:table-cell>
          <table:table-cell office:value-type="float" office:value="0.00797507911921" calcext:value-type="float">
            <text:p>0.00797507911921</text:p>
          </table:table-cell>
          <table:table-cell office:value-type="float" office:value="-0.0101842107251" calcext:value-type="float">
            <text:p>-0.0101842107251</text:p>
          </table:table-cell>
          <table:table-cell office:value-type="float" office:value="0.0172090847045" calcext:value-type="float">
            <text:p>0.0172090847045</text:p>
          </table:table-cell>
          <table:table-cell office:value-type="float" office:value="0.0178048778325" calcext:value-type="float">
            <text:p>0.0178048778325</text:p>
          </table:table-cell>
          <table:table-cell/>
          <table:table-cell office:value-type="float" office:value="1.59289866277374E+018" calcext:value-type="float">
            <text:p>1.59289866277374E+018</text:p>
          </table:table-cell>
          <table:table-cell office:value-type="float" office:value="309" calcext:value-type="float">
            <text:p>309</text:p>
          </table:table-cell>
          <table:table-cell office:value-type="float" office:value="1.59289866272186E+018" calcext:value-type="float">
            <text:p>1.59289866272186E+018</text:p>
          </table:table-cell>
          <table:table-cell/>
          <table:table-cell office:value-type="float" office:value="-0.0172499995679" calcext:value-type="float">
            <text:p>-0.0172499995679</text:p>
          </table:table-cell>
          <table:table-cell office:value-type="float" office:value="-0.0102840000764" calcext:value-type="float">
            <text:p>-0.0102840000764</text:p>
          </table:table-cell>
          <table:table-cell table:number-columns-repeated="2"/>
          <table:table-cell office:value-type="float" office:value="1.5928986627747E+018" calcext:value-type="float">
            <text:p>1.5928986627747E+018</text:p>
          </table:table-cell>
          <table:table-cell office:value-type="float" office:value="309" calcext:value-type="float">
            <text:p>309</text:p>
          </table:table-cell>
          <table:table-cell office:value-type="float" office:value="1.59289866272186E+018" calcext:value-type="float">
            <text:p>1.59289866272186E+018</text:p>
          </table:table-cell>
          <table:table-cell/>
          <table:table-cell office:value-type="float" office:value="5.91375017166" calcext:value-type="float">
            <text:p>5.91375017166</text:p>
          </table:table-cell>
        </table:table-row>
        <table:table-row table:style-name="ro1">
          <table:table-cell office:value-type="float" office:value="1.59289866282565E+018" calcext:value-type="float">
            <text:p>1.59289866282565E+018</text:p>
          </table:table-cell>
          <table:table-cell office:value-type="float" office:value="73" calcext:value-type="float">
            <text:p>73</text:p>
          </table:table-cell>
          <table:table-cell office:value-type="float" office:value="1.59289866277399E+018" calcext:value-type="float">
            <text:p>1.59289866277399E+018</text:p>
          </table:table-cell>
          <table:table-cell/>
          <table:table-cell office:value-type="float" office:value="-0.0114180045202" calcext:value-type="float">
            <text:p>-0.0114180045202</text:p>
          </table:table-cell>
          <table:table-cell office:value-type="float" office:value="0.00642234832048" calcext:value-type="float">
            <text:p>0.00642234832048</text:p>
          </table:table-cell>
          <table:table-cell office:value-type="float" office:value="-0.0115115586668" calcext:value-type="float">
            <text:p>-0.0115115586668</text:p>
          </table:table-cell>
          <table:table-cell office:value-type="float" office:value="0.0174394194037" calcext:value-type="float">
            <text:p>0.0174394194037</text:p>
          </table:table-cell>
          <table:table-cell office:value-type="float" office:value="0.0176849775016" calcext:value-type="float">
            <text:p>0.0176849775016</text:p>
          </table:table-cell>
          <table:table-cell/>
          <table:table-cell office:value-type="float" office:value="1.59289866282603E+018" calcext:value-type="float">
            <text:p>1.59289866282603E+018</text:p>
          </table:table-cell>
          <table:table-cell office:value-type="float" office:value="310" calcext:value-type="float">
            <text:p>310</text:p>
          </table:table-cell>
          <table:table-cell office:value-type="float" office:value="1.59289866277399E+018" calcext:value-type="float">
            <text:p>1.59289866277399E+018</text:p>
          </table:table-cell>
          <table:table-cell/>
          <table:table-cell office:value-type="float" office:value="-0.00230000005104" calcext:value-type="float">
            <text:p>-0.00230000005104</text:p>
          </table:table-cell>
          <table:table-cell office:value-type="float" office:value="-0.00806399993598" calcext:value-type="float">
            <text:p>-0.00806399993598</text:p>
          </table:table-cell>
          <table:table-cell table:number-columns-repeated="2"/>
          <table:table-cell office:value-type="float" office:value="1.59289866282748E+018" calcext:value-type="float">
            <text:p>1.59289866282748E+018</text:p>
          </table:table-cell>
          <table:table-cell office:value-type="float" office:value="310" calcext:value-type="float">
            <text:p>310</text:p>
          </table:table-cell>
          <table:table-cell office:value-type="float" office:value="1.59289866277399E+018" calcext:value-type="float">
            <text:p>1.59289866277399E+018</text:p>
          </table:table-cell>
          <table:table-cell/>
          <table:table-cell office:value-type="float" office:value="5.98850011826" calcext:value-type="float">
            <text:p>5.98850011826</text:p>
          </table:table-cell>
        </table:table-row>
        <table:table-row table:style-name="ro1">
          <table:table-cell office:value-type="float" office:value="1.59289866292769E+018" calcext:value-type="float">
            <text:p>1.59289866292769E+018</text:p>
          </table:table-cell>
          <table:table-cell office:value-type="float" office:value="74" calcext:value-type="float">
            <text:p>74</text:p>
          </table:table-cell>
          <table:table-cell office:value-type="float" office:value="1.59289866282609E+018" calcext:value-type="float">
            <text:p>1.59289866282609E+018</text:p>
          </table:table-cell>
          <table:table-cell/>
          <table:table-cell office:value-type="float" office:value="-0.0123303355649" calcext:value-type="float">
            <text:p>-0.0123303355649</text:p>
          </table:table-cell>
          <table:table-cell office:value-type="float" office:value="0.00428586918861" calcext:value-type="float">
            <text:p>0.00428586918861</text:p>
          </table:table-cell>
          <table:table-cell office:value-type="float" office:value="-0.0118764750659" calcext:value-type="float">
            <text:p>-0.0118764750659</text:p>
          </table:table-cell>
          <table:table-cell office:value-type="float" office:value="0.0176481306553" calcext:value-type="float">
            <text:p>0.0176481306553</text:p>
          </table:table-cell>
          <table:table-cell office:value-type="float" office:value="0.0177389141172" calcext:value-type="float">
            <text:p>0.0177389141172</text:p>
          </table:table-cell>
          <table:table-cell/>
          <table:table-cell office:value-type="float" office:value="1.59289866292787E+018" calcext:value-type="float">
            <text:p>1.59289866292787E+018</text:p>
          </table:table-cell>
          <table:table-cell office:value-type="float" office:value="311" calcext:value-type="float">
            <text:p>311</text:p>
          </table:table-cell>
          <table:table-cell office:value-type="float" office:value="1.59289866282609E+018" calcext:value-type="float">
            <text:p>1.59289866282609E+018</text:p>
          </table:table-cell>
          <table:table-cell/>
          <table:table-cell office:value-type="float" office:value="0.00104000000283" calcext:value-type="float">
            <text:p>0.00104000000283</text:p>
          </table:table-cell>
          <table:table-cell office:value-type="float" office:value="-0.00622799992561" calcext:value-type="float">
            <text:p>-0.00622799992561</text:p>
          </table:table-cell>
          <table:table-cell table:number-columns-repeated="2"/>
          <table:table-cell office:value-type="float" office:value="1.59289866292917E+018" calcext:value-type="float">
            <text:p>1.59289866292917E+018</text:p>
          </table:table-cell>
          <table:table-cell office:value-type="float" office:value="311" calcext:value-type="float">
            <text:p>311</text:p>
          </table:table-cell>
          <table:table-cell office:value-type="float" office:value="1.59289866282609E+018" calcext:value-type="float">
            <text:p>1.59289866282609E+018</text:p>
          </table:table-cell>
          <table:table-cell/>
          <table:table-cell office:value-type="float" office:value="6.00519990921" calcext:value-type="float">
            <text:p>6.00519990921</text:p>
          </table:table-cell>
        </table:table-row>
        <table:table-row table:style-name="ro1">
          <table:table-cell office:value-type="float" office:value="1.59289866298035E+018" calcext:value-type="float">
            <text:p>1.59289866298035E+018</text:p>
          </table:table-cell>
          <table:table-cell office:value-type="float" office:value="75" calcext:value-type="float">
            <text:p>75</text:p>
          </table:table-cell>
          <table:table-cell office:value-type="float" office:value="1.59289866292811E+018" calcext:value-type="float">
            <text:p>1.59289866292811E+018</text:p>
          </table:table-cell>
          <table:table-cell/>
          <table:table-cell office:value-type="float" office:value="-0.0117293000221" calcext:value-type="float">
            <text:p>-0.0117293000221</text:p>
          </table:table-cell>
          <table:table-cell office:value-type="float" office:value="-0.000312909367494" calcext:value-type="float">
            <text:p>-0.000312909367494</text:p>
          </table:table-cell>
          <table:table-cell office:value-type="float" office:value="-0.0142800873145" calcext:value-type="float">
            <text:p>-0.0142800873145</text:p>
          </table:table-cell>
          <table:table-cell office:value-type="float" office:value="0.0184822957963" calcext:value-type="float">
            <text:p>0.0184822957963</text:p>
          </table:table-cell>
          <table:table-cell office:value-type="float" office:value="0.0178646910936" calcext:value-type="float">
            <text:p>0.0178646910936</text:p>
          </table:table-cell>
          <table:table-cell/>
          <table:table-cell office:value-type="float" office:value="1.59289866297986E+018" calcext:value-type="float">
            <text:p>1.59289866297986E+018</text:p>
          </table:table-cell>
          <table:table-cell office:value-type="float" office:value="312" calcext:value-type="float">
            <text:p>312</text:p>
          </table:table-cell>
          <table:table-cell office:value-type="float" office:value="1.59289866292811E+018" calcext:value-type="float">
            <text:p>1.59289866292811E+018</text:p>
          </table:table-cell>
          <table:table-cell/>
          <table:table-cell office:value-type="float" office:value="0.0012300000526" calcext:value-type="float">
            <text:p>0.0012300000526</text:p>
          </table:table-cell>
          <table:table-cell office:value-type="float" office:value="-0.00418800022453" calcext:value-type="float">
            <text:p>-0.00418800022453</text:p>
          </table:table-cell>
          <table:table-cell table:number-columns-repeated="2"/>
          <table:table-cell office:value-type="float" office:value="1.59289866298182E+018" calcext:value-type="float">
            <text:p>1.59289866298182E+018</text:p>
          </table:table-cell>
          <table:table-cell office:value-type="float" office:value="312" calcext:value-type="float">
            <text:p>312</text:p>
          </table:table-cell>
          <table:table-cell office:value-type="float" office:value="1.59289866292811E+018" calcext:value-type="float">
            <text:p>1.59289866292811E+018</text:p>
          </table:table-cell>
          <table:table-cell/>
          <table:table-cell office:value-type="float" office:value="6.00614976883" calcext:value-type="float">
            <text:p>6.00614976883</text:p>
          </table:table-cell>
        </table:table-row>
        <table:table-row table:style-name="ro1">
          <table:table-cell office:value-type="float" office:value="1.59289866303198E+018" calcext:value-type="float">
            <text:p>1.59289866303198E+018</text:p>
          </table:table-cell>
          <table:table-cell office:value-type="float" office:value="76" calcext:value-type="float">
            <text:p>76</text:p>
          </table:table-cell>
          <table:table-cell office:value-type="float" office:value="1.59289866298009E+018" calcext:value-type="float">
            <text:p>1.59289866298009E+018</text:p>
          </table:table-cell>
          <table:table-cell/>
          <table:table-cell office:value-type="float" office:value="-0.0116566615179" calcext:value-type="float">
            <text:p>-0.0116566615179</text:p>
          </table:table-cell>
          <table:table-cell office:value-type="float" office:value="-0.00262985657901" calcext:value-type="float">
            <text:p>-0.00262985657901</text:p>
          </table:table-cell>
          <table:table-cell office:value-type="float" office:value="-0.0158994942904" calcext:value-type="float">
            <text:p>-0.0158994942904</text:p>
          </table:table-cell>
          <table:table-cell office:value-type="float" office:value="0.0198893900961" calcext:value-type="float">
            <text:p>0.0198893900961</text:p>
          </table:table-cell>
          <table:table-cell office:value-type="float" office:value="0.0181336645037" calcext:value-type="float">
            <text:p>0.0181336645037</text:p>
          </table:table-cell>
          <table:table-cell/>
          <table:table-cell office:value-type="float" office:value="1.592898663032E+018" calcext:value-type="float">
            <text:p>1.592898663032E+018</text:p>
          </table:table-cell>
          <table:table-cell office:value-type="float" office:value="313" calcext:value-type="float">
            <text:p>313</text:p>
          </table:table-cell>
          <table:table-cell office:value-type="float" office:value="1.59289866298009E+018" calcext:value-type="float">
            <text:p>1.59289866298009E+018</text:p>
          </table:table-cell>
          <table:table-cell/>
          <table:table-cell office:value-type="float" office:value="0.00516999978572" calcext:value-type="float">
            <text:p>0.00516999978572</text:p>
          </table:table-cell>
          <table:table-cell office:value-type="float" office:value="-0.00242200004868" calcext:value-type="float">
            <text:p>-0.00242200004868</text:p>
          </table:table-cell>
          <table:table-cell table:number-columns-repeated="2"/>
          <table:table-cell office:value-type="float" office:value="1.59289866303309E+018" calcext:value-type="float">
            <text:p>1.59289866303309E+018</text:p>
          </table:table-cell>
          <table:table-cell office:value-type="float" office:value="313" calcext:value-type="float">
            <text:p>313</text:p>
          </table:table-cell>
          <table:table-cell office:value-type="float" office:value="1.59289866298009E+018" calcext:value-type="float">
            <text:p>1.59289866298009E+018</text:p>
          </table:table-cell>
          <table:table-cell/>
          <table:table-cell office:value-type="float" office:value="6.02584981918" calcext:value-type="float">
            <text:p>6.02584981918</text:p>
          </table:table-cell>
        </table:table-row>
        <table:table-row table:style-name="ro1">
          <table:table-cell office:value-type="float" office:value="1.59289866308326E+018" calcext:value-type="float">
            <text:p>1.59289866308326E+018</text:p>
          </table:table-cell>
          <table:table-cell office:value-type="float" office:value="77" calcext:value-type="float">
            <text:p>77</text:p>
          </table:table-cell>
          <table:table-cell office:value-type="float" office:value="1.59289866303217E+018" calcext:value-type="float">
            <text:p>1.59289866303217E+018</text:p>
          </table:table-cell>
          <table:table-cell/>
          <table:table-cell office:value-type="float" office:value="-0.0112115526572" calcext:value-type="float">
            <text:p>-0.0112115526572</text:p>
          </table:table-cell>
          <table:table-cell office:value-type="float" office:value="-0.00425410829484" calcext:value-type="float">
            <text:p>-0.00425410829484</text:p>
          </table:table-cell>
          <table:table-cell office:value-type="float" office:value="-0.0161573048681" calcext:value-type="float">
            <text:p>-0.0161573048681</text:p>
          </table:table-cell>
          <table:table-cell office:value-type="float" office:value="0.0201210044324" calcext:value-type="float">
            <text:p>0.0201210044324</text:p>
          </table:table-cell>
          <table:table-cell office:value-type="float" office:value="0.0187160484493" calcext:value-type="float">
            <text:p>0.0187160484493</text:p>
          </table:table-cell>
          <table:table-cell/>
          <table:table-cell office:value-type="float" office:value="1.5928986630833E+018" calcext:value-type="float">
            <text:p>1.5928986630833E+018</text:p>
          </table:table-cell>
          <table:table-cell office:value-type="float" office:value="314" calcext:value-type="float">
            <text:p>314</text:p>
          </table:table-cell>
          <table:table-cell office:value-type="float" office:value="1.59289866303217E+018" calcext:value-type="float">
            <text:p>1.59289866303217E+018</text:p>
          </table:table-cell>
          <table:table-cell/>
          <table:table-cell office:value-type="float" office:value="0.0111800003797" calcext:value-type="float">
            <text:p>0.0111800003797</text:p>
          </table:table-cell>
          <table:table-cell office:value-type="float" office:value="0.00326399994083" calcext:value-type="float">
            <text:p>0.00326399994083</text:p>
          </table:table-cell>
          <table:table-cell table:number-columns-repeated="2"/>
          <table:table-cell office:value-type="float" office:value="1.59289866308483E+018" calcext:value-type="float">
            <text:p>1.59289866308483E+018</text:p>
          </table:table-cell>
          <table:table-cell office:value-type="float" office:value="314" calcext:value-type="float">
            <text:p>314</text:p>
          </table:table-cell>
          <table:table-cell office:value-type="float" office:value="1.59289866303217E+018" calcext:value-type="float">
            <text:p>1.59289866303217E+018</text:p>
          </table:table-cell>
          <table:table-cell/>
          <table:table-cell office:value-type="float" office:value="6.05590009689" calcext:value-type="float">
            <text:p>6.05590009689</text:p>
          </table:table-cell>
        </table:table-row>
        <table:table-row table:style-name="ro1">
          <table:table-cell office:value-type="float" office:value="1.59289866313548E+018" calcext:value-type="float">
            <text:p>1.59289866313548E+018</text:p>
          </table:table-cell>
          <table:table-cell office:value-type="float" office:value="78" calcext:value-type="float">
            <text:p>78</text:p>
          </table:table-cell>
          <table:table-cell office:value-type="float" office:value="1.59289866308383E+018" calcext:value-type="float">
            <text:p>1.59289866308383E+018</text:p>
          </table:table-cell>
          <table:table-cell/>
          <table:table-cell office:value-type="float" office:value="-0.0111661422998" calcext:value-type="float">
            <text:p>-0.0111661422998</text:p>
          </table:table-cell>
          <table:table-cell office:value-type="float" office:value="-0.00666572153568" calcext:value-type="float">
            <text:p>-0.00666572153568</text:p>
          </table:table-cell>
          <table:table-cell office:value-type="float" office:value="-0.0156531482935" calcext:value-type="float">
            <text:p>-0.0156531482935</text:p>
          </table:table-cell>
          <table:table-cell office:value-type="float" office:value="0.0203503221273" calcext:value-type="float">
            <text:p>0.0203503221273</text:p>
          </table:table-cell>
          <table:table-cell office:value-type="float" office:value="0.0192982293665" calcext:value-type="float">
            <text:p>0.0192982293665</text:p>
          </table:table-cell>
          <table:table-cell/>
          <table:table-cell office:value-type="float" office:value="1.59289866313551E+018" calcext:value-type="float">
            <text:p>1.59289866313551E+018</text:p>
          </table:table-cell>
          <table:table-cell office:value-type="float" office:value="315" calcext:value-type="float">
            <text:p>315</text:p>
          </table:table-cell>
          <table:table-cell office:value-type="float" office:value="1.59289866308383E+018" calcext:value-type="float">
            <text:p>1.59289866308383E+018</text:p>
          </table:table-cell>
          <table:table-cell/>
          <table:table-cell office:value-type="float" office:value="0.011269999668" calcext:value-type="float">
            <text:p>0.011269999668</text:p>
          </table:table-cell>
          <table:table-cell office:value-type="float" office:value="0.00597799988464" calcext:value-type="float">
            <text:p>0.00597799988464</text:p>
          </table:table-cell>
          <table:table-cell table:number-columns-repeated="2"/>
          <table:table-cell office:value-type="float" office:value="1.59289866313682E+018" calcext:value-type="float">
            <text:p>1.59289866313682E+018</text:p>
          </table:table-cell>
          <table:table-cell office:value-type="float" office:value="315" calcext:value-type="float">
            <text:p>315</text:p>
          </table:table-cell>
          <table:table-cell office:value-type="float" office:value="1.59289866308383E+018" calcext:value-type="float">
            <text:p>1.59289866308383E+018</text:p>
          </table:table-cell>
          <table:table-cell/>
          <table:table-cell office:value-type="float" office:value="6.05635023117" calcext:value-type="float">
            <text:p>6.05635023117</text:p>
          </table:table-cell>
        </table:table-row>
        <table:table-row table:style-name="ro1">
          <table:table-cell office:value-type="float" office:value="1.59289866323677E+018" calcext:value-type="float">
            <text:p>1.59289866323677E+018</text:p>
          </table:table-cell>
          <table:table-cell office:value-type="float" office:value="79" calcext:value-type="float">
            <text:p>79</text:p>
          </table:table-cell>
          <table:table-cell office:value-type="float" office:value="1.59289866313575E+018" calcext:value-type="float">
            <text:p>1.59289866313575E+018</text:p>
          </table:table-cell>
          <table:table-cell/>
          <table:table-cell office:value-type="float" office:value="-0.00949098728597" calcext:value-type="float">
            <text:p>-0.00949098728597</text:p>
          </table:table-cell>
          <table:table-cell office:value-type="float" office:value="-0.00802568811923" calcext:value-type="float">
            <text:p>-0.00802568811923</text:p>
          </table:table-cell>
          <table:table-cell office:value-type="float" office:value="-0.0153277544305" calcext:value-type="float">
            <text:p>-0.0153277544305</text:p>
          </table:table-cell>
          <table:table-cell office:value-type="float" office:value="0.0197339951992" calcext:value-type="float">
            <text:p>0.0197339951992</text:p>
          </table:table-cell>
          <table:table-cell office:value-type="float" office:value="0.0197154022753" calcext:value-type="float">
            <text:p>0.0197154022753</text:p>
          </table:table-cell>
          <table:table-cell/>
          <table:table-cell office:value-type="float" office:value="1.59289866323679E+018" calcext:value-type="float">
            <text:p>1.59289866323679E+018</text:p>
          </table:table-cell>
          <table:table-cell office:value-type="float" office:value="316" calcext:value-type="float">
            <text:p>316</text:p>
          </table:table-cell>
          <table:table-cell office:value-type="float" office:value="1.59289866313575E+018" calcext:value-type="float">
            <text:p>1.59289866313575E+018</text:p>
          </table:table-cell>
          <table:table-cell/>
          <table:table-cell office:value-type="float" office:value="0.00803000014275" calcext:value-type="float">
            <text:p>0.00803000014275</text:p>
          </table:table-cell>
          <table:table-cell office:value-type="float" office:value="0.00737599981949" calcext:value-type="float">
            <text:p>0.00737599981949</text:p>
          </table:table-cell>
          <table:table-cell table:number-columns-repeated="2"/>
          <table:table-cell office:value-type="float" office:value="1.5928986632381E+018" calcext:value-type="float">
            <text:p>1.5928986632381E+018</text:p>
          </table:table-cell>
          <table:table-cell office:value-type="float" office:value="316" calcext:value-type="float">
            <text:p>316</text:p>
          </table:table-cell>
          <table:table-cell office:value-type="float" office:value="1.59289866313575E+018" calcext:value-type="float">
            <text:p>1.59289866313575E+018</text:p>
          </table:table-cell>
          <table:table-cell/>
          <table:table-cell office:value-type="float" office:value="6.04015016556" calcext:value-type="float">
            <text:p>6.04015016556</text:p>
          </table:table-cell>
        </table:table-row>
        <table:table-row table:style-name="ro1">
          <table:table-cell office:value-type="float" office:value="1.59289866328776E+018" calcext:value-type="float">
            <text:p>1.59289866328776E+018</text:p>
          </table:table-cell>
          <table:table-cell office:value-type="float" office:value="80" calcext:value-type="float">
            <text:p>80</text:p>
          </table:table-cell>
          <table:table-cell office:value-type="float" office:value="1.5928986632369E+018" calcext:value-type="float">
            <text:p>1.5928986632369E+018</text:p>
          </table:table-cell>
          <table:table-cell/>
          <table:table-cell office:value-type="float" office:value="-0.00973329879344" calcext:value-type="float">
            <text:p>-0.00973329879344</text:p>
          </table:table-cell>
          <table:table-cell office:value-type="float" office:value="-0.0121175507084" calcext:value-type="float">
            <text:p>-0.0121175507084</text:p>
          </table:table-cell>
          <table:table-cell office:value-type="float" office:value="-0.0168260093778" calcext:value-type="float">
            <text:p>-0.0168260093778</text:p>
          </table:table-cell>
          <table:table-cell office:value-type="float" office:value="0.0229060426354" calcext:value-type="float">
            <text:p>0.0229060426354</text:p>
          </table:table-cell>
          <table:table-cell office:value-type="float" office:value="0.0206001512706" calcext:value-type="float">
            <text:p>0.0206001512706</text:p>
          </table:table-cell>
          <table:table-cell/>
          <table:table-cell office:value-type="float" office:value="1.5928986632879E+018" calcext:value-type="float">
            <text:p>1.5928986632879E+018</text:p>
          </table:table-cell>
          <table:table-cell office:value-type="float" office:value="317" calcext:value-type="float">
            <text:p>317</text:p>
          </table:table-cell>
          <table:table-cell office:value-type="float" office:value="1.5928986632369E+018" calcext:value-type="float">
            <text:p>1.5928986632369E+018</text:p>
          </table:table-cell>
          <table:table-cell/>
          <table:table-cell office:value-type="float" office:value="0.00875000003725" calcext:value-type="float">
            <text:p>0.00875000003725</text:p>
          </table:table-cell>
          <table:table-cell office:value-type="float" office:value="0.00887999963015" calcext:value-type="float">
            <text:p>0.00887999963015</text:p>
          </table:table-cell>
          <table:table-cell table:number-columns-repeated="2"/>
          <table:table-cell office:value-type="float" office:value="1.59289866328896E+018" calcext:value-type="float">
            <text:p>1.59289866328896E+018</text:p>
          </table:table-cell>
          <table:table-cell office:value-type="float" office:value="317" calcext:value-type="float">
            <text:p>317</text:p>
          </table:table-cell>
          <table:table-cell office:value-type="float" office:value="1.5928986632369E+018" calcext:value-type="float">
            <text:p>1.5928986632369E+018</text:p>
          </table:table-cell>
          <table:table-cell/>
          <table:table-cell office:value-type="float" office:value="6.04374980927" calcext:value-type="float">
            <text:p>6.04374980927</text:p>
          </table:table-cell>
        </table:table-row>
        <table:table-row table:style-name="ro1">
          <table:table-cell office:value-type="float" office:value="1.59289866333938E+018" calcext:value-type="float">
            <text:p>1.59289866333938E+018</text:p>
          </table:table-cell>
          <table:table-cell office:value-type="float" office:value="81" calcext:value-type="float">
            <text:p>81</text:p>
          </table:table-cell>
          <table:table-cell office:value-type="float" office:value="1.59289866328802E+018" calcext:value-type="float">
            <text:p>1.59289866328802E+018</text:p>
          </table:table-cell>
          <table:table-cell/>
          <table:table-cell office:value-type="float" office:value="-0.00928974058479" calcext:value-type="float">
            <text:p>-0.00928974058479</text:p>
          </table:table-cell>
          <table:table-cell office:value-type="float" office:value="-0.0122606940567" calcext:value-type="float">
            <text:p>-0.0122606940567</text:p>
          </table:table-cell>
          <table:table-cell office:value-type="float" office:value="-0.0162885952741" calcext:value-type="float">
            <text:p>-0.0162885952741</text:p>
          </table:table-cell>
          <table:table-cell office:value-type="float" office:value="0.0224040672183" calcext:value-type="float">
            <text:p>0.0224040672183</text:p>
          </table:table-cell>
          <table:table-cell office:value-type="float" office:value="0.02110308595" calcext:value-type="float">
            <text:p>0.02110308595</text:p>
          </table:table-cell>
          <table:table-cell/>
          <table:table-cell office:value-type="float" office:value="1.59289866333938E+018" calcext:value-type="float">
            <text:p>1.59289866333938E+018</text:p>
          </table:table-cell>
          <table:table-cell office:value-type="float" office:value="318" calcext:value-type="float">
            <text:p>318</text:p>
          </table:table-cell>
          <table:table-cell office:value-type="float" office:value="1.59289866328802E+018" calcext:value-type="float">
            <text:p>1.59289866328802E+018</text:p>
          </table:table-cell>
          <table:table-cell/>
          <table:table-cell office:value-type="float" office:value="0.00984000042081" calcext:value-type="float">
            <text:p>0.00984000042081</text:p>
          </table:table-cell>
          <table:table-cell office:value-type="float" office:value="0.00981399975717" calcext:value-type="float">
            <text:p>0.00981399975717</text:p>
          </table:table-cell>
          <table:table-cell table:number-columns-repeated="2"/>
          <table:table-cell office:value-type="float" office:value="1.59289866334054E+018" calcext:value-type="float">
            <text:p>1.59289866334054E+018</text:p>
          </table:table-cell>
          <table:table-cell office:value-type="float" office:value="318" calcext:value-type="float">
            <text:p>318</text:p>
          </table:table-cell>
          <table:table-cell office:value-type="float" office:value="1.59289866328802E+018" calcext:value-type="float">
            <text:p>1.59289866328802E+018</text:p>
          </table:table-cell>
          <table:table-cell/>
          <table:table-cell office:value-type="float" office:value="6.04920005798" calcext:value-type="float">
            <text:p>6.04920005798</text:p>
          </table:table-cell>
        </table:table-row>
        <table:table-row table:style-name="ro1">
          <table:table-cell office:value-type="float" office:value="1.59289866339131E+018" calcext:value-type="float">
            <text:p>1.59289866339131E+018</text:p>
          </table:table-cell>
          <table:table-cell office:value-type="float" office:value="82" calcext:value-type="float">
            <text:p>82</text:p>
          </table:table-cell>
          <table:table-cell office:value-type="float" office:value="1.59289866333962E+018" calcext:value-type="float">
            <text:p>1.59289866333962E+018</text:p>
          </table:table-cell>
          <table:table-cell/>
          <table:table-cell office:value-type="float" office:value="-0.00886470358819" calcext:value-type="float">
            <text:p>-0.00886470358819</text:p>
          </table:table-cell>
          <table:table-cell office:value-type="float" office:value="-0.0136624909937" calcext:value-type="float">
            <text:p>-0.0136624909937</text:p>
          </table:table-cell>
          <table:table-cell office:value-type="float" office:value="-0.0160782784224" calcext:value-type="float">
            <text:p>-0.0160782784224</text:p>
          </table:table-cell>
          <table:table-cell office:value-type="float" office:value="0.0228857528418" calcext:value-type="float">
            <text:p>0.0228857528418</text:p>
          </table:table-cell>
          <table:table-cell office:value-type="float" office:value="0.021656036377" calcext:value-type="float">
            <text:p>0.021656036377</text:p>
          </table:table-cell>
          <table:table-cell/>
          <table:table-cell office:value-type="float" office:value="1.59289866339141E+018" calcext:value-type="float">
            <text:p>1.59289866339141E+018</text:p>
          </table:table-cell>
          <table:table-cell office:value-type="float" office:value="319" calcext:value-type="float">
            <text:p>319</text:p>
          </table:table-cell>
          <table:table-cell office:value-type="float" office:value="1.59289866333962E+018" calcext:value-type="float">
            <text:p>1.59289866333962E+018</text:p>
          </table:table-cell>
          <table:table-cell/>
          <table:table-cell office:value-type="float" office:value="0.010719999671" calcext:value-type="float">
            <text:p>0.010719999671</text:p>
          </table:table-cell>
          <table:table-cell office:value-type="float" office:value="0.00972199998796" calcext:value-type="float">
            <text:p>0.00972199998796</text:p>
          </table:table-cell>
          <table:table-cell table:number-columns-repeated="2"/>
          <table:table-cell office:value-type="float" office:value="1.59289866339213E+018" calcext:value-type="float">
            <text:p>1.59289866339213E+018</text:p>
          </table:table-cell>
          <table:table-cell office:value-type="float" office:value="319" calcext:value-type="float">
            <text:p>319</text:p>
          </table:table-cell>
          <table:table-cell office:value-type="float" office:value="1.59289866333962E+018" calcext:value-type="float">
            <text:p>1.59289866333962E+018</text:p>
          </table:table-cell>
          <table:table-cell/>
          <table:table-cell office:value-type="float" office:value="6.05359983444" calcext:value-type="float">
            <text:p>6.05359983444</text:p>
          </table:table-cell>
        </table:table-row>
        <table:table-row table:style-name="ro1">
          <table:table-cell office:value-type="float" office:value="1.59289866344289E+018" calcext:value-type="float">
            <text:p>1.59289866344289E+018</text:p>
          </table:table-cell>
          <table:table-cell office:value-type="float" office:value="83" calcext:value-type="float">
            <text:p>83</text:p>
          </table:table-cell>
          <table:table-cell office:value-type="float" office:value="1.59289866339169E+018" calcext:value-type="float">
            <text:p>1.59289866339169E+018</text:p>
          </table:table-cell>
          <table:table-cell/>
          <table:table-cell office:value-type="float" office:value="-0.00753504177555" calcext:value-type="float">
            <text:p>-0.00753504177555</text:p>
          </table:table-cell>
          <table:table-cell office:value-type="float" office:value="-0.0153575008735" calcext:value-type="float">
            <text:p>-0.0153575008735</text:p>
          </table:table-cell>
          <table:table-cell office:value-type="float" office:value="-0.01450301148" calcext:value-type="float">
            <text:p>-0.01450301148</text:p>
          </table:table-cell>
          <table:table-cell office:value-type="float" office:value="0.0224269255996" calcext:value-type="float">
            <text:p>0.0224269255996</text:p>
          </table:table-cell>
          <table:table-cell office:value-type="float" office:value="0.0220713559538" calcext:value-type="float">
            <text:p>0.0220713559538</text:p>
          </table:table-cell>
          <table:table-cell/>
          <table:table-cell office:value-type="float" office:value="1.59289866344303E+018" calcext:value-type="float">
            <text:p>1.59289866344303E+018</text:p>
          </table:table-cell>
          <table:table-cell office:value-type="float" office:value="320" calcext:value-type="float">
            <text:p>320</text:p>
          </table:table-cell>
          <table:table-cell office:value-type="float" office:value="1.59289866339169E+018" calcext:value-type="float">
            <text:p>1.59289866339169E+018</text:p>
          </table:table-cell>
          <table:table-cell/>
          <table:table-cell office:value-type="float" office:value="0.00798000022769" calcext:value-type="float">
            <text:p>0.00798000022769</text:p>
          </table:table-cell>
          <table:table-cell office:value-type="float" office:value="0.0090640000999" calcext:value-type="float">
            <text:p>0.0090640000999</text:p>
          </table:table-cell>
          <table:table-cell table:number-columns-repeated="2"/>
          <table:table-cell office:value-type="float" office:value="1.59289866344433E+018" calcext:value-type="float">
            <text:p>1.59289866344433E+018</text:p>
          </table:table-cell>
          <table:table-cell office:value-type="float" office:value="320" calcext:value-type="float">
            <text:p>320</text:p>
          </table:table-cell>
          <table:table-cell office:value-type="float" office:value="1.59289866339169E+018" calcext:value-type="float">
            <text:p>1.59289866339169E+018</text:p>
          </table:table-cell>
          <table:table-cell/>
          <table:table-cell office:value-type="float" office:value="6.03989982605" calcext:value-type="float">
            <text:p>6.03989982605</text:p>
          </table:table-cell>
        </table:table-row>
        <table:table-row table:style-name="ro1">
          <table:table-cell office:value-type="float" office:value="1.59289866349439E+018" calcext:value-type="float">
            <text:p>1.59289866349439E+018</text:p>
          </table:table-cell>
          <table:table-cell office:value-type="float" office:value="84" calcext:value-type="float">
            <text:p>84</text:p>
          </table:table-cell>
          <table:table-cell office:value-type="float" office:value="1.59289866344321E+018" calcext:value-type="float">
            <text:p>1.59289866344321E+018</text:p>
          </table:table-cell>
          <table:table-cell/>
          <table:table-cell office:value-type="float" office:value="-0.00668760994449" calcext:value-type="float">
            <text:p>-0.00668760994449</text:p>
          </table:table-cell>
          <table:table-cell office:value-type="float" office:value="-0.0195052903146" calcext:value-type="float">
            <text:p>-0.0195052903146</text:p>
          </table:table-cell>
          <table:table-cell office:value-type="float" office:value="-0.0155872795731" calcext:value-type="float">
            <text:p>-0.0155872795731</text:p>
          </table:table-cell>
          <table:table-cell office:value-type="float" office:value="0.0258484762162" calcext:value-type="float">
            <text:p>0.0258484762162</text:p>
          </table:table-cell>
          <table:table-cell office:value-type="float" office:value="0.0232942532748" calcext:value-type="float">
            <text:p>0.0232942532748</text:p>
          </table:table-cell>
          <table:table-cell/>
          <table:table-cell office:value-type="float" office:value="1.59289866349527E+018" calcext:value-type="float">
            <text:p>1.59289866349527E+018</text:p>
          </table:table-cell>
          <table:table-cell office:value-type="float" office:value="321" calcext:value-type="float">
            <text:p>321</text:p>
          </table:table-cell>
          <table:table-cell office:value-type="float" office:value="1.59289866344321E+018" calcext:value-type="float">
            <text:p>1.59289866344321E+018</text:p>
          </table:table-cell>
          <table:table-cell/>
          <table:table-cell office:value-type="float" office:value="0.023730000481" calcext:value-type="float">
            <text:p>0.023730000481</text:p>
          </table:table-cell>
          <table:table-cell office:value-type="float" office:value="0.012203999795" calcext:value-type="float">
            <text:p>0.012203999795</text:p>
          </table:table-cell>
          <table:table-cell table:number-columns-repeated="2"/>
          <table:table-cell office:value-type="float" office:value="1.59289866349588E+018" calcext:value-type="float">
            <text:p>1.59289866349588E+018</text:p>
          </table:table-cell>
          <table:table-cell office:value-type="float" office:value="321" calcext:value-type="float">
            <text:p>321</text:p>
          </table:table-cell>
          <table:table-cell office:value-type="float" office:value="1.59289866344321E+018" calcext:value-type="float">
            <text:p>1.59289866344321E+018</text:p>
          </table:table-cell>
          <table:table-cell/>
          <table:table-cell office:value-type="float" office:value="6.11864995956" calcext:value-type="float">
            <text:p>6.11864995956</text:p>
          </table:table-cell>
        </table:table-row>
        <table:table-row table:style-name="ro1">
          <table:table-cell office:value-type="float" office:value="1.59289866354872E+018" calcext:value-type="float">
            <text:p>1.59289866354872E+018</text:p>
          </table:table-cell>
          <table:table-cell office:value-type="float" office:value="85" calcext:value-type="float">
            <text:p>85</text:p>
          </table:table-cell>
          <table:table-cell office:value-type="float" office:value="1.59289866349513E+018" calcext:value-type="float">
            <text:p>1.59289866349513E+018</text:p>
          </table:table-cell>
          <table:table-cell/>
          <table:table-cell office:value-type="float" office:value="-0.00519298249856" calcext:value-type="float">
            <text:p>-0.00519298249856</text:p>
          </table:table-cell>
          <table:table-cell office:value-type="float" office:value="-0.0181571282446" calcext:value-type="float">
            <text:p>-0.0181571282446</text:p>
          </table:table-cell>
          <table:table-cell office:value-type="float" office:value="-0.0123136388138" calcext:value-type="float">
            <text:p>-0.0123136388138</text:p>
          </table:table-cell>
          <table:table-cell office:value-type="float" office:value="0.0225449353456" calcext:value-type="float">
            <text:p>0.0225449353456</text:p>
          </table:table-cell>
          <table:table-cell office:value-type="float" office:value="0.0232220310718" calcext:value-type="float">
            <text:p>0.0232220310718</text:p>
          </table:table-cell>
          <table:table-cell/>
          <table:table-cell office:value-type="float" office:value="1.59289866354873E+018" calcext:value-type="float">
            <text:p>1.59289866354873E+018</text:p>
          </table:table-cell>
          <table:table-cell office:value-type="float" office:value="322" calcext:value-type="float">
            <text:p>322</text:p>
          </table:table-cell>
          <table:table-cell office:value-type="float" office:value="1.59289866349513E+018" calcext:value-type="float">
            <text:p>1.59289866349513E+018</text:p>
          </table:table-cell>
          <table:table-cell/>
          <table:table-cell office:value-type="float" office:value="-0.00138999999035" calcext:value-type="float">
            <text:p>-0.00138999999035</text:p>
          </table:table-cell>
          <table:table-cell office:value-type="float" office:value="0.0101760001853" calcext:value-type="float">
            <text:p>0.0101760001853</text:p>
          </table:table-cell>
          <table:table-cell table:number-columns-repeated="2"/>
          <table:table-cell office:value-type="float" office:value="1.59289866354873E+018" calcext:value-type="float">
            <text:p>1.59289866354873E+018</text:p>
          </table:table-cell>
          <table:table-cell office:value-type="float" office:value="322" calcext:value-type="float">
            <text:p>322</text:p>
          </table:table-cell>
          <table:table-cell office:value-type="float" office:value="1.59289866349513E+018" calcext:value-type="float">
            <text:p>1.59289866349513E+018</text:p>
          </table:table-cell>
          <table:table-cell/>
          <table:table-cell office:value-type="float" office:value="5.99305009842" calcext:value-type="float">
            <text:p>5.99305009842</text:p>
          </table:table-cell>
        </table:table-row>
        <table:table-row table:style-name="ro1">
          <table:table-cell office:value-type="float" office:value="1.59289866359838E+018" calcext:value-type="float">
            <text:p>1.59289866359838E+018</text:p>
          </table:table-cell>
          <table:table-cell office:value-type="float" office:value="86" calcext:value-type="float">
            <text:p>86</text:p>
          </table:table-cell>
          <table:table-cell office:value-type="float" office:value="1.59289866354728E+018" calcext:value-type="float">
            <text:p>1.59289866354728E+018</text:p>
          </table:table-cell>
          <table:table-cell/>
          <table:table-cell office:value-type="float" office:value="-0.00438307225704" calcext:value-type="float">
            <text:p>-0.00438307225704</text:p>
          </table:table-cell>
          <table:table-cell office:value-type="float" office:value="-0.0226566009223" calcext:value-type="float">
            <text:p>-0.0226566009223</text:p>
          </table:table-cell>
          <table:table-cell office:value-type="float" office:value="-0.0138702653348" calcext:value-type="float">
            <text:p>-0.0138702653348</text:p>
          </table:table-cell>
          <table:table-cell office:value-type="float" office:value="0.0269242860377" calcext:value-type="float">
            <text:p>0.0269242860377</text:p>
          </table:table-cell>
          <table:table-cell office:value-type="float" office:value="0.0241260752082" calcext:value-type="float">
            <text:p>0.0241260752082</text:p>
          </table:table-cell>
          <table:table-cell/>
          <table:table-cell office:value-type="float" office:value="1.59289866359849E+018" calcext:value-type="float">
            <text:p>1.59289866359849E+018</text:p>
          </table:table-cell>
          <table:table-cell office:value-type="float" office:value="323" calcext:value-type="float">
            <text:p>323</text:p>
          </table:table-cell>
          <table:table-cell office:value-type="float" office:value="1.59289866354728E+018" calcext:value-type="float">
            <text:p>1.59289866354728E+018</text:p>
          </table:table-cell>
          <table:table-cell/>
          <table:table-cell office:value-type="float" office:value="0.017330000177" calcext:value-type="float">
            <text:p>0.017330000177</text:p>
          </table:table-cell>
          <table:table-cell office:value-type="float" office:value="0.0116739999503" calcext:value-type="float">
            <text:p>0.0116739999503</text:p>
          </table:table-cell>
          <table:table-cell table:number-columns-repeated="2"/>
          <table:table-cell office:value-type="float" office:value="1.59289866359985E+018" calcext:value-type="float">
            <text:p>1.59289866359985E+018</text:p>
          </table:table-cell>
          <table:table-cell office:value-type="float" office:value="323" calcext:value-type="float">
            <text:p>323</text:p>
          </table:table-cell>
          <table:table-cell office:value-type="float" office:value="1.59289866354728E+018" calcext:value-type="float">
            <text:p>1.59289866354728E+018</text:p>
          </table:table-cell>
          <table:table-cell/>
          <table:table-cell office:value-type="float" office:value="6.08664989471" calcext:value-type="float">
            <text:p>6.08664989471</text:p>
          </table:table-cell>
        </table:table-row>
        <table:table-row table:style-name="ro1">
          <table:table-cell office:value-type="float" office:value="1.59289866365043E+018" calcext:value-type="float">
            <text:p>1.59289866365043E+018</text:p>
          </table:table-cell>
          <table:table-cell office:value-type="float" office:value="87" calcext:value-type="float">
            <text:p>87</text:p>
          </table:table-cell>
          <table:table-cell office:value-type="float" office:value="1.59289866359859E+018" calcext:value-type="float">
            <text:p>1.59289866359859E+018</text:p>
          </table:table-cell>
          <table:table-cell/>
          <table:table-cell office:value-type="float" office:value="-0.00354997836985" calcext:value-type="float">
            <text:p>-0.00354997836985</text:p>
          </table:table-cell>
          <table:table-cell office:value-type="float" office:value="-0.0217781979591" calcext:value-type="float">
            <text:p>-0.0217781979591</text:p>
          </table:table-cell>
          <table:table-cell office:value-type="float" office:value="-0.0104411253706" calcext:value-type="float">
            <text:p>-0.0104411253706</text:p>
          </table:table-cell>
          <table:table-cell office:value-type="float" office:value="0.0244112554938" calcext:value-type="float">
            <text:p>0.0244112554938</text:p>
          </table:table-cell>
          <table:table-cell office:value-type="float" office:value="0.0244311764836" calcext:value-type="float">
            <text:p>0.0244311764836</text:p>
          </table:table-cell>
          <table:table-cell/>
          <table:table-cell office:value-type="float" office:value="1.59289866365057E+018" calcext:value-type="float">
            <text:p>1.59289866365057E+018</text:p>
          </table:table-cell>
          <table:table-cell office:value-type="float" office:value="324" calcext:value-type="float">
            <text:p>324</text:p>
          </table:table-cell>
          <table:table-cell office:value-type="float" office:value="1.59289866359859E+018" calcext:value-type="float">
            <text:p>1.59289866359859E+018</text:p>
          </table:table-cell>
          <table:table-cell/>
          <table:table-cell office:value-type="float" office:value="0.00595000013709" calcext:value-type="float">
            <text:p>0.00595000013709</text:p>
          </table:table-cell>
          <table:table-cell office:value-type="float" office:value="0.010719999671" calcext:value-type="float">
            <text:p>0.010719999671</text:p>
          </table:table-cell>
          <table:table-cell table:number-columns-repeated="2"/>
          <table:table-cell office:value-type="float" office:value="1.5928986636524E+018" calcext:value-type="float">
            <text:p>1.5928986636524E+018</text:p>
          </table:table-cell>
          <table:table-cell office:value-type="float" office:value="324" calcext:value-type="float">
            <text:p>324</text:p>
          </table:table-cell>
          <table:table-cell office:value-type="float" office:value="1.59289866359859E+018" calcext:value-type="float">
            <text:p>1.59289866359859E+018</text:p>
          </table:table-cell>
          <table:table-cell/>
          <table:table-cell office:value-type="float" office:value="6.0297498703" calcext:value-type="float">
            <text:p>6.0297498703</text:p>
          </table:table-cell>
        </table:table-row>
        <table:table-row table:style-name="ro1">
          <table:table-cell office:value-type="float" office:value="1.59289866370267E+018" calcext:value-type="float">
            <text:p>1.59289866370267E+018</text:p>
          </table:table-cell>
          <table:table-cell office:value-type="float" office:value="88" calcext:value-type="float">
            <text:p>88</text:p>
          </table:table-cell>
          <table:table-cell office:value-type="float" office:value="1.5928986636508E+018" calcext:value-type="float">
            <text:p>1.5928986636508E+018</text:p>
          </table:table-cell>
          <table:table-cell/>
          <table:table-cell office:value-type="float" office:value="-0.00183822633699" calcext:value-type="float">
            <text:p>-0.00183822633699</text:p>
          </table:table-cell>
          <table:table-cell office:value-type="float" office:value="-0.0209028497338" calcext:value-type="float">
            <text:p>-0.0209028497338</text:p>
          </table:table-cell>
          <table:table-cell office:value-type="float" office:value="-0.00839109625667" calcext:value-type="float">
            <text:p>-0.00839109625667</text:p>
          </table:table-cell>
          <table:table-cell office:value-type="float" office:value="0.0225990861654" calcext:value-type="float">
            <text:p>0.0225990861654</text:p>
          </table:table-cell>
          <table:table-cell office:value-type="float" office:value="0.0244656074792" calcext:value-type="float">
            <text:p>0.0244656074792</text:p>
          </table:table-cell>
          <table:table-cell/>
          <table:table-cell office:value-type="float" office:value="1.59289866370326E+018" calcext:value-type="float">
            <text:p>1.59289866370326E+018</text:p>
          </table:table-cell>
          <table:table-cell office:value-type="float" office:value="325" calcext:value-type="float">
            <text:p>325</text:p>
          </table:table-cell>
          <table:table-cell office:value-type="float" office:value="1.5928986636508E+018" calcext:value-type="float">
            <text:p>1.5928986636508E+018</text:p>
          </table:table-cell>
          <table:table-cell/>
          <table:table-cell office:value-type="float" office:value="0.000660000019707" calcext:value-type="float">
            <text:p>0.000660000019707</text:p>
          </table:table-cell>
          <table:table-cell office:value-type="float" office:value="0.00925599969923" calcext:value-type="float">
            <text:p>0.00925599969923</text:p>
          </table:table-cell>
          <table:table-cell table:number-columns-repeated="2"/>
          <table:table-cell office:value-type="float" office:value="1.59289866370412E+018" calcext:value-type="float">
            <text:p>1.59289866370412E+018</text:p>
          </table:table-cell>
          <table:table-cell office:value-type="float" office:value="325" calcext:value-type="float">
            <text:p>325</text:p>
          </table:table-cell>
          <table:table-cell office:value-type="float" office:value="1.5928986636508E+018" calcext:value-type="float">
            <text:p>1.5928986636508E+018</text:p>
          </table:table-cell>
          <table:table-cell/>
          <table:table-cell office:value-type="float" office:value="6.00330018997" calcext:value-type="float">
            <text:p>6.00330018997</text:p>
          </table:table-cell>
        </table:table-row>
        <table:table-row table:style-name="ro1">
          <table:table-cell office:value-type="float" office:value="1.5928986637548E+018" calcext:value-type="float">
            <text:p>1.5928986637548E+018</text:p>
          </table:table-cell>
          <table:table-cell office:value-type="float" office:value="89" calcext:value-type="float">
            <text:p>89</text:p>
          </table:table-cell>
          <table:table-cell office:value-type="float" office:value="1.59289866370292E+018" calcext:value-type="float">
            <text:p>1.59289866370292E+018</text:p>
          </table:table-cell>
          <table:table-cell/>
          <table:table-cell office:value-type="float" office:value="-0.0012847869657" calcext:value-type="float">
            <text:p>-0.0012847869657</text:p>
          </table:table-cell>
          <table:table-cell office:value-type="float" office:value="-0.0214095041156" calcext:value-type="float">
            <text:p>-0.0214095041156</text:p>
          </table:table-cell>
          <table:table-cell office:value-type="float" office:value="-0.008051244542" calcext:value-type="float">
            <text:p>-0.008051244542</text:p>
          </table:table-cell>
          <table:table-cell office:value-type="float" office:value="0.0229093879461" calcext:value-type="float">
            <text:p>0.0229093879461</text:p>
          </table:table-cell>
          <table:table-cell office:value-type="float" office:value="0.0238777901977" calcext:value-type="float">
            <text:p>0.0238777901977</text:p>
          </table:table-cell>
          <table:table-cell/>
          <table:table-cell office:value-type="float" office:value="1.59289866375512E+018" calcext:value-type="float">
            <text:p>1.59289866375512E+018</text:p>
          </table:table-cell>
          <table:table-cell office:value-type="float" office:value="326" calcext:value-type="float">
            <text:p>326</text:p>
          </table:table-cell>
          <table:table-cell office:value-type="float" office:value="1.59289866370292E+018" calcext:value-type="float">
            <text:p>1.59289866370292E+018</text:p>
          </table:table-cell>
          <table:table-cell/>
          <table:table-cell office:value-type="float" office:value="-0.0112800002098" calcext:value-type="float">
            <text:p>-0.0112800002098</text:p>
          </table:table-cell>
          <table:table-cell office:value-type="float" office:value="0.0022539999336" calcext:value-type="float">
            <text:p>0.0022539999336</text:p>
          </table:table-cell>
          <table:table-cell table:number-columns-repeated="2"/>
          <table:table-cell office:value-type="float" office:value="1.59289866375652E+018" calcext:value-type="float">
            <text:p>1.59289866375652E+018</text:p>
          </table:table-cell>
          <table:table-cell office:value-type="float" office:value="326" calcext:value-type="float">
            <text:p>326</text:p>
          </table:table-cell>
          <table:table-cell office:value-type="float" office:value="1.59289866370292E+018" calcext:value-type="float">
            <text:p>1.59289866370292E+018</text:p>
          </table:table-cell>
          <table:table-cell/>
          <table:table-cell office:value-type="float" office:value="5.94360017776" calcext:value-type="float">
            <text:p>5.94360017776</text:p>
          </table:table-cell>
        </table:table-row>
        <table:table-row table:style-name="ro1">
          <table:table-cell office:value-type="float" office:value="1.59289866380668E+018" calcext:value-type="float">
            <text:p>1.59289866380668E+018</text:p>
          </table:table-cell>
          <table:table-cell office:value-type="float" office:value="90" calcext:value-type="float">
            <text:p>90</text:p>
          </table:table-cell>
          <table:table-cell office:value-type="float" office:value="1.59289866375487E+018" calcext:value-type="float">
            <text:p>1.59289866375487E+018</text:p>
          </table:table-cell>
          <table:table-cell/>
          <table:table-cell office:value-type="float" office:value="0.000513770559337" calcext:value-type="float">
            <text:p>0.000513770559337</text:p>
          </table:table-cell>
          <table:table-cell office:value-type="float" office:value="-0.022433206439" calcext:value-type="float">
            <text:p>-0.022433206439</text:p>
          </table:table-cell>
          <table:table-cell office:value-type="float" office:value="-0.00693881791085" calcext:value-type="float">
            <text:p>-0.00693881791085</text:p>
          </table:table-cell>
          <table:table-cell office:value-type="float" office:value="0.0234874431044" calcext:value-type="float">
            <text:p>0.0234874431044</text:p>
          </table:table-cell>
          <table:table-cell office:value-type="float" office:value="0.0240662917495" calcext:value-type="float">
            <text:p>0.0240662917495</text:p>
          </table:table-cell>
          <table:table-cell/>
          <table:table-cell office:value-type="float" office:value="1.59289866380836E+018" calcext:value-type="float">
            <text:p>1.59289866380836E+018</text:p>
          </table:table-cell>
          <table:table-cell office:value-type="float" office:value="327" calcext:value-type="float">
            <text:p>327</text:p>
          </table:table-cell>
          <table:table-cell office:value-type="float" office:value="1.59289866375487E+018" calcext:value-type="float">
            <text:p>1.59289866375487E+018</text:p>
          </table:table-cell>
          <table:table-cell/>
          <table:table-cell office:value-type="float" office:value="0.00362999993376" calcext:value-type="float">
            <text:p>0.00362999993376</text:p>
          </table:table-cell>
          <table:table-cell office:value-type="float" office:value="0.00325799989514" calcext:value-type="float">
            <text:p>0.00325799989514</text:p>
          </table:table-cell>
          <table:table-cell table:number-columns-repeated="2"/>
          <table:table-cell office:value-type="float" office:value="1.59289866380837E+018" calcext:value-type="float">
            <text:p>1.59289866380837E+018</text:p>
          </table:table-cell>
          <table:table-cell office:value-type="float" office:value="327" calcext:value-type="float">
            <text:p>327</text:p>
          </table:table-cell>
          <table:table-cell office:value-type="float" office:value="1.59289866375487E+018" calcext:value-type="float">
            <text:p>1.59289866375487E+018</text:p>
          </table:table-cell>
          <table:table-cell/>
          <table:table-cell office:value-type="float" office:value="6.01814985275" calcext:value-type="float">
            <text:p>6.01814985275</text:p>
          </table:table-cell>
        </table:table-row>
        <table:table-row table:style-name="ro1">
          <table:table-cell office:value-type="float" office:value="1.59289866385977E+018" calcext:value-type="float">
            <text:p>1.59289866385977E+018</text:p>
          </table:table-cell>
          <table:table-cell office:value-type="float" office:value="91" calcext:value-type="float">
            <text:p>91</text:p>
          </table:table-cell>
          <table:table-cell office:value-type="float" office:value="1.59289866380873E+018" calcext:value-type="float">
            <text:p>1.59289866380873E+018</text:p>
          </table:table-cell>
          <table:table-cell/>
          <table:table-cell office:value-type="float" office:value="0.00169692013878" calcext:value-type="float">
            <text:p>0.00169692013878</text:p>
          </table:table-cell>
          <table:table-cell office:value-type="float" office:value="-0.0218221023679" calcext:value-type="float">
            <text:p>-0.0218221023679</text:p>
          </table:table-cell>
          <table:table-cell office:value-type="float" office:value="-0.00529666896909" calcext:value-type="float">
            <text:p>-0.00529666896909</text:p>
          </table:table-cell>
          <table:table-cell office:value-type="float" office:value="0.0225197337568" calcext:value-type="float">
            <text:p>0.0225197337568</text:p>
          </table:table-cell>
          <table:table-cell office:value-type="float" office:value="0.0231853816658" calcext:value-type="float">
            <text:p>0.0231853816658</text:p>
          </table:table-cell>
          <table:table-cell/>
          <table:table-cell office:value-type="float" office:value="1.59289866386023E+018" calcext:value-type="float">
            <text:p>1.59289866386023E+018</text:p>
          </table:table-cell>
          <table:table-cell office:value-type="float" office:value="328" calcext:value-type="float">
            <text:p>328</text:p>
          </table:table-cell>
          <table:table-cell office:value-type="float" office:value="1.59289866380873E+018" calcext:value-type="float">
            <text:p>1.59289866380873E+018</text:p>
          </table:table-cell>
          <table:table-cell/>
          <table:table-cell office:value-type="float" office:value="-0.0163599997759" calcext:value-type="float">
            <text:p>-0.0163599997759</text:p>
          </table:table-cell>
          <table:table-cell office:value-type="float" office:value="-0.00347999995574" calcext:value-type="float">
            <text:p>-0.00347999995574</text:p>
          </table:table-cell>
          <table:table-cell table:number-columns-repeated="2"/>
          <table:table-cell office:value-type="float" office:value="1.59289866386097E+018" calcext:value-type="float">
            <text:p>1.59289866386097E+018</text:p>
          </table:table-cell>
          <table:table-cell office:value-type="float" office:value="328" calcext:value-type="float">
            <text:p>328</text:p>
          </table:table-cell>
          <table:table-cell office:value-type="float" office:value="1.59289866380873E+018" calcext:value-type="float">
            <text:p>1.59289866380873E+018</text:p>
          </table:table-cell>
          <table:table-cell/>
          <table:table-cell office:value-type="float" office:value="5.91820001602" calcext:value-type="float">
            <text:p>5.91820001602</text:p>
          </table:table-cell>
        </table:table-row>
        <table:table-row table:style-name="ro1">
          <table:table-cell office:value-type="float" office:value="1.59289866391112E+018" calcext:value-type="float">
            <text:p>1.59289866391112E+018</text:p>
          </table:table-cell>
          <table:table-cell office:value-type="float" office:value="92" calcext:value-type="float">
            <text:p>92</text:p>
          </table:table-cell>
          <table:table-cell office:value-type="float" office:value="1.59289866386006E+018" calcext:value-type="float">
            <text:p>1.59289866386006E+018</text:p>
          </table:table-cell>
          <table:table-cell/>
          <table:table-cell office:value-type="float" office:value="0.00309624802321" calcext:value-type="float">
            <text:p>0.00309624802321</text:p>
          </table:table-cell>
          <table:table-cell office:value-type="float" office:value="-0.0220738630742" calcext:value-type="float">
            <text:p>-0.0220738630742</text:p>
          </table:table-cell>
          <table:table-cell office:value-type="float" office:value="-0.00397539976984" calcext:value-type="float">
            <text:p>-0.00397539976984</text:p>
          </table:table-cell>
          <table:table-cell office:value-type="float" office:value="0.0226416867226" calcext:value-type="float">
            <text:p>0.0226416867226</text:p>
          </table:table-cell>
          <table:table-cell office:value-type="float" office:value="0.0228314679116" calcext:value-type="float">
            <text:p>0.0228314679116</text:p>
          </table:table-cell>
          <table:table-cell/>
          <table:table-cell office:value-type="float" office:value="1.5928986639113E+018" calcext:value-type="float">
            <text:p>1.5928986639113E+018</text:p>
          </table:table-cell>
          <table:table-cell office:value-type="float" office:value="329" calcext:value-type="float">
            <text:p>329</text:p>
          </table:table-cell>
          <table:table-cell office:value-type="float" office:value="1.59289866386006E+018" calcext:value-type="float">
            <text:p>1.59289866386006E+018</text:p>
          </table:table-cell>
          <table:table-cell/>
          <table:table-cell office:value-type="float" office:value="-0.00688999984413" calcext:value-type="float">
            <text:p>-0.00688999984413</text:p>
          </table:table-cell>
          <table:table-cell office:value-type="float" office:value="-0.00604799995199" calcext:value-type="float">
            <text:p>-0.00604799995199</text:p>
          </table:table-cell>
          <table:table-cell table:number-columns-repeated="2"/>
          <table:table-cell office:value-type="float" office:value="1.59289866391224E+018" calcext:value-type="float">
            <text:p>1.59289866391224E+018</text:p>
          </table:table-cell>
          <table:table-cell office:value-type="float" office:value="329" calcext:value-type="float">
            <text:p>329</text:p>
          </table:table-cell>
          <table:table-cell office:value-type="float" office:value="1.59289866386006E+018" calcext:value-type="float">
            <text:p>1.59289866386006E+018</text:p>
          </table:table-cell>
          <table:table-cell/>
          <table:table-cell office:value-type="float" office:value="5.96554994583" calcext:value-type="float">
            <text:p>5.96554994583</text:p>
          </table:table-cell>
        </table:table-row>
        <table:table-row table:style-name="ro1">
          <table:table-cell office:value-type="float" office:value="1.59289866396237E+018" calcext:value-type="float">
            <text:p>1.59289866396237E+018</text:p>
          </table:table-cell>
          <table:table-cell office:value-type="float" office:value="93" calcext:value-type="float">
            <text:p>93</text:p>
          </table:table-cell>
          <table:table-cell office:value-type="float" office:value="1.59289866391143E+018" calcext:value-type="float">
            <text:p>1.59289866391143E+018</text:p>
          </table:table-cell>
          <table:table-cell/>
          <table:table-cell office:value-type="float" office:value="0.00421296944842" calcext:value-type="float">
            <text:p>0.00421296944842</text:p>
          </table:table-cell>
          <table:table-cell office:value-type="float" office:value="-0.0200341772288" calcext:value-type="float">
            <text:p>-0.0200341772288</text:p>
          </table:table-cell>
          <table:table-cell office:value-type="float" office:value="-0.00250902445987" calcext:value-type="float">
            <text:p>-0.00250902445987</text:p>
          </table:table-cell>
          <table:table-cell office:value-type="float" office:value="0.0206255316734" calcext:value-type="float">
            <text:p>0.0206255316734</text:p>
          </table:table-cell>
          <table:table-cell office:value-type="float" office:value="0.0224367566407" calcext:value-type="float">
            <text:p>0.0224367566407</text:p>
          </table:table-cell>
          <table:table-cell/>
          <table:table-cell office:value-type="float" office:value="1.59289866396253E+018" calcext:value-type="float">
            <text:p>1.59289866396253E+018</text:p>
          </table:table-cell>
          <table:table-cell office:value-type="float" office:value="330" calcext:value-type="float">
            <text:p>330</text:p>
          </table:table-cell>
          <table:table-cell office:value-type="float" office:value="1.59289866391143E+018" calcext:value-type="float">
            <text:p>1.59289866391143E+018</text:p>
          </table:table-cell>
          <table:table-cell/>
          <table:table-cell office:value-type="float" office:value="-0.00767999980599" calcext:value-type="float">
            <text:p>-0.00767999980599</text:p>
          </table:table-cell>
          <table:table-cell office:value-type="float" office:value="-0.00771600008011" calcext:value-type="float">
            <text:p>-0.00771600008011</text:p>
          </table:table-cell>
          <table:table-cell table:number-columns-repeated="2"/>
          <table:table-cell office:value-type="float" office:value="1.59289866396357E+018" calcext:value-type="float">
            <text:p>1.59289866396357E+018</text:p>
          </table:table-cell>
          <table:table-cell office:value-type="float" office:value="330" calcext:value-type="float">
            <text:p>330</text:p>
          </table:table-cell>
          <table:table-cell office:value-type="float" office:value="1.59289866391143E+018" calcext:value-type="float">
            <text:p>1.59289866391143E+018</text:p>
          </table:table-cell>
          <table:table-cell/>
          <table:table-cell office:value-type="float" office:value="5.96159982681" calcext:value-type="float">
            <text:p>5.96159982681</text:p>
          </table:table-cell>
        </table:table-row>
        <table:table-row table:style-name="ro1">
          <table:table-cell office:value-type="float" office:value="1.59289866401396E+018" calcext:value-type="float">
            <text:p>1.59289866401396E+018</text:p>
          </table:table-cell>
          <table:table-cell office:value-type="float" office:value="94" calcext:value-type="float">
            <text:p>94</text:p>
          </table:table-cell>
          <table:table-cell office:value-type="float" office:value="1.59289866396256E+018" calcext:value-type="float">
            <text:p>1.59289866396256E+018</text:p>
          </table:table-cell>
          <table:table-cell/>
          <table:table-cell office:value-type="float" office:value="0.00524394679815" calcext:value-type="float">
            <text:p>0.00524394679815</text:p>
          </table:table-cell>
          <table:table-cell office:value-type="float" office:value="-0.0197483915836" calcext:value-type="float">
            <text:p>-0.0197483915836</text:p>
          </table:table-cell>
          <table:table-cell office:value-type="float" office:value="0.00112769263797" calcext:value-type="float">
            <text:p>0.00112769263797</text:p>
          </table:table-cell>
          <table:table-cell office:value-type="float" office:value="0.0204638615251" calcext:value-type="float">
            <text:p>0.0204638615251</text:p>
          </table:table-cell>
          <table:table-cell office:value-type="float" office:value="0.0219476521015" calcext:value-type="float">
            <text:p>0.0219476521015</text:p>
          </table:table-cell>
          <table:table-cell/>
          <table:table-cell office:value-type="float" office:value="1.59289866401403E+018" calcext:value-type="float">
            <text:p>1.59289866401403E+018</text:p>
          </table:table-cell>
          <table:table-cell office:value-type="float" office:value="331" calcext:value-type="float">
            <text:p>331</text:p>
          </table:table-cell>
          <table:table-cell office:value-type="float" office:value="1.59289866396256E+018" calcext:value-type="float">
            <text:p>1.59289866396256E+018</text:p>
          </table:table-cell>
          <table:table-cell/>
          <table:table-cell office:value-type="float" office:value="-0.00956999976188" calcext:value-type="float">
            <text:p>-0.00956999976188</text:p>
          </table:table-cell>
          <table:table-cell office:value-type="float" office:value="-0.00737399980426" calcext:value-type="float">
            <text:p>-0.00737399980426</text:p>
          </table:table-cell>
          <table:table-cell table:number-columns-repeated="2"/>
          <table:table-cell office:value-type="float" office:value="1.59289866401598E+018" calcext:value-type="float">
            <text:p>1.59289866401598E+018</text:p>
          </table:table-cell>
          <table:table-cell office:value-type="float" office:value="331" calcext:value-type="float">
            <text:p>331</text:p>
          </table:table-cell>
          <table:table-cell office:value-type="float" office:value="1.59289866396256E+018" calcext:value-type="float">
            <text:p>1.59289866396256E+018</text:p>
          </table:table-cell>
          <table:table-cell/>
          <table:table-cell office:value-type="float" office:value="5.95214986801" calcext:value-type="float">
            <text:p>5.95214986801</text:p>
          </table:table-cell>
        </table:table-row>
        <table:table-row table:style-name="ro1">
          <table:table-cell office:value-type="float" office:value="1.59289866406586E+018" calcext:value-type="float">
            <text:p>1.59289866406586E+018</text:p>
          </table:table-cell>
          <table:table-cell office:value-type="float" office:value="95" calcext:value-type="float">
            <text:p>95</text:p>
          </table:table-cell>
          <table:table-cell office:value-type="float" office:value="1.59289866401426E+018" calcext:value-type="float">
            <text:p>1.59289866401426E+018</text:p>
          </table:table-cell>
          <table:table-cell/>
          <table:table-cell office:value-type="float" office:value="0.00625559687614" calcext:value-type="float">
            <text:p>0.00625559687614</text:p>
          </table:table-cell>
          <table:table-cell office:value-type="float" office:value="-0.0180407911539" calcext:value-type="float">
            <text:p>-0.0180407911539</text:p>
          </table:table-cell>
          <table:table-cell office:value-type="float" office:value="0.00256298901513" calcext:value-type="float">
            <text:p>0.00256298901513</text:p>
          </table:table-cell>
          <table:table-cell office:value-type="float" office:value="0.019265813753" calcext:value-type="float">
            <text:p>0.019265813753</text:p>
          </table:table-cell>
          <table:table-cell office:value-type="float" office:value="0.0211033262312" calcext:value-type="float">
            <text:p>0.0211033262312</text:p>
          </table:table-cell>
          <table:table-cell/>
          <table:table-cell office:value-type="float" office:value="1.5928986640662E+018" calcext:value-type="float">
            <text:p>1.5928986640662E+018</text:p>
          </table:table-cell>
          <table:table-cell office:value-type="float" office:value="332" calcext:value-type="float">
            <text:p>332</text:p>
          </table:table-cell>
          <table:table-cell office:value-type="float" office:value="1.59289866401426E+018" calcext:value-type="float">
            <text:p>1.59289866401426E+018</text:p>
          </table:table-cell>
          <table:table-cell/>
          <table:table-cell office:value-type="float" office:value="-0.0163300000131" calcext:value-type="float">
            <text:p>-0.0163300000131</text:p>
          </table:table-cell>
          <table:table-cell office:value-type="float" office:value="-0.011366000399" calcext:value-type="float">
            <text:p>-0.011366000399</text:p>
          </table:table-cell>
          <table:table-cell table:number-columns-repeated="2"/>
          <table:table-cell office:value-type="float" office:value="1.59289866406794E+018" calcext:value-type="float">
            <text:p>1.59289866406794E+018</text:p>
          </table:table-cell>
          <table:table-cell office:value-type="float" office:value="332" calcext:value-type="float">
            <text:p>332</text:p>
          </table:table-cell>
          <table:table-cell office:value-type="float" office:value="1.59289866401426E+018" calcext:value-type="float">
            <text:p>1.59289866401426E+018</text:p>
          </table:table-cell>
          <table:table-cell/>
          <table:table-cell office:value-type="float" office:value="5.91835021973" calcext:value-type="float">
            <text:p>5.91835021973</text:p>
          </table:table-cell>
        </table:table-row>
        <table:table-row table:style-name="ro1">
          <table:table-cell office:value-type="float" office:value="1.59289866411797E+018" calcext:value-type="float">
            <text:p>1.59289866411797E+018</text:p>
          </table:table-cell>
          <table:table-cell office:value-type="float" office:value="96" calcext:value-type="float">
            <text:p>96</text:p>
          </table:table-cell>
          <table:table-cell office:value-type="float" office:value="1.59289866406627E+018" calcext:value-type="float">
            <text:p>1.59289866406627E+018</text:p>
          </table:table-cell>
          <table:table-cell/>
          <table:table-cell office:value-type="float" office:value="0.00759402941912" calcext:value-type="float">
            <text:p>0.00759402941912</text:p>
          </table:table-cell>
          <table:table-cell office:value-type="float" office:value="-0.0185981113464" calcext:value-type="float">
            <text:p>-0.0185981113464</text:p>
          </table:table-cell>
          <table:table-cell office:value-type="float" office:value="0.0041552237235" calcext:value-type="float">
            <text:p>0.0041552237235</text:p>
          </table:table-cell>
          <table:table-cell office:value-type="float" office:value="0.020514016971" calcext:value-type="float">
            <text:p>0.020514016971</text:p>
          </table:table-cell>
          <table:table-cell office:value-type="float" office:value="0.020702181384" calcext:value-type="float">
            <text:p>0.020702181384</text:p>
          </table:table-cell>
          <table:table-cell/>
          <table:table-cell office:value-type="float" office:value="1.59289866411823E+018" calcext:value-type="float">
            <text:p>1.59289866411823E+018</text:p>
          </table:table-cell>
          <table:table-cell office:value-type="float" office:value="333" calcext:value-type="float">
            <text:p>333</text:p>
          </table:table-cell>
          <table:table-cell office:value-type="float" office:value="1.59289866406627E+018" calcext:value-type="float">
            <text:p>1.59289866406627E+018</text:p>
          </table:table-cell>
          <table:table-cell/>
          <table:table-cell office:value-type="float" office:value="-0.00771000003442" calcext:value-type="float">
            <text:p>-0.00771000003442</text:p>
          </table:table-cell>
          <table:table-cell office:value-type="float" office:value="-0.00963599979877" calcext:value-type="float">
            <text:p>-0.00963599979877</text:p>
          </table:table-cell>
          <table:table-cell table:number-columns-repeated="2"/>
          <table:table-cell office:value-type="float" office:value="1.59289866411974E+018" calcext:value-type="float">
            <text:p>1.59289866411974E+018</text:p>
          </table:table-cell>
          <table:table-cell office:value-type="float" office:value="333" calcext:value-type="float">
            <text:p>333</text:p>
          </table:table-cell>
          <table:table-cell office:value-type="float" office:value="1.59289866406627E+018" calcext:value-type="float">
            <text:p>1.59289866406627E+018</text:p>
          </table:table-cell>
          <table:table-cell/>
          <table:table-cell office:value-type="float" office:value="5.96145009995" calcext:value-type="float">
            <text:p>5.96145009995</text:p>
          </table:table-cell>
        </table:table-row>
        <table:table-row table:style-name="ro1">
          <table:table-cell office:value-type="float" office:value="1.59289866416928E+018" calcext:value-type="float">
            <text:p>1.59289866416928E+018</text:p>
          </table:table-cell>
          <table:table-cell office:value-type="float" office:value="97" calcext:value-type="float">
            <text:p>97</text:p>
          </table:table-cell>
          <table:table-cell office:value-type="float" office:value="1.59289866411829E+018" calcext:value-type="float">
            <text:p>1.59289866411829E+018</text:p>
          </table:table-cell>
          <table:table-cell/>
          <table:table-cell office:value-type="float" office:value="0.00706048263237" calcext:value-type="float">
            <text:p>0.00706048263237</text:p>
          </table:table-cell>
          <table:table-cell office:value-type="float" office:value="-0.0151175390929" calcext:value-type="float">
            <text:p>-0.0151175390929</text:p>
          </table:table-cell>
          <table:table-cell office:value-type="float" office:value="0.00452082511038" calcext:value-type="float">
            <text:p>0.00452082511038</text:p>
          </table:table-cell>
          <table:table-cell office:value-type="float" office:value="0.0172866508365" calcext:value-type="float">
            <text:p>0.0172866508365</text:p>
          </table:table-cell>
          <table:table-cell office:value-type="float" office:value="0.0196311753243" calcext:value-type="float">
            <text:p>0.0196311753243</text:p>
          </table:table-cell>
          <table:table-cell/>
          <table:table-cell office:value-type="float" office:value="1.59289866416944E+018" calcext:value-type="float">
            <text:p>1.59289866416944E+018</text:p>
          </table:table-cell>
          <table:table-cell office:value-type="float" office:value="334" calcext:value-type="float">
            <text:p>334</text:p>
          </table:table-cell>
          <table:table-cell office:value-type="float" office:value="1.59289866411829E+018" calcext:value-type="float">
            <text:p>1.59289866411829E+018</text:p>
          </table:table-cell>
          <table:table-cell/>
          <table:table-cell office:value-type="float" office:value="-0.0205899998546" calcext:value-type="float">
            <text:p>-0.0205899998546</text:p>
          </table:table-cell>
          <table:table-cell office:value-type="float" office:value="-0.0123760001734" calcext:value-type="float">
            <text:p>-0.0123760001734</text:p>
          </table:table-cell>
          <table:table-cell table:number-columns-repeated="2"/>
          <table:table-cell office:value-type="float" office:value="1.59289866417078E+018" calcext:value-type="float">
            <text:p>1.59289866417078E+018</text:p>
          </table:table-cell>
          <table:table-cell office:value-type="float" office:value="334" calcext:value-type="float">
            <text:p>334</text:p>
          </table:table-cell>
          <table:table-cell office:value-type="float" office:value="1.59289866411829E+018" calcext:value-type="float">
            <text:p>1.59289866411829E+018</text:p>
          </table:table-cell>
          <table:table-cell/>
          <table:table-cell office:value-type="float" office:value="5.89704990387" calcext:value-type="float">
            <text:p>5.89704990387</text:p>
          </table:table-cell>
        </table:table-row>
        <table:table-row table:style-name="ro1">
          <table:table-cell office:value-type="float" office:value="1.59289866422054E+018" calcext:value-type="float">
            <text:p>1.59289866422054E+018</text:p>
          </table:table-cell>
          <table:table-cell office:value-type="float" office:value="98" calcext:value-type="float">
            <text:p>98</text:p>
          </table:table-cell>
          <table:table-cell office:value-type="float" office:value="1.5928986641695E+018" calcext:value-type="float">
            <text:p>1.5928986641695E+018</text:p>
          </table:table-cell>
          <table:table-cell/>
          <table:table-cell office:value-type="float" office:value="0.00974595546722" calcext:value-type="float">
            <text:p>0.00974595546722</text:p>
          </table:table-cell>
          <table:table-cell office:value-type="float" office:value="-0.0157350301743" calcext:value-type="float">
            <text:p>-0.0157350301743</text:p>
          </table:table-cell>
          <table:table-cell office:value-type="float" office:value="0.00597949698567" calcext:value-type="float">
            <text:p>0.00597949698567</text:p>
          </table:table-cell>
          <table:table-cell office:value-type="float" office:value="0.019450686872" calcext:value-type="float">
            <text:p>0.019450686872</text:p>
          </table:table-cell>
          <table:table-cell office:value-type="float" office:value="0.019396206364" calcext:value-type="float">
            <text:p>0.019396206364</text:p>
          </table:table-cell>
          <table:table-cell/>
          <table:table-cell office:value-type="float" office:value="1.59289866422088E+018" calcext:value-type="float">
            <text:p>1.59289866422088E+018</text:p>
          </table:table-cell>
          <table:table-cell office:value-type="float" office:value="335" calcext:value-type="float">
            <text:p>335</text:p>
          </table:table-cell>
          <table:table-cell office:value-type="float" office:value="1.5928986641695E+018" calcext:value-type="float">
            <text:p>1.5928986641695E+018</text:p>
          </table:table-cell>
          <table:table-cell/>
          <table:table-cell office:value-type="float" office:value="-0.00459000002593" calcext:value-type="float">
            <text:p>-0.00459000002593</text:p>
          </table:table-cell>
          <table:table-cell office:value-type="float" office:value="-0.0117579996586" calcext:value-type="float">
            <text:p>-0.0117579996586</text:p>
          </table:table-cell>
          <table:table-cell table:number-columns-repeated="2"/>
          <table:table-cell office:value-type="float" office:value="1.59289866422196E+018" calcext:value-type="float">
            <text:p>1.59289866422196E+018</text:p>
          </table:table-cell>
          <table:table-cell office:value-type="float" office:value="335" calcext:value-type="float">
            <text:p>335</text:p>
          </table:table-cell>
          <table:table-cell office:value-type="float" office:value="1.5928986641695E+018" calcext:value-type="float">
            <text:p>1.5928986641695E+018</text:p>
          </table:table-cell>
          <table:table-cell/>
          <table:table-cell office:value-type="float" office:value="5.97704982758" calcext:value-type="float">
            <text:p>5.97704982758</text:p>
          </table:table-cell>
        </table:table-row>
        <table:table-row table:style-name="ro1">
          <table:table-cell office:value-type="float" office:value="1.59289866427168E+018" calcext:value-type="float">
            <text:p>1.59289866427168E+018</text:p>
          </table:table-cell>
          <table:table-cell office:value-type="float" office:value="99" calcext:value-type="float">
            <text:p>99</text:p>
          </table:table-cell>
          <table:table-cell office:value-type="float" office:value="1.5928986642207E+018" calcext:value-type="float">
            <text:p>1.5928986642207E+018</text:p>
          </table:table-cell>
          <table:table-cell/>
          <table:table-cell office:value-type="float" office:value="0.00997760333121" calcext:value-type="float">
            <text:p>0.00997760333121</text:p>
          </table:table-cell>
          <table:table-cell office:value-type="float" office:value="-0.0119712566957" calcext:value-type="float">
            <text:p>-0.0119712566957</text:p>
          </table:table-cell>
          <table:table-cell office:value-type="float" office:value="0.00895678810775" calcext:value-type="float">
            <text:p>0.00895678810775</text:p>
          </table:table-cell>
          <table:table-cell office:value-type="float" office:value="0.0179746374488" calcext:value-type="float">
            <text:p>0.0179746374488</text:p>
          </table:table-cell>
          <table:table-cell office:value-type="float" office:value="0.0188983604312" calcext:value-type="float">
            <text:p>0.0188983604312</text:p>
          </table:table-cell>
          <table:table-cell/>
          <table:table-cell office:value-type="float" office:value="1.59289866427216E+018" calcext:value-type="float">
            <text:p>1.59289866427216E+018</text:p>
          </table:table-cell>
          <table:table-cell office:value-type="float" office:value="336" calcext:value-type="float">
            <text:p>336</text:p>
          </table:table-cell>
          <table:table-cell office:value-type="float" office:value="1.5928986642207E+018" calcext:value-type="float">
            <text:p>1.5928986642207E+018</text:p>
          </table:table-cell>
          <table:table-cell/>
          <table:table-cell office:value-type="float" office:value="-0.00972000043839" calcext:value-type="float">
            <text:p>-0.00972000043839</text:p>
          </table:table-cell>
          <table:table-cell office:value-type="float" office:value="-0.0117880003527" calcext:value-type="float">
            <text:p>-0.0117880003527</text:p>
          </table:table-cell>
          <table:table-cell table:number-columns-repeated="2"/>
          <table:table-cell office:value-type="float" office:value="1.59289866427326E+018" calcext:value-type="float">
            <text:p>1.59289866427326E+018</text:p>
          </table:table-cell>
          <table:table-cell office:value-type="float" office:value="336" calcext:value-type="float">
            <text:p>336</text:p>
          </table:table-cell>
          <table:table-cell office:value-type="float" office:value="1.5928986642207E+018" calcext:value-type="float">
            <text:p>1.5928986642207E+018</text:p>
          </table:table-cell>
          <table:table-cell/>
          <table:table-cell office:value-type="float" office:value="5.95139980316" calcext:value-type="float">
            <text:p>5.95139980316</text:p>
          </table:table-cell>
        </table:table-row>
        <table:table-row table:style-name="ro1">
          <table:table-cell office:value-type="float" office:value="1.59289866437367E+018" calcext:value-type="float">
            <text:p>1.59289866437367E+018</text:p>
          </table:table-cell>
          <table:table-cell office:value-type="float" office:value="100" calcext:value-type="float">
            <text:p>100</text:p>
          </table:table-cell>
          <table:table-cell office:value-type="float" office:value="1.59289866427195E+018" calcext:value-type="float">
            <text:p>1.59289866427195E+018</text:p>
          </table:table-cell>
          <table:table-cell/>
          <table:table-cell office:value-type="float" office:value="0.010409523733" calcext:value-type="float">
            <text:p>0.010409523733</text:p>
          </table:table-cell>
          <table:table-cell office:value-type="float" office:value="-0.00967934262007" calcext:value-type="float">
            <text:p>-0.00967934262007</text:p>
          </table:table-cell>
          <table:table-cell office:value-type="float" office:value="0.00953015685081" calcext:value-type="float">
            <text:p>0.00953015685081</text:p>
          </table:table-cell>
          <table:table-cell office:value-type="float" office:value="0.0171134956181" calcext:value-type="float">
            <text:p>0.0171134956181</text:p>
          </table:table-cell>
          <table:table-cell office:value-type="float" office:value="0.0184678975493" calcext:value-type="float">
            <text:p>0.0184678975493</text:p>
          </table:table-cell>
          <table:table-cell/>
          <table:table-cell office:value-type="float" office:value="1.59289866437368E+018" calcext:value-type="float">
            <text:p>1.59289866437368E+018</text:p>
          </table:table-cell>
          <table:table-cell office:value-type="float" office:value="337" calcext:value-type="float">
            <text:p>337</text:p>
          </table:table-cell>
          <table:table-cell office:value-type="float" office:value="1.59289866427195E+018" calcext:value-type="float">
            <text:p>1.59289866427195E+018</text:p>
          </table:table-cell>
          <table:table-cell/>
          <table:table-cell office:value-type="float" office:value="-0.00839999970049" calcext:value-type="float">
            <text:p>-0.00839999970049</text:p>
          </table:table-cell>
          <table:table-cell office:value-type="float" office:value="-0.0102019999176" calcext:value-type="float">
            <text:p>-0.0102019999176</text:p>
          </table:table-cell>
          <table:table-cell table:number-columns-repeated="2"/>
          <table:table-cell office:value-type="float" office:value="1.59289866437564E+018" calcext:value-type="float">
            <text:p>1.59289866437564E+018</text:p>
          </table:table-cell>
          <table:table-cell office:value-type="float" office:value="337" calcext:value-type="float">
            <text:p>337</text:p>
          </table:table-cell>
          <table:table-cell office:value-type="float" office:value="1.59289866427195E+018" calcext:value-type="float">
            <text:p>1.59289866427195E+018</text:p>
          </table:table-cell>
          <table:table-cell/>
          <table:table-cell office:value-type="float" office:value="5.95800018311" calcext:value-type="float">
            <text:p>5.95800018311</text:p>
          </table:table-cell>
        </table:table-row>
        <table:table-row table:style-name="ro1">
          <table:table-cell office:value-type="float" office:value="1.59289866442521E+018" calcext:value-type="float">
            <text:p>1.59289866442521E+018</text:p>
          </table:table-cell>
          <table:table-cell office:value-type="float" office:value="101" calcext:value-type="float">
            <text:p>101</text:p>
          </table:table-cell>
          <table:table-cell office:value-type="float" office:value="1.59289866437386E+018" calcext:value-type="float">
            <text:p>1.59289866437386E+018</text:p>
          </table:table-cell>
          <table:table-cell/>
          <table:table-cell office:value-type="float" office:value="0.0116566326469" calcext:value-type="float">
            <text:p>0.0116566326469</text:p>
          </table:table-cell>
          <table:table-cell office:value-type="float" office:value="-0.00600434327498" calcext:value-type="float">
            <text:p>-0.00600434327498</text:p>
          </table:table-cell>
          <table:table-cell office:value-type="float" office:value="0.0105884158984" calcext:value-type="float">
            <text:p>0.0105884158984</text:p>
          </table:table-cell>
          <table:table-cell office:value-type="float" office:value="0.0168535988778" calcext:value-type="float">
            <text:p>0.0168535988778</text:p>
          </table:table-cell>
          <table:table-cell office:value-type="float" office:value="0.0177358146757" calcext:value-type="float">
            <text:p>0.0177358146757</text:p>
          </table:table-cell>
          <table:table-cell/>
          <table:table-cell office:value-type="float" office:value="1.59289866442525E+018" calcext:value-type="float">
            <text:p>1.59289866442525E+018</text:p>
          </table:table-cell>
          <table:table-cell office:value-type="float" office:value="338" calcext:value-type="float">
            <text:p>338</text:p>
          </table:table-cell>
          <table:table-cell office:value-type="float" office:value="1.59289866437386E+018" calcext:value-type="float">
            <text:p>1.59289866437386E+018</text:p>
          </table:table-cell>
          <table:table-cell/>
          <table:table-cell office:value-type="float" office:value="-0.00718000018969" calcext:value-type="float">
            <text:p>-0.00718000018969</text:p>
          </table:table-cell>
          <table:table-cell office:value-type="float" office:value="-0.0100959995762" calcext:value-type="float">
            <text:p>-0.0100959995762</text:p>
          </table:table-cell>
          <table:table-cell table:number-columns-repeated="2"/>
          <table:table-cell office:value-type="float" office:value="1.59289866442673E+018" calcext:value-type="float">
            <text:p>1.59289866442673E+018</text:p>
          </table:table-cell>
          <table:table-cell office:value-type="float" office:value="338" calcext:value-type="float">
            <text:p>338</text:p>
          </table:table-cell>
          <table:table-cell office:value-type="float" office:value="1.59289866437386E+018" calcext:value-type="float">
            <text:p>1.59289866437386E+018</text:p>
          </table:table-cell>
          <table:table-cell/>
          <table:table-cell office:value-type="float" office:value="5.96409988403" calcext:value-type="float">
            <text:p>5.96409988403</text:p>
          </table:table-cell>
        </table:table-row>
        <table:table-row table:style-name="ro1">
          <table:table-cell office:value-type="float" office:value="1.59289866447792E+018" calcext:value-type="float">
            <text:p>1.59289866447792E+018</text:p>
          </table:table-cell>
          <table:table-cell office:value-type="float" office:value="102" calcext:value-type="float">
            <text:p>102</text:p>
          </table:table-cell>
          <table:table-cell office:value-type="float" office:value="1.59289866442544E+018" calcext:value-type="float">
            <text:p>1.59289866442544E+018</text:p>
          </table:table-cell>
          <table:table-cell/>
          <table:table-cell office:value-type="float" office:value="0.0129829840735" calcext:value-type="float">
            <text:p>0.0129829840735</text:p>
          </table:table-cell>
          <table:table-cell office:value-type="float" office:value="-0.00529748667032" calcext:value-type="float">
            <text:p>-0.00529748667032</text:p>
          </table:table-cell>
          <table:table-cell office:value-type="float" office:value="0.0124002881348" calcext:value-type="float">
            <text:p>0.0124002881348</text:p>
          </table:table-cell>
          <table:table-cell office:value-type="float" office:value="0.0187186636031" calcext:value-type="float">
            <text:p>0.0187186636031</text:p>
          </table:table-cell>
          <table:table-cell office:value-type="float" office:value="0.0180222168565" calcext:value-type="float">
            <text:p>0.0180222168565</text:p>
          </table:table-cell>
          <table:table-cell/>
          <table:table-cell office:value-type="float" office:value="1.59289866447794E+018" calcext:value-type="float">
            <text:p>1.59289866447794E+018</text:p>
          </table:table-cell>
          <table:table-cell office:value-type="float" office:value="339" calcext:value-type="float">
            <text:p>339</text:p>
          </table:table-cell>
          <table:table-cell office:value-type="float" office:value="1.59289866442544E+018" calcext:value-type="float">
            <text:p>1.59289866442544E+018</text:p>
          </table:table-cell>
          <table:table-cell/>
          <table:table-cell office:value-type="float" office:value="0.00554999988526" calcext:value-type="float">
            <text:p>0.00554999988526</text:p>
          </table:table-cell>
          <table:table-cell office:value-type="float" office:value="-0.00486799981445" calcext:value-type="float">
            <text:p>-0.00486799981445</text:p>
          </table:table-cell>
          <table:table-cell table:number-columns-repeated="2"/>
          <table:table-cell office:value-type="float" office:value="1.59289866447953E+018" calcext:value-type="float">
            <text:p>1.59289866447953E+018</text:p>
          </table:table-cell>
          <table:table-cell office:value-type="float" office:value="339" calcext:value-type="float">
            <text:p>339</text:p>
          </table:table-cell>
          <table:table-cell office:value-type="float" office:value="1.59289866442544E+018" calcext:value-type="float">
            <text:p>1.59289866442544E+018</text:p>
          </table:table-cell>
          <table:table-cell/>
          <table:table-cell office:value-type="float" office:value="6.02775001526" calcext:value-type="float">
            <text:p>6.02775001526</text:p>
          </table:table-cell>
        </table:table-row>
        <table:table-row table:style-name="ro1">
          <table:table-cell office:value-type="float" office:value="1.59289866452944E+018" calcext:value-type="float">
            <text:p>1.59289866452944E+018</text:p>
          </table:table-cell>
          <table:table-cell office:value-type="float" office:value="103" calcext:value-type="float">
            <text:p>103</text:p>
          </table:table-cell>
          <table:table-cell office:value-type="float" office:value="1.59289866447768E+018" calcext:value-type="float">
            <text:p>1.59289866447768E+018</text:p>
          </table:table-cell>
          <table:table-cell/>
          <table:table-cell office:value-type="float" office:value="0.0111637469381" calcext:value-type="float">
            <text:p>0.0111637469381</text:p>
          </table:table-cell>
          <table:table-cell office:value-type="float" office:value="-0.00168578815646" calcext:value-type="float">
            <text:p>-0.00168578815646</text:p>
          </table:table-cell>
          <table:table-cell office:value-type="float" office:value="0.014137913473" calcext:value-type="float">
            <text:p>0.014137913473</text:p>
          </table:table-cell>
          <table:table-cell office:value-type="float" office:value="0.0180928632617" calcext:value-type="float">
            <text:p>0.0180928632617</text:p>
          </table:table-cell>
          <table:table-cell office:value-type="float" office:value="0.0177506525069" calcext:value-type="float">
            <text:p>0.0177506525069</text:p>
          </table:table-cell>
          <table:table-cell/>
          <table:table-cell office:value-type="float" office:value="1.59289866452939E+018" calcext:value-type="float">
            <text:p>1.59289866452939E+018</text:p>
          </table:table-cell>
          <table:table-cell office:value-type="float" office:value="340" calcext:value-type="float">
            <text:p>340</text:p>
          </table:table-cell>
          <table:table-cell office:value-type="float" office:value="1.59289866447768E+018" calcext:value-type="float">
            <text:p>1.59289866447768E+018</text:p>
          </table:table-cell>
          <table:table-cell/>
          <table:table-cell office:value-type="float" office:value="-0.00520000001416" calcext:value-type="float">
            <text:p>-0.00520000001416</text:p>
          </table:table-cell>
          <table:table-cell office:value-type="float" office:value="-0.0049899998121" calcext:value-type="float">
            <text:p>-0.0049899998121</text:p>
          </table:table-cell>
          <table:table-cell table:number-columns-repeated="2"/>
          <table:table-cell office:value-type="float" office:value="1.59289866453064E+018" calcext:value-type="float">
            <text:p>1.59289866453064E+018</text:p>
          </table:table-cell>
          <table:table-cell office:value-type="float" office:value="340" calcext:value-type="float">
            <text:p>340</text:p>
          </table:table-cell>
          <table:table-cell office:value-type="float" office:value="1.59289866447768E+018" calcext:value-type="float">
            <text:p>1.59289866447768E+018</text:p>
          </table:table-cell>
          <table:table-cell/>
          <table:table-cell office:value-type="float" office:value="5.97399997711" calcext:value-type="float">
            <text:p>5.97399997711</text:p>
          </table:table-cell>
        </table:table-row>
        <table:table-row table:style-name="ro1">
          <table:table-cell office:value-type="float" office:value="1.59289866458169E+018" calcext:value-type="float">
            <text:p>1.59289866458169E+018</text:p>
          </table:table-cell>
          <table:table-cell office:value-type="float" office:value="104" calcext:value-type="float">
            <text:p>104</text:p>
          </table:table-cell>
          <table:table-cell office:value-type="float" office:value="1.59289866452971E+018" calcext:value-type="float">
            <text:p>1.59289866452971E+018</text:p>
          </table:table-cell>
          <table:table-cell/>
          <table:table-cell office:value-type="float" office:value="0.0115453293547" calcext:value-type="float">
            <text:p>0.0115453293547</text:p>
          </table:table-cell>
          <table:table-cell office:value-type="float" office:value="0.000554913713131" calcext:value-type="float">
            <text:p>0.000554913713131</text:p>
          </table:table-cell>
          <table:table-cell office:value-type="float" office:value="0.0141871981323" calcext:value-type="float">
            <text:p>0.0141871981323</text:p>
          </table:table-cell>
          <table:table-cell office:value-type="float" office:value="0.0182997025549" calcext:value-type="float">
            <text:p>0.0182997025549</text:p>
          </table:table-cell>
          <table:table-cell office:value-type="float" office:value="0.0178156644106" calcext:value-type="float">
            <text:p>0.0178156644106</text:p>
          </table:table-cell>
          <table:table-cell/>
          <table:table-cell office:value-type="float" office:value="1.59289866458174E+018" calcext:value-type="float">
            <text:p>1.59289866458174E+018</text:p>
          </table:table-cell>
          <table:table-cell office:value-type="float" office:value="341" calcext:value-type="float">
            <text:p>341</text:p>
          </table:table-cell>
          <table:table-cell office:value-type="float" office:value="1.59289866452971E+018" calcext:value-type="float">
            <text:p>1.59289866452971E+018</text:p>
          </table:table-cell>
          <table:table-cell/>
          <table:table-cell office:value-type="float" office:value="0.00124999997206" calcext:value-type="float">
            <text:p>0.00124999997206</text:p>
          </table:table-cell>
          <table:table-cell office:value-type="float" office:value="-0.00279600010253" calcext:value-type="float">
            <text:p>-0.00279600010253</text:p>
          </table:table-cell>
          <table:table-cell table:number-columns-repeated="2"/>
          <table:table-cell office:value-type="float" office:value="1.5928986645826E+018" calcext:value-type="float">
            <text:p>1.5928986645826E+018</text:p>
          </table:table-cell>
          <table:table-cell office:value-type="float" office:value="341" calcext:value-type="float">
            <text:p>341</text:p>
          </table:table-cell>
          <table:table-cell office:value-type="float" office:value="1.59289866452971E+018" calcext:value-type="float">
            <text:p>1.59289866452971E+018</text:p>
          </table:table-cell>
          <table:table-cell/>
          <table:table-cell office:value-type="float" office:value="6.00624990463" calcext:value-type="float">
            <text:p>6.00624990463</text:p>
          </table:table-cell>
        </table:table-row>
        <table:table-row table:style-name="ro1">
          <table:table-cell office:value-type="float" office:value="1.59289866463318E+018" calcext:value-type="float">
            <text:p>1.59289866463318E+018</text:p>
          </table:table-cell>
          <table:table-cell office:value-type="float" office:value="105" calcext:value-type="float">
            <text:p>105</text:p>
          </table:table-cell>
          <table:table-cell office:value-type="float" office:value="1.59289866458176E+018" calcext:value-type="float">
            <text:p>1.59289866458176E+018</text:p>
          </table:table-cell>
          <table:table-cell/>
          <table:table-cell office:value-type="float" office:value="0.0115520069376" calcext:value-type="float">
            <text:p>0.0115520069376</text:p>
          </table:table-cell>
          <table:table-cell office:value-type="float" office:value="0.00225354009308" calcext:value-type="float">
            <text:p>0.00225354009308</text:p>
          </table:table-cell>
          <table:table-cell office:value-type="float" office:value="0.0153461089358" calcext:value-type="float">
            <text:p>0.0153461089358</text:p>
          </table:table-cell>
          <table:table-cell office:value-type="float" office:value="0.0193398650736" calcext:value-type="float">
            <text:p>0.0193398650736</text:p>
          </table:table-cell>
          <table:table-cell office:value-type="float" office:value="0.0182609390467" calcext:value-type="float">
            <text:p>0.0182609390467</text:p>
          </table:table-cell>
          <table:table-cell/>
          <table:table-cell office:value-type="float" office:value="1.59289866463378E+018" calcext:value-type="float">
            <text:p>1.59289866463378E+018</text:p>
          </table:table-cell>
          <table:table-cell office:value-type="float" office:value="342" calcext:value-type="float">
            <text:p>342</text:p>
          </table:table-cell>
          <table:table-cell office:value-type="float" office:value="1.59289866458176E+018" calcext:value-type="float">
            <text:p>1.59289866458176E+018</text:p>
          </table:table-cell>
          <table:table-cell/>
          <table:table-cell office:value-type="float" office:value="0.00855999998748" calcext:value-type="float">
            <text:p>0.00855999998748</text:p>
          </table:table-cell>
          <table:table-cell office:value-type="float" office:value="0.00059599999804" calcext:value-type="float">
            <text:p>0.00059599999804</text:p>
          </table:table-cell>
          <table:table-cell table:number-columns-repeated="2"/>
          <table:table-cell office:value-type="float" office:value="1.59289866463451E+018" calcext:value-type="float">
            <text:p>1.59289866463451E+018</text:p>
          </table:table-cell>
          <table:table-cell office:value-type="float" office:value="342" calcext:value-type="float">
            <text:p>342</text:p>
          </table:table-cell>
          <table:table-cell office:value-type="float" office:value="1.59289866458176E+018" calcext:value-type="float">
            <text:p>1.59289866458176E+018</text:p>
          </table:table-cell>
          <table:table-cell/>
          <table:table-cell office:value-type="float" office:value="6.04279994965" calcext:value-type="float">
            <text:p>6.04279994965</text:p>
          </table:table-cell>
        </table:table-row>
        <table:table-row table:style-name="ro1">
          <table:table-cell office:value-type="float" office:value="1.59289866468595E+018" calcext:value-type="float">
            <text:p>1.59289866468595E+018</text:p>
          </table:table-cell>
          <table:table-cell office:value-type="float" office:value="106" calcext:value-type="float">
            <text:p>106</text:p>
          </table:table-cell>
          <table:table-cell office:value-type="float" office:value="1.59289866463356E+018" calcext:value-type="float">
            <text:p>1.59289866463356E+018</text:p>
          </table:table-cell>
          <table:table-cell/>
          <table:table-cell office:value-type="float" office:value="0.0112611297518" calcext:value-type="float">
            <text:p>0.0112611297518</text:p>
          </table:table-cell>
          <table:table-cell office:value-type="float" office:value="0.00486653577536" calcext:value-type="float">
            <text:p>0.00486653577536</text:p>
          </table:table-cell>
          <table:table-cell office:value-type="float" office:value="0.0167157948017" calcext:value-type="float">
            <text:p>0.0167157948017</text:p>
          </table:table-cell>
          <table:table-cell office:value-type="float" office:value="0.0207343678921" calcext:value-type="float">
            <text:p>0.0207343678921</text:p>
          </table:table-cell>
          <table:table-cell office:value-type="float" office:value="0.0190370921046" calcext:value-type="float">
            <text:p>0.0190370921046</text:p>
          </table:table-cell>
          <table:table-cell/>
          <table:table-cell office:value-type="float" office:value="1.59289866468597E+018" calcext:value-type="float">
            <text:p>1.59289866468597E+018</text:p>
          </table:table-cell>
          <table:table-cell office:value-type="float" office:value="343" calcext:value-type="float">
            <text:p>343</text:p>
          </table:table-cell>
          <table:table-cell office:value-type="float" office:value="1.59289866463356E+018" calcext:value-type="float">
            <text:p>1.59289866463356E+018</text:p>
          </table:table-cell>
          <table:table-cell/>
          <table:table-cell office:value-type="float" office:value="0.0149800004438" calcext:value-type="float">
            <text:p>0.0149800004438</text:p>
          </table:table-cell>
          <table:table-cell office:value-type="float" office:value="0.00502800010145" calcext:value-type="float">
            <text:p>0.00502800010145</text:p>
          </table:table-cell>
          <table:table-cell table:number-columns-repeated="2"/>
          <table:table-cell office:value-type="float" office:value="1.59289866468845E+018" calcext:value-type="float">
            <text:p>1.59289866468845E+018</text:p>
          </table:table-cell>
          <table:table-cell office:value-type="float" office:value="343" calcext:value-type="float">
            <text:p>343</text:p>
          </table:table-cell>
          <table:table-cell office:value-type="float" office:value="1.59289866463356E+018" calcext:value-type="float">
            <text:p>1.59289866463356E+018</text:p>
          </table:table-cell>
          <table:table-cell/>
          <table:table-cell office:value-type="float" office:value="6.0749001503" calcext:value-type="float">
            <text:p>6.0749001503</text:p>
          </table:table-cell>
        </table:table-row>
        <table:table-row table:style-name="ro1">
          <table:table-cell office:value-type="float" office:value="1.59289866473678E+018" calcext:value-type="float">
            <text:p>1.59289866473678E+018</text:p>
          </table:table-cell>
          <table:table-cell office:value-type="float" office:value="107" calcext:value-type="float">
            <text:p>107</text:p>
          </table:table-cell>
          <table:table-cell office:value-type="float" office:value="1.59289866468573E+018" calcext:value-type="float">
            <text:p>1.59289866468573E+018</text:p>
          </table:table-cell>
          <table:table-cell/>
          <table:table-cell office:value-type="float" office:value="0.0105509795249" calcext:value-type="float">
            <text:p>0.0105509795249</text:p>
          </table:table-cell>
          <table:table-cell office:value-type="float" office:value="0.00667296815664" calcext:value-type="float">
            <text:p>0.00667296815664</text:p>
          </table:table-cell>
          <table:table-cell office:value-type="float" office:value="0.0152246002108" calcext:value-type="float">
            <text:p>0.0152246002108</text:p>
          </table:table-cell>
          <table:table-cell office:value-type="float" office:value="0.0196885783225" calcext:value-type="float">
            <text:p>0.0196885783225</text:p>
          </table:table-cell>
          <table:table-cell office:value-type="float" office:value="0.019231075421" calcext:value-type="float">
            <text:p>0.019231075421</text:p>
          </table:table-cell>
          <table:table-cell/>
          <table:table-cell office:value-type="float" office:value="1.5928986647369E+018" calcext:value-type="float">
            <text:p>1.5928986647369E+018</text:p>
          </table:table-cell>
          <table:table-cell office:value-type="float" office:value="344" calcext:value-type="float">
            <text:p>344</text:p>
          </table:table-cell>
          <table:table-cell office:value-type="float" office:value="1.59289866468573E+018" calcext:value-type="float">
            <text:p>1.59289866468573E+018</text:p>
          </table:table-cell>
          <table:table-cell/>
          <table:table-cell office:value-type="float" office:value="0.00371999992058" calcext:value-type="float">
            <text:p>0.00371999992058</text:p>
          </table:table-cell>
          <table:table-cell office:value-type="float" office:value="0.00466200010851" calcext:value-type="float">
            <text:p>0.00466200010851</text:p>
          </table:table-cell>
          <table:table-cell table:number-columns-repeated="2"/>
          <table:table-cell office:value-type="float" office:value="1.59289866473794E+018" calcext:value-type="float">
            <text:p>1.59289866473794E+018</text:p>
          </table:table-cell>
          <table:table-cell office:value-type="float" office:value="344" calcext:value-type="float">
            <text:p>344</text:p>
          </table:table-cell>
          <table:table-cell office:value-type="float" office:value="1.59289866468573E+018" calcext:value-type="float">
            <text:p>1.59289866468573E+018</text:p>
          </table:table-cell>
          <table:table-cell/>
          <table:table-cell office:value-type="float" office:value="6.01859998703" calcext:value-type="float">
            <text:p>6.01859998703</text:p>
          </table:table-cell>
        </table:table-row>
        <table:table-row table:style-name="ro1">
          <table:table-cell office:value-type="float" office:value="1.59289866478955E+018" calcext:value-type="float">
            <text:p>1.59289866478955E+018</text:p>
          </table:table-cell>
          <table:table-cell office:value-type="float" office:value="108" calcext:value-type="float">
            <text:p>108</text:p>
          </table:table-cell>
          <table:table-cell office:value-type="float" office:value="1.592898664737E+018" calcext:value-type="float">
            <text:p>1.592898664737E+018</text:p>
          </table:table-cell>
          <table:table-cell/>
          <table:table-cell office:value-type="float" office:value="0.0120091540739" calcext:value-type="float">
            <text:p>0.0120091540739</text:p>
          </table:table-cell>
          <table:table-cell office:value-type="float" office:value="0.00919072609395" calcext:value-type="float">
            <text:p>0.00919072609395</text:p>
          </table:table-cell>
          <table:table-cell office:value-type="float" office:value="0.0174907874316" calcext:value-type="float">
            <text:p>0.0174907874316</text:p>
          </table:table-cell>
          <table:table-cell office:value-type="float" office:value="0.0231217835099" calcext:value-type="float">
            <text:p>0.0231217835099</text:p>
          </table:table-cell>
          <table:table-cell office:value-type="float" office:value="0.0202368590981" calcext:value-type="float">
            <text:p>0.0202368590981</text:p>
          </table:table-cell>
          <table:table-cell/>
          <table:table-cell office:value-type="float" office:value="1.59289866478972E+018" calcext:value-type="float">
            <text:p>1.59289866478972E+018</text:p>
          </table:table-cell>
          <table:table-cell office:value-type="float" office:value="345" calcext:value-type="float">
            <text:p>345</text:p>
          </table:table-cell>
          <table:table-cell office:value-type="float" office:value="1.592898664737E+018" calcext:value-type="float">
            <text:p>1.592898664737E+018</text:p>
          </table:table-cell>
          <table:table-cell/>
          <table:table-cell office:value-type="float" office:value="0.0196199994534" calcext:value-type="float">
            <text:p>0.0196199994534</text:p>
          </table:table-cell>
          <table:table-cell office:value-type="float" office:value="0.00962600018829" calcext:value-type="float">
            <text:p>0.00962600018829</text:p>
          </table:table-cell>
          <table:table-cell table:number-columns-repeated="2"/>
          <table:table-cell office:value-type="float" office:value="1.59289866478954E+018" calcext:value-type="float">
            <text:p>1.59289866478954E+018</text:p>
          </table:table-cell>
          <table:table-cell office:value-type="float" office:value="345" calcext:value-type="float">
            <text:p>345</text:p>
          </table:table-cell>
          <table:table-cell office:value-type="float" office:value="1.592898664737E+018" calcext:value-type="float">
            <text:p>1.592898664737E+018</text:p>
          </table:table-cell>
          <table:table-cell/>
          <table:table-cell office:value-type="float" office:value="6.09810018539" calcext:value-type="float">
            <text:p>6.09810018539</text:p>
          </table:table-cell>
        </table:table-row>
        <table:table-row table:style-name="ro1">
          <table:table-cell office:value-type="float" office:value="1.59289866484091E+018" calcext:value-type="float">
            <text:p>1.59289866484091E+018</text:p>
          </table:table-cell>
          <table:table-cell office:value-type="float" office:value="109" calcext:value-type="float">
            <text:p>109</text:p>
          </table:table-cell>
          <table:table-cell office:value-type="float" office:value="1.59289866478991E+018" calcext:value-type="float">
            <text:p>1.59289866478991E+018</text:p>
          </table:table-cell>
          <table:table-cell/>
          <table:table-cell office:value-type="float" office:value="0.0104614375159" calcext:value-type="float">
            <text:p>0.0104614375159</text:p>
          </table:table-cell>
          <table:table-cell office:value-type="float" office:value="0.00979151297361" calcext:value-type="float">
            <text:p>0.00979151297361</text:p>
          </table:table-cell>
          <table:table-cell office:value-type="float" office:value="0.0161866098642" calcext:value-type="float">
            <text:p>0.0161866098642</text:p>
          </table:table-cell>
          <table:table-cell office:value-type="float" office:value="0.0216176267713" calcext:value-type="float">
            <text:p>0.0216176267713</text:p>
          </table:table-cell>
          <table:table-cell office:value-type="float" office:value="0.0209004450589" calcext:value-type="float">
            <text:p>0.0209004450589</text:p>
          </table:table-cell>
          <table:table-cell/>
          <table:table-cell office:value-type="float" office:value="1.59289866484105E+018" calcext:value-type="float">
            <text:p>1.59289866484105E+018</text:p>
          </table:table-cell>
          <table:table-cell office:value-type="float" office:value="346" calcext:value-type="float">
            <text:p>346</text:p>
          </table:table-cell>
          <table:table-cell office:value-type="float" office:value="1.59289866478991E+018" calcext:value-type="float">
            <text:p>1.59289866478991E+018</text:p>
          </table:table-cell>
          <table:table-cell/>
          <table:table-cell office:value-type="float" office:value="0.0125399995595" calcext:value-type="float">
            <text:p>0.0125399995595</text:p>
          </table:table-cell>
          <table:table-cell office:value-type="float" office:value="0.0118840001523" calcext:value-type="float">
            <text:p>0.0118840001523</text:p>
          </table:table-cell>
          <table:table-cell table:number-columns-repeated="2"/>
          <table:table-cell office:value-type="float" office:value="1.59289866484221E+018" calcext:value-type="float">
            <text:p>1.59289866484221E+018</text:p>
          </table:table-cell>
          <table:table-cell office:value-type="float" office:value="346" calcext:value-type="float">
            <text:p>346</text:p>
          </table:table-cell>
          <table:table-cell office:value-type="float" office:value="1.59289866478991E+018" calcext:value-type="float">
            <text:p>1.59289866478991E+018</text:p>
          </table:table-cell>
          <table:table-cell/>
          <table:table-cell office:value-type="float" office:value="6.06269979477" calcext:value-type="float">
            <text:p>6.06269979477</text:p>
          </table:table-cell>
        </table:table-row>
        <table:table-row table:style-name="ro1">
          <table:table-cell office:value-type="float" office:value="1.59289866494305E+018" calcext:value-type="float">
            <text:p>1.59289866494305E+018</text:p>
          </table:table-cell>
          <table:table-cell office:value-type="float" office:value="110" calcext:value-type="float">
            <text:p>110</text:p>
          </table:table-cell>
          <table:table-cell office:value-type="float" office:value="1.59289866484133E+018" calcext:value-type="float">
            <text:p>1.59289866484133E+018</text:p>
          </table:table-cell>
          <table:table-cell/>
          <table:table-cell office:value-type="float" office:value="0.0103464731947" calcext:value-type="float">
            <text:p>0.0103464731947</text:p>
          </table:table-cell>
          <table:table-cell office:value-type="float" office:value="0.0121713271365" calcext:value-type="float">
            <text:p>0.0121713271365</text:p>
          </table:table-cell>
          <table:table-cell office:value-type="float" office:value="0.0170765910298" calcext:value-type="float">
            <text:p>0.0170765910298</text:p>
          </table:table-cell>
          <table:table-cell office:value-type="float" office:value="0.023383770138" calcext:value-type="float">
            <text:p>0.023383770138</text:p>
          </table:table-cell>
          <table:table-cell office:value-type="float" office:value="0.0217092260718" calcext:value-type="float">
            <text:p>0.0217092260718</text:p>
          </table:table-cell>
          <table:table-cell/>
          <table:table-cell office:value-type="float" office:value="1.59289866494381E+018" calcext:value-type="float">
            <text:p>1.59289866494381E+018</text:p>
          </table:table-cell>
          <table:table-cell office:value-type="float" office:value="347" calcext:value-type="float">
            <text:p>347</text:p>
          </table:table-cell>
          <table:table-cell office:value-type="float" office:value="1.59289866484133E+018" calcext:value-type="float">
            <text:p>1.59289866484133E+018</text:p>
          </table:table-cell>
          <table:table-cell/>
          <table:table-cell office:value-type="float" office:value="0.0157299991697" calcext:value-type="float">
            <text:p>0.0157299991697</text:p>
          </table:table-cell>
          <table:table-cell office:value-type="float" office:value="0.0133180003613" calcext:value-type="float">
            <text:p>0.0133180003613</text:p>
          </table:table-cell>
          <table:table-cell table:number-columns-repeated="2"/>
          <table:table-cell office:value-type="float" office:value="1.59289866494686E+018" calcext:value-type="float">
            <text:p>1.59289866494686E+018</text:p>
          </table:table-cell>
          <table:table-cell office:value-type="float" office:value="347" calcext:value-type="float">
            <text:p>347</text:p>
          </table:table-cell>
          <table:table-cell office:value-type="float" office:value="1.59289866484133E+018" calcext:value-type="float">
            <text:p>1.59289866484133E+018</text:p>
          </table:table-cell>
          <table:table-cell/>
          <table:table-cell office:value-type="float" office:value="6.07864999771" calcext:value-type="float">
            <text:p>6.07864999771</text:p>
          </table:table-cell>
        </table:table-row>
        <table:table-row table:style-name="ro1">
          <table:table-cell office:value-type="float" office:value="1.59289866499454E+018" calcext:value-type="float">
            <text:p>1.59289866499454E+018</text:p>
          </table:table-cell>
          <table:table-cell office:value-type="float" office:value="111" calcext:value-type="float">
            <text:p>111</text:p>
          </table:table-cell>
          <table:table-cell office:value-type="float" office:value="1.59289866494354E+018" calcext:value-type="float">
            <text:p>1.59289866494354E+018</text:p>
          </table:table-cell>
          <table:table-cell/>
          <table:table-cell office:value-type="float" office:value="0.0095006050542" calcext:value-type="float">
            <text:p>0.0095006050542</text:p>
          </table:table-cell>
          <table:table-cell office:value-type="float" office:value="0.0156939290464" calcext:value-type="float">
            <text:p>0.0156939290464</text:p>
          </table:table-cell>
          <table:table-cell office:value-type="float" office:value="0.0179399847984" calcext:value-type="float">
            <text:p>0.0179399847984</text:p>
          </table:table-cell>
          <table:table-cell office:value-type="float" office:value="0.0256593842059" calcext:value-type="float">
            <text:p>0.0256593842059</text:p>
          </table:table-cell>
          <table:table-cell office:value-type="float" office:value="0.022694228217" calcext:value-type="float">
            <text:p>0.022694228217</text:p>
          </table:table-cell>
          <table:table-cell/>
          <table:table-cell office:value-type="float" office:value="1.59289866499459E+018" calcext:value-type="float">
            <text:p>1.59289866499459E+018</text:p>
          </table:table-cell>
          <table:table-cell office:value-type="float" office:value="348" calcext:value-type="float">
            <text:p>348</text:p>
          </table:table-cell>
          <table:table-cell office:value-type="float" office:value="1.59289866494354E+018" calcext:value-type="float">
            <text:p>1.59289866494354E+018</text:p>
          </table:table-cell>
          <table:table-cell/>
          <table:table-cell office:value-type="float" office:value="0.00963999982923" calcext:value-type="float">
            <text:p>0.00963999982923</text:p>
          </table:table-cell>
          <table:table-cell office:value-type="float" office:value="0.0122499996796" calcext:value-type="float">
            <text:p>0.0122499996796</text:p>
          </table:table-cell>
          <table:table-cell table:number-columns-repeated="2"/>
          <table:table-cell office:value-type="float" office:value="1.59289866499575E+018" calcext:value-type="float">
            <text:p>1.59289866499575E+018</text:p>
          </table:table-cell>
          <table:table-cell office:value-type="float" office:value="348" calcext:value-type="float">
            <text:p>348</text:p>
          </table:table-cell>
          <table:table-cell office:value-type="float" office:value="1.59289866494354E+018" calcext:value-type="float">
            <text:p>1.59289866494354E+018</text:p>
          </table:table-cell>
          <table:table-cell/>
          <table:table-cell office:value-type="float" office:value="6.04820013046" calcext:value-type="float">
            <text:p>6.04820013046</text:p>
          </table:table-cell>
        </table:table-row>
        <table:table-row table:style-name="ro1">
          <table:table-cell office:value-type="float" office:value="1.59289866504667E+018" calcext:value-type="float">
            <text:p>1.59289866504667E+018</text:p>
          </table:table-cell>
          <table:table-cell office:value-type="float" office:value="112" calcext:value-type="float">
            <text:p>112</text:p>
          </table:table-cell>
          <table:table-cell office:value-type="float" office:value="1.59289866499473E+018" calcext:value-type="float">
            <text:p>1.59289866499473E+018</text:p>
          </table:table-cell>
          <table:table-cell/>
          <table:table-cell office:value-type="float" office:value="0.00771037209779" calcext:value-type="float">
            <text:p>0.00771037209779</text:p>
          </table:table-cell>
          <table:table-cell office:value-type="float" office:value="0.0159015804529" calcext:value-type="float">
            <text:p>0.0159015804529</text:p>
          </table:table-cell>
          <table:table-cell office:value-type="float" office:value="0.0143094332889" calcext:value-type="float">
            <text:p>0.0143094332889</text:p>
          </table:table-cell>
          <table:table-cell office:value-type="float" office:value="0.0227391738445" calcext:value-type="float">
            <text:p>0.0227391738445</text:p>
          </table:table-cell>
          <table:table-cell office:value-type="float" office:value="0.0233043469489" calcext:value-type="float">
            <text:p>0.0233043469489</text:p>
          </table:table-cell>
          <table:table-cell/>
          <table:table-cell office:value-type="float" office:value="1.59289866504718E+018" calcext:value-type="float">
            <text:p>1.59289866504718E+018</text:p>
          </table:table-cell>
          <table:table-cell office:value-type="float" office:value="349" calcext:value-type="float">
            <text:p>349</text:p>
          </table:table-cell>
          <table:table-cell office:value-type="float" office:value="1.59289866499473E+018" calcext:value-type="float">
            <text:p>1.59289866499473E+018</text:p>
          </table:table-cell>
          <table:table-cell/>
          <table:table-cell office:value-type="float" office:value="0.0119200004265" calcext:value-type="float">
            <text:p>0.0119200004265</text:p>
          </table:table-cell>
          <table:table-cell office:value-type="float" office:value="0.0138900000602" calcext:value-type="float">
            <text:p>0.0138900000602</text:p>
          </table:table-cell>
          <table:table-cell table:number-columns-repeated="2"/>
          <table:table-cell office:value-type="float" office:value="1.59289866504868E+018" calcext:value-type="float">
            <text:p>1.59289866504868E+018</text:p>
          </table:table-cell>
          <table:table-cell office:value-type="float" office:value="349" calcext:value-type="float">
            <text:p>349</text:p>
          </table:table-cell>
          <table:table-cell office:value-type="float" office:value="1.59289866499473E+018" calcext:value-type="float">
            <text:p>1.59289866499473E+018</text:p>
          </table:table-cell>
          <table:table-cell/>
          <table:table-cell office:value-type="float" office:value="6.0595998764" calcext:value-type="float">
            <text:p>6.0595998764</text:p>
          </table:table-cell>
        </table:table-row>
        <table:table-row table:style-name="ro1">
          <table:table-cell office:value-type="float" office:value="1.59289866509768E+018" calcext:value-type="float">
            <text:p>1.59289866509768E+018</text:p>
          </table:table-cell>
          <table:table-cell office:value-type="float" office:value="113" calcext:value-type="float">
            <text:p>113</text:p>
          </table:table-cell>
          <table:table-cell office:value-type="float" office:value="1.59289866504637E+018" calcext:value-type="float">
            <text:p>1.59289866504637E+018</text:p>
          </table:table-cell>
          <table:table-cell/>
          <table:table-cell office:value-type="float" office:value="0.0067382119596" calcext:value-type="float">
            <text:p>0.0067382119596</text:p>
          </table:table-cell>
          <table:table-cell office:value-type="float" office:value="0.018897799775" calcext:value-type="float">
            <text:p>0.018897799775</text:p>
          </table:table-cell>
          <table:table-cell office:value-type="float" office:value="0.0135434586555" calcext:value-type="float">
            <text:p>0.0135434586555</text:p>
          </table:table-cell>
          <table:table-cell office:value-type="float" office:value="0.0242065209895" calcext:value-type="float">
            <text:p>0.0242065209895</text:p>
          </table:table-cell>
          <table:table-cell office:value-type="float" office:value="0.0235212948173" calcext:value-type="float">
            <text:p>0.0235212948173</text:p>
          </table:table-cell>
          <table:table-cell/>
          <table:table-cell office:value-type="float" office:value="1.5928986650977E+018" calcext:value-type="float">
            <text:p>1.5928986650977E+018</text:p>
          </table:table-cell>
          <table:table-cell office:value-type="float" office:value="350" calcext:value-type="float">
            <text:p>350</text:p>
          </table:table-cell>
          <table:table-cell office:value-type="float" office:value="1.59289866504637E+018" calcext:value-type="float">
            <text:p>1.59289866504637E+018</text:p>
          </table:table-cell>
          <table:table-cell/>
          <table:table-cell office:value-type="float" office:value="0.00419999985024" calcext:value-type="float">
            <text:p>0.00419999985024</text:p>
          </table:table-cell>
          <table:table-cell office:value-type="float" office:value="0.0108059998602" calcext:value-type="float">
            <text:p>0.0108059998602</text:p>
          </table:table-cell>
          <table:table-cell table:number-columns-repeated="2"/>
          <table:table-cell office:value-type="float" office:value="1.59289866509923E+018" calcext:value-type="float">
            <text:p>1.59289866509923E+018</text:p>
          </table:table-cell>
          <table:table-cell office:value-type="float" office:value="350" calcext:value-type="float">
            <text:p>350</text:p>
          </table:table-cell>
          <table:table-cell office:value-type="float" office:value="1.59289866504637E+018" calcext:value-type="float">
            <text:p>1.59289866504637E+018</text:p>
          </table:table-cell>
          <table:table-cell/>
          <table:table-cell office:value-type="float" office:value="6.02099990845" calcext:value-type="float">
            <text:p>6.02099990845</text:p>
          </table:table-cell>
        </table:table-row>
        <table:table-row table:style-name="ro1">
          <table:table-cell office:value-type="float" office:value="1.59289866514986E+018" calcext:value-type="float">
            <text:p>1.59289866514986E+018</text:p>
          </table:table-cell>
          <table:table-cell office:value-type="float" office:value="114" calcext:value-type="float">
            <text:p>114</text:p>
          </table:table-cell>
          <table:table-cell office:value-type="float" office:value="1.59289866509798E+018" calcext:value-type="float">
            <text:p>1.59289866509798E+018</text:p>
          </table:table-cell>
          <table:table-cell/>
          <table:table-cell office:value-type="float" office:value="0.00508865574375" calcext:value-type="float">
            <text:p>0.00508865574375</text:p>
          </table:table-cell>
          <table:table-cell office:value-type="float" office:value="0.0185206383467" calcext:value-type="float">
            <text:p>0.0185206383467</text:p>
          </table:table-cell>
          <table:table-cell office:value-type="float" office:value="0.0131667396054" calcext:value-type="float">
            <text:p>0.0131667396054</text:p>
          </table:table-cell>
          <table:table-cell office:value-type="float" office:value="0.0232867244631" calcext:value-type="float">
            <text:p>0.0232867244631</text:p>
          </table:table-cell>
          <table:table-cell office:value-type="float" office:value="0.0238551143557" calcext:value-type="float">
            <text:p>0.0238551143557</text:p>
          </table:table-cell>
          <table:table-cell/>
          <table:table-cell office:value-type="float" office:value="1.59289866515066E+018" calcext:value-type="float">
            <text:p>1.59289866515066E+018</text:p>
          </table:table-cell>
          <table:table-cell office:value-type="float" office:value="351" calcext:value-type="float">
            <text:p>351</text:p>
          </table:table-cell>
          <table:table-cell office:value-type="float" office:value="1.59289866509798E+018" calcext:value-type="float">
            <text:p>1.59289866509798E+018</text:p>
          </table:table-cell>
          <table:table-cell/>
          <table:table-cell office:value-type="float" office:value="0.00646999990568" calcext:value-type="float">
            <text:p>0.00646999990568</text:p>
          </table:table-cell>
          <table:table-cell office:value-type="float" office:value="0.00959200039506" calcext:value-type="float">
            <text:p>0.00959200039506</text:p>
          </table:table-cell>
          <table:table-cell table:number-columns-repeated="2"/>
          <table:table-cell office:value-type="float" office:value="1.5928986651514E+018" calcext:value-type="float">
            <text:p>1.5928986651514E+018</text:p>
          </table:table-cell>
          <table:table-cell office:value-type="float" office:value="351" calcext:value-type="float">
            <text:p>351</text:p>
          </table:table-cell>
          <table:table-cell office:value-type="float" office:value="1.59289866509798E+018" calcext:value-type="float">
            <text:p>1.59289866509798E+018</text:p>
          </table:table-cell>
          <table:table-cell/>
          <table:table-cell office:value-type="float" office:value="6.03235006332" calcext:value-type="float">
            <text:p>6.03235006332</text:p>
          </table:table-cell>
        </table:table-row>
        <table:table-row table:style-name="ro1">
          <table:table-cell office:value-type="float" office:value="1.5928986652022E+018" calcext:value-type="float">
            <text:p>1.5928986652022E+018</text:p>
          </table:table-cell>
          <table:table-cell office:value-type="float" office:value="115" calcext:value-type="float">
            <text:p>115</text:p>
          </table:table-cell>
          <table:table-cell office:value-type="float" office:value="1.5928986651504E+018" calcext:value-type="float">
            <text:p>1.5928986651504E+018</text:p>
          </table:table-cell>
          <table:table-cell/>
          <table:table-cell office:value-type="float" office:value="0.00396903045475" calcext:value-type="float">
            <text:p>0.00396903045475</text:p>
          </table:table-cell>
          <table:table-cell office:value-type="float" office:value="0.0217433013022" calcext:value-type="float">
            <text:p>0.0217433013022</text:p>
          </table:table-cell>
          <table:table-cell office:value-type="float" office:value="0.0129589801654" calcext:value-type="float">
            <text:p>0.0129589801654</text:p>
          </table:table-cell>
          <table:table-cell office:value-type="float" office:value="0.0256214663386" calcext:value-type="float">
            <text:p>0.0256214663386</text:p>
          </table:table-cell>
          <table:table-cell office:value-type="float" office:value="0.0243026539683" calcext:value-type="float">
            <text:p>0.0243026539683</text:p>
          </table:table-cell>
          <table:table-cell/>
          <table:table-cell office:value-type="float" office:value="1.59289866520221E+018" calcext:value-type="float">
            <text:p>1.59289866520221E+018</text:p>
          </table:table-cell>
          <table:table-cell office:value-type="float" office:value="352" calcext:value-type="float">
            <text:p>352</text:p>
          </table:table-cell>
          <table:table-cell office:value-type="float" office:value="1.5928986651504E+018" calcext:value-type="float">
            <text:p>1.5928986651504E+018</text:p>
          </table:table-cell>
          <table:table-cell/>
          <table:table-cell office:value-type="float" office:value="0.00853999983519" calcext:value-type="float">
            <text:p>0.00853999983519</text:p>
          </table:table-cell>
          <table:table-cell office:value-type="float" office:value="0.00815400015563" calcext:value-type="float">
            <text:p>0.00815400015563</text:p>
          </table:table-cell>
          <table:table-cell table:number-columns-repeated="2"/>
          <table:table-cell office:value-type="float" office:value="1.59289866520367E+018" calcext:value-type="float">
            <text:p>1.59289866520367E+018</text:p>
          </table:table-cell>
          <table:table-cell office:value-type="float" office:value="352" calcext:value-type="float">
            <text:p>352</text:p>
          </table:table-cell>
          <table:table-cell office:value-type="float" office:value="1.5928986651504E+018" calcext:value-type="float">
            <text:p>1.5928986651504E+018</text:p>
          </table:table-cell>
          <table:table-cell/>
          <table:table-cell office:value-type="float" office:value="6.04269981384" calcext:value-type="float">
            <text:p>6.04269981384</text:p>
          </table:table-cell>
        </table:table-row>
        <table:table-row table:style-name="ro1">
          <table:table-cell office:value-type="float" office:value="1.59289866525408E+018" calcext:value-type="float">
            <text:p>1.59289866525408E+018</text:p>
          </table:table-cell>
          <table:table-cell office:value-type="float" office:value="116" calcext:value-type="float">
            <text:p>116</text:p>
          </table:table-cell>
          <table:table-cell office:value-type="float" office:value="1.59289866520244E+018" calcext:value-type="float">
            <text:p>1.59289866520244E+018</text:p>
          </table:table-cell>
          <table:table-cell/>
          <table:table-cell office:value-type="float" office:value="0.00260926340707" calcext:value-type="float">
            <text:p>0.00260926340707</text:p>
          </table:table-cell>
          <table:table-cell office:value-type="float" office:value="0.02066587843" calcext:value-type="float">
            <text:p>0.02066587843</text:p>
          </table:table-cell>
          <table:table-cell office:value-type="float" office:value="0.0103533240035" calcext:value-type="float">
            <text:p>0.0103533240035</text:p>
          </table:table-cell>
          <table:table-cell office:value-type="float" office:value="0.0232610851526" calcext:value-type="float">
            <text:p>0.0232610851526</text:p>
          </table:table-cell>
          <table:table-cell office:value-type="float" office:value="0.0238229930401" calcext:value-type="float">
            <text:p>0.0238229930401</text:p>
          </table:table-cell>
          <table:table-cell/>
          <table:table-cell office:value-type="float" office:value="1.59289866525465E+018" calcext:value-type="float">
            <text:p>1.59289866525465E+018</text:p>
          </table:table-cell>
          <table:table-cell office:value-type="float" office:value="353" calcext:value-type="float">
            <text:p>353</text:p>
          </table:table-cell>
          <table:table-cell office:value-type="float" office:value="1.59289866520244E+018" calcext:value-type="float">
            <text:p>1.59289866520244E+018</text:p>
          </table:table-cell>
          <table:table-cell/>
          <table:table-cell office:value-type="float" office:value="-0.00922000035644" calcext:value-type="float">
            <text:p>-0.00922000035644</text:p>
          </table:table-cell>
          <table:table-cell office:value-type="float" office:value="0.0043819998391" calcext:value-type="float">
            <text:p>0.0043819998391</text:p>
          </table:table-cell>
          <table:table-cell table:number-columns-repeated="2"/>
          <table:table-cell office:value-type="float" office:value="1.59289866525546E+018" calcext:value-type="float">
            <text:p>1.59289866525546E+018</text:p>
          </table:table-cell>
          <table:table-cell office:value-type="float" office:value="353" calcext:value-type="float">
            <text:p>353</text:p>
          </table:table-cell>
          <table:table-cell office:value-type="float" office:value="1.59289866520244E+018" calcext:value-type="float">
            <text:p>1.59289866520244E+018</text:p>
          </table:table-cell>
          <table:table-cell/>
          <table:table-cell office:value-type="float" office:value="5.95389986038" calcext:value-type="float">
            <text:p>5.95389986038</text:p>
          </table:table-cell>
        </table:table-row>
        <table:table-row table:style-name="ro1">
          <table:table-cell office:value-type="float" office:value="1.59289866530621E+018" calcext:value-type="float">
            <text:p>1.59289866530621E+018</text:p>
          </table:table-cell>
          <table:table-cell office:value-type="float" office:value="117" calcext:value-type="float">
            <text:p>117</text:p>
          </table:table-cell>
          <table:table-cell office:value-type="float" office:value="1.59289866525439E+018" calcext:value-type="float">
            <text:p>1.59289866525439E+018</text:p>
          </table:table-cell>
          <table:table-cell/>
          <table:table-cell office:value-type="float" office:value="0.00183235423174" calcext:value-type="float">
            <text:p>0.00183235423174</text:p>
          </table:table-cell>
          <table:table-cell office:value-type="float" office:value="0.0229898933321" calcext:value-type="float">
            <text:p>0.0229898933321</text:p>
          </table:table-cell>
          <table:table-cell office:value-type="float" office:value="0.00936709158123" calcext:value-type="float">
            <text:p>0.00936709158123</text:p>
          </table:table-cell>
          <table:table-cell office:value-type="float" office:value="0.0248924717307" calcext:value-type="float">
            <text:p>0.0248924717307</text:p>
          </table:table-cell>
          <table:table-cell office:value-type="float" office:value="0.0242536533624" calcext:value-type="float">
            <text:p>0.0242536533624</text:p>
          </table:table-cell>
          <table:table-cell/>
          <table:table-cell office:value-type="float" office:value="1.59289866530631E+018" calcext:value-type="float">
            <text:p>1.59289866530631E+018</text:p>
          </table:table-cell>
          <table:table-cell office:value-type="float" office:value="354" calcext:value-type="float">
            <text:p>354</text:p>
          </table:table-cell>
          <table:table-cell office:value-type="float" office:value="1.59289866525439E+018" calcext:value-type="float">
            <text:p>1.59289866525439E+018</text:p>
          </table:table-cell>
          <table:table-cell/>
          <table:table-cell office:value-type="float" office:value="0.00829000025988" calcext:value-type="float">
            <text:p>0.00829000025988</text:p>
          </table:table-cell>
          <table:table-cell office:value-type="float" office:value="0.00365599989891" calcext:value-type="float">
            <text:p>0.00365599989891</text:p>
          </table:table-cell>
          <table:table-cell table:number-columns-repeated="2"/>
          <table:table-cell office:value-type="float" office:value="1.59289866530732E+018" calcext:value-type="float">
            <text:p>1.59289866530732E+018</text:p>
          </table:table-cell>
          <table:table-cell office:value-type="float" office:value="354" calcext:value-type="float">
            <text:p>354</text:p>
          </table:table-cell>
          <table:table-cell office:value-type="float" office:value="1.59289866525439E+018" calcext:value-type="float">
            <text:p>1.59289866525439E+018</text:p>
          </table:table-cell>
          <table:table-cell/>
          <table:table-cell office:value-type="float" office:value="6.04145002365" calcext:value-type="float">
            <text:p>6.04145002365</text:p>
          </table:table-cell>
        </table:table-row>
        <table:table-row table:style-name="ro1">
          <table:table-cell office:value-type="float" office:value="1.5928986654082E+018" calcext:value-type="float">
            <text:p>1.5928986654082E+018</text:p>
          </table:table-cell>
          <table:table-cell office:value-type="float" office:value="118" calcext:value-type="float">
            <text:p>118</text:p>
          </table:table-cell>
          <table:table-cell office:value-type="float" office:value="1.5928986653066E+018" calcext:value-type="float">
            <text:p>1.5928986653066E+018</text:p>
          </table:table-cell>
          <table:table-cell/>
          <table:table-cell office:value-type="float" office:value="0.000340459053405" calcext:value-type="float">
            <text:p>0.000340459053405</text:p>
          </table:table-cell>
          <table:table-cell office:value-type="float" office:value="0.0221054293215" calcext:value-type="float">
            <text:p>0.0221054293215</text:p>
          </table:table-cell>
          <table:table-cell office:value-type="float" office:value="0.00743669783697" calcext:value-type="float">
            <text:p>0.00743669783697</text:p>
          </table:table-cell>
          <table:table-cell office:value-type="float" office:value="0.023325316608" calcext:value-type="float">
            <text:p>0.023325316608</text:p>
          </table:table-cell>
          <table:table-cell office:value-type="float" office:value="0.024077411741" calcext:value-type="float">
            <text:p>0.024077411741</text:p>
          </table:table-cell>
          <table:table-cell/>
          <table:table-cell office:value-type="float" office:value="1.59289866540829E+018" calcext:value-type="float">
            <text:p>1.59289866540829E+018</text:p>
          </table:table-cell>
          <table:table-cell office:value-type="float" office:value="355" calcext:value-type="float">
            <text:p>355</text:p>
          </table:table-cell>
          <table:table-cell office:value-type="float" office:value="1.5928986653066E+018" calcext:value-type="float">
            <text:p>1.5928986653066E+018</text:p>
          </table:table-cell>
          <table:table-cell/>
          <table:table-cell office:value-type="float" office:value="-0.00337999989279" calcext:value-type="float">
            <text:p>-0.00337999989279</text:p>
          </table:table-cell>
          <table:table-cell office:value-type="float" office:value="0.00213999999687" calcext:value-type="float">
            <text:p>0.00213999999687</text:p>
          </table:table-cell>
          <table:table-cell table:number-columns-repeated="2"/>
          <table:table-cell office:value-type="float" office:value="1.59289866540905E+018" calcext:value-type="float">
            <text:p>1.59289866540905E+018</text:p>
          </table:table-cell>
          <table:table-cell office:value-type="float" office:value="355" calcext:value-type="float">
            <text:p>355</text:p>
          </table:table-cell>
          <table:table-cell office:value-type="float" office:value="1.5928986653066E+018" calcext:value-type="float">
            <text:p>1.5928986653066E+018</text:p>
          </table:table-cell>
          <table:table-cell/>
          <table:table-cell office:value-type="float" office:value="5.98309993744" calcext:value-type="float">
            <text:p>5.98309993744</text:p>
          </table:table-cell>
        </table:table-row>
        <table:table-row table:style-name="ro1">
          <table:table-cell office:value-type="float" office:value="1.59289866545959E+018" calcext:value-type="float">
            <text:p>1.59289866545959E+018</text:p>
          </table:table-cell>
          <table:table-cell office:value-type="float" office:value="119" calcext:value-type="float">
            <text:p>119</text:p>
          </table:table-cell>
          <table:table-cell office:value-type="float" office:value="1.59289866540857E+018" calcext:value-type="float">
            <text:p>1.59289866540857E+018</text:p>
          </table:table-cell>
          <table:table-cell/>
          <table:table-cell office:value-type="float" office:value="-0.00220375671051" calcext:value-type="float">
            <text:p>-0.00220375671051</text:p>
          </table:table-cell>
          <table:table-cell office:value-type="float" office:value="0.0210810881108" calcext:value-type="float">
            <text:p>0.0210810881108</text:p>
          </table:table-cell>
          <table:table-cell office:value-type="float" office:value="0.00529731344432" calcext:value-type="float">
            <text:p>0.00529731344432</text:p>
          </table:table-cell>
          <table:table-cell office:value-type="float" office:value="0.02184789069" calcext:value-type="float">
            <text:p>0.02184789069</text:p>
          </table:table-cell>
          <table:table-cell office:value-type="float" office:value="0.023789646104" calcext:value-type="float">
            <text:p>0.023789646104</text:p>
          </table:table-cell>
          <table:table-cell/>
          <table:table-cell office:value-type="float" office:value="1.59289866545978E+018" calcext:value-type="float">
            <text:p>1.59289866545978E+018</text:p>
          </table:table-cell>
          <table:table-cell office:value-type="float" office:value="356" calcext:value-type="float">
            <text:p>356</text:p>
          </table:table-cell>
          <table:table-cell office:value-type="float" office:value="1.59289866540857E+018" calcext:value-type="float">
            <text:p>1.59289866540857E+018</text:p>
          </table:table-cell>
          <table:table-cell/>
          <table:table-cell office:value-type="float" office:value="-0.00282000005245" calcext:value-type="float">
            <text:p>-0.00282000005245</text:p>
          </table:table-cell>
          <table:table-cell office:value-type="float" office:value="0.000281999993604" calcext:value-type="float">
            <text:p>0.000281999993604</text:p>
          </table:table-cell>
          <table:table-cell table:number-columns-repeated="2"/>
          <table:table-cell office:value-type="float" office:value="1.59289866546092E+018" calcext:value-type="float">
            <text:p>1.59289866546092E+018</text:p>
          </table:table-cell>
          <table:table-cell office:value-type="float" office:value="356" calcext:value-type="float">
            <text:p>356</text:p>
          </table:table-cell>
          <table:table-cell office:value-type="float" office:value="1.59289866540857E+018" calcext:value-type="float">
            <text:p>1.59289866540857E+018</text:p>
          </table:table-cell>
          <table:table-cell/>
          <table:table-cell office:value-type="float" office:value="5.98589992523" calcext:value-type="float">
            <text:p>5.98589992523</text:p>
          </table:table-cell>
        </table:table-row>
        <table:table-row table:style-name="ro1">
          <table:table-cell office:value-type="float" office:value="1.59289866551112E+018" calcext:value-type="float">
            <text:p>1.59289866551112E+018</text:p>
          </table:table-cell>
          <table:table-cell office:value-type="float" office:value="120" calcext:value-type="float">
            <text:p>120</text:p>
          </table:table-cell>
          <table:table-cell office:value-type="float" office:value="1.59289866545978E+018" calcext:value-type="float">
            <text:p>1.59289866545978E+018</text:p>
          </table:table-cell>
          <table:table-cell/>
          <table:table-cell office:value-type="float" office:value="-0.0036752470769" calcext:value-type="float">
            <text:p>-0.0036752470769</text:p>
          </table:table-cell>
          <table:table-cell office:value-type="float" office:value="0.0230871979147" calcext:value-type="float">
            <text:p>0.0230871979147</text:p>
          </table:table-cell>
          <table:table-cell office:value-type="float" office:value="0.00386985205114" calcext:value-type="float">
            <text:p>0.00386985205114</text:p>
          </table:table-cell>
          <table:table-cell office:value-type="float" office:value="0.0236960314214" calcext:value-type="float">
            <text:p>0.0236960314214</text:p>
          </table:table-cell>
          <table:table-cell office:value-type="float" office:value="0.0234045591205" calcext:value-type="float">
            <text:p>0.0234045591205</text:p>
          </table:table-cell>
          <table:table-cell/>
          <table:table-cell office:value-type="float" office:value="1.59289866551117E+018" calcext:value-type="float">
            <text:p>1.59289866551117E+018</text:p>
          </table:table-cell>
          <table:table-cell office:value-type="float" office:value="357" calcext:value-type="float">
            <text:p>357</text:p>
          </table:table-cell>
          <table:table-cell office:value-type="float" office:value="1.59289866545978E+018" calcext:value-type="float">
            <text:p>1.59289866545978E+018</text:p>
          </table:table-cell>
          <table:table-cell/>
          <table:table-cell office:value-type="float" office:value="-0.00751999998465" calcext:value-type="float">
            <text:p>-0.00751999998465</text:p>
          </table:table-cell>
          <table:table-cell office:value-type="float" office:value="-0.00292999995872" calcext:value-type="float">
            <text:p>-0.00292999995872</text:p>
          </table:table-cell>
          <table:table-cell table:number-columns-repeated="2"/>
          <table:table-cell office:value-type="float" office:value="1.59289866551248E+018" calcext:value-type="float">
            <text:p>1.59289866551248E+018</text:p>
          </table:table-cell>
          <table:table-cell office:value-type="float" office:value="357" calcext:value-type="float">
            <text:p>357</text:p>
          </table:table-cell>
          <table:table-cell office:value-type="float" office:value="1.59289866545978E+018" calcext:value-type="float">
            <text:p>1.59289866545978E+018</text:p>
          </table:table-cell>
          <table:table-cell/>
          <table:table-cell office:value-type="float" office:value="5.96239995956" calcext:value-type="float">
            <text:p>5.96239995956</text:p>
          </table:table-cell>
        </table:table-row>
        <table:table-row table:style-name="ro1">
          <table:table-cell office:value-type="float" office:value="1.59289866556296E+018" calcext:value-type="float">
            <text:p>1.59289866556296E+018</text:p>
          </table:table-cell>
          <table:table-cell office:value-type="float" office:value="121" calcext:value-type="float">
            <text:p>121</text:p>
          </table:table-cell>
          <table:table-cell office:value-type="float" office:value="1.5928986655114E+018" calcext:value-type="float">
            <text:p>1.5928986655114E+018</text:p>
          </table:table-cell>
          <table:table-cell/>
          <table:table-cell office:value-type="float" office:value="-0.00448907585815" calcext:value-type="float">
            <text:p>-0.00448907585815</text:p>
          </table:table-cell>
          <table:table-cell office:value-type="float" office:value="0.0193700529635" calcext:value-type="float">
            <text:p>0.0193700529635</text:p>
          </table:table-cell>
          <table:table-cell office:value-type="float" office:value="0.000667230517138" calcext:value-type="float">
            <text:p>0.000667230517138</text:p>
          </table:table-cell>
          <table:table-cell office:value-type="float" office:value="0.0198946204036" calcext:value-type="float">
            <text:p>0.0198946204036</text:p>
          </table:table-cell>
          <table:table-cell office:value-type="float" office:value="0.0227312669158" calcext:value-type="float">
            <text:p>0.0227312669158</text:p>
          </table:table-cell>
          <table:table-cell/>
          <table:table-cell office:value-type="float" office:value="1.59289866556327E+018" calcext:value-type="float">
            <text:p>1.59289866556327E+018</text:p>
          </table:table-cell>
          <table:table-cell office:value-type="float" office:value="358" calcext:value-type="float">
            <text:p>358</text:p>
          </table:table-cell>
          <table:table-cell office:value-type="float" office:value="1.5928986655114E+018" calcext:value-type="float">
            <text:p>1.5928986655114E+018</text:p>
          </table:table-cell>
          <table:table-cell/>
          <table:table-cell office:value-type="float" office:value="-0.0130399996415" calcext:value-type="float">
            <text:p>-0.0130399996415</text:p>
          </table:table-cell>
          <table:table-cell office:value-type="float" office:value="-0.00369399995543" calcext:value-type="float">
            <text:p>-0.00369399995543</text:p>
          </table:table-cell>
          <table:table-cell table:number-columns-repeated="2"/>
          <table:table-cell office:value-type="float" office:value="1.59289866556449E+018" calcext:value-type="float">
            <text:p>1.59289866556449E+018</text:p>
          </table:table-cell>
          <table:table-cell office:value-type="float" office:value="358" calcext:value-type="float">
            <text:p>358</text:p>
          </table:table-cell>
          <table:table-cell office:value-type="float" office:value="1.5928986655114E+018" calcext:value-type="float">
            <text:p>1.5928986655114E+018</text:p>
          </table:table-cell>
          <table:table-cell/>
          <table:table-cell office:value-type="float" office:value="5.93480014801" calcext:value-type="float">
            <text:p>5.93480014801</text:p>
          </table:table-cell>
        </table:table-row>
        <table:table-row table:style-name="ro1">
          <table:table-cell office:value-type="float" office:value="1.59289866561495E+018" calcext:value-type="float">
            <text:p>1.59289866561495E+018</text:p>
          </table:table-cell>
          <table:table-cell office:value-type="float" office:value="122" calcext:value-type="float">
            <text:p>122</text:p>
          </table:table-cell>
          <table:table-cell office:value-type="float" office:value="1.59289866556335E+018" calcext:value-type="float">
            <text:p>1.59289866556335E+018</text:p>
          </table:table-cell>
          <table:table-cell/>
          <table:table-cell office:value-type="float" office:value="-0.00549253029749" calcext:value-type="float">
            <text:p>-0.00549253029749</text:p>
          </table:table-cell>
          <table:table-cell office:value-type="float" office:value="0.0188766214997" calcext:value-type="float">
            <text:p>0.0188766214997</text:p>
          </table:table-cell>
          <table:table-cell office:value-type="float" office:value="0.00013723198208" calcext:value-type="float">
            <text:p>0.00013723198208</text:p>
          </table:table-cell>
          <table:table-cell office:value-type="float" office:value="0.0196599476039" calcext:value-type="float">
            <text:p>0.0196599476039</text:p>
          </table:table-cell>
          <table:table-cell office:value-type="float" office:value="0.0216847620904" calcext:value-type="float">
            <text:p>0.0216847620904</text:p>
          </table:table-cell>
          <table:table-cell/>
          <table:table-cell office:value-type="float" office:value="1.59289866561514E+018" calcext:value-type="float">
            <text:p>1.59289866561514E+018</text:p>
          </table:table-cell>
          <table:table-cell office:value-type="float" office:value="359" calcext:value-type="float">
            <text:p>359</text:p>
          </table:table-cell>
          <table:table-cell office:value-type="float" office:value="1.59289866556335E+018" calcext:value-type="float">
            <text:p>1.59289866556335E+018</text:p>
          </table:table-cell>
          <table:table-cell/>
          <table:table-cell office:value-type="float" office:value="-0.0201399996877" calcext:value-type="float">
            <text:p>-0.0201399996877</text:p>
          </table:table-cell>
          <table:table-cell office:value-type="float" office:value="-0.00937999971211" calcext:value-type="float">
            <text:p>-0.00937999971211</text:p>
          </table:table-cell>
          <table:table-cell table:number-columns-repeated="2"/>
          <table:table-cell office:value-type="float" office:value="1.5928986656168E+018" calcext:value-type="float">
            <text:p>1.5928986656168E+018</text:p>
          </table:table-cell>
          <table:table-cell office:value-type="float" office:value="359" calcext:value-type="float">
            <text:p>359</text:p>
          </table:table-cell>
          <table:table-cell office:value-type="float" office:value="1.59289866556335E+018" calcext:value-type="float">
            <text:p>1.59289866556335E+018</text:p>
          </table:table-cell>
          <table:table-cell/>
          <table:table-cell office:value-type="float" office:value="5.89930009842" calcext:value-type="float">
            <text:p>5.89930009842</text:p>
          </table:table-cell>
        </table:table-row>
        <table:table-row table:style-name="ro1">
          <table:table-cell office:value-type="float" office:value="1.59289866571738E+018" calcext:value-type="float">
            <text:p>1.59289866571738E+018</text:p>
          </table:table-cell>
          <table:table-cell office:value-type="float" office:value="123" calcext:value-type="float">
            <text:p>123</text:p>
          </table:table-cell>
          <table:table-cell office:value-type="float" office:value="1.59289866561601E+018" calcext:value-type="float">
            <text:p>1.59289866561601E+018</text:p>
          </table:table-cell>
          <table:table-cell/>
          <table:table-cell office:value-type="float" office:value="-0.00755246216431" calcext:value-type="float">
            <text:p>-0.00755246216431</text:p>
          </table:table-cell>
          <table:table-cell office:value-type="float" office:value="0.0186106786132" calcext:value-type="float">
            <text:p>0.0186106786132</text:p>
          </table:table-cell>
          <table:table-cell office:value-type="float" office:value="-0.00172303291038" calcext:value-type="float">
            <text:p>-0.00172303291038</text:p>
          </table:table-cell>
          <table:table-cell office:value-type="float" office:value="0.0201585199684" calcext:value-type="float">
            <text:p>0.0201585199684</text:p>
          </table:table-cell>
          <table:table-cell office:value-type="float" office:value="0.0210514012724" calcext:value-type="float">
            <text:p>0.0210514012724</text:p>
          </table:table-cell>
          <table:table-cell/>
          <table:table-cell office:value-type="float" office:value="1.59289866571853E+018" calcext:value-type="float">
            <text:p>1.59289866571853E+018</text:p>
          </table:table-cell>
          <table:table-cell office:value-type="float" office:value="360" calcext:value-type="float">
            <text:p>360</text:p>
          </table:table-cell>
          <table:table-cell office:value-type="float" office:value="1.59289866561601E+018" calcext:value-type="float">
            <text:p>1.59289866561601E+018</text:p>
          </table:table-cell>
          <table:table-cell/>
          <table:table-cell office:value-type="float" office:value="-0.0120299998671" calcext:value-type="float">
            <text:p>-0.0120299998671</text:p>
          </table:table-cell>
          <table:table-cell office:value-type="float" office:value="-0.0111100003123" calcext:value-type="float">
            <text:p>-0.0111100003123</text:p>
          </table:table-cell>
          <table:table-cell table:number-columns-repeated="2"/>
          <table:table-cell office:value-type="float" office:value="1.59289866571863E+018" calcext:value-type="float">
            <text:p>1.59289866571863E+018</text:p>
          </table:table-cell>
          <table:table-cell office:value-type="float" office:value="360" calcext:value-type="float">
            <text:p>360</text:p>
          </table:table-cell>
          <table:table-cell office:value-type="float" office:value="1.59289866561601E+018" calcext:value-type="float">
            <text:p>1.59289866561601E+018</text:p>
          </table:table-cell>
          <table:table-cell/>
          <table:table-cell office:value-type="float" office:value="5.93984985352" calcext:value-type="float">
            <text:p>5.93984985352</text:p>
          </table:table-cell>
        </table:table-row>
        <table:table-row table:style-name="ro1">
          <table:table-cell office:value-type="float" office:value="1.5928986657692E+018" calcext:value-type="float">
            <text:p>1.5928986657692E+018</text:p>
          </table:table-cell>
          <table:table-cell office:value-type="float" office:value="124" calcext:value-type="float">
            <text:p>124</text:p>
          </table:table-cell>
          <table:table-cell office:value-type="float" office:value="1.59289866571828E+018" calcext:value-type="float">
            <text:p>1.59289866571828E+018</text:p>
          </table:table-cell>
          <table:table-cell/>
          <table:table-cell office:value-type="float" office:value="-0.00817980989814" calcext:value-type="float">
            <text:p>-0.00817980989814</text:p>
          </table:table-cell>
          <table:table-cell office:value-type="float" office:value="0.0161427054554" calcext:value-type="float">
            <text:p>0.0161427054554</text:p>
          </table:table-cell>
          <table:table-cell office:value-type="float" office:value="-0.00464778207242" calcext:value-type="float">
            <text:p>-0.00464778207242</text:p>
          </table:table-cell>
          <table:table-cell office:value-type="float" office:value="0.0186841674149" calcext:value-type="float">
            <text:p>0.0186841674149</text:p>
          </table:table-cell>
          <table:table-cell office:value-type="float" office:value="0.0204186569899" calcext:value-type="float">
            <text:p>0.0204186569899</text:p>
          </table:table-cell>
          <table:table-cell/>
          <table:table-cell office:value-type="float" office:value="1.59289866576946E+018" calcext:value-type="float">
            <text:p>1.59289866576946E+018</text:p>
          </table:table-cell>
          <table:table-cell office:value-type="float" office:value="361" calcext:value-type="float">
            <text:p>361</text:p>
          </table:table-cell>
          <table:table-cell office:value-type="float" office:value="1.59289866571828E+018" calcext:value-type="float">
            <text:p>1.59289866571828E+018</text:p>
          </table:table-cell>
          <table:table-cell/>
          <table:table-cell office:value-type="float" office:value="-0.00619000010192" calcext:value-type="float">
            <text:p>-0.00619000010192</text:p>
          </table:table-cell>
          <table:table-cell office:value-type="float" office:value="-0.0117840003222" calcext:value-type="float">
            <text:p>-0.0117840003222</text:p>
          </table:table-cell>
          <table:table-cell table:number-columns-repeated="2"/>
          <table:table-cell office:value-type="float" office:value="1.59289866577036E+018" calcext:value-type="float">
            <text:p>1.59289866577036E+018</text:p>
          </table:table-cell>
          <table:table-cell office:value-type="float" office:value="361" calcext:value-type="float">
            <text:p>361</text:p>
          </table:table-cell>
          <table:table-cell office:value-type="float" office:value="1.59289866571828E+018" calcext:value-type="float">
            <text:p>1.59289866571828E+018</text:p>
          </table:table-cell>
          <table:table-cell/>
          <table:table-cell office:value-type="float" office:value="5.96904993057" calcext:value-type="float">
            <text:p>5.96904993057</text:p>
          </table:table-cell>
        </table:table-row>
        <table:table-row table:style-name="ro1">
          <table:table-cell office:value-type="float" office:value="1.59289866582083E+018" calcext:value-type="float">
            <text:p>1.59289866582083E+018</text:p>
          </table:table-cell>
          <table:table-cell office:value-type="float" office:value="125" calcext:value-type="float">
            <text:p>125</text:p>
          </table:table-cell>
          <table:table-cell office:value-type="float" office:value="1.59289866576931E+018" calcext:value-type="float">
            <text:p>1.59289866576931E+018</text:p>
          </table:table-cell>
          <table:table-cell/>
          <table:table-cell office:value-type="float" office:value="-0.0091411601752" calcext:value-type="float">
            <text:p>-0.0091411601752</text:p>
          </table:table-cell>
          <table:table-cell office:value-type="float" office:value="0.013831237331" calcext:value-type="float">
            <text:p>0.013831237331</text:p>
          </table:table-cell>
          <table:table-cell office:value-type="float" office:value="-0.00585546577349" calcext:value-type="float">
            <text:p>-0.00585546577349</text:p>
          </table:table-cell>
          <table:table-cell office:value-type="float" office:value="0.0175826735795" calcext:value-type="float">
            <text:p>0.0175826735795</text:p>
          </table:table-cell>
          <table:table-cell office:value-type="float" office:value="0.019195985049" calcext:value-type="float">
            <text:p>0.019195985049</text:p>
          </table:table-cell>
          <table:table-cell/>
          <table:table-cell office:value-type="float" office:value="1.59289866582068E+018" calcext:value-type="float">
            <text:p>1.59289866582068E+018</text:p>
          </table:table-cell>
          <table:table-cell office:value-type="float" office:value="362" calcext:value-type="float">
            <text:p>362</text:p>
          </table:table-cell>
          <table:table-cell office:value-type="float" office:value="1.59289866576931E+018" calcext:value-type="float">
            <text:p>1.59289866576931E+018</text:p>
          </table:table-cell>
          <table:table-cell/>
          <table:table-cell office:value-type="float" office:value="-0.023959999904" calcext:value-type="float">
            <text:p>-0.023959999904</text:p>
          </table:table-cell>
          <table:table-cell office:value-type="float" office:value="-0.015072000213" calcext:value-type="float">
            <text:p>-0.015072000213</text:p>
          </table:table-cell>
          <table:table-cell table:number-columns-repeated="2"/>
          <table:table-cell office:value-type="float" office:value="1.59289866582218E+018" calcext:value-type="float">
            <text:p>1.59289866582218E+018</text:p>
          </table:table-cell>
          <table:table-cell office:value-type="float" office:value="362" calcext:value-type="float">
            <text:p>362</text:p>
          </table:table-cell>
          <table:table-cell office:value-type="float" office:value="1.59289866576931E+018" calcext:value-type="float">
            <text:p>1.59289866576931E+018</text:p>
          </table:table-cell>
          <table:table-cell/>
          <table:table-cell office:value-type="float" office:value="5.88019990921" calcext:value-type="float">
            <text:p>5.88019990921</text:p>
          </table:table-cell>
        </table:table-row>
        <table:table-row table:style-name="ro1">
          <table:table-cell office:value-type="float" office:value="1.59289866587193E+018" calcext:value-type="float">
            <text:p>1.59289866587193E+018</text:p>
          </table:table-cell>
          <table:table-cell office:value-type="float" office:value="126" calcext:value-type="float">
            <text:p>126</text:p>
          </table:table-cell>
          <table:table-cell office:value-type="float" office:value="1.59289866582094E+018" calcext:value-type="float">
            <text:p>1.59289866582094E+018</text:p>
          </table:table-cell>
          <table:table-cell/>
          <table:table-cell office:value-type="float" office:value="-0.0104962913319" calcext:value-type="float">
            <text:p>-0.0104962913319</text:p>
          </table:table-cell>
          <table:table-cell office:value-type="float" office:value="0.0106756780297" calcext:value-type="float">
            <text:p>0.0106756780297</text:p>
          </table:table-cell>
          <table:table-cell office:value-type="float" office:value="-0.00775879621506" calcext:value-type="float">
            <text:p>-0.00775879621506</text:p>
          </table:table-cell>
          <table:table-cell office:value-type="float" office:value="0.0168624185026" calcext:value-type="float">
            <text:p>0.0168624185026</text:p>
          </table:table-cell>
          <table:table-cell office:value-type="float" office:value="0.0185895450413" calcext:value-type="float">
            <text:p>0.0185895450413</text:p>
          </table:table-cell>
          <table:table-cell/>
          <table:table-cell office:value-type="float" office:value="1.59289866587258E+018" calcext:value-type="float">
            <text:p>1.59289866587258E+018</text:p>
          </table:table-cell>
          <table:table-cell office:value-type="float" office:value="363" calcext:value-type="float">
            <text:p>363</text:p>
          </table:table-cell>
          <table:table-cell office:value-type="float" office:value="1.59289866582094E+018" calcext:value-type="float">
            <text:p>1.59289866582094E+018</text:p>
          </table:table-cell>
          <table:table-cell/>
          <table:table-cell office:value-type="float" office:value="-0.0117399999872" calcext:value-type="float">
            <text:p>-0.0117399999872</text:p>
          </table:table-cell>
          <table:table-cell office:value-type="float" office:value="-0.0148120000958" calcext:value-type="float">
            <text:p>-0.0148120000958</text:p>
          </table:table-cell>
          <table:table-cell table:number-columns-repeated="2"/>
          <table:table-cell office:value-type="float" office:value="1.59289866587292E+018" calcext:value-type="float">
            <text:p>1.59289866587292E+018</text:p>
          </table:table-cell>
          <table:table-cell office:value-type="float" office:value="363" calcext:value-type="float">
            <text:p>363</text:p>
          </table:table-cell>
          <table:table-cell office:value-type="float" office:value="1.59289866582094E+018" calcext:value-type="float">
            <text:p>1.59289866582094E+018</text:p>
          </table:table-cell>
          <table:table-cell/>
          <table:table-cell office:value-type="float" office:value="5.94129991531" calcext:value-type="float">
            <text:p>5.94129991531</text:p>
          </table:table-cell>
        </table:table-row>
        <table:table-row table:style-name="ro1">
          <table:table-cell office:value-type="float" office:value="1.59289866592392E+018" calcext:value-type="float">
            <text:p>1.59289866592392E+018</text:p>
          </table:table-cell>
          <table:table-cell office:value-type="float" office:value="127" calcext:value-type="float">
            <text:p>127</text:p>
          </table:table-cell>
          <table:table-cell office:value-type="float" office:value="1.59289866587231E+018" calcext:value-type="float">
            <text:p>1.59289866587231E+018</text:p>
          </table:table-cell>
          <table:table-cell/>
          <table:table-cell office:value-type="float" office:value="-0.0125858159736" calcext:value-type="float">
            <text:p>-0.0125858159736</text:p>
          </table:table-cell>
          <table:table-cell office:value-type="float" office:value="0.00992776732892" calcext:value-type="float">
            <text:p>0.00992776732892</text:p>
          </table:table-cell>
          <table:table-cell office:value-type="float" office:value="-0.0108820311725" calcext:value-type="float">
            <text:p>-0.0108820311725</text:p>
          </table:table-cell>
          <table:table-cell office:value-type="float" office:value="0.0193747766316" calcext:value-type="float">
            <text:p>0.0193747766316</text:p>
          </table:table-cell>
          <table:table-cell office:value-type="float" office:value="0.0185325108469" calcext:value-type="float">
            <text:p>0.0185325108469</text:p>
          </table:table-cell>
          <table:table-cell/>
          <table:table-cell office:value-type="float" office:value="1.59289866592443E+018" calcext:value-type="float">
            <text:p>1.59289866592443E+018</text:p>
          </table:table-cell>
          <table:table-cell office:value-type="float" office:value="364" calcext:value-type="float">
            <text:p>364</text:p>
          </table:table-cell>
          <table:table-cell office:value-type="float" office:value="1.59289866587231E+018" calcext:value-type="float">
            <text:p>1.59289866587231E+018</text:p>
          </table:table-cell>
          <table:table-cell/>
          <table:table-cell office:value-type="float" office:value="-0.00110999995377" calcext:value-type="float">
            <text:p>-0.00110999995377</text:p>
          </table:table-cell>
          <table:table-cell office:value-type="float" office:value="-0.0110060004517" calcext:value-type="float">
            <text:p>-0.0110060004517</text:p>
          </table:table-cell>
          <table:table-cell table:number-columns-repeated="2"/>
          <table:table-cell office:value-type="float" office:value="1.59289866592566E+018" calcext:value-type="float">
            <text:p>1.59289866592566E+018</text:p>
          </table:table-cell>
          <table:table-cell office:value-type="float" office:value="364" calcext:value-type="float">
            <text:p>364</text:p>
          </table:table-cell>
          <table:table-cell office:value-type="float" office:value="1.59289866587231E+018" calcext:value-type="float">
            <text:p>1.59289866587231E+018</text:p>
          </table:table-cell>
          <table:table-cell/>
          <table:table-cell office:value-type="float" office:value="5.99445009232" calcext:value-type="float">
            <text:p>5.99445009232</text:p>
          </table:table-cell>
        </table:table-row>
        <table:table-row table:style-name="ro1">
          <table:table-cell office:value-type="float" office:value="1.59289866597561E+018" calcext:value-type="float">
            <text:p>1.59289866597561E+018</text:p>
          </table:table-cell>
          <table:table-cell office:value-type="float" office:value="128" calcext:value-type="float">
            <text:p>128</text:p>
          </table:table-cell>
          <table:table-cell office:value-type="float" office:value="1.59289866592416E+018" calcext:value-type="float">
            <text:p>1.59289866592416E+018</text:p>
          </table:table-cell>
          <table:table-cell/>
          <table:table-cell office:value-type="float" office:value="-0.0107650216669" calcext:value-type="float">
            <text:p>-0.0107650216669</text:p>
          </table:table-cell>
          <table:table-cell office:value-type="float" office:value="0.00740299886093" calcext:value-type="float">
            <text:p>0.00740299886093</text:p>
          </table:table-cell>
          <table:table-cell office:value-type="float" office:value="-0.0101135196164" calcext:value-type="float">
            <text:p>-0.0101135196164</text:p>
          </table:table-cell>
          <table:table-cell office:value-type="float" office:value="0.0165219046175" calcext:value-type="float">
            <text:p>0.0165219046175</text:p>
          </table:table-cell>
          <table:table-cell office:value-type="float" office:value="0.0178051888943" calcext:value-type="float">
            <text:p>0.0178051888943</text:p>
          </table:table-cell>
          <table:table-cell/>
          <table:table-cell office:value-type="float" office:value="1.59289866597622E+018" calcext:value-type="float">
            <text:p>1.59289866597622E+018</text:p>
          </table:table-cell>
          <table:table-cell office:value-type="float" office:value="365" calcext:value-type="float">
            <text:p>365</text:p>
          </table:table-cell>
          <table:table-cell office:value-type="float" office:value="1.59289866592416E+018" calcext:value-type="float">
            <text:p>1.59289866592416E+018</text:p>
          </table:table-cell>
          <table:table-cell/>
          <table:table-cell office:value-type="float" office:value="-0.0140300001949" calcext:value-type="float">
            <text:p>-0.0140300001949</text:p>
          </table:table-cell>
          <table:table-cell office:value-type="float" office:value="-0.0114059997723" calcext:value-type="float">
            <text:p>-0.0114059997723</text:p>
          </table:table-cell>
          <table:table-cell table:number-columns-repeated="2"/>
          <table:table-cell office:value-type="float" office:value="1.59289866597714E+018" calcext:value-type="float">
            <text:p>1.59289866597714E+018</text:p>
          </table:table-cell>
          <table:table-cell office:value-type="float" office:value="365" calcext:value-type="float">
            <text:p>365</text:p>
          </table:table-cell>
          <table:table-cell office:value-type="float" office:value="1.59289866592416E+018" calcext:value-type="float">
            <text:p>1.59289866592416E+018</text:p>
          </table:table-cell>
          <table:table-cell/>
          <table:table-cell office:value-type="float" office:value="5.92985010147" calcext:value-type="float">
            <text:p>5.92985010147</text:p>
          </table:table-cell>
        </table:table-row>
        <table:table-row table:style-name="ro1">
          <table:table-cell office:value-type="float" office:value="1.59289866602791E+018" calcext:value-type="float">
            <text:p>1.59289866602791E+018</text:p>
          </table:table-cell>
          <table:table-cell office:value-type="float" office:value="129" calcext:value-type="float">
            <text:p>129</text:p>
          </table:table-cell>
          <table:table-cell office:value-type="float" office:value="1.59289866597595E+018" calcext:value-type="float">
            <text:p>1.59289866597595E+018</text:p>
          </table:table-cell>
          <table:table-cell/>
          <table:table-cell office:value-type="float" office:value="-0.0125404391438" calcext:value-type="float">
            <text:p>-0.0125404391438</text:p>
          </table:table-cell>
          <table:table-cell office:value-type="float" office:value="0.00529068615288" calcext:value-type="float">
            <text:p>0.00529068615288</text:p>
          </table:table-cell>
          <table:table-cell office:value-type="float" office:value="-0.0118280686438" calcext:value-type="float">
            <text:p>-0.0118280686438</text:p>
          </table:table-cell>
          <table:table-cell office:value-type="float" office:value="0.0180321149528" calcext:value-type="float">
            <text:p>0.0180321149528</text:p>
          </table:table-cell>
          <table:table-cell office:value-type="float" office:value="0.0176747776568" calcext:value-type="float">
            <text:p>0.0176747776568</text:p>
          </table:table-cell>
          <table:table-cell/>
          <table:table-cell office:value-type="float" office:value="1.59289866602789E+018" calcext:value-type="float">
            <text:p>1.59289866602789E+018</text:p>
          </table:table-cell>
          <table:table-cell office:value-type="float" office:value="366" calcext:value-type="float">
            <text:p>366</text:p>
          </table:table-cell>
          <table:table-cell office:value-type="float" office:value="1.59289866597595E+018" calcext:value-type="float">
            <text:p>1.59289866597595E+018</text:p>
          </table:table-cell>
          <table:table-cell/>
          <table:table-cell office:value-type="float" office:value="-0.00252000009641" calcext:value-type="float">
            <text:p>-0.00252000009641</text:p>
          </table:table-cell>
          <table:table-cell office:value-type="float" office:value="-0.0106720002368" calcext:value-type="float">
            <text:p>-0.0106720002368</text:p>
          </table:table-cell>
          <table:table-cell table:number-columns-repeated="2"/>
          <table:table-cell office:value-type="float" office:value="1.59289866602934E+018" calcext:value-type="float">
            <text:p>1.59289866602934E+018</text:p>
          </table:table-cell>
          <table:table-cell office:value-type="float" office:value="366" calcext:value-type="float">
            <text:p>366</text:p>
          </table:table-cell>
          <table:table-cell office:value-type="float" office:value="1.59289866597595E+018" calcext:value-type="float">
            <text:p>1.59289866597595E+018</text:p>
          </table:table-cell>
          <table:table-cell/>
          <table:table-cell office:value-type="float" office:value="5.98740005493" calcext:value-type="float">
            <text:p>5.98740005493</text:p>
          </table:table-cell>
        </table:table-row>
        <table:table-row table:style-name="ro1">
          <table:table-cell office:value-type="float" office:value="1.59289866607944E+018" calcext:value-type="float">
            <text:p>1.59289866607944E+018</text:p>
          </table:table-cell>
          <table:table-cell office:value-type="float" office:value="130" calcext:value-type="float">
            <text:p>130</text:p>
          </table:table-cell>
          <table:table-cell office:value-type="float" office:value="1.59289866602803E+018" calcext:value-type="float">
            <text:p>1.59289866602803E+018</text:p>
          </table:table-cell>
          <table:table-cell/>
          <table:table-cell office:value-type="float" office:value="-0.011616894044" calcext:value-type="float">
            <text:p>-0.011616894044</text:p>
          </table:table-cell>
          <table:table-cell office:value-type="float" office:value="0.00332288560458" calcext:value-type="float">
            <text:p>0.00332288560458</text:p>
          </table:table-cell>
          <table:table-cell office:value-type="float" office:value="-0.0107594802976" calcext:value-type="float">
            <text:p>-0.0107594802976</text:p>
          </table:table-cell>
          <table:table-cell office:value-type="float" office:value="0.0161790046841" calcext:value-type="float">
            <text:p>0.0161790046841</text:p>
          </table:table-cell>
          <table:table-cell office:value-type="float" office:value="0.0173940435052" calcext:value-type="float">
            <text:p>0.0173940435052</text:p>
          </table:table-cell>
          <table:table-cell/>
          <table:table-cell office:value-type="float" office:value="1.59289866607945E+018" calcext:value-type="float">
            <text:p>1.59289866607945E+018</text:p>
          </table:table-cell>
          <table:table-cell office:value-type="float" office:value="367" calcext:value-type="float">
            <text:p>367</text:p>
          </table:table-cell>
          <table:table-cell office:value-type="float" office:value="1.59289866602803E+018" calcext:value-type="float">
            <text:p>1.59289866602803E+018</text:p>
          </table:table-cell>
          <table:table-cell/>
          <table:table-cell office:value-type="float" office:value="-0.00539000006393" calcext:value-type="float">
            <text:p>-0.00539000006393</text:p>
          </table:table-cell>
          <table:table-cell office:value-type="float" office:value="-0.00695799989626" calcext:value-type="float">
            <text:p>-0.00695799989626</text:p>
          </table:table-cell>
          <table:table-cell table:number-columns-repeated="2"/>
          <table:table-cell office:value-type="float" office:value="1.59289866608089E+018" calcext:value-type="float">
            <text:p>1.59289866608089E+018</text:p>
          </table:table-cell>
          <table:table-cell office:value-type="float" office:value="367" calcext:value-type="float">
            <text:p>367</text:p>
          </table:table-cell>
          <table:table-cell office:value-type="float" office:value="1.59289866602803E+018" calcext:value-type="float">
            <text:p>1.59289866602803E+018</text:p>
          </table:table-cell>
          <table:table-cell/>
          <table:table-cell office:value-type="float" office:value="5.97305011749" calcext:value-type="float">
            <text:p>5.97305011749</text:p>
          </table:table-cell>
        </table:table-row>
        <table:table-row table:style-name="ro1">
          <table:table-cell office:value-type="float" office:value="1.59289866613057E+018" calcext:value-type="float">
            <text:p>1.59289866613057E+018</text:p>
          </table:table-cell>
          <table:table-cell office:value-type="float" office:value="131" calcext:value-type="float">
            <text:p>131</text:p>
          </table:table-cell>
          <table:table-cell office:value-type="float" office:value="1.59289866607955E+018" calcext:value-type="float">
            <text:p>1.59289866607955E+018</text:p>
          </table:table-cell>
          <table:table-cell/>
          <table:table-cell office:value-type="float" office:value="-0.0125016300008" calcext:value-type="float">
            <text:p>-0.0125016300008</text:p>
          </table:table-cell>
          <table:table-cell office:value-type="float" office:value="0.0012793764472" calcext:value-type="float">
            <text:p>0.0012793764472</text:p>
          </table:table-cell>
          <table:table-cell office:value-type="float" office:value="-0.0144458469003" calcext:value-type="float">
            <text:p>-0.0144458469003</text:p>
          </table:table-cell>
          <table:table-cell office:value-type="float" office:value="0.0191470626742" calcext:value-type="float">
            <text:p>0.0191470626742</text:p>
          </table:table-cell>
          <table:table-cell office:value-type="float" office:value="0.017850972712" calcext:value-type="float">
            <text:p>0.017850972712</text:p>
          </table:table-cell>
          <table:table-cell/>
          <table:table-cell office:value-type="float" office:value="1.59289866613151E+018" calcext:value-type="float">
            <text:p>1.59289866613151E+018</text:p>
          </table:table-cell>
          <table:table-cell office:value-type="float" office:value="368" calcext:value-type="float">
            <text:p>368</text:p>
          </table:table-cell>
          <table:table-cell office:value-type="float" office:value="1.59289866607955E+018" calcext:value-type="float">
            <text:p>1.59289866607955E+018</text:p>
          </table:table-cell>
          <table:table-cell/>
          <table:table-cell office:value-type="float" office:value="0.00887000001967" calcext:value-type="float">
            <text:p>0.00887000001967</text:p>
          </table:table-cell>
          <table:table-cell office:value-type="float" office:value="-0.00283599994145" calcext:value-type="float">
            <text:p>-0.00283599994145</text:p>
          </table:table-cell>
          <table:table-cell table:number-columns-repeated="2"/>
          <table:table-cell office:value-type="float" office:value="1.59289866613193E+018" calcext:value-type="float">
            <text:p>1.59289866613193E+018</text:p>
          </table:table-cell>
          <table:table-cell office:value-type="float" office:value="368" calcext:value-type="float">
            <text:p>368</text:p>
          </table:table-cell>
          <table:table-cell office:value-type="float" office:value="1.59289866607955E+018" calcext:value-type="float">
            <text:p>1.59289866607955E+018</text:p>
          </table:table-cell>
          <table:table-cell/>
          <table:table-cell office:value-type="float" office:value="6.04435014725" calcext:value-type="float">
            <text:p>6.04435014725</text:p>
          </table:table-cell>
        </table:table-row>
        <table:table-row table:style-name="ro1">
          <table:table-cell office:value-type="float" office:value="1.59289866618256E+018" calcext:value-type="float">
            <text:p>1.59289866618256E+018</text:p>
          </table:table-cell>
          <table:table-cell office:value-type="float" office:value="132" calcext:value-type="float">
            <text:p>132</text:p>
          </table:table-cell>
          <table:table-cell office:value-type="float" office:value="1.5928986661307E+018" calcext:value-type="float">
            <text:p>1.5928986661307E+018</text:p>
          </table:table-cell>
          <table:table-cell/>
          <table:table-cell office:value-type="float" office:value="-0.0113660665229" calcext:value-type="float">
            <text:p>-0.0113660665229</text:p>
          </table:table-cell>
          <table:table-cell office:value-type="float" office:value="-0.00146400847007" calcext:value-type="float">
            <text:p>-0.00146400847007</text:p>
          </table:table-cell>
          <table:table-cell office:value-type="float" office:value="-0.0142820151523" calcext:value-type="float">
            <text:p>-0.0142820151523</text:p>
          </table:table-cell>
          <table:table-cell office:value-type="float" office:value="0.0183113832027" calcext:value-type="float">
            <text:p>0.0183113832027</text:p>
          </table:table-cell>
          <table:table-cell office:value-type="float" office:value="0.0176382940263" calcext:value-type="float">
            <text:p>0.0176382940263</text:p>
          </table:table-cell>
          <table:table-cell/>
          <table:table-cell office:value-type="float" office:value="1.59289866618256E+018" calcext:value-type="float">
            <text:p>1.59289866618256E+018</text:p>
          </table:table-cell>
          <table:table-cell office:value-type="float" office:value="369" calcext:value-type="float">
            <text:p>369</text:p>
          </table:table-cell>
          <table:table-cell office:value-type="float" office:value="1.5928986661307E+018" calcext:value-type="float">
            <text:p>1.5928986661307E+018</text:p>
          </table:table-cell>
          <table:table-cell/>
          <table:table-cell office:value-type="float" office:value="-0.00416000001132" calcext:value-type="float">
            <text:p>-0.00416000001132</text:p>
          </table:table-cell>
          <table:table-cell office:value-type="float" office:value="-0.00344599992968" calcext:value-type="float">
            <text:p>-0.00344599992968</text:p>
          </table:table-cell>
          <table:table-cell table:number-columns-repeated="2"/>
          <table:table-cell office:value-type="float" office:value="1.59289866618416E+018" calcext:value-type="float">
            <text:p>1.59289866618416E+018</text:p>
          </table:table-cell>
          <table:table-cell office:value-type="float" office:value="369" calcext:value-type="float">
            <text:p>369</text:p>
          </table:table-cell>
          <table:table-cell office:value-type="float" office:value="1.5928986661307E+018" calcext:value-type="float">
            <text:p>1.5928986661307E+018</text:p>
          </table:table-cell>
          <table:table-cell/>
          <table:table-cell office:value-type="float" office:value="5.97919988632" calcext:value-type="float">
            <text:p>5.97919988632</text:p>
          </table:table-cell>
        </table:table-row>
        <table:table-row table:style-name="ro1">
          <table:table-cell office:value-type="float" office:value="1.59289866623382E+018" calcext:value-type="float">
            <text:p>1.59289866623382E+018</text:p>
          </table:table-cell>
          <table:table-cell office:value-type="float" office:value="133" calcext:value-type="float">
            <text:p>133</text:p>
          </table:table-cell>
          <table:table-cell office:value-type="float" office:value="1.59289866618234E+018" calcext:value-type="float">
            <text:p>1.59289866618234E+018</text:p>
          </table:table-cell>
          <table:table-cell/>
          <table:table-cell office:value-type="float" office:value="-0.0111269680783" calcext:value-type="float">
            <text:p>-0.0111269680783</text:p>
          </table:table-cell>
          <table:table-cell office:value-type="float" office:value="-0.00322087551467" calcext:value-type="float">
            <text:p>-0.00322087551467</text:p>
          </table:table-cell>
          <table:table-cell office:value-type="float" office:value="-0.0158066619188" calcext:value-type="float">
            <text:p>-0.0158066619188</text:p>
          </table:table-cell>
          <table:table-cell office:value-type="float" office:value="0.0195967871696" calcext:value-type="float">
            <text:p>0.0195967871696</text:p>
          </table:table-cell>
          <table:table-cell office:value-type="float" office:value="0.0182532705367" calcext:value-type="float">
            <text:p>0.0182532705367</text:p>
          </table:table-cell>
          <table:table-cell/>
          <table:table-cell office:value-type="float" office:value="1.59289866623397E+018" calcext:value-type="float">
            <text:p>1.59289866623397E+018</text:p>
          </table:table-cell>
          <table:table-cell office:value-type="float" office:value="370" calcext:value-type="float">
            <text:p>370</text:p>
          </table:table-cell>
          <table:table-cell office:value-type="float" office:value="1.59289866618234E+018" calcext:value-type="float">
            <text:p>1.59289866618234E+018</text:p>
          </table:table-cell>
          <table:table-cell/>
          <table:table-cell office:value-type="float" office:value="0.0119099998847" calcext:value-type="float">
            <text:p>0.0119099998847</text:p>
          </table:table-cell>
          <table:table-cell office:value-type="float" office:value="0.0017419999931" calcext:value-type="float">
            <text:p>0.0017419999931</text:p>
          </table:table-cell>
          <table:table-cell table:number-columns-repeated="2"/>
          <table:table-cell office:value-type="float" office:value="1.59289866623516E+018" calcext:value-type="float">
            <text:p>1.59289866623516E+018</text:p>
          </table:table-cell>
          <table:table-cell office:value-type="float" office:value="370" calcext:value-type="float">
            <text:p>370</text:p>
          </table:table-cell>
          <table:table-cell office:value-type="float" office:value="1.59289866618234E+018" calcext:value-type="float">
            <text:p>1.59289866618234E+018</text:p>
          </table:table-cell>
          <table:table-cell/>
          <table:table-cell office:value-type="float" office:value="6.0595498085" calcext:value-type="float">
            <text:p>6.0595498085</text:p>
          </table:table-cell>
        </table:table-row>
        <table:table-row table:style-name="ro1">
          <table:table-cell office:value-type="float" office:value="1.59289866628655E+018" calcext:value-type="float">
            <text:p>1.59289866628655E+018</text:p>
          </table:table-cell>
          <table:table-cell office:value-type="float" office:value="134" calcext:value-type="float">
            <text:p>134</text:p>
          </table:table-cell>
          <table:table-cell office:value-type="float" office:value="1.59289866623417E+018" calcext:value-type="float">
            <text:p>1.59289866623417E+018</text:p>
          </table:table-cell>
          <table:table-cell/>
          <table:table-cell office:value-type="float" office:value="-0.0106446631253" calcext:value-type="float">
            <text:p>-0.0106446631253</text:p>
          </table:table-cell>
          <table:table-cell office:value-type="float" office:value="-0.00473992805928" calcext:value-type="float">
            <text:p>-0.00473992805928</text:p>
          </table:table-cell>
          <table:table-cell office:value-type="float" office:value="-0.0159845706075" calcext:value-type="float">
            <text:p>-0.0159845706075</text:p>
          </table:table-cell>
          <table:table-cell office:value-type="float" office:value="0.0197808556259" calcext:value-type="float">
            <text:p>0.0197808556259</text:p>
          </table:table-cell>
          <table:table-cell office:value-type="float" office:value="0.0186030194163" calcext:value-type="float">
            <text:p>0.0186030194163</text:p>
          </table:table-cell>
          <table:table-cell/>
          <table:table-cell office:value-type="float" office:value="1.59289866628589E+018" calcext:value-type="float">
            <text:p>1.59289866628589E+018</text:p>
          </table:table-cell>
          <table:table-cell office:value-type="float" office:value="371" calcext:value-type="float">
            <text:p>371</text:p>
          </table:table-cell>
          <table:table-cell office:value-type="float" office:value="1.59289866623417E+018" calcext:value-type="float">
            <text:p>1.59289866623417E+018</text:p>
          </table:table-cell>
          <table:table-cell/>
          <table:table-cell office:value-type="float" office:value="0.00675000017509" calcext:value-type="float">
            <text:p>0.00675000017509</text:p>
          </table:table-cell>
          <table:table-cell office:value-type="float" office:value="0.0035959999077" calcext:value-type="float">
            <text:p>0.0035959999077</text:p>
          </table:table-cell>
          <table:table-cell table:number-columns-repeated="2"/>
          <table:table-cell office:value-type="float" office:value="1.59289866628784E+018" calcext:value-type="float">
            <text:p>1.59289866628784E+018</text:p>
          </table:table-cell>
          <table:table-cell office:value-type="float" office:value="371" calcext:value-type="float">
            <text:p>371</text:p>
          </table:table-cell>
          <table:table-cell office:value-type="float" office:value="1.59289866623417E+018" calcext:value-type="float">
            <text:p>1.59289866623417E+018</text:p>
          </table:table-cell>
          <table:table-cell/>
          <table:table-cell office:value-type="float" office:value="6.03375005722" calcext:value-type="float">
            <text:p>6.03375005722</text:p>
          </table:table-cell>
        </table:table-row>
        <table:table-row table:style-name="ro1">
          <table:table-cell office:value-type="float" office:value="1.59289866633839E+018" calcext:value-type="float">
            <text:p>1.59289866633839E+018</text:p>
          </table:table-cell>
          <table:table-cell office:value-type="float" office:value="135" calcext:value-type="float">
            <text:p>135</text:p>
          </table:table-cell>
          <table:table-cell office:value-type="float" office:value="1.5928986662863E+018" calcext:value-type="float">
            <text:p>1.5928986662863E+018</text:p>
          </table:table-cell>
          <table:table-cell/>
          <table:table-cell office:value-type="float" office:value="-0.0109736425802" calcext:value-type="float">
            <text:p>-0.0109736425802</text:p>
          </table:table-cell>
          <table:table-cell office:value-type="float" office:value="-0.00741062406451" calcext:value-type="float">
            <text:p>-0.00741062406451</text:p>
          </table:table-cell>
          <table:table-cell office:value-type="float" office:value="-0.0160775519907" calcext:value-type="float">
            <text:p>-0.0160775519907</text:p>
          </table:table-cell>
          <table:table-cell office:value-type="float" office:value="0.0208284873515" calcext:value-type="float">
            <text:p>0.0208284873515</text:p>
          </table:table-cell>
          <table:table-cell office:value-type="float" office:value="0.0195329152048" calcext:value-type="float">
            <text:p>0.0195329152048</text:p>
          </table:table-cell>
          <table:table-cell/>
          <table:table-cell office:value-type="float" office:value="1.59289866633841E+018" calcext:value-type="float">
            <text:p>1.59289866633841E+018</text:p>
          </table:table-cell>
          <table:table-cell office:value-type="float" office:value="372" calcext:value-type="float">
            <text:p>372</text:p>
          </table:table-cell>
          <table:table-cell office:value-type="float" office:value="1.5928986662863E+018" calcext:value-type="float">
            <text:p>1.5928986662863E+018</text:p>
          </table:table-cell>
          <table:table-cell/>
          <table:table-cell office:value-type="float" office:value="0.0178399998695" calcext:value-type="float">
            <text:p>0.0178399998695</text:p>
          </table:table-cell>
          <table:table-cell office:value-type="float" office:value="0.00824199989438" calcext:value-type="float">
            <text:p>0.00824199989438</text:p>
          </table:table-cell>
          <table:table-cell table:number-columns-repeated="2"/>
          <table:table-cell office:value-type="float" office:value="1.59289866633939E+018" calcext:value-type="float">
            <text:p>1.59289866633939E+018</text:p>
          </table:table-cell>
          <table:table-cell office:value-type="float" office:value="372" calcext:value-type="float">
            <text:p>372</text:p>
          </table:table-cell>
          <table:table-cell office:value-type="float" office:value="1.5928986662863E+018" calcext:value-type="float">
            <text:p>1.5928986662863E+018</text:p>
          </table:table-cell>
          <table:table-cell/>
          <table:table-cell office:value-type="float" office:value="6.08920001984" calcext:value-type="float">
            <text:p>6.08920001984</text:p>
          </table:table-cell>
        </table:table-row>
        <table:table-row table:style-name="ro1">
          <table:table-cell office:value-type="float" office:value="1.59289866639029E+018" calcext:value-type="float">
            <text:p>1.59289866639029E+018</text:p>
          </table:table-cell>
          <table:table-cell office:value-type="float" office:value="136" calcext:value-type="float">
            <text:p>136</text:p>
          </table:table-cell>
          <table:table-cell office:value-type="float" office:value="1.59289866633812E+018" calcext:value-type="float">
            <text:p>1.59289866633812E+018</text:p>
          </table:table-cell>
          <table:table-cell/>
          <table:table-cell office:value-type="float" office:value="-0.0103711429983" calcext:value-type="float">
            <text:p>-0.0103711429983</text:p>
          </table:table-cell>
          <table:table-cell office:value-type="float" office:value="-0.00958153326064" calcext:value-type="float">
            <text:p>-0.00958153326064</text:p>
          </table:table-cell>
          <table:table-cell office:value-type="float" office:value="-0.0162837542593" calcext:value-type="float">
            <text:p>-0.0162837542593</text:p>
          </table:table-cell>
          <table:table-cell office:value-type="float" office:value="0.0215528886765" calcext:value-type="float">
            <text:p>0.0215528886765</text:p>
          </table:table-cell>
          <table:table-cell office:value-type="float" office:value="0.0200140792876" calcext:value-type="float">
            <text:p>0.0200140792876</text:p>
          </table:table-cell>
          <table:table-cell/>
          <table:table-cell office:value-type="float" office:value="1.59289866639097E+018" calcext:value-type="float">
            <text:p>1.59289866639097E+018</text:p>
          </table:table-cell>
          <table:table-cell office:value-type="float" office:value="373" calcext:value-type="float">
            <text:p>373</text:p>
          </table:table-cell>
          <table:table-cell office:value-type="float" office:value="1.59289866633812E+018" calcext:value-type="float">
            <text:p>1.59289866633812E+018</text:p>
          </table:table-cell>
          <table:table-cell/>
          <table:table-cell office:value-type="float" office:value="0.00927999988198" calcext:value-type="float">
            <text:p>0.00927999988198</text:p>
          </table:table-cell>
          <table:table-cell office:value-type="float" office:value="0.00832400005311" calcext:value-type="float">
            <text:p>0.00832400005311</text:p>
          </table:table-cell>
          <table:table-cell table:number-columns-repeated="2"/>
          <table:table-cell office:value-type="float" office:value="1.59289866639137E+018" calcext:value-type="float">
            <text:p>1.59289866639137E+018</text:p>
          </table:table-cell>
          <table:table-cell office:value-type="float" office:value="373" calcext:value-type="float">
            <text:p>373</text:p>
          </table:table-cell>
          <table:table-cell office:value-type="float" office:value="1.59289866633812E+018" calcext:value-type="float">
            <text:p>1.59289866633812E+018</text:p>
          </table:table-cell>
          <table:table-cell/>
          <table:table-cell office:value-type="float" office:value="6.04640007019" calcext:value-type="float">
            <text:p>6.04640007019</text:p>
          </table:table-cell>
        </table:table-row>
        <table:table-row table:style-name="ro1">
          <table:table-cell office:value-type="float" office:value="1.59289866644214E+018" calcext:value-type="float">
            <text:p>1.59289866644214E+018</text:p>
          </table:table-cell>
          <table:table-cell office:value-type="float" office:value="137" calcext:value-type="float">
            <text:p>137</text:p>
          </table:table-cell>
          <table:table-cell office:value-type="float" office:value="1.59289866639054E+018" calcext:value-type="float">
            <text:p>1.59289866639054E+018</text:p>
          </table:table-cell>
          <table:table-cell/>
          <table:table-cell office:value-type="float" office:value="-0.0104382038116" calcext:value-type="float">
            <text:p>-0.0104382038116</text:p>
          </table:table-cell>
          <table:table-cell office:value-type="float" office:value="-0.0108639542013" calcext:value-type="float">
            <text:p>-0.0108639542013</text:p>
          </table:table-cell>
          <table:table-cell office:value-type="float" office:value="-0.0165505092591" calcext:value-type="float">
            <text:p>-0.0165505092591</text:p>
          </table:table-cell>
          <table:table-cell office:value-type="float" office:value="0.0223808176816" calcext:value-type="float">
            <text:p>0.0223808176816</text:p>
          </table:table-cell>
          <table:table-cell office:value-type="float" office:value="0.0208279676735" calcext:value-type="float">
            <text:p>0.0208279676735</text:p>
          </table:table-cell>
          <table:table-cell/>
          <table:table-cell office:value-type="float" office:value="1.592898666446E+018" calcext:value-type="float">
            <text:p>1.592898666446E+018</text:p>
          </table:table-cell>
          <table:table-cell office:value-type="float" office:value="374" calcext:value-type="float">
            <text:p>374</text:p>
          </table:table-cell>
          <table:table-cell office:value-type="float" office:value="1.59289866639054E+018" calcext:value-type="float">
            <text:p>1.59289866639054E+018</text:p>
          </table:table-cell>
          <table:table-cell/>
          <table:table-cell office:value-type="float" office:value="0.0155300004408" calcext:value-type="float">
            <text:p>0.0155300004408</text:p>
          </table:table-cell>
          <table:table-cell office:value-type="float" office:value="0.012261999771" calcext:value-type="float">
            <text:p>0.012261999771</text:p>
          </table:table-cell>
          <table:table-cell table:number-columns-repeated="2"/>
          <table:table-cell office:value-type="float" office:value="1.59289866644346E+018" calcext:value-type="float">
            <text:p>1.59289866644346E+018</text:p>
          </table:table-cell>
          <table:table-cell office:value-type="float" office:value="374" calcext:value-type="float">
            <text:p>374</text:p>
          </table:table-cell>
          <table:table-cell office:value-type="float" office:value="1.59289866639054E+018" calcext:value-type="float">
            <text:p>1.59289866639054E+018</text:p>
          </table:table-cell>
          <table:table-cell/>
          <table:table-cell office:value-type="float" office:value="6.07765007019" calcext:value-type="float">
            <text:p>6.07765007019</text:p>
          </table:table-cell>
        </table:table-row>
        <table:table-row table:style-name="ro1">
          <table:table-cell office:value-type="float" office:value="1.59289866649716E+018" calcext:value-type="float">
            <text:p>1.59289866649716E+018</text:p>
          </table:table-cell>
          <table:table-cell office:value-type="float" office:value="138" calcext:value-type="float">
            <text:p>138</text:p>
          </table:table-cell>
          <table:table-cell office:value-type="float" office:value="1.59289866644604E+018" calcext:value-type="float">
            <text:p>1.59289866644604E+018</text:p>
          </table:table-cell>
          <table:table-cell/>
          <table:table-cell office:value-type="float" office:value="-0.00916449911892" calcext:value-type="float">
            <text:p>-0.00916449911892</text:p>
          </table:table-cell>
          <table:table-cell office:value-type="float" office:value="-0.0114522958174" calcext:value-type="float">
            <text:p>-0.0114522958174</text:p>
          </table:table-cell>
          <table:table-cell office:value-type="float" office:value="-0.0156789831817" calcext:value-type="float">
            <text:p>-0.0156789831817</text:p>
          </table:table-cell>
          <table:table-cell office:value-type="float" office:value="0.0214702952653" calcext:value-type="float">
            <text:p>0.0214702952653</text:p>
          </table:table-cell>
          <table:table-cell office:value-type="float" office:value="0.0212026685476" calcext:value-type="float">
            <text:p>0.0212026685476</text:p>
          </table:table-cell>
          <table:table-cell/>
          <table:table-cell office:value-type="float" office:value="1.59289866649715E+018" calcext:value-type="float">
            <text:p>1.59289866649715E+018</text:p>
          </table:table-cell>
          <table:table-cell office:value-type="float" office:value="375" calcext:value-type="float">
            <text:p>375</text:p>
          </table:table-cell>
          <table:table-cell office:value-type="float" office:value="1.59289866644604E+018" calcext:value-type="float">
            <text:p>1.59289866644604E+018</text:p>
          </table:table-cell>
          <table:table-cell/>
          <table:table-cell office:value-type="float" office:value="0.00675000017509" calcext:value-type="float">
            <text:p>0.00675000017509</text:p>
          </table:table-cell>
          <table:table-cell office:value-type="float" office:value="0.0112300002947" calcext:value-type="float">
            <text:p>0.0112300002947</text:p>
          </table:table-cell>
          <table:table-cell table:number-columns-repeated="2"/>
          <table:table-cell office:value-type="float" office:value="1.59289866649809E+018" calcext:value-type="float">
            <text:p>1.59289866649809E+018</text:p>
          </table:table-cell>
          <table:table-cell office:value-type="float" office:value="375" calcext:value-type="float">
            <text:p>375</text:p>
          </table:table-cell>
          <table:table-cell office:value-type="float" office:value="1.59289866644604E+018" calcext:value-type="float">
            <text:p>1.59289866644604E+018</text:p>
          </table:table-cell>
          <table:table-cell/>
          <table:table-cell office:value-type="float" office:value="6.03375005722" calcext:value-type="float">
            <text:p>6.03375005722</text:p>
          </table:table-cell>
        </table:table-row>
        <table:table-row table:style-name="ro1">
          <table:table-cell office:value-type="float" office:value="1.59289866659906E+018" calcext:value-type="float">
            <text:p>1.59289866659906E+018</text:p>
          </table:table-cell>
          <table:table-cell office:value-type="float" office:value="139" calcext:value-type="float">
            <text:p>139</text:p>
          </table:table-cell>
          <table:table-cell office:value-type="float" office:value="1.59289866649751E+018" calcext:value-type="float">
            <text:p>1.59289866649751E+018</text:p>
          </table:table-cell>
          <table:table-cell/>
          <table:table-cell office:value-type="float" office:value="-0.00937151163816" calcext:value-type="float">
            <text:p>-0.00937151163816</text:p>
          </table:table-cell>
          <table:table-cell office:value-type="float" office:value="-0.0141939427704" calcext:value-type="float">
            <text:p>-0.0141939427704</text:p>
          </table:table-cell>
          <table:table-cell office:value-type="float" office:value="-0.0175643023103" calcext:value-type="float">
            <text:p>-0.0175643023103</text:p>
          </table:table-cell>
          <table:table-cell office:value-type="float" office:value="0.0244499072433" calcext:value-type="float">
            <text:p>0.0244499072433</text:p>
          </table:table-cell>
          <table:table-cell office:value-type="float" office:value="0.0221364796162" calcext:value-type="float">
            <text:p>0.0221364796162</text:p>
          </table:table-cell>
          <table:table-cell/>
          <table:table-cell office:value-type="float" office:value="1.5928986665997E+018" calcext:value-type="float">
            <text:p>1.5928986665997E+018</text:p>
          </table:table-cell>
          <table:table-cell office:value-type="float" office:value="376" calcext:value-type="float">
            <text:p>376</text:p>
          </table:table-cell>
          <table:table-cell office:value-type="float" office:value="1.59289866649751E+018" calcext:value-type="float">
            <text:p>1.59289866649751E+018</text:p>
          </table:table-cell>
          <table:table-cell/>
          <table:table-cell office:value-type="float" office:value="0.0181499999017" calcext:value-type="float">
            <text:p>0.0181499999017</text:p>
          </table:table-cell>
          <table:table-cell office:value-type="float" office:value="0.0135099999607" calcext:value-type="float">
            <text:p>0.0135099999607</text:p>
          </table:table-cell>
          <table:table-cell table:number-columns-repeated="2"/>
          <table:table-cell office:value-type="float" office:value="1.59289866660006E+018" calcext:value-type="float">
            <text:p>1.59289866660006E+018</text:p>
          </table:table-cell>
          <table:table-cell office:value-type="float" office:value="376" calcext:value-type="float">
            <text:p>376</text:p>
          </table:table-cell>
          <table:table-cell office:value-type="float" office:value="1.59289866649751E+018" calcext:value-type="float">
            <text:p>1.59289866649751E+018</text:p>
          </table:table-cell>
          <table:table-cell/>
          <table:table-cell office:value-type="float" office:value="6.09075021744" calcext:value-type="float">
            <text:p>6.09075021744</text:p>
          </table:table-cell>
        </table:table-row>
        <table:table-row table:style-name="ro1">
          <table:table-cell office:value-type="float" office:value="1.59289866665233E+018" calcext:value-type="float">
            <text:p>1.59289866665233E+018</text:p>
          </table:table-cell>
          <table:table-cell office:value-type="float" office:value="140" calcext:value-type="float">
            <text:p>140</text:p>
          </table:table-cell>
          <table:table-cell office:value-type="float" office:value="1.59289866659944E+018" calcext:value-type="float">
            <text:p>1.59289866659944E+018</text:p>
          </table:table-cell>
          <table:table-cell/>
          <table:table-cell office:value-type="float" office:value="-0.00802852958441" calcext:value-type="float">
            <text:p>-0.00802852958441</text:p>
          </table:table-cell>
          <table:table-cell office:value-type="float" office:value="-0.0171285048127" calcext:value-type="float">
            <text:p>-0.0171285048127</text:p>
          </table:table-cell>
          <table:table-cell office:value-type="float" office:value="-0.0151780806482" calcext:value-type="float">
            <text:p>-0.0151780806482</text:p>
          </table:table-cell>
          <table:table-cell office:value-type="float" office:value="0.0242531877011" calcext:value-type="float">
            <text:p>0.0242531877011</text:p>
          </table:table-cell>
          <table:table-cell office:value-type="float" office:value="0.022821418941" calcext:value-type="float">
            <text:p>0.022821418941</text:p>
          </table:table-cell>
          <table:table-cell/>
          <table:table-cell office:value-type="float" office:value="1.59289866665234E+018" calcext:value-type="float">
            <text:p>1.59289866665234E+018</text:p>
          </table:table-cell>
          <table:table-cell office:value-type="float" office:value="377" calcext:value-type="float">
            <text:p>377</text:p>
          </table:table-cell>
          <table:table-cell office:value-type="float" office:value="1.59289866659944E+018" calcext:value-type="float">
            <text:p>1.59289866659944E+018</text:p>
          </table:table-cell>
          <table:table-cell/>
          <table:table-cell office:value-type="float" office:value="0.00671999994665" calcext:value-type="float">
            <text:p>0.00671999994665</text:p>
          </table:table-cell>
          <table:table-cell office:value-type="float" office:value="0.0112859997898" calcext:value-type="float">
            <text:p>0.0112859997898</text:p>
          </table:table-cell>
          <table:table-cell table:number-columns-repeated="2"/>
          <table:table-cell office:value-type="float" office:value="1.5928986666541E+018" calcext:value-type="float">
            <text:p>1.5928986666541E+018</text:p>
          </table:table-cell>
          <table:table-cell office:value-type="float" office:value="377" calcext:value-type="float">
            <text:p>377</text:p>
          </table:table-cell>
          <table:table-cell office:value-type="float" office:value="1.59289866659944E+018" calcext:value-type="float">
            <text:p>1.59289866659944E+018</text:p>
          </table:table-cell>
          <table:table-cell/>
          <table:table-cell office:value-type="float" office:value="6.03359985352" calcext:value-type="float">
            <text:p>6.03359985352</text:p>
          </table:table-cell>
        </table:table-row>
        <table:table-row table:style-name="ro1">
          <table:table-cell office:value-type="float" office:value="1.59289866670355E+018" calcext:value-type="float">
            <text:p>1.59289866670355E+018</text:p>
          </table:table-cell>
          <table:table-cell office:value-type="float" office:value="141" calcext:value-type="float">
            <text:p>141</text:p>
          </table:table-cell>
          <table:table-cell office:value-type="float" office:value="1.59289866665208E+018" calcext:value-type="float">
            <text:p>1.59289866665208E+018</text:p>
          </table:table-cell>
          <table:table-cell/>
          <table:table-cell office:value-type="float" office:value="-0.00571845658123" calcext:value-type="float">
            <text:p>-0.00571845658123</text:p>
          </table:table-cell>
          <table:table-cell office:value-type="float" office:value="-0.0185908209532" calcext:value-type="float">
            <text:p>-0.0185908209532</text:p>
          </table:table-cell>
          <table:table-cell office:value-type="float" office:value="-0.0133116040379" calcext:value-type="float">
            <text:p>-0.0133116040379</text:p>
          </table:table-cell>
          <table:table-cell office:value-type="float" office:value="0.0235694330186" calcext:value-type="float">
            <text:p>0.0235694330186</text:p>
          </table:table-cell>
          <table:table-cell office:value-type="float" office:value="0.023224728182" calcext:value-type="float">
            <text:p>0.023224728182</text:p>
          </table:table-cell>
          <table:table-cell/>
          <table:table-cell office:value-type="float" office:value="1.59289866670357E+018" calcext:value-type="float">
            <text:p>1.59289866670357E+018</text:p>
          </table:table-cell>
          <table:table-cell office:value-type="float" office:value="378" calcext:value-type="float">
            <text:p>378</text:p>
          </table:table-cell>
          <table:table-cell office:value-type="float" office:value="1.59289866665208E+018" calcext:value-type="float">
            <text:p>1.59289866665208E+018</text:p>
          </table:table-cell>
          <table:table-cell/>
          <table:table-cell office:value-type="float" office:value="0.00766000011936" calcext:value-type="float">
            <text:p>0.00766000011936</text:p>
          </table:table-cell>
          <table:table-cell office:value-type="float" office:value="0.0109620001167" calcext:value-type="float">
            <text:p>0.0109620001167</text:p>
          </table:table-cell>
          <table:table-cell table:number-columns-repeated="2"/>
          <table:table-cell office:value-type="float" office:value="1.59289866670482E+018" calcext:value-type="float">
            <text:p>1.59289866670482E+018</text:p>
          </table:table-cell>
          <table:table-cell office:value-type="float" office:value="378" calcext:value-type="float">
            <text:p>378</text:p>
          </table:table-cell>
          <table:table-cell office:value-type="float" office:value="1.59289866665208E+018" calcext:value-type="float">
            <text:p>1.59289866665208E+018</text:p>
          </table:table-cell>
          <table:table-cell/>
          <table:table-cell office:value-type="float" office:value="6.03830003738" calcext:value-type="float">
            <text:p>6.03830003738</text:p>
          </table:table-cell>
        </table:table-row>
        <table:table-row table:style-name="ro1">
          <table:table-cell office:value-type="float" office:value="1.59289866675571E+018" calcext:value-type="float">
            <text:p>1.59289866675571E+018</text:p>
          </table:table-cell>
          <table:table-cell office:value-type="float" office:value="142" calcext:value-type="float">
            <text:p>142</text:p>
          </table:table-cell>
          <table:table-cell office:value-type="float" office:value="1.59289866670395E+018" calcext:value-type="float">
            <text:p>1.59289866670395E+018</text:p>
          </table:table-cell>
          <table:table-cell/>
          <table:table-cell office:value-type="float" office:value="-0.00471886713058" calcext:value-type="float">
            <text:p>-0.00471886713058</text:p>
          </table:table-cell>
          <table:table-cell office:value-type="float" office:value="-0.0198192968965" calcext:value-type="float">
            <text:p>-0.0198192968965</text:p>
          </table:table-cell>
          <table:table-cell office:value-type="float" office:value="-0.0124744623899" calcext:value-type="float">
            <text:p>-0.0124744623899</text:p>
          </table:table-cell>
          <table:table-cell office:value-type="float" office:value="0.0238890014589" calcext:value-type="float">
            <text:p>0.0238890014589</text:p>
          </table:table-cell>
          <table:table-cell office:value-type="float" office:value="0.0235263649374" calcext:value-type="float">
            <text:p>0.0235263649374</text:p>
          </table:table-cell>
          <table:table-cell/>
          <table:table-cell office:value-type="float" office:value="1.59289866675649E+018" calcext:value-type="float">
            <text:p>1.59289866675649E+018</text:p>
          </table:table-cell>
          <table:table-cell office:value-type="float" office:value="379" calcext:value-type="float">
            <text:p>379</text:p>
          </table:table-cell>
          <table:table-cell office:value-type="float" office:value="1.59289866670395E+018" calcext:value-type="float">
            <text:p>1.59289866670395E+018</text:p>
          </table:table-cell>
          <table:table-cell/>
          <table:table-cell office:value-type="float" office:value="0.00581000000238" calcext:value-type="float">
            <text:p>0.00581000000238</text:p>
          </table:table-cell>
          <table:table-cell office:value-type="float" office:value="0.00901800021529" calcext:value-type="float">
            <text:p>0.00901800021529</text:p>
          </table:table-cell>
          <table:table-cell table:number-columns-repeated="2"/>
          <table:table-cell office:value-type="float" office:value="1.59289866675741E+018" calcext:value-type="float">
            <text:p>1.59289866675741E+018</text:p>
          </table:table-cell>
          <table:table-cell office:value-type="float" office:value="379" calcext:value-type="float">
            <text:p>379</text:p>
          </table:table-cell>
          <table:table-cell office:value-type="float" office:value="1.59289866670395E+018" calcext:value-type="float">
            <text:p>1.59289866670395E+018</text:p>
          </table:table-cell>
          <table:table-cell/>
          <table:table-cell office:value-type="float" office:value="6.02904987335" calcext:value-type="float">
            <text:p>6.02904987335</text:p>
          </table:table-cell>
        </table:table-row>
        <table:table-row table:style-name="ro1">
          <table:table-cell office:value-type="float" office:value="1.59289866680825E+018" calcext:value-type="float">
            <text:p>1.59289866680825E+018</text:p>
          </table:table-cell>
          <table:table-cell office:value-type="float" office:value="143" calcext:value-type="float">
            <text:p>143</text:p>
          </table:table-cell>
          <table:table-cell office:value-type="float" office:value="1.5928986667562E+018" calcext:value-type="float">
            <text:p>1.5928986667562E+018</text:p>
          </table:table-cell>
          <table:table-cell/>
          <table:table-cell office:value-type="float" office:value="-0.00348609825596" calcext:value-type="float">
            <text:p>-0.00348609825596</text:p>
          </table:table-cell>
          <table:table-cell office:value-type="float" office:value="-0.0206508524716" calcext:value-type="float">
            <text:p>-0.0206508524716</text:p>
          </table:table-cell>
          <table:table-cell office:value-type="float" office:value="-0.0116600897163" calcext:value-type="float">
            <text:p>-0.0116600897163</text:p>
          </table:table-cell>
          <table:table-cell office:value-type="float" office:value="0.0239701550454" calcext:value-type="float">
            <text:p>0.0239701550454</text:p>
          </table:table-cell>
          <table:table-cell office:value-type="float" office:value="0.0240263361484" calcext:value-type="float">
            <text:p>0.0240263361484</text:p>
          </table:table-cell>
          <table:table-cell/>
          <table:table-cell office:value-type="float" office:value="1.59289866680825E+018" calcext:value-type="float">
            <text:p>1.59289866680825E+018</text:p>
          </table:table-cell>
          <table:table-cell office:value-type="float" office:value="380" calcext:value-type="float">
            <text:p>380</text:p>
          </table:table-cell>
          <table:table-cell office:value-type="float" office:value="1.5928986667562E+018" calcext:value-type="float">
            <text:p>1.5928986667562E+018</text:p>
          </table:table-cell>
          <table:table-cell/>
          <table:table-cell office:value-type="float" office:value="0.00956999976188" calcext:value-type="float">
            <text:p>0.00956999976188</text:p>
          </table:table-cell>
          <table:table-cell office:value-type="float" office:value="0.00958199985325" calcext:value-type="float">
            <text:p>0.00958199985325</text:p>
          </table:table-cell>
          <table:table-cell table:number-columns-repeated="2"/>
          <table:table-cell office:value-type="float" office:value="1.59289866680962E+018" calcext:value-type="float">
            <text:p>1.59289866680962E+018</text:p>
          </table:table-cell>
          <table:table-cell office:value-type="float" office:value="380" calcext:value-type="float">
            <text:p>380</text:p>
          </table:table-cell>
          <table:table-cell office:value-type="float" office:value="1.5928986667562E+018" calcext:value-type="float">
            <text:p>1.5928986667562E+018</text:p>
          </table:table-cell>
          <table:table-cell/>
          <table:table-cell office:value-type="float" office:value="6.04785013199" calcext:value-type="float">
            <text:p>6.04785013199</text:p>
          </table:table-cell>
        </table:table-row>
        <table:table-row table:style-name="ro1">
          <table:table-cell office:value-type="float" office:value="1.59289866685948E+018" calcext:value-type="float">
            <text:p>1.59289866685948E+018</text:p>
          </table:table-cell>
          <table:table-cell office:value-type="float" office:value="144" calcext:value-type="float">
            <text:p>144</text:p>
          </table:table-cell>
          <table:table-cell office:value-type="float" office:value="1.59289866680847E+018" calcext:value-type="float">
            <text:p>1.59289866680847E+018</text:p>
          </table:table-cell>
          <table:table-cell/>
          <table:table-cell office:value-type="float" office:value="-0.00260427570902" calcext:value-type="float">
            <text:p>-0.00260427570902</text:p>
          </table:table-cell>
          <table:table-cell office:value-type="float" office:value="-0.0216260086745" calcext:value-type="float">
            <text:p>-0.0216260086745</text:p>
          </table:table-cell>
          <table:table-cell office:value-type="float" office:value="-0.0108324782923" calcext:value-type="float">
            <text:p>-0.0108324782923</text:p>
          </table:table-cell>
          <table:table-cell office:value-type="float" office:value="0.0243271272629" calcext:value-type="float">
            <text:p>0.0243271272629</text:p>
          </table:table-cell>
          <table:table-cell office:value-type="float" office:value="0.0240017808974" calcext:value-type="float">
            <text:p>0.0240017808974</text:p>
          </table:table-cell>
          <table:table-cell/>
          <table:table-cell office:value-type="float" office:value="1.59289866686007E+018" calcext:value-type="float">
            <text:p>1.59289866686007E+018</text:p>
          </table:table-cell>
          <table:table-cell office:value-type="float" office:value="381" calcext:value-type="float">
            <text:p>381</text:p>
          </table:table-cell>
          <table:table-cell office:value-type="float" office:value="1.59289866680847E+018" calcext:value-type="float">
            <text:p>1.59289866680847E+018</text:p>
          </table:table-cell>
          <table:table-cell/>
          <table:table-cell office:value-type="float" office:value="-0.000469999999041" calcext:value-type="float">
            <text:p>-0.000469999999041</text:p>
          </table:table-cell>
          <table:table-cell office:value-type="float" office:value="0.00585799990222" calcext:value-type="float">
            <text:p>0.00585799990222</text:p>
          </table:table-cell>
          <table:table-cell table:number-columns-repeated="2"/>
          <table:table-cell office:value-type="float" office:value="1.5928986668607E+018" calcext:value-type="float">
            <text:p>1.5928986668607E+018</text:p>
          </table:table-cell>
          <table:table-cell office:value-type="float" office:value="381" calcext:value-type="float">
            <text:p>381</text:p>
          </table:table-cell>
          <table:table-cell office:value-type="float" office:value="1.59289866680847E+018" calcext:value-type="float">
            <text:p>1.59289866680847E+018</text:p>
          </table:table-cell>
          <table:table-cell/>
          <table:table-cell office:value-type="float" office:value="5.99765014648" calcext:value-type="float">
            <text:p>5.99765014648</text:p>
          </table:table-cell>
        </table:table-row>
        <table:table-row table:style-name="ro1">
          <table:table-cell office:value-type="float" office:value="1.59289866691184E+018" calcext:value-type="float">
            <text:p>1.59289866691184E+018</text:p>
          </table:table-cell>
          <table:table-cell office:value-type="float" office:value="145" calcext:value-type="float">
            <text:p>145</text:p>
          </table:table-cell>
          <table:table-cell office:value-type="float" office:value="1.5928986668598E+018" calcext:value-type="float">
            <text:p>1.5928986668598E+018</text:p>
          </table:table-cell>
          <table:table-cell/>
          <table:table-cell office:value-type="float" office:value="-0.0016054402804" calcext:value-type="float">
            <text:p>-0.0016054402804</text:p>
          </table:table-cell>
          <table:table-cell office:value-type="float" office:value="-0.0230882242322" calcext:value-type="float">
            <text:p>-0.0230882242322</text:p>
          </table:table-cell>
          <table:table-cell office:value-type="float" office:value="-0.00975236110389" calcext:value-type="float">
            <text:p>-0.00975236110389</text:p>
          </table:table-cell>
          <table:table-cell office:value-type="float" office:value="0.0251147784293" calcext:value-type="float">
            <text:p>0.0251147784293</text:p>
          </table:table-cell>
          <table:table-cell office:value-type="float" office:value="0.0241740979254" calcext:value-type="float">
            <text:p>0.0241740979254</text:p>
          </table:table-cell>
          <table:table-cell/>
          <table:table-cell office:value-type="float" office:value="1.59289866691159E+018" calcext:value-type="float">
            <text:p>1.59289866691159E+018</text:p>
          </table:table-cell>
          <table:table-cell office:value-type="float" office:value="382" calcext:value-type="float">
            <text:p>382</text:p>
          </table:table-cell>
          <table:table-cell office:value-type="float" office:value="1.5928986668598E+018" calcext:value-type="float">
            <text:p>1.5928986668598E+018</text:p>
          </table:table-cell>
          <table:table-cell/>
          <table:table-cell office:value-type="float" office:value="0.00335999997333" calcext:value-type="float">
            <text:p>0.00335999997333</text:p>
          </table:table-cell>
          <table:table-cell office:value-type="float" office:value="0.00518599990755" calcext:value-type="float">
            <text:p>0.00518599990755</text:p>
          </table:table-cell>
          <table:table-cell table:number-columns-repeated="2"/>
          <table:table-cell office:value-type="float" office:value="1.59289866691332E+018" calcext:value-type="float">
            <text:p>1.59289866691332E+018</text:p>
          </table:table-cell>
          <table:table-cell office:value-type="float" office:value="382" calcext:value-type="float">
            <text:p>382</text:p>
          </table:table-cell>
          <table:table-cell office:value-type="float" office:value="1.5928986668598E+018" calcext:value-type="float">
            <text:p>1.5928986668598E+018</text:p>
          </table:table-cell>
          <table:table-cell/>
          <table:table-cell office:value-type="float" office:value="6.01679992676" calcext:value-type="float">
            <text:p>6.01679992676</text:p>
          </table:table-cell>
        </table:table-row>
        <table:table-row table:style-name="ro1">
          <table:table-cell office:value-type="float" office:value="1.59289866696299E+018" calcext:value-type="float">
            <text:p>1.59289866696299E+018</text:p>
          </table:table-cell>
          <table:table-cell office:value-type="float" office:value="146" calcext:value-type="float">
            <text:p>146</text:p>
          </table:table-cell>
          <table:table-cell office:value-type="float" office:value="1.59289866691189E+018" calcext:value-type="float">
            <text:p>1.59289866691189E+018</text:p>
          </table:table-cell>
          <table:table-cell/>
          <table:table-cell office:value-type="float" office:value="-0.000564073096029" calcext:value-type="float">
            <text:p>-0.000564073096029</text:p>
          </table:table-cell>
          <table:table-cell office:value-type="float" office:value="-0.0212353710085" calcext:value-type="float">
            <text:p>-0.0212353710085</text:p>
          </table:table-cell>
          <table:table-cell office:value-type="float" office:value="-0.00599065097049" calcext:value-type="float">
            <text:p>-0.00599065097049</text:p>
          </table:table-cell>
          <table:table-cell office:value-type="float" office:value="0.0220714081079" calcext:value-type="float">
            <text:p>0.0220714081079</text:p>
          </table:table-cell>
          <table:table-cell office:value-type="float" office:value="0.0238744933158" calcext:value-type="float">
            <text:p>0.0238744933158</text:p>
          </table:table-cell>
          <table:table-cell/>
          <table:table-cell office:value-type="float" office:value="1.59289866696334E+018" calcext:value-type="float">
            <text:p>1.59289866696334E+018</text:p>
          </table:table-cell>
          <table:table-cell office:value-type="float" office:value="383" calcext:value-type="float">
            <text:p>383</text:p>
          </table:table-cell>
          <table:table-cell office:value-type="float" office:value="1.59289866691189E+018" calcext:value-type="float">
            <text:p>1.59289866691189E+018</text:p>
          </table:table-cell>
          <table:table-cell/>
          <table:table-cell office:value-type="float" office:value="-0.00575000001118" calcext:value-type="float">
            <text:p>-0.00575000001118</text:p>
          </table:table-cell>
          <table:table-cell office:value-type="float" office:value="0.00250399997458" calcext:value-type="float">
            <text:p>0.00250399997458</text:p>
          </table:table-cell>
          <table:table-cell table:number-columns-repeated="2"/>
          <table:table-cell office:value-type="float" office:value="1.59289866696414E+018" calcext:value-type="float">
            <text:p>1.59289866696414E+018</text:p>
          </table:table-cell>
          <table:table-cell office:value-type="float" office:value="383" calcext:value-type="float">
            <text:p>383</text:p>
          </table:table-cell>
          <table:table-cell office:value-type="float" office:value="1.59289866691189E+018" calcext:value-type="float">
            <text:p>1.59289866691189E+018</text:p>
          </table:table-cell>
          <table:table-cell/>
          <table:table-cell office:value-type="float" office:value="5.97125005722" calcext:value-type="float">
            <text:p>5.97125005722</text:p>
          </table:table-cell>
        </table:table-row>
        <table:table-row table:style-name="ro1">
          <table:table-cell office:value-type="float" office:value="1.59289866701425E+018" calcext:value-type="float">
            <text:p>1.59289866701425E+018</text:p>
          </table:table-cell>
          <table:table-cell office:value-type="float" office:value="147" calcext:value-type="float">
            <text:p>147</text:p>
          </table:table-cell>
          <table:table-cell office:value-type="float" office:value="1.59289866696319E+018" calcext:value-type="float">
            <text:p>1.59289866696319E+018</text:p>
          </table:table-cell>
          <table:table-cell/>
          <table:table-cell office:value-type="float" office:value="0.00114818580914" calcext:value-type="float">
            <text:p>0.00114818580914</text:p>
          </table:table-cell>
          <table:table-cell office:value-type="float" office:value="-0.0232111420482" calcext:value-type="float">
            <text:p>-0.0232111420482</text:p>
          </table:table-cell>
          <table:table-cell office:value-type="float" office:value="-0.00619881832972" calcext:value-type="float">
            <text:p>-0.00619881832972</text:p>
          </table:table-cell>
          <table:table-cell office:value-type="float" office:value="0.0240520425141" calcext:value-type="float">
            <text:p>0.0240520425141</text:p>
          </table:table-cell>
          <table:table-cell office:value-type="float" office:value="0.0239071026444" calcext:value-type="float">
            <text:p>0.0239071026444</text:p>
          </table:table-cell>
          <table:table-cell/>
          <table:table-cell office:value-type="float" office:value="1.59289866701438E+018" calcext:value-type="float">
            <text:p>1.59289866701438E+018</text:p>
          </table:table-cell>
          <table:table-cell office:value-type="float" office:value="384" calcext:value-type="float">
            <text:p>384</text:p>
          </table:table-cell>
          <table:table-cell office:value-type="float" office:value="1.59289866696319E+018" calcext:value-type="float">
            <text:p>1.59289866696319E+018</text:p>
          </table:table-cell>
          <table:table-cell/>
          <table:table-cell office:value-type="float" office:value="0.000639999983832" calcext:value-type="float">
            <text:p>0.000639999983832</text:p>
          </table:table-cell>
          <table:table-cell office:value-type="float" office:value="0.00147000001743" calcext:value-type="float">
            <text:p>0.00147000001743</text:p>
          </table:table-cell>
          <table:table-cell table:number-columns-repeated="2"/>
          <table:table-cell office:value-type="float" office:value="1.59289866701592E+018" calcext:value-type="float">
            <text:p>1.59289866701592E+018</text:p>
          </table:table-cell>
          <table:table-cell office:value-type="float" office:value="384" calcext:value-type="float">
            <text:p>384</text:p>
          </table:table-cell>
          <table:table-cell office:value-type="float" office:value="1.59289866696319E+018" calcext:value-type="float">
            <text:p>1.59289866696319E+018</text:p>
          </table:table-cell>
          <table:table-cell/>
          <table:table-cell office:value-type="float" office:value="6.00320005417" calcext:value-type="float">
            <text:p>6.00320005417</text:p>
          </table:table-cell>
        </table:table-row>
        <table:table-row table:style-name="ro1">
          <table:table-cell office:value-type="float" office:value="1.59289866706627E+018" calcext:value-type="float">
            <text:p>1.59289866706627E+018</text:p>
          </table:table-cell>
          <table:table-cell office:value-type="float" office:value="148" calcext:value-type="float">
            <text:p>148</text:p>
          </table:table-cell>
          <table:table-cell office:value-type="float" office:value="1.59289866701449E+018" calcext:value-type="float">
            <text:p>1.59289866701449E+018</text:p>
          </table:table-cell>
          <table:table-cell/>
          <table:table-cell office:value-type="float" office:value="0.0020823457744" calcext:value-type="float">
            <text:p>0.0020823457744</text:p>
          </table:table-cell>
          <table:table-cell office:value-type="float" office:value="-0.0207929387689" calcext:value-type="float">
            <text:p>-0.0207929387689</text:p>
          </table:table-cell>
          <table:table-cell office:value-type="float" office:value="-0.00413224706426" calcext:value-type="float">
            <text:p>-0.00413224706426</text:p>
          </table:table-cell>
          <table:table-cell office:value-type="float" office:value="0.0213015936315" calcext:value-type="float">
            <text:p>0.0213015936315</text:p>
          </table:table-cell>
          <table:table-cell office:value-type="float" office:value="0.0233733896166" calcext:value-type="float">
            <text:p>0.0233733896166</text:p>
          </table:table-cell>
          <table:table-cell/>
          <table:table-cell office:value-type="float" office:value="1.59289866706686E+018" calcext:value-type="float">
            <text:p>1.59289866706686E+018</text:p>
          </table:table-cell>
          <table:table-cell office:value-type="float" office:value="385" calcext:value-type="float">
            <text:p>385</text:p>
          </table:table-cell>
          <table:table-cell office:value-type="float" office:value="1.59289866701449E+018" calcext:value-type="float">
            <text:p>1.59289866701449E+018</text:p>
          </table:table-cell>
          <table:table-cell/>
          <table:table-cell office:value-type="float" office:value="-0.0104000000283" calcext:value-type="float">
            <text:p>-0.0104000000283</text:p>
          </table:table-cell>
          <table:table-cell office:value-type="float" office:value="-0.00252399989404" calcext:value-type="float">
            <text:p>-0.00252399989404</text:p>
          </table:table-cell>
          <table:table-cell table:number-columns-repeated="2"/>
          <table:table-cell office:value-type="float" office:value="1.59289866706801E+018" calcext:value-type="float">
            <text:p>1.59289866706801E+018</text:p>
          </table:table-cell>
          <table:table-cell office:value-type="float" office:value="385" calcext:value-type="float">
            <text:p>385</text:p>
          </table:table-cell>
          <table:table-cell office:value-type="float" office:value="1.59289866701449E+018" calcext:value-type="float">
            <text:p>1.59289866701449E+018</text:p>
          </table:table-cell>
          <table:table-cell/>
          <table:table-cell office:value-type="float" office:value="5.94799995422" calcext:value-type="float">
            <text:p>5.94799995422</text:p>
          </table:table-cell>
        </table:table-row>
        <table:table-row table:style-name="ro1">
          <table:table-cell office:value-type="float" office:value="1.59289866711876E+018" calcext:value-type="float">
            <text:p>1.59289866711876E+018</text:p>
          </table:table-cell>
          <table:table-cell office:value-type="float" office:value="149" calcext:value-type="float">
            <text:p>149</text:p>
          </table:table-cell>
          <table:table-cell office:value-type="float" office:value="1.59289866706714E+018" calcext:value-type="float">
            <text:p>1.59289866706714E+018</text:p>
          </table:table-cell>
          <table:table-cell/>
          <table:table-cell office:value-type="float" office:value="0.00341394986026" calcext:value-type="float">
            <text:p>0.00341394986026</text:p>
          </table:table-cell>
          <table:table-cell office:value-type="float" office:value="-0.0209771562368" calcext:value-type="float">
            <text:p>-0.0209771562368</text:p>
          </table:table-cell>
          <table:table-cell office:value-type="float" office:value="-0.00354537670501" calcext:value-type="float">
            <text:p>-0.00354537670501</text:p>
          </table:table-cell>
          <table:table-cell office:value-type="float" office:value="0.0215468294919" calcext:value-type="float">
            <text:p>0.0215468294919</text:p>
          </table:table-cell>
          <table:table-cell office:value-type="float" office:value="0.0228173304349" calcext:value-type="float">
            <text:p>0.0228173304349</text:p>
          </table:table-cell>
          <table:table-cell/>
          <table:table-cell office:value-type="float" office:value="1.5928986671193E+018" calcext:value-type="float">
            <text:p>1.5928986671193E+018</text:p>
          </table:table-cell>
          <table:table-cell office:value-type="float" office:value="386" calcext:value-type="float">
            <text:p>386</text:p>
          </table:table-cell>
          <table:table-cell office:value-type="float" office:value="1.59289866706714E+018" calcext:value-type="float">
            <text:p>1.59289866706714E+018</text:p>
          </table:table-cell>
          <table:table-cell/>
          <table:table-cell office:value-type="float" office:value="-0.0105600003153" calcext:value-type="float">
            <text:p>-0.0105600003153</text:p>
          </table:table-cell>
          <table:table-cell office:value-type="float" office:value="-0.00454200012609" calcext:value-type="float">
            <text:p>-0.00454200012609</text:p>
          </table:table-cell>
          <table:table-cell table:number-columns-repeated="2"/>
          <table:table-cell office:value-type="float" office:value="1.59289866712031E+018" calcext:value-type="float">
            <text:p>1.59289866712031E+018</text:p>
          </table:table-cell>
          <table:table-cell office:value-type="float" office:value="386" calcext:value-type="float">
            <text:p>386</text:p>
          </table:table-cell>
          <table:table-cell office:value-type="float" office:value="1.59289866706714E+018" calcext:value-type="float">
            <text:p>1.59289866706714E+018</text:p>
          </table:table-cell>
          <table:table-cell/>
          <table:table-cell office:value-type="float" office:value="5.94719982147" calcext:value-type="float">
            <text:p>5.94719982147</text:p>
          </table:table-cell>
        </table:table-row>
        <table:table-row table:style-name="ro1">
          <table:table-cell office:value-type="float" office:value="1.59289866717101E+018" calcext:value-type="float">
            <text:p>1.59289866717101E+018</text:p>
          </table:table-cell>
          <table:table-cell office:value-type="float" office:value="150" calcext:value-type="float">
            <text:p>150</text:p>
          </table:table-cell>
          <table:table-cell office:value-type="float" office:value="1.59289866711948E+018" calcext:value-type="float">
            <text:p>1.59289866711948E+018</text:p>
          </table:table-cell>
          <table:table-cell/>
          <table:table-cell office:value-type="float" office:value="0.00551131274551" calcext:value-type="float">
            <text:p>0.00551131274551</text:p>
          </table:table-cell>
          <table:table-cell office:value-type="float" office:value="-0.0209910087287" calcext:value-type="float">
            <text:p>-0.0209910087287</text:p>
          </table:table-cell>
          <table:table-cell office:value-type="float" office:value="-0.00039960842696" calcext:value-type="float">
            <text:p>-0.00039960842696</text:p>
          </table:table-cell>
          <table:table-cell office:value-type="float" office:value="0.0217061433941" calcext:value-type="float">
            <text:p>0.0217061433941</text:p>
          </table:table-cell>
          <table:table-cell office:value-type="float" office:value="0.0221356041729" calcext:value-type="float">
            <text:p>0.0221356041729</text:p>
          </table:table-cell>
          <table:table-cell/>
          <table:table-cell office:value-type="float" office:value="1.59289866717118E+018" calcext:value-type="float">
            <text:p>1.59289866717118E+018</text:p>
          </table:table-cell>
          <table:table-cell office:value-type="float" office:value="387" calcext:value-type="float">
            <text:p>387</text:p>
          </table:table-cell>
          <table:table-cell office:value-type="float" office:value="1.59289866711948E+018" calcext:value-type="float">
            <text:p>1.59289866711948E+018</text:p>
          </table:table-cell>
          <table:table-cell/>
          <table:table-cell office:value-type="float" office:value="-0.013030000031" calcext:value-type="float">
            <text:p>-0.013030000031</text:p>
          </table:table-cell>
          <table:table-cell office:value-type="float" office:value="-0.00781999994069" calcext:value-type="float">
            <text:p>-0.00781999994069</text:p>
          </table:table-cell>
          <table:table-cell table:number-columns-repeated="2"/>
          <table:table-cell office:value-type="float" office:value="1.59289866717275E+018" calcext:value-type="float">
            <text:p>1.59289866717275E+018</text:p>
          </table:table-cell>
          <table:table-cell office:value-type="float" office:value="387" calcext:value-type="float">
            <text:p>387</text:p>
          </table:table-cell>
          <table:table-cell office:value-type="float" office:value="1.59289866711948E+018" calcext:value-type="float">
            <text:p>1.59289866711948E+018</text:p>
          </table:table-cell>
          <table:table-cell/>
          <table:table-cell office:value-type="float" office:value="5.93485021591" calcext:value-type="float">
            <text:p>5.93485021591</text:p>
          </table:table-cell>
        </table:table-row>
        <table:table-row table:style-name="ro1">
          <table:table-cell office:value-type="float" office:value="1.59289866722314E+018" calcext:value-type="float">
            <text:p>1.59289866722314E+018</text:p>
          </table:table-cell>
          <table:table-cell office:value-type="float" office:value="151" calcext:value-type="float">
            <text:p>151</text:p>
          </table:table-cell>
          <table:table-cell office:value-type="float" office:value="1.5928986671714E+018" calcext:value-type="float">
            <text:p>1.5928986671714E+018</text:p>
          </table:table-cell>
          <table:table-cell/>
          <table:table-cell office:value-type="float" office:value="0.00509725790471" calcext:value-type="float">
            <text:p>0.00509725790471</text:p>
          </table:table-cell>
          <table:table-cell office:value-type="float" office:value="-0.0182151943445" calcext:value-type="float">
            <text:p>-0.0182151943445</text:p>
          </table:table-cell>
          <table:table-cell office:value-type="float" office:value="0.00126143347006" calcext:value-type="float">
            <text:p>0.00126143347006</text:p>
          </table:table-cell>
          <table:table-cell office:value-type="float" office:value="0.0189569648355" calcext:value-type="float">
            <text:p>0.0189569648355</text:p>
          </table:table-cell>
          <table:table-cell office:value-type="float" office:value="0.0215127151459" calcext:value-type="float">
            <text:p>0.0215127151459</text:p>
          </table:table-cell>
          <table:table-cell/>
          <table:table-cell office:value-type="float" office:value="1.59289866722332E+018" calcext:value-type="float">
            <text:p>1.59289866722332E+018</text:p>
          </table:table-cell>
          <table:table-cell office:value-type="float" office:value="388" calcext:value-type="float">
            <text:p>388</text:p>
          </table:table-cell>
          <table:table-cell office:value-type="float" office:value="1.5928986671714E+018" calcext:value-type="float">
            <text:p>1.5928986671714E+018</text:p>
          </table:table-cell>
          <table:table-cell/>
          <table:table-cell office:value-type="float" office:value="-0.0120000001043" calcext:value-type="float">
            <text:p>-0.0120000001043</text:p>
          </table:table-cell>
          <table:table-cell office:value-type="float" office:value="-0.00906999967992" calcext:value-type="float">
            <text:p>-0.00906999967992</text:p>
          </table:table-cell>
          <table:table-cell table:number-columns-repeated="2"/>
          <table:table-cell office:value-type="float" office:value="1.5928986672247E+018" calcext:value-type="float">
            <text:p>1.5928986672247E+018</text:p>
          </table:table-cell>
          <table:table-cell office:value-type="float" office:value="388" calcext:value-type="float">
            <text:p>388</text:p>
          </table:table-cell>
          <table:table-cell office:value-type="float" office:value="1.5928986671714E+018" calcext:value-type="float">
            <text:p>1.5928986671714E+018</text:p>
          </table:table-cell>
          <table:table-cell/>
          <table:table-cell office:value-type="float" office:value="5.94000005722" calcext:value-type="float">
            <text:p>5.94000005722</text:p>
          </table:table-cell>
        </table:table-row>
        <table:table-row table:style-name="ro1">
          <table:table-cell office:value-type="float" office:value="1.59289866732525E+018" calcext:value-type="float">
            <text:p>1.59289866732525E+018</text:p>
          </table:table-cell>
          <table:table-cell office:value-type="float" office:value="152" calcext:value-type="float">
            <text:p>152</text:p>
          </table:table-cell>
          <table:table-cell office:value-type="float" office:value="1.59289866722355E+018" calcext:value-type="float">
            <text:p>1.59289866722355E+018</text:p>
          </table:table-cell>
          <table:table-cell/>
          <table:table-cell office:value-type="float" office:value="0.00695130834356" calcext:value-type="float">
            <text:p>0.00695130834356</text:p>
          </table:table-cell>
          <table:table-cell office:value-type="float" office:value="-0.0180342644453" calcext:value-type="float">
            <text:p>-0.0180342644453</text:p>
          </table:table-cell>
          <table:table-cell office:value-type="float" office:value="0.00210128561594" calcext:value-type="float">
            <text:p>0.00210128561594</text:p>
          </table:table-cell>
          <table:table-cell office:value-type="float" office:value="0.0194414705038" calcext:value-type="float">
            <text:p>0.0194414705038</text:p>
          </table:table-cell>
          <table:table-cell office:value-type="float" office:value="0.0205906014889" calcext:value-type="float">
            <text:p>0.0205906014889</text:p>
          </table:table-cell>
          <table:table-cell/>
          <table:table-cell office:value-type="float" office:value="1.59289866732615E+018" calcext:value-type="float">
            <text:p>1.59289866732615E+018</text:p>
          </table:table-cell>
          <table:table-cell office:value-type="float" office:value="389" calcext:value-type="float">
            <text:p>389</text:p>
          </table:table-cell>
          <table:table-cell office:value-type="float" office:value="1.59289866722355E+018" calcext:value-type="float">
            <text:p>1.59289866722355E+018</text:p>
          </table:table-cell>
          <table:table-cell/>
          <table:table-cell office:value-type="float" office:value="-0.0176800005138" calcext:value-type="float">
            <text:p>-0.0176800005138</text:p>
          </table:table-cell>
          <table:table-cell office:value-type="float" office:value="-0.0127339996397" calcext:value-type="float">
            <text:p>-0.0127339996397</text:p>
          </table:table-cell>
          <table:table-cell table:number-columns-repeated="2"/>
          <table:table-cell office:value-type="float" office:value="1.59289866732663E+018" calcext:value-type="float">
            <text:p>1.59289866732663E+018</text:p>
          </table:table-cell>
          <table:table-cell office:value-type="float" office:value="389" calcext:value-type="float">
            <text:p>389</text:p>
          </table:table-cell>
          <table:table-cell office:value-type="float" office:value="1.59289866722355E+018" calcext:value-type="float">
            <text:p>1.59289866722355E+018</text:p>
          </table:table-cell>
          <table:table-cell/>
          <table:table-cell office:value-type="float" office:value="5.91160011292" calcext:value-type="float">
            <text:p>5.91160011292</text:p>
          </table:table-cell>
        </table:table-row>
        <table:table-row table:style-name="ro1">
          <table:table-cell office:value-type="float" office:value="1.59289866737732E+018" calcext:value-type="float">
            <text:p>1.59289866737732E+018</text:p>
          </table:table-cell>
          <table:table-cell office:value-type="float" office:value="153" calcext:value-type="float">
            <text:p>153</text:p>
          </table:table-cell>
          <table:table-cell office:value-type="float" office:value="1.59289866732559E+018" calcext:value-type="float">
            <text:p>1.59289866732559E+018</text:p>
          </table:table-cell>
          <table:table-cell/>
          <table:table-cell office:value-type="float" office:value="0.00808394234627" calcext:value-type="float">
            <text:p>0.00808394234627</text:p>
          </table:table-cell>
          <table:table-cell office:value-type="float" office:value="-0.0166780203581" calcext:value-type="float">
            <text:p>-0.0166780203581</text:p>
          </table:table-cell>
          <table:table-cell office:value-type="float" office:value="0.00548087852076" calcext:value-type="float">
            <text:p>0.00548087852076</text:p>
          </table:table-cell>
          <table:table-cell office:value-type="float" office:value="0.0193273518234" calcext:value-type="float">
            <text:p>0.0193273518234</text:p>
          </table:table-cell>
          <table:table-cell office:value-type="float" office:value="0.0201957523823" calcext:value-type="float">
            <text:p>0.0201957523823</text:p>
          </table:table-cell>
          <table:table-cell/>
          <table:table-cell office:value-type="float" office:value="1.59289866737736E+018" calcext:value-type="float">
            <text:p>1.59289866737736E+018</text:p>
          </table:table-cell>
          <table:table-cell office:value-type="float" office:value="390" calcext:value-type="float">
            <text:p>390</text:p>
          </table:table-cell>
          <table:table-cell office:value-type="float" office:value="1.59289866732559E+018" calcext:value-type="float">
            <text:p>1.59289866732559E+018</text:p>
          </table:table-cell>
          <table:table-cell/>
          <table:table-cell office:value-type="float" office:value="-0.0038699998986" calcext:value-type="float">
            <text:p>-0.0038699998986</text:p>
          </table:table-cell>
          <table:table-cell office:value-type="float" office:value="-0.0114280004054" calcext:value-type="float">
            <text:p>-0.0114280004054</text:p>
          </table:table-cell>
          <table:table-cell table:number-columns-repeated="2"/>
          <table:table-cell office:value-type="float" office:value="1.59289866737858E+018" calcext:value-type="float">
            <text:p>1.59289866737858E+018</text:p>
          </table:table-cell>
          <table:table-cell office:value-type="float" office:value="390" calcext:value-type="float">
            <text:p>390</text:p>
          </table:table-cell>
          <table:table-cell office:value-type="float" office:value="1.59289866732559E+018" calcext:value-type="float">
            <text:p>1.59289866732559E+018</text:p>
          </table:table-cell>
          <table:table-cell/>
          <table:table-cell office:value-type="float" office:value="5.98064994812" calcext:value-type="float">
            <text:p>5.98064994812</text:p>
          </table:table-cell>
        </table:table-row>
        <table:table-row table:style-name="ro1">
          <table:table-cell office:value-type="float" office:value="1.59289866742863E+018" calcext:value-type="float">
            <text:p>1.59289866742863E+018</text:p>
          </table:table-cell>
          <table:table-cell office:value-type="float" office:value="154" calcext:value-type="float">
            <text:p>154</text:p>
          </table:table-cell>
          <table:table-cell office:value-type="float" office:value="1.59289866737769E+018" calcext:value-type="float">
            <text:p>1.59289866737769E+018</text:p>
          </table:table-cell>
          <table:table-cell/>
          <table:table-cell office:value-type="float" office:value="0.00927779451013" calcext:value-type="float">
            <text:p>0.00927779451013</text:p>
          </table:table-cell>
          <table:table-cell office:value-type="float" office:value="-0.0115263927728" calcext:value-type="float">
            <text:p>-0.0115263927728</text:p>
          </table:table-cell>
          <table:table-cell office:value-type="float" office:value="0.00768309086561" calcext:value-type="float">
            <text:p>0.00768309086561</text:p>
          </table:table-cell>
          <table:table-cell office:value-type="float" office:value="0.0166722852737" calcext:value-type="float">
            <text:p>0.0166722852737</text:p>
          </table:table-cell>
          <table:table-cell office:value-type="float" office:value="0.0192208439112" calcext:value-type="float">
            <text:p>0.0192208439112</text:p>
          </table:table-cell>
          <table:table-cell/>
          <table:table-cell office:value-type="float" office:value="1.59289866742893E+018" calcext:value-type="float">
            <text:p>1.59289866742893E+018</text:p>
          </table:table-cell>
          <table:table-cell office:value-type="float" office:value="391" calcext:value-type="float">
            <text:p>391</text:p>
          </table:table-cell>
          <table:table-cell office:value-type="float" office:value="1.59289866737769E+018" calcext:value-type="float">
            <text:p>1.59289866737769E+018</text:p>
          </table:table-cell>
          <table:table-cell/>
          <table:table-cell office:value-type="float" office:value="-0.0187199991196" calcext:value-type="float">
            <text:p>-0.0187199991196</text:p>
          </table:table-cell>
          <table:table-cell office:value-type="float" office:value="-0.0130599997938" calcext:value-type="float">
            <text:p>-0.0130599997938</text:p>
          </table:table-cell>
          <table:table-cell table:number-columns-repeated="2"/>
          <table:table-cell office:value-type="float" office:value="1.59289866743012E+018" calcext:value-type="float">
            <text:p>1.59289866743012E+018</text:p>
          </table:table-cell>
          <table:table-cell office:value-type="float" office:value="391" calcext:value-type="float">
            <text:p>391</text:p>
          </table:table-cell>
          <table:table-cell office:value-type="float" office:value="1.59289866737769E+018" calcext:value-type="float">
            <text:p>1.59289866737769E+018</text:p>
          </table:table-cell>
          <table:table-cell/>
          <table:table-cell office:value-type="float" office:value="5.9064002037" calcext:value-type="float">
            <text:p>5.9064002037</text:p>
          </table:table-cell>
        </table:table-row>
        <table:table-row table:style-name="ro1">
          <table:table-cell office:value-type="float" office:value="1.59289866747996E+018" calcext:value-type="float">
            <text:p>1.59289866747996E+018</text:p>
          </table:table-cell>
          <table:table-cell office:value-type="float" office:value="155" calcext:value-type="float">
            <text:p>155</text:p>
          </table:table-cell>
          <table:table-cell office:value-type="float" office:value="1.59289866742878E+018" calcext:value-type="float">
            <text:p>1.59289866742878E+018</text:p>
          </table:table-cell>
          <table:table-cell/>
          <table:table-cell office:value-type="float" office:value="0.0111450571567" calcext:value-type="float">
            <text:p>0.0111450571567</text:p>
          </table:table-cell>
          <table:table-cell office:value-type="float" office:value="-0.0118700778112" calcext:value-type="float">
            <text:p>-0.0118700778112</text:p>
          </table:table-cell>
          <table:table-cell office:value-type="float" office:value="0.0103284325451" calcext:value-type="float">
            <text:p>0.0103284325451</text:p>
          </table:table-cell>
          <table:table-cell office:value-type="float" office:value="0.0192817933857" calcext:value-type="float">
            <text:p>0.0192817933857</text:p>
          </table:table-cell>
          <table:table-cell office:value-type="float" office:value="0.0187359731644" calcext:value-type="float">
            <text:p>0.0187359731644</text:p>
          </table:table-cell>
          <table:table-cell/>
          <table:table-cell office:value-type="float" office:value="1.59289866747992E+018" calcext:value-type="float">
            <text:p>1.59289866747992E+018</text:p>
          </table:table-cell>
          <table:table-cell office:value-type="float" office:value="392" calcext:value-type="float">
            <text:p>392</text:p>
          </table:table-cell>
          <table:table-cell office:value-type="float" office:value="1.59289866742878E+018" calcext:value-type="float">
            <text:p>1.59289866742878E+018</text:p>
          </table:table-cell>
          <table:table-cell/>
          <table:table-cell office:value-type="float" office:value="-0.00949000008404" calcext:value-type="float">
            <text:p>-0.00949000008404</text:p>
          </table:table-cell>
          <table:table-cell office:value-type="float" office:value="-0.0123519999906" calcext:value-type="float">
            <text:p>-0.0123519999906</text:p>
          </table:table-cell>
          <table:table-cell table:number-columns-repeated="2"/>
          <table:table-cell office:value-type="float" office:value="1.59289866748144E+018" calcext:value-type="float">
            <text:p>1.59289866748144E+018</text:p>
          </table:table-cell>
          <table:table-cell office:value-type="float" office:value="392" calcext:value-type="float">
            <text:p>392</text:p>
          </table:table-cell>
          <table:table-cell office:value-type="float" office:value="1.59289866742878E+018" calcext:value-type="float">
            <text:p>1.59289866742878E+018</text:p>
          </table:table-cell>
          <table:table-cell/>
          <table:table-cell office:value-type="float" office:value="5.95254993439" calcext:value-type="float">
            <text:p>5.95254993439</text:p>
          </table:table-cell>
        </table:table-row>
        <table:table-row table:style-name="ro1">
          <table:table-cell office:value-type="float" office:value="1.59289866753201E+018" calcext:value-type="float">
            <text:p>1.59289866753201E+018</text:p>
          </table:table-cell>
          <table:table-cell office:value-type="float" office:value="156" calcext:value-type="float">
            <text:p>156</text:p>
          </table:table-cell>
          <table:table-cell office:value-type="float" office:value="1.59289866748025E+018" calcext:value-type="float">
            <text:p>1.59289866748025E+018</text:p>
          </table:table-cell>
          <table:table-cell/>
          <table:table-cell office:value-type="float" office:value="0.0101112546399" calcext:value-type="float">
            <text:p>0.0101112546399</text:p>
          </table:table-cell>
          <table:table-cell office:value-type="float" office:value="-0.00872875284404" calcext:value-type="float">
            <text:p>-0.00872875284404</text:p>
          </table:table-cell>
          <table:table-cell office:value-type="float" office:value="0.0101233357564" calcext:value-type="float">
            <text:p>0.0101233357564</text:p>
          </table:table-cell>
          <table:table-cell office:value-type="float" office:value="0.0167603865266" calcext:value-type="float">
            <text:p>0.0167603865266</text:p>
          </table:table-cell>
          <table:table-cell office:value-type="float" office:value="0.0182966571301" calcext:value-type="float">
            <text:p>0.0182966571301</text:p>
          </table:table-cell>
          <table:table-cell/>
          <table:table-cell office:value-type="float" office:value="1.59289866753215E+018" calcext:value-type="float">
            <text:p>1.59289866753215E+018</text:p>
          </table:table-cell>
          <table:table-cell office:value-type="float" office:value="393" calcext:value-type="float">
            <text:p>393</text:p>
          </table:table-cell>
          <table:table-cell office:value-type="float" office:value="1.59289866748025E+018" calcext:value-type="float">
            <text:p>1.59289866748025E+018</text:p>
          </table:table-cell>
          <table:table-cell/>
          <table:table-cell office:value-type="float" office:value="-0.00853999983519" calcext:value-type="float">
            <text:p>-0.00853999983519</text:p>
          </table:table-cell>
          <table:table-cell office:value-type="float" office:value="-0.0116600003093" calcext:value-type="float">
            <text:p>-0.0116600003093</text:p>
          </table:table-cell>
          <table:table-cell table:number-columns-repeated="2"/>
          <table:table-cell office:value-type="float" office:value="1.59289866753365E+018" calcext:value-type="float">
            <text:p>1.59289866753365E+018</text:p>
          </table:table-cell>
          <table:table-cell office:value-type="float" office:value="393" calcext:value-type="float">
            <text:p>393</text:p>
          </table:table-cell>
          <table:table-cell office:value-type="float" office:value="1.59289866748025E+018" calcext:value-type="float">
            <text:p>1.59289866748025E+018</text:p>
          </table:table-cell>
          <table:table-cell/>
          <table:table-cell office:value-type="float" office:value="5.95730018616" calcext:value-type="float">
            <text:p>5.95730018616</text:p>
          </table:table-cell>
        </table:table-row>
        <table:table-row table:style-name="ro1">
          <table:table-cell office:value-type="float" office:value="1.5928986675853E+018" calcext:value-type="float">
            <text:p>1.5928986675853E+018</text:p>
          </table:table-cell>
          <table:table-cell office:value-type="float" office:value="157" calcext:value-type="float">
            <text:p>157</text:p>
          </table:table-cell>
          <table:table-cell office:value-type="float" office:value="1.59289866753261E+018" calcext:value-type="float">
            <text:p>1.59289866753261E+018</text:p>
          </table:table-cell>
          <table:table-cell/>
          <table:table-cell office:value-type="float" office:value="0.0118001429364" calcext:value-type="float">
            <text:p>0.0118001429364</text:p>
          </table:table-cell>
          <table:table-cell office:value-type="float" office:value="-0.00776959117502" calcext:value-type="float">
            <text:p>-0.00776959117502</text:p>
          </table:table-cell>
          <table:table-cell office:value-type="float" office:value="0.0110489092767" calcext:value-type="float">
            <text:p>0.0110489092767</text:p>
          </table:table-cell>
          <table:table-cell office:value-type="float" office:value="0.0179356727749" calcext:value-type="float">
            <text:p>0.0179356727749</text:p>
          </table:table-cell>
          <table:table-cell office:value-type="float" office:value="0.0179954972118" calcext:value-type="float">
            <text:p>0.0179954972118</text:p>
          </table:table-cell>
          <table:table-cell/>
          <table:table-cell office:value-type="float" office:value="1.59289866758529E+018" calcext:value-type="float">
            <text:p>1.59289866758529E+018</text:p>
          </table:table-cell>
          <table:table-cell office:value-type="float" office:value="394" calcext:value-type="float">
            <text:p>394</text:p>
          </table:table-cell>
          <table:table-cell office:value-type="float" office:value="1.59289866753261E+018" calcext:value-type="float">
            <text:p>1.59289866753261E+018</text:p>
          </table:table-cell>
          <table:table-cell/>
          <table:table-cell office:value-type="float" office:value="-0.00575000001118" calcext:value-type="float">
            <text:p>-0.00575000001118</text:p>
          </table:table-cell>
          <table:table-cell office:value-type="float" office:value="-0.00927400030196" calcext:value-type="float">
            <text:p>-0.00927400030196</text:p>
          </table:table-cell>
          <table:table-cell table:number-columns-repeated="2"/>
          <table:table-cell office:value-type="float" office:value="1.59289866758626E+018" calcext:value-type="float">
            <text:p>1.59289866758626E+018</text:p>
          </table:table-cell>
          <table:table-cell office:value-type="float" office:value="394" calcext:value-type="float">
            <text:p>394</text:p>
          </table:table-cell>
          <table:table-cell office:value-type="float" office:value="1.59289866753261E+018" calcext:value-type="float">
            <text:p>1.59289866753261E+018</text:p>
          </table:table-cell>
          <table:table-cell/>
          <table:table-cell office:value-type="float" office:value="5.97125005722" calcext:value-type="float">
            <text:p>5.97125005722</text:p>
          </table:table-cell>
        </table:table-row>
        <table:table-row table:style-name="ro1">
          <table:table-cell office:value-type="float" office:value="1.59289866768732E+018" calcext:value-type="float">
            <text:p>1.59289866768732E+018</text:p>
          </table:table-cell>
          <table:table-cell office:value-type="float" office:value="158" calcext:value-type="float">
            <text:p>158</text:p>
          </table:table-cell>
          <table:table-cell office:value-type="float" office:value="1.59289866758505E+018" calcext:value-type="float">
            <text:p>1.59289866758505E+018</text:p>
          </table:table-cell>
          <table:table-cell/>
          <table:table-cell office:value-type="float" office:value="0.0114219160751" calcext:value-type="float">
            <text:p>0.0114219160751</text:p>
          </table:table-cell>
          <table:table-cell office:value-type="float" office:value="-0.00474643195048" calcext:value-type="float">
            <text:p>-0.00474643195048</text:p>
          </table:table-cell>
          <table:table-cell office:value-type="float" office:value="0.0107674207538" calcext:value-type="float">
            <text:p>0.0107674207538</text:p>
          </table:table-cell>
          <table:table-cell office:value-type="float" office:value="0.0163989681751" calcext:value-type="float">
            <text:p>0.0163989681751</text:p>
          </table:table-cell>
          <table:table-cell office:value-type="float" office:value="0.0174098201096" calcext:value-type="float">
            <text:p>0.0174098201096</text:p>
          </table:table-cell>
          <table:table-cell/>
          <table:table-cell office:value-type="float" office:value="1.59289866768734E+018" calcext:value-type="float">
            <text:p>1.59289866768734E+018</text:p>
          </table:table-cell>
          <table:table-cell office:value-type="float" office:value="395" calcext:value-type="float">
            <text:p>395</text:p>
          </table:table-cell>
          <table:table-cell office:value-type="float" office:value="1.59289866758505E+018" calcext:value-type="float">
            <text:p>1.59289866758505E+018</text:p>
          </table:table-cell>
          <table:table-cell/>
          <table:table-cell office:value-type="float" office:value="-0.0111699998379" calcext:value-type="float">
            <text:p>-0.0111699998379</text:p>
          </table:table-cell>
          <table:table-cell office:value-type="float" office:value="-0.0107340002432" calcext:value-type="float">
            <text:p>-0.0107340002432</text:p>
          </table:table-cell>
          <table:table-cell table:number-columns-repeated="2"/>
          <table:table-cell office:value-type="float" office:value="1.59289866768801E+018" calcext:value-type="float">
            <text:p>1.59289866768801E+018</text:p>
          </table:table-cell>
          <table:table-cell office:value-type="float" office:value="395" calcext:value-type="float">
            <text:p>395</text:p>
          </table:table-cell>
          <table:table-cell office:value-type="float" office:value="1.59289866758505E+018" calcext:value-type="float">
            <text:p>1.59289866758505E+018</text:p>
          </table:table-cell>
          <table:table-cell/>
          <table:table-cell office:value-type="float" office:value="5.94414997101" calcext:value-type="float">
            <text:p>5.94414997101</text:p>
          </table:table-cell>
        </table:table-row>
        <table:table-row table:style-name="ro1">
          <table:table-cell office:value-type="float" office:value="1.5928986677387E+018" calcext:value-type="float">
            <text:p>1.5928986677387E+018</text:p>
          </table:table-cell>
          <table:table-cell office:value-type="float" office:value="159" calcext:value-type="float">
            <text:p>159</text:p>
          </table:table-cell>
          <table:table-cell office:value-type="float" office:value="1.59289866768704E+018" calcext:value-type="float">
            <text:p>1.59289866768704E+018</text:p>
          </table:table-cell>
          <table:table-cell/>
          <table:table-cell office:value-type="float" office:value="0.0107958056033" calcext:value-type="float">
            <text:p>0.0107958056033</text:p>
          </table:table-cell>
          <table:table-cell office:value-type="float" office:value="-0.000834796403069" calcext:value-type="float">
            <text:p>-0.000834796403069</text:p>
          </table:table-cell>
          <table:table-cell office:value-type="float" office:value="0.0141859166324" calcext:value-type="float">
            <text:p>0.0141859166324</text:p>
          </table:table-cell>
          <table:table-cell office:value-type="float" office:value="0.0178461913019" calcext:value-type="float">
            <text:p>0.0178461913019</text:p>
          </table:table-cell>
          <table:table-cell office:value-type="float" office:value="0.0176446028054" calcext:value-type="float">
            <text:p>0.0176446028054</text:p>
          </table:table-cell>
          <table:table-cell/>
          <table:table-cell office:value-type="float" office:value="1.59289866773887E+018" calcext:value-type="float">
            <text:p>1.59289866773887E+018</text:p>
          </table:table-cell>
          <table:table-cell office:value-type="float" office:value="396" calcext:value-type="float">
            <text:p>396</text:p>
          </table:table-cell>
          <table:table-cell office:value-type="float" office:value="1.59289866768704E+018" calcext:value-type="float">
            <text:p>1.59289866768704E+018</text:p>
          </table:table-cell>
          <table:table-cell/>
          <table:table-cell office:value-type="float" office:value="0.00230000005104" calcext:value-type="float">
            <text:p>0.00230000005104</text:p>
          </table:table-cell>
          <table:table-cell office:value-type="float" office:value="-0.00652999989688" calcext:value-type="float">
            <text:p>-0.00652999989688</text:p>
          </table:table-cell>
          <table:table-cell table:number-columns-repeated="2"/>
          <table:table-cell office:value-type="float" office:value="1.59289866774001E+018" calcext:value-type="float">
            <text:p>1.59289866774001E+018</text:p>
          </table:table-cell>
          <table:table-cell office:value-type="float" office:value="396" calcext:value-type="float">
            <text:p>396</text:p>
          </table:table-cell>
          <table:table-cell office:value-type="float" office:value="1.59289866768704E+018" calcext:value-type="float">
            <text:p>1.59289866768704E+018</text:p>
          </table:table-cell>
          <table:table-cell/>
          <table:table-cell office:value-type="float" office:value="6.01149988174" calcext:value-type="float">
            <text:p>6.01149988174</text:p>
          </table:table-cell>
        </table:table-row>
        <table:table-row table:style-name="ro1">
          <table:table-cell office:value-type="float" office:value="1.59289866779128E+018" calcext:value-type="float">
            <text:p>1.59289866779128E+018</text:p>
          </table:table-cell>
          <table:table-cell office:value-type="float" office:value="160" calcext:value-type="float">
            <text:p>160</text:p>
          </table:table-cell>
          <table:table-cell office:value-type="float" office:value="1.59289866773911E+018" calcext:value-type="float">
            <text:p>1.59289866773911E+018</text:p>
          </table:table-cell>
          <table:table-cell/>
          <table:table-cell office:value-type="float" office:value="0.0121388593689" calcext:value-type="float">
            <text:p>0.0121388593689</text:p>
          </table:table-cell>
          <table:table-cell office:value-type="float" office:value="0.0010757498676" calcext:value-type="float">
            <text:p>0.0010757498676</text:p>
          </table:table-cell>
          <table:table-cell office:value-type="float" office:value="0.014879914932" calcext:value-type="float">
            <text:p>0.014879914932</text:p>
          </table:table-cell>
          <table:table-cell office:value-type="float" office:value="0.0192333310843" calcext:value-type="float">
            <text:p>0.0192333310843</text:p>
          </table:table-cell>
          <table:table-cell office:value-type="float" office:value="0.0176349096" calcext:value-type="float">
            <text:p>0.0176349096</text:p>
          </table:table-cell>
          <table:table-cell/>
          <table:table-cell office:value-type="float" office:value="1.59289866779127E+018" calcext:value-type="float">
            <text:p>1.59289866779127E+018</text:p>
          </table:table-cell>
          <table:table-cell office:value-type="float" office:value="397" calcext:value-type="float">
            <text:p>397</text:p>
          </table:table-cell>
          <table:table-cell office:value-type="float" office:value="1.59289866773911E+018" calcext:value-type="float">
            <text:p>1.59289866773911E+018</text:p>
          </table:table-cell>
          <table:table-cell/>
          <table:table-cell office:value-type="float" office:value="-0.000190000006114" calcext:value-type="float">
            <text:p>-0.000190000006114</text:p>
          </table:table-cell>
          <table:table-cell office:value-type="float" office:value="-0.00467000016943" calcext:value-type="float">
            <text:p>-0.00467000016943</text:p>
          </table:table-cell>
          <table:table-cell table:number-columns-repeated="2"/>
          <table:table-cell office:value-type="float" office:value="1.59289866779188E+018" calcext:value-type="float">
            <text:p>1.59289866779188E+018</text:p>
          </table:table-cell>
          <table:table-cell office:value-type="float" office:value="397" calcext:value-type="float">
            <text:p>397</text:p>
          </table:table-cell>
          <table:table-cell office:value-type="float" office:value="1.59289866773911E+018" calcext:value-type="float">
            <text:p>1.59289866773911E+018</text:p>
          </table:table-cell>
          <table:table-cell/>
          <table:table-cell office:value-type="float" office:value="5.99905014038" calcext:value-type="float">
            <text:p>5.99905014038</text:p>
          </table:table-cell>
        </table:table-row>
        <table:table-row table:style-name="ro1">
          <table:table-cell office:value-type="float" office:value="1.59289866789294E+018" calcext:value-type="float">
            <text:p>1.59289866789294E+018</text:p>
          </table:table-cell>
          <table:table-cell office:value-type="float" office:value="161" calcext:value-type="float">
            <text:p>161</text:p>
          </table:table-cell>
          <table:table-cell office:value-type="float" office:value="1.5928986677913E+018" calcext:value-type="float">
            <text:p>1.5928986677913E+018</text:p>
          </table:table-cell>
          <table:table-cell/>
          <table:table-cell office:value-type="float" office:value="0.0106807937846" calcext:value-type="float">
            <text:p>0.0106807937846</text:p>
          </table:table-cell>
          <table:table-cell office:value-type="float" office:value="0.00351080088876" calcext:value-type="float">
            <text:p>0.00351080088876</text:p>
          </table:table-cell>
          <table:table-cell office:value-type="float" office:value="0.0149851292372" calcext:value-type="float">
            <text:p>0.0149851292372</text:p>
          </table:table-cell>
          <table:table-cell office:value-type="float" office:value="0.0187339037657" calcext:value-type="float">
            <text:p>0.0187339037657</text:p>
          </table:table-cell>
          <table:table-cell office:value-type="float" office:value="0.0180296134204" calcext:value-type="float">
            <text:p>0.0180296134204</text:p>
          </table:table-cell>
          <table:table-cell/>
          <table:table-cell office:value-type="float" office:value="1.59289866789319E+018" calcext:value-type="float">
            <text:p>1.59289866789319E+018</text:p>
          </table:table-cell>
          <table:table-cell office:value-type="float" office:value="398" calcext:value-type="float">
            <text:p>398</text:p>
          </table:table-cell>
          <table:table-cell office:value-type="float" office:value="1.5928986677913E+018" calcext:value-type="float">
            <text:p>1.5928986677913E+018</text:p>
          </table:table-cell>
          <table:table-cell/>
          <table:table-cell office:value-type="float" office:value="0.00755999982357" calcext:value-type="float">
            <text:p>0.00755999982357</text:p>
          </table:table-cell>
          <table:table-cell office:value-type="float" office:value="-0.00144999998156" calcext:value-type="float">
            <text:p>-0.00144999998156</text:p>
          </table:table-cell>
          <table:table-cell table:number-columns-repeated="2"/>
          <table:table-cell office:value-type="float" office:value="1.59289866789439E+018" calcext:value-type="float">
            <text:p>1.59289866789439E+018</text:p>
          </table:table-cell>
          <table:table-cell office:value-type="float" office:value="398" calcext:value-type="float">
            <text:p>398</text:p>
          </table:table-cell>
          <table:table-cell office:value-type="float" office:value="1.5928986677913E+018" calcext:value-type="float">
            <text:p>1.5928986677913E+018</text:p>
          </table:table-cell>
          <table:table-cell/>
          <table:table-cell office:value-type="float" office:value="6.03779983521" calcext:value-type="float">
            <text:p>6.03779983521</text:p>
          </table:table-cell>
        </table:table-row>
        <table:table-row table:style-name="ro1">
          <table:table-cell office:value-type="float" office:value="1.59289866794506E+018" calcext:value-type="float">
            <text:p>1.59289866794506E+018</text:p>
          </table:table-cell>
          <table:table-cell office:value-type="float" office:value="162" calcext:value-type="float">
            <text:p>162</text:p>
          </table:table-cell>
          <table:table-cell office:value-type="float" office:value="1.59289866789344E+018" calcext:value-type="float">
            <text:p>1.59289866789344E+018</text:p>
          </table:table-cell>
          <table:table-cell/>
          <table:table-cell office:value-type="float" office:value="0.0107972491533" calcext:value-type="float">
            <text:p>0.0107972491533</text:p>
          </table:table-cell>
          <table:table-cell office:value-type="float" office:value="0.00701897311956" calcext:value-type="float">
            <text:p>0.00701897311956</text:p>
          </table:table-cell>
          <table:table-cell office:value-type="float" office:value="0.0160163547844" calcext:value-type="float">
            <text:p>0.0160163547844</text:p>
          </table:table-cell>
          <table:table-cell office:value-type="float" office:value="0.0205516479909" calcext:value-type="float">
            <text:p>0.0205516479909</text:p>
          </table:table-cell>
          <table:table-cell office:value-type="float" office:value="0.018552808091" calcext:value-type="float">
            <text:p>0.018552808091</text:p>
          </table:table-cell>
          <table:table-cell/>
          <table:table-cell office:value-type="float" office:value="1.59289866794545E+018" calcext:value-type="float">
            <text:p>1.59289866794545E+018</text:p>
          </table:table-cell>
          <table:table-cell office:value-type="float" office:value="399" calcext:value-type="float">
            <text:p>399</text:p>
          </table:table-cell>
          <table:table-cell office:value-type="float" office:value="1.59289866789344E+018" calcext:value-type="float">
            <text:p>1.59289866789344E+018</text:p>
          </table:table-cell>
          <table:table-cell/>
          <table:table-cell office:value-type="float" office:value="0.00511999987066" calcext:value-type="float">
            <text:p>0.00511999987066</text:p>
          </table:table-cell>
          <table:table-cell office:value-type="float" office:value="0.000723999983165" calcext:value-type="float">
            <text:p>0.000723999983165</text:p>
          </table:table-cell>
          <table:table-cell table:number-columns-repeated="2"/>
          <table:table-cell office:value-type="float" office:value="1.59289866794683E+018" calcext:value-type="float">
            <text:p>1.59289866794683E+018</text:p>
          </table:table-cell>
          <table:table-cell office:value-type="float" office:value="399" calcext:value-type="float">
            <text:p>399</text:p>
          </table:table-cell>
          <table:table-cell office:value-type="float" office:value="1.59289866789344E+018" calcext:value-type="float">
            <text:p>1.59289866789344E+018</text:p>
          </table:table-cell>
          <table:table-cell/>
          <table:table-cell office:value-type="float" office:value="6.02559995651" calcext:value-type="float">
            <text:p>6.02559995651</text:p>
          </table:table-cell>
        </table:table-row>
        <table:table-row table:style-name="ro1">
          <table:table-cell office:value-type="float" office:value="1.59289866799614E+018" calcext:value-type="float">
            <text:p>1.59289866799614E+018</text:p>
          </table:table-cell>
          <table:table-cell office:value-type="float" office:value="163" calcext:value-type="float">
            <text:p>163</text:p>
          </table:table-cell>
          <table:table-cell office:value-type="float" office:value="1.59289866794525E+018" calcext:value-type="float">
            <text:p>1.59289866794525E+018</text:p>
          </table:table-cell>
          <table:table-cell/>
          <table:table-cell office:value-type="float" office:value="0.0104124462232" calcext:value-type="float">
            <text:p>0.0104124462232</text:p>
          </table:table-cell>
          <table:table-cell office:value-type="float" office:value="0.00932363141328" calcext:value-type="float">
            <text:p>0.00932363141328</text:p>
          </table:table-cell>
          <table:table-cell office:value-type="float" office:value="0.0159992109984" calcext:value-type="float">
            <text:p>0.0159992109984</text:p>
          </table:table-cell>
          <table:table-cell office:value-type="float" office:value="0.0212443843484" calcext:value-type="float">
            <text:p>0.0212443843484</text:p>
          </table:table-cell>
          <table:table-cell office:value-type="float" office:value="0.0195218920708" calcext:value-type="float">
            <text:p>0.0195218920708</text:p>
          </table:table-cell>
          <table:table-cell/>
          <table:table-cell office:value-type="float" office:value="1.59289866799629E+018" calcext:value-type="float">
            <text:p>1.59289866799629E+018</text:p>
          </table:table-cell>
          <table:table-cell office:value-type="float" office:value="400" calcext:value-type="float">
            <text:p>400</text:p>
          </table:table-cell>
          <table:table-cell office:value-type="float" office:value="1.59289866794525E+018" calcext:value-type="float">
            <text:p>1.59289866794525E+018</text:p>
          </table:table-cell>
          <table:table-cell/>
          <table:table-cell office:value-type="float" office:value="0.0186999998987" calcext:value-type="float">
            <text:p>0.0186999998987</text:p>
          </table:table-cell>
          <table:table-cell office:value-type="float" office:value="0.00669799977913" calcext:value-type="float">
            <text:p>0.00669799977913</text:p>
          </table:table-cell>
          <table:table-cell table:number-columns-repeated="2"/>
          <table:table-cell office:value-type="float" office:value="1.59289866799733E+018" calcext:value-type="float">
            <text:p>1.59289866799733E+018</text:p>
          </table:table-cell>
          <table:table-cell office:value-type="float" office:value="400" calcext:value-type="float">
            <text:p>400</text:p>
          </table:table-cell>
          <table:table-cell office:value-type="float" office:value="1.59289866794525E+018" calcext:value-type="float">
            <text:p>1.59289866794525E+018</text:p>
          </table:table-cell>
          <table:table-cell/>
          <table:table-cell office:value-type="float" office:value="6.09350013733" calcext:value-type="float">
            <text:p>6.09350013733</text:p>
          </table:table-cell>
        </table:table-row>
        <table:table-row table:style-name="ro1">
          <table:table-cell office:value-type="float" office:value="1.59289866804744E+018" calcext:value-type="float">
            <text:p>1.59289866804744E+018</text:p>
          </table:table-cell>
          <table:table-cell office:value-type="float" office:value="164" calcext:value-type="float">
            <text:p>164</text:p>
          </table:table-cell>
          <table:table-cell office:value-type="float" office:value="1.59289866799638E+018" calcext:value-type="float">
            <text:p>1.59289866799638E+018</text:p>
          </table:table-cell>
          <table:table-cell/>
          <table:table-cell office:value-type="float" office:value="0.0110567640513" calcext:value-type="float">
            <text:p>0.0110567640513</text:p>
          </table:table-cell>
          <table:table-cell office:value-type="float" office:value="0.0108633283526" calcext:value-type="float">
            <text:p>0.0108633283526</text:p>
          </table:table-cell>
          <table:table-cell office:value-type="float" office:value="0.0171461571008" calcext:value-type="float">
            <text:p>0.0171461571008</text:p>
          </table:table-cell>
          <table:table-cell office:value-type="float" office:value="0.0231139492244" calcext:value-type="float">
            <text:p>0.0231139492244</text:p>
          </table:table-cell>
          <table:table-cell office:value-type="float" office:value="0.0205754432827" calcext:value-type="float">
            <text:p>0.0205754432827</text:p>
          </table:table-cell>
          <table:table-cell/>
          <table:table-cell office:value-type="float" office:value="1.59289866804793E+018" calcext:value-type="float">
            <text:p>1.59289866804793E+018</text:p>
          </table:table-cell>
          <table:table-cell office:value-type="float" office:value="401" calcext:value-type="float">
            <text:p>401</text:p>
          </table:table-cell>
          <table:table-cell office:value-type="float" office:value="1.59289866799638E+018" calcext:value-type="float">
            <text:p>1.59289866799638E+018</text:p>
          </table:table-cell>
          <table:table-cell/>
          <table:table-cell office:value-type="float" office:value="0.0206000003964" calcext:value-type="float">
            <text:p>0.0206000003964</text:p>
          </table:table-cell>
          <table:table-cell office:value-type="float" office:value="0.0103580001742" calcext:value-type="float">
            <text:p>0.0103580001742</text:p>
          </table:table-cell>
          <table:table-cell table:number-columns-repeated="2"/>
          <table:table-cell office:value-type="float" office:value="1.59289866804902E+018" calcext:value-type="float">
            <text:p>1.59289866804902E+018</text:p>
          </table:table-cell>
          <table:table-cell office:value-type="float" office:value="401" calcext:value-type="float">
            <text:p>401</text:p>
          </table:table-cell>
          <table:table-cell office:value-type="float" office:value="1.59289866799638E+018" calcext:value-type="float">
            <text:p>1.59289866799638E+018</text:p>
          </table:table-cell>
          <table:table-cell/>
          <table:table-cell office:value-type="float" office:value="6.10300016403" calcext:value-type="float">
            <text:p>6.10300016403</text:p>
          </table:table-cell>
        </table:table-row>
        <table:table-row table:style-name="ro1">
          <table:table-cell office:value-type="float" office:value="1.59289866809907E+018" calcext:value-type="float">
            <text:p>1.59289866809907E+018</text:p>
          </table:table-cell>
          <table:table-cell office:value-type="float" office:value="165" calcext:value-type="float">
            <text:p>165</text:p>
          </table:table-cell>
          <table:table-cell office:value-type="float" office:value="1.59289866804772E+018" calcext:value-type="float">
            <text:p>1.59289866804772E+018</text:p>
          </table:table-cell>
          <table:table-cell/>
          <table:table-cell office:value-type="float" office:value="0.00961104687303" calcext:value-type="float">
            <text:p>0.00961104687303</text:p>
          </table:table-cell>
          <table:table-cell office:value-type="float" office:value="0.0115152411163" calcext:value-type="float">
            <text:p>0.0115152411163</text:p>
          </table:table-cell>
          <table:table-cell office:value-type="float" office:value="0.0162534248084" calcext:value-type="float">
            <text:p>0.0162534248084</text:p>
          </table:table-cell>
          <table:table-cell office:value-type="float" office:value="0.0221166647971" calcext:value-type="float">
            <text:p>0.0221166647971</text:p>
          </table:table-cell>
          <table:table-cell office:value-type="float" office:value="0.0211521089077" calcext:value-type="float">
            <text:p>0.0211521089077</text:p>
          </table:table-cell>
          <table:table-cell/>
          <table:table-cell office:value-type="float" office:value="1.59289866809963E+018" calcext:value-type="float">
            <text:p>1.59289866809963E+018</text:p>
          </table:table-cell>
          <table:table-cell office:value-type="float" office:value="402" calcext:value-type="float">
            <text:p>402</text:p>
          </table:table-cell>
          <table:table-cell office:value-type="float" office:value="1.59289866804772E+018" calcext:value-type="float">
            <text:p>1.59289866804772E+018</text:p>
          </table:table-cell>
          <table:table-cell/>
          <table:table-cell office:value-type="float" office:value="0.0112300002947" calcext:value-type="float">
            <text:p>0.0112300002947</text:p>
          </table:table-cell>
          <table:table-cell office:value-type="float" office:value="0.0126419998705" calcext:value-type="float">
            <text:p>0.0126419998705</text:p>
          </table:table-cell>
          <table:table-cell table:number-columns-repeated="2"/>
          <table:table-cell office:value-type="float" office:value="1.59289866810064E+018" calcext:value-type="float">
            <text:p>1.59289866810064E+018</text:p>
          </table:table-cell>
          <table:table-cell office:value-type="float" office:value="402" calcext:value-type="float">
            <text:p>402</text:p>
          </table:table-cell>
          <table:table-cell office:value-type="float" office:value="1.59289866804772E+018" calcext:value-type="float">
            <text:p>1.59289866804772E+018</text:p>
          </table:table-cell>
          <table:table-cell/>
          <table:table-cell office:value-type="float" office:value="6.05614995956" calcext:value-type="float">
            <text:p>6.05614995956</text:p>
          </table:table-cell>
        </table:table-row>
        <table:table-row table:style-name="ro1">
          <table:table-cell office:value-type="float" office:value="1.59289866815168E+018" calcext:value-type="float">
            <text:p>1.59289866815168E+018</text:p>
          </table:table-cell>
          <table:table-cell office:value-type="float" office:value="166" calcext:value-type="float">
            <text:p>166</text:p>
          </table:table-cell>
          <table:table-cell office:value-type="float" office:value="1.59289866809936E+018" calcext:value-type="float">
            <text:p>1.59289866809936E+018</text:p>
          </table:table-cell>
          <table:table-cell/>
          <table:table-cell office:value-type="float" office:value="0.00989743694663" calcext:value-type="float">
            <text:p>0.00989743694663</text:p>
          </table:table-cell>
          <table:table-cell office:value-type="float" office:value="0.0145694753155" calcext:value-type="float">
            <text:p>0.0145694753155</text:p>
          </table:table-cell>
          <table:table-cell office:value-type="float" office:value="0.0180393010378" calcext:value-type="float">
            <text:p>0.0180393010378</text:p>
          </table:table-cell>
          <table:table-cell office:value-type="float" office:value="0.0252120047808" calcext:value-type="float">
            <text:p>0.0252120047808</text:p>
          </table:table-cell>
          <table:table-cell office:value-type="float" office:value="0.0224477294832" calcext:value-type="float">
            <text:p>0.0224477294832</text:p>
          </table:table-cell>
          <table:table-cell/>
          <table:table-cell office:value-type="float" office:value="1.5928986681517E+018" calcext:value-type="float">
            <text:p>1.5928986681517E+018</text:p>
          </table:table-cell>
          <table:table-cell office:value-type="float" office:value="403" calcext:value-type="float">
            <text:p>403</text:p>
          </table:table-cell>
          <table:table-cell office:value-type="float" office:value="1.59289866809936E+018" calcext:value-type="float">
            <text:p>1.59289866809936E+018</text:p>
          </table:table-cell>
          <table:table-cell/>
          <table:table-cell office:value-type="float" office:value="0.0250899996608" calcext:value-type="float">
            <text:p>0.0250899996608</text:p>
          </table:table-cell>
          <table:table-cell office:value-type="float" office:value="0.0161479990929" calcext:value-type="float">
            <text:p>0.0161479990929</text:p>
          </table:table-cell>
          <table:table-cell table:number-columns-repeated="2"/>
          <table:table-cell office:value-type="float" office:value="1.59289866815309E+018" calcext:value-type="float">
            <text:p>1.59289866815309E+018</text:p>
          </table:table-cell>
          <table:table-cell office:value-type="float" office:value="403" calcext:value-type="float">
            <text:p>403</text:p>
          </table:table-cell>
          <table:table-cell office:value-type="float" office:value="1.59289866809936E+018" calcext:value-type="float">
            <text:p>1.59289866809936E+018</text:p>
          </table:table-cell>
          <table:table-cell/>
          <table:table-cell office:value-type="float" office:value="6.12545013428" calcext:value-type="float">
            <text:p>6.12545013428</text:p>
          </table:table-cell>
        </table:table-row>
        <table:table-row table:style-name="ro1">
          <table:table-cell office:value-type="float" office:value="1.59289866820297E+018" calcext:value-type="float">
            <text:p>1.59289866820297E+018</text:p>
          </table:table-cell>
          <table:table-cell office:value-type="float" office:value="167" calcext:value-type="float">
            <text:p>167</text:p>
          </table:table-cell>
          <table:table-cell office:value-type="float" office:value="1.59289866815145E+018" calcext:value-type="float">
            <text:p>1.59289866815145E+018</text:p>
          </table:table-cell>
          <table:table-cell/>
          <table:table-cell office:value-type="float" office:value="0.00804296787828" calcext:value-type="float">
            <text:p>0.00804296787828</text:p>
          </table:table-cell>
          <table:table-cell office:value-type="float" office:value="0.0150639936328" calcext:value-type="float">
            <text:p>0.0150639936328</text:p>
          </table:table-cell>
          <table:table-cell office:value-type="float" office:value="0.0151665778831" calcext:value-type="float">
            <text:p>0.0151665778831</text:p>
          </table:table-cell>
          <table:table-cell office:value-type="float" office:value="0.0228394027799" calcext:value-type="float">
            <text:p>0.0228394027799</text:p>
          </table:table-cell>
          <table:table-cell office:value-type="float" office:value="0.0229052808136" calcext:value-type="float">
            <text:p>0.0229052808136</text:p>
          </table:table-cell>
          <table:table-cell/>
          <table:table-cell office:value-type="float" office:value="1.59289866820438E+018" calcext:value-type="float">
            <text:p>1.59289866820438E+018</text:p>
          </table:table-cell>
          <table:table-cell office:value-type="float" office:value="404" calcext:value-type="float">
            <text:p>404</text:p>
          </table:table-cell>
          <table:table-cell office:value-type="float" office:value="1.59289866815145E+018" calcext:value-type="float">
            <text:p>1.59289866815145E+018</text:p>
          </table:table-cell>
          <table:table-cell/>
          <table:table-cell office:value-type="float" office:value="0.00877999980003" calcext:value-type="float">
            <text:p>0.00877999980003</text:p>
          </table:table-cell>
          <table:table-cell office:value-type="float" office:value="0.0168800000101" calcext:value-type="float">
            <text:p>0.0168800000101</text:p>
          </table:table-cell>
          <table:table-cell table:number-columns-repeated="2"/>
          <table:table-cell office:value-type="float" office:value="1.59289866820458E+018" calcext:value-type="float">
            <text:p>1.59289866820458E+018</text:p>
          </table:table-cell>
          <table:table-cell office:value-type="float" office:value="404" calcext:value-type="float">
            <text:p>404</text:p>
          </table:table-cell>
          <table:table-cell office:value-type="float" office:value="1.59289866815145E+018" calcext:value-type="float">
            <text:p>1.59289866815145E+018</text:p>
          </table:table-cell>
          <table:table-cell/>
          <table:table-cell office:value-type="float" office:value="6.04390001297" calcext:value-type="float">
            <text:p>6.04390001297</text:p>
          </table:table-cell>
        </table:table-row>
        <table:table-row table:style-name="ro1">
          <table:table-cell office:value-type="float" office:value="1.59289866825572E+018" calcext:value-type="float">
            <text:p>1.59289866825572E+018</text:p>
          </table:table-cell>
          <table:table-cell office:value-type="float" office:value="168" calcext:value-type="float">
            <text:p>168</text:p>
          </table:table-cell>
          <table:table-cell office:value-type="float" office:value="1.59289866820407E+018" calcext:value-type="float">
            <text:p>1.59289866820407E+018</text:p>
          </table:table-cell>
          <table:table-cell/>
          <table:table-cell office:value-type="float" office:value="0.0074941907078" calcext:value-type="float">
            <text:p>0.0074941907078</text:p>
          </table:table-cell>
          <table:table-cell office:value-type="float" office:value="0.0189411658794" calcext:value-type="float">
            <text:p>0.0189411658794</text:p>
          </table:table-cell>
          <table:table-cell office:value-type="float" office:value="0.0156340952963" calcext:value-type="float">
            <text:p>0.0156340952963</text:p>
          </table:table-cell>
          <table:table-cell office:value-type="float" office:value="0.0256779193878" calcext:value-type="float">
            <text:p>0.0256779193878</text:p>
          </table:table-cell>
          <table:table-cell office:value-type="float" office:value="0.0237919874489" calcext:value-type="float">
            <text:p>0.0237919874489</text:p>
          </table:table-cell>
          <table:table-cell/>
          <table:table-cell office:value-type="float" office:value="1.59289866825663E+018" calcext:value-type="float">
            <text:p>1.59289866825663E+018</text:p>
          </table:table-cell>
          <table:table-cell office:value-type="float" office:value="405" calcext:value-type="float">
            <text:p>405</text:p>
          </table:table-cell>
          <table:table-cell office:value-type="float" office:value="1.59289866820407E+018" calcext:value-type="float">
            <text:p>1.59289866820407E+018</text:p>
          </table:table-cell>
          <table:table-cell/>
          <table:table-cell office:value-type="float" office:value="0.0168500002474" calcext:value-type="float">
            <text:p>0.0168500002474</text:p>
          </table:table-cell>
          <table:table-cell office:value-type="float" office:value="0.0165100004524" calcext:value-type="float">
            <text:p>0.0165100004524</text:p>
          </table:table-cell>
          <table:table-cell table:number-columns-repeated="2"/>
          <table:table-cell office:value-type="float" office:value="1.59289866825709E+018" calcext:value-type="float">
            <text:p>1.59289866825709E+018</text:p>
          </table:table-cell>
          <table:table-cell office:value-type="float" office:value="405" calcext:value-type="float">
            <text:p>405</text:p>
          </table:table-cell>
          <table:table-cell office:value-type="float" office:value="1.59289866820407E+018" calcext:value-type="float">
            <text:p>1.59289866820407E+018</text:p>
          </table:table-cell>
          <table:table-cell/>
          <table:table-cell office:value-type="float" office:value="6.0842499733" calcext:value-type="float">
            <text:p>6.0842499733</text:p>
          </table:table-cell>
        </table:table-row>
        <table:table-row table:style-name="ro1">
          <table:table-cell office:value-type="float" office:value="1.59289866830713E+018" calcext:value-type="float">
            <text:p>1.59289866830713E+018</text:p>
          </table:table-cell>
          <table:table-cell office:value-type="float" office:value="169" calcext:value-type="float">
            <text:p>169</text:p>
          </table:table-cell>
          <table:table-cell office:value-type="float" office:value="1.59289866825616E+018" calcext:value-type="float">
            <text:p>1.59289866825616E+018</text:p>
          </table:table-cell>
          <table:table-cell/>
          <table:table-cell office:value-type="float" office:value="0.00569617841393" calcext:value-type="float">
            <text:p>0.00569617841393</text:p>
          </table:table-cell>
          <table:table-cell office:value-type="float" office:value="0.0183935109526" calcext:value-type="float">
            <text:p>0.0183935109526</text:p>
          </table:table-cell>
          <table:table-cell office:value-type="float" office:value="0.0132338255644" calcext:value-type="float">
            <text:p>0.0132338255644</text:p>
          </table:table-cell>
          <table:table-cell office:value-type="float" office:value="0.0233645420521" calcext:value-type="float">
            <text:p>0.0233645420521</text:p>
          </table:table-cell>
          <table:table-cell office:value-type="float" office:value="0.0238421075046" calcext:value-type="float">
            <text:p>0.0238421075046</text:p>
          </table:table-cell>
          <table:table-cell/>
          <table:table-cell office:value-type="float" office:value="1.5928986683076E+018" calcext:value-type="float">
            <text:p>1.5928986683076E+018</text:p>
          </table:table-cell>
          <table:table-cell office:value-type="float" office:value="406" calcext:value-type="float">
            <text:p>406</text:p>
          </table:table-cell>
          <table:table-cell office:value-type="float" office:value="1.59289866825616E+018" calcext:value-type="float">
            <text:p>1.59289866825616E+018</text:p>
          </table:table-cell>
          <table:table-cell/>
          <table:table-cell office:value-type="float" office:value="0.000959999975748" calcext:value-type="float">
            <text:p>0.000959999975748</text:p>
          </table:table-cell>
          <table:table-cell office:value-type="float" office:value="0.012582000345" calcext:value-type="float">
            <text:p>0.012582000345</text:p>
          </table:table-cell>
          <table:table-cell table:number-columns-repeated="2"/>
          <table:table-cell office:value-type="float" office:value="1.59289866830845E+018" calcext:value-type="float">
            <text:p>1.59289866830845E+018</text:p>
          </table:table-cell>
          <table:table-cell office:value-type="float" office:value="406" calcext:value-type="float">
            <text:p>406</text:p>
          </table:table-cell>
          <table:table-cell office:value-type="float" office:value="1.59289866825616E+018" calcext:value-type="float">
            <text:p>1.59289866825616E+018</text:p>
          </table:table-cell>
          <table:table-cell/>
          <table:table-cell office:value-type="float" office:value="6.00479984283" calcext:value-type="float">
            <text:p>6.00479984283</text:p>
          </table:table-cell>
        </table:table-row>
        <table:table-row table:style-name="ro1">
          <table:table-cell office:value-type="float" office:value="1.59289866835828E+018" calcext:value-type="float">
            <text:p>1.59289866835828E+018</text:p>
          </table:table-cell>
          <table:table-cell office:value-type="float" office:value="170" calcext:value-type="float">
            <text:p>170</text:p>
          </table:table-cell>
          <table:table-cell office:value-type="float" office:value="1.59289866830737E+018" calcext:value-type="float">
            <text:p>1.59289866830737E+018</text:p>
          </table:table-cell>
          <table:table-cell/>
          <table:table-cell office:value-type="float" office:value="0.004740471486" calcext:value-type="float">
            <text:p>0.004740471486</text:p>
          </table:table-cell>
          <table:table-cell office:value-type="float" office:value="0.02092782408" calcext:value-type="float">
            <text:p>0.02092782408</text:p>
          </table:table-cell>
          <table:table-cell office:value-type="float" office:value="0.0144136752933" calcext:value-type="float">
            <text:p>0.0144136752933</text:p>
          </table:table-cell>
          <table:table-cell office:value-type="float" office:value="0.025849564001" calcext:value-type="float">
            <text:p>0.025849564001</text:p>
          </table:table-cell>
          <table:table-cell office:value-type="float" office:value="0.0245886873454" calcext:value-type="float">
            <text:p>0.0245886873454</text:p>
          </table:table-cell>
          <table:table-cell/>
          <table:table-cell office:value-type="float" office:value="1.59289866835843E+018" calcext:value-type="float">
            <text:p>1.59289866835843E+018</text:p>
          </table:table-cell>
          <table:table-cell office:value-type="float" office:value="407" calcext:value-type="float">
            <text:p>407</text:p>
          </table:table-cell>
          <table:table-cell office:value-type="float" office:value="1.59289866830737E+018" calcext:value-type="float">
            <text:p>1.59289866830737E+018</text:p>
          </table:table-cell>
          <table:table-cell/>
          <table:table-cell office:value-type="float" office:value="0.0145800001919" calcext:value-type="float">
            <text:p>0.0145800001919</text:p>
          </table:table-cell>
          <table:table-cell office:value-type="float" office:value="0.0132520003244" calcext:value-type="float">
            <text:p>0.0132520003244</text:p>
          </table:table-cell>
          <table:table-cell table:number-columns-repeated="2"/>
          <table:table-cell office:value-type="float" office:value="1.59289866835946E+018" calcext:value-type="float">
            <text:p>1.59289866835946E+018</text:p>
          </table:table-cell>
          <table:table-cell office:value-type="float" office:value="407" calcext:value-type="float">
            <text:p>407</text:p>
          </table:table-cell>
          <table:table-cell office:value-type="float" office:value="1.59289866830737E+018" calcext:value-type="float">
            <text:p>1.59289866830737E+018</text:p>
          </table:table-cell>
          <table:table-cell/>
          <table:table-cell office:value-type="float" office:value="6.07289981842" calcext:value-type="float">
            <text:p>6.07289981842</text:p>
          </table:table-cell>
        </table:table-row>
        <table:table-row table:style-name="ro1">
          <table:table-cell office:value-type="float" office:value="1.59289866846014E+018" calcext:value-type="float">
            <text:p>1.59289866846014E+018</text:p>
          </table:table-cell>
          <table:table-cell office:value-type="float" office:value="171" calcext:value-type="float">
            <text:p>171</text:p>
          </table:table-cell>
          <table:table-cell office:value-type="float" office:value="1.59289866835853E+018" calcext:value-type="float">
            <text:p>1.59289866835853E+018</text:p>
          </table:table-cell>
          <table:table-cell/>
          <table:table-cell office:value-type="float" office:value="0.00368229532614" calcext:value-type="float">
            <text:p>0.00368229532614</text:p>
          </table:table-cell>
          <table:table-cell office:value-type="float" office:value="0.0208003669977" calcext:value-type="float">
            <text:p>0.0208003669977</text:p>
          </table:table-cell>
          <table:table-cell office:value-type="float" office:value="0.0105416094884" calcext:value-type="float">
            <text:p>0.0105416094884</text:p>
          </table:table-cell>
          <table:table-cell office:value-type="float" office:value="0.0236080512404" calcext:value-type="float">
            <text:p>0.0236080512404</text:p>
          </table:table-cell>
          <table:table-cell office:value-type="float" office:value="0.0242678951472" calcext:value-type="float">
            <text:p>0.0242678951472</text:p>
          </table:table-cell>
          <table:table-cell/>
          <table:table-cell office:value-type="float" office:value="1.59289866846073E+018" calcext:value-type="float">
            <text:p>1.59289866846073E+018</text:p>
          </table:table-cell>
          <table:table-cell office:value-type="float" office:value="408" calcext:value-type="float">
            <text:p>408</text:p>
          </table:table-cell>
          <table:table-cell office:value-type="float" office:value="1.59289866835853E+018" calcext:value-type="float">
            <text:p>1.59289866835853E+018</text:p>
          </table:table-cell>
          <table:table-cell/>
          <table:table-cell office:value-type="float" office:value="-0.00626999977976" calcext:value-type="float">
            <text:p>-0.00626999977976</text:p>
          </table:table-cell>
          <table:table-cell office:value-type="float" office:value="0.00698000006378" calcext:value-type="float">
            <text:p>0.00698000006378</text:p>
          </table:table-cell>
          <table:table-cell table:number-columns-repeated="2"/>
          <table:table-cell office:value-type="float" office:value="1.59289866846195E+018" calcext:value-type="float">
            <text:p>1.59289866846195E+018</text:p>
          </table:table-cell>
          <table:table-cell office:value-type="float" office:value="408" calcext:value-type="float">
            <text:p>408</text:p>
          </table:table-cell>
          <table:table-cell office:value-type="float" office:value="1.59289866835853E+018" calcext:value-type="float">
            <text:p>1.59289866835853E+018</text:p>
          </table:table-cell>
          <table:table-cell/>
          <table:table-cell office:value-type="float" office:value="5.9686498642" calcext:value-type="float">
            <text:p>5.9686498642</text:p>
          </table:table-cell>
        </table:table-row>
        <table:table-row table:style-name="ro1">
          <table:table-cell office:value-type="float" office:value="1.59289866851246E+018" calcext:value-type="float">
            <text:p>1.59289866851246E+018</text:p>
          </table:table-cell>
          <table:table-cell office:value-type="float" office:value="172" calcext:value-type="float">
            <text:p>172</text:p>
          </table:table-cell>
          <table:table-cell office:value-type="float" office:value="1.59289866846043E+018" calcext:value-type="float">
            <text:p>1.59289866846043E+018</text:p>
          </table:table-cell>
          <table:table-cell/>
          <table:table-cell office:value-type="float" office:value="0.000775896129198" calcext:value-type="float">
            <text:p>0.000775896129198</text:p>
          </table:table-cell>
          <table:table-cell office:value-type="float" office:value="0.0212107431144" calcext:value-type="float">
            <text:p>0.0212107431144</text:p>
          </table:table-cell>
          <table:table-cell office:value-type="float" office:value="0.00852708797902" calcext:value-type="float">
            <text:p>0.00852708797902</text:p>
          </table:table-cell>
          <table:table-cell office:value-type="float" office:value="0.0228737592697" calcext:value-type="float">
            <text:p>0.0228737592697</text:p>
          </table:table-cell>
          <table:table-cell office:value-type="float" office:value="0.0242747664452" calcext:value-type="float">
            <text:p>0.0242747664452</text:p>
          </table:table-cell>
          <table:table-cell/>
          <table:table-cell office:value-type="float" office:value="1.5928986685125E+018" calcext:value-type="float">
            <text:p>1.5928986685125E+018</text:p>
          </table:table-cell>
          <table:table-cell office:value-type="float" office:value="409" calcext:value-type="float">
            <text:p>409</text:p>
          </table:table-cell>
          <table:table-cell office:value-type="float" office:value="1.59289866846043E+018" calcext:value-type="float">
            <text:p>1.59289866846043E+018</text:p>
          </table:table-cell>
          <table:table-cell/>
          <table:table-cell table:style-name="ce1" office:value-type="float" office:value="0.0000700000018696" calcext:value-type="float">
            <text:p>7.00E-05</text:p>
          </table:table-cell>
          <table:table-cell office:value-type="float" office:value="0.00523799983785" calcext:value-type="float">
            <text:p>0.00523799983785</text:p>
          </table:table-cell>
          <table:table-cell table:number-columns-repeated="2"/>
          <table:table-cell office:value-type="float" office:value="1.59289866851401E+018" calcext:value-type="float">
            <text:p>1.59289866851401E+018</text:p>
          </table:table-cell>
          <table:table-cell office:value-type="float" office:value="409" calcext:value-type="float">
            <text:p>409</text:p>
          </table:table-cell>
          <table:table-cell office:value-type="float" office:value="1.59289866846043E+018" calcext:value-type="float">
            <text:p>1.59289866846043E+018</text:p>
          </table:table-cell>
          <table:table-cell/>
          <table:table-cell office:value-type="float" office:value="6.00034999847" calcext:value-type="float">
            <text:p>6.00034999847</text:p>
          </table:table-cell>
        </table:table-row>
        <table:table-row table:style-name="ro1">
          <table:table-cell office:value-type="float" office:value="1.59289866856322E+018" calcext:value-type="float">
            <text:p>1.59289866856322E+018</text:p>
          </table:table-cell>
          <table:table-cell office:value-type="float" office:value="173" calcext:value-type="float">
            <text:p>173</text:p>
          </table:table-cell>
          <table:table-cell office:value-type="float" office:value="1.59289866851228E+018" calcext:value-type="float">
            <text:p>1.59289866851228E+018</text:p>
          </table:table-cell>
          <table:table-cell/>
          <table:table-cell office:value-type="float" office:value="-0.000759937334806" calcext:value-type="float">
            <text:p>-0.000759937334806</text:p>
          </table:table-cell>
          <table:table-cell office:value-type="float" office:value="0.0221926812083" calcext:value-type="float">
            <text:p>0.0221926812083</text:p>
          </table:table-cell>
          <table:table-cell office:value-type="float" office:value="0.00770100345835" calcext:value-type="float">
            <text:p>0.00770100345835</text:p>
          </table:table-cell>
          <table:table-cell office:value-type="float" office:value="0.0235031489283" calcext:value-type="float">
            <text:p>0.0235031489283</text:p>
          </table:table-cell>
          <table:table-cell office:value-type="float" office:value="0.0238398127258" calcext:value-type="float">
            <text:p>0.0238398127258</text:p>
          </table:table-cell>
          <table:table-cell/>
          <table:table-cell office:value-type="float" office:value="1.59289866856349E+018" calcext:value-type="float">
            <text:p>1.59289866856349E+018</text:p>
          </table:table-cell>
          <table:table-cell office:value-type="float" office:value="410" calcext:value-type="float">
            <text:p>410</text:p>
          </table:table-cell>
          <table:table-cell office:value-type="float" office:value="1.59289866851228E+018" calcext:value-type="float">
            <text:p>1.59289866851228E+018</text:p>
          </table:table-cell>
          <table:table-cell/>
          <table:table-cell office:value-type="float" office:value="-0.00839000009" calcext:value-type="float">
            <text:p>-0.00839000009</text:p>
          </table:table-cell>
          <table:table-cell office:value-type="float" office:value="0.000190000006114" calcext:value-type="float">
            <text:p>0.000190000006114</text:p>
          </table:table-cell>
          <table:table-cell table:number-columns-repeated="2"/>
          <table:table-cell office:value-type="float" office:value="1.59289866856494E+018" calcext:value-type="float">
            <text:p>1.59289866856494E+018</text:p>
          </table:table-cell>
          <table:table-cell office:value-type="float" office:value="410" calcext:value-type="float">
            <text:p>410</text:p>
          </table:table-cell>
          <table:table-cell office:value-type="float" office:value="1.59289866851228E+018" calcext:value-type="float">
            <text:p>1.59289866851228E+018</text:p>
          </table:table-cell>
          <table:table-cell/>
          <table:table-cell office:value-type="float" office:value="5.95804977417" calcext:value-type="float">
            <text:p>5.95804977417</text:p>
          </table:table-cell>
        </table:table-row>
        <table:table-row table:style-name="ro1">
          <table:table-cell office:value-type="float" office:value="1.59289866861928E+018" calcext:value-type="float">
            <text:p>1.59289866861928E+018</text:p>
          </table:table-cell>
          <table:table-cell office:value-type="float" office:value="174" calcext:value-type="float">
            <text:p>174</text:p>
          </table:table-cell>
          <table:table-cell office:value-type="float" office:value="1.5928986685635E+018" calcext:value-type="float">
            <text:p>1.5928986685635E+018</text:p>
          </table:table-cell>
          <table:table-cell/>
          <table:table-cell office:value-type="float" office:value="-0.00192280951887" calcext:value-type="float">
            <text:p>-0.00192280951887</text:p>
          </table:table-cell>
          <table:table-cell office:value-type="float" office:value="0.023473456502" calcext:value-type="float">
            <text:p>0.023473456502</text:p>
          </table:table-cell>
          <table:table-cell office:value-type="float" office:value="0.00659927166998" calcext:value-type="float">
            <text:p>0.00659927166998</text:p>
          </table:table-cell>
          <table:table-cell office:value-type="float" office:value="0.0244591645896" calcext:value-type="float">
            <text:p>0.0244591645896</text:p>
          </table:table-cell>
          <table:table-cell office:value-type="float" office:value="0.0240587387234" calcext:value-type="float">
            <text:p>0.0240587387234</text:p>
          </table:table-cell>
          <table:table-cell/>
          <table:table-cell office:value-type="float" office:value="1.59289866861929E+018" calcext:value-type="float">
            <text:p>1.59289866861929E+018</text:p>
          </table:table-cell>
          <table:table-cell office:value-type="float" office:value="411" calcext:value-type="float">
            <text:p>411</text:p>
          </table:table-cell>
          <table:table-cell office:value-type="float" office:value="1.5928986685635E+018" calcext:value-type="float">
            <text:p>1.5928986685635E+018</text:p>
          </table:table-cell>
          <table:table-cell/>
          <table:table-cell office:value-type="float" office:value="0.0042699999176" calcext:value-type="float">
            <text:p>0.0042699999176</text:p>
          </table:table-cell>
          <table:table-cell office:value-type="float" office:value="0.000852000026498" calcext:value-type="float">
            <text:p>0.000852000026498</text:p>
          </table:table-cell>
          <table:table-cell table:number-columns-repeated="2"/>
          <table:table-cell office:value-type="float" office:value="1.5928986686208E+018" calcext:value-type="float">
            <text:p>1.5928986686208E+018</text:p>
          </table:table-cell>
          <table:table-cell office:value-type="float" office:value="411" calcext:value-type="float">
            <text:p>411</text:p>
          </table:table-cell>
          <table:table-cell office:value-type="float" office:value="1.5928986685635E+018" calcext:value-type="float">
            <text:p>1.5928986685635E+018</text:p>
          </table:table-cell>
          <table:table-cell/>
          <table:table-cell office:value-type="float" office:value="6.02134990692" calcext:value-type="float">
            <text:p>6.02134990692</text:p>
          </table:table-cell>
        </table:table-row>
        <table:table-row table:style-name="ro1">
          <table:table-cell office:value-type="float" office:value="1.59289866867058E+018" calcext:value-type="float">
            <text:p>1.59289866867058E+018</text:p>
          </table:table-cell>
          <table:table-cell office:value-type="float" office:value="175" calcext:value-type="float">
            <text:p>175</text:p>
          </table:table-cell>
          <table:table-cell office:value-type="float" office:value="1.59289866861902E+018" calcext:value-type="float">
            <text:p>1.59289866861902E+018</text:p>
          </table:table-cell>
          <table:table-cell/>
          <table:table-cell office:value-type="float" office:value="-0.0024990234524" calcext:value-type="float">
            <text:p>-0.0024990234524</text:p>
          </table:table-cell>
          <table:table-cell office:value-type="float" office:value="0.0199879482388" calcext:value-type="float">
            <text:p>0.0199879482388</text:p>
          </table:table-cell>
          <table:table-cell office:value-type="float" office:value="0.00283594429493" calcext:value-type="float">
            <text:p>0.00283594429493</text:p>
          </table:table-cell>
          <table:table-cell office:value-type="float" office:value="0.0203422158957" calcext:value-type="float">
            <text:p>0.0203422158957</text:p>
          </table:table-cell>
          <table:table-cell office:value-type="float" office:value="0.0229572691023" calcext:value-type="float">
            <text:p>0.0229572691023</text:p>
          </table:table-cell>
          <table:table-cell/>
          <table:table-cell office:value-type="float" office:value="1.5928986686711E+018" calcext:value-type="float">
            <text:p>1.5928986686711E+018</text:p>
          </table:table-cell>
          <table:table-cell office:value-type="float" office:value="412" calcext:value-type="float">
            <text:p>412</text:p>
          </table:table-cell>
          <table:table-cell office:value-type="float" office:value="1.59289866861902E+018" calcext:value-type="float">
            <text:p>1.59289866861902E+018</text:p>
          </table:table-cell>
          <table:table-cell/>
          <table:table-cell office:value-type="float" office:value="-0.0198400001973" calcext:value-type="float">
            <text:p>-0.0198400001973</text:p>
          </table:table-cell>
          <table:table-cell office:value-type="float" office:value="-0.00603199983016" calcext:value-type="float">
            <text:p>-0.00603199983016</text:p>
          </table:table-cell>
          <table:table-cell table:number-columns-repeated="2"/>
          <table:table-cell office:value-type="float" office:value="1.59289866867196E+018" calcext:value-type="float">
            <text:p>1.59289866867196E+018</text:p>
          </table:table-cell>
          <table:table-cell office:value-type="float" office:value="412" calcext:value-type="float">
            <text:p>412</text:p>
          </table:table-cell>
          <table:table-cell office:value-type="float" office:value="1.59289866861902E+018" calcext:value-type="float">
            <text:p>1.59289866861902E+018</text:p>
          </table:table-cell>
          <table:table-cell/>
          <table:table-cell office:value-type="float" office:value="5.90080022812" calcext:value-type="float">
            <text:p>5.90080022812</text:p>
          </table:table-cell>
        </table:table-row>
        <table:table-row table:style-name="ro1">
          <table:table-cell office:value-type="float" office:value="1.59289866872309E+018" calcext:value-type="float">
            <text:p>1.59289866872309E+018</text:p>
          </table:table-cell>
          <table:table-cell office:value-type="float" office:value="176" calcext:value-type="float">
            <text:p>176</text:p>
          </table:table-cell>
          <table:table-cell office:value-type="float" office:value="1.59289866867132E+018" calcext:value-type="float">
            <text:p>1.59289866867132E+018</text:p>
          </table:table-cell>
          <table:table-cell/>
          <table:table-cell office:value-type="float" office:value="-0.00474813720211" calcext:value-type="float">
            <text:p>-0.00474813720211</text:p>
          </table:table-cell>
          <table:table-cell office:value-type="float" office:value="0.0226380098611" calcext:value-type="float">
            <text:p>0.0226380098611</text:p>
          </table:table-cell>
          <table:table-cell office:value-type="float" office:value="0.00262584188022" calcext:value-type="float">
            <text:p>0.00262584188022</text:p>
          </table:table-cell>
          <table:table-cell office:value-type="float" office:value="0.0232791621238" calcext:value-type="float">
            <text:p>0.0232791621238</text:p>
          </table:table-cell>
          <table:table-cell office:value-type="float" office:value="0.0228914897889" calcext:value-type="float">
            <text:p>0.0228914897889</text:p>
          </table:table-cell>
          <table:table-cell/>
          <table:table-cell office:value-type="float" office:value="1.59289866872365E+018" calcext:value-type="float">
            <text:p>1.59289866872365E+018</text:p>
          </table:table-cell>
          <table:table-cell office:value-type="float" office:value="413" calcext:value-type="float">
            <text:p>413</text:p>
          </table:table-cell>
          <table:table-cell office:value-type="float" office:value="1.59289866867132E+018" calcext:value-type="float">
            <text:p>1.59289866867132E+018</text:p>
          </table:table-cell>
          <table:table-cell/>
          <table:table-cell office:value-type="float" office:value="-0.00126000004821" calcext:value-type="float">
            <text:p>-0.00126000004821</text:p>
          </table:table-cell>
          <table:table-cell office:value-type="float" office:value="-0.00503000011668" calcext:value-type="float">
            <text:p>-0.00503000011668</text:p>
          </table:table-cell>
          <table:table-cell table:number-columns-repeated="2"/>
          <table:table-cell office:value-type="float" office:value="1.59289866872398E+018" calcext:value-type="float">
            <text:p>1.59289866872398E+018</text:p>
          </table:table-cell>
          <table:table-cell office:value-type="float" office:value="413" calcext:value-type="float">
            <text:p>413</text:p>
          </table:table-cell>
          <table:table-cell office:value-type="float" office:value="1.59289866867132E+018" calcext:value-type="float">
            <text:p>1.59289866867132E+018</text:p>
          </table:table-cell>
          <table:table-cell/>
          <table:table-cell office:value-type="float" office:value="5.99370002747" calcext:value-type="float">
            <text:p>5.99370002747</text:p>
          </table:table-cell>
        </table:table-row>
        <table:table-row table:style-name="ro1">
          <table:table-cell office:value-type="float" office:value="1.59289866877489E+018" calcext:value-type="float">
            <text:p>1.59289866877489E+018</text:p>
          </table:table-cell>
          <table:table-cell office:value-type="float" office:value="177" calcext:value-type="float">
            <text:p>177</text:p>
          </table:table-cell>
          <table:table-cell office:value-type="float" office:value="1.59289866872335E+018" calcext:value-type="float">
            <text:p>1.59289866872335E+018</text:p>
          </table:table-cell>
          <table:table-cell/>
          <table:table-cell office:value-type="float" office:value="-0.00513010658324" calcext:value-type="float">
            <text:p>-0.00513010658324</text:p>
          </table:table-cell>
          <table:table-cell office:value-type="float" office:value="0.0196456965059" calcext:value-type="float">
            <text:p>0.0196456965059</text:p>
          </table:table-cell>
          <table:table-cell office:value-type="float" office:value="0.000484042655444" calcext:value-type="float">
            <text:p>0.000484042655444</text:p>
          </table:table-cell>
          <table:table-cell office:value-type="float" office:value="0.0203102361411" calcext:value-type="float">
            <text:p>0.0203102361411</text:p>
          </table:table-cell>
          <table:table-cell office:value-type="float" office:value="0.0223787855357" calcext:value-type="float">
            <text:p>0.0223787855357</text:p>
          </table:table-cell>
          <table:table-cell/>
          <table:table-cell office:value-type="float" office:value="1.59289866877705E+018" calcext:value-type="float">
            <text:p>1.59289866877705E+018</text:p>
          </table:table-cell>
          <table:table-cell office:value-type="float" office:value="414" calcext:value-type="float">
            <text:p>414</text:p>
          </table:table-cell>
          <table:table-cell office:value-type="float" office:value="1.59289866872335E+018" calcext:value-type="float">
            <text:p>1.59289866872335E+018</text:p>
          </table:table-cell>
          <table:table-cell/>
          <table:table-cell office:value-type="float" office:value="-0.00985000003129" calcext:value-type="float">
            <text:p>-0.00985000003129</text:p>
          </table:table-cell>
          <table:table-cell office:value-type="float" office:value="-0.00701399985701" calcext:value-type="float">
            <text:p>-0.00701399985701</text:p>
          </table:table-cell>
          <table:table-cell table:number-columns-repeated="2"/>
          <table:table-cell office:value-type="float" office:value="1.59289866877683E+018" calcext:value-type="float">
            <text:p>1.59289866877683E+018</text:p>
          </table:table-cell>
          <table:table-cell office:value-type="float" office:value="414" calcext:value-type="float">
            <text:p>414</text:p>
          </table:table-cell>
          <table:table-cell office:value-type="float" office:value="1.59289866872335E+018" calcext:value-type="float">
            <text:p>1.59289866872335E+018</text:p>
          </table:table-cell>
          <table:table-cell/>
          <table:table-cell office:value-type="float" office:value="5.95074987411" calcext:value-type="float">
            <text:p>5.95074987411</text:p>
          </table:table-cell>
        </table:table-row>
        <table:table-row table:style-name="ro1">
          <table:table-cell office:value-type="float" office:value="1.59289866882912E+018" calcext:value-type="float">
            <text:p>1.59289866882912E+018</text:p>
          </table:table-cell>
          <table:table-cell office:value-type="float" office:value="178" calcext:value-type="float">
            <text:p>178</text:p>
          </table:table-cell>
          <table:table-cell office:value-type="float" office:value="1.59289866877742E+018" calcext:value-type="float">
            <text:p>1.59289866877742E+018</text:p>
          </table:table-cell>
          <table:table-cell/>
          <table:table-cell office:value-type="float" office:value="-0.00662469584495" calcext:value-type="float">
            <text:p>-0.00662469584495</text:p>
          </table:table-cell>
          <table:table-cell office:value-type="float" office:value="0.0179298482835" calcext:value-type="float">
            <text:p>0.0179298482835</text:p>
          </table:table-cell>
          <table:table-cell office:value-type="float" office:value="-0.000584552355576" calcext:value-type="float">
            <text:p>-0.000584552355576</text:p>
          </table:table-cell>
          <table:table-cell office:value-type="float" office:value="0.0191234871745" calcext:value-type="float">
            <text:p>0.0191234871745</text:p>
          </table:table-cell>
          <table:table-cell office:value-type="float" office:value="0.0215028524399" calcext:value-type="float">
            <text:p>0.0215028524399</text:p>
          </table:table-cell>
          <table:table-cell/>
          <table:table-cell office:value-type="float" office:value="1.59289866882939E+018" calcext:value-type="float">
            <text:p>1.59289866882939E+018</text:p>
          </table:table-cell>
          <table:table-cell office:value-type="float" office:value="415" calcext:value-type="float">
            <text:p>415</text:p>
          </table:table-cell>
          <table:table-cell office:value-type="float" office:value="1.59289866877742E+018" calcext:value-type="float">
            <text:p>1.59289866877742E+018</text:p>
          </table:table-cell>
          <table:table-cell/>
          <table:table-cell office:value-type="float" office:value="-0.0162000004202" calcext:value-type="float">
            <text:p>-0.0162000004202</text:p>
          </table:table-cell>
          <table:table-cell office:value-type="float" office:value="-0.00857600010931" calcext:value-type="float">
            <text:p>-0.00857600010931</text:p>
          </table:table-cell>
          <table:table-cell table:number-columns-repeated="2"/>
          <table:table-cell office:value-type="float" office:value="1.59289866883049E+018" calcext:value-type="float">
            <text:p>1.59289866883049E+018</text:p>
          </table:table-cell>
          <table:table-cell office:value-type="float" office:value="415" calcext:value-type="float">
            <text:p>415</text:p>
          </table:table-cell>
          <table:table-cell office:value-type="float" office:value="1.59289866877742E+018" calcext:value-type="float">
            <text:p>1.59289866877742E+018</text:p>
          </table:table-cell>
          <table:table-cell/>
          <table:table-cell office:value-type="float" office:value="5.91900014877" calcext:value-type="float">
            <text:p>5.91900014877</text:p>
          </table:table-cell>
        </table:table-row>
        <table:table-row table:style-name="ro1">
          <table:table-cell office:value-type="float" office:value="1.5928986688813E+018" calcext:value-type="float">
            <text:p>1.5928986688813E+018</text:p>
          </table:table-cell>
          <table:table-cell office:value-type="float" office:value="179" calcext:value-type="float">
            <text:p>179</text:p>
          </table:table-cell>
          <table:table-cell office:value-type="float" office:value="1.59289866883019E+018" calcext:value-type="float">
            <text:p>1.59289866883019E+018</text:p>
          </table:table-cell>
          <table:table-cell/>
          <table:table-cell office:value-type="float" office:value="-0.00747425993904" calcext:value-type="float">
            <text:p>-0.00747425993904</text:p>
          </table:table-cell>
          <table:table-cell office:value-type="float" office:value="0.0165514554828" calcext:value-type="float">
            <text:p>0.0165514554828</text:p>
          </table:table-cell>
          <table:table-cell office:value-type="float" office:value="-0.00251602660865" calcext:value-type="float">
            <text:p>-0.00251602660865</text:p>
          </table:table-cell>
          <table:table-cell office:value-type="float" office:value="0.0183342751116" calcext:value-type="float">
            <text:p>0.0183342751116</text:p>
          </table:table-cell>
          <table:table-cell office:value-type="float" office:value="0.0202778745443" calcext:value-type="float">
            <text:p>0.0202778745443</text:p>
          </table:table-cell>
          <table:table-cell/>
          <table:table-cell office:value-type="float" office:value="1.59289866888139E+018" calcext:value-type="float">
            <text:p>1.59289866888139E+018</text:p>
          </table:table-cell>
          <table:table-cell office:value-type="float" office:value="416" calcext:value-type="float">
            <text:p>416</text:p>
          </table:table-cell>
          <table:table-cell office:value-type="float" office:value="1.59289866883019E+018" calcext:value-type="float">
            <text:p>1.59289866883019E+018</text:p>
          </table:table-cell>
          <table:table-cell/>
          <table:table-cell office:value-type="float" office:value="-0.0232200007886" calcext:value-type="float">
            <text:p>-0.0232200007886</text:p>
          </table:table-cell>
          <table:table-cell office:value-type="float" office:value="-0.0140739995986" calcext:value-type="float">
            <text:p>-0.0140739995986</text:p>
          </table:table-cell>
          <table:table-cell table:number-columns-repeated="2"/>
          <table:table-cell office:value-type="float" office:value="1.59289866888243E+018" calcext:value-type="float">
            <text:p>1.59289866888243E+018</text:p>
          </table:table-cell>
          <table:table-cell office:value-type="float" office:value="416" calcext:value-type="float">
            <text:p>416</text:p>
          </table:table-cell>
          <table:table-cell office:value-type="float" office:value="1.59289866883019E+018" calcext:value-type="float">
            <text:p>1.59289866883019E+018</text:p>
          </table:table-cell>
          <table:table-cell/>
          <table:table-cell office:value-type="float" office:value="5.88390016556" calcext:value-type="float">
            <text:p>5.88390016556</text:p>
          </table:table-cell>
        </table:table-row>
        <table:table-row table:style-name="ro1">
          <table:table-cell office:value-type="float" office:value="1.59289866893311E+018" calcext:value-type="float">
            <text:p>1.59289866893311E+018</text:p>
          </table:table-cell>
          <table:table-cell office:value-type="float" office:value="180" calcext:value-type="float">
            <text:p>180</text:p>
          </table:table-cell>
          <table:table-cell office:value-type="float" office:value="1.59289866888154E+018" calcext:value-type="float">
            <text:p>1.59289866888154E+018</text:p>
          </table:table-cell>
          <table:table-cell/>
          <table:table-cell office:value-type="float" office:value="-0.00780388060957" calcext:value-type="float">
            <text:p>-0.00780388060957</text:p>
          </table:table-cell>
          <table:table-cell office:value-type="float" office:value="0.016680939123" calcext:value-type="float">
            <text:p>0.016680939123</text:p>
          </table:table-cell>
          <table:table-cell office:value-type="float" office:value="-0.0043117441237" calcext:value-type="float">
            <text:p>-0.0043117441237</text:p>
          </table:table-cell>
          <table:table-cell office:value-type="float" office:value="0.0189141593874" calcext:value-type="float">
            <text:p>0.0189141593874</text:p>
          </table:table-cell>
          <table:table-cell office:value-type="float" office:value="0.0199922639877" calcext:value-type="float">
            <text:p>0.0199922639877</text:p>
          </table:table-cell>
          <table:table-cell/>
          <table:table-cell office:value-type="float" office:value="1.59289866893379E+018" calcext:value-type="float">
            <text:p>1.59289866893379E+018</text:p>
          </table:table-cell>
          <table:table-cell office:value-type="float" office:value="417" calcext:value-type="float">
            <text:p>417</text:p>
          </table:table-cell>
          <table:table-cell office:value-type="float" office:value="1.59289866888154E+018" calcext:value-type="float">
            <text:p>1.59289866888154E+018</text:p>
          </table:table-cell>
          <table:table-cell/>
          <table:table-cell office:value-type="float" office:value="-0.00555999996141" calcext:value-type="float">
            <text:p>-0.00555999996141</text:p>
          </table:table-cell>
          <table:table-cell office:value-type="float" office:value="-0.0112180002034" calcext:value-type="float">
            <text:p>-0.0112180002034</text:p>
          </table:table-cell>
          <table:table-cell table:number-columns-repeated="2"/>
          <table:table-cell office:value-type="float" office:value="1.59289866893458E+018" calcext:value-type="float">
            <text:p>1.59289866893458E+018</text:p>
          </table:table-cell>
          <table:table-cell office:value-type="float" office:value="417" calcext:value-type="float">
            <text:p>417</text:p>
          </table:table-cell>
          <table:table-cell office:value-type="float" office:value="1.59289866888154E+018" calcext:value-type="float">
            <text:p>1.59289866888154E+018</text:p>
          </table:table-cell>
          <table:table-cell/>
          <table:table-cell office:value-type="float" office:value="5.97219991684" calcext:value-type="float">
            <text:p>5.97219991684</text:p>
          </table:table-cell>
        </table:table-row>
        <table:table-row table:style-name="ro1">
          <table:table-cell office:value-type="float" office:value="1.59289866898716E+018" calcext:value-type="float">
            <text:p>1.59289866898716E+018</text:p>
          </table:table-cell>
          <table:table-cell office:value-type="float" office:value="181" calcext:value-type="float">
            <text:p>181</text:p>
          </table:table-cell>
          <table:table-cell office:value-type="float" office:value="1.5928986689335E+018" calcext:value-type="float">
            <text:p>1.5928986689335E+018</text:p>
          </table:table-cell>
          <table:table-cell/>
          <table:table-cell office:value-type="float" office:value="-0.00821510888636" calcext:value-type="float">
            <text:p>-0.00821510888636</text:p>
          </table:table-cell>
          <table:table-cell office:value-type="float" office:value="0.014641277492" calcext:value-type="float">
            <text:p>0.014641277492</text:p>
          </table:table-cell>
          <table:table-cell office:value-type="float" office:value="-0.0057008205913" calcext:value-type="float">
            <text:p>-0.0057008205913</text:p>
          </table:table-cell>
          <table:table-cell office:value-type="float" office:value="0.0177300423384" calcext:value-type="float">
            <text:p>0.0177300423384</text:p>
          </table:table-cell>
          <table:table-cell office:value-type="float" office:value="0.0188824404031" calcext:value-type="float">
            <text:p>0.0188824404031</text:p>
          </table:table-cell>
          <table:table-cell/>
          <table:table-cell office:value-type="float" office:value="1.59289866898734E+018" calcext:value-type="float">
            <text:p>1.59289866898734E+018</text:p>
          </table:table-cell>
          <table:table-cell office:value-type="float" office:value="418" calcext:value-type="float">
            <text:p>418</text:p>
          </table:table-cell>
          <table:table-cell office:value-type="float" office:value="1.5928986689335E+018" calcext:value-type="float">
            <text:p>1.5928986689335E+018</text:p>
          </table:table-cell>
          <table:table-cell/>
          <table:table-cell office:value-type="float" office:value="-0.0213600005955" calcext:value-type="float">
            <text:p>-0.0213600005955</text:p>
          </table:table-cell>
          <table:table-cell office:value-type="float" office:value="-0.01523800008" calcext:value-type="float">
            <text:p>-0.01523800008</text:p>
          </table:table-cell>
          <table:table-cell table:number-columns-repeated="2"/>
          <table:table-cell office:value-type="float" office:value="1.59289866898687E+018" calcext:value-type="float">
            <text:p>1.59289866898687E+018</text:p>
          </table:table-cell>
          <table:table-cell office:value-type="float" office:value="418" calcext:value-type="float">
            <text:p>418</text:p>
          </table:table-cell>
          <table:table-cell office:value-type="float" office:value="1.5928986689335E+018" calcext:value-type="float">
            <text:p>1.5928986689335E+018</text:p>
          </table:table-cell>
          <table:table-cell/>
          <table:table-cell office:value-type="float" office:value="5.89319992065" calcext:value-type="float">
            <text:p>5.89319992065</text:p>
          </table:table-cell>
        </table:table-row>
        <table:table-row table:style-name="ro1">
          <table:table-cell office:value-type="float" office:value="1.59289866903993E+018" calcext:value-type="float">
            <text:p>1.59289866903993E+018</text:p>
          </table:table-cell>
          <table:table-cell office:value-type="float" office:value="182" calcext:value-type="float">
            <text:p>182</text:p>
          </table:table-cell>
          <table:table-cell office:value-type="float" office:value="1.59289866898773E+018" calcext:value-type="float">
            <text:p>1.59289866898773E+018</text:p>
          </table:table-cell>
          <table:table-cell/>
          <table:table-cell office:value-type="float" office:value="-0.0112735554576" calcext:value-type="float">
            <text:p>-0.0112735554576</text:p>
          </table:table-cell>
          <table:table-cell office:value-type="float" office:value="0.0124191902578" calcext:value-type="float">
            <text:p>0.0124191902578</text:p>
          </table:table-cell>
          <table:table-cell office:value-type="float" office:value="-0.00853758770972" calcext:value-type="float">
            <text:p>-0.00853758770972</text:p>
          </table:table-cell>
          <table:table-cell office:value-type="float" office:value="0.018820727244" calcext:value-type="float">
            <text:p>0.018820727244</text:p>
          </table:table-cell>
          <table:table-cell office:value-type="float" office:value="0.0185845382512" calcext:value-type="float">
            <text:p>0.0185845382512</text:p>
          </table:table-cell>
          <table:table-cell/>
          <table:table-cell office:value-type="float" office:value="1.59289866903994E+018" calcext:value-type="float">
            <text:p>1.59289866903994E+018</text:p>
          </table:table-cell>
          <table:table-cell office:value-type="float" office:value="419" calcext:value-type="float">
            <text:p>419</text:p>
          </table:table-cell>
          <table:table-cell office:value-type="float" office:value="1.59289866898773E+018" calcext:value-type="float">
            <text:p>1.59289866898773E+018</text:p>
          </table:table-cell>
          <table:table-cell/>
          <table:table-cell office:value-type="float" office:value="-0.00548999989405" calcext:value-type="float">
            <text:p>-0.00548999989405</text:p>
          </table:table-cell>
          <table:table-cell office:value-type="float" office:value="-0.0143659999594" calcext:value-type="float">
            <text:p>-0.0143659999594</text:p>
          </table:table-cell>
          <table:table-cell table:number-columns-repeated="2"/>
          <table:table-cell office:value-type="float" office:value="1.59289866904134E+018" calcext:value-type="float">
            <text:p>1.59289866904134E+018</text:p>
          </table:table-cell>
          <table:table-cell office:value-type="float" office:value="419" calcext:value-type="float">
            <text:p>419</text:p>
          </table:table-cell>
          <table:table-cell office:value-type="float" office:value="1.59289866898773E+018" calcext:value-type="float">
            <text:p>1.59289866898773E+018</text:p>
          </table:table-cell>
          <table:table-cell/>
          <table:table-cell office:value-type="float" office:value="5.97254991531" calcext:value-type="float">
            <text:p>5.97254991531</text:p>
          </table:table-cell>
        </table:table-row>
        <table:table-row table:style-name="ro1">
          <table:table-cell office:value-type="float" office:value="1.5928986690912E+018" calcext:value-type="float">
            <text:p>1.5928986690912E+018</text:p>
          </table:table-cell>
          <table:table-cell office:value-type="float" office:value="183" calcext:value-type="float">
            <text:p>183</text:p>
          </table:table-cell>
          <table:table-cell office:value-type="float" office:value="1.5928986690396E+018" calcext:value-type="float">
            <text:p>1.5928986690396E+018</text:p>
          </table:table-cell>
          <table:table-cell/>
          <table:table-cell office:value-type="float" office:value="-0.0107157891616" calcext:value-type="float">
            <text:p>-0.0107157891616</text:p>
          </table:table-cell>
          <table:table-cell office:value-type="float" office:value="0.00942688249052" calcext:value-type="float">
            <text:p>0.00942688249052</text:p>
          </table:table-cell>
          <table:table-cell office:value-type="float" office:value="-0.00944583211094" calcext:value-type="float">
            <text:p>-0.00944583211094</text:p>
          </table:table-cell>
          <table:table-cell office:value-type="float" office:value="0.0171148478985" calcext:value-type="float">
            <text:p>0.0171148478985</text:p>
          </table:table-cell>
          <table:table-cell office:value-type="float" office:value="0.018182810396" calcext:value-type="float">
            <text:p>0.018182810396</text:p>
          </table:table-cell>
          <table:table-cell/>
          <table:table-cell office:value-type="float" office:value="1.59289866909183E+018" calcext:value-type="float">
            <text:p>1.59289866909183E+018</text:p>
          </table:table-cell>
          <table:table-cell office:value-type="float" office:value="420" calcext:value-type="float">
            <text:p>420</text:p>
          </table:table-cell>
          <table:table-cell office:value-type="float" office:value="1.5928986690396E+018" calcext:value-type="float">
            <text:p>1.5928986690396E+018</text:p>
          </table:table-cell>
          <table:table-cell/>
          <table:table-cell office:value-type="float" office:value="-0.0077399997972" calcext:value-type="float">
            <text:p>-0.0077399997972</text:p>
          </table:table-cell>
          <table:table-cell office:value-type="float" office:value="-0.0126740001142" calcext:value-type="float">
            <text:p>-0.0126740001142</text:p>
          </table:table-cell>
          <table:table-cell table:number-columns-repeated="2"/>
          <table:table-cell office:value-type="float" office:value="1.59289866909293E+018" calcext:value-type="float">
            <text:p>1.59289866909293E+018</text:p>
          </table:table-cell>
          <table:table-cell office:value-type="float" office:value="420" calcext:value-type="float">
            <text:p>420</text:p>
          </table:table-cell>
          <table:table-cell office:value-type="float" office:value="1.5928986690396E+018" calcext:value-type="float">
            <text:p>1.5928986690396E+018</text:p>
          </table:table-cell>
          <table:table-cell/>
          <table:table-cell office:value-type="float" office:value="5.96129989624" calcext:value-type="float">
            <text:p>5.96129989624</text:p>
          </table:table-cell>
        </table:table-row>
        <table:table-row table:style-name="ro1">
          <table:table-cell office:value-type="float" office:value="1.59289866919315E+018" calcext:value-type="float">
            <text:p>1.59289866919315E+018</text:p>
          </table:table-cell>
          <table:table-cell office:value-type="float" office:value="184" calcext:value-type="float">
            <text:p>184</text:p>
          </table:table-cell>
          <table:table-cell office:value-type="float" office:value="1.59289866909158E+018" calcext:value-type="float">
            <text:p>1.59289866909158E+018</text:p>
          </table:table-cell>
          <table:table-cell/>
          <table:table-cell office:value-type="float" office:value="-0.0121150873601" calcext:value-type="float">
            <text:p>-0.0121150873601</text:p>
          </table:table-cell>
          <table:table-cell office:value-type="float" office:value="0.00853317417204" calcext:value-type="float">
            <text:p>0.00853317417204</text:p>
          </table:table-cell>
          <table:table-cell office:value-type="float" office:value="-0.0099720088765" calcext:value-type="float">
            <text:p>-0.0099720088765</text:p>
          </table:table-cell>
          <table:table-cell office:value-type="float" office:value="0.0178614482284" calcext:value-type="float">
            <text:p>0.0178614482284</text:p>
          </table:table-cell>
          <table:table-cell office:value-type="float" office:value="0.0180882457644" calcext:value-type="float">
            <text:p>0.0180882457644</text:p>
          </table:table-cell>
          <table:table-cell/>
          <table:table-cell office:value-type="float" office:value="1.5928986691932E+018" calcext:value-type="float">
            <text:p>1.5928986691932E+018</text:p>
          </table:table-cell>
          <table:table-cell office:value-type="float" office:value="421" calcext:value-type="float">
            <text:p>421</text:p>
          </table:table-cell>
          <table:table-cell office:value-type="float" office:value="1.59289866909158E+018" calcext:value-type="float">
            <text:p>1.59289866909158E+018</text:p>
          </table:table-cell>
          <table:table-cell/>
          <table:table-cell office:value-type="float" office:value="-0.00182000000495" calcext:value-type="float">
            <text:p>-0.00182000000495</text:p>
          </table:table-cell>
          <table:table-cell office:value-type="float" office:value="-0.00839400012046" calcext:value-type="float">
            <text:p>-0.00839400012046</text:p>
          </table:table-cell>
          <table:table-cell table:number-columns-repeated="2"/>
          <table:table-cell office:value-type="float" office:value="1.59289866919464E+018" calcext:value-type="float">
            <text:p>1.59289866919464E+018</text:p>
          </table:table-cell>
          <table:table-cell office:value-type="float" office:value="421" calcext:value-type="float">
            <text:p>421</text:p>
          </table:table-cell>
          <table:table-cell office:value-type="float" office:value="1.59289866909158E+018" calcext:value-type="float">
            <text:p>1.59289866909158E+018</text:p>
          </table:table-cell>
          <table:table-cell/>
          <table:table-cell office:value-type="float" office:value="5.99090003967" calcext:value-type="float">
            <text:p>5.99090003967</text:p>
          </table:table-cell>
        </table:table-row>
        <table:table-row table:style-name="ro1">
          <table:table-cell office:value-type="float" office:value="1.59289866924646E+018" calcext:value-type="float">
            <text:p>1.59289866924646E+018</text:p>
          </table:table-cell>
          <table:table-cell office:value-type="float" office:value="185" calcext:value-type="float">
            <text:p>185</text:p>
          </table:table-cell>
          <table:table-cell office:value-type="float" office:value="1.59289866919358E+018" calcext:value-type="float">
            <text:p>1.59289866919358E+018</text:p>
          </table:table-cell>
          <table:table-cell/>
          <table:table-cell office:value-type="float" office:value="-0.0125518571585" calcext:value-type="float">
            <text:p>-0.0125518571585</text:p>
          </table:table-cell>
          <table:table-cell office:value-type="float" office:value="0.00432036072016" calcext:value-type="float">
            <text:p>0.00432036072016</text:p>
          </table:table-cell>
          <table:table-cell office:value-type="float" office:value="-0.0123633565381" calcext:value-type="float">
            <text:p>-0.0123633565381</text:p>
          </table:table-cell>
          <table:table-cell office:value-type="float" office:value="0.0181402098387" calcext:value-type="float">
            <text:p>0.0181402098387</text:p>
          </table:table-cell>
          <table:table-cell office:value-type="float" office:value="0.0179334543645" calcext:value-type="float">
            <text:p>0.0179334543645</text:p>
          </table:table-cell>
          <table:table-cell/>
          <table:table-cell office:value-type="float" office:value="1.59289866924651E+018" calcext:value-type="float">
            <text:p>1.59289866924651E+018</text:p>
          </table:table-cell>
          <table:table-cell office:value-type="float" office:value="422" calcext:value-type="float">
            <text:p>422</text:p>
          </table:table-cell>
          <table:table-cell office:value-type="float" office:value="1.59289866919358E+018" calcext:value-type="float">
            <text:p>1.59289866919358E+018</text:p>
          </table:table-cell>
          <table:table-cell/>
          <table:table-cell office:value-type="float" office:value="-0.00152000004891" calcext:value-type="float">
            <text:p>-0.00152000004891</text:p>
          </table:table-cell>
          <table:table-cell office:value-type="float" office:value="-0.00758600002155" calcext:value-type="float">
            <text:p>-0.00758600002155</text:p>
          </table:table-cell>
          <table:table-cell table:number-columns-repeated="2"/>
          <table:table-cell office:value-type="float" office:value="1.5928986692478E+018" calcext:value-type="float">
            <text:p>1.5928986692478E+018</text:p>
          </table:table-cell>
          <table:table-cell office:value-type="float" office:value="422" calcext:value-type="float">
            <text:p>422</text:p>
          </table:table-cell>
          <table:table-cell office:value-type="float" office:value="1.59289866919358E+018" calcext:value-type="float">
            <text:p>1.59289866919358E+018</text:p>
          </table:table-cell>
          <table:table-cell/>
          <table:table-cell office:value-type="float" office:value="5.99240016937" calcext:value-type="float">
            <text:p>5.99240016937</text:p>
          </table:table-cell>
        </table:table-row>
        <table:table-row table:style-name="ro1">
          <table:table-cell office:value-type="float" office:value="1.59289866929795E+018" calcext:value-type="float">
            <text:p>1.59289866929795E+018</text:p>
          </table:table-cell>
          <table:table-cell office:value-type="float" office:value="186" calcext:value-type="float">
            <text:p>186</text:p>
          </table:table-cell>
          <table:table-cell office:value-type="float" office:value="1.59289866924587E+018" calcext:value-type="float">
            <text:p>1.59289866924587E+018</text:p>
          </table:table-cell>
          <table:table-cell/>
          <table:table-cell office:value-type="float" office:value="-0.0119668086991" calcext:value-type="float">
            <text:p>-0.0119668086991</text:p>
          </table:table-cell>
          <table:table-cell office:value-type="float" office:value="0.00173984072171" calcext:value-type="float">
            <text:p>0.00173984072171</text:p>
          </table:table-cell>
          <table:table-cell office:value-type="float" office:value="-0.0125121027231" calcext:value-type="float">
            <text:p>-0.0125121027231</text:p>
          </table:table-cell>
          <table:table-cell office:value-type="float" office:value="0.0174006987363" calcext:value-type="float">
            <text:p>0.0174006987363</text:p>
          </table:table-cell>
          <table:table-cell office:value-type="float" office:value="0.0178675856441" calcext:value-type="float">
            <text:p>0.0178675856441</text:p>
          </table:table-cell>
          <table:table-cell/>
          <table:table-cell office:value-type="float" office:value="1.59289866929835E+018" calcext:value-type="float">
            <text:p>1.59289866929835E+018</text:p>
          </table:table-cell>
          <table:table-cell office:value-type="float" office:value="423" calcext:value-type="float">
            <text:p>423</text:p>
          </table:table-cell>
          <table:table-cell office:value-type="float" office:value="1.59289866924587E+018" calcext:value-type="float">
            <text:p>1.59289866924587E+018</text:p>
          </table:table-cell>
          <table:table-cell/>
          <table:table-cell office:value-type="float" office:value="-0.00126000004821" calcext:value-type="float">
            <text:p>-0.00126000004821</text:p>
          </table:table-cell>
          <table:table-cell office:value-type="float" office:value="-0.0035659999121" calcext:value-type="float">
            <text:p>-0.0035659999121</text:p>
          </table:table-cell>
          <table:table-cell table:number-columns-repeated="2"/>
          <table:table-cell office:value-type="float" office:value="1.59289866929911E+018" calcext:value-type="float">
            <text:p>1.59289866929911E+018</text:p>
          </table:table-cell>
          <table:table-cell office:value-type="float" office:value="423" calcext:value-type="float">
            <text:p>423</text:p>
          </table:table-cell>
          <table:table-cell office:value-type="float" office:value="1.59289866924587E+018" calcext:value-type="float">
            <text:p>1.59289866924587E+018</text:p>
          </table:table-cell>
          <table:table-cell/>
          <table:table-cell office:value-type="float" office:value="5.99370002747" calcext:value-type="float">
            <text:p>5.99370002747</text:p>
          </table:table-cell>
        </table:table-row>
        <table:table-row table:style-name="ro1">
          <table:table-cell office:value-type="float" office:value="1.59289866935111E+018" calcext:value-type="float">
            <text:p>1.59289866935111E+018</text:p>
          </table:table-cell>
          <table:table-cell office:value-type="float" office:value="187" calcext:value-type="float">
            <text:p>187</text:p>
          </table:table-cell>
          <table:table-cell office:value-type="float" office:value="1.5928986692981E+018" calcext:value-type="float">
            <text:p>1.5928986692981E+018</text:p>
          </table:table-cell>
          <table:table-cell/>
          <table:table-cell office:value-type="float" office:value="-0.011986062862" calcext:value-type="float">
            <text:p>-0.011986062862</text:p>
          </table:table-cell>
          <table:table-cell office:value-type="float" office:value="-0.000140437347" calcext:value-type="float">
            <text:p>-0.000140437347</text:p>
          </table:table-cell>
          <table:table-cell office:value-type="float" office:value="-0.0139810899273" calcext:value-type="float">
            <text:p>-0.0139810899273</text:p>
          </table:table-cell>
          <table:table-cell office:value-type="float" office:value="0.0184161961079" calcext:value-type="float">
            <text:p>0.0184161961079</text:p>
          </table:table-cell>
          <table:table-cell office:value-type="float" office:value="0.0177866797894" calcext:value-type="float">
            <text:p>0.0177866797894</text:p>
          </table:table-cell>
          <table:table-cell/>
          <table:table-cell office:value-type="float" office:value="1.59289866934982E+018" calcext:value-type="float">
            <text:p>1.59289866934982E+018</text:p>
          </table:table-cell>
          <table:table-cell office:value-type="float" office:value="424" calcext:value-type="float">
            <text:p>424</text:p>
          </table:table-cell>
          <table:table-cell office:value-type="float" office:value="1.5928986692981E+018" calcext:value-type="float">
            <text:p>1.5928986692981E+018</text:p>
          </table:table-cell>
          <table:table-cell/>
          <table:table-cell office:value-type="float" office:value="-0.00155000004452" calcext:value-type="float">
            <text:p>-0.00155000004452</text:p>
          </table:table-cell>
          <table:table-cell office:value-type="float" office:value="-0.00277799996547" calcext:value-type="float">
            <text:p>-0.00277799996547</text:p>
          </table:table-cell>
          <table:table-cell table:number-columns-repeated="2"/>
          <table:table-cell office:value-type="float" office:value="1.59289866935175E+018" calcext:value-type="float">
            <text:p>1.59289866935175E+018</text:p>
          </table:table-cell>
          <table:table-cell office:value-type="float" office:value="424" calcext:value-type="float">
            <text:p>424</text:p>
          </table:table-cell>
          <table:table-cell office:value-type="float" office:value="1.5928986692981E+018" calcext:value-type="float">
            <text:p>1.5928986692981E+018</text:p>
          </table:table-cell>
          <table:table-cell/>
          <table:table-cell office:value-type="float" office:value="5.99224996567" calcext:value-type="float">
            <text:p>5.99224996567</text:p>
          </table:table-cell>
        </table:table-row>
        <table:table-row table:style-name="ro1">
          <table:table-cell office:value-type="float" office:value="1.59289866940134E+018" calcext:value-type="float">
            <text:p>1.59289866940134E+018</text:p>
          </table:table-cell>
          <table:table-cell office:value-type="float" office:value="188" calcext:value-type="float">
            <text:p>188</text:p>
          </table:table-cell>
          <table:table-cell office:value-type="float" office:value="1.59289866934959E+018" calcext:value-type="float">
            <text:p>1.59289866934959E+018</text:p>
          </table:table-cell>
          <table:table-cell/>
          <table:table-cell office:value-type="float" office:value="-0.0129755474627" calcext:value-type="float">
            <text:p>-0.0129755474627</text:p>
          </table:table-cell>
          <table:table-cell office:value-type="float" office:value="-0.00246912124567" calcext:value-type="float">
            <text:p>-0.00246912124567</text:p>
          </table:table-cell>
          <table:table-cell office:value-type="float" office:value="-0.0161222219467" calcext:value-type="float">
            <text:p>-0.0161222219467</text:p>
          </table:table-cell>
          <table:table-cell office:value-type="float" office:value="0.0208419635892" calcext:value-type="float">
            <text:p>0.0208419635892</text:p>
          </table:table-cell>
          <table:table-cell office:value-type="float" office:value="0.0185321029276" calcext:value-type="float">
            <text:p>0.0185321029276</text:p>
          </table:table-cell>
          <table:table-cell/>
          <table:table-cell office:value-type="float" office:value="1.59289866940135E+018" calcext:value-type="float">
            <text:p>1.59289866940135E+018</text:p>
          </table:table-cell>
          <table:table-cell office:value-type="float" office:value="425" calcext:value-type="float">
            <text:p>425</text:p>
          </table:table-cell>
          <table:table-cell office:value-type="float" office:value="1.59289866934959E+018" calcext:value-type="float">
            <text:p>1.59289866934959E+018</text:p>
          </table:table-cell>
          <table:table-cell/>
          <table:table-cell office:value-type="float" office:value="0.0144800003618" calcext:value-type="float">
            <text:p>0.0144800003618</text:p>
          </table:table-cell>
          <table:table-cell office:value-type="float" office:value="0.00166599999648" calcext:value-type="float">
            <text:p>0.00166599999648</text:p>
          </table:table-cell>
          <table:table-cell table:number-columns-repeated="2"/>
          <table:table-cell office:value-type="float" office:value="1.59289866940254E+018" calcext:value-type="float">
            <text:p>1.59289866940254E+018</text:p>
          </table:table-cell>
          <table:table-cell office:value-type="float" office:value="425" calcext:value-type="float">
            <text:p>425</text:p>
          </table:table-cell>
          <table:table-cell office:value-type="float" office:value="1.59289866934959E+018" calcext:value-type="float">
            <text:p>1.59289866934959E+018</text:p>
          </table:table-cell>
          <table:table-cell/>
          <table:table-cell office:value-type="float" office:value="6.07240009308" calcext:value-type="float">
            <text:p>6.07240009308</text:p>
          </table:table-cell>
        </table:table-row>
        <table:table-row table:style-name="ro1">
          <table:table-cell office:value-type="float" office:value="1.59289866945426E+018" calcext:value-type="float">
            <text:p>1.59289866945426E+018</text:p>
          </table:table-cell>
          <table:table-cell office:value-type="float" office:value="189" calcext:value-type="float">
            <text:p>189</text:p>
          </table:table-cell>
          <table:table-cell office:value-type="float" office:value="1.59289866940165E+018" calcext:value-type="float">
            <text:p>1.59289866940165E+018</text:p>
          </table:table-cell>
          <table:table-cell/>
          <table:table-cell office:value-type="float" office:value="-0.01136100851" calcext:value-type="float">
            <text:p>-0.01136100851</text:p>
          </table:table-cell>
          <table:table-cell office:value-type="float" office:value="-0.00551355117932" calcext:value-type="float">
            <text:p>-0.00551355117932</text:p>
          </table:table-cell>
          <table:table-cell office:value-type="float" office:value="-0.0165927205235" calcext:value-type="float">
            <text:p>-0.0165927205235</text:p>
          </table:table-cell>
          <table:table-cell office:value-type="float" office:value="0.0208516232669" calcext:value-type="float">
            <text:p>0.0208516232669</text:p>
          </table:table-cell>
          <table:table-cell office:value-type="float" office:value="0.0191301386803" calcext:value-type="float">
            <text:p>0.0191301386803</text:p>
          </table:table-cell>
          <table:table-cell/>
          <table:table-cell office:value-type="float" office:value="1.59289866945364E+018" calcext:value-type="float">
            <text:p>1.59289866945364E+018</text:p>
          </table:table-cell>
          <table:table-cell office:value-type="float" office:value="426" calcext:value-type="float">
            <text:p>426</text:p>
          </table:table-cell>
          <table:table-cell office:value-type="float" office:value="1.59289866940165E+018" calcext:value-type="float">
            <text:p>1.59289866940165E+018</text:p>
          </table:table-cell>
          <table:table-cell/>
          <table:table-cell office:value-type="float" office:value="0.0114900004119" calcext:value-type="float">
            <text:p>0.0114900004119</text:p>
          </table:table-cell>
          <table:table-cell office:value-type="float" office:value="0.00432799989358" calcext:value-type="float">
            <text:p>0.00432799989358</text:p>
          </table:table-cell>
          <table:table-cell table:number-columns-repeated="2"/>
          <table:table-cell office:value-type="float" office:value="1.59289866945516E+018" calcext:value-type="float">
            <text:p>1.59289866945516E+018</text:p>
          </table:table-cell>
          <table:table-cell office:value-type="float" office:value="426" calcext:value-type="float">
            <text:p>426</text:p>
          </table:table-cell>
          <table:table-cell office:value-type="float" office:value="1.59289866940165E+018" calcext:value-type="float">
            <text:p>1.59289866940165E+018</text:p>
          </table:table-cell>
          <table:table-cell/>
          <table:table-cell office:value-type="float" office:value="6.05744981766" calcext:value-type="float">
            <text:p>6.05744981766</text:p>
          </table:table-cell>
        </table:table-row>
        <table:table-row table:style-name="ro1">
          <table:table-cell office:value-type="float" office:value="1.59289866950557E+018" calcext:value-type="float">
            <text:p>1.59289866950557E+018</text:p>
          </table:table-cell>
          <table:table-cell office:value-type="float" office:value="190" calcext:value-type="float">
            <text:p>190</text:p>
          </table:table-cell>
          <table:table-cell office:value-type="float" office:value="1.5928986694539E+018" calcext:value-type="float">
            <text:p>1.5928986694539E+018</text:p>
          </table:table-cell>
          <table:table-cell/>
          <table:table-cell office:value-type="float" office:value="-0.0111473249272" calcext:value-type="float">
            <text:p>-0.0111473249272</text:p>
          </table:table-cell>
          <table:table-cell office:value-type="float" office:value="-0.00667879823595" calcext:value-type="float">
            <text:p>-0.00667879823595</text:p>
          </table:table-cell>
          <table:table-cell office:value-type="float" office:value="-0.0163670927286" calcext:value-type="float">
            <text:p>-0.0163670927286</text:p>
          </table:table-cell>
          <table:table-cell office:value-type="float" office:value="0.0208985880017" calcext:value-type="float">
            <text:p>0.0208985880017</text:p>
          </table:table-cell>
          <table:table-cell office:value-type="float" office:value="0.0196818131953" calcext:value-type="float">
            <text:p>0.0196818131953</text:p>
          </table:table-cell>
          <table:table-cell/>
          <table:table-cell office:value-type="float" office:value="1.59289866950611E+018" calcext:value-type="float">
            <text:p>1.59289866950611E+018</text:p>
          </table:table-cell>
          <table:table-cell office:value-type="float" office:value="427" calcext:value-type="float">
            <text:p>427</text:p>
          </table:table-cell>
          <table:table-cell office:value-type="float" office:value="1.5928986694539E+018" calcext:value-type="float">
            <text:p>1.5928986694539E+018</text:p>
          </table:table-cell>
          <table:table-cell/>
          <table:table-cell office:value-type="float" office:value="0.0105600003153" calcext:value-type="float">
            <text:p>0.0105600003153</text:p>
          </table:table-cell>
          <table:table-cell office:value-type="float" office:value="0.0067440001294" calcext:value-type="float">
            <text:p>0.0067440001294</text:p>
          </table:table-cell>
          <table:table-cell table:number-columns-repeated="2"/>
          <table:table-cell office:value-type="float" office:value="1.59289866950732E+018" calcext:value-type="float">
            <text:p>1.59289866950732E+018</text:p>
          </table:table-cell>
          <table:table-cell office:value-type="float" office:value="427" calcext:value-type="float">
            <text:p>427</text:p>
          </table:table-cell>
          <table:table-cell office:value-type="float" office:value="1.5928986694539E+018" calcext:value-type="float">
            <text:p>1.5928986694539E+018</text:p>
          </table:table-cell>
          <table:table-cell/>
          <table:table-cell office:value-type="float" office:value="6.05280017853" calcext:value-type="float">
            <text:p>6.05280017853</text:p>
          </table:table-cell>
        </table:table-row>
        <table:table-row table:style-name="ro1">
          <table:table-cell office:value-type="float" office:value="1.59289866955749E+018" calcext:value-type="float">
            <text:p>1.59289866955749E+018</text:p>
          </table:table-cell>
          <table:table-cell office:value-type="float" office:value="191" calcext:value-type="float">
            <text:p>191</text:p>
          </table:table-cell>
          <table:table-cell office:value-type="float" office:value="1.59289866950581E+018" calcext:value-type="float">
            <text:p>1.59289866950581E+018</text:p>
          </table:table-cell>
          <table:table-cell/>
          <table:table-cell office:value-type="float" office:value="-0.0111023439094" calcext:value-type="float">
            <text:p>-0.0111023439094</text:p>
          </table:table-cell>
          <table:table-cell office:value-type="float" office:value="-0.0091265887022" calcext:value-type="float">
            <text:p>-0.0091265887022</text:p>
          </table:table-cell>
          <table:table-cell office:value-type="float" office:value="-0.0178533177823" calcext:value-type="float">
            <text:p>-0.0178533177823</text:p>
          </table:table-cell>
          <table:table-cell office:value-type="float" office:value="0.0229193717241" calcext:value-type="float">
            <text:p>0.0229193717241</text:p>
          </table:table-cell>
          <table:table-cell office:value-type="float" office:value="0.0207855477929" calcext:value-type="float">
            <text:p>0.0207855477929</text:p>
          </table:table-cell>
          <table:table-cell/>
          <table:table-cell office:value-type="float" office:value="1.59289866955756E+018" calcext:value-type="float">
            <text:p>1.59289866955756E+018</text:p>
          </table:table-cell>
          <table:table-cell office:value-type="float" office:value="428" calcext:value-type="float">
            <text:p>428</text:p>
          </table:table-cell>
          <table:table-cell office:value-type="float" office:value="1.59289866950581E+018" calcext:value-type="float">
            <text:p>1.59289866950581E+018</text:p>
          </table:table-cell>
          <table:table-cell/>
          <table:table-cell office:value-type="float" office:value="0.0212600007653" calcext:value-type="float">
            <text:p>0.0212600007653</text:p>
          </table:table-cell>
          <table:table-cell office:value-type="float" office:value="0.0112479999661" calcext:value-type="float">
            <text:p>0.0112479999661</text:p>
          </table:table-cell>
          <table:table-cell table:number-columns-repeated="2"/>
          <table:table-cell office:value-type="float" office:value="1.59289866955864E+018" calcext:value-type="float">
            <text:p>1.59289866955864E+018</text:p>
          </table:table-cell>
          <table:table-cell office:value-type="float" office:value="428" calcext:value-type="float">
            <text:p>428</text:p>
          </table:table-cell>
          <table:table-cell office:value-type="float" office:value="1.59289866950581E+018" calcext:value-type="float">
            <text:p>1.59289866950581E+018</text:p>
          </table:table-cell>
          <table:table-cell/>
          <table:table-cell office:value-type="float" office:value="6.10629987717" calcext:value-type="float">
            <text:p>6.10629987717</text:p>
          </table:table-cell>
        </table:table-row>
        <table:table-row table:style-name="ro1">
          <table:table-cell office:value-type="float" office:value="1.59289866960958E+018" calcext:value-type="float">
            <text:p>1.59289866960958E+018</text:p>
          </table:table-cell>
          <table:table-cell office:value-type="float" office:value="192" calcext:value-type="float">
            <text:p>192</text:p>
          </table:table-cell>
          <table:table-cell office:value-type="float" office:value="1.59289866955784E+018" calcext:value-type="float">
            <text:p>1.59289866955784E+018</text:p>
          </table:table-cell>
          <table:table-cell/>
          <table:table-cell office:value-type="float" office:value="-0.00981007516384" calcext:value-type="float">
            <text:p>-0.00981007516384</text:p>
          </table:table-cell>
          <table:table-cell office:value-type="float" office:value="-0.0104627758265" calcext:value-type="float">
            <text:p>-0.0104627758265</text:p>
          </table:table-cell>
          <table:table-cell office:value-type="float" office:value="-0.0157268438488" calcext:value-type="float">
            <text:p>-0.0157268438488</text:p>
          </table:table-cell>
          <table:table-cell office:value-type="float" office:value="0.021284757182" calcext:value-type="float">
            <text:p>0.021284757182</text:p>
          </table:table-cell>
          <table:table-cell office:value-type="float" office:value="0.0213592611253" calcext:value-type="float">
            <text:p>0.0213592611253</text:p>
          </table:table-cell>
          <table:table-cell/>
          <table:table-cell office:value-type="float" office:value="1.59289866960967E+018" calcext:value-type="float">
            <text:p>1.59289866960967E+018</text:p>
          </table:table-cell>
          <table:table-cell office:value-type="float" office:value="429" calcext:value-type="float">
            <text:p>429</text:p>
          </table:table-cell>
          <table:table-cell office:value-type="float" office:value="1.59289866955784E+018" calcext:value-type="float">
            <text:p>1.59289866955784E+018</text:p>
          </table:table-cell>
          <table:table-cell/>
          <table:table-cell office:value-type="float" office:value="0.0110299997032" calcext:value-type="float">
            <text:p>0.0110299997032</text:p>
          </table:table-cell>
          <table:table-cell office:value-type="float" office:value="0.0137639995664" calcext:value-type="float">
            <text:p>0.0137639995664</text:p>
          </table:table-cell>
          <table:table-cell table:number-columns-repeated="2"/>
          <table:table-cell office:value-type="float" office:value="1.59289866961087E+018" calcext:value-type="float">
            <text:p>1.59289866961087E+018</text:p>
          </table:table-cell>
          <table:table-cell office:value-type="float" office:value="429" calcext:value-type="float">
            <text:p>429</text:p>
          </table:table-cell>
          <table:table-cell office:value-type="float" office:value="1.59289866955784E+018" calcext:value-type="float">
            <text:p>1.59289866955784E+018</text:p>
          </table:table-cell>
          <table:table-cell/>
          <table:table-cell office:value-type="float" office:value="6.05515003204" calcext:value-type="float">
            <text:p>6.05515003204</text:p>
          </table:table-cell>
        </table:table-row>
        <table:table-row table:style-name="ro1">
          <table:table-cell office:value-type="float" office:value="1.59289866966148E+018" calcext:value-type="float">
            <text:p>1.59289866966148E+018</text:p>
          </table:table-cell>
          <table:table-cell office:value-type="float" office:value="193" calcext:value-type="float">
            <text:p>193</text:p>
          </table:table-cell>
          <table:table-cell office:value-type="float" office:value="1.59289866960993E+018" calcext:value-type="float">
            <text:p>1.59289866960993E+018</text:p>
          </table:table-cell>
          <table:table-cell/>
          <table:table-cell office:value-type="float" office:value="-0.0096537610516" calcext:value-type="float">
            <text:p>-0.0096537610516</text:p>
          </table:table-cell>
          <table:table-cell office:value-type="float" office:value="-0.0112364031374" calcext:value-type="float">
            <text:p>-0.0112364031374</text:p>
          </table:table-cell>
          <table:table-cell office:value-type="float" office:value="-0.0168537683785" calcext:value-type="float">
            <text:p>-0.0168537683785</text:p>
          </table:table-cell>
          <table:table-cell office:value-type="float" office:value="0.0224388353527" calcext:value-type="float">
            <text:p>0.0224388353527</text:p>
          </table:table-cell>
          <table:table-cell office:value-type="float" office:value="0.0216786358505" calcext:value-type="float">
            <text:p>0.0216786358505</text:p>
          </table:table-cell>
          <table:table-cell/>
          <table:table-cell office:value-type="float" office:value="1.59289866966163E+018" calcext:value-type="float">
            <text:p>1.59289866966163E+018</text:p>
          </table:table-cell>
          <table:table-cell office:value-type="float" office:value="430" calcext:value-type="float">
            <text:p>430</text:p>
          </table:table-cell>
          <table:table-cell office:value-type="float" office:value="1.59289866960993E+018" calcext:value-type="float">
            <text:p>1.59289866960993E+018</text:p>
          </table:table-cell>
          <table:table-cell/>
          <table:table-cell office:value-type="float" office:value="0.00613000011072" calcext:value-type="float">
            <text:p>0.00613000011072</text:p>
          </table:table-cell>
          <table:table-cell office:value-type="float" office:value="0.0120940003544" calcext:value-type="float">
            <text:p>0.0120940003544</text:p>
          </table:table-cell>
          <table:table-cell table:number-columns-repeated="2"/>
          <table:table-cell office:value-type="float" office:value="1.59289866966274E+018" calcext:value-type="float">
            <text:p>1.59289866966274E+018</text:p>
          </table:table-cell>
          <table:table-cell office:value-type="float" office:value="430" calcext:value-type="float">
            <text:p>430</text:p>
          </table:table-cell>
          <table:table-cell office:value-type="float" office:value="1.59289866960993E+018" calcext:value-type="float">
            <text:p>1.59289866960993E+018</text:p>
          </table:table-cell>
          <table:table-cell/>
          <table:table-cell office:value-type="float" office:value="6.03065013885" calcext:value-type="float">
            <text:p>6.03065013885</text:p>
          </table:table-cell>
        </table:table-row>
        <table:table-row table:style-name="ro1">
          <table:table-cell office:value-type="float" office:value="1.59289866976356E+018" calcext:value-type="float">
            <text:p>1.59289866976356E+018</text:p>
          </table:table-cell>
          <table:table-cell office:value-type="float" office:value="194" calcext:value-type="float">
            <text:p>194</text:p>
          </table:table-cell>
          <table:table-cell office:value-type="float" office:value="1.59289866966193E+018" calcext:value-type="float">
            <text:p>1.59289866966193E+018</text:p>
          </table:table-cell>
          <table:table-cell/>
          <table:table-cell office:value-type="float" office:value="-0.00983233749866" calcext:value-type="float">
            <text:p>-0.00983233749866</text:p>
          </table:table-cell>
          <table:table-cell office:value-type="float" office:value="-0.0126520097256" calcext:value-type="float">
            <text:p>-0.0126520097256</text:p>
          </table:table-cell>
          <table:table-cell office:value-type="float" office:value="-0.0170168578625" calcext:value-type="float">
            <text:p>-0.0170168578625</text:p>
          </table:table-cell>
          <table:table-cell office:value-type="float" office:value="0.0233735237271" calcext:value-type="float">
            <text:p>0.0233735237271</text:p>
          </table:table-cell>
          <table:table-cell office:value-type="float" office:value="0.0221830159426" calcext:value-type="float">
            <text:p>0.0221830159426</text:p>
          </table:table-cell>
          <table:table-cell/>
          <table:table-cell office:value-type="float" office:value="1.59289866976391E+018" calcext:value-type="float">
            <text:p>1.59289866976391E+018</text:p>
          </table:table-cell>
          <table:table-cell office:value-type="float" office:value="431" calcext:value-type="float">
            <text:p>431</text:p>
          </table:table-cell>
          <table:table-cell office:value-type="float" office:value="1.59289866966193E+018" calcext:value-type="float">
            <text:p>1.59289866966193E+018</text:p>
          </table:table-cell>
          <table:table-cell/>
          <table:table-cell office:value-type="float" office:value="0.0097000002861" calcext:value-type="float">
            <text:p>0.0097000002861</text:p>
          </table:table-cell>
          <table:table-cell office:value-type="float" office:value="0.0117359999567" calcext:value-type="float">
            <text:p>0.0117359999567</text:p>
          </table:table-cell>
          <table:table-cell table:number-columns-repeated="2"/>
          <table:table-cell office:value-type="float" office:value="1.59289866976495E+018" calcext:value-type="float">
            <text:p>1.59289866976495E+018</text:p>
          </table:table-cell>
          <table:table-cell office:value-type="float" office:value="431" calcext:value-type="float">
            <text:p>431</text:p>
          </table:table-cell>
          <table:table-cell office:value-type="float" office:value="1.59289866966193E+018" calcext:value-type="float">
            <text:p>1.59289866966193E+018</text:p>
          </table:table-cell>
          <table:table-cell/>
          <table:table-cell office:value-type="float" office:value="6.04850006104" calcext:value-type="float">
            <text:p>6.04850006104</text:p>
          </table:table-cell>
        </table:table-row>
        <table:table-row table:style-name="ro1">
          <table:table-cell office:value-type="float" office:value="1.5928986698159E+018" calcext:value-type="float">
            <text:p>1.5928986698159E+018</text:p>
          </table:table-cell>
          <table:table-cell office:value-type="float" office:value="195" calcext:value-type="float">
            <text:p>195</text:p>
          </table:table-cell>
          <table:table-cell office:value-type="float" office:value="1.59289866976377E+018" calcext:value-type="float">
            <text:p>1.59289866976377E+018</text:p>
          </table:table-cell>
          <table:table-cell/>
          <table:table-cell office:value-type="float" office:value="-0.00745929777622" calcext:value-type="float">
            <text:p>-0.00745929777622</text:p>
          </table:table-cell>
          <table:table-cell office:value-type="float" office:value="-0.0160111803561" calcext:value-type="float">
            <text:p>-0.0160111803561</text:p>
          </table:table-cell>
          <table:table-cell office:value-type="float" office:value="-0.0147304888815" calcext:value-type="float">
            <text:p>-0.0147304888815</text:p>
          </table:table-cell>
          <table:table-cell office:value-type="float" office:value="0.0229997020215" calcext:value-type="float">
            <text:p>0.0229997020215</text:p>
          </table:table-cell>
          <table:table-cell office:value-type="float" office:value="0.0226032380015" calcext:value-type="float">
            <text:p>0.0226032380015</text:p>
          </table:table-cell>
          <table:table-cell/>
          <table:table-cell office:value-type="float" office:value="1.59289866981661E+018" calcext:value-type="float">
            <text:p>1.59289866981661E+018</text:p>
          </table:table-cell>
          <table:table-cell office:value-type="float" office:value="432" calcext:value-type="float">
            <text:p>432</text:p>
          </table:table-cell>
          <table:table-cell office:value-type="float" office:value="1.59289866976377E+018" calcext:value-type="float">
            <text:p>1.59289866976377E+018</text:p>
          </table:table-cell>
          <table:table-cell/>
          <table:table-cell office:value-type="float" office:value="0.00412999978289" calcext:value-type="float">
            <text:p>0.00412999978289</text:p>
          </table:table-cell>
          <table:table-cell office:value-type="float" office:value="0.0104499999434" calcext:value-type="float">
            <text:p>0.0104499999434</text:p>
          </table:table-cell>
          <table:table-cell table:number-columns-repeated="2"/>
          <table:table-cell office:value-type="float" office:value="1.5928986698167E+018" calcext:value-type="float">
            <text:p>1.5928986698167E+018</text:p>
          </table:table-cell>
          <table:table-cell office:value-type="float" office:value="432" calcext:value-type="float">
            <text:p>432</text:p>
          </table:table-cell>
          <table:table-cell office:value-type="float" office:value="1.59289866976377E+018" calcext:value-type="float">
            <text:p>1.59289866976377E+018</text:p>
          </table:table-cell>
          <table:table-cell/>
          <table:table-cell office:value-type="float" office:value="6.02064990997" calcext:value-type="float">
            <text:p>6.02064990997</text:p>
          </table:table-cell>
        </table:table-row>
        <table:table-row table:style-name="ro1">
          <table:table-cell office:value-type="float" office:value="1.59289866986668E+018" calcext:value-type="float">
            <text:p>1.59289866986668E+018</text:p>
          </table:table-cell>
          <table:table-cell office:value-type="float" office:value="196" calcext:value-type="float">
            <text:p>196</text:p>
          </table:table-cell>
          <table:table-cell office:value-type="float" office:value="1.59289866981571E+018" calcext:value-type="float">
            <text:p>1.59289866981571E+018</text:p>
          </table:table-cell>
          <table:table-cell/>
          <table:table-cell office:value-type="float" office:value="-0.00593841541559" calcext:value-type="float">
            <text:p>-0.00593841541559</text:p>
          </table:table-cell>
          <table:table-cell office:value-type="float" office:value="-0.0180757977068" calcext:value-type="float">
            <text:p>-0.0180757977068</text:p>
          </table:table-cell>
          <table:table-cell office:value-type="float" office:value="-0.0135589875281" calcext:value-type="float">
            <text:p>-0.0135589875281</text:p>
          </table:table-cell>
          <table:table-cell office:value-type="float" office:value="0.0233633350581" calcext:value-type="float">
            <text:p>0.0233633350581</text:p>
          </table:table-cell>
          <table:table-cell office:value-type="float" office:value="0.0226920302957" calcext:value-type="float">
            <text:p>0.0226920302957</text:p>
          </table:table-cell>
          <table:table-cell/>
          <table:table-cell office:value-type="float" office:value="1.59289866986708E+018" calcext:value-type="float">
            <text:p>1.59289866986708E+018</text:p>
          </table:table-cell>
          <table:table-cell office:value-type="float" office:value="433" calcext:value-type="float">
            <text:p>433</text:p>
          </table:table-cell>
          <table:table-cell office:value-type="float" office:value="1.59289866981571E+018" calcext:value-type="float">
            <text:p>1.59289866981571E+018</text:p>
          </table:table-cell>
          <table:table-cell/>
          <table:table-cell office:value-type="float" office:value="0.00170999998227" calcext:value-type="float">
            <text:p>0.00170999998227</text:p>
          </table:table-cell>
          <table:table-cell office:value-type="float" office:value="0.00653999997303" calcext:value-type="float">
            <text:p>0.00653999997303</text:p>
          </table:table-cell>
          <table:table-cell table:number-columns-repeated="2"/>
          <table:table-cell office:value-type="float" office:value="1.59289866986799E+018" calcext:value-type="float">
            <text:p>1.59289866986799E+018</text:p>
          </table:table-cell>
          <table:table-cell office:value-type="float" office:value="433" calcext:value-type="float">
            <text:p>433</text:p>
          </table:table-cell>
          <table:table-cell office:value-type="float" office:value="1.59289866981571E+018" calcext:value-type="float">
            <text:p>1.59289866981571E+018</text:p>
          </table:table-cell>
          <table:table-cell/>
          <table:table-cell office:value-type="float" office:value="6.00855016708" calcext:value-type="float">
            <text:p>6.00855016708</text:p>
          </table:table-cell>
        </table:table-row>
        <table:table-row table:style-name="ro1">
          <table:table-cell office:value-type="float" office:value="1.59289866996845E+018" calcext:value-type="float">
            <text:p>1.59289866996845E+018</text:p>
          </table:table-cell>
          <table:table-cell office:value-type="float" office:value="197" calcext:value-type="float">
            <text:p>197</text:p>
          </table:table-cell>
          <table:table-cell office:value-type="float" office:value="1.5928986698669E+018" calcext:value-type="float">
            <text:p>1.5928986698669E+018</text:p>
          </table:table-cell>
          <table:table-cell/>
          <table:table-cell office:value-type="float" office:value="-0.00525933643803" calcext:value-type="float">
            <text:p>-0.00525933643803</text:p>
          </table:table-cell>
          <table:table-cell office:value-type="float" office:value="-0.0206011030823" calcext:value-type="float">
            <text:p>-0.0206011030823</text:p>
          </table:table-cell>
          <table:table-cell office:value-type="float" office:value="-0.0137351378798" calcext:value-type="float">
            <text:p>-0.0137351378798</text:p>
          </table:table-cell>
          <table:table-cell office:value-type="float" office:value="0.0253124497831" calcext:value-type="float">
            <text:p>0.0253124497831</text:p>
          </table:table-cell>
          <table:table-cell office:value-type="float" office:value="0.0234975684434" calcext:value-type="float">
            <text:p>0.0234975684434</text:p>
          </table:table-cell>
          <table:table-cell/>
          <table:table-cell office:value-type="float" office:value="1.59289866996905E+018" calcext:value-type="float">
            <text:p>1.59289866996905E+018</text:p>
          </table:table-cell>
          <table:table-cell office:value-type="float" office:value="434" calcext:value-type="float">
            <text:p>434</text:p>
          </table:table-cell>
          <table:table-cell office:value-type="float" office:value="1.5928986698669E+018" calcext:value-type="float">
            <text:p>1.5928986698669E+018</text:p>
          </table:table-cell>
          <table:table-cell/>
          <table:table-cell office:value-type="float" office:value="0.0157399997115" calcext:value-type="float">
            <text:p>0.0157399997115</text:p>
          </table:table-cell>
          <table:table-cell office:value-type="float" office:value="0.00748200016096" calcext:value-type="float">
            <text:p>0.00748200016096</text:p>
          </table:table-cell>
          <table:table-cell table:number-columns-repeated="2"/>
          <table:table-cell office:value-type="float" office:value="1.59289866997175E+018" calcext:value-type="float">
            <text:p>1.59289866997175E+018</text:p>
          </table:table-cell>
          <table:table-cell office:value-type="float" office:value="434" calcext:value-type="float">
            <text:p>434</text:p>
          </table:table-cell>
          <table:table-cell office:value-type="float" office:value="1.5928986698669E+018" calcext:value-type="float">
            <text:p>1.5928986698669E+018</text:p>
          </table:table-cell>
          <table:table-cell/>
          <table:table-cell office:value-type="float" office:value="6.07870006561" calcext:value-type="float">
            <text:p>6.07870006561</text:p>
          </table:table-cell>
        </table:table-row>
        <table:table-row table:style-name="ro1">
          <table:table-cell office:value-type="float" office:value="1.59289867002065E+018" calcext:value-type="float">
            <text:p>1.59289867002065E+018</text:p>
          </table:table-cell>
          <table:table-cell office:value-type="float" office:value="198" calcext:value-type="float">
            <text:p>198</text:p>
          </table:table-cell>
          <table:table-cell office:value-type="float" office:value="1.5928986699688E+018" calcext:value-type="float">
            <text:p>1.5928986699688E+018</text:p>
          </table:table-cell>
          <table:table-cell/>
          <table:table-cell office:value-type="float" office:value="-0.0028080441989" calcext:value-type="float">
            <text:p>-0.0028080441989</text:p>
          </table:table-cell>
          <table:table-cell office:value-type="float" office:value="-0.0202965158969" calcext:value-type="float">
            <text:p>-0.0202965158969</text:p>
          </table:table-cell>
          <table:table-cell office:value-type="float" office:value="-0.00922991614789" calcext:value-type="float">
            <text:p>-0.00922991614789</text:p>
          </table:table-cell>
          <table:table-cell office:value-type="float" office:value="0.0224727634341" calcext:value-type="float">
            <text:p>0.0224727634341</text:p>
          </table:table-cell>
          <table:table-cell office:value-type="float" office:value="0.0235043540597" calcext:value-type="float">
            <text:p>0.0235043540597</text:p>
          </table:table-cell>
          <table:table-cell/>
          <table:table-cell office:value-type="float" office:value="1.59289867002072E+018" calcext:value-type="float">
            <text:p>1.59289867002072E+018</text:p>
          </table:table-cell>
          <table:table-cell office:value-type="float" office:value="435" calcext:value-type="float">
            <text:p>435</text:p>
          </table:table-cell>
          <table:table-cell office:value-type="float" office:value="1.5928986699688E+018" calcext:value-type="float">
            <text:p>1.5928986699688E+018</text:p>
          </table:table-cell>
          <table:table-cell/>
          <table:table-cell table:style-name="ce1" office:value-type="float" office:value="0.0000700000018696" calcext:value-type="float">
            <text:p>7.00E-05</text:p>
          </table:table-cell>
          <table:table-cell office:value-type="float" office:value="0.00626999977976" calcext:value-type="float">
            <text:p>0.00626999977976</text:p>
          </table:table-cell>
          <table:table-cell table:number-columns-repeated="2"/>
          <table:table-cell office:value-type="float" office:value="1.59289867002214E+018" calcext:value-type="float">
            <text:p>1.59289867002214E+018</text:p>
          </table:table-cell>
          <table:table-cell office:value-type="float" office:value="435" calcext:value-type="float">
            <text:p>435</text:p>
          </table:table-cell>
          <table:table-cell office:value-type="float" office:value="1.5928986699688E+018" calcext:value-type="float">
            <text:p>1.5928986699688E+018</text:p>
          </table:table-cell>
          <table:table-cell/>
          <table:table-cell office:value-type="float" office:value="6.00034999847" calcext:value-type="float">
            <text:p>6.00034999847</text:p>
          </table:table-cell>
        </table:table-row>
        <table:table-row table:style-name="ro1">
          <table:table-cell office:value-type="float" office:value="1.59289867007266E+018" calcext:value-type="float">
            <text:p>1.59289867007266E+018</text:p>
          </table:table-cell>
          <table:table-cell office:value-type="float" office:value="199" calcext:value-type="float">
            <text:p>199</text:p>
          </table:table-cell>
          <table:table-cell office:value-type="float" office:value="1.59289867002097E+018" calcext:value-type="float">
            <text:p>1.59289867002097E+018</text:p>
          </table:table-cell>
          <table:table-cell/>
          <table:table-cell office:value-type="float" office:value="-0.00164951838087" calcext:value-type="float">
            <text:p>-0.00164951838087</text:p>
          </table:table-cell>
          <table:table-cell office:value-type="float" office:value="-0.021336235106" calcext:value-type="float">
            <text:p>-0.021336235106</text:p>
          </table:table-cell>
          <table:table-cell office:value-type="float" office:value="-0.00970225501806" calcext:value-type="float">
            <text:p>-0.00970225501806</text:p>
          </table:table-cell>
          <table:table-cell office:value-type="float" office:value="0.0234965868294" calcext:value-type="float">
            <text:p>0.0234965868294</text:p>
          </table:table-cell>
          <table:table-cell office:value-type="float" office:value="0.0235289670527" calcext:value-type="float">
            <text:p>0.0235289670527</text:p>
          </table:table-cell>
          <table:table-cell/>
          <table:table-cell office:value-type="float" office:value="1.59289867007291E+018" calcext:value-type="float">
            <text:p>1.59289867007291E+018</text:p>
          </table:table-cell>
          <table:table-cell office:value-type="float" office:value="436" calcext:value-type="float">
            <text:p>436</text:p>
          </table:table-cell>
          <table:table-cell office:value-type="float" office:value="1.59289867002097E+018" calcext:value-type="float">
            <text:p>1.59289867002097E+018</text:p>
          </table:table-cell>
          <table:table-cell/>
          <table:table-cell office:value-type="float" office:value="0.000469999999041" calcext:value-type="float">
            <text:p>0.000469999999041</text:p>
          </table:table-cell>
          <table:table-cell office:value-type="float" office:value="0.00442400015891" calcext:value-type="float">
            <text:p>0.00442400015891</text:p>
          </table:table-cell>
          <table:table-cell table:number-columns-repeated="2"/>
          <table:table-cell office:value-type="float" office:value="1.59289867007424E+018" calcext:value-type="float">
            <text:p>1.59289867007424E+018</text:p>
          </table:table-cell>
          <table:table-cell office:value-type="float" office:value="436" calcext:value-type="float">
            <text:p>436</text:p>
          </table:table-cell>
          <table:table-cell office:value-type="float" office:value="1.59289867002097E+018" calcext:value-type="float">
            <text:p>1.59289867002097E+018</text:p>
          </table:table-cell>
          <table:table-cell/>
          <table:table-cell office:value-type="float" office:value="6.00234985352" calcext:value-type="float">
            <text:p>6.00234985352</text:p>
          </table:table-cell>
        </table:table-row>
        <table:table-row table:style-name="ro1">
          <table:table-cell office:value-type="float" office:value="1.59289867012472E+018" calcext:value-type="float">
            <text:p>1.59289867012472E+018</text:p>
          </table:table-cell>
          <table:table-cell office:value-type="float" office:value="200" calcext:value-type="float">
            <text:p>200</text:p>
          </table:table-cell>
          <table:table-cell office:value-type="float" office:value="1.592898670073E+018" calcext:value-type="float">
            <text:p>1.592898670073E+018</text:p>
          </table:table-cell>
          <table:table-cell/>
          <table:table-cell office:value-type="float" office:value="-0.000533392827492" calcext:value-type="float">
            <text:p>-0.000533392827492</text:p>
          </table:table-cell>
          <table:table-cell office:value-type="float" office:value="-0.022640908137" calcext:value-type="float">
            <text:p>-0.022640908137</text:p>
          </table:table-cell>
          <table:table-cell office:value-type="float" office:value="-0.00784740317613" calcext:value-type="float">
            <text:p>-0.00784740317613</text:p>
          </table:table-cell>
          <table:table-cell office:value-type="float" office:value="0.0239682495594" calcext:value-type="float">
            <text:p>0.0239682495594</text:p>
          </table:table-cell>
          <table:table-cell office:value-type="float" office:value="0.0237226765603" calcext:value-type="float">
            <text:p>0.0237226765603</text:p>
          </table:table-cell>
          <table:table-cell/>
          <table:table-cell office:value-type="float" office:value="1.59289867012491E+018" calcext:value-type="float">
            <text:p>1.59289867012491E+018</text:p>
          </table:table-cell>
          <table:table-cell office:value-type="float" office:value="437" calcext:value-type="float">
            <text:p>437</text:p>
          </table:table-cell>
          <table:table-cell office:value-type="float" office:value="1.592898670073E+018" calcext:value-type="float">
            <text:p>1.592898670073E+018</text:p>
          </table:table-cell>
          <table:table-cell/>
          <table:table-cell office:value-type="float" office:value="0.00371999992058" calcext:value-type="float">
            <text:p>0.00371999992058</text:p>
          </table:table-cell>
          <table:table-cell office:value-type="float" office:value="0.00434200000018" calcext:value-type="float">
            <text:p>0.00434200000018</text:p>
          </table:table-cell>
          <table:table-cell table:number-columns-repeated="2"/>
          <table:table-cell office:value-type="float" office:value="1.59289867012626E+018" calcext:value-type="float">
            <text:p>1.59289867012626E+018</text:p>
          </table:table-cell>
          <table:table-cell office:value-type="float" office:value="437" calcext:value-type="float">
            <text:p>437</text:p>
          </table:table-cell>
          <table:table-cell office:value-type="float" office:value="1.592898670073E+018" calcext:value-type="float">
            <text:p>1.592898670073E+018</text:p>
          </table:table-cell>
          <table:table-cell/>
          <table:table-cell office:value-type="float" office:value="6.01859998703" calcext:value-type="float">
            <text:p>6.01859998703</text:p>
          </table:table-cell>
        </table:table-row>
        <table:table-row table:style-name="ro1">
          <table:table-cell office:value-type="float" office:value="1.59289867017677E+018" calcext:value-type="float">
            <text:p>1.59289867017677E+018</text:p>
          </table:table-cell>
          <table:table-cell office:value-type="float" office:value="201" calcext:value-type="float">
            <text:p>201</text:p>
          </table:table-cell>
          <table:table-cell office:value-type="float" office:value="1.59289867012517E+018" calcext:value-type="float">
            <text:p>1.59289867012517E+018</text:p>
          </table:table-cell>
          <table:table-cell/>
          <table:table-cell office:value-type="float" office:value="0.000275336555205" calcext:value-type="float">
            <text:p>0.000275336555205</text:p>
          </table:table-cell>
          <table:table-cell office:value-type="float" office:value="-0.0215966459364" calcext:value-type="float">
            <text:p>-0.0215966459364</text:p>
          </table:table-cell>
          <table:table-cell office:value-type="float" office:value="-0.00609849859029" calcext:value-type="float">
            <text:p>-0.00609849859029</text:p>
          </table:table-cell>
          <table:table-cell office:value-type="float" office:value="0.02244287543" calcext:value-type="float">
            <text:p>0.02244287543</text:p>
          </table:table-cell>
          <table:table-cell office:value-type="float" office:value="0.0235385838896" calcext:value-type="float">
            <text:p>0.0235385838896</text:p>
          </table:table-cell>
          <table:table-cell/>
          <table:table-cell office:value-type="float" office:value="1.59289867017694E+018" calcext:value-type="float">
            <text:p>1.59289867017694E+018</text:p>
          </table:table-cell>
          <table:table-cell office:value-type="float" office:value="438" calcext:value-type="float">
            <text:p>438</text:p>
          </table:table-cell>
          <table:table-cell office:value-type="float" office:value="1.59289867012517E+018" calcext:value-type="float">
            <text:p>1.59289867012517E+018</text:p>
          </table:table-cell>
          <table:table-cell/>
          <table:table-cell office:value-type="float" office:value="-0.00353000010364" calcext:value-type="float">
            <text:p>-0.00353000010364</text:p>
          </table:table-cell>
          <table:table-cell office:value-type="float" office:value="0.00329399993643" calcext:value-type="float">
            <text:p>0.00329399993643</text:p>
          </table:table-cell>
          <table:table-cell table:number-columns-repeated="2"/>
          <table:table-cell office:value-type="float" office:value="1.59289867017843E+018" calcext:value-type="float">
            <text:p>1.59289867017843E+018</text:p>
          </table:table-cell>
          <table:table-cell office:value-type="float" office:value="438" calcext:value-type="float">
            <text:p>438</text:p>
          </table:table-cell>
          <table:table-cell office:value-type="float" office:value="1.59289867012517E+018" calcext:value-type="float">
            <text:p>1.59289867012517E+018</text:p>
          </table:table-cell>
          <table:table-cell/>
          <table:table-cell office:value-type="float" office:value="5.98234987259" calcext:value-type="float">
            <text:p>5.98234987259</text:p>
          </table:table-cell>
        </table:table-row>
        <table:table-row table:style-name="ro1">
          <table:table-cell office:value-type="float" office:value="1.59289867022881E+018" calcext:value-type="float">
            <text:p>1.59289867022881E+018</text:p>
          </table:table-cell>
          <table:table-cell office:value-type="float" office:value="202" calcext:value-type="float">
            <text:p>202</text:p>
          </table:table-cell>
          <table:table-cell office:value-type="float" office:value="1.59289867017714E+018" calcext:value-type="float">
            <text:p>1.59289867017714E+018</text:p>
          </table:table-cell>
          <table:table-cell/>
          <table:table-cell office:value-type="float" office:value="0.00188081886154" calcext:value-type="float">
            <text:p>0.00188081886154</text:p>
          </table:table-cell>
          <table:table-cell office:value-type="float" office:value="-0.0220075268298" calcext:value-type="float">
            <text:p>-0.0220075268298</text:p>
          </table:table-cell>
          <table:table-cell office:value-type="float" office:value="-0.00575027940795" calcext:value-type="float">
            <text:p>-0.00575027940795</text:p>
          </table:table-cell>
          <table:table-cell office:value-type="float" office:value="0.0228239893913" calcext:value-type="float">
            <text:p>0.0228239893913</text:p>
          </table:table-cell>
          <table:table-cell office:value-type="float" office:value="0.0230408925563" calcext:value-type="float">
            <text:p>0.0230408925563</text:p>
          </table:table-cell>
          <table:table-cell/>
          <table:table-cell office:value-type="float" office:value="1.59289867022939E+018" calcext:value-type="float">
            <text:p>1.59289867022939E+018</text:p>
          </table:table-cell>
          <table:table-cell office:value-type="float" office:value="439" calcext:value-type="float">
            <text:p>439</text:p>
          </table:table-cell>
          <table:table-cell office:value-type="float" office:value="1.59289867017714E+018" calcext:value-type="float">
            <text:p>1.59289867017714E+018</text:p>
          </table:table-cell>
          <table:table-cell/>
          <table:table-cell office:value-type="float" office:value="-0.00958000030369" calcext:value-type="float">
            <text:p>-0.00958000030369</text:p>
          </table:table-cell>
          <table:table-cell office:value-type="float" office:value="-0.00176999997348" calcext:value-type="float">
            <text:p>-0.00176999997348</text:p>
          </table:table-cell>
          <table:table-cell table:number-columns-repeated="2"/>
          <table:table-cell office:value-type="float" office:value="1.59289867023023E+018" calcext:value-type="float">
            <text:p>1.59289867023023E+018</text:p>
          </table:table-cell>
          <table:table-cell office:value-type="float" office:value="439" calcext:value-type="float">
            <text:p>439</text:p>
          </table:table-cell>
          <table:table-cell office:value-type="float" office:value="1.59289867017714E+018" calcext:value-type="float">
            <text:p>1.59289867017714E+018</text:p>
          </table:table-cell>
          <table:table-cell/>
          <table:table-cell office:value-type="float" office:value="5.95209980011" calcext:value-type="float">
            <text:p>5.95209980011</text:p>
          </table:table-cell>
        </table:table-row>
        <table:table-row table:style-name="ro1">
          <table:table-cell office:value-type="float" office:value="1.59289867028094E+018" calcext:value-type="float">
            <text:p>1.59289867028094E+018</text:p>
          </table:table-cell>
          <table:table-cell office:value-type="float" office:value="203" calcext:value-type="float">
            <text:p>203</text:p>
          </table:table-cell>
          <table:table-cell office:value-type="float" office:value="1.59289867022924E+018" calcext:value-type="float">
            <text:p>1.59289867022924E+018</text:p>
          </table:table-cell>
          <table:table-cell/>
          <table:table-cell office:value-type="float" office:value="0.00339785008691" calcext:value-type="float">
            <text:p>0.00339785008691</text:p>
          </table:table-cell>
          <table:table-cell office:value-type="float" office:value="-0.0203543696553" calcext:value-type="float">
            <text:p>-0.0203543696553</text:p>
          </table:table-cell>
          <table:table-cell office:value-type="float" office:value="-0.00367511203513" calcext:value-type="float">
            <text:p>-0.00367511203513</text:p>
          </table:table-cell>
          <table:table-cell office:value-type="float" office:value="0.0209607295692" calcext:value-type="float">
            <text:p>0.0209607295692</text:p>
          </table:table-cell>
          <table:table-cell office:value-type="float" office:value="0.0227384865284" calcext:value-type="float">
            <text:p>0.0227384865284</text:p>
          </table:table-cell>
          <table:table-cell/>
          <table:table-cell office:value-type="float" office:value="1.59289867028103E+018" calcext:value-type="float">
            <text:p>1.59289867028103E+018</text:p>
          </table:table-cell>
          <table:table-cell office:value-type="float" office:value="440" calcext:value-type="float">
            <text:p>440</text:p>
          </table:table-cell>
          <table:table-cell office:value-type="float" office:value="1.59289867022924E+018" calcext:value-type="float">
            <text:p>1.59289867022924E+018</text:p>
          </table:table-cell>
          <table:table-cell/>
          <table:table-cell office:value-type="float" office:value="-0.00579999992624" calcext:value-type="float">
            <text:p>-0.00579999992624</text:p>
          </table:table-cell>
          <table:table-cell office:value-type="float" office:value="-0.00294400006533" calcext:value-type="float">
            <text:p>-0.00294400006533</text:p>
          </table:table-cell>
          <table:table-cell table:number-columns-repeated="2"/>
          <table:table-cell office:value-type="float" office:value="1.59289867028176E+018" calcext:value-type="float">
            <text:p>1.59289867028176E+018</text:p>
          </table:table-cell>
          <table:table-cell office:value-type="float" office:value="440" calcext:value-type="float">
            <text:p>440</text:p>
          </table:table-cell>
          <table:table-cell office:value-type="float" office:value="1.59289867022924E+018" calcext:value-type="float">
            <text:p>1.59289867022924E+018</text:p>
          </table:table-cell>
          <table:table-cell/>
          <table:table-cell office:value-type="float" office:value="5.97100019455" calcext:value-type="float">
            <text:p>5.97100019455</text:p>
          </table:table-cell>
        </table:table-row>
        <table:table-row table:style-name="ro1">
          <table:table-cell office:value-type="float" office:value="1.59289867033277E+018" calcext:value-type="float">
            <text:p>1.59289867033277E+018</text:p>
          </table:table-cell>
          <table:table-cell office:value-type="float" office:value="204" calcext:value-type="float">
            <text:p>204</text:p>
          </table:table-cell>
          <table:table-cell office:value-type="float" office:value="1.59289867028122E+018" calcext:value-type="float">
            <text:p>1.59289867028122E+018</text:p>
          </table:table-cell>
          <table:table-cell/>
          <table:table-cell office:value-type="float" office:value="0.0043380856514" calcext:value-type="float">
            <text:p>0.0043380856514</text:p>
          </table:table-cell>
          <table:table-cell office:value-type="float" office:value="-0.0214205551893" calcext:value-type="float">
            <text:p>-0.0214205551893</text:p>
          </table:table-cell>
          <table:table-cell office:value-type="float" office:value="-0.0018623865908" calcext:value-type="float">
            <text:p>-0.0018623865908</text:p>
          </table:table-cell>
          <table:table-cell office:value-type="float" office:value="0.0219346210361" calcext:value-type="float">
            <text:p>0.0219346210361</text:p>
          </table:table-cell>
          <table:table-cell office:value-type="float" office:value="0.0224260929972" calcext:value-type="float">
            <text:p>0.0224260929972</text:p>
          </table:table-cell>
          <table:table-cell/>
          <table:table-cell office:value-type="float" office:value="1.59289867033343E+018" calcext:value-type="float">
            <text:p>1.59289867033343E+018</text:p>
          </table:table-cell>
          <table:table-cell office:value-type="float" office:value="441" calcext:value-type="float">
            <text:p>441</text:p>
          </table:table-cell>
          <table:table-cell office:value-type="float" office:value="1.59289867028122E+018" calcext:value-type="float">
            <text:p>1.59289867028122E+018</text:p>
          </table:table-cell>
          <table:table-cell/>
          <table:table-cell office:value-type="float" office:value="-0.0060100001283" calcext:value-type="float">
            <text:p>-0.0060100001283</text:p>
          </table:table-cell>
          <table:table-cell office:value-type="float" office:value="-0.00424000015482" calcext:value-type="float">
            <text:p>-0.00424000015482</text:p>
          </table:table-cell>
          <table:table-cell table:number-columns-repeated="2"/>
          <table:table-cell office:value-type="float" office:value="1.59289867033422E+018" calcext:value-type="float">
            <text:p>1.59289867033422E+018</text:p>
          </table:table-cell>
          <table:table-cell office:value-type="float" office:value="441" calcext:value-type="float">
            <text:p>441</text:p>
          </table:table-cell>
          <table:table-cell office:value-type="float" office:value="1.59289867028122E+018" calcext:value-type="float">
            <text:p>1.59289867028122E+018</text:p>
          </table:table-cell>
          <table:table-cell/>
          <table:table-cell office:value-type="float" office:value="5.96995019913" calcext:value-type="float">
            <text:p>5.96995019913</text:p>
          </table:table-cell>
        </table:table-row>
        <table:table-row table:style-name="ro1">
          <table:table-cell office:value-type="float" office:value="1.59289867038565E+018" calcext:value-type="float">
            <text:p>1.59289867038565E+018</text:p>
          </table:table-cell>
          <table:table-cell office:value-type="float" office:value="205" calcext:value-type="float">
            <text:p>205</text:p>
          </table:table-cell>
          <table:table-cell office:value-type="float" office:value="1.59289867033316E+018" calcext:value-type="float">
            <text:p>1.59289867033316E+018</text:p>
          </table:table-cell>
          <table:table-cell/>
          <table:table-cell office:value-type="float" office:value="0.00480678817257" calcext:value-type="float">
            <text:p>0.00480678817257</text:p>
          </table:table-cell>
          <table:table-cell office:value-type="float" office:value="-0.0183836910874" calcext:value-type="float">
            <text:p>-0.0183836910874</text:p>
          </table:table-cell>
          <table:table-cell office:value-type="float" office:value="0.00020909041632" calcext:value-type="float">
            <text:p>0.00020909041632</text:p>
          </table:table-cell>
          <table:table-cell office:value-type="float" office:value="0.0190028678626" calcext:value-type="float">
            <text:p>0.0190028678626</text:p>
          </table:table-cell>
          <table:table-cell office:value-type="float" office:value="0.0214330162853" calcext:value-type="float">
            <text:p>0.0214330162853</text:p>
          </table:table-cell>
          <table:table-cell/>
          <table:table-cell office:value-type="float" office:value="1.59289867038566E+018" calcext:value-type="float">
            <text:p>1.59289867038566E+018</text:p>
          </table:table-cell>
          <table:table-cell office:value-type="float" office:value="442" calcext:value-type="float">
            <text:p>442</text:p>
          </table:table-cell>
          <table:table-cell office:value-type="float" office:value="1.59289867033316E+018" calcext:value-type="float">
            <text:p>1.59289867033316E+018</text:p>
          </table:table-cell>
          <table:table-cell/>
          <table:table-cell office:value-type="float" office:value="-0.0191200003028" calcext:value-type="float">
            <text:p>-0.0191200003028</text:p>
          </table:table-cell>
          <table:table-cell office:value-type="float" office:value="-0.00880800001323" calcext:value-type="float">
            <text:p>-0.00880800001323</text:p>
          </table:table-cell>
          <table:table-cell table:number-columns-repeated="2"/>
          <table:table-cell office:value-type="float" office:value="1.59289867038745E+018" calcext:value-type="float">
            <text:p>1.59289867038745E+018</text:p>
          </table:table-cell>
          <table:table-cell office:value-type="float" office:value="442" calcext:value-type="float">
            <text:p>442</text:p>
          </table:table-cell>
          <table:table-cell office:value-type="float" office:value="1.59289867033316E+018" calcext:value-type="float">
            <text:p>1.59289867033316E+018</text:p>
          </table:table-cell>
          <table:table-cell/>
          <table:table-cell office:value-type="float" office:value="5.90439987183" calcext:value-type="float">
            <text:p>5.90439987183</text:p>
          </table:table-cell>
        </table:table-row>
        <table:table-row table:style-name="ro1">
          <table:table-cell office:value-type="float" office:value="1.59289867043751E+018" calcext:value-type="float">
            <text:p>1.59289867043751E+018</text:p>
          </table:table-cell>
          <table:table-cell office:value-type="float" office:value="206" calcext:value-type="float">
            <text:p>206</text:p>
          </table:table-cell>
          <table:table-cell office:value-type="float" office:value="1.59289867038535E+018" calcext:value-type="float">
            <text:p>1.59289867038535E+018</text:p>
          </table:table-cell>
          <table:table-cell/>
          <table:table-cell office:value-type="float" office:value="0.00676851160824" calcext:value-type="float">
            <text:p>0.00676851160824</text:p>
          </table:table-cell>
          <table:table-cell office:value-type="float" office:value="-0.0193711202592" calcext:value-type="float">
            <text:p>-0.0193711202592</text:p>
          </table:table-cell>
          <table:table-cell office:value-type="float" office:value="0.00305175152607" calcext:value-type="float">
            <text:p>0.00305175152607</text:p>
          </table:table-cell>
          <table:table-cell office:value-type="float" office:value="0.0207452699542" calcext:value-type="float">
            <text:p>0.0207452699542</text:p>
          </table:table-cell>
          <table:table-cell office:value-type="float" office:value="0.0210934951901" calcext:value-type="float">
            <text:p>0.0210934951901</text:p>
          </table:table-cell>
          <table:table-cell/>
          <table:table-cell office:value-type="float" office:value="1.59289867043707E+018" calcext:value-type="float">
            <text:p>1.59289867043707E+018</text:p>
          </table:table-cell>
          <table:table-cell office:value-type="float" office:value="443" calcext:value-type="float">
            <text:p>443</text:p>
          </table:table-cell>
          <table:table-cell office:value-type="float" office:value="1.59289867038535E+018" calcext:value-type="float">
            <text:p>1.59289867038535E+018</text:p>
          </table:table-cell>
          <table:table-cell/>
          <table:table-cell office:value-type="float" office:value="-0.00650000013411" calcext:value-type="float">
            <text:p>-0.00650000013411</text:p>
          </table:table-cell>
          <table:table-cell office:value-type="float" office:value="-0.00940200034529" calcext:value-type="float">
            <text:p>-0.00940200034529</text:p>
          </table:table-cell>
          <table:table-cell table:number-columns-repeated="2"/>
          <table:table-cell office:value-type="float" office:value="1.59289867043825E+018" calcext:value-type="float">
            <text:p>1.59289867043825E+018</text:p>
          </table:table-cell>
          <table:table-cell office:value-type="float" office:value="443" calcext:value-type="float">
            <text:p>443</text:p>
          </table:table-cell>
          <table:table-cell office:value-type="float" office:value="1.59289867038535E+018" calcext:value-type="float">
            <text:p>1.59289867038535E+018</text:p>
          </table:table-cell>
          <table:table-cell/>
          <table:table-cell office:value-type="float" office:value="5.96750020981" calcext:value-type="float">
            <text:p>5.96750020981</text:p>
          </table:table-cell>
        </table:table-row>
        <table:table-row table:style-name="ro1">
          <table:table-cell office:value-type="float" office:value="1.5928986704889E+018" calcext:value-type="float">
            <text:p>1.5928986704889E+018</text:p>
          </table:table-cell>
          <table:table-cell office:value-type="float" office:value="207" calcext:value-type="float">
            <text:p>207</text:p>
          </table:table-cell>
          <table:table-cell office:value-type="float" office:value="1.59289867043726E+018" calcext:value-type="float">
            <text:p>1.59289867043726E+018</text:p>
          </table:table-cell>
          <table:table-cell/>
          <table:table-cell office:value-type="float" office:value="0.0068138949573" calcext:value-type="float">
            <text:p>0.0068138949573</text:p>
          </table:table-cell>
          <table:table-cell office:value-type="float" office:value="-0.0162361133844" calcext:value-type="float">
            <text:p>-0.0162361133844</text:p>
          </table:table-cell>
          <table:table-cell office:value-type="float" office:value="0.00374839641154" calcext:value-type="float">
            <text:p>0.00374839641154</text:p>
          </table:table-cell>
          <table:table-cell office:value-type="float" office:value="0.0180025286973" calcext:value-type="float">
            <text:p>0.0180025286973</text:p>
          </table:table-cell>
          <table:table-cell office:value-type="float" office:value="0.0201292037964" calcext:value-type="float">
            <text:p>0.0201292037964</text:p>
          </table:table-cell>
          <table:table-cell/>
          <table:table-cell office:value-type="float" office:value="1.59289867048973E+018" calcext:value-type="float">
            <text:p>1.59289867048973E+018</text:p>
          </table:table-cell>
          <table:table-cell office:value-type="float" office:value="444" calcext:value-type="float">
            <text:p>444</text:p>
          </table:table-cell>
          <table:table-cell office:value-type="float" office:value="1.59289867043726E+018" calcext:value-type="float">
            <text:p>1.59289867043726E+018</text:p>
          </table:table-cell>
          <table:table-cell/>
          <table:table-cell office:value-type="float" office:value="-0.0185800008476" calcext:value-type="float">
            <text:p>-0.0185800008476</text:p>
          </table:table-cell>
          <table:table-cell office:value-type="float" office:value="-0.0112020000815" calcext:value-type="float">
            <text:p>-0.0112020000815</text:p>
          </table:table-cell>
          <table:table-cell table:number-columns-repeated="2"/>
          <table:table-cell office:value-type="float" office:value="1.59289867049041E+018" calcext:value-type="float">
            <text:p>1.59289867049041E+018</text:p>
          </table:table-cell>
          <table:table-cell office:value-type="float" office:value="444" calcext:value-type="float">
            <text:p>444</text:p>
          </table:table-cell>
          <table:table-cell office:value-type="float" office:value="1.59289867043726E+018" calcext:value-type="float">
            <text:p>1.59289867043726E+018</text:p>
          </table:table-cell>
          <table:table-cell/>
          <table:table-cell office:value-type="float" office:value="5.90710020065" calcext:value-type="float">
            <text:p>5.90710020065</text:p>
          </table:table-cell>
        </table:table-row>
        <table:table-row table:style-name="ro1">
          <table:table-cell office:value-type="float" office:value="1.59289867054057E+018" calcext:value-type="float">
            <text:p>1.59289867054057E+018</text:p>
          </table:table-cell>
          <table:table-cell office:value-type="float" office:value="208" calcext:value-type="float">
            <text:p>208</text:p>
          </table:table-cell>
          <table:table-cell office:value-type="float" office:value="1.59289867048951E+018" calcext:value-type="float">
            <text:p>1.59289867048951E+018</text:p>
          </table:table-cell>
          <table:table-cell/>
          <table:table-cell office:value-type="float" office:value="0.00830410700291" calcext:value-type="float">
            <text:p>0.00830410700291</text:p>
          </table:table-cell>
          <table:table-cell office:value-type="float" office:value="-0.0172927509993" calcext:value-type="float">
            <text:p>-0.0172927509993</text:p>
          </table:table-cell>
          <table:table-cell office:value-type="float" office:value="0.00546836527064" calcext:value-type="float">
            <text:p>0.00546836527064</text:p>
          </table:table-cell>
          <table:table-cell office:value-type="float" office:value="0.0199474431574" calcext:value-type="float">
            <text:p>0.0199474431574</text:p>
          </table:table-cell>
          <table:table-cell office:value-type="float" office:value="0.0199265461415" calcext:value-type="float">
            <text:p>0.0199265461415</text:p>
          </table:table-cell>
          <table:table-cell/>
          <table:table-cell office:value-type="float" office:value="1.59289867054057E+018" calcext:value-type="float">
            <text:p>1.59289867054057E+018</text:p>
          </table:table-cell>
          <table:table-cell office:value-type="float" office:value="445" calcext:value-type="float">
            <text:p>445</text:p>
          </table:table-cell>
          <table:table-cell office:value-type="float" office:value="1.59289867048951E+018" calcext:value-type="float">
            <text:p>1.59289867048951E+018</text:p>
          </table:table-cell>
          <table:table-cell/>
          <table:table-cell office:value-type="float" office:value="-0.00387999997474" calcext:value-type="float">
            <text:p>-0.00387999997474</text:p>
          </table:table-cell>
          <table:table-cell office:value-type="float" office:value="-0.0108179999515" calcext:value-type="float">
            <text:p>-0.0108179999515</text:p>
          </table:table-cell>
          <table:table-cell table:number-columns-repeated="2"/>
          <table:table-cell office:value-type="float" office:value="1.59289867054192E+018" calcext:value-type="float">
            <text:p>1.59289867054192E+018</text:p>
          </table:table-cell>
          <table:table-cell office:value-type="float" office:value="445" calcext:value-type="float">
            <text:p>445</text:p>
          </table:table-cell>
          <table:table-cell office:value-type="float" office:value="1.59289867048951E+018" calcext:value-type="float">
            <text:p>1.59289867048951E+018</text:p>
          </table:table-cell>
          <table:table-cell/>
          <table:table-cell office:value-type="float" office:value="5.98059988022" calcext:value-type="float">
            <text:p>5.98059988022</text:p>
          </table:table-cell>
        </table:table-row>
        <table:table-row table:style-name="ro1">
          <table:table-cell office:value-type="float" office:value="1.59289867059255E+018" calcext:value-type="float">
            <text:p>1.59289867059255E+018</text:p>
          </table:table-cell>
          <table:table-cell office:value-type="float" office:value="209" calcext:value-type="float">
            <text:p>209</text:p>
          </table:table-cell>
          <table:table-cell office:value-type="float" office:value="1.59289867054078E+018" calcext:value-type="float">
            <text:p>1.59289867054078E+018</text:p>
          </table:table-cell>
          <table:table-cell/>
          <table:table-cell office:value-type="float" office:value="0.00821544416249" calcext:value-type="float">
            <text:p>0.00821544416249</text:p>
          </table:table-cell>
          <table:table-cell office:value-type="float" office:value="-0.0135312210768" calcext:value-type="float">
            <text:p>-0.0135312210768</text:p>
          </table:table-cell>
          <table:table-cell office:value-type="float" office:value="0.00660881819203" calcext:value-type="float">
            <text:p>0.00660881819203</text:p>
          </table:table-cell>
          <table:table-cell office:value-type="float" office:value="0.0171541236341" calcext:value-type="float">
            <text:p>0.0171541236341</text:p>
          </table:table-cell>
          <table:table-cell office:value-type="float" office:value="0.0189704466611" calcext:value-type="float">
            <text:p>0.0189704466611</text:p>
          </table:table-cell>
          <table:table-cell/>
          <table:table-cell office:value-type="float" office:value="1.59289867059256E+018" calcext:value-type="float">
            <text:p>1.59289867059256E+018</text:p>
          </table:table-cell>
          <table:table-cell office:value-type="float" office:value="446" calcext:value-type="float">
            <text:p>446</text:p>
          </table:table-cell>
          <table:table-cell office:value-type="float" office:value="1.59289867054078E+018" calcext:value-type="float">
            <text:p>1.59289867054078E+018</text:p>
          </table:table-cell>
          <table:table-cell/>
          <table:table-cell office:value-type="float" office:value="-0.0186500009149" calcext:value-type="float">
            <text:p>-0.0186500009149</text:p>
          </table:table-cell>
          <table:table-cell office:value-type="float" office:value="-0.0133459996432" calcext:value-type="float">
            <text:p>-0.0133459996432</text:p>
          </table:table-cell>
          <table:table-cell table:number-columns-repeated="2"/>
          <table:table-cell office:value-type="float" office:value="1.59289867059403E+018" calcext:value-type="float">
            <text:p>1.59289867059403E+018</text:p>
          </table:table-cell>
          <table:table-cell office:value-type="float" office:value="446" calcext:value-type="float">
            <text:p>446</text:p>
          </table:table-cell>
          <table:table-cell office:value-type="float" office:value="1.59289867054078E+018" calcext:value-type="float">
            <text:p>1.59289867054078E+018</text:p>
          </table:table-cell>
          <table:table-cell/>
          <table:table-cell office:value-type="float" office:value="5.90675020218" calcext:value-type="float">
            <text:p>5.90675020218</text:p>
          </table:table-cell>
        </table:table-row>
        <table:table-row table:style-name="ro1">
          <table:table-cell office:value-type="float" office:value="1.59289867064394E+018" calcext:value-type="float">
            <text:p>1.59289867064394E+018</text:p>
          </table:table-cell>
          <table:table-cell office:value-type="float" office:value="210" calcext:value-type="float">
            <text:p>210</text:p>
          </table:table-cell>
          <table:table-cell office:value-type="float" office:value="1.59289867059277E+018" calcext:value-type="float">
            <text:p>1.59289867059277E+018</text:p>
          </table:table-cell>
          <table:table-cell/>
          <table:table-cell office:value-type="float" office:value="0.0111367395148" calcext:value-type="float">
            <text:p>0.0111367395148</text:p>
          </table:table-cell>
          <table:table-cell office:value-type="float" office:value="-0.0113910408691" calcext:value-type="float">
            <text:p>-0.0113910408691</text:p>
          </table:table-cell>
          <table:table-cell office:value-type="float" office:value="0.0101138576865" calcext:value-type="float">
            <text:p>0.0101138576865</text:p>
          </table:table-cell>
          <table:table-cell office:value-type="float" office:value="0.0188698936254" calcext:value-type="float">
            <text:p>0.0188698936254</text:p>
          </table:table-cell>
          <table:table-cell office:value-type="float" office:value="0.0189438518137" calcext:value-type="float">
            <text:p>0.0189438518137</text:p>
          </table:table-cell>
          <table:table-cell/>
          <table:table-cell office:value-type="float" office:value="1.59289867064386E+018" calcext:value-type="float">
            <text:p>1.59289867064386E+018</text:p>
          </table:table-cell>
          <table:table-cell office:value-type="float" office:value="447" calcext:value-type="float">
            <text:p>447</text:p>
          </table:table-cell>
          <table:table-cell office:value-type="float" office:value="1.59289867059277E+018" calcext:value-type="float">
            <text:p>1.59289867059277E+018</text:p>
          </table:table-cell>
          <table:table-cell/>
          <table:table-cell office:value-type="float" office:value="-0.000509999983478" calcext:value-type="float">
            <text:p>-0.000509999983478</text:p>
          </table:table-cell>
          <table:table-cell office:value-type="float" office:value="-0.0096239997074" calcext:value-type="float">
            <text:p>-0.0096239997074</text:p>
          </table:table-cell>
          <table:table-cell table:number-columns-repeated="2"/>
          <table:table-cell office:value-type="float" office:value="1.5928986706453E+018" calcext:value-type="float">
            <text:p>1.5928986706453E+018</text:p>
          </table:table-cell>
          <table:table-cell office:value-type="float" office:value="447" calcext:value-type="float">
            <text:p>447</text:p>
          </table:table-cell>
          <table:table-cell office:value-type="float" office:value="1.59289867059277E+018" calcext:value-type="float">
            <text:p>1.59289867059277E+018</text:p>
          </table:table-cell>
          <table:table-cell/>
          <table:table-cell office:value-type="float" office:value="5.99744987488" calcext:value-type="float">
            <text:p>5.99744987488</text:p>
          </table:table-cell>
        </table:table-row>
        <table:table-row table:style-name="ro1">
          <table:table-cell office:value-type="float" office:value="1.59289867069499E+018" calcext:value-type="float">
            <text:p>1.59289867069499E+018</text:p>
          </table:table-cell>
          <table:table-cell office:value-type="float" office:value="211" calcext:value-type="float">
            <text:p>211</text:p>
          </table:table-cell>
          <table:table-cell office:value-type="float" office:value="1.59289867064403E+018" calcext:value-type="float">
            <text:p>1.59289867064403E+018</text:p>
          </table:table-cell>
          <table:table-cell/>
          <table:table-cell office:value-type="float" office:value="0.0110409026965" calcext:value-type="float">
            <text:p>0.0110409026965</text:p>
          </table:table-cell>
          <table:table-cell office:value-type="float" office:value="-0.0099868029356" calcext:value-type="float">
            <text:p>-0.0099868029356</text:p>
          </table:table-cell>
          <table:table-cell office:value-type="float" office:value="0.0101490067318" calcext:value-type="float">
            <text:p>0.0101490067318</text:p>
          </table:table-cell>
          <table:table-cell office:value-type="float" office:value="0.0180177725852" calcext:value-type="float">
            <text:p>0.0180177725852</text:p>
          </table:table-cell>
          <table:table-cell office:value-type="float" office:value="0.0183983519673" calcext:value-type="float">
            <text:p>0.0183983519673</text:p>
          </table:table-cell>
          <table:table-cell/>
          <table:table-cell office:value-type="float" office:value="1.59289867069531E+018" calcext:value-type="float">
            <text:p>1.59289867069531E+018</text:p>
          </table:table-cell>
          <table:table-cell office:value-type="float" office:value="448" calcext:value-type="float">
            <text:p>448</text:p>
          </table:table-cell>
          <table:table-cell office:value-type="float" office:value="1.59289867064403E+018" calcext:value-type="float">
            <text:p>1.59289867064403E+018</text:p>
          </table:table-cell>
          <table:table-cell/>
          <table:table-cell office:value-type="float" office:value="-0.0106399999931" calcext:value-type="float">
            <text:p>-0.0106399999931</text:p>
          </table:table-cell>
          <table:table-cell office:value-type="float" office:value="-0.0104520004243" calcext:value-type="float">
            <text:p>-0.0104520004243</text:p>
          </table:table-cell>
          <table:table-cell table:number-columns-repeated="2"/>
          <table:table-cell office:value-type="float" office:value="1.59289867069655E+018" calcext:value-type="float">
            <text:p>1.59289867069655E+018</text:p>
          </table:table-cell>
          <table:table-cell office:value-type="float" office:value="448" calcext:value-type="float">
            <text:p>448</text:p>
          </table:table-cell>
          <table:table-cell office:value-type="float" office:value="1.59289867064403E+018" calcext:value-type="float">
            <text:p>1.59289867064403E+018</text:p>
          </table:table-cell>
          <table:table-cell/>
          <table:table-cell office:value-type="float" office:value="5.94680023193" calcext:value-type="float">
            <text:p>5.94680023193</text:p>
          </table:table-cell>
        </table:table-row>
        <table:table-row table:style-name="ro1">
          <table:table-cell office:value-type="float" office:value="1.59289867074633E+018" calcext:value-type="float">
            <text:p>1.59289867074633E+018</text:p>
          </table:table-cell>
          <table:table-cell office:value-type="float" office:value="212" calcext:value-type="float">
            <text:p>212</text:p>
          </table:table-cell>
          <table:table-cell office:value-type="float" office:value="1.59289867069532E+018" calcext:value-type="float">
            <text:p>1.59289867069532E+018</text:p>
          </table:table-cell>
          <table:table-cell/>
          <table:table-cell office:value-type="float" office:value="0.0108568668365" calcext:value-type="float">
            <text:p>0.0108568668365</text:p>
          </table:table-cell>
          <table:table-cell office:value-type="float" office:value="-0.0077510708943" calcext:value-type="float">
            <text:p>-0.0077510708943</text:p>
          </table:table-cell>
          <table:table-cell office:value-type="float" office:value="0.0103704975918" calcext:value-type="float">
            <text:p>0.0103704975918</text:p>
          </table:table-cell>
          <table:table-cell office:value-type="float" office:value="0.0168966818601" calcext:value-type="float">
            <text:p>0.0168966818601</text:p>
          </table:table-cell>
          <table:table-cell office:value-type="float" office:value="0.018177183345" calcext:value-type="float">
            <text:p>0.018177183345</text:p>
          </table:table-cell>
          <table:table-cell/>
          <table:table-cell office:value-type="float" office:value="1.59289867074674E+018" calcext:value-type="float">
            <text:p>1.59289867074674E+018</text:p>
          </table:table-cell>
          <table:table-cell office:value-type="float" office:value="449" calcext:value-type="float">
            <text:p>449</text:p>
          </table:table-cell>
          <table:table-cell office:value-type="float" office:value="1.59289867069532E+018" calcext:value-type="float">
            <text:p>1.59289867069532E+018</text:p>
          </table:table-cell>
          <table:table-cell/>
          <table:table-cell office:value-type="float" office:value="-0.00431000022218" calcext:value-type="float">
            <text:p>-0.00431000022218</text:p>
          </table:table-cell>
          <table:table-cell office:value-type="float" office:value="-0.00759800011292" calcext:value-type="float">
            <text:p>-0.00759800011292</text:p>
          </table:table-cell>
          <table:table-cell table:number-columns-repeated="2"/>
          <table:table-cell office:value-type="float" office:value="1.59289867074769E+018" calcext:value-type="float">
            <text:p>1.59289867074769E+018</text:p>
          </table:table-cell>
          <table:table-cell office:value-type="float" office:value="449" calcext:value-type="float">
            <text:p>449</text:p>
          </table:table-cell>
          <table:table-cell office:value-type="float" office:value="1.59289867069532E+018" calcext:value-type="float">
            <text:p>1.59289867069532E+018</text:p>
          </table:table-cell>
          <table:table-cell/>
          <table:table-cell office:value-type="float" office:value="5.97844982147" calcext:value-type="float">
            <text:p>5.97844982147</text:p>
          </table:table-cell>
        </table:table-row>
        <table:table-row table:style-name="ro1">
          <table:table-cell office:value-type="float" office:value="1.59289867079819E+018" calcext:value-type="float">
            <text:p>1.59289867079819E+018</text:p>
          </table:table-cell>
          <table:table-cell office:value-type="float" office:value="213" calcext:value-type="float">
            <text:p>213</text:p>
          </table:table-cell>
          <table:table-cell office:value-type="float" office:value="1.59289867074656E+018" calcext:value-type="float">
            <text:p>1.59289867074656E+018</text:p>
          </table:table-cell>
          <table:table-cell/>
          <table:table-cell office:value-type="float" office:value="0.0119082741439" calcext:value-type="float">
            <text:p>0.0119082741439</text:p>
          </table:table-cell>
          <table:table-cell office:value-type="float" office:value="-0.00602977303788" calcext:value-type="float">
            <text:p>-0.00602977303788</text:p>
          </table:table-cell>
          <table:table-cell office:value-type="float" office:value="0.0107669504359" calcext:value-type="float">
            <text:p>0.0107669504359</text:p>
          </table:table-cell>
          <table:table-cell office:value-type="float" office:value="0.0171491224319" calcext:value-type="float">
            <text:p>0.0171491224319</text:p>
          </table:table-cell>
          <table:table-cell office:value-type="float" office:value="0.0176175180823" calcext:value-type="float">
            <text:p>0.0176175180823</text:p>
          </table:table-cell>
          <table:table-cell/>
          <table:table-cell office:value-type="float" office:value="1.59289867079882E+018" calcext:value-type="float">
            <text:p>1.59289867079882E+018</text:p>
          </table:table-cell>
          <table:table-cell office:value-type="float" office:value="450" calcext:value-type="float">
            <text:p>450</text:p>
          </table:table-cell>
          <table:table-cell office:value-type="float" office:value="1.59289867074656E+018" calcext:value-type="float">
            <text:p>1.59289867074656E+018</text:p>
          </table:table-cell>
          <table:table-cell/>
          <table:table-cell office:value-type="float" office:value="-0.0109200002626" calcext:value-type="float">
            <text:p>-0.0109200002626</text:p>
          </table:table-cell>
          <table:table-cell office:value-type="float" office:value="-0.00900600012392" calcext:value-type="float">
            <text:p>-0.00900600012392</text:p>
          </table:table-cell>
          <table:table-cell table:number-columns-repeated="2"/>
          <table:table-cell office:value-type="float" office:value="1.59289867079988E+018" calcext:value-type="float">
            <text:p>1.59289867079988E+018</text:p>
          </table:table-cell>
          <table:table-cell office:value-type="float" office:value="450" calcext:value-type="float">
            <text:p>450</text:p>
          </table:table-cell>
          <table:table-cell office:value-type="float" office:value="1.59289867074656E+018" calcext:value-type="float">
            <text:p>1.59289867074656E+018</text:p>
          </table:table-cell>
          <table:table-cell/>
          <table:table-cell office:value-type="float" office:value="5.9453997612" calcext:value-type="float">
            <text:p>5.9453997612</text:p>
          </table:table-cell>
        </table:table-row>
        <table:table-row table:style-name="ro1">
          <table:table-cell office:value-type="float" office:value="1.59289867084967E+018" calcext:value-type="float">
            <text:p>1.59289867084967E+018</text:p>
          </table:table-cell>
          <table:table-cell office:value-type="float" office:value="214" calcext:value-type="float">
            <text:p>214</text:p>
          </table:table-cell>
          <table:table-cell office:value-type="float" office:value="1.59289867079857E+018" calcext:value-type="float">
            <text:p>1.59289867079857E+018</text:p>
          </table:table-cell>
          <table:table-cell/>
          <table:table-cell office:value-type="float" office:value="0.0116996215656" calcext:value-type="float">
            <text:p>0.0116996215656</text:p>
          </table:table-cell>
          <table:table-cell office:value-type="float" office:value="-0.00400817394257" calcext:value-type="float">
            <text:p>-0.00400817394257</text:p>
          </table:table-cell>
          <table:table-cell office:value-type="float" office:value="0.0105538936332" calcext:value-type="float">
            <text:p>0.0105538936332</text:p>
          </table:table-cell>
          <table:table-cell office:value-type="float" office:value="0.0162582676858" calcext:value-type="float">
            <text:p>0.0162582676858</text:p>
          </table:table-cell>
          <table:table-cell office:value-type="float" office:value="0.0174383483827" calcext:value-type="float">
            <text:p>0.0174383483827</text:p>
          </table:table-cell>
          <table:table-cell/>
          <table:table-cell office:value-type="float" office:value="1.59289867084975E+018" calcext:value-type="float">
            <text:p>1.59289867084975E+018</text:p>
          </table:table-cell>
          <table:table-cell office:value-type="float" office:value="451" calcext:value-type="float">
            <text:p>451</text:p>
          </table:table-cell>
          <table:table-cell office:value-type="float" office:value="1.59289867079857E+018" calcext:value-type="float">
            <text:p>1.59289867079857E+018</text:p>
          </table:table-cell>
          <table:table-cell/>
          <table:table-cell office:value-type="float" office:value="-0.00343999988399" calcext:value-type="float">
            <text:p>-0.00343999988399</text:p>
          </table:table-cell>
          <table:table-cell office:value-type="float" office:value="-0.00596399977803" calcext:value-type="float">
            <text:p>-0.00596399977803</text:p>
          </table:table-cell>
          <table:table-cell table:number-columns-repeated="2"/>
          <table:table-cell office:value-type="float" office:value="1.59289867085114E+018" calcext:value-type="float">
            <text:p>1.59289867085114E+018</text:p>
          </table:table-cell>
          <table:table-cell office:value-type="float" office:value="451" calcext:value-type="float">
            <text:p>451</text:p>
          </table:table-cell>
          <table:table-cell office:value-type="float" office:value="1.59289867079857E+018" calcext:value-type="float">
            <text:p>1.59289867079857E+018</text:p>
          </table:table-cell>
          <table:table-cell/>
          <table:table-cell office:value-type="float" office:value="5.98280000687" calcext:value-type="float">
            <text:p>5.98280000687</text:p>
          </table:table-cell>
        </table:table-row>
        <table:table-row table:style-name="ro1">
          <table:table-cell office:value-type="float" office:value="1.59289867090211E+018" calcext:value-type="float">
            <text:p>1.59289867090211E+018</text:p>
          </table:table-cell>
          <table:table-cell office:value-type="float" office:value="215" calcext:value-type="float">
            <text:p>215</text:p>
          </table:table-cell>
          <table:table-cell office:value-type="float" office:value="1.59289867085E+018" calcext:value-type="float">
            <text:p>1.59289867085E+018</text:p>
          </table:table-cell>
          <table:table-cell/>
          <table:table-cell office:value-type="float" office:value="0.0108357015997" calcext:value-type="float">
            <text:p>0.0108357015997</text:p>
          </table:table-cell>
          <table:table-cell office:value-type="float" office:value="-0.00212534563616" calcext:value-type="float">
            <text:p>-0.00212534563616</text:p>
          </table:table-cell>
          <table:table-cell office:value-type="float" office:value="0.0126864966005" calcext:value-type="float">
            <text:p>0.0126864966005</text:p>
          </table:table-cell>
          <table:table-cell office:value-type="float" office:value="0.0168189387769" calcext:value-type="float">
            <text:p>0.0168189387769</text:p>
          </table:table-cell>
          <table:table-cell office:value-type="float" office:value="0.0170281566679" calcext:value-type="float">
            <text:p>0.0170281566679</text:p>
          </table:table-cell>
          <table:table-cell/>
          <table:table-cell office:value-type="float" office:value="1.5928986709021E+018" calcext:value-type="float">
            <text:p>1.5928986709021E+018</text:p>
          </table:table-cell>
          <table:table-cell office:value-type="float" office:value="452" calcext:value-type="float">
            <text:p>452</text:p>
          </table:table-cell>
          <table:table-cell office:value-type="float" office:value="1.59289867085E+018" calcext:value-type="float">
            <text:p>1.59289867085E+018</text:p>
          </table:table-cell>
          <table:table-cell/>
          <table:table-cell office:value-type="float" office:value="-0.00798000022769" calcext:value-type="float">
            <text:p>-0.00798000022769</text:p>
          </table:table-cell>
          <table:table-cell office:value-type="float" office:value="-0.00745799997821" calcext:value-type="float">
            <text:p>-0.00745799997821</text:p>
          </table:table-cell>
          <table:table-cell table:number-columns-repeated="2"/>
          <table:table-cell office:value-type="float" office:value="1.59289867090306E+018" calcext:value-type="float">
            <text:p>1.59289867090306E+018</text:p>
          </table:table-cell>
          <table:table-cell office:value-type="float" office:value="452" calcext:value-type="float">
            <text:p>452</text:p>
          </table:table-cell>
          <table:table-cell office:value-type="float" office:value="1.59289867085E+018" calcext:value-type="float">
            <text:p>1.59289867085E+018</text:p>
          </table:table-cell>
          <table:table-cell/>
          <table:table-cell office:value-type="float" office:value="5.96010017395" calcext:value-type="float">
            <text:p>5.96010017395</text:p>
          </table:table-cell>
        </table:table-row>
        <table:table-row table:style-name="ro1">
          <table:table-cell office:value-type="float" office:value="1.59289867095386E+018" calcext:value-type="float">
            <text:p>1.59289867095386E+018</text:p>
          </table:table-cell>
          <table:table-cell office:value-type="float" office:value="216" calcext:value-type="float">
            <text:p>216</text:p>
          </table:table-cell>
          <table:table-cell office:value-type="float" office:value="1.59289867090183E+018" calcext:value-type="float">
            <text:p>1.59289867090183E+018</text:p>
          </table:table-cell>
          <table:table-cell/>
          <table:table-cell office:value-type="float" office:value="0.012124796398" calcext:value-type="float">
            <text:p>0.012124796398</text:p>
          </table:table-cell>
          <table:table-cell table:style-name="ce1" office:value-type="float" office:value="0.0000253608923231" calcext:value-type="float">
            <text:p>2.54E-05</text:p>
          </table:table-cell>
          <table:table-cell office:value-type="float" office:value="0.0147941922769" calcext:value-type="float">
            <text:p>0.0147941922769</text:p>
          </table:table-cell>
          <table:table-cell office:value-type="float" office:value="0.0191279761493" calcext:value-type="float">
            <text:p>0.0191279761493</text:p>
          </table:table-cell>
          <table:table-cell office:value-type="float" office:value="0.0172501970083" calcext:value-type="float">
            <text:p>0.0172501970083</text:p>
          </table:table-cell>
          <table:table-cell/>
          <table:table-cell office:value-type="float" office:value="1.5928986709539E+018" calcext:value-type="float">
            <text:p>1.5928986709539E+018</text:p>
          </table:table-cell>
          <table:table-cell office:value-type="float" office:value="453" calcext:value-type="float">
            <text:p>453</text:p>
          </table:table-cell>
          <table:table-cell office:value-type="float" office:value="1.59289867090183E+018" calcext:value-type="float">
            <text:p>1.59289867090183E+018</text:p>
          </table:table-cell>
          <table:table-cell/>
          <table:table-cell office:value-type="float" office:value="0.00427999999374" calcext:value-type="float">
            <text:p>0.00427999999374</text:p>
          </table:table-cell>
          <table:table-cell office:value-type="float" office:value="-0.00447400007397" calcext:value-type="float">
            <text:p>-0.00447400007397</text:p>
          </table:table-cell>
          <table:table-cell table:number-columns-repeated="2"/>
          <table:table-cell office:value-type="float" office:value="1.59289867095558E+018" calcext:value-type="float">
            <text:p>1.59289867095558E+018</text:p>
          </table:table-cell>
          <table:table-cell office:value-type="float" office:value="453" calcext:value-type="float">
            <text:p>453</text:p>
          </table:table-cell>
          <table:table-cell office:value-type="float" office:value="1.59289867090183E+018" calcext:value-type="float">
            <text:p>1.59289867090183E+018</text:p>
          </table:table-cell>
          <table:table-cell/>
          <table:table-cell office:value-type="float" office:value="6.02139997482" calcext:value-type="float">
            <text:p>6.02139997482</text:p>
          </table:table-cell>
        </table:table-row>
        <table:table-row table:style-name="ro1">
          <table:table-cell office:value-type="float" office:value="1.59289867100475E+018" calcext:value-type="float">
            <text:p>1.59289867100475E+018</text:p>
          </table:table-cell>
          <table:table-cell office:value-type="float" office:value="217" calcext:value-type="float">
            <text:p>217</text:p>
          </table:table-cell>
          <table:table-cell office:value-type="float" office:value="1.5928986709537E+018" calcext:value-type="float">
            <text:p>1.5928986709537E+018</text:p>
          </table:table-cell>
          <table:table-cell/>
          <table:table-cell office:value-type="float" office:value="0.013045700267" calcext:value-type="float">
            <text:p>0.013045700267</text:p>
          </table:table-cell>
          <table:table-cell office:value-type="float" office:value="0.00270334258676" calcext:value-type="float">
            <text:p>0.00270334258676</text:p>
          </table:table-cell>
          <table:table-cell office:value-type="float" office:value="0.0160719379783" calcext:value-type="float">
            <text:p>0.0160719379783</text:p>
          </table:table-cell>
          <table:table-cell office:value-type="float" office:value="0.0208759568632" calcext:value-type="float">
            <text:p>0.0208759568632</text:p>
          </table:table-cell>
          <table:table-cell office:value-type="float" office:value="0.0180460512638" calcext:value-type="float">
            <text:p>0.0180460512638</text:p>
          </table:table-cell>
          <table:table-cell/>
          <table:table-cell office:value-type="float" office:value="1.59289867100484E+018" calcext:value-type="float">
            <text:p>1.59289867100484E+018</text:p>
          </table:table-cell>
          <table:table-cell office:value-type="float" office:value="454" calcext:value-type="float">
            <text:p>454</text:p>
          </table:table-cell>
          <table:table-cell office:value-type="float" office:value="1.5928986709537E+018" calcext:value-type="float">
            <text:p>1.5928986709537E+018</text:p>
          </table:table-cell>
          <table:table-cell/>
          <table:table-cell office:value-type="float" office:value="0.015340000391" calcext:value-type="float">
            <text:p>0.015340000391</text:p>
          </table:table-cell>
          <table:table-cell office:value-type="float" office:value="-0.00054400000954" calcext:value-type="float">
            <text:p>-0.00054400000954</text:p>
          </table:table-cell>
          <table:table-cell table:number-columns-repeated="2"/>
          <table:table-cell office:value-type="float" office:value="1.59289867100613E+018" calcext:value-type="float">
            <text:p>1.59289867100613E+018</text:p>
          </table:table-cell>
          <table:table-cell office:value-type="float" office:value="454" calcext:value-type="float">
            <text:p>454</text:p>
          </table:table-cell>
          <table:table-cell office:value-type="float" office:value="1.5928986709537E+018" calcext:value-type="float">
            <text:p>1.5928986709537E+018</text:p>
          </table:table-cell>
          <table:table-cell/>
          <table:table-cell office:value-type="float" office:value="6.07670021057" calcext:value-type="float">
            <text:p>6.07670021057</text:p>
          </table:table-cell>
        </table:table-row>
        <table:table-row table:style-name="ro1">
          <table:table-cell office:value-type="float" office:value="1.59289867110645E+018" calcext:value-type="float">
            <text:p>1.59289867110645E+018</text:p>
          </table:table-cell>
          <table:table-cell office:value-type="float" office:value="218" calcext:value-type="float">
            <text:p>218</text:p>
          </table:table-cell>
          <table:table-cell office:value-type="float" office:value="1.59289867100495E+018" calcext:value-type="float">
            <text:p>1.59289867100495E+018</text:p>
          </table:table-cell>
          <table:table-cell/>
          <table:table-cell office:value-type="float" office:value="0.010909197852" calcext:value-type="float">
            <text:p>0.010909197852</text:p>
          </table:table-cell>
          <table:table-cell office:value-type="float" office:value="0.00502938171849" calcext:value-type="float">
            <text:p>0.00502938171849</text:p>
          </table:table-cell>
          <table:table-cell office:value-type="float" office:value="0.015270919539" calcext:value-type="float">
            <text:p>0.015270919539</text:p>
          </table:table-cell>
          <table:table-cell office:value-type="float" office:value="0.0194295197725" calcext:value-type="float">
            <text:p>0.0194295197725</text:p>
          </table:table-cell>
          <table:table-cell office:value-type="float" office:value="0.0185021311045" calcext:value-type="float">
            <text:p>0.0185021311045</text:p>
          </table:table-cell>
          <table:table-cell/>
          <table:table-cell office:value-type="float" office:value="1.59289867110667E+018" calcext:value-type="float">
            <text:p>1.59289867110667E+018</text:p>
          </table:table-cell>
          <table:table-cell office:value-type="float" office:value="455" calcext:value-type="float">
            <text:p>455</text:p>
          </table:table-cell>
          <table:table-cell office:value-type="float" office:value="1.59289867100495E+018" calcext:value-type="float">
            <text:p>1.59289867100495E+018</text:p>
          </table:table-cell>
          <table:table-cell/>
          <table:table-cell office:value-type="float" office:value="0.00889999978244" calcext:value-type="float">
            <text:p>0.00889999978244</text:p>
          </table:table-cell>
          <table:table-cell office:value-type="float" office:value="0.00341999996454" calcext:value-type="float">
            <text:p>0.00341999996454</text:p>
          </table:table-cell>
          <table:table-cell table:number-columns-repeated="2"/>
          <table:table-cell office:value-type="float" office:value="1.59289867110801E+018" calcext:value-type="float">
            <text:p>1.59289867110801E+018</text:p>
          </table:table-cell>
          <table:table-cell office:value-type="float" office:value="455" calcext:value-type="float">
            <text:p>455</text:p>
          </table:table-cell>
          <table:table-cell office:value-type="float" office:value="1.59289867100495E+018" calcext:value-type="float">
            <text:p>1.59289867100495E+018</text:p>
          </table:table-cell>
          <table:table-cell/>
          <table:table-cell office:value-type="float" office:value="6.04449987411" calcext:value-type="float">
            <text:p>6.04449987411</text:p>
          </table:table-cell>
        </table:table-row>
        <table:table-row table:style-name="ro1">
          <table:table-cell office:value-type="float" office:value="1.59289867115867E+018" calcext:value-type="float">
            <text:p>1.59289867115867E+018</text:p>
          </table:table-cell>
          <table:table-cell office:value-type="float" office:value="219" calcext:value-type="float">
            <text:p>219</text:p>
          </table:table-cell>
          <table:table-cell office:value-type="float" office:value="1.59289867110686E+018" calcext:value-type="float">
            <text:p>1.59289867110686E+018</text:p>
          </table:table-cell>
          <table:table-cell/>
          <table:table-cell office:value-type="float" office:value="0.0108822509646" calcext:value-type="float">
            <text:p>0.0108822509646</text:p>
          </table:table-cell>
          <table:table-cell office:value-type="float" office:value="0.00888212304562" calcext:value-type="float">
            <text:p>0.00888212304562</text:p>
          </table:table-cell>
          <table:table-cell office:value-type="float" office:value="0.0162907186896" calcext:value-type="float">
            <text:p>0.0162907186896</text:p>
          </table:table-cell>
          <table:table-cell office:value-type="float" office:value="0.0215105321258" calcext:value-type="float">
            <text:p>0.0215105321258</text:p>
          </table:table-cell>
          <table:table-cell office:value-type="float" office:value="0.0195525847375" calcext:value-type="float">
            <text:p>0.0195525847375</text:p>
          </table:table-cell>
          <table:table-cell/>
          <table:table-cell office:value-type="float" office:value="1.59289867115913E+018" calcext:value-type="float">
            <text:p>1.59289867115913E+018</text:p>
          </table:table-cell>
          <table:table-cell office:value-type="float" office:value="456" calcext:value-type="float">
            <text:p>456</text:p>
          </table:table-cell>
          <table:table-cell office:value-type="float" office:value="1.59289867110686E+018" calcext:value-type="float">
            <text:p>1.59289867110686E+018</text:p>
          </table:table-cell>
          <table:table-cell/>
          <table:table-cell office:value-type="float" office:value="0.0103099998087" calcext:value-type="float">
            <text:p>0.0103099998087</text:p>
          </table:table-cell>
          <table:table-cell office:value-type="float" office:value="0.00616999994963" calcext:value-type="float">
            <text:p>0.00616999994963</text:p>
          </table:table-cell>
          <table:table-cell table:number-columns-repeated="2"/>
          <table:table-cell office:value-type="float" office:value="1.59289867115993E+018" calcext:value-type="float">
            <text:p>1.59289867115993E+018</text:p>
          </table:table-cell>
          <table:table-cell office:value-type="float" office:value="456" calcext:value-type="float">
            <text:p>456</text:p>
          </table:table-cell>
          <table:table-cell office:value-type="float" office:value="1.59289867110686E+018" calcext:value-type="float">
            <text:p>1.59289867110686E+018</text:p>
          </table:table-cell>
          <table:table-cell/>
          <table:table-cell office:value-type="float" office:value="6.0515499115" calcext:value-type="float">
            <text:p>6.0515499115</text:p>
          </table:table-cell>
        </table:table-row>
        <table:table-row table:style-name="ro1">
          <table:table-cell office:value-type="float" office:value="1.59289867120985E+018" calcext:value-type="float">
            <text:p>1.59289867120985E+018</text:p>
          </table:table-cell>
          <table:table-cell office:value-type="float" office:value="220" calcext:value-type="float">
            <text:p>220</text:p>
          </table:table-cell>
          <table:table-cell office:value-type="float" office:value="1.59289867115893E+018" calcext:value-type="float">
            <text:p>1.59289867115893E+018</text:p>
          </table:table-cell>
          <table:table-cell/>
          <table:table-cell office:value-type="float" office:value="0.00977371167392" calcext:value-type="float">
            <text:p>0.00977371167392</text:p>
          </table:table-cell>
          <table:table-cell office:value-type="float" office:value="0.0100288502872" calcext:value-type="float">
            <text:p>0.0100288502872</text:p>
          </table:table-cell>
          <table:table-cell office:value-type="float" office:value="0.0150800347328" calcext:value-type="float">
            <text:p>0.0150800347328</text:p>
          </table:table-cell>
          <table:table-cell office:value-type="float" office:value="0.0205793753266" calcext:value-type="float">
            <text:p>0.0205793753266</text:p>
          </table:table-cell>
          <table:table-cell office:value-type="float" office:value="0.02030467242" calcext:value-type="float">
            <text:p>0.02030467242</text:p>
          </table:table-cell>
          <table:table-cell/>
          <table:table-cell office:value-type="float" office:value="1.59289867120998E+018" calcext:value-type="float">
            <text:p>1.59289867120998E+018</text:p>
          </table:table-cell>
          <table:table-cell office:value-type="float" office:value="457" calcext:value-type="float">
            <text:p>457</text:p>
          </table:table-cell>
          <table:table-cell office:value-type="float" office:value="1.59289867115893E+018" calcext:value-type="float">
            <text:p>1.59289867115893E+018</text:p>
          </table:table-cell>
          <table:table-cell/>
          <table:table-cell office:value-type="float" office:value="0.0144400000572" calcext:value-type="float">
            <text:p>0.0144400000572</text:p>
          </table:table-cell>
          <table:table-cell office:value-type="float" office:value="0.0106539996341" calcext:value-type="float">
            <text:p>0.0106539996341</text:p>
          </table:table-cell>
          <table:table-cell table:number-columns-repeated="2"/>
          <table:table-cell office:value-type="float" office:value="1.59289867121116E+018" calcext:value-type="float">
            <text:p>1.59289867121116E+018</text:p>
          </table:table-cell>
          <table:table-cell office:value-type="float" office:value="457" calcext:value-type="float">
            <text:p>457</text:p>
          </table:table-cell>
          <table:table-cell office:value-type="float" office:value="1.59289867115893E+018" calcext:value-type="float">
            <text:p>1.59289867115893E+018</text:p>
          </table:table-cell>
          <table:table-cell/>
          <table:table-cell office:value-type="float" office:value="6.07219982147" calcext:value-type="float">
            <text:p>6.07219982147</text:p>
          </table:table-cell>
        </table:table-row>
        <table:table-row table:style-name="ro1">
          <table:table-cell office:value-type="float" office:value="1.59289867126146E+018" calcext:value-type="float">
            <text:p>1.59289867126146E+018</text:p>
          </table:table-cell>
          <table:table-cell office:value-type="float" office:value="221" calcext:value-type="float">
            <text:p>221</text:p>
          </table:table-cell>
          <table:table-cell office:value-type="float" office:value="1.59289867121012E+018" calcext:value-type="float">
            <text:p>1.59289867121012E+018</text:p>
          </table:table-cell>
          <table:table-cell/>
          <table:table-cell office:value-type="float" office:value="0.0106265451759" calcext:value-type="float">
            <text:p>0.0106265451759</text:p>
          </table:table-cell>
          <table:table-cell office:value-type="float" office:value="0.0126300984994" calcext:value-type="float">
            <text:p>0.0126300984994</text:p>
          </table:table-cell>
          <table:table-cell office:value-type="float" office:value="0.0180595070124" calcext:value-type="float">
            <text:p>0.0180595070124</text:p>
          </table:table-cell>
          <table:table-cell office:value-type="float" office:value="0.0244660712779" calcext:value-type="float">
            <text:p>0.0244660712779</text:p>
          </table:table-cell>
          <table:table-cell office:value-type="float" office:value="0.0213722903281" calcext:value-type="float">
            <text:p>0.0213722903281</text:p>
          </table:table-cell>
          <table:table-cell/>
          <table:table-cell office:value-type="float" office:value="1.59289867126283E+018" calcext:value-type="float">
            <text:p>1.59289867126283E+018</text:p>
          </table:table-cell>
          <table:table-cell office:value-type="float" office:value="458" calcext:value-type="float">
            <text:p>458</text:p>
          </table:table-cell>
          <table:table-cell office:value-type="float" office:value="1.59289867121012E+018" calcext:value-type="float">
            <text:p>1.59289867121012E+018</text:p>
          </table:table-cell>
          <table:table-cell/>
          <table:table-cell office:value-type="float" office:value="0.0208599995822" calcext:value-type="float">
            <text:p>0.0208599995822</text:p>
          </table:table-cell>
          <table:table-cell office:value-type="float" office:value="0.013969999738" calcext:value-type="float">
            <text:p>0.013969999738</text:p>
          </table:table-cell>
          <table:table-cell table:number-columns-repeated="2"/>
          <table:table-cell office:value-type="float" office:value="1.59289867126292E+018" calcext:value-type="float">
            <text:p>1.59289867126292E+018</text:p>
          </table:table-cell>
          <table:table-cell office:value-type="float" office:value="458" calcext:value-type="float">
            <text:p>458</text:p>
          </table:table-cell>
          <table:table-cell office:value-type="float" office:value="1.59289867121012E+018" calcext:value-type="float">
            <text:p>1.59289867121012E+018</text:p>
          </table:table-cell>
          <table:table-cell/>
          <table:table-cell office:value-type="float" office:value="6.10430002213" calcext:value-type="float">
            <text:p>6.10430002213</text:p>
          </table:table-cell>
        </table:table-row>
        <table:table-row table:style-name="ro1">
          <table:table-cell office:value-type="float" office:value="1.59289867136349E+018" calcext:value-type="float">
            <text:p>1.59289867136349E+018</text:p>
          </table:table-cell>
          <table:table-cell office:value-type="float" office:value="222" calcext:value-type="float">
            <text:p>222</text:p>
          </table:table-cell>
          <table:table-cell office:value-type="float" office:value="1.59289867126186E+018" calcext:value-type="float">
            <text:p>1.59289867126186E+018</text:p>
          </table:table-cell>
          <table:table-cell/>
          <table:table-cell office:value-type="float" office:value="0.010494527407" calcext:value-type="float">
            <text:p>0.010494527407</text:p>
          </table:table-cell>
          <table:table-cell office:value-type="float" office:value="0.0135821094736" calcext:value-type="float">
            <text:p>0.0135821094736</text:p>
          </table:table-cell>
          <table:table-cell office:value-type="float" office:value="0.0178644396365" calcext:value-type="float">
            <text:p>0.0178644396365</text:p>
          </table:table-cell>
          <table:table-cell office:value-type="float" office:value="0.0247739180923" calcext:value-type="float">
            <text:p>0.0247739180923</text:p>
          </table:table-cell>
          <table:table-cell office:value-type="float" office:value="0.0221518836915" calcext:value-type="float">
            <text:p>0.0221518836915</text:p>
          </table:table-cell>
          <table:table-cell/>
          <table:table-cell office:value-type="float" office:value="1.59289867136413E+018" calcext:value-type="float">
            <text:p>1.59289867136413E+018</text:p>
          </table:table-cell>
          <table:table-cell office:value-type="float" office:value="459" calcext:value-type="float">
            <text:p>459</text:p>
          </table:table-cell>
          <table:table-cell office:value-type="float" office:value="1.59289867126186E+018" calcext:value-type="float">
            <text:p>1.59289867126186E+018</text:p>
          </table:table-cell>
          <table:table-cell/>
          <table:table-cell office:value-type="float" office:value="0.0150699997321" calcext:value-type="float">
            <text:p>0.0150699997321</text:p>
          </table:table-cell>
          <table:table-cell office:value-type="float" office:value="0.0139159997925" calcext:value-type="float">
            <text:p>0.0139159997925</text:p>
          </table:table-cell>
          <table:table-cell table:number-columns-repeated="2"/>
          <table:table-cell office:value-type="float" office:value="1.59289867136528E+018" calcext:value-type="float">
            <text:p>1.59289867136528E+018</text:p>
          </table:table-cell>
          <table:table-cell office:value-type="float" office:value="459" calcext:value-type="float">
            <text:p>459</text:p>
          </table:table-cell>
          <table:table-cell office:value-type="float" office:value="1.59289867126186E+018" calcext:value-type="float">
            <text:p>1.59289867126186E+018</text:p>
          </table:table-cell>
          <table:table-cell/>
          <table:table-cell office:value-type="float" office:value="6.07534980774" calcext:value-type="float">
            <text:p>6.07534980774</text:p>
          </table:table-cell>
        </table:table-row>
        <table:table-row table:style-name="ro1">
          <table:table-cell office:value-type="float" office:value="1.59289867141497E+018" calcext:value-type="float">
            <text:p>1.59289867141497E+018</text:p>
          </table:table-cell>
          <table:table-cell office:value-type="float" office:value="223" calcext:value-type="float">
            <text:p>223</text:p>
          </table:table-cell>
          <table:table-cell office:value-type="float" office:value="1.59289867136387E+018" calcext:value-type="float">
            <text:p>1.59289867136387E+018</text:p>
          </table:table-cell>
          <table:table-cell/>
          <table:table-cell office:value-type="float" office:value="0.00761818187311" calcext:value-type="float">
            <text:p>0.00761818187311</text:p>
          </table:table-cell>
          <table:table-cell office:value-type="float" office:value="0.0176223386079" calcext:value-type="float">
            <text:p>0.0176223386079</text:p>
          </table:table-cell>
          <table:table-cell office:value-type="float" office:value="0.0162918381393" calcext:value-type="float">
            <text:p>0.0162918381393</text:p>
          </table:table-cell>
          <table:table-cell office:value-type="float" office:value="0.0251795053482" calcext:value-type="float">
            <text:p>0.0251795053482</text:p>
          </table:table-cell>
          <table:table-cell office:value-type="float" office:value="0.0233018808067" calcext:value-type="float">
            <text:p>0.0233018808067</text:p>
          </table:table-cell>
          <table:table-cell/>
          <table:table-cell office:value-type="float" office:value="1.59289867141508E+018" calcext:value-type="float">
            <text:p>1.59289867141508E+018</text:p>
          </table:table-cell>
          <table:table-cell office:value-type="float" office:value="460" calcext:value-type="float">
            <text:p>460</text:p>
          </table:table-cell>
          <table:table-cell office:value-type="float" office:value="1.59289867136387E+018" calcext:value-type="float">
            <text:p>1.59289867136387E+018</text:p>
          </table:table-cell>
          <table:table-cell/>
          <table:table-cell office:value-type="float" office:value="0.011269999668" calcext:value-type="float">
            <text:p>0.011269999668</text:p>
          </table:table-cell>
          <table:table-cell office:value-type="float" office:value="0.0143900001422" calcext:value-type="float">
            <text:p>0.0143900001422</text:p>
          </table:table-cell>
          <table:table-cell table:number-columns-repeated="2"/>
          <table:table-cell office:value-type="float" office:value="1.59289867141638E+018" calcext:value-type="float">
            <text:p>1.59289867141638E+018</text:p>
          </table:table-cell>
          <table:table-cell office:value-type="float" office:value="460" calcext:value-type="float">
            <text:p>460</text:p>
          </table:table-cell>
          <table:table-cell office:value-type="float" office:value="1.59289867136387E+018" calcext:value-type="float">
            <text:p>1.59289867136387E+018</text:p>
          </table:table-cell>
          <table:table-cell/>
          <table:table-cell office:value-type="float" office:value="6.05635023117" calcext:value-type="float">
            <text:p>6.05635023117</text:p>
          </table:table-cell>
        </table:table-row>
        <table:table-row table:style-name="ro1">
          <table:table-cell office:value-type="float" office:value="1.59289867146715E+018" calcext:value-type="float">
            <text:p>1.59289867146715E+018</text:p>
          </table:table-cell>
          <table:table-cell office:value-type="float" office:value="224" calcext:value-type="float">
            <text:p>224</text:p>
          </table:table-cell>
          <table:table-cell office:value-type="float" office:value="1.59289867141528E+018" calcext:value-type="float">
            <text:p>1.59289867141528E+018</text:p>
          </table:table-cell>
          <table:table-cell/>
          <table:table-cell office:value-type="float" office:value="0.00612780544907" calcext:value-type="float">
            <text:p>0.00612780544907</text:p>
          </table:table-cell>
          <table:table-cell office:value-type="float" office:value="0.0184345915914" calcext:value-type="float">
            <text:p>0.0184345915914</text:p>
          </table:table-cell>
          <table:table-cell office:value-type="float" office:value="0.0138150015846" calcext:value-type="float">
            <text:p>0.0138150015846</text:p>
          </table:table-cell>
          <table:table-cell office:value-type="float" office:value="0.0238377526402" calcext:value-type="float">
            <text:p>0.0238377526402</text:p>
          </table:table-cell>
          <table:table-cell office:value-type="float" office:value="0.0237673241645" calcext:value-type="float">
            <text:p>0.0237673241645</text:p>
          </table:table-cell>
          <table:table-cell/>
          <table:table-cell office:value-type="float" office:value="1.59289867146715E+018" calcext:value-type="float">
            <text:p>1.59289867146715E+018</text:p>
          </table:table-cell>
          <table:table-cell office:value-type="float" office:value="461" calcext:value-type="float">
            <text:p>461</text:p>
          </table:table-cell>
          <table:table-cell office:value-type="float" office:value="1.59289867141528E+018" calcext:value-type="float">
            <text:p>1.59289867141528E+018</text:p>
          </table:table-cell>
          <table:table-cell/>
          <table:table-cell office:value-type="float" office:value="0.00905000045896" calcext:value-type="float">
            <text:p>0.00905000045896</text:p>
          </table:table-cell>
          <table:table-cell office:value-type="float" office:value="0.0141380000859" calcext:value-type="float">
            <text:p>0.0141380000859</text:p>
          </table:table-cell>
          <table:table-cell table:number-columns-repeated="2"/>
          <table:table-cell office:value-type="float" office:value="1.59289867146801E+018" calcext:value-type="float">
            <text:p>1.59289867146801E+018</text:p>
          </table:table-cell>
          <table:table-cell office:value-type="float" office:value="461" calcext:value-type="float">
            <text:p>461</text:p>
          </table:table-cell>
          <table:table-cell office:value-type="float" office:value="1.59289867141528E+018" calcext:value-type="float">
            <text:p>1.59289867141528E+018</text:p>
          </table:table-cell>
          <table:table-cell/>
          <table:table-cell office:value-type="float" office:value="6.04524993896" calcext:value-type="float">
            <text:p>6.04524993896</text:p>
          </table:table-cell>
        </table:table-row>
        <table:table-row table:style-name="ro1">
          <table:table-cell office:value-type="float" office:value="1.59289867152104E+018" calcext:value-type="float">
            <text:p>1.59289867152104E+018</text:p>
          </table:table-cell>
          <table:table-cell office:value-type="float" office:value="225" calcext:value-type="float">
            <text:p>225</text:p>
          </table:table-cell>
          <table:table-cell office:value-type="float" office:value="1.59289867146736E+018" calcext:value-type="float">
            <text:p>1.59289867146736E+018</text:p>
          </table:table-cell>
          <table:table-cell/>
          <table:table-cell office:value-type="float" office:value="0.00531104160473" calcext:value-type="float">
            <text:p>0.00531104160473</text:p>
          </table:table-cell>
          <table:table-cell office:value-type="float" office:value="0.0206655748188" calcext:value-type="float">
            <text:p>0.0206655748188</text:p>
          </table:table-cell>
          <table:table-cell office:value-type="float" office:value="0.0144219975919" calcext:value-type="float">
            <text:p>0.0144219975919</text:p>
          </table:table-cell>
          <table:table-cell office:value-type="float" office:value="0.0257539749146" calcext:value-type="float">
            <text:p>0.0257539749146</text:p>
          </table:table-cell>
          <table:table-cell office:value-type="float" office:value="0.024802243337" calcext:value-type="float">
            <text:p>0.024802243337</text:p>
          </table:table-cell>
          <table:table-cell/>
          <table:table-cell office:value-type="float" office:value="1.59289867152088E+018" calcext:value-type="float">
            <text:p>1.59289867152088E+018</text:p>
          </table:table-cell>
          <table:table-cell office:value-type="float" office:value="462" calcext:value-type="float">
            <text:p>462</text:p>
          </table:table-cell>
          <table:table-cell office:value-type="float" office:value="1.59289867146736E+018" calcext:value-type="float">
            <text:p>1.59289867146736E+018</text:p>
          </table:table-cell>
          <table:table-cell/>
          <table:table-cell office:value-type="float" office:value="0.0198699999601" calcext:value-type="float">
            <text:p>0.0198699999601</text:p>
          </table:table-cell>
          <table:table-cell office:value-type="float" office:value="0.015224000439" calcext:value-type="float">
            <text:p>0.015224000439</text:p>
          </table:table-cell>
          <table:table-cell table:number-columns-repeated="2"/>
          <table:table-cell office:value-type="float" office:value="1.59289867152069E+018" calcext:value-type="float">
            <text:p>1.59289867152069E+018</text:p>
          </table:table-cell>
          <table:table-cell office:value-type="float" office:value="462" calcext:value-type="float">
            <text:p>462</text:p>
          </table:table-cell>
          <table:table-cell office:value-type="float" office:value="1.59289867146736E+018" calcext:value-type="float">
            <text:p>1.59289867146736E+018</text:p>
          </table:table-cell>
          <table:table-cell/>
          <table:table-cell office:value-type="float" office:value="6.09934997559" calcext:value-type="float">
            <text:p>6.09934997559</text:p>
          </table:table-cell>
        </table:table-row>
        <table:table-row table:style-name="ro1">
          <table:table-cell office:value-type="float" office:value="1.59289867157192E+018" calcext:value-type="float">
            <text:p>1.59289867157192E+018</text:p>
          </table:table-cell>
          <table:table-cell office:value-type="float" office:value="226" calcext:value-type="float">
            <text:p>226</text:p>
          </table:table-cell>
          <table:table-cell office:value-type="float" office:value="1.5928986715203E+018" calcext:value-type="float">
            <text:p>1.5928986715203E+018</text:p>
          </table:table-cell>
          <table:table-cell/>
          <table:table-cell office:value-type="float" office:value="0.00423132441938" calcext:value-type="float">
            <text:p>0.00423132441938</text:p>
          </table:table-cell>
          <table:table-cell office:value-type="float" office:value="0.0193661376834" calcext:value-type="float">
            <text:p>0.0193661376834</text:p>
          </table:table-cell>
          <table:table-cell office:value-type="float" office:value="0.0113313514739" calcext:value-type="float">
            <text:p>0.0113313514739</text:p>
          </table:table-cell>
          <table:table-cell office:value-type="float" office:value="0.0228331107646" calcext:value-type="float">
            <text:p>0.0228331107646</text:p>
          </table:table-cell>
          <table:table-cell office:value-type="float" office:value="0.0244756527245" calcext:value-type="float">
            <text:p>0.0244756527245</text:p>
          </table:table-cell>
          <table:table-cell/>
          <table:table-cell office:value-type="float" office:value="1.59289867157208E+018" calcext:value-type="float">
            <text:p>1.59289867157208E+018</text:p>
          </table:table-cell>
          <table:table-cell office:value-type="float" office:value="463" calcext:value-type="float">
            <text:p>463</text:p>
          </table:table-cell>
          <table:table-cell office:value-type="float" office:value="1.5928986715203E+018" calcext:value-type="float">
            <text:p>1.5928986715203E+018</text:p>
          </table:table-cell>
          <table:table-cell/>
          <table:table-cell office:value-type="float" office:value="-0.00616999994963" calcext:value-type="float">
            <text:p>-0.00616999994963</text:p>
          </table:table-cell>
          <table:table-cell office:value-type="float" office:value="0.00981799978763" calcext:value-type="float">
            <text:p>0.00981799978763</text:p>
          </table:table-cell>
          <table:table-cell table:number-columns-repeated="2"/>
          <table:table-cell office:value-type="float" office:value="1.59289867157407E+018" calcext:value-type="float">
            <text:p>1.59289867157407E+018</text:p>
          </table:table-cell>
          <table:table-cell office:value-type="float" office:value="463" calcext:value-type="float">
            <text:p>463</text:p>
          </table:table-cell>
          <table:table-cell office:value-type="float" office:value="1.5928986715203E+018" calcext:value-type="float">
            <text:p>1.5928986715203E+018</text:p>
          </table:table-cell>
          <table:table-cell/>
          <table:table-cell office:value-type="float" office:value="5.96915006638" calcext:value-type="float">
            <text:p>5.96915006638</text:p>
          </table:table-cell>
        </table:table-row>
        <table:table-row table:style-name="ro1">
          <table:table-cell office:value-type="float" office:value="1.59289867162394E+018" calcext:value-type="float">
            <text:p>1.59289867162394E+018</text:p>
          </table:table-cell>
          <table:table-cell office:value-type="float" office:value="227" calcext:value-type="float">
            <text:p>227</text:p>
          </table:table-cell>
          <table:table-cell office:value-type="float" office:value="1.59289867157229E+018" calcext:value-type="float">
            <text:p>1.59289867157229E+018</text:p>
          </table:table-cell>
          <table:table-cell/>
          <table:table-cell office:value-type="float" office:value="0.00268566282466" calcext:value-type="float">
            <text:p>0.00268566282466</text:p>
          </table:table-cell>
          <table:table-cell office:value-type="float" office:value="0.0232164021581" calcext:value-type="float">
            <text:p>0.0232164021581</text:p>
          </table:table-cell>
          <table:table-cell office:value-type="float" office:value="0.0118849920109" calcext:value-type="float">
            <text:p>0.0118849920109</text:p>
          </table:table-cell>
          <table:table-cell office:value-type="float" office:value="0.0262195952237" calcext:value-type="float">
            <text:p>0.0262195952237</text:p>
          </table:table-cell>
          <table:table-cell office:value-type="float" office:value="0.0247647874057" calcext:value-type="float">
            <text:p>0.0247647874057</text:p>
          </table:table-cell>
          <table:table-cell/>
          <table:table-cell office:value-type="float" office:value="1.59289867162423E+018" calcext:value-type="float">
            <text:p>1.59289867162423E+018</text:p>
          </table:table-cell>
          <table:table-cell office:value-type="float" office:value="464" calcext:value-type="float">
            <text:p>464</text:p>
          </table:table-cell>
          <table:table-cell office:value-type="float" office:value="1.59289867157229E+018" calcext:value-type="float">
            <text:p>1.59289867157229E+018</text:p>
          </table:table-cell>
          <table:table-cell/>
          <table:table-cell office:value-type="float" office:value="0.00555999996141" calcext:value-type="float">
            <text:p>0.00555999996141</text:p>
          </table:table-cell>
          <table:table-cell office:value-type="float" office:value="0.00791599974036" calcext:value-type="float">
            <text:p>0.00791599974036</text:p>
          </table:table-cell>
          <table:table-cell table:number-columns-repeated="2"/>
          <table:table-cell office:value-type="float" office:value="1.59289867162564E+018" calcext:value-type="float">
            <text:p>1.59289867162564E+018</text:p>
          </table:table-cell>
          <table:table-cell office:value-type="float" office:value="464" calcext:value-type="float">
            <text:p>464</text:p>
          </table:table-cell>
          <table:table-cell office:value-type="float" office:value="1.59289867157229E+018" calcext:value-type="float">
            <text:p>1.59289867157229E+018</text:p>
          </table:table-cell>
          <table:table-cell/>
          <table:table-cell office:value-type="float" office:value="6.02780008316" calcext:value-type="float">
            <text:p>6.02780008316</text:p>
          </table:table-cell>
        </table:table-row>
        <table:table-row table:style-name="ro1">
          <table:table-cell office:value-type="float" office:value="1.59289867167622E+018" calcext:value-type="float">
            <text:p>1.59289867167622E+018</text:p>
          </table:table-cell>
          <table:table-cell office:value-type="float" office:value="228" calcext:value-type="float">
            <text:p>228</text:p>
          </table:table-cell>
          <table:table-cell office:value-type="float" office:value="1.59289867162452E+018" calcext:value-type="float">
            <text:p>1.59289867162452E+018</text:p>
          </table:table-cell>
          <table:table-cell/>
          <table:table-cell office:value-type="float" office:value="0.000804127485026" calcext:value-type="float">
            <text:p>0.000804127485026</text:p>
          </table:table-cell>
          <table:table-cell office:value-type="float" office:value="0.0216212328523" calcext:value-type="float">
            <text:p>0.0216212328523</text:p>
          </table:table-cell>
          <table:table-cell office:value-type="float" office:value="0.00917340721935" calcext:value-type="float">
            <text:p>0.00917340721935</text:p>
          </table:table-cell>
          <table:table-cell office:value-type="float" office:value="0.0235005486757" calcext:value-type="float">
            <text:p>0.0235005486757</text:p>
          </table:table-cell>
          <table:table-cell office:value-type="float" office:value="0.0244289953262" calcext:value-type="float">
            <text:p>0.0244289953262</text:p>
          </table:table-cell>
          <table:table-cell/>
          <table:table-cell office:value-type="float" office:value="1.5928986716764E+018" calcext:value-type="float">
            <text:p>1.5928986716764E+018</text:p>
          </table:table-cell>
          <table:table-cell office:value-type="float" office:value="465" calcext:value-type="float">
            <text:p>465</text:p>
          </table:table-cell>
          <table:table-cell office:value-type="float" office:value="1.59289867162452E+018" calcext:value-type="float">
            <text:p>1.59289867162452E+018</text:p>
          </table:table-cell>
          <table:table-cell/>
          <table:table-cell office:value-type="float" office:value="-0.00643000006676" calcext:value-type="float">
            <text:p>-0.00643000006676</text:p>
          </table:table-cell>
          <table:table-cell office:value-type="float" office:value="0.00437599979341" calcext:value-type="float">
            <text:p>0.00437599979341</text:p>
          </table:table-cell>
          <table:table-cell table:number-columns-repeated="2"/>
          <table:table-cell office:value-type="float" office:value="1.59289867167744E+018" calcext:value-type="float">
            <text:p>1.59289867167744E+018</text:p>
          </table:table-cell>
          <table:table-cell office:value-type="float" office:value="465" calcext:value-type="float">
            <text:p>465</text:p>
          </table:table-cell>
          <table:table-cell office:value-type="float" office:value="1.59289867162452E+018" calcext:value-type="float">
            <text:p>1.59289867162452E+018</text:p>
          </table:table-cell>
          <table:table-cell/>
          <table:table-cell office:value-type="float" office:value="5.96785020828" calcext:value-type="float">
            <text:p>5.96785020828</text:p>
          </table:table-cell>
        </table:table-row>
        <table:table-row table:style-name="ro1">
          <table:table-cell office:value-type="float" office:value="1.59289867172831E+018" calcext:value-type="float">
            <text:p>1.59289867172831E+018</text:p>
          </table:table-cell>
          <table:table-cell office:value-type="float" office:value="229" calcext:value-type="float">
            <text:p>229</text:p>
          </table:table-cell>
          <table:table-cell office:value-type="float" office:value="1.59289867167661E+018" calcext:value-type="float">
            <text:p>1.59289867167661E+018</text:p>
          </table:table-cell>
          <table:table-cell/>
          <table:table-cell table:style-name="ce1" office:value-type="float" office:value="0.0000635007527308" calcext:value-type="float">
            <text:p>6.35E-05</text:p>
          </table:table-cell>
          <table:table-cell office:value-type="float" office:value="0.0215218625963" calcext:value-type="float">
            <text:p>0.0215218625963</text:p>
          </table:table-cell>
          <table:table-cell office:value-type="float" office:value="0.00808305013925" calcext:value-type="float">
            <text:p>0.00808305013925</text:p>
          </table:table-cell>
          <table:table-cell office:value-type="float" office:value="0.0229897871614" calcext:value-type="float">
            <text:p>0.0229897871614</text:p>
          </table:table-cell>
          <table:table-cell office:value-type="float" office:value="0.024259403348" calcext:value-type="float">
            <text:p>0.024259403348</text:p>
          </table:table-cell>
          <table:table-cell/>
          <table:table-cell office:value-type="float" office:value="1.5928986717284E+018" calcext:value-type="float">
            <text:p>1.5928986717284E+018</text:p>
          </table:table-cell>
          <table:table-cell office:value-type="float" office:value="466" calcext:value-type="float">
            <text:p>466</text:p>
          </table:table-cell>
          <table:table-cell office:value-type="float" office:value="1.59289867167661E+018" calcext:value-type="float">
            <text:p>1.59289867167661E+018</text:p>
          </table:table-cell>
          <table:table-cell/>
          <table:table-cell office:value-type="float" office:value="-0.00325999991037" calcext:value-type="float">
            <text:p>-0.00325999991037</text:p>
          </table:table-cell>
          <table:table-cell office:value-type="float" office:value="0.00191400002223" calcext:value-type="float">
            <text:p>0.00191400002223</text:p>
          </table:table-cell>
          <table:table-cell table:number-columns-repeated="2"/>
          <table:table-cell office:value-type="float" office:value="1.59289867173002E+018" calcext:value-type="float">
            <text:p>1.59289867173002E+018</text:p>
          </table:table-cell>
          <table:table-cell office:value-type="float" office:value="466" calcext:value-type="float">
            <text:p>466</text:p>
          </table:table-cell>
          <table:table-cell office:value-type="float" office:value="1.59289867167661E+018" calcext:value-type="float">
            <text:p>1.59289867167661E+018</text:p>
          </table:table-cell>
          <table:table-cell/>
          <table:table-cell office:value-type="float" office:value="5.98369979858" calcext:value-type="float">
            <text:p>5.98369979858</text:p>
          </table:table-cell>
        </table:table-row>
        <table:table-row table:style-name="ro1">
          <table:table-cell office:value-type="float" office:value="1.59289867177996E+018" calcext:value-type="float">
            <text:p>1.59289867177996E+018</text:p>
          </table:table-cell>
          <table:table-cell office:value-type="float" office:value="230" calcext:value-type="float">
            <text:p>230</text:p>
          </table:table-cell>
          <table:table-cell office:value-type="float" office:value="1.59289867172857E+018" calcext:value-type="float">
            <text:p>1.59289867172857E+018</text:p>
          </table:table-cell>
          <table:table-cell/>
          <table:table-cell office:value-type="float" office:value="-0.00134685286321" calcext:value-type="float">
            <text:p>-0.00134685286321</text:p>
          </table:table-cell>
          <table:table-cell office:value-type="float" office:value="0.0236077364534" calcext:value-type="float">
            <text:p>0.0236077364534</text:p>
          </table:table-cell>
          <table:table-cell office:value-type="float" office:value="0.00659457175061" calcext:value-type="float">
            <text:p>0.00659457175061</text:p>
          </table:table-cell>
          <table:table-cell office:value-type="float" office:value="0.0245484746993" calcext:value-type="float">
            <text:p>0.0245484746993</text:p>
          </table:table-cell>
          <table:table-cell office:value-type="float" office:value="0.0240183025599" calcext:value-type="float">
            <text:p>0.0240183025599</text:p>
          </table:table-cell>
          <table:table-cell/>
          <table:table-cell office:value-type="float" office:value="1.59289867177997E+018" calcext:value-type="float">
            <text:p>1.59289867177997E+018</text:p>
          </table:table-cell>
          <table:table-cell office:value-type="float" office:value="467" calcext:value-type="float">
            <text:p>467</text:p>
          </table:table-cell>
          <table:table-cell office:value-type="float" office:value="1.59289867172857E+018" calcext:value-type="float">
            <text:p>1.59289867172857E+018</text:p>
          </table:table-cell>
          <table:table-cell/>
          <table:table-cell office:value-type="float" office:value="-0.00463999994099" calcext:value-type="float">
            <text:p>-0.00463999994099</text:p>
          </table:table-cell>
          <table:table-cell office:value-type="float" office:value="-0.0029879999347" calcext:value-type="float">
            <text:p>-0.0029879999347</text:p>
          </table:table-cell>
          <table:table-cell table:number-columns-repeated="2"/>
          <table:table-cell office:value-type="float" office:value="1.59289867178136E+018" calcext:value-type="float">
            <text:p>1.59289867178136E+018</text:p>
          </table:table-cell>
          <table:table-cell office:value-type="float" office:value="467" calcext:value-type="float">
            <text:p>467</text:p>
          </table:table-cell>
          <table:table-cell office:value-type="float" office:value="1.59289867172857E+018" calcext:value-type="float">
            <text:p>1.59289867172857E+018</text:p>
          </table:table-cell>
          <table:table-cell/>
          <table:table-cell office:value-type="float" office:value="5.9767999649" calcext:value-type="float">
            <text:p>5.9767999649</text:p>
          </table:table-cell>
        </table:table-row>
        <table:table-row table:style-name="ro1">
          <table:table-cell office:value-type="float" office:value="1.59289867183214E+018" calcext:value-type="float">
            <text:p>1.59289867183214E+018</text:p>
          </table:table-cell>
          <table:table-cell office:value-type="float" office:value="231" calcext:value-type="float">
            <text:p>231</text:p>
          </table:table-cell>
          <table:table-cell office:value-type="float" office:value="1.59289867178021E+018" calcext:value-type="float">
            <text:p>1.59289867178021E+018</text:p>
          </table:table-cell>
          <table:table-cell/>
          <table:table-cell office:value-type="float" office:value="-0.00244511640631" calcext:value-type="float">
            <text:p>-0.00244511640631</text:p>
          </table:table-cell>
          <table:table-cell office:value-type="float" office:value="0.0207645799965" calcext:value-type="float">
            <text:p>0.0207645799965</text:p>
          </table:table-cell>
          <table:table-cell office:value-type="float" office:value="0.00460803275928" calcext:value-type="float">
            <text:p>0.00460803275928</text:p>
          </table:table-cell>
          <table:table-cell office:value-type="float" office:value="0.0214098189026" calcext:value-type="float">
            <text:p>0.0214098189026</text:p>
          </table:table-cell>
          <table:table-cell office:value-type="float" office:value="0.0237336438149" calcext:value-type="float">
            <text:p>0.0237336438149</text:p>
          </table:table-cell>
          <table:table-cell/>
          <table:table-cell office:value-type="float" office:value="1.59289867183216E+018" calcext:value-type="float">
            <text:p>1.59289867183216E+018</text:p>
          </table:table-cell>
          <table:table-cell office:value-type="float" office:value="468" calcext:value-type="float">
            <text:p>468</text:p>
          </table:table-cell>
          <table:table-cell office:value-type="float" office:value="1.59289867178021E+018" calcext:value-type="float">
            <text:p>1.59289867178021E+018</text:p>
          </table:table-cell>
          <table:table-cell/>
          <table:table-cell office:value-type="float" office:value="-0.00551000004634" calcext:value-type="float">
            <text:p>-0.00551000004634</text:p>
          </table:table-cell>
          <table:table-cell office:value-type="float" office:value="-0.00285600009374" calcext:value-type="float">
            <text:p>-0.00285600009374</text:p>
          </table:table-cell>
          <table:table-cell table:number-columns-repeated="2"/>
          <table:table-cell office:value-type="float" office:value="1.59289867183351E+018" calcext:value-type="float">
            <text:p>1.59289867183351E+018</text:p>
          </table:table-cell>
          <table:table-cell office:value-type="float" office:value="468" calcext:value-type="float">
            <text:p>468</text:p>
          </table:table-cell>
          <table:table-cell office:value-type="float" office:value="1.59289867178021E+018" calcext:value-type="float">
            <text:p>1.59289867178021E+018</text:p>
          </table:table-cell>
          <table:table-cell/>
          <table:table-cell office:value-type="float" office:value="5.97244977951" calcext:value-type="float">
            <text:p>5.97244977951</text:p>
          </table:table-cell>
        </table:table-row>
        <table:table-row table:style-name="ro1">
          <table:table-cell office:value-type="float" office:value="1.5928986718841E+018" calcext:value-type="float">
            <text:p>1.5928986718841E+018</text:p>
          </table:table-cell>
          <table:table-cell office:value-type="float" office:value="232" calcext:value-type="float">
            <text:p>232</text:p>
          </table:table-cell>
          <table:table-cell office:value-type="float" office:value="1.59289867183245E+018" calcext:value-type="float">
            <text:p>1.59289867183245E+018</text:p>
          </table:table-cell>
          <table:table-cell/>
          <table:table-cell office:value-type="float" office:value="-0.00421841582283" calcext:value-type="float">
            <text:p>-0.00421841582283</text:p>
          </table:table-cell>
          <table:table-cell office:value-type="float" office:value="0.0215052217245" calcext:value-type="float">
            <text:p>0.0215052217245</text:p>
          </table:table-cell>
          <table:table-cell office:value-type="float" office:value="0.00322979618795" calcext:value-type="float">
            <text:p>0.00322979618795</text:p>
          </table:table-cell>
          <table:table-cell office:value-type="float" office:value="0.0221517756581" calcext:value-type="float">
            <text:p>0.0221517756581</text:p>
          </table:table-cell>
          <table:table-cell office:value-type="float" office:value="0.0229200813919" calcext:value-type="float">
            <text:p>0.0229200813919</text:p>
          </table:table-cell>
          <table:table-cell/>
          <table:table-cell office:value-type="float" office:value="1.59289867188443E+018" calcext:value-type="float">
            <text:p>1.59289867188443E+018</text:p>
          </table:table-cell>
          <table:table-cell office:value-type="float" office:value="469" calcext:value-type="float">
            <text:p>469</text:p>
          </table:table-cell>
          <table:table-cell office:value-type="float" office:value="1.59289867183245E+018" calcext:value-type="float">
            <text:p>1.59289867183245E+018</text:p>
          </table:table-cell>
          <table:table-cell/>
          <table:table-cell office:value-type="float" office:value="-0.015569999814" calcext:value-type="float">
            <text:p>-0.015569999814</text:p>
          </table:table-cell>
          <table:table-cell office:value-type="float" office:value="-0.00708199990913" calcext:value-type="float">
            <text:p>-0.00708199990913</text:p>
          </table:table-cell>
          <table:table-cell table:number-columns-repeated="2"/>
          <table:table-cell office:value-type="float" office:value="1.59289867188548E+018" calcext:value-type="float">
            <text:p>1.59289867188548E+018</text:p>
          </table:table-cell>
          <table:table-cell office:value-type="float" office:value="469" calcext:value-type="float">
            <text:p>469</text:p>
          </table:table-cell>
          <table:table-cell office:value-type="float" office:value="1.59289867183245E+018" calcext:value-type="float">
            <text:p>1.59289867183245E+018</text:p>
          </table:table-cell>
          <table:table-cell/>
          <table:table-cell office:value-type="float" office:value="5.92215013504" calcext:value-type="float">
            <text:p>5.92215013504</text:p>
          </table:table-cell>
        </table:table-row>
        <table:table-row table:style-name="ro1">
          <table:table-cell office:value-type="float" office:value="1.59289867193627E+018" calcext:value-type="float">
            <text:p>1.59289867193627E+018</text:p>
          </table:table-cell>
          <table:table-cell office:value-type="float" office:value="233" calcext:value-type="float">
            <text:p>233</text:p>
          </table:table-cell>
          <table:table-cell office:value-type="float" office:value="1.59289867188461E+018" calcext:value-type="float">
            <text:p>1.59289867188461E+018</text:p>
          </table:table-cell>
          <table:table-cell/>
          <table:table-cell office:value-type="float" office:value="-0.00410771463066" calcext:value-type="float">
            <text:p>-0.00410771463066</text:p>
          </table:table-cell>
          <table:table-cell office:value-type="float" office:value="0.0187984332442" calcext:value-type="float">
            <text:p>0.0187984332442</text:p>
          </table:table-cell>
          <table:table-cell office:value-type="float" office:value="0.000649519730359" calcext:value-type="float">
            <text:p>0.000649519730359</text:p>
          </table:table-cell>
          <table:table-cell office:value-type="float" office:value="0.0192529559135" calcext:value-type="float">
            <text:p>0.0192529559135</text:p>
          </table:table-cell>
          <table:table-cell office:value-type="float" office:value="0.022070562467" calcext:value-type="float">
            <text:p>0.022070562467</text:p>
          </table:table-cell>
          <table:table-cell/>
          <table:table-cell office:value-type="float" office:value="1.59289867193693E+018" calcext:value-type="float">
            <text:p>1.59289867193693E+018</text:p>
          </table:table-cell>
          <table:table-cell office:value-type="float" office:value="470" calcext:value-type="float">
            <text:p>470</text:p>
          </table:table-cell>
          <table:table-cell office:value-type="float" office:value="1.59289867188461E+018" calcext:value-type="float">
            <text:p>1.59289867188461E+018</text:p>
          </table:table-cell>
          <table:table-cell/>
          <table:table-cell office:value-type="float" office:value="-0.0162899997085" calcext:value-type="float">
            <text:p>-0.0162899997085</text:p>
          </table:table-cell>
          <table:table-cell office:value-type="float" office:value="-0.00905399955809" calcext:value-type="float">
            <text:p>-0.00905399955809</text:p>
          </table:table-cell>
          <table:table-cell table:number-columns-repeated="2"/>
          <table:table-cell office:value-type="float" office:value="1.59289867193791E+018" calcext:value-type="float">
            <text:p>1.59289867193791E+018</text:p>
          </table:table-cell>
          <table:table-cell office:value-type="float" office:value="470" calcext:value-type="float">
            <text:p>470</text:p>
          </table:table-cell>
          <table:table-cell office:value-type="float" office:value="1.59289867188461E+018" calcext:value-type="float">
            <text:p>1.59289867188461E+018</text:p>
          </table:table-cell>
          <table:table-cell/>
          <table:table-cell office:value-type="float" office:value="5.9185500145" calcext:value-type="float">
            <text:p>5.9185500145</text:p>
          </table:table-cell>
        </table:table-row>
        <table:table-row table:style-name="ro1">
          <table:table-cell office:value-type="float" office:value="1.59289867199138E+018" calcext:value-type="float">
            <text:p>1.59289867199138E+018</text:p>
          </table:table-cell>
          <table:table-cell office:value-type="float" office:value="234" calcext:value-type="float">
            <text:p>234</text:p>
          </table:table-cell>
          <table:table-cell office:value-type="float" office:value="1.59289867193667E+018" calcext:value-type="float">
            <text:p>1.59289867193667E+018</text:p>
          </table:table-cell>
          <table:table-cell/>
          <table:table-cell office:value-type="float" office:value="-0.0059479419142" calcext:value-type="float">
            <text:p>-0.0059479419142</text:p>
          </table:table-cell>
          <table:table-cell office:value-type="float" office:value="0.0186602734029" calcext:value-type="float">
            <text:p>0.0186602734029</text:p>
          </table:table-cell>
          <table:table-cell office:value-type="float" office:value="0.000146438382217" calcext:value-type="float">
            <text:p>0.000146438382217</text:p>
          </table:table-cell>
          <table:table-cell office:value-type="float" office:value="0.0195858422667" calcext:value-type="float">
            <text:p>0.0195858422667</text:p>
          </table:table-cell>
          <table:table-cell office:value-type="float" office:value="0.0213897731155" calcext:value-type="float">
            <text:p>0.0213897731155</text:p>
          </table:table-cell>
          <table:table-cell/>
          <table:table-cell office:value-type="float" office:value="1.59289867199137E+018" calcext:value-type="float">
            <text:p>1.59289867199137E+018</text:p>
          </table:table-cell>
          <table:table-cell office:value-type="float" office:value="471" calcext:value-type="float">
            <text:p>471</text:p>
          </table:table-cell>
          <table:table-cell office:value-type="float" office:value="1.59289867193667E+018" calcext:value-type="float">
            <text:p>1.59289867193667E+018</text:p>
          </table:table-cell>
          <table:table-cell/>
          <table:table-cell office:value-type="float" office:value="-0.0130799999461" calcext:value-type="float">
            <text:p>-0.0130799999461</text:p>
          </table:table-cell>
          <table:table-cell office:value-type="float" office:value="-0.0110179996118" calcext:value-type="float">
            <text:p>-0.0110179996118</text:p>
          </table:table-cell>
          <table:table-cell table:number-columns-repeated="2"/>
          <table:table-cell office:value-type="float" office:value="1.59289867199179E+018" calcext:value-type="float">
            <text:p>1.59289867199179E+018</text:p>
          </table:table-cell>
          <table:table-cell office:value-type="float" office:value="471" calcext:value-type="float">
            <text:p>471</text:p>
          </table:table-cell>
          <table:table-cell office:value-type="float" office:value="1.59289867193667E+018" calcext:value-type="float">
            <text:p>1.59289867193667E+018</text:p>
          </table:table-cell>
          <table:table-cell/>
          <table:table-cell office:value-type="float" office:value="5.9345998764" calcext:value-type="float">
            <text:p>5.9345998764</text:p>
          </table:table-cell>
        </table:table-row>
        <table:table-row table:style-name="ro1">
          <table:table-cell office:value-type="float" office:value="1.59289867204235E+018" calcext:value-type="float">
            <text:p>1.59289867204235E+018</text:p>
          </table:table-cell>
          <table:table-cell office:value-type="float" office:value="235" calcext:value-type="float">
            <text:p>235</text:p>
          </table:table-cell>
          <table:table-cell office:value-type="float" office:value="1.59289867199075E+018" calcext:value-type="float">
            <text:p>1.59289867199075E+018</text:p>
          </table:table-cell>
          <table:table-cell/>
          <table:table-cell office:value-type="float" office:value="-0.0077355755493" calcext:value-type="float">
            <text:p>-0.0077355755493</text:p>
          </table:table-cell>
          <table:table-cell office:value-type="float" office:value="0.0176492389292" calcext:value-type="float">
            <text:p>0.0176492389292</text:p>
          </table:table-cell>
          <table:table-cell office:value-type="float" office:value="-0.00125587370712" calcext:value-type="float">
            <text:p>-0.00125587370712</text:p>
          </table:table-cell>
          <table:table-cell office:value-type="float" office:value="0.0193109288812" calcext:value-type="float">
            <text:p>0.0193109288812</text:p>
          </table:table-cell>
          <table:table-cell office:value-type="float" office:value="0.0203422643244" calcext:value-type="float">
            <text:p>0.0203422643244</text:p>
          </table:table-cell>
          <table:table-cell/>
          <table:table-cell office:value-type="float" office:value="1.59289867204257E+018" calcext:value-type="float">
            <text:p>1.59289867204257E+018</text:p>
          </table:table-cell>
          <table:table-cell office:value-type="float" office:value="472" calcext:value-type="float">
            <text:p>472</text:p>
          </table:table-cell>
          <table:table-cell office:value-type="float" office:value="1.59289867199075E+018" calcext:value-type="float">
            <text:p>1.59289867199075E+018</text:p>
          </table:table-cell>
          <table:table-cell/>
          <table:table-cell office:value-type="float" office:value="-0.0193700008094" calcext:value-type="float">
            <text:p>-0.0193700008094</text:p>
          </table:table-cell>
          <table:table-cell office:value-type="float" office:value="-0.013964000158" calcext:value-type="float">
            <text:p>-0.013964000158</text:p>
          </table:table-cell>
          <table:table-cell table:number-columns-repeated="2"/>
          <table:table-cell office:value-type="float" office:value="1.59289867204408E+018" calcext:value-type="float">
            <text:p>1.59289867204408E+018</text:p>
          </table:table-cell>
          <table:table-cell office:value-type="float" office:value="472" calcext:value-type="float">
            <text:p>472</text:p>
          </table:table-cell>
          <table:table-cell office:value-type="float" office:value="1.59289867199075E+018" calcext:value-type="float">
            <text:p>1.59289867199075E+018</text:p>
          </table:table-cell>
          <table:table-cell/>
          <table:table-cell office:value-type="float" office:value="5.90315008163" calcext:value-type="float">
            <text:p>5.90315008163</text:p>
          </table:table-cell>
        </table:table-row>
        <table:table-row table:style-name="ro1">
          <table:table-cell office:value-type="float" office:value="1.59289867209409E+018" calcext:value-type="float">
            <text:p>1.59289867209409E+018</text:p>
          </table:table-cell>
          <table:table-cell office:value-type="float" office:value="236" calcext:value-type="float">
            <text:p>236</text:p>
          </table:table-cell>
          <table:table-cell office:value-type="float" office:value="1.59289867204276E+018" calcext:value-type="float">
            <text:p>1.59289867204276E+018</text:p>
          </table:table-cell>
          <table:table-cell/>
          <table:table-cell office:value-type="float" office:value="-0.00740127032623" calcext:value-type="float">
            <text:p>-0.00740127032623</text:p>
          </table:table-cell>
          <table:table-cell office:value-type="float" office:value="0.0161310099065" calcext:value-type="float">
            <text:p>0.0161310099065</text:p>
          </table:table-cell>
          <table:table-cell office:value-type="float" office:value="-0.00377068878151" calcext:value-type="float">
            <text:p>-0.00377068878151</text:p>
          </table:table-cell>
          <table:table-cell office:value-type="float" office:value="0.0181440468878" calcext:value-type="float">
            <text:p>0.0181440468878</text:p>
          </table:table-cell>
          <table:table-cell office:value-type="float" office:value="0.019689111039" calcext:value-type="float">
            <text:p>0.019689111039</text:p>
          </table:table-cell>
          <table:table-cell/>
          <table:table-cell office:value-type="float" office:value="1.59289867209462E+018" calcext:value-type="float">
            <text:p>1.59289867209462E+018</text:p>
          </table:table-cell>
          <table:table-cell office:value-type="float" office:value="473" calcext:value-type="float">
            <text:p>473</text:p>
          </table:table-cell>
          <table:table-cell office:value-type="float" office:value="1.59289867204276E+018" calcext:value-type="float">
            <text:p>1.59289867204276E+018</text:p>
          </table:table-cell>
          <table:table-cell/>
          <table:table-cell office:value-type="float" office:value="-0.0125599997118" calcext:value-type="float">
            <text:p>-0.0125599997118</text:p>
          </table:table-cell>
          <table:table-cell office:value-type="float" office:value="-0.0153740001842" calcext:value-type="float">
            <text:p>-0.0153740001842</text:p>
          </table:table-cell>
          <table:table-cell table:number-columns-repeated="2"/>
          <table:table-cell office:value-type="float" office:value="1.59289867209561E+018" calcext:value-type="float">
            <text:p>1.59289867209561E+018</text:p>
          </table:table-cell>
          <table:table-cell office:value-type="float" office:value="473" calcext:value-type="float">
            <text:p>473</text:p>
          </table:table-cell>
          <table:table-cell office:value-type="float" office:value="1.59289867204276E+018" calcext:value-type="float">
            <text:p>1.59289867204276E+018</text:p>
          </table:table-cell>
          <table:table-cell/>
          <table:table-cell office:value-type="float" office:value="5.93720006943" calcext:value-type="float">
            <text:p>5.93720006943</text:p>
          </table:table-cell>
        </table:table-row>
        <table:table-row table:style-name="ro1">
          <table:table-cell office:value-type="float" office:value="1.59289867219609E+018" calcext:value-type="float">
            <text:p>1.59289867219609E+018</text:p>
          </table:table-cell>
          <table:table-cell office:value-type="float" office:value="237" calcext:value-type="float">
            <text:p>237</text:p>
          </table:table-cell>
          <table:table-cell office:value-type="float" office:value="1.59289867209439E+018" calcext:value-type="float">
            <text:p>1.59289867209439E+018</text:p>
          </table:table-cell>
          <table:table-cell/>
          <table:table-cell office:value-type="float" office:value="-0.00786983408034" calcext:value-type="float">
            <text:p>-0.00786983408034</text:p>
          </table:table-cell>
          <table:table-cell office:value-type="float" office:value="0.0151057364419" calcext:value-type="float">
            <text:p>0.0151057364419</text:p>
          </table:table-cell>
          <table:table-cell office:value-type="float" office:value="-0.00556839769706" calcext:value-type="float">
            <text:p>-0.00556839769706</text:p>
          </table:table-cell>
          <table:table-cell office:value-type="float" office:value="0.0179199501872" calcext:value-type="float">
            <text:p>0.0179199501872</text:p>
          </table:table-cell>
          <table:table-cell office:value-type="float" office:value="0.0188427455723" calcext:value-type="float">
            <text:p>0.0188427455723</text:p>
          </table:table-cell>
          <table:table-cell/>
          <table:table-cell office:value-type="float" office:value="1.59289867219622E+018" calcext:value-type="float">
            <text:p>1.59289867219622E+018</text:p>
          </table:table-cell>
          <table:table-cell office:value-type="float" office:value="474" calcext:value-type="float">
            <text:p>474</text:p>
          </table:table-cell>
          <table:table-cell office:value-type="float" office:value="1.59289867209439E+018" calcext:value-type="float">
            <text:p>1.59289867209439E+018</text:p>
          </table:table-cell>
          <table:table-cell/>
          <table:table-cell office:value-type="float" office:value="-0.0163899995387" calcext:value-type="float">
            <text:p>-0.0163899995387</text:p>
          </table:table-cell>
          <table:table-cell office:value-type="float" office:value="-0.0155379995704" calcext:value-type="float">
            <text:p>-0.0155379995704</text:p>
          </table:table-cell>
          <table:table-cell table:number-columns-repeated="2"/>
          <table:table-cell office:value-type="float" office:value="1.5928986721976E+018" calcext:value-type="float">
            <text:p>1.5928986721976E+018</text:p>
          </table:table-cell>
          <table:table-cell office:value-type="float" office:value="474" calcext:value-type="float">
            <text:p>474</text:p>
          </table:table-cell>
          <table:table-cell office:value-type="float" office:value="1.59289867209439E+018" calcext:value-type="float">
            <text:p>1.59289867209439E+018</text:p>
          </table:table-cell>
          <table:table-cell/>
          <table:table-cell office:value-type="float" office:value="5.91804981232" calcext:value-type="float">
            <text:p>5.91804981232</text:p>
          </table:table-cell>
        </table:table-row>
        <table:table-row table:style-name="ro1">
          <table:table-cell office:value-type="float" office:value="1.59289867224829E+018" calcext:value-type="float">
            <text:p>1.59289867224829E+018</text:p>
          </table:table-cell>
          <table:table-cell office:value-type="float" office:value="238" calcext:value-type="float">
            <text:p>238</text:p>
          </table:table-cell>
          <table:table-cell office:value-type="float" office:value="1.59289867219645E+018" calcext:value-type="float">
            <text:p>1.59289867219645E+018</text:p>
          </table:table-cell>
          <table:table-cell/>
          <table:table-cell office:value-type="float" office:value="-0.0109227830544" calcext:value-type="float">
            <text:p>-0.0109227830544</text:p>
          </table:table-cell>
          <table:table-cell office:value-type="float" office:value="0.0104112280533" calcext:value-type="float">
            <text:p>0.0104112280533</text:p>
          </table:table-cell>
          <table:table-cell office:value-type="float" office:value="-0.00819367356598" calcext:value-type="float">
            <text:p>-0.00819367356598</text:p>
          </table:table-cell>
          <table:table-cell office:value-type="float" office:value="0.0171708222479" calcext:value-type="float">
            <text:p>0.0171708222479</text:p>
          </table:table-cell>
          <table:table-cell office:value-type="float" office:value="0.0184263177216" calcext:value-type="float">
            <text:p>0.0184263177216</text:p>
          </table:table-cell>
          <table:table-cell/>
          <table:table-cell office:value-type="float" office:value="1.59289867224851E+018" calcext:value-type="float">
            <text:p>1.59289867224851E+018</text:p>
          </table:table-cell>
          <table:table-cell office:value-type="float" office:value="475" calcext:value-type="float">
            <text:p>475</text:p>
          </table:table-cell>
          <table:table-cell office:value-type="float" office:value="1.59289867219645E+018" calcext:value-type="float">
            <text:p>1.59289867219645E+018</text:p>
          </table:table-cell>
          <table:table-cell/>
          <table:table-cell office:value-type="float" office:value="-0.00407999986783" calcext:value-type="float">
            <text:p>-0.00407999986783</text:p>
          </table:table-cell>
          <table:table-cell office:value-type="float" office:value="-0.0130960000679" calcext:value-type="float">
            <text:p>-0.0130960000679</text:p>
          </table:table-cell>
          <table:table-cell table:number-columns-repeated="2"/>
          <table:table-cell office:value-type="float" office:value="1.59289867224976E+018" calcext:value-type="float">
            <text:p>1.59289867224976E+018</text:p>
          </table:table-cell>
          <table:table-cell office:value-type="float" office:value="475" calcext:value-type="float">
            <text:p>475</text:p>
          </table:table-cell>
          <table:table-cell office:value-type="float" office:value="1.59289867219645E+018" calcext:value-type="float">
            <text:p>1.59289867219645E+018</text:p>
          </table:table-cell>
          <table:table-cell/>
          <table:table-cell office:value-type="float" office:value="5.9795999527" calcext:value-type="float">
            <text:p>5.9795999527</text:p>
          </table:table-cell>
        </table:table-row>
        <table:table-row table:style-name="ro1">
          <table:table-cell office:value-type="float" office:value="1.59289867230019E+018" calcext:value-type="float">
            <text:p>1.59289867230019E+018</text:p>
          </table:table-cell>
          <table:table-cell office:value-type="float" office:value="239" calcext:value-type="float">
            <text:p>239</text:p>
          </table:table-cell>
          <table:table-cell office:value-type="float" office:value="1.59289867224861E+018" calcext:value-type="float">
            <text:p>1.59289867224861E+018</text:p>
          </table:table-cell>
          <table:table-cell/>
          <table:table-cell office:value-type="float" office:value="-0.0108495159075" calcext:value-type="float">
            <text:p>-0.0108495159075</text:p>
          </table:table-cell>
          <table:table-cell office:value-type="float" office:value="0.00846848729998" calcext:value-type="float">
            <text:p>0.00846848729998</text:p>
          </table:table-cell>
          <table:table-cell office:value-type="float" office:value="-0.00971022807062" calcext:value-type="float">
            <text:p>-0.00971022807062</text:p>
          </table:table-cell>
          <table:table-cell office:value-type="float" office:value="0.0168438646942" calcext:value-type="float">
            <text:p>0.0168438646942</text:p>
          </table:table-cell>
          <table:table-cell office:value-type="float" office:value="0.0178779233247" calcext:value-type="float">
            <text:p>0.0178779233247</text:p>
          </table:table-cell>
          <table:table-cell/>
          <table:table-cell office:value-type="float" office:value="1.59289867230054E+018" calcext:value-type="float">
            <text:p>1.59289867230054E+018</text:p>
          </table:table-cell>
          <table:table-cell office:value-type="float" office:value="476" calcext:value-type="float">
            <text:p>476</text:p>
          </table:table-cell>
          <table:table-cell office:value-type="float" office:value="1.59289867224861E+018" calcext:value-type="float">
            <text:p>1.59289867224861E+018</text:p>
          </table:table-cell>
          <table:table-cell/>
          <table:table-cell office:value-type="float" office:value="-0.0105100004002" calcext:value-type="float">
            <text:p>-0.0105100004002</text:p>
          </table:table-cell>
          <table:table-cell office:value-type="float" office:value="-0.012582000345" calcext:value-type="float">
            <text:p>-0.012582000345</text:p>
          </table:table-cell>
          <table:table-cell table:number-columns-repeated="2"/>
          <table:table-cell office:value-type="float" office:value="1.59289867230177E+018" calcext:value-type="float">
            <text:p>1.59289867230177E+018</text:p>
          </table:table-cell>
          <table:table-cell office:value-type="float" office:value="476" calcext:value-type="float">
            <text:p>476</text:p>
          </table:table-cell>
          <table:table-cell office:value-type="float" office:value="1.59289867224861E+018" calcext:value-type="float">
            <text:p>1.59289867224861E+018</text:p>
          </table:table-cell>
          <table:table-cell/>
          <table:table-cell office:value-type="float" office:value="5.94745016098" calcext:value-type="float">
            <text:p>5.94745016098</text:p>
          </table:table-cell>
        </table:table-row>
        <table:table-row table:style-name="ro1">
          <table:table-cell office:value-type="float" office:value="1.59289867235321E+018" calcext:value-type="float">
            <text:p>1.59289867235321E+018</text:p>
          </table:table-cell>
          <table:table-cell office:value-type="float" office:value="240" calcext:value-type="float">
            <text:p>240</text:p>
          </table:table-cell>
          <table:table-cell office:value-type="float" office:value="1.59289867230136E+018" calcext:value-type="float">
            <text:p>1.59289867230136E+018</text:p>
          </table:table-cell>
          <table:table-cell/>
          <table:table-cell office:value-type="float" office:value="-0.0117091881111" calcext:value-type="float">
            <text:p>-0.0117091881111</text:p>
          </table:table-cell>
          <table:table-cell office:value-type="float" office:value="0.00616479804739" calcext:value-type="float">
            <text:p>0.00616479804739</text:p>
          </table:table-cell>
          <table:table-cell office:value-type="float" office:value="-0.0112080629915" calcext:value-type="float">
            <text:p>-0.0112080629915</text:p>
          </table:table-cell>
          <table:table-cell office:value-type="float" office:value="0.0173415821046" calcext:value-type="float">
            <text:p>0.0173415821046</text:p>
          </table:table-cell>
          <table:table-cell office:value-type="float" office:value="0.0174840539694" calcext:value-type="float">
            <text:p>0.0174840539694</text:p>
          </table:table-cell>
          <table:table-cell/>
          <table:table-cell office:value-type="float" office:value="1.59289867235342E+018" calcext:value-type="float">
            <text:p>1.59289867235342E+018</text:p>
          </table:table-cell>
          <table:table-cell office:value-type="float" office:value="477" calcext:value-type="float">
            <text:p>477</text:p>
          </table:table-cell>
          <table:table-cell office:value-type="float" office:value="1.59289867230136E+018" calcext:value-type="float">
            <text:p>1.59289867230136E+018</text:p>
          </table:table-cell>
          <table:table-cell/>
          <table:table-cell office:value-type="float" office:value="-0.00747000006959" calcext:value-type="float">
            <text:p>-0.00747000006959</text:p>
          </table:table-cell>
          <table:table-cell office:value-type="float" office:value="-0.0102019999176" calcext:value-type="float">
            <text:p>-0.0102019999176</text:p>
          </table:table-cell>
          <table:table-cell table:number-columns-repeated="2"/>
          <table:table-cell office:value-type="float" office:value="1.59289867235461E+018" calcext:value-type="float">
            <text:p>1.59289867235461E+018</text:p>
          </table:table-cell>
          <table:table-cell office:value-type="float" office:value="477" calcext:value-type="float">
            <text:p>477</text:p>
          </table:table-cell>
          <table:table-cell office:value-type="float" office:value="1.59289867230136E+018" calcext:value-type="float">
            <text:p>1.59289867230136E+018</text:p>
          </table:table-cell>
          <table:table-cell/>
          <table:table-cell office:value-type="float" office:value="5.96264982224" calcext:value-type="float">
            <text:p>5.96264982224</text:p>
          </table:table-cell>
        </table:table-row>
        <table:table-row table:style-name="ro1">
          <table:table-cell office:value-type="float" office:value="1.59289867240645E+018" calcext:value-type="float">
            <text:p>1.59289867240645E+018</text:p>
          </table:table-cell>
          <table:table-cell office:value-type="float" office:value="241" calcext:value-type="float">
            <text:p>241</text:p>
          </table:table-cell>
          <table:table-cell office:value-type="float" office:value="1.59289867235468E+018" calcext:value-type="float">
            <text:p>1.59289867235468E+018</text:p>
          </table:table-cell>
          <table:table-cell/>
          <table:table-cell office:value-type="float" office:value="-0.0117302713916" calcext:value-type="float">
            <text:p>-0.0117302713916</text:p>
          </table:table-cell>
          <table:table-cell office:value-type="float" office:value="0.00498366728425" calcext:value-type="float">
            <text:p>0.00498366728425</text:p>
          </table:table-cell>
          <table:table-cell office:value-type="float" office:value="-0.0107806045562" calcext:value-type="float">
            <text:p>-0.0107806045562</text:p>
          </table:table-cell>
          <table:table-cell office:value-type="float" office:value="0.0166930407286" calcext:value-type="float">
            <text:p>0.0166930407286</text:p>
          </table:table-cell>
          <table:table-cell office:value-type="float" office:value="0.0171938519925" calcext:value-type="float">
            <text:p>0.0171938519925</text:p>
          </table:table-cell>
          <table:table-cell/>
          <table:table-cell office:value-type="float" office:value="1.59289867240653E+018" calcext:value-type="float">
            <text:p>1.59289867240653E+018</text:p>
          </table:table-cell>
          <table:table-cell office:value-type="float" office:value="478" calcext:value-type="float">
            <text:p>478</text:p>
          </table:table-cell>
          <table:table-cell office:value-type="float" office:value="1.59289867235468E+018" calcext:value-type="float">
            <text:p>1.59289867235468E+018</text:p>
          </table:table-cell>
          <table:table-cell/>
          <table:table-cell office:value-type="float" office:value="-0.00543999997899" calcext:value-type="float">
            <text:p>-0.00543999997899</text:p>
          </table:table-cell>
          <table:table-cell office:value-type="float" office:value="-0.00877800025046" calcext:value-type="float">
            <text:p>-0.00877800025046</text:p>
          </table:table-cell>
          <table:table-cell table:number-columns-repeated="2"/>
          <table:table-cell office:value-type="float" office:value="1.59289867240776E+018" calcext:value-type="float">
            <text:p>1.59289867240776E+018</text:p>
          </table:table-cell>
          <table:table-cell office:value-type="float" office:value="478" calcext:value-type="float">
            <text:p>478</text:p>
          </table:table-cell>
          <table:table-cell office:value-type="float" office:value="1.59289867235468E+018" calcext:value-type="float">
            <text:p>1.59289867235468E+018</text:p>
          </table:table-cell>
          <table:table-cell/>
          <table:table-cell office:value-type="float" office:value="5.97279977798" calcext:value-type="float">
            <text:p>5.97279977798</text:p>
          </table:table-cell>
        </table:table-row>
        <table:table-row table:style-name="ro1">
          <table:table-cell office:value-type="float" office:value="1.59289867245863E+018" calcext:value-type="float">
            <text:p>1.59289867245863E+018</text:p>
          </table:table-cell>
          <table:table-cell office:value-type="float" office:value="242" calcext:value-type="float">
            <text:p>242</text:p>
          </table:table-cell>
          <table:table-cell office:value-type="float" office:value="1.59289867240675E+018" calcext:value-type="float">
            <text:p>1.59289867240675E+018</text:p>
          </table:table-cell>
          <table:table-cell/>
          <table:table-cell office:value-type="float" office:value="-0.0121257631108" calcext:value-type="float">
            <text:p>-0.0121257631108</text:p>
          </table:table-cell>
          <table:table-cell office:value-type="float" office:value="0.00273820012808" calcext:value-type="float">
            <text:p>0.00273820012808</text:p>
          </table:table-cell>
          <table:table-cell office:value-type="float" office:value="-0.0115103600547" calcext:value-type="float">
            <text:p>-0.0115103600547</text:p>
          </table:table-cell>
          <table:table-cell office:value-type="float" office:value="0.016941672191" calcext:value-type="float">
            <text:p>0.016941672191</text:p>
          </table:table-cell>
          <table:table-cell office:value-type="float" office:value="0.0169981960207" calcext:value-type="float">
            <text:p>0.0169981960207</text:p>
          </table:table-cell>
          <table:table-cell/>
          <table:table-cell office:value-type="float" office:value="1.59289867245944E+018" calcext:value-type="float">
            <text:p>1.59289867245944E+018</text:p>
          </table:table-cell>
          <table:table-cell office:value-type="float" office:value="479" calcext:value-type="float">
            <text:p>479</text:p>
          </table:table-cell>
          <table:table-cell office:value-type="float" office:value="1.59289867240675E+018" calcext:value-type="float">
            <text:p>1.59289867240675E+018</text:p>
          </table:table-cell>
          <table:table-cell/>
          <table:table-cell office:value-type="float" office:value="-0.00375999999233" calcext:value-type="float">
            <text:p>-0.00375999999233</text:p>
          </table:table-cell>
          <table:table-cell office:value-type="float" office:value="-0.00625200010836" calcext:value-type="float">
            <text:p>-0.00625200010836</text:p>
          </table:table-cell>
          <table:table-cell table:number-columns-repeated="2"/>
          <table:table-cell office:value-type="float" office:value="1.59289867246031E+018" calcext:value-type="float">
            <text:p>1.59289867246031E+018</text:p>
          </table:table-cell>
          <table:table-cell office:value-type="float" office:value="479" calcext:value-type="float">
            <text:p>479</text:p>
          </table:table-cell>
          <table:table-cell office:value-type="float" office:value="1.59289867240675E+018" calcext:value-type="float">
            <text:p>1.59289867240675E+018</text:p>
          </table:table-cell>
          <table:table-cell/>
          <table:table-cell office:value-type="float" office:value="5.9812002182" calcext:value-type="float">
            <text:p>5.9812002182</text:p>
          </table:table-cell>
        </table:table-row>
        <table:table-row table:style-name="ro1">
          <table:table-cell office:value-type="float" office:value="1.59289867251091E+018" calcext:value-type="float">
            <text:p>1.59289867251091E+018</text:p>
          </table:table-cell>
          <table:table-cell office:value-type="float" office:value="243" calcext:value-type="float">
            <text:p>243</text:p>
          </table:table-cell>
          <table:table-cell office:value-type="float" office:value="1.59289867245916E+018" calcext:value-type="float">
            <text:p>1.59289867245916E+018</text:p>
          </table:table-cell>
          <table:table-cell/>
          <table:table-cell office:value-type="float" office:value="-0.0109672416002" calcext:value-type="float">
            <text:p>-0.0109672416002</text:p>
          </table:table-cell>
          <table:table-cell office:value-type="float" office:value="0.00059899513144" calcext:value-type="float">
            <text:p>0.00059899513144</text:p>
          </table:table-cell>
          <table:table-cell office:value-type="float" office:value="-0.0138510251418" calcext:value-type="float">
            <text:p>-0.0138510251418</text:p>
          </table:table-cell>
          <table:table-cell office:value-type="float" office:value="0.0176773890853" calcext:value-type="float">
            <text:p>0.0176773890853</text:p>
          </table:table-cell>
          <table:table-cell office:value-type="float" office:value="0.0170995108783" calcext:value-type="float">
            <text:p>0.0170995108783</text:p>
          </table:table-cell>
          <table:table-cell/>
          <table:table-cell office:value-type="float" office:value="1.59289867251089E+018" calcext:value-type="float">
            <text:p>1.59289867251089E+018</text:p>
          </table:table-cell>
          <table:table-cell office:value-type="float" office:value="480" calcext:value-type="float">
            <text:p>480</text:p>
          </table:table-cell>
          <table:table-cell office:value-type="float" office:value="1.59289867245916E+018" calcext:value-type="float">
            <text:p>1.59289867245916E+018</text:p>
          </table:table-cell>
          <table:table-cell/>
          <table:table-cell office:value-type="float" office:value="0.00193000002764" calcext:value-type="float">
            <text:p>0.00193000002764</text:p>
          </table:table-cell>
          <table:table-cell office:value-type="float" office:value="-0.0050499998033" calcext:value-type="float">
            <text:p>-0.0050499998033</text:p>
          </table:table-cell>
          <table:table-cell table:number-columns-repeated="2"/>
          <table:table-cell office:value-type="float" office:value="1.59289867251221E+018" calcext:value-type="float">
            <text:p>1.59289867251221E+018</text:p>
          </table:table-cell>
          <table:table-cell office:value-type="float" office:value="480" calcext:value-type="float">
            <text:p>480</text:p>
          </table:table-cell>
          <table:table-cell office:value-type="float" office:value="1.59289867245916E+018" calcext:value-type="float">
            <text:p>1.59289867245916E+018</text:p>
          </table:table-cell>
          <table:table-cell/>
          <table:table-cell office:value-type="float" office:value="6.00965023041" calcext:value-type="float">
            <text:p>6.00965023041</text:p>
          </table:table-cell>
        </table:table-row>
        <table:table-row table:style-name="ro1">
          <table:table-cell office:value-type="float" office:value="1.59289867286257E+018" calcext:value-type="float">
            <text:p>1.59289867286257E+018</text:p>
          </table:table-cell>
          <table:table-cell office:value-type="float" office:value="244" calcext:value-type="float">
            <text:p>244</text:p>
          </table:table-cell>
          <table:table-cell office:value-type="float" office:value="1.59289867251113E+018" calcext:value-type="float">
            <text:p>1.59289867251113E+018</text:p>
          </table:table-cell>
          <table:table-cell/>
          <table:table-cell office:value-type="float" office:value="-0.0057700551115" calcext:value-type="float">
            <text:p>-0.0057700551115</text:p>
          </table:table-cell>
          <table:table-cell office:value-type="float" office:value="-0.000758313981351" calcext:value-type="float">
            <text:p>-0.000758313981351</text:p>
          </table:table-cell>
          <table:table-cell office:value-type="float" office:value="-0.00690986309201" calcext:value-type="float">
            <text:p>-0.00690986309201</text:p>
          </table:table-cell>
          <table:table-cell office:value-type="float" office:value="0.00903409067541" calcext:value-type="float">
            <text:p>0.00903409067541</text:p>
          </table:table-cell>
          <table:table-cell office:value-type="float" office:value="0.0155375553295" calcext:value-type="float">
            <text:p>0.0155375553295</text:p>
          </table:table-cell>
          <table:table-cell/>
          <table:table-cell office:value-type="float" office:value="1.5928986728628E+018" calcext:value-type="float">
            <text:p>1.5928986728628E+018</text:p>
          </table:table-cell>
          <table:table-cell office:value-type="float" office:value="481" calcext:value-type="float">
            <text:p>481</text:p>
          </table:table-cell>
          <table:table-cell office:value-type="float" office:value="1.59289867251113E+018" calcext:value-type="float">
            <text:p>1.59289867251113E+018</text:p>
          </table:table-cell>
          <table:table-cell/>
          <table:table-cell office:value-type="float" office:value="-0.0300500001758" calcext:value-type="float">
            <text:p>-0.0300500001758</text:p>
          </table:table-cell>
          <table:table-cell office:value-type="float" office:value="-0.00895799975842" calcext:value-type="float">
            <text:p>-0.00895799975842</text:p>
          </table:table-cell>
          <table:table-cell table:number-columns-repeated="2"/>
          <table:table-cell office:value-type="float" office:value="1.59289867286386E+018" calcext:value-type="float">
            <text:p>1.59289867286386E+018</text:p>
          </table:table-cell>
          <table:table-cell office:value-type="float" office:value="481" calcext:value-type="float">
            <text:p>481</text:p>
          </table:table-cell>
          <table:table-cell office:value-type="float" office:value="1.59289867251113E+018" calcext:value-type="float">
            <text:p>1.59289867251113E+018</text:p>
          </table:table-cell>
          <table:table-cell/>
          <table:table-cell office:value-type="float" office:value="5.84975004196" calcext:value-type="float">
            <text:p>5.84975004196</text:p>
          </table:table-cell>
        </table:table-row>
        <table:table-row table:style-name="ro1">
          <table:table-cell office:value-type="float" office:value="1.59289867291455E+018" calcext:value-type="float">
            <text:p>1.59289867291455E+018</text:p>
          </table:table-cell>
          <table:table-cell office:value-type="float" office:value="245" calcext:value-type="float">
            <text:p>245</text:p>
          </table:table-cell>
          <table:table-cell office:value-type="float" office:value="1.59289867286284E+018" calcext:value-type="float">
            <text:p>1.59289867286284E+018</text:p>
          </table:table-cell>
          <table:table-cell/>
          <table:table-cell table:style-name="ce1" office:value-type="float" office:value="-0.0000587143767916" calcext:value-type="float">
            <text:p>-5.87E-05</text:p>
          </table:table-cell>
          <table:table-cell table:style-name="ce1" office:value-type="float" office:value="-0.0000711494576535" calcext:value-type="float">
            <text:p>-7.11E-05</text:p>
          </table:table-cell>
          <table:table-cell table:style-name="ce1" office:value-type="float" office:value="-0.0000840201246319" calcext:value-type="float">
            <text:p>-8.40E-05</text:p>
          </table:table-cell>
          <table:table-cell office:value-type="float" office:value="0.000124775819131" calcext:value-type="float">
            <text:p>0.000124775819131</text:p>
          </table:table-cell>
          <table:table-cell office:value-type="float" office:value="0.0120941940695" calcext:value-type="float">
            <text:p>0.0120941940695</text:p>
          </table:table-cell>
          <table:table-cell/>
          <table:table-cell office:value-type="float" office:value="1.5928986729148E+018" calcext:value-type="float">
            <text:p>1.5928986729148E+018</text:p>
          </table:table-cell>
          <table:table-cell office:value-type="float" office:value="482" calcext:value-type="float">
            <text:p>482</text:p>
          </table:table-cell>
          <table:table-cell office:value-type="float" office:value="1.59289867286284E+018" calcext:value-type="float">
            <text:p>1.59289867286284E+018</text:p>
          </table:table-cell>
          <table:table-cell/>
          <table:table-cell office:value-type="float" office:value="-0.00978999957442" calcext:value-type="float">
            <text:p>-0.00978999957442</text:p>
          </table:table-cell>
          <table:table-cell office:value-type="float" office:value="-0.00942199956626" calcext:value-type="float">
            <text:p>-0.00942199956626</text:p>
          </table:table-cell>
          <table:table-cell table:number-columns-repeated="2"/>
          <table:table-cell office:value-type="float" office:value="1.5928986729159E+018" calcext:value-type="float">
            <text:p>1.5928986729159E+018</text:p>
          </table:table-cell>
          <table:table-cell office:value-type="float" office:value="482" calcext:value-type="float">
            <text:p>482</text:p>
          </table:table-cell>
          <table:table-cell office:value-type="float" office:value="1.59289867286284E+018" calcext:value-type="float">
            <text:p>1.59289867286284E+018</text:p>
          </table:table-cell>
          <table:table-cell/>
          <table:table-cell office:value-type="float" office:value="5.95104980469" calcext:value-type="float">
            <text:p>5.95104980469</text:p>
          </table:table-cell>
        </table:table-row>
        <table:table-row table:style-name="ro1">
          <table:table-cell office:value-type="float" office:value="1.59289867296586E+018" calcext:value-type="float">
            <text:p>1.59289867296586E+018</text:p>
          </table:table-cell>
          <table:table-cell office:value-type="float" office:value="246" calcext:value-type="float">
            <text:p>246</text:p>
          </table:table-cell>
          <table:table-cell office:value-type="float" office:value="1.592898672915E+018" calcext:value-type="float">
            <text:p>1.592898672915E+018</text:p>
          </table:table-cell>
          <table:table-cell/>
          <table:table-cell table:style-name="ce1" office:value-type="float" office:value="-0.0000846311959322" calcext:value-type="float">
            <text:p>-8.46E-05</text:p>
          </table:table-cell>
          <table:table-cell office:value-type="float" office:value="-0.000104404469312" calcext:value-type="float">
            <text:p>-0.000104404469312</text:p>
          </table:table-cell>
          <table:table-cell office:value-type="float" office:value="0.00027102988679" calcext:value-type="float">
            <text:p>0.00027102988679</text:p>
          </table:table-cell>
          <table:table-cell office:value-type="float" office:value="0.000302522617858" calcext:value-type="float">
            <text:p>0.000302522617858</text:p>
          </table:table-cell>
          <table:table-cell office:value-type="float" office:value="0.00881608948112" calcext:value-type="float">
            <text:p>0.00881608948112</text:p>
          </table:table-cell>
          <table:table-cell/>
          <table:table-cell office:value-type="float" office:value="1.59289867296601E+018" calcext:value-type="float">
            <text:p>1.59289867296601E+018</text:p>
          </table:table-cell>
          <table:table-cell office:value-type="float" office:value="483" calcext:value-type="float">
            <text:p>483</text:p>
          </table:table-cell>
          <table:table-cell office:value-type="float" office:value="1.592898672915E+018" calcext:value-type="float">
            <text:p>1.592898672915E+018</text:p>
          </table:table-cell>
          <table:table-cell/>
          <table:table-cell office:value-type="float" office:value="-0.0628499984741" calcext:value-type="float">
            <text:p>-0.0628499984741</text:p>
          </table:table-cell>
          <table:table-cell office:value-type="float" office:value="-0.0209040008485" calcext:value-type="float">
            <text:p>-0.0209040008485</text:p>
          </table:table-cell>
          <table:table-cell table:number-columns-repeated="2"/>
          <table:table-cell office:value-type="float" office:value="1.59289867296717E+018" calcext:value-type="float">
            <text:p>1.59289867296717E+018</text:p>
          </table:table-cell>
          <table:table-cell office:value-type="float" office:value="483" calcext:value-type="float">
            <text:p>483</text:p>
          </table:table-cell>
          <table:table-cell office:value-type="float" office:value="1.592898672915E+018" calcext:value-type="float">
            <text:p>1.592898672915E+018</text:p>
          </table:table-cell>
          <table:table-cell/>
          <table:table-cell office:value-type="float" office:value="5.80000019073" calcext:value-type="float">
            <text:p>5.80000019073</text:p>
          </table:table-cell>
        </table:table-row>
        <table:table-row table:style-name="ro1">
          <table:table-cell office:value-type="float" office:value="1.59289867301726E+018" calcext:value-type="float">
            <text:p>1.59289867301726E+018</text:p>
          </table:table-cell>
          <table:table-cell office:value-type="float" office:value="247" calcext:value-type="float">
            <text:p>247</text:p>
          </table:table-cell>
          <table:table-cell office:value-type="float" office:value="1.59289867296622E+018" calcext:value-type="float">
            <text:p>1.59289867296622E+018</text:p>
          </table:table-cell>
          <table:table-cell/>
          <table:table-cell table:style-name="ce1" office:value-type="float" office:value="0.0000709032756276" calcext:value-type="float">
            <text:p>7.09E-05</text:p>
          </table:table-cell>
          <table:table-cell table:style-name="ce1" office:value-type="float" office:value="0.000032389700209" calcext:value-type="float">
            <text:p>3.24E-05</text:p>
          </table:table-cell>
          <table:table-cell table:style-name="ce1" office:value-type="float" office:value="0.000078013385064" calcext:value-type="float">
            <text:p>7.80E-05</text:p>
          </table:table-cell>
          <table:table-cell office:value-type="float" office:value="0.000110283523099" calcext:value-type="float">
            <text:p>0.000110283523099</text:p>
          </table:table-cell>
          <table:table-cell office:value-type="float" office:value="0.00544981239364" calcext:value-type="float">
            <text:p>0.00544981239364</text:p>
          </table:table-cell>
          <table:table-cell/>
          <table:table-cell office:value-type="float" office:value="1.59289867301748E+018" calcext:value-type="float">
            <text:p>1.59289867301748E+018</text:p>
          </table:table-cell>
          <table:table-cell office:value-type="float" office:value="484" calcext:value-type="float">
            <text:p>484</text:p>
          </table:table-cell>
          <table:table-cell office:value-type="float" office:value="1.59289867296622E+018" calcext:value-type="float">
            <text:p>1.59289867296622E+018</text:p>
          </table:table-cell>
          <table:table-cell/>
          <table:table-cell office:value-type="float" office:value="-0.065719999373" calcext:value-type="float">
            <text:p>-0.065719999373</text:p>
          </table:table-cell>
          <table:table-cell office:value-type="float" office:value="-0.0332960002124" calcext:value-type="float">
            <text:p>-0.0332960002124</text:p>
          </table:table-cell>
          <table:table-cell table:number-columns-repeated="2"/>
          <table:table-cell office:value-type="float" office:value="1.5928986730185E+018" calcext:value-type="float">
            <text:p>1.5928986730185E+018</text:p>
          </table:table-cell>
          <table:table-cell office:value-type="float" office:value="484" calcext:value-type="float">
            <text:p>484</text:p>
          </table:table-cell>
          <table:table-cell office:value-type="float" office:value="1.59289867296622E+018" calcext:value-type="float">
            <text:p>1.59289867296622E+018</text:p>
          </table:table-cell>
          <table:table-cell/>
          <table:table-cell office:value-type="float" office:value="5.80000019073" calcext:value-type="float">
            <text:p>5.80000019073</text:p>
          </table:table-cell>
        </table:table-row>
        <table:table-row table:style-name="ro1">
          <table:table-cell office:value-type="float" office:value="1.59289867306917E+018" calcext:value-type="float">
            <text:p>1.59289867306917E+018</text:p>
          </table:table-cell>
          <table:table-cell office:value-type="float" office:value="248" calcext:value-type="float">
            <text:p>248</text:p>
          </table:table-cell>
          <table:table-cell office:value-type="float" office:value="1.59289867301751E+018" calcext:value-type="float">
            <text:p>1.59289867301751E+018</text:p>
          </table:table-cell>
          <table:table-cell/>
          <table:table-cell table:style-name="ce1" office:value-type="float" office:value="0.000039468624891" calcext:value-type="float">
            <text:p>3.95E-05</text:p>
          </table:table-cell>
          <table:table-cell office:value-type="float" office:value="-0.000149068291648" calcext:value-type="float">
            <text:p>-0.000149068291648</text:p>
          </table:table-cell>
          <table:table-cell table:style-name="ce1" office:value-type="float" office:value="0.0000534503960807" calcext:value-type="float">
            <text:p>5.35E-05</text:p>
          </table:table-cell>
          <table:table-cell office:value-type="float" office:value="0.000163205622812" calcext:value-type="float">
            <text:p>0.000163205622812</text:p>
          </table:table-cell>
          <table:table-cell office:value-type="float" office:value="0.00194697559346" calcext:value-type="float">
            <text:p>0.00194697559346</text:p>
          </table:table-cell>
          <table:table-cell/>
          <table:table-cell office:value-type="float" office:value="1.59289867306962E+018" calcext:value-type="float">
            <text:p>1.59289867306962E+018</text:p>
          </table:table-cell>
          <table:table-cell office:value-type="float" office:value="485" calcext:value-type="float">
            <text:p>485</text:p>
          </table:table-cell>
          <table:table-cell office:value-type="float" office:value="1.59289867301751E+018" calcext:value-type="float">
            <text:p>1.59289867301751E+018</text:p>
          </table:table-cell>
          <table:table-cell/>
          <table:table-cell office:value-type="float" office:value="-0.0682900026441" calcext:value-type="float">
            <text:p>-0.0682900026441</text:p>
          </table:table-cell>
          <table:table-cell office:value-type="float" office:value="-0.0473399981856" calcext:value-type="float">
            <text:p>-0.0473399981856</text:p>
          </table:table-cell>
          <table:table-cell table:number-columns-repeated="2"/>
          <table:table-cell office:value-type="float" office:value="1.59289867307032E+018" calcext:value-type="float">
            <text:p>1.59289867307032E+018</text:p>
          </table:table-cell>
          <table:table-cell office:value-type="float" office:value="485" calcext:value-type="float">
            <text:p>485</text:p>
          </table:table-cell>
          <table:table-cell office:value-type="float" office:value="1.59289867301751E+018" calcext:value-type="float">
            <text:p>1.59289867301751E+018</text:p>
          </table:table-cell>
          <table:table-cell/>
          <table:table-cell office:value-type="float" office:value="5.80000019073" calcext:value-type="float">
            <text:p>5.80000019073</text:p>
          </table:table-cell>
        </table:table-row>
        <table:table-row table:style-name="ro1">
          <table:table-cell office:value-type="float" office:value="1.59289867312195E+018" calcext:value-type="float">
            <text:p>1.59289867312195E+018</text:p>
          </table:table-cell>
          <table:table-cell office:value-type="float" office:value="249" calcext:value-type="float">
            <text:p>249</text:p>
          </table:table-cell>
          <table:table-cell office:value-type="float" office:value="1.59289867306968E+018" calcext:value-type="float">
            <text:p>1.59289867306968E+018</text:p>
          </table:table-cell>
          <table:table-cell/>
          <table:table-cell table:style-name="ce1" office:value-type="float" office:value="-0.0000413284506067" calcext:value-type="float">
            <text:p>-4.13E-05</text:p>
          </table:table-cell>
          <table:table-cell table:style-name="ce1" office:value-type="float" office:value="-0.0000113306241474" calcext:value-type="float">
            <text:p>-1.13E-05</text:p>
          </table:table-cell>
          <table:table-cell office:value-type="float" office:value="-0.00011502030975" calcext:value-type="float">
            <text:p>-0.00011502030975</text:p>
          </table:table-cell>
          <table:table-cell office:value-type="float" office:value="0.000122744022519" calcext:value-type="float">
            <text:p>0.000122744022519</text:p>
          </table:table-cell>
          <table:table-cell office:value-type="float" office:value="0.000164706318174" calcext:value-type="float">
            <text:p>0.000164706318174</text:p>
          </table:table-cell>
          <table:table-cell/>
          <table:table-cell office:value-type="float" office:value="1.59289867312197E+018" calcext:value-type="float">
            <text:p>1.59289867312197E+018</text:p>
          </table:table-cell>
          <table:table-cell office:value-type="float" office:value="486" calcext:value-type="float">
            <text:p>486</text:p>
          </table:table-cell>
          <table:table-cell office:value-type="float" office:value="1.59289867306968E+018" calcext:value-type="float">
            <text:p>1.59289867306968E+018</text:p>
          </table:table-cell>
          <table:table-cell/>
          <table:table-cell office:value-type="float" office:value="-0.0341700017452" calcext:value-type="float">
            <text:p>-0.0341700017452</text:p>
          </table:table-cell>
          <table:table-cell office:value-type="float" office:value="-0.048163998872" calcext:value-type="float">
            <text:p>-0.048163998872</text:p>
          </table:table-cell>
          <table:table-cell table:number-columns-repeated="2"/>
          <table:table-cell office:value-type="float" office:value="1.59289867312205E+018" calcext:value-type="float">
            <text:p>1.59289867312205E+018</text:p>
          </table:table-cell>
          <table:table-cell office:value-type="float" office:value="486" calcext:value-type="float">
            <text:p>486</text:p>
          </table:table-cell>
          <table:table-cell office:value-type="float" office:value="1.59289867306968E+018" calcext:value-type="float">
            <text:p>1.59289867306968E+018</text:p>
          </table:table-cell>
          <table:table-cell/>
          <table:table-cell office:value-type="float" office:value="5.82915019989" calcext:value-type="float">
            <text:p>5.82915019989</text:p>
          </table:table-cell>
        </table:table-row>
        <table:table-row table:style-name="ro1">
          <table:table-cell office:value-type="float" office:value="1.5928986731724E+018" calcext:value-type="float">
            <text:p>1.5928986731724E+018</text:p>
          </table:table-cell>
          <table:table-cell office:value-type="float" office:value="250" calcext:value-type="float">
            <text:p>250</text:p>
          </table:table-cell>
          <table:table-cell office:value-type="float" office:value="1.59289867312133E+018" calcext:value-type="float">
            <text:p>1.59289867312133E+018</text:p>
          </table:table-cell>
          <table:table-cell/>
          <table:table-cell table:style-name="ce1" office:value-type="float" office:value="-0.0000340947917721" calcext:value-type="float">
            <text:p>-3.41E-05</text:p>
          </table:table-cell>
          <table:table-cell table:style-name="ce1" office:value-type="float" office:value="-0.0000137696970341" calcext:value-type="float">
            <text:p>-1.38E-05</text:p>
          </table:table-cell>
          <table:table-cell table:style-name="ce1" office:value-type="float" office:value="0.0000312295269396" calcext:value-type="float">
            <text:p>3.12E-05</text:p>
          </table:table-cell>
          <table:table-cell table:style-name="ce1" office:value-type="float" office:value="0.0000482425421069" calcext:value-type="float">
            <text:p>4.82E-05</text:p>
          </table:table-cell>
          <table:table-cell office:value-type="float" office:value="0.000149399667862" calcext:value-type="float">
            <text:p>0.000149399667862</text:p>
          </table:table-cell>
          <table:table-cell/>
          <table:table-cell office:value-type="float" office:value="1.59289867317276E+018" calcext:value-type="float">
            <text:p>1.59289867317276E+018</text:p>
          </table:table-cell>
          <table:table-cell office:value-type="float" office:value="487" calcext:value-type="float">
            <text:p>487</text:p>
          </table:table-cell>
          <table:table-cell office:value-type="float" office:value="1.59289867312133E+018" calcext:value-type="float">
            <text:p>1.59289867312133E+018</text:p>
          </table:table-cell>
          <table:table-cell/>
          <table:table-cell office:value-type="float" office:value="-0.000300000014249" calcext:value-type="float">
            <text:p>-0.000300000014249</text:p>
          </table:table-cell>
          <table:table-cell office:value-type="float" office:value="-0.0462660007179" calcext:value-type="float">
            <text:p>-0.0462660007179</text:p>
          </table:table-cell>
          <table:table-cell table:number-columns-repeated="2"/>
          <table:table-cell office:value-type="float" office:value="1.59289867317398E+018" calcext:value-type="float">
            <text:p>1.59289867317398E+018</text:p>
          </table:table-cell>
          <table:table-cell office:value-type="float" office:value="487" calcext:value-type="float">
            <text:p>487</text:p>
          </table:table-cell>
          <table:table-cell office:value-type="float" office:value="1.59289867312133E+018" calcext:value-type="float">
            <text:p>1.59289867312133E+018</text:p>
          </table:table-cell>
          <table:table-cell/>
          <table:table-cell office:value-type="float" office:value="5.9984998703" calcext:value-type="float">
            <text:p>5.9984998703</text:p>
          </table:table-cell>
        </table:table-row>
        <table:table-row table:style-name="ro1">
          <table:table-cell office:value-type="float" office:value="1.59289867322356E+018" calcext:value-type="float">
            <text:p>1.59289867322356E+018</text:p>
          </table:table-cell>
          <table:table-cell office:value-type="float" office:value="251" calcext:value-type="float">
            <text:p>251</text:p>
          </table:table-cell>
          <table:table-cell office:value-type="float" office:value="1.59289867317259E+018" calcext:value-type="float">
            <text:p>1.59289867317259E+018</text:p>
          </table:table-cell>
          <table:table-cell/>
          <table:table-cell table:style-name="ce1" office:value-type="float" office:value="-0.0000566800626984" calcext:value-type="float">
            <text:p>-5.67E-05</text:p>
          </table:table-cell>
          <table:table-cell table:style-name="ce1" office:value-type="float" office:value="0.0000506296601088" calcext:value-type="float">
            <text:p>5.06E-05</text:p>
          </table:table-cell>
          <table:table-cell table:style-name="ce1" office:value-type="float" office:value="0.0000435036345152" calcext:value-type="float">
            <text:p>4.35E-05</text:p>
          </table:table-cell>
          <table:table-cell table:style-name="ce1" office:value-type="float" office:value="0.0000875703044585" calcext:value-type="float">
            <text:p>8.76E-05</text:p>
          </table:table-cell>
          <table:table-cell office:value-type="float" office:value="0.000106409206637" calcext:value-type="float">
            <text:p>0.000106409206637</text:p>
          </table:table-cell>
          <table:table-cell/>
          <table:table-cell office:value-type="float" office:value="1.59289867322364E+018" calcext:value-type="float">
            <text:p>1.59289867322364E+018</text:p>
          </table:table-cell>
          <table:table-cell office:value-type="float" office:value="488" calcext:value-type="float">
            <text:p>488</text:p>
          </table:table-cell>
          <table:table-cell office:value-type="float" office:value="1.59289867317259E+018" calcext:value-type="float">
            <text:p>1.59289867317259E+018</text:p>
          </table:table-cell>
          <table:table-cell/>
          <table:table-cell office:value-type="float" office:value="-0.000839999993332" calcext:value-type="float">
            <text:p>-0.000839999993332</text:p>
          </table:table-cell>
          <table:table-cell office:value-type="float" office:value="-0.0338639989495" calcext:value-type="float">
            <text:p>-0.0338639989495</text:p>
          </table:table-cell>
          <table:table-cell table:number-columns-repeated="2"/>
          <table:table-cell office:value-type="float" office:value="1.59289867322503E+018" calcext:value-type="float">
            <text:p>1.59289867322503E+018</text:p>
          </table:table-cell>
          <table:table-cell office:value-type="float" office:value="488" calcext:value-type="float">
            <text:p>488</text:p>
          </table:table-cell>
          <table:table-cell office:value-type="float" office:value="1.59289867317259E+018" calcext:value-type="float">
            <text:p>1.59289867317259E+018</text:p>
          </table:table-cell>
          <table:table-cell/>
          <table:table-cell office:value-type="float" office:value="5.99580001831" calcext:value-type="float">
            <text:p>5.99580001831</text:p>
          </table:table-cell>
        </table:table-row>
        <table:table-row table:style-name="ro1">
          <table:table-cell office:value-type="float" office:value="1.59289867327465E+018" calcext:value-type="float">
            <text:p>1.59289867327465E+018</text:p>
          </table:table-cell>
          <table:table-cell office:value-type="float" office:value="252" calcext:value-type="float">
            <text:p>252</text:p>
          </table:table-cell>
          <table:table-cell office:value-type="float" office:value="1.59289867322375E+018" calcext:value-type="float">
            <text:p>1.59289867322375E+018</text:p>
          </table:table-cell>
          <table:table-cell/>
          <table:table-cell table:style-name="ce1" office:value-type="float" office:value="0.000000942827909967" calcext:value-type="float">
            <text:p>9.43E-07</text:p>
          </table:table-cell>
          <table:table-cell table:style-name="ce1" office:value-type="float" office:value="0.0000706514765625" calcext:value-type="float">
            <text:p>7.07E-05</text:p>
          </table:table-cell>
          <table:table-cell table:style-name="ce1" office:value-type="float" office:value="-0.0000152172988237" calcext:value-type="float">
            <text:p>-1.52E-05</text:p>
          </table:table-cell>
          <table:table-cell table:style-name="ce1" office:value-type="float" office:value="0.0000722778422642" calcext:value-type="float">
            <text:p>7.23E-05</text:p>
          </table:table-cell>
          <table:table-cell table:style-name="ce1" office:value-type="float" office:value="0.0000988080646493" calcext:value-type="float">
            <text:p>9.88E-05</text:p>
          </table:table-cell>
          <table:table-cell/>
          <table:table-cell office:value-type="float" office:value="1.59289867327504E+018" calcext:value-type="float">
            <text:p>1.59289867327504E+018</text:p>
          </table:table-cell>
          <table:table-cell office:value-type="float" office:value="489" calcext:value-type="float">
            <text:p>489</text:p>
          </table:table-cell>
          <table:table-cell office:value-type="float" office:value="1.59289867322375E+018" calcext:value-type="float">
            <text:p>1.59289867322375E+018</text:p>
          </table:table-cell>
          <table:table-cell/>
          <table:table-cell office:value-type="float" office:value="-0.000150000007125" calcext:value-type="float">
            <text:p>-0.000150000007125</text:p>
          </table:table-cell>
          <table:table-cell office:value-type="float" office:value="-0.0207499992102" calcext:value-type="float">
            <text:p>-0.0207499992102</text:p>
          </table:table-cell>
          <table:table-cell table:number-columns-repeated="2"/>
          <table:table-cell office:value-type="float" office:value="1.5928986732761E+018" calcext:value-type="float">
            <text:p>1.5928986732761E+018</text:p>
          </table:table-cell>
          <table:table-cell office:value-type="float" office:value="489" calcext:value-type="float">
            <text:p>489</text:p>
          </table:table-cell>
          <table:table-cell office:value-type="float" office:value="1.59289867322375E+018" calcext:value-type="float">
            <text:p>1.59289867322375E+018</text:p>
          </table:table-cell>
          <table:table-cell/>
          <table:table-cell office:value-type="float" office:value="5.99924993515" calcext:value-type="float">
            <text:p>5.99924993515</text:p>
          </table:table-cell>
        </table:table-row>
        <table:table-row table:style-name="ro1">
          <table:table-cell office:value-type="float" office:value="1.59289867332608E+018" calcext:value-type="float">
            <text:p>1.59289867332608E+018</text:p>
          </table:table-cell>
          <table:table-cell office:value-type="float" office:value="253" calcext:value-type="float">
            <text:p>253</text:p>
          </table:table-cell>
          <table:table-cell office:value-type="float" office:value="1.59289867327486E+018" calcext:value-type="float">
            <text:p>1.59289867327486E+018</text:p>
          </table:table-cell>
          <table:table-cell/>
          <table:table-cell table:style-name="ce1" office:value-type="float" office:value="0.0000828890915727" calcext:value-type="float">
            <text:p>8.29E-05</text:p>
          </table:table-cell>
          <table:table-cell table:style-name="ce1" office:value-type="float" office:value="-0.0000435252695752" calcext:value-type="float">
            <text:p>-4.35E-05</text:p>
          </table:table-cell>
          <table:table-cell table:style-name="ce1" office:value-type="float" office:value="-0.0000656314514345" calcext:value-type="float">
            <text:p>-6.56E-05</text:p>
          </table:table-cell>
          <table:table-cell office:value-type="float" office:value="0.000114335205581" calcext:value-type="float">
            <text:p>0.000114335205581</text:p>
          </table:table-cell>
          <table:table-cell table:style-name="ce1" office:value-type="float" office:value="0.0000890339797479" calcext:value-type="float">
            <text:p>8.90E-05</text:p>
          </table:table-cell>
          <table:table-cell/>
          <table:table-cell office:value-type="float" office:value="1.5928986733261E+018" calcext:value-type="float">
            <text:p>1.5928986733261E+018</text:p>
          </table:table-cell>
          <table:table-cell office:value-type="float" office:value="490" calcext:value-type="float">
            <text:p>490</text:p>
          </table:table-cell>
          <table:table-cell office:value-type="float" office:value="1.59289867327486E+018" calcext:value-type="float">
            <text:p>1.59289867327486E+018</text:p>
          </table:table-cell>
          <table:table-cell/>
          <table:table-cell office:value-type="float" office:value="-0.000190000006114" calcext:value-type="float">
            <text:p>-0.000190000006114</text:p>
          </table:table-cell>
          <table:table-cell office:value-type="float" office:value="-0.00712999980897" calcext:value-type="float">
            <text:p>-0.00712999980897</text:p>
          </table:table-cell>
          <table:table-cell table:number-columns-repeated="2"/>
          <table:table-cell office:value-type="float" office:value="1.59289867332746E+018" calcext:value-type="float">
            <text:p>1.59289867332746E+018</text:p>
          </table:table-cell>
          <table:table-cell office:value-type="float" office:value="490" calcext:value-type="float">
            <text:p>490</text:p>
          </table:table-cell>
          <table:table-cell office:value-type="float" office:value="1.59289867327486E+018" calcext:value-type="float">
            <text:p>1.59289867327486E+018</text:p>
          </table:table-cell>
          <table:table-cell/>
          <table:table-cell office:value-type="float" office:value="5.99905014038" calcext:value-type="float">
            <text:p>5.99905014038</text:p>
          </table:table-cell>
        </table:table-row>
        <table:table-row table:style-name="ro1">
          <table:table-cell office:value-type="float" office:value="1.59289867337847E+018" calcext:value-type="float">
            <text:p>1.59289867337847E+018</text:p>
          </table:table-cell>
          <table:table-cell office:value-type="float" office:value="254" calcext:value-type="float">
            <text:p>254</text:p>
          </table:table-cell>
          <table:table-cell office:value-type="float" office:value="1.59289867332616E+018" calcext:value-type="float">
            <text:p>1.59289867332616E+018</text:p>
          </table:table-cell>
          <table:table-cell/>
          <table:table-cell table:style-name="ce1" office:value-type="float" office:value="-0.0000870371222845" calcext:value-type="float">
            <text:p>-8.70E-05</text:p>
          </table:table-cell>
          <table:table-cell table:style-name="ce1" office:value-type="float" office:value="-0.0000645748950774" calcext:value-type="float">
            <text:p>-6.46E-05</text:p>
          </table:table-cell>
          <table:table-cell table:style-name="ce1" office:value-type="float" office:value="-0.000052708084695" calcext:value-type="float">
            <text:p>-5.27E-05</text:p>
          </table:table-cell>
          <table:table-cell office:value-type="float" office:value="0.000120513570437" calcext:value-type="float">
            <text:p>0.000120513570437</text:p>
          </table:table-cell>
          <table:table-cell table:style-name="ce1" office:value-type="float" office:value="0.0000885878907866" calcext:value-type="float">
            <text:p>8.86E-05</text:p>
          </table:table-cell>
          <table:table-cell/>
          <table:table-cell office:value-type="float" office:value="1.59289867337788E+018" calcext:value-type="float">
            <text:p>1.59289867337788E+018</text:p>
          </table:table-cell>
          <table:table-cell office:value-type="float" office:value="491" calcext:value-type="float">
            <text:p>491</text:p>
          </table:table-cell>
          <table:table-cell office:value-type="float" office:value="1.59289867332616E+018" calcext:value-type="float">
            <text:p>1.59289867332616E+018</text:p>
          </table:table-cell>
          <table:table-cell/>
          <table:table-cell table:style-name="ce1" office:value-type="float" office:value="-0.00000999999974738" calcext:value-type="float">
            <text:p>-1.00E-05</text:p>
          </table:table-cell>
          <table:table-cell office:value-type="float" office:value="-0.00029799999902" calcext:value-type="float">
            <text:p>-0.00029799999902</text:p>
          </table:table-cell>
          <table:table-cell table:number-columns-repeated="2"/>
          <table:table-cell office:value-type="float" office:value="1.59289867337952E+018" calcext:value-type="float">
            <text:p>1.59289867337952E+018</text:p>
          </table:table-cell>
          <table:table-cell office:value-type="float" office:value="491" calcext:value-type="float">
            <text:p>491</text:p>
          </table:table-cell>
          <table:table-cell office:value-type="float" office:value="1.59289867332616E+018" calcext:value-type="float">
            <text:p>1.59289867332616E+018</text:p>
          </table:table-cell>
          <table:table-cell/>
          <table:table-cell office:value-type="float" office:value="5.9999499321" calcext:value-type="float">
            <text:p>5.9999499321</text:p>
          </table:table-cell>
        </table:table-row>
        <table:table-row table:style-name="ro1">
          <table:table-cell office:value-type="float" office:value="1.59289867342998E+018" calcext:value-type="float">
            <text:p>1.59289867342998E+018</text:p>
          </table:table-cell>
          <table:table-cell office:value-type="float" office:value="255" calcext:value-type="float">
            <text:p>255</text:p>
          </table:table-cell>
          <table:table-cell office:value-type="float" office:value="1.59289867337821E+018" calcext:value-type="float">
            <text:p>1.59289867337821E+018</text:p>
          </table:table-cell>
          <table:table-cell/>
          <table:table-cell table:style-name="ce1" office:value-type="float" office:value="0.0000103790525827" calcext:value-type="float">
            <text:p>1.04E-05</text:p>
          </table:table-cell>
          <table:table-cell table:style-name="ce1" office:value-type="float" office:value="0.0000357714670827" calcext:value-type="float">
            <text:p>3.58E-05</text:p>
          </table:table-cell>
          <table:table-cell office:value-type="float" office:value="0.000195683154743" calcext:value-type="float">
            <text:p>0.000195683154743</text:p>
          </table:table-cell>
          <table:table-cell office:value-type="float" office:value="0.000199196423637" calcext:value-type="float">
            <text:p>0.000199196423637</text:p>
          </table:table-cell>
          <table:table-cell office:value-type="float" office:value="0.000118778669275" calcext:value-type="float">
            <text:p>0.000118778669275</text:p>
          </table:table-cell>
          <table:table-cell/>
          <table:table-cell office:value-type="float" office:value="1.59289867343002E+018" calcext:value-type="float">
            <text:p>1.59289867343002E+018</text:p>
          </table:table-cell>
          <table:table-cell office:value-type="float" office:value="492" calcext:value-type="float">
            <text:p>492</text:p>
          </table:table-cell>
          <table:table-cell office:value-type="float" office:value="1.59289867337821E+018" calcext:value-type="float">
            <text:p>1.59289867337821E+018</text:p>
          </table:table-cell>
          <table:table-cell/>
          <table:table-cell office:value-type="float" office:value="0.000579999992624" calcext:value-type="float">
            <text:p>0.000579999992624</text:p>
          </table:table-cell>
          <table:table-cell office:value-type="float" office:value="-0.000121999997646" calcext:value-type="float">
            <text:p>-0.000121999997646</text:p>
          </table:table-cell>
          <table:table-cell table:number-columns-repeated="2"/>
          <table:table-cell office:value-type="float" office:value="1.59289867343114E+018" calcext:value-type="float">
            <text:p>1.59289867343114E+018</text:p>
          </table:table-cell>
          <table:table-cell office:value-type="float" office:value="492" calcext:value-type="float">
            <text:p>492</text:p>
          </table:table-cell>
          <table:table-cell office:value-type="float" office:value="1.59289867337821E+018" calcext:value-type="float">
            <text:p>1.59289867337821E+018</text:p>
          </table:table-cell>
          <table:table-cell/>
          <table:table-cell office:value-type="float" office:value="6.0029001236" calcext:value-type="float">
            <text:p>6.0029001236</text:p>
          </table:table-cell>
        </table:table-row>
        <table:table-row table:style-name="ro1">
          <table:table-cell office:value-type="float" office:value="1.59289867348183E+018" calcext:value-type="float">
            <text:p>1.59289867348183E+018</text:p>
          </table:table-cell>
          <table:table-cell office:value-type="float" office:value="256" calcext:value-type="float">
            <text:p>256</text:p>
          </table:table-cell>
          <table:table-cell office:value-type="float" office:value="1.59289867343025E+018" calcext:value-type="float">
            <text:p>1.59289867343025E+018</text:p>
          </table:table-cell>
          <table:table-cell/>
          <table:table-cell office:value-type="float" office:value="-0.000225057505304" calcext:value-type="float">
            <text:p>-0.000225057505304</text:p>
          </table:table-cell>
          <table:table-cell table:style-name="ce1" office:value-type="float" office:value="-0.0000660466830595" calcext:value-type="float">
            <text:p>-6.60E-05</text:p>
          </table:table-cell>
          <table:table-cell office:value-type="float" office:value="-0.000132630579174" calcext:value-type="float">
            <text:p>-0.000132630579174</text:p>
          </table:table-cell>
          <table:table-cell office:value-type="float" office:value="0.000269451149506" calcext:value-type="float">
            <text:p>0.000269451149506</text:p>
          </table:table-cell>
          <table:table-cell office:value-type="float" office:value="0.000155154833919" calcext:value-type="float">
            <text:p>0.000155154833919</text:p>
          </table:table-cell>
          <table:table-cell/>
          <table:table-cell office:value-type="float" office:value="1.59289867348197E+018" calcext:value-type="float">
            <text:p>1.59289867348197E+018</text:p>
          </table:table-cell>
          <table:table-cell office:value-type="float" office:value="493" calcext:value-type="float">
            <text:p>493</text:p>
          </table:table-cell>
          <table:table-cell office:value-type="float" office:value="1.59289867343025E+018" calcext:value-type="float">
            <text:p>1.59289867343025E+018</text:p>
          </table:table-cell>
          <table:table-cell/>
          <table:table-cell office:value-type="float" office:value="0.000699999975041" calcext:value-type="float">
            <text:p>0.000699999975041</text:p>
          </table:table-cell>
          <table:table-cell office:value-type="float" office:value="0.00018600000476" calcext:value-type="float">
            <text:p>0.00018600000476</text:p>
          </table:table-cell>
          <table:table-cell table:number-columns-repeated="2"/>
          <table:table-cell office:value-type="float" office:value="1.5928986734832E+018" calcext:value-type="float">
            <text:p>1.5928986734832E+018</text:p>
          </table:table-cell>
          <table:table-cell office:value-type="float" office:value="493" calcext:value-type="float">
            <text:p>493</text:p>
          </table:table-cell>
          <table:table-cell office:value-type="float" office:value="1.59289867343025E+018" calcext:value-type="float">
            <text:p>1.59289867343025E+018</text:p>
          </table:table-cell>
          <table:table-cell/>
          <table:table-cell office:value-type="float" office:value="6.00349998474" calcext:value-type="float">
            <text:p>6.00349998474</text:p>
          </table:table-cell>
        </table:table-row>
        <table:table-row table:style-name="ro1">
          <table:table-cell office:value-type="float" office:value="1.59289867353384E+018" calcext:value-type="float">
            <text:p>1.59289867353384E+018</text:p>
          </table:table-cell>
          <table:table-cell office:value-type="float" office:value="257" calcext:value-type="float">
            <text:p>257</text:p>
          </table:table-cell>
          <table:table-cell office:value-type="float" office:value="1.59289867348226E+018" calcext:value-type="float">
            <text:p>1.59289867348226E+018</text:p>
          </table:table-cell>
          <table:table-cell/>
          <table:table-cell table:style-name="ce1" office:value-type="float" office:value="-0.0000350338268618" calcext:value-type="float">
            <text:p>-3.50E-05</text:p>
          </table:table-cell>
          <table:table-cell table:style-name="ce1" office:value-type="float" office:value="0.0000771196209826" calcext:value-type="float">
            <text:p>7.71E-05</text:p>
          </table:table-cell>
          <table:table-cell office:value-type="float" office:value="0.00018941356393" calcext:value-type="float">
            <text:p>0.00018941356393</text:p>
          </table:table-cell>
          <table:table-cell office:value-type="float" office:value="0.000207490491448" calcext:value-type="float">
            <text:p>0.000207490491448</text:p>
          </table:table-cell>
          <table:table-cell office:value-type="float" office:value="0.000182197371032" calcext:value-type="float">
            <text:p>0.000182197371032</text:p>
          </table:table-cell>
          <table:table-cell/>
          <table:table-cell office:value-type="float" office:value="1.59289867353405E+018" calcext:value-type="float">
            <text:p>1.59289867353405E+018</text:p>
          </table:table-cell>
          <table:table-cell office:value-type="float" office:value="494" calcext:value-type="float">
            <text:p>494</text:p>
          </table:table-cell>
          <table:table-cell office:value-type="float" office:value="1.59289867348226E+018" calcext:value-type="float">
            <text:p>1.59289867348226E+018</text:p>
          </table:table-cell>
          <table:table-cell/>
          <table:table-cell office:value-type="float" office:value="0.000520000001416" calcext:value-type="float">
            <text:p>0.000520000001416</text:p>
          </table:table-cell>
          <table:table-cell office:value-type="float" office:value="0.000319999991916" calcext:value-type="float">
            <text:p>0.000319999991916</text:p>
          </table:table-cell>
          <table:table-cell table:number-columns-repeated="2"/>
          <table:table-cell office:value-type="float" office:value="1.59289867353554E+018" calcext:value-type="float">
            <text:p>1.59289867353554E+018</text:p>
          </table:table-cell>
          <table:table-cell office:value-type="float" office:value="494" calcext:value-type="float">
            <text:p>494</text:p>
          </table:table-cell>
          <table:table-cell office:value-type="float" office:value="1.59289867348226E+018" calcext:value-type="float">
            <text:p>1.59289867348226E+018</text:p>
          </table:table-cell>
          <table:table-cell/>
          <table:table-cell office:value-type="float" office:value="6.00260019302" calcext:value-type="float">
            <text:p>6.00260019302</text:p>
          </table:table-cell>
        </table:table-row>
        <table:table-row table:style-name="ro1">
          <table:table-cell office:value-type="float" office:value="1.59289867358594E+018" calcext:value-type="float">
            <text:p>1.59289867358594E+018</text:p>
          </table:table-cell>
          <table:table-cell office:value-type="float" office:value="258" calcext:value-type="float">
            <text:p>258</text:p>
          </table:table-cell>
          <table:table-cell office:value-type="float" office:value="1.59289867353428E+018" calcext:value-type="float">
            <text:p>1.59289867353428E+018</text:p>
          </table:table-cell>
          <table:table-cell/>
          <table:table-cell office:value-type="float" office:value="-0.000118179093988" calcext:value-type="float">
            <text:p>-0.000118179093988</text:p>
          </table:table-cell>
          <table:table-cell table:style-name="ce1" office:value-type="float" office:value="-0.0000615310564172" calcext:value-type="float">
            <text:p>-6.15E-05</text:p>
          </table:table-cell>
          <table:table-cell office:value-type="float" office:value="-0.00016202464758" calcext:value-type="float">
            <text:p>-0.00016202464758</text:p>
          </table:table-cell>
          <table:table-cell office:value-type="float" office:value="0.000209772158996" calcext:value-type="float">
            <text:p>0.000209772158996</text:p>
          </table:table-cell>
          <table:table-cell office:value-type="float" office:value="0.000201284754439" calcext:value-type="float">
            <text:p>0.000201284754439</text:p>
          </table:table-cell>
          <table:table-cell/>
          <table:table-cell office:value-type="float" office:value="1.59289867358613E+018" calcext:value-type="float">
            <text:p>1.59289867358613E+018</text:p>
          </table:table-cell>
          <table:table-cell office:value-type="float" office:value="495" calcext:value-type="float">
            <text:p>495</text:p>
          </table:table-cell>
          <table:table-cell office:value-type="float" office:value="1.59289867353428E+018" calcext:value-type="float">
            <text:p>1.59289867353428E+018</text:p>
          </table:table-cell>
          <table:table-cell/>
          <table:table-cell office:value-type="float" office:value="0.000369999994291" calcext:value-type="float">
            <text:p>0.000369999994291</text:p>
          </table:table-cell>
          <table:table-cell office:value-type="float" office:value="0.000432000000728" calcext:value-type="float">
            <text:p>0.000432000000728</text:p>
          </table:table-cell>
          <table:table-cell table:number-columns-repeated="2"/>
          <table:table-cell office:value-type="float" office:value="1.59289867358794E+018" calcext:value-type="float">
            <text:p>1.59289867358794E+018</text:p>
          </table:table-cell>
          <table:table-cell office:value-type="float" office:value="495" calcext:value-type="float">
            <text:p>495</text:p>
          </table:table-cell>
          <table:table-cell office:value-type="float" office:value="1.59289867353428E+018" calcext:value-type="float">
            <text:p>1.59289867353428E+018</text:p>
          </table:table-cell>
          <table:table-cell/>
          <table:table-cell office:value-type="float" office:value="6.00185012817" calcext:value-type="float">
            <text:p>6.00185012817</text:p>
          </table:table-cell>
        </table:table-row>
        <table:table-row table:style-name="ro1">
          <table:table-cell office:value-type="float" office:value="1.59289867363823E+018" calcext:value-type="float">
            <text:p>1.59289867363823E+018</text:p>
          </table:table-cell>
          <table:table-cell office:value-type="float" office:value="259" calcext:value-type="float">
            <text:p>259</text:p>
          </table:table-cell>
          <table:table-cell office:value-type="float" office:value="1.59289867358645E+018" calcext:value-type="float">
            <text:p>1.59289867358645E+018</text:p>
          </table:table-cell>
          <table:table-cell/>
          <table:table-cell table:style-name="ce1" office:value-type="float" office:value="0.0000535644758202" calcext:value-type="float">
            <text:p>5.36E-05</text:p>
          </table:table-cell>
          <table:table-cell table:style-name="ce1" office:value-type="float" office:value="-0.00000371550322598" calcext:value-type="float">
            <text:p>-3.72E-06</text:p>
          </table:table-cell>
          <table:table-cell table:style-name="ce1" office:value-type="float" office:value="-0.0000762871277402" calcext:value-type="float">
            <text:p>-7.63E-05</text:p>
          </table:table-cell>
          <table:table-cell table:style-name="ce1" office:value-type="float" office:value="0.0000932881739573" calcext:value-type="float">
            <text:p>9.33E-05</text:p>
          </table:table-cell>
          <table:table-cell office:value-type="float" office:value="0.000195839675143" calcext:value-type="float">
            <text:p>0.000195839675143</text:p>
          </table:table-cell>
          <table:table-cell/>
          <table:table-cell office:value-type="float" office:value="1.59289867363828E+018" calcext:value-type="float">
            <text:p>1.59289867363828E+018</text:p>
          </table:table-cell>
          <table:table-cell office:value-type="float" office:value="496" calcext:value-type="float">
            <text:p>496</text:p>
          </table:table-cell>
          <table:table-cell office:value-type="float" office:value="1.59289867358645E+018" calcext:value-type="float">
            <text:p>1.59289867358645E+018</text:p>
          </table:table-cell>
          <table:table-cell/>
          <table:table-cell table:style-name="ce1" office:value-type="float" office:value="-0.0000999999974738" calcext:value-type="float">
            <text:p>-1.00E-04</text:p>
          </table:table-cell>
          <table:table-cell office:value-type="float" office:value="0.000414000009187" calcext:value-type="float">
            <text:p>0.000414000009187</text:p>
          </table:table-cell>
          <table:table-cell table:number-columns-repeated="2"/>
          <table:table-cell office:value-type="float" office:value="1.59289867363929E+018" calcext:value-type="float">
            <text:p>1.59289867363929E+018</text:p>
          </table:table-cell>
          <table:table-cell office:value-type="float" office:value="496" calcext:value-type="float">
            <text:p>496</text:p>
          </table:table-cell>
          <table:table-cell office:value-type="float" office:value="1.59289867358645E+018" calcext:value-type="float">
            <text:p>1.59289867358645E+018</text:p>
          </table:table-cell>
          <table:table-cell/>
          <table:table-cell office:value-type="float" office:value="5.99949979782" calcext:value-type="float">
            <text:p>5.99949979782</text:p>
          </table:table-cell>
        </table:table-row>
        <table:table-row table:style-name="ro1">
          <table:table-cell office:value-type="float" office:value="1.59289867369242E+018" calcext:value-type="float">
            <text:p>1.59289867369242E+018</text:p>
          </table:table-cell>
          <table:table-cell office:value-type="float" office:value="260" calcext:value-type="float">
            <text:p>260</text:p>
          </table:table-cell>
          <table:table-cell office:value-type="float" office:value="1.59289867363854E+018" calcext:value-type="float">
            <text:p>1.59289867363854E+018</text:p>
          </table:table-cell>
          <table:table-cell/>
          <table:table-cell office:value-type="float" office:value="0.00015183922369" calcext:value-type="float">
            <text:p>0.00015183922369</text:p>
          </table:table-cell>
          <table:table-cell table:style-name="ce1" office:value-type="float" office:value="-0.0000204963889701" calcext:value-type="float">
            <text:p>-2.05E-05</text:p>
          </table:table-cell>
          <table:table-cell table:style-name="ce1" office:value-type="float" office:value="-0.0000694431291777" calcext:value-type="float">
            <text:p>-6.94E-05</text:p>
          </table:table-cell>
          <table:table-cell office:value-type="float" office:value="0.000168218903127" calcext:value-type="float">
            <text:p>0.000168218903127</text:p>
          </table:table-cell>
          <table:table-cell office:value-type="float" office:value="0.000189644168131" calcext:value-type="float">
            <text:p>0.000189644168131</text:p>
          </table:table-cell>
          <table:table-cell/>
          <table:table-cell office:value-type="float" office:value="1.59289867369034E+018" calcext:value-type="float">
            <text:p>1.59289867369034E+018</text:p>
          </table:table-cell>
          <table:table-cell office:value-type="float" office:value="497" calcext:value-type="float">
            <text:p>497</text:p>
          </table:table-cell>
          <table:table-cell office:value-type="float" office:value="1.59289867363854E+018" calcext:value-type="float">
            <text:p>1.59289867363854E+018</text:p>
          </table:table-cell>
          <table:table-cell/>
          <table:table-cell office:value-type="float" office:value="-0.000119999996969" calcext:value-type="float">
            <text:p>-0.000119999996969</text:p>
          </table:table-cell>
          <table:table-cell office:value-type="float" office:value="0.000273999990895" calcext:value-type="float">
            <text:p>0.000273999990895</text:p>
          </table:table-cell>
          <table:table-cell table:number-columns-repeated="2"/>
          <table:table-cell office:value-type="float" office:value="1.5928986736946E+018" calcext:value-type="float">
            <text:p>1.5928986736946E+018</text:p>
          </table:table-cell>
          <table:table-cell office:value-type="float" office:value="497" calcext:value-type="float">
            <text:p>497</text:p>
          </table:table-cell>
          <table:table-cell office:value-type="float" office:value="1.59289867363854E+018" calcext:value-type="float">
            <text:p>1.59289867363854E+018</text:p>
          </table:table-cell>
          <table:table-cell/>
          <table:table-cell office:value-type="float" office:value="5.99940013885" calcext:value-type="float">
            <text:p>5.99940013885</text:p>
          </table:table-cell>
        </table:table-row>
        <table:table-row table:style-name="ro1">
          <table:table-cell office:value-type="float" office:value="1.59289867374223E+018" calcext:value-type="float">
            <text:p>1.59289867374223E+018</text:p>
          </table:table-cell>
          <table:table-cell office:value-type="float" office:value="261" calcext:value-type="float">
            <text:p>261</text:p>
          </table:table-cell>
          <table:table-cell office:value-type="float" office:value="1.5928986736905E+018" calcext:value-type="float">
            <text:p>1.5928986736905E+018</text:p>
          </table:table-cell>
          <table:table-cell/>
          <table:table-cell table:style-name="ce1" office:value-type="float" office:value="-0.0000549376054551" calcext:value-type="float">
            <text:p>-5.49E-05</text:p>
          </table:table-cell>
          <table:table-cell table:style-name="ce1" office:value-type="float" office:value="0.0000207396115002" calcext:value-type="float">
            <text:p>2.07E-05</text:p>
          </table:table-cell>
          <table:table-cell office:value-type="float" office:value="-0.000269297102932" calcext:value-type="float">
            <text:p>-0.000269297102932</text:p>
          </table:table-cell>
          <table:table-cell office:value-type="float" office:value="0.000275625119684" calcext:value-type="float">
            <text:p>0.000275625119684</text:p>
          </table:table-cell>
          <table:table-cell office:value-type="float" office:value="0.000190878970898" calcext:value-type="float">
            <text:p>0.000190878970898</text:p>
          </table:table-cell>
          <table:table-cell/>
          <table:table-cell office:value-type="float" office:value="1.59289867374243E+018" calcext:value-type="float">
            <text:p>1.59289867374243E+018</text:p>
          </table:table-cell>
          <table:table-cell office:value-type="float" office:value="498" calcext:value-type="float">
            <text:p>498</text:p>
          </table:table-cell>
          <table:table-cell office:value-type="float" office:value="1.5928986736905E+018" calcext:value-type="float">
            <text:p>1.5928986736905E+018</text:p>
          </table:table-cell>
          <table:table-cell/>
          <table:table-cell table:style-name="ce1" office:value-type="float" office:value="0.0000199999994948" calcext:value-type="float">
            <text:p>2.00E-05</text:p>
          </table:table-cell>
          <table:table-cell office:value-type="float" office:value="0.000138000003062" calcext:value-type="float">
            <text:p>0.000138000003062</text:p>
          </table:table-cell>
          <table:table-cell table:number-columns-repeated="2"/>
          <table:table-cell office:value-type="float" office:value="1.59289867374365E+018" calcext:value-type="float">
            <text:p>1.59289867374365E+018</text:p>
          </table:table-cell>
          <table:table-cell office:value-type="float" office:value="498" calcext:value-type="float">
            <text:p>498</text:p>
          </table:table-cell>
          <table:table-cell office:value-type="float" office:value="1.5928986736905E+018" calcext:value-type="float">
            <text:p>1.5928986736905E+018</text:p>
          </table:table-cell>
          <table:table-cell/>
          <table:table-cell office:value-type="float" office:value="6.0001001358" calcext:value-type="float">
            <text:p>6.0001001358</text:p>
          </table:table-cell>
        </table:table-row>
        <table:table-row table:style-name="ro1">
          <table:table-cell office:value-type="float" office:value="1.59289867384443E+018" calcext:value-type="float">
            <text:p>1.59289867384443E+018</text:p>
          </table:table-cell>
          <table:table-cell office:value-type="float" office:value="262" calcext:value-type="float">
            <text:p>262</text:p>
          </table:table-cell>
          <table:table-cell office:value-type="float" office:value="1.59289867374265E+018" calcext:value-type="float">
            <text:p>1.59289867374265E+018</text:p>
          </table:table-cell>
          <table:table-cell/>
          <table:table-cell office:value-type="float" office:value="-0.00140143674798" calcext:value-type="float">
            <text:p>-0.00140143674798</text:p>
          </table:table-cell>
          <table:table-cell office:value-type="float" office:value="-0.000537401589099" calcext:value-type="float">
            <text:p>-0.000537401589099</text:p>
          </table:table-cell>
          <table:table-cell table:style-name="ce1" office:value-type="float" office:value="0.0000915090422495" calcext:value-type="float">
            <text:p>9.15E-05</text:p>
          </table:table-cell>
          <table:table-cell office:value-type="float" office:value="0.00150372856297" calcext:value-type="float">
            <text:p>0.00150372856297</text:p>
          </table:table-cell>
          <table:table-cell office:value-type="float" office:value="0.000450126564829" calcext:value-type="float">
            <text:p>0.000450126564829</text:p>
          </table:table-cell>
          <table:table-cell/>
          <table:table-cell office:value-type="float" office:value="1.59289867384531E+018" calcext:value-type="float">
            <text:p>1.59289867384531E+018</text:p>
          </table:table-cell>
          <table:table-cell office:value-type="float" office:value="499" calcext:value-type="float">
            <text:p>499</text:p>
          </table:table-cell>
          <table:table-cell office:value-type="float" office:value="1.59289867374265E+018" calcext:value-type="float">
            <text:p>1.59289867374265E+018</text:p>
          </table:table-cell>
          <table:table-cell/>
          <table:table-cell office:value-type="float" office:value="0.00497000012547" calcext:value-type="float">
            <text:p>0.00497000012547</text:p>
          </table:table-cell>
          <table:table-cell office:value-type="float" office:value="0.00102800002787" calcext:value-type="float">
            <text:p>0.00102800002787</text:p>
          </table:table-cell>
          <table:table-cell table:number-columns-repeated="2"/>
          <table:table-cell office:value-type="float" office:value="1.59289867384571E+018" calcext:value-type="float">
            <text:p>1.59289867384571E+018</text:p>
          </table:table-cell>
          <table:table-cell office:value-type="float" office:value="499" calcext:value-type="float">
            <text:p>499</text:p>
          </table:table-cell>
          <table:table-cell office:value-type="float" office:value="1.59289867374265E+018" calcext:value-type="float">
            <text:p>1.59289867374265E+018</text:p>
          </table:table-cell>
          <table:table-cell/>
          <table:table-cell office:value-type="float" office:value="6.02484989166" calcext:value-type="float">
            <text:p>6.02484989166</text:p>
          </table:table-cell>
        </table:table-row>
        <table:table-row table:style-name="ro1">
          <table:table-cell office:value-type="float" office:value="1.5928986738962E+018" calcext:value-type="float">
            <text:p>1.5928986738962E+018</text:p>
          </table:table-cell>
          <table:table-cell office:value-type="float" office:value="263" calcext:value-type="float">
            <text:p>263</text:p>
          </table:table-cell>
          <table:table-cell office:value-type="float" office:value="1.59289867384483E+018" calcext:value-type="float">
            <text:p>1.59289867384483E+018</text:p>
          </table:table-cell>
          <table:table-cell/>
          <table:table-cell office:value-type="float" office:value="-0.0001844997023" calcext:value-type="float">
            <text:p>-0.0001844997023</text:p>
          </table:table-cell>
          <table:table-cell table:style-name="ce1" office:value-type="float" office:value="-0.0000956504809437" calcext:value-type="float">
            <text:p>-9.57E-05</text:p>
          </table:table-cell>
          <table:table-cell table:style-name="ce1" office:value-type="float" office:value="0.0000261265922745" calcext:value-type="float">
            <text:p>2.61E-05</text:p>
          </table:table-cell>
          <table:table-cell office:value-type="float" office:value="0.000209455858567" calcext:value-type="float">
            <text:p>0.000209455858567</text:p>
          </table:table-cell>
          <table:table-cell office:value-type="float" office:value="0.000450063322205" calcext:value-type="float">
            <text:p>0.000450063322205</text:p>
          </table:table-cell>
          <table:table-cell/>
          <table:table-cell office:value-type="float" office:value="1.59289867389691E+018" calcext:value-type="float">
            <text:p>1.59289867389691E+018</text:p>
          </table:table-cell>
          <table:table-cell office:value-type="float" office:value="500" calcext:value-type="float">
            <text:p>500</text:p>
          </table:table-cell>
          <table:table-cell office:value-type="float" office:value="1.59289867384483E+018" calcext:value-type="float">
            <text:p>1.59289867384483E+018</text:p>
          </table:table-cell>
          <table:table-cell/>
          <table:table-cell office:value-type="float" office:value="-0" calcext:value-type="float">
            <text:p>0</text:p>
          </table:table-cell>
          <table:table-cell office:value-type="float" office:value="0.000953999988269" calcext:value-type="float">
            <text:p>0.000953999988269</text:p>
          </table:table-cell>
          <table:table-cell table:number-columns-repeated="2"/>
          <table:table-cell office:value-type="float" office:value="1.59289867389736E+018" calcext:value-type="float">
            <text:p>1.59289867389736E+018</text:p>
          </table:table-cell>
          <table:table-cell office:value-type="float" office:value="500" calcext:value-type="float">
            <text:p>500</text:p>
          </table:table-cell>
          <table:table-cell office:value-type="float" office:value="1.59289867384483E+018" calcext:value-type="float">
            <text:p>1.59289867384483E+01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.59289867394852E+018" calcext:value-type="float">
            <text:p>1.59289867394852E+018</text:p>
          </table:table-cell>
          <table:table-cell office:value-type="float" office:value="264" calcext:value-type="float">
            <text:p>264</text:p>
          </table:table-cell>
          <table:table-cell office:value-type="float" office:value="1.59289867389659E+018" calcext:value-type="float">
            <text:p>1.59289867389659E+018</text:p>
          </table:table-cell>
          <table:table-cell/>
          <table:table-cell office:value-type="float" office:value="0.000292888871627" calcext:value-type="float">
            <text:p>0.000292888871627</text:p>
          </table:table-cell>
          <table:table-cell table:style-name="ce1" office:value-type="float" office:value="-0.00007094303146" calcext:value-type="float">
            <text:p>-7.09E-05</text:p>
          </table:table-cell>
          <table:table-cell office:value-type="float" office:value="-0.000137282477226" calcext:value-type="float">
            <text:p>-0.000137282477226</text:p>
          </table:table-cell>
          <table:table-cell office:value-type="float" office:value="0.000331154471496" calcext:value-type="float">
            <text:p>0.000331154471496</text:p>
          </table:table-cell>
          <table:table-cell office:value-type="float" office:value="0.000497636559885" calcext:value-type="float">
            <text:p>0.000497636559885</text:p>
          </table:table-cell>
          <table:table-cell/>
          <table:table-cell office:value-type="float" office:value="1.59289867394869E+018" calcext:value-type="float">
            <text:p>1.59289867394869E+018</text:p>
          </table:table-cell>
          <table:table-cell office:value-type="float" office:value="501" calcext:value-type="float">
            <text:p>501</text:p>
          </table:table-cell>
          <table:table-cell office:value-type="float" office:value="1.59289867389659E+018" calcext:value-type="float">
            <text:p>1.59289867389659E+018</text:p>
          </table:table-cell>
          <table:table-cell/>
          <table:table-cell office:value-type="float" office:value="0.000920000020415" calcext:value-type="float">
            <text:p>0.000920000020415</text:p>
          </table:table-cell>
          <table:table-cell office:value-type="float" office:value="0.00115799997002" calcext:value-type="float">
            <text:p>0.00115799997002</text:p>
          </table:table-cell>
          <table:table-cell table:number-columns-repeated="2"/>
          <table:table-cell office:value-type="float" office:value="1.59289867394961E+018" calcext:value-type="float">
            <text:p>1.59289867394961E+018</text:p>
          </table:table-cell>
          <table:table-cell office:value-type="float" office:value="501" calcext:value-type="float">
            <text:p>501</text:p>
          </table:table-cell>
          <table:table-cell office:value-type="float" office:value="1.59289867389659E+018" calcext:value-type="float">
            <text:p>1.59289867389659E+018</text:p>
          </table:table-cell>
          <table:table-cell/>
          <table:table-cell office:value-type="float" office:value="6.00460004807" calcext:value-type="float">
            <text:p>6.00460004807</text:p>
          </table:table-cell>
        </table:table-row>
        <table:table-row table:style-name="ro1">
          <table:table-cell office:value-type="float" office:value="1.59289867399997E+018" calcext:value-type="float">
            <text:p>1.59289867399997E+018</text:p>
          </table:table-cell>
          <table:table-cell office:value-type="float" office:value="265" calcext:value-type="float">
            <text:p>265</text:p>
          </table:table-cell>
          <table:table-cell office:value-type="float" office:value="1.59289867394892E+018" calcext:value-type="float">
            <text:p>1.59289867394892E+018</text:p>
          </table:table-cell>
          <table:table-cell/>
          <table:table-cell table:style-name="ce1" office:value-type="float" office:value="-0.0000077923778008" calcext:value-type="float">
            <text:p>-7.79E-06</text:p>
          </table:table-cell>
          <table:table-cell office:value-type="float" office:value="0.000119519791042" calcext:value-type="float">
            <text:p>0.000119519791042</text:p>
          </table:table-cell>
          <table:table-cell office:value-type="float" office:value="0.000170703948243" calcext:value-type="float">
            <text:p>0.000170703948243</text:p>
          </table:table-cell>
          <table:table-cell office:value-type="float" office:value="0.000208531870157" calcext:value-type="float">
            <text:p>0.000208531870157</text:p>
          </table:table-cell>
          <table:table-cell office:value-type="float" office:value="0.000505699135829" calcext:value-type="float">
            <text:p>0.000505699135829</text:p>
          </table:table-cell>
          <table:table-cell/>
          <table:table-cell office:value-type="float" office:value="1.59289867399999E+018" calcext:value-type="float">
            <text:p>1.59289867399999E+018</text:p>
          </table:table-cell>
          <table:table-cell office:value-type="float" office:value="502" calcext:value-type="float">
            <text:p>502</text:p>
          </table:table-cell>
          <table:table-cell office:value-type="float" office:value="1.59289867394892E+018" calcext:value-type="float">
            <text:p>1.59289867394892E+018</text:p>
          </table:table-cell>
          <table:table-cell/>
          <table:table-cell office:value-type="float" office:value="0.000150000007125" calcext:value-type="float">
            <text:p>0.000150000007125</text:p>
          </table:table-cell>
          <table:table-cell office:value-type="float" office:value="0.00121200003196" calcext:value-type="float">
            <text:p>0.00121200003196</text:p>
          </table:table-cell>
          <table:table-cell table:number-columns-repeated="2"/>
          <table:table-cell office:value-type="float" office:value="1.59289867400134E+018" calcext:value-type="float">
            <text:p>1.59289867400134E+018</text:p>
          </table:table-cell>
          <table:table-cell office:value-type="float" office:value="502" calcext:value-type="float">
            <text:p>502</text:p>
          </table:table-cell>
          <table:table-cell office:value-type="float" office:value="1.59289867394892E+018" calcext:value-type="float">
            <text:p>1.59289867394892E+018</text:p>
          </table:table-cell>
          <table:table-cell/>
          <table:table-cell office:value-type="float" office:value="6.00075006485" calcext:value-type="float">
            <text:p>6.00075006485</text:p>
          </table:table-cell>
        </table:table-row>
        <table:table-row table:style-name="ro1">
          <table:table-cell office:value-type="float" office:value="1.59289867405238E+018" calcext:value-type="float">
            <text:p>1.59289867405238E+018</text:p>
          </table:table-cell>
          <table:table-cell office:value-type="float" office:value="266" calcext:value-type="float">
            <text:p>266</text:p>
          </table:table-cell>
          <table:table-cell office:value-type="float" office:value="1.5928986740002E+018" calcext:value-type="float">
            <text:p>1.5928986740002E+018</text:p>
          </table:table-cell>
          <table:table-cell/>
          <table:table-cell office:value-type="float" office:value="0.000107960950118" calcext:value-type="float">
            <text:p>0.000107960950118</text:p>
          </table:table-cell>
          <table:table-cell table:style-name="ce1" office:value-type="float" office:value="0.00000956583608058" calcext:value-type="float">
            <text:p>9.57E-06</text:p>
          </table:table-cell>
          <table:table-cell office:value-type="float" office:value="-0.000135852722451" calcext:value-type="float">
            <text:p>-0.000135852722451</text:p>
          </table:table-cell>
          <table:table-cell office:value-type="float" office:value="0.000173790205736" calcext:value-type="float">
            <text:p>0.000173790205736</text:p>
          </table:table-cell>
          <table:table-cell office:value-type="float" office:value="0.000485332187964" calcext:value-type="float">
            <text:p>0.000485332187964</text:p>
          </table:table-cell>
          <table:table-cell/>
          <table:table-cell office:value-type="float" office:value="1.59289867405253E+018" calcext:value-type="float">
            <text:p>1.59289867405253E+018</text:p>
          </table:table-cell>
          <table:table-cell office:value-type="float" office:value="503" calcext:value-type="float">
            <text:p>503</text:p>
          </table:table-cell>
          <table:table-cell office:value-type="float" office:value="1.5928986740002E+018" calcext:value-type="float">
            <text:p>1.5928986740002E+018</text:p>
          </table:table-cell>
          <table:table-cell/>
          <table:table-cell office:value-type="float" office:value="-0.000399999989895" calcext:value-type="float">
            <text:p>-0.000399999989895</text:p>
          </table:table-cell>
          <table:table-cell office:value-type="float" office:value="0.00112799997441" calcext:value-type="float">
            <text:p>0.00112799997441</text:p>
          </table:table-cell>
          <table:table-cell table:number-columns-repeated="2"/>
          <table:table-cell office:value-type="float" office:value="1.59289867405384E+018" calcext:value-type="float">
            <text:p>1.59289867405384E+018</text:p>
          </table:table-cell>
          <table:table-cell office:value-type="float" office:value="503" calcext:value-type="float">
            <text:p>503</text:p>
          </table:table-cell>
          <table:table-cell office:value-type="float" office:value="1.5928986740002E+018" calcext:value-type="float">
            <text:p>1.5928986740002E+018</text:p>
          </table:table-cell>
          <table:table-cell/>
          <table:table-cell office:value-type="float" office:value="5.99800014496" calcext:value-type="float">
            <text:p>5.99800014496</text:p>
          </table:table-cell>
        </table:table-row>
        <table:table-row table:style-name="ro1">
          <table:table-cell office:value-type="float" office:value="1.59289867410386E+018" calcext:value-type="float">
            <text:p>1.59289867410386E+018</text:p>
          </table:table-cell>
          <table:table-cell office:value-type="float" office:value="267" calcext:value-type="float">
            <text:p>267</text:p>
          </table:table-cell>
          <table:table-cell office:value-type="float" office:value="1.59289867405181E+018" calcext:value-type="float">
            <text:p>1.59289867405181E+018</text:p>
          </table:table-cell>
          <table:table-cell/>
          <table:table-cell office:value-type="float" office:value="0.000135170630529" calcext:value-type="float">
            <text:p>0.000135170630529</text:p>
          </table:table-cell>
          <table:table-cell table:style-name="ce1" office:value-type="float" office:value="-0.0000265983653662" calcext:value-type="float">
            <text:p>-2.66E-05</text:p>
          </table:table-cell>
          <table:table-cell office:value-type="float" office:value="0.000186874502106" calcext:value-type="float">
            <text:p>0.000186874502106</text:p>
          </table:table-cell>
          <table:table-cell office:value-type="float" office:value="0.000232165140915" calcext:value-type="float">
            <text:p>0.000232165140915</text:p>
          </table:table-cell>
          <table:table-cell office:value-type="float" office:value="0.000231019497733" calcext:value-type="float">
            <text:p>0.000231019497733</text:p>
          </table:table-cell>
          <table:table-cell/>
          <table:table-cell office:value-type="float" office:value="1.59289867410385E+018" calcext:value-type="float">
            <text:p>1.59289867410385E+018</text:p>
          </table:table-cell>
          <table:table-cell office:value-type="float" office:value="504" calcext:value-type="float">
            <text:p>504</text:p>
          </table:table-cell>
          <table:table-cell office:value-type="float" office:value="1.59289867405181E+018" calcext:value-type="float">
            <text:p>1.59289867405181E+018</text:p>
          </table:table-cell>
          <table:table-cell/>
          <table:table-cell office:value-type="float" office:value="-0.00492999982089" calcext:value-type="float">
            <text:p>-0.00492999982089</text:p>
          </table:table-cell>
          <table:table-cell office:value-type="float" office:value="-0.000852000026498" calcext:value-type="float">
            <text:p>-0.000852000026498</text:p>
          </table:table-cell>
          <table:table-cell table:number-columns-repeated="2"/>
          <table:table-cell office:value-type="float" office:value="1.59289867410453E+018" calcext:value-type="float">
            <text:p>1.59289867410453E+018</text:p>
          </table:table-cell>
          <table:table-cell office:value-type="float" office:value="504" calcext:value-type="float">
            <text:p>504</text:p>
          </table:table-cell>
          <table:table-cell office:value-type="float" office:value="1.59289867405181E+018" calcext:value-type="float">
            <text:p>1.59289867405181E+018</text:p>
          </table:table-cell>
          <table:table-cell/>
          <table:table-cell office:value-type="float" office:value="5.97534990311" calcext:value-type="float">
            <text:p>5.97534990311</text:p>
          </table:table-cell>
        </table:table-row>
        <table:table-row table:style-name="ro1">
          <table:table-cell office:value-type="float" office:value="1.59289867415516E+018" calcext:value-type="float">
            <text:p>1.59289867415516E+018</text:p>
          </table:table-cell>
          <table:table-cell office:value-type="float" office:value="268" calcext:value-type="float">
            <text:p>268</text:p>
          </table:table-cell>
          <table:table-cell office:value-type="float" office:value="1.59289867410359E+018" calcext:value-type="float">
            <text:p>1.59289867410359E+018</text:p>
          </table:table-cell>
          <table:table-cell/>
          <table:table-cell table:style-name="ce1" office:value-type="float" office:value="-0.0000891812596819" calcext:value-type="float">
            <text:p>-8.92E-05</text:p>
          </table:table-cell>
          <table:table-cell table:style-name="ce1" office:value-type="float" office:value="0.0000540165419807" calcext:value-type="float">
            <text:p>5.40E-05</text:p>
          </table:table-cell>
          <table:table-cell table:style-name="ce1" office:value-type="float" office:value="0.0000712703113095" calcext:value-type="float">
            <text:p>7.13E-05</text:p>
          </table:table-cell>
          <table:table-cell office:value-type="float" office:value="0.000126295461087" calcext:value-type="float">
            <text:p>0.000126295461087</text:p>
          </table:table-cell>
          <table:table-cell office:value-type="float" office:value="0.000214387429878" calcext:value-type="float">
            <text:p>0.000214387429878</text:p>
          </table:table-cell>
          <table:table-cell/>
          <table:table-cell office:value-type="float" office:value="1.59289867415581E+018" calcext:value-type="float">
            <text:p>1.59289867415581E+018</text:p>
          </table:table-cell>
          <table:table-cell office:value-type="float" office:value="505" calcext:value-type="float">
            <text:p>505</text:p>
          </table:table-cell>
          <table:table-cell office:value-type="float" office:value="1.59289867410359E+018" calcext:value-type="float">
            <text:p>1.59289867410359E+018</text:p>
          </table:table-cell>
          <table:table-cell/>
          <table:table-cell office:value-type="float" office:value="-0.000319999991916" calcext:value-type="float">
            <text:p>-0.000319999991916</text:p>
          </table:table-cell>
          <table:table-cell office:value-type="float" office:value="-0.000915999989957" calcext:value-type="float">
            <text:p>-0.000915999989957</text:p>
          </table:table-cell>
          <table:table-cell table:number-columns-repeated="2"/>
          <table:table-cell office:value-type="float" office:value="1.59289867415669E+018" calcext:value-type="float">
            <text:p>1.59289867415669E+018</text:p>
          </table:table-cell>
          <table:table-cell office:value-type="float" office:value="505" calcext:value-type="float">
            <text:p>505</text:p>
          </table:table-cell>
          <table:table-cell office:value-type="float" office:value="1.59289867410359E+018" calcext:value-type="float">
            <text:p>1.59289867410359E+018</text:p>
          </table:table-cell>
          <table:table-cell/>
          <table:table-cell office:value-type="float" office:value="5.99840021133" calcext:value-type="float">
            <text:p>5.99840021133</text:p>
          </table:table-cell>
        </table:table-row>
        <table:table-row table:style-name="ro1">
          <table:table-cell office:value-type="float" office:value="1.59289867420725E+018" calcext:value-type="float">
            <text:p>1.59289867420725E+018</text:p>
          </table:table-cell>
          <table:table-cell office:value-type="float" office:value="269" calcext:value-type="float">
            <text:p>269</text:p>
          </table:table-cell>
          <table:table-cell office:value-type="float" office:value="1.59289867415556E+018" calcext:value-type="float">
            <text:p>1.59289867415556E+018</text:p>
          </table:table-cell>
          <table:table-cell/>
          <table:table-cell office:value-type="float" office:value="0.000994856934994" calcext:value-type="float">
            <text:p>0.000994856934994</text:p>
          </table:table-cell>
          <table:table-cell table:style-name="ce1" office:value-type="float" office:value="0.0000908078509383" calcext:value-type="float">
            <text:p>9.08E-05</text:p>
          </table:table-cell>
          <table:table-cell table:style-name="ce1" office:value-type="float" office:value="-0.0000213642852032" calcext:value-type="float">
            <text:p>-2.14E-05</text:p>
          </table:table-cell>
          <table:table-cell office:value-type="float" office:value="0.000999221112579" calcext:value-type="float">
            <text:p>0.000999221112579</text:p>
          </table:table-cell>
          <table:table-cell office:value-type="float" office:value="0.000348000758095" calcext:value-type="float">
            <text:p>0.000348000758095</text:p>
          </table:table-cell>
          <table:table-cell/>
          <table:table-cell office:value-type="float" office:value="1.59289867420786E+018" calcext:value-type="float">
            <text:p>1.59289867420786E+018</text:p>
          </table:table-cell>
          <table:table-cell office:value-type="float" office:value="506" calcext:value-type="float">
            <text:p>506</text:p>
          </table:table-cell>
          <table:table-cell office:value-type="float" office:value="1.59289867415556E+018" calcext:value-type="float">
            <text:p>1.59289867415556E+018</text:p>
          </table:table-cell>
          <table:table-cell/>
          <table:table-cell office:value-type="float" office:value="0.00257000001147" calcext:value-type="float">
            <text:p>0.00257000001147</text:p>
          </table:table-cell>
          <table:table-cell office:value-type="float" office:value="-0.000585999980103" calcext:value-type="float">
            <text:p>-0.000585999980103</text:p>
          </table:table-cell>
          <table:table-cell table:number-columns-repeated="2"/>
          <table:table-cell office:value-type="float" office:value="1.59289867420894E+018" calcext:value-type="float">
            <text:p>1.59289867420894E+018</text:p>
          </table:table-cell>
          <table:table-cell office:value-type="float" office:value="506" calcext:value-type="float">
            <text:p>506</text:p>
          </table:table-cell>
          <table:table-cell office:value-type="float" office:value="1.59289867415556E+018" calcext:value-type="float">
            <text:p>1.59289867415556E+018</text:p>
          </table:table-cell>
          <table:table-cell/>
          <table:table-cell office:value-type="float" office:value="6.01284980774" calcext:value-type="float">
            <text:p>6.01284980774</text:p>
          </table:table-cell>
        </table:table-row>
        <table:table-row table:style-name="ro1">
          <table:table-cell office:value-type="float" office:value="1.59289867425875E+018" calcext:value-type="float">
            <text:p>1.59289867425875E+018</text:p>
          </table:table-cell>
          <table:table-cell office:value-type="float" office:value="270" calcext:value-type="float">
            <text:p>270</text:p>
          </table:table-cell>
          <table:table-cell office:value-type="float" office:value="1.5928986742076E+018" calcext:value-type="float">
            <text:p>1.5928986742076E+018</text:p>
          </table:table-cell>
          <table:table-cell/>
          <table:table-cell table:style-name="ce1" office:value-type="float" office:value="-0.00000825319330033" calcext:value-type="float">
            <text:p>-8.25E-06</text:p>
          </table:table-cell>
          <table:table-cell table:style-name="ce1" office:value-type="float" office:value="0.0000758814057917" calcext:value-type="float">
            <text:p>7.59E-05</text:p>
          </table:table-cell>
          <table:table-cell table:style-name="ce1" office:value-type="float" office:value="-0.0000190672526514" calcext:value-type="float">
            <text:p>-1.91E-05</text:p>
          </table:table-cell>
          <table:table-cell table:style-name="ce1" office:value-type="float" office:value="0.0000786744130892" calcext:value-type="float">
            <text:p>7.87E-05</text:p>
          </table:table-cell>
          <table:table-cell office:value-type="float" office:value="0.000322029256495" calcext:value-type="float">
            <text:p>0.000322029256495</text:p>
          </table:table-cell>
          <table:table-cell/>
          <table:table-cell office:value-type="float" office:value="1.59289867425886E+018" calcext:value-type="float">
            <text:p>1.59289867425886E+018</text:p>
          </table:table-cell>
          <table:table-cell office:value-type="float" office:value="507" calcext:value-type="float">
            <text:p>507</text:p>
          </table:table-cell>
          <table:table-cell office:value-type="float" office:value="1.5928986742076E+018" calcext:value-type="float">
            <text:p>1.5928986742076E+018</text:p>
          </table:table-cell>
          <table:table-cell/>
          <table:table-cell office:value-type="float" office:value="-0.000500000023749" calcext:value-type="float">
            <text:p>-0.000500000023749</text:p>
          </table:table-cell>
          <table:table-cell office:value-type="float" office:value="-0.000715999980457" calcext:value-type="float">
            <text:p>-0.000715999980457</text:p>
          </table:table-cell>
          <table:table-cell table:number-columns-repeated="2"/>
          <table:table-cell office:value-type="float" office:value="1.59289867426032E+018" calcext:value-type="float">
            <text:p>1.59289867426032E+018</text:p>
          </table:table-cell>
          <table:table-cell office:value-type="float" office:value="507" calcext:value-type="float">
            <text:p>507</text:p>
          </table:table-cell>
          <table:table-cell office:value-type="float" office:value="1.5928986742076E+018" calcext:value-type="float">
            <text:p>1.5928986742076E+018</text:p>
          </table:table-cell>
          <table:table-cell/>
          <table:table-cell office:value-type="float" office:value="5.99749994278" calcext:value-type="float">
            <text:p>5.99749994278</text:p>
          </table:table-cell>
        </table:table-row>
        <table:table-row table:style-name="ro1">
          <table:table-cell office:value-type="float" office:value="1.59289867431014E+018" calcext:value-type="float">
            <text:p>1.59289867431014E+018</text:p>
          </table:table-cell>
          <table:table-cell office:value-type="float" office:value="271" calcext:value-type="float">
            <text:p>271</text:p>
          </table:table-cell>
          <table:table-cell office:value-type="float" office:value="1.59289867425902E+018" calcext:value-type="float">
            <text:p>1.59289867425902E+018</text:p>
          </table:table-cell>
          <table:table-cell/>
          <table:table-cell office:value-type="float" office:value="0.000177760870429" calcext:value-type="float">
            <text:p>0.000177760870429</text:p>
          </table:table-cell>
          <table:table-cell table:style-name="ce1" office:value-type="float" office:value="-0.000028488560929" calcext:value-type="float">
            <text:p>-2.85E-05</text:p>
          </table:table-cell>
          <table:table-cell office:value-type="float" office:value="-0.000101567937236" calcext:value-type="float">
            <text:p>-0.000101567937236</text:p>
          </table:table-cell>
          <table:table-cell office:value-type="float" office:value="0.000206704076845" calcext:value-type="float">
            <text:p>0.000206704076845</text:p>
          </table:table-cell>
          <table:table-cell office:value-type="float" office:value="0.000328612048179" calcext:value-type="float">
            <text:p>0.000328612048179</text:p>
          </table:table-cell>
          <table:table-cell/>
          <table:table-cell office:value-type="float" office:value="1.59289867431016E+018" calcext:value-type="float">
            <text:p>1.59289867431016E+018</text:p>
          </table:table-cell>
          <table:table-cell office:value-type="float" office:value="508" calcext:value-type="float">
            <text:p>508</text:p>
          </table:table-cell>
          <table:table-cell office:value-type="float" office:value="1.59289867425902E+018" calcext:value-type="float">
            <text:p>1.59289867425902E+018</text:p>
          </table:table-cell>
          <table:table-cell/>
          <table:table-cell office:value-type="float" office:value="0.000130000000354" calcext:value-type="float">
            <text:p>0.000130000000354</text:p>
          </table:table-cell>
          <table:table-cell office:value-type="float" office:value="-0.000609999988228" calcext:value-type="float">
            <text:p>-0.000609999988228</text:p>
          </table:table-cell>
          <table:table-cell table:number-columns-repeated="2"/>
          <table:table-cell office:value-type="float" office:value="1.59289867431125E+018" calcext:value-type="float">
            <text:p>1.59289867431125E+018</text:p>
          </table:table-cell>
          <table:table-cell office:value-type="float" office:value="508" calcext:value-type="float">
            <text:p>508</text:p>
          </table:table-cell>
          <table:table-cell office:value-type="float" office:value="1.59289867425902E+018" calcext:value-type="float">
            <text:p>1.59289867425902E+018</text:p>
          </table:table-cell>
          <table:table-cell/>
          <table:table-cell office:value-type="float" office:value="6.00064992905" calcext:value-type="float">
            <text:p>6.00064992905</text:p>
          </table:table-cell>
        </table:table-row>
        <table:table-row table:style-name="ro1">
          <table:table-cell office:value-type="float" office:value="1.59289867436213E+018" calcext:value-type="float">
            <text:p>1.59289867436213E+018</text:p>
          </table:table-cell>
          <table:table-cell office:value-type="float" office:value="272" calcext:value-type="float">
            <text:p>272</text:p>
          </table:table-cell>
          <table:table-cell office:value-type="float" office:value="1.59289867431034E+018" calcext:value-type="float">
            <text:p>1.59289867431034E+018</text:p>
          </table:table-cell>
          <table:table-cell/>
          <table:table-cell office:value-type="float" office:value="0.000167095538927" calcext:value-type="float">
            <text:p>0.000167095538927</text:p>
          </table:table-cell>
          <table:table-cell table:style-name="ce1" office:value-type="float" office:value="0.000080166850239" calcext:value-type="float">
            <text:p>8.02E-05</text:p>
          </table:table-cell>
          <table:table-cell office:value-type="float" office:value="0.000121279110317" calcext:value-type="float">
            <text:p>0.000121279110317</text:p>
          </table:table-cell>
          <table:table-cell office:value-type="float" office:value="0.000221486494411" calcext:value-type="float">
            <text:p>0.000221486494411</text:p>
          </table:table-cell>
          <table:table-cell office:value-type="float" office:value="0.000326476321789" calcext:value-type="float">
            <text:p>0.000326476321789</text:p>
          </table:table-cell>
          <table:table-cell/>
          <table:table-cell office:value-type="float" office:value="1.5928986743622E+018" calcext:value-type="float">
            <text:p>1.5928986743622E+018</text:p>
          </table:table-cell>
          <table:table-cell office:value-type="float" office:value="509" calcext:value-type="float">
            <text:p>509</text:p>
          </table:table-cell>
          <table:table-cell office:value-type="float" office:value="1.59289867431034E+018" calcext:value-type="float">
            <text:p>1.59289867431034E+018</text:p>
          </table:table-cell>
          <table:table-cell/>
          <table:table-cell table:style-name="ce1" office:value-type="float" office:value="-0.0000399999989895" calcext:value-type="float">
            <text:p>-4.00E-05</text:p>
          </table:table-cell>
          <table:table-cell office:value-type="float" office:value="0.000368000008166" calcext:value-type="float">
            <text:p>0.000368000008166</text:p>
          </table:table-cell>
          <table:table-cell table:number-columns-repeated="2"/>
          <table:table-cell office:value-type="float" office:value="1.59289867436294E+018" calcext:value-type="float">
            <text:p>1.59289867436294E+018</text:p>
          </table:table-cell>
          <table:table-cell office:value-type="float" office:value="509" calcext:value-type="float">
            <text:p>509</text:p>
          </table:table-cell>
          <table:table-cell office:value-type="float" office:value="1.59289867431034E+018" calcext:value-type="float">
            <text:p>1.59289867431034E+018</text:p>
          </table:table-cell>
          <table:table-cell/>
          <table:table-cell office:value-type="float" office:value="5.99980020523" calcext:value-type="float">
            <text:p>5.99980020523</text:p>
          </table:table-cell>
        </table:table-row>
        <table:table-row table:style-name="ro1">
          <table:table-cell office:value-type="float" office:value="1.59289867441371E+018" calcext:value-type="float">
            <text:p>1.59289867441371E+018</text:p>
          </table:table-cell>
          <table:table-cell office:value-type="float" office:value="273" calcext:value-type="float">
            <text:p>273</text:p>
          </table:table-cell>
          <table:table-cell office:value-type="float" office:value="1.59289867436238E+018" calcext:value-type="float">
            <text:p>1.59289867436238E+018</text:p>
          </table:table-cell>
          <table:table-cell/>
          <table:table-cell table:style-name="ce1" office:value-type="float" office:value="-0.0000199884962058" calcext:value-type="float">
            <text:p>-2.00E-05</text:p>
          </table:table-cell>
          <table:table-cell office:value-type="float" office:value="-0.000197453657165" calcext:value-type="float">
            <text:p>-0.000197453657165</text:p>
          </table:table-cell>
          <table:table-cell table:style-name="ce1" office:value-type="float" office:value="-0.0000477245303045" calcext:value-type="float">
            <text:p>-4.77E-05</text:p>
          </table:table-cell>
          <table:table-cell office:value-type="float" office:value="0.000204120355193" calcext:value-type="float">
            <text:p>0.000204120355193</text:p>
          </table:table-cell>
          <table:table-cell office:value-type="float" office:value="0.000342041283147" calcext:value-type="float">
            <text:p>0.000342041283147</text:p>
          </table:table-cell>
          <table:table-cell/>
          <table:table-cell office:value-type="float" office:value="1.59289867441377E+018" calcext:value-type="float">
            <text:p>1.59289867441377E+018</text:p>
          </table:table-cell>
          <table:table-cell office:value-type="float" office:value="510" calcext:value-type="float">
            <text:p>510</text:p>
          </table:table-cell>
          <table:table-cell office:value-type="float" office:value="1.59289867436238E+018" calcext:value-type="float">
            <text:p>1.59289867436238E+018</text:p>
          </table:table-cell>
          <table:table-cell/>
          <table:table-cell office:value-type="float" office:value="0.000300000014249" calcext:value-type="float">
            <text:p>0.000300000014249</text:p>
          </table:table-cell>
          <table:table-cell office:value-type="float" office:value="0.00049200002104" calcext:value-type="float">
            <text:p>0.00049200002104</text:p>
          </table:table-cell>
          <table:table-cell table:number-columns-repeated="2"/>
          <table:table-cell office:value-type="float" office:value="1.59289867441443E+018" calcext:value-type="float">
            <text:p>1.59289867441443E+018</text:p>
          </table:table-cell>
          <table:table-cell office:value-type="float" office:value="510" calcext:value-type="float">
            <text:p>510</text:p>
          </table:table-cell>
          <table:table-cell office:value-type="float" office:value="1.59289867436238E+018" calcext:value-type="float">
            <text:p>1.59289867436238E+018</text:p>
          </table:table-cell>
          <table:table-cell/>
          <table:table-cell office:value-type="float" office:value="6.0015001297" calcext:value-type="float">
            <text:p>6.0015001297</text:p>
          </table:table-cell>
        </table:table-row>
        <table:table-row table:style-name="ro1">
          <table:table-cell office:value-type="float" office:value="1.59289867446473E+018" calcext:value-type="float">
            <text:p>1.59289867446473E+018</text:p>
          </table:table-cell>
          <table:table-cell office:value-type="float" office:value="274" calcext:value-type="float">
            <text:p>274</text:p>
          </table:table-cell>
          <table:table-cell office:value-type="float" office:value="1.59289867441373E+018" calcext:value-type="float">
            <text:p>1.59289867441373E+018</text:p>
          </table:table-cell>
          <table:table-cell/>
          <table:table-cell table:style-name="ce1" office:value-type="float" office:value="0.0000620806895313" calcext:value-type="float">
            <text:p>6.21E-05</text:p>
          </table:table-cell>
          <table:table-cell table:style-name="ce1" office:value-type="float" office:value="0.0000349257825292" calcext:value-type="float">
            <text:p>3.49E-05</text:p>
          </table:table-cell>
          <table:table-cell table:style-name="ce1" office:value-type="float" office:value="-0.0000796799649834" calcext:value-type="float">
            <text:p>-7.97E-05</text:p>
          </table:table-cell>
          <table:table-cell office:value-type="float" office:value="0.000106877123471" calcext:value-type="float">
            <text:p>0.000106877123471</text:p>
          </table:table-cell>
          <table:table-cell office:value-type="float" office:value="0.000163572491147" calcext:value-type="float">
            <text:p>0.000163572491147</text:p>
          </table:table-cell>
          <table:table-cell/>
          <table:table-cell office:value-type="float" office:value="1.59289867446486E+018" calcext:value-type="float">
            <text:p>1.59289867446486E+018</text:p>
          </table:table-cell>
          <table:table-cell office:value-type="float" office:value="511" calcext:value-type="float">
            <text:p>511</text:p>
          </table:table-cell>
          <table:table-cell office:value-type="float" office:value="1.59289867441373E+018" calcext:value-type="float">
            <text:p>1.59289867441373E+018</text:p>
          </table:table-cell>
          <table:table-cell/>
          <table:table-cell office:value-type="float" office:value="-0.00347999995574" calcext:value-type="float">
            <text:p>-0.00347999995574</text:p>
          </table:table-cell>
          <table:table-cell office:value-type="float" office:value="-0.000717999995686" calcext:value-type="float">
            <text:p>-0.000717999995686</text:p>
          </table:table-cell>
          <table:table-cell table:number-columns-repeated="2"/>
          <table:table-cell office:value-type="float" office:value="1.59289867446595E+018" calcext:value-type="float">
            <text:p>1.59289867446595E+018</text:p>
          </table:table-cell>
          <table:table-cell office:value-type="float" office:value="511" calcext:value-type="float">
            <text:p>511</text:p>
          </table:table-cell>
          <table:table-cell office:value-type="float" office:value="1.59289867441373E+018" calcext:value-type="float">
            <text:p>1.59289867441373E+018</text:p>
          </table:table-cell>
          <table:table-cell/>
          <table:table-cell office:value-type="float" office:value="5.9826002121" calcext:value-type="float">
            <text:p>5.9826002121</text:p>
          </table:table-cell>
        </table:table-row>
        <table:table-row table:style-name="ro1">
          <table:table-cell office:value-type="float" office:value="1.59289867451595E+018" calcext:value-type="float">
            <text:p>1.59289867451595E+018</text:p>
          </table:table-cell>
          <table:table-cell office:value-type="float" office:value="275" calcext:value-type="float">
            <text:p>275</text:p>
          </table:table-cell>
          <table:table-cell office:value-type="float" office:value="1.5928986744649E+018" calcext:value-type="float">
            <text:p>1.5928986744649E+018</text:p>
          </table:table-cell>
          <table:table-cell/>
          <table:table-cell office:value-type="float" office:value="0.000204055162612" calcext:value-type="float">
            <text:p>0.000204055162612</text:p>
          </table:table-cell>
          <table:table-cell office:value-type="float" office:value="0.000159671879373" calcext:value-type="float">
            <text:p>0.000159671879373</text:p>
          </table:table-cell>
          <table:table-cell office:value-type="float" office:value="0.000161307965755" calcext:value-type="float">
            <text:p>0.000161307965755</text:p>
          </table:table-cell>
          <table:table-cell office:value-type="float" office:value="0.000305211200612" calcext:value-type="float">
            <text:p>0.000305211200612</text:p>
          </table:table-cell>
          <table:table-cell office:value-type="float" office:value="0.000208879850106" calcext:value-type="float">
            <text:p>0.000208879850106</text:p>
          </table:table-cell>
          <table:table-cell/>
          <table:table-cell office:value-type="float" office:value="1.59289867451611E+018" calcext:value-type="float">
            <text:p>1.59289867451611E+018</text:p>
          </table:table-cell>
          <table:table-cell office:value-type="float" office:value="512" calcext:value-type="float">
            <text:p>512</text:p>
          </table:table-cell>
          <table:table-cell office:value-type="float" office:value="1.5928986744649E+018" calcext:value-type="float">
            <text:p>1.5928986744649E+018</text:p>
          </table:table-cell>
          <table:table-cell/>
          <table:table-cell office:value-type="float" office:value="0.00089000002481" calcext:value-type="float">
            <text:p>0.00089000002481</text:p>
          </table:table-cell>
          <table:table-cell office:value-type="float" office:value="-0.000440000003437" calcext:value-type="float">
            <text:p>-0.000440000003437</text:p>
          </table:table-cell>
          <table:table-cell table:number-columns-repeated="2"/>
          <table:table-cell office:value-type="float" office:value="1.59289867451732E+018" calcext:value-type="float">
            <text:p>1.59289867451732E+018</text:p>
          </table:table-cell>
          <table:table-cell office:value-type="float" office:value="512" calcext:value-type="float">
            <text:p>512</text:p>
          </table:table-cell>
          <table:table-cell office:value-type="float" office:value="1.5928986744649E+018" calcext:value-type="float">
            <text:p>1.5928986744649E+018</text:p>
          </table:table-cell>
          <table:table-cell/>
          <table:table-cell office:value-type="float" office:value="6.00444984436" calcext:value-type="float">
            <text:p>6.00444984436</text:p>
          </table:table-cell>
        </table:table-row>
        <table:table-row table:style-name="ro1">
          <table:table-cell office:value-type="float" office:value="1.59289867461891E+018" calcext:value-type="float">
            <text:p>1.59289867461891E+018</text:p>
          </table:table-cell>
          <table:table-cell office:value-type="float" office:value="276" calcext:value-type="float">
            <text:p>276</text:p>
          </table:table-cell>
          <table:table-cell office:value-type="float" office:value="1.59289867451615E+018" calcext:value-type="float">
            <text:p>1.59289867451615E+018</text:p>
          </table:table-cell>
          <table:table-cell/>
          <table:table-cell table:style-name="ce1" office:value-type="float" office:value="0.0000245774990617" calcext:value-type="float">
            <text:p>2.46E-05</text:p>
          </table:table-cell>
          <table:table-cell office:value-type="float" office:value="0.000198613430257" calcext:value-type="float">
            <text:p>0.000198613430257</text:p>
          </table:table-cell>
          <table:table-cell table:style-name="ce1" office:value-type="float" office:value="0.0000132869145091" calcext:value-type="float">
            <text:p>1.33E-05</text:p>
          </table:table-cell>
          <table:table-cell office:value-type="float" office:value="0.000200568916625" calcext:value-type="float">
            <text:p>0.000200568916625</text:p>
          </table:table-cell>
          <table:table-cell office:value-type="float" office:value="0.000207652818062" calcext:value-type="float">
            <text:p>0.000207652818062</text:p>
          </table:table-cell>
          <table:table-cell/>
          <table:table-cell office:value-type="float" office:value="1.59289867461897E+018" calcext:value-type="float">
            <text:p>1.59289867461897E+018</text:p>
          </table:table-cell>
          <table:table-cell office:value-type="float" office:value="513" calcext:value-type="float">
            <text:p>513</text:p>
          </table:table-cell>
          <table:table-cell office:value-type="float" office:value="1.59289867451615E+018" calcext:value-type="float">
            <text:p>1.59289867451615E+018</text:p>
          </table:table-cell>
          <table:table-cell/>
          <table:table-cell table:style-name="ce1" office:value-type="float" office:value="-0.0000199999994948" calcext:value-type="float">
            <text:p>-2.00E-05</text:p>
          </table:table-cell>
          <table:table-cell office:value-type="float" office:value="-0.000469999999041" calcext:value-type="float">
            <text:p>-0.000469999999041</text:p>
          </table:table-cell>
          <table:table-cell table:number-columns-repeated="2"/>
          <table:table-cell office:value-type="float" office:value="1.59289867462103E+018" calcext:value-type="float">
            <text:p>1.59289867462103E+018</text:p>
          </table:table-cell>
          <table:table-cell office:value-type="float" office:value="513" calcext:value-type="float">
            <text:p>513</text:p>
          </table:table-cell>
          <table:table-cell office:value-type="float" office:value="1.59289867451615E+018" calcext:value-type="float">
            <text:p>1.59289867451615E+018</text:p>
          </table:table-cell>
          <table:table-cell/>
          <table:table-cell office:value-type="float" office:value="5.9998998642" calcext:value-type="float">
            <text:p>5.9998998642</text:p>
          </table:table-cell>
        </table:table-row>
        <table:table-row table:style-name="ro1">
          <table:table-cell office:value-type="float" office:value="1.59289867467099E+018" calcext:value-type="float">
            <text:p>1.59289867467099E+018</text:p>
          </table:table-cell>
          <table:table-cell office:value-type="float" office:value="277" calcext:value-type="float">
            <text:p>277</text:p>
          </table:table-cell>
          <table:table-cell office:value-type="float" office:value="1.59289867461927E+018" calcext:value-type="float">
            <text:p>1.59289867461927E+018</text:p>
          </table:table-cell>
          <table:table-cell/>
          <table:table-cell table:style-name="ce1" office:value-type="float" office:value="0.0000847617557156" calcext:value-type="float">
            <text:p>8.48E-05</text:p>
          </table:table-cell>
          <table:table-cell table:style-name="ce1" office:value-type="float" office:value="0.00000321034531225" calcext:value-type="float">
            <text:p>3.21E-06</text:p>
          </table:table-cell>
          <table:table-cell table:style-name="ce1" office:value-type="float" office:value="-0.0000412807639805" calcext:value-type="float">
            <text:p>-4.13E-05</text:p>
          </table:table-cell>
          <table:table-cell table:style-name="ce1" office:value-type="float" office:value="0.000094334318419" calcext:value-type="float">
            <text:p>9.43E-05</text:p>
          </table:table-cell>
          <table:table-cell office:value-type="float" office:value="0.000182222385774" calcext:value-type="float">
            <text:p>0.00018222238577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15:52:35.851374201</meta:creation-date>
    <dc:date>2020-06-23T17:06:25.860076988</dc:date>
    <meta:editing-duration>PT53M29S</meta:editing-duration>
    <meta:editing-cycles>1</meta:editing-cycles>
    <meta:document-statistic meta:table-count="1" meta:cell-count="4720" meta:object-count="4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909cm" svg:height="9cm" xlink:href=".." xlink:type="simple" chart:class="chart:scatter" chart:style-name="ch1">
        <chart:legend chart:legend-position="end" svg:x="41.311cm" svg:y="3.952cm" style:legend-expansion="high" chart:style-name="ch2"/>
        <chart:plot-area chart:style-name="ch3" table:cell-range-address="Sheet1.C1:Sheet1.C278 Sheet1.H1:Sheet1.I278" chart:data-source-has-labels="row" svg:x="0.918cm" svg:y="0.18cm" svg:width="39.475cm" svg:height="8.64cm">
          <chartooo:coordinate-region svg:x="2.4cm" svg:y="0.379cm" svg:width="36.5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278" chart:label-cell-address="Sheet1.H1:Sheet1.H1" chart:class="chart:scatter">
            <chart:domain table:cell-range-address="Sheet1.C2:Sheet1.C278"/>
            <chart:data-point chart:repeated="277"/>
          </chart:series>
          <chart:series chart:style-name="ch7" chart:values-cell-range-address="Sheet1.I2:Sheet1.I278" chart:label-cell-address="Sheet1.I1:Sheet1.I1" chart:class="chart:scatter">
            <chart:data-point chart:repeated="2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ield.linear_speed</text:p>
                <draw:g>
                  <svg:desc>Sheet1.H1:Sheet1.H1</svg:desc>
                </draw:g>
              </table:table-cell>
              <table:table-cell office:value-type="string">
                <text:p>field.speed_averaged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9289865818382E+018">
                <text:p>1.59289865818382E+018</text:p>
                <draw:g>
                  <svg:desc>Sheet1.C2:Sheet1.C278</svg:desc>
                </draw:g>
              </table:table-cell>
              <table:table-cell office:value-type="float" office:value="0.000112194218673">
                <text:p>0.000112194218673</text:p>
                <draw:g>
                  <svg:desc>Sheet1.H2:Sheet1.H278</svg:desc>
                </draw:g>
              </table:table-cell>
              <table:table-cell office:value-type="float" office:value="0.000262178306002">
                <text:p>0.000262178306002</text:p>
                <draw:g>
                  <svg:desc>Sheet1.I2:Sheet1.I2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9289865828529E+018">
                <text:p>1.59289865828529E+018</text:p>
              </table:table-cell>
              <table:table-cell office:value-type="float" office:value="0.000299721345073">
                <text:p>0.000299721345073</text:p>
              </table:table-cell>
              <table:table-cell office:value-type="float" office:value="0.000251003890298">
                <text:p>0.000251003890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928986583368E+018">
                <text:p>1.5928986583368E+018</text:p>
              </table:table-cell>
              <table:table-cell office:value-type="float" office:value="0.000252091471339">
                <text:p>0.000252091471339</text:p>
              </table:table-cell>
              <table:table-cell office:value-type="float" office:value="0.000265471666353">
                <text:p>0.000265471666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289865838808E+018">
                <text:p>1.59289865838808E+018</text:p>
              </table:table-cell>
              <table:table-cell office:value-type="float" office:value="0.000769400387071">
                <text:p>0.000769400387071</text:p>
              </table:table-cell>
              <table:table-cell office:value-type="float" office:value="0.000339498044923">
                <text:p>0.000339498044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9289865843997E+018">
                <text:p>1.59289865843997E+018</text:p>
              </table:table-cell>
              <table:table-cell office:value-type="float" office:value="0.000597064208705">
                <text:p>0.000597064208705</text:p>
              </table:table-cell>
              <table:table-cell office:value-type="float" office:value="0.000406094331993">
                <text:p>0.000406094331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9289865849196E+018">
                <text:p>1.59289865849196E+018</text:p>
              </table:table-cell>
              <table:table-cell office:value-type="float" office:value="0.000287861417746">
                <text:p>0.000287861417746</text:p>
              </table:table-cell>
              <table:table-cell office:value-type="float" office:value="0.000441227777628">
                <text:p>0.000441227777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9289865859386E+018">
                <text:p>1.59289865859386E+018</text:p>
              </table:table-cell>
              <table:table-cell office:value-type="float" office:value="0.000284239329631">
                <text:p>0.000284239329631</text:p>
              </table:table-cell>
              <table:table-cell office:value-type="float" office:value="0.000438131362898">
                <text:p>0.000438131362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9289865864587E+018">
                <text:p>1.59289865864587E+018</text:p>
              </table:table-cell>
              <table:table-cell office:value-type="float" office:value="0.000152471882757">
                <text:p>0.000152471882757</text:p>
              </table:table-cell>
              <table:table-cell office:value-type="float" office:value="0.00041820743354">
                <text:p>0.00041820743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9289865869712E+018">
                <text:p>1.59289865869712E+018</text:p>
              </table:table-cell>
              <table:table-cell office:value-type="float" office:value="0.000224581963266">
                <text:p>0.000224581963266</text:p>
              </table:table-cell>
              <table:table-cell office:value-type="float" office:value="0.000309243769152">
                <text:p>0.000309243769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9289865874831E+018">
                <text:p>1.59289865874831E+018</text:p>
              </table:table-cell>
              <table:table-cell office:value-type="float" office:value="0.000128744257381">
                <text:p>0.000128744257381</text:p>
              </table:table-cell>
              <table:table-cell office:value-type="float" office:value="0.000215579770156">
                <text:p>0.000215579770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9289865879974E+018">
                <text:p>1.59289865879974E+018</text:p>
              </table:table-cell>
              <table:table-cell office:value-type="float" office:value="0.000203055446036">
                <text:p>0.000203055446036</text:p>
              </table:table-cell>
              <table:table-cell office:value-type="float" office:value="0.000198618581635">
                <text:p>0.0001986185816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928986588516E+018">
                <text:p>1.5928986588516E+018</text:p>
              </table:table-cell>
              <table:table-cell office:value-type="float" office:value="0.000147879472934">
                <text:p>0.000147879472934</text:p>
              </table:table-cell>
              <table:table-cell office:value-type="float" office:value="0.000171346604475">
                <text:p>0.000171346604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9289865895281E+018">
                <text:p>1.59289865895281E+018</text:p>
              </table:table-cell>
              <table:table-cell office:value-type="float" office:value="0.000176370012923">
                <text:p>0.000176370012923</text:p>
              </table:table-cell>
              <table:table-cell office:value-type="float" office:value="0.000176126224687">
                <text:p>0.000176126224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9289865900433E+018">
                <text:p>1.59289865900433E+018</text:p>
              </table:table-cell>
              <table:table-cell office:value-type="float" office:value="0.000347166438587">
                <text:p>0.000347166438587</text:p>
              </table:table-cell>
              <table:table-cell office:value-type="float" office:value="0.000200643116841">
                <text:p>0.000200643116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9289865905585E+018">
                <text:p>1.59289865905585E+018</text:p>
              </table:table-cell>
              <table:table-cell office:value-type="float" office:value="0.000287684611976">
                <text:p>0.000287684611976</text:p>
              </table:table-cell>
              <table:table-cell office:value-type="float" office:value="0.000232431193581">
                <text:p>0.0002324311935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928986591097E+018">
                <text:p>1.5928986591097E+018</text:p>
              </table:table-cell>
              <table:table-cell office:value-type="float" office:value="0.000137180642923">
                <text:p>0.000137180642923</text:p>
              </table:table-cell>
              <table:table-cell office:value-type="float" office:value="0.000219256238779">
                <text:p>0.0002192562387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9289865951153E+018">
                <text:p>1.59289865951153E+018</text:p>
              </table:table-cell>
              <table:table-cell office:value-type="float" office:value="0.00036585223279">
                <text:p>0.00036585223279</text:p>
              </table:table-cell>
              <table:table-cell office:value-type="float" office:value="0.000262850779109">
                <text:p>0.000262850779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9289865956347E+018">
                <text:p>1.59289865956347E+018</text:p>
              </table:table-cell>
              <table:table-cell office:value-type="float" office:value="0.01145293843">
                <text:p>0.01145293843</text:p>
              </table:table-cell>
              <table:table-cell office:value-type="float" office:value="0.00251816445962">
                <text:p>0.002518164459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928986596152E+018">
                <text:p>1.5928986596152E+018</text:p>
              </table:table-cell>
              <table:table-cell office:value-type="float" office:value="0.0382364094257">
                <text:p>0.0382364094257</text:p>
              </table:table-cell>
              <table:table-cell office:value-type="float" office:value="0.0100960126147">
                <text:p>0.0100960126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9289865966716E+018">
                <text:p>1.59289865966716E+018</text:p>
              </table:table-cell>
              <table:table-cell office:value-type="float" office:value="0.047534648329">
                <text:p>0.047534648329</text:p>
              </table:table-cell>
              <table:table-cell office:value-type="float" office:value="0.0195454061031">
                <text:p>0.01954540610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9289865971915E+018">
                <text:p>1.59289865971915E+018</text:p>
              </table:table-cell>
              <table:table-cell office:value-type="float" office:value="0.0450249202549">
                <text:p>0.0450249202549</text:p>
              </table:table-cell>
              <table:table-cell office:value-type="float" office:value="0.0285229533911">
                <text:p>0.02852295339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9289865977102E+018">
                <text:p>1.59289865977102E+018</text:p>
              </table:table-cell>
              <table:table-cell office:value-type="float" office:value="0.0497577376664">
                <text:p>0.0497577376664</text:p>
              </table:table-cell>
              <table:table-cell office:value-type="float" office:value="0.0384013317525">
                <text:p>0.0384013317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9289865982281E+018">
                <text:p>1.59289865982281E+018</text:p>
              </table:table-cell>
              <table:table-cell office:value-type="float" office:value="0.0199941005558">
                <text:p>0.0199941005558</text:p>
              </table:table-cell>
              <table:table-cell office:value-type="float" office:value="0.0401095636189">
                <text:p>0.04010956361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9289865992398E+018">
                <text:p>1.59289865992398E+018</text:p>
              </table:table-cell>
              <table:table-cell office:value-type="float" office:value="0.00581642240286">
                <text:p>0.00581642240286</text:p>
              </table:table-cell>
              <table:table-cell office:value-type="float" office:value="0.0336255654693">
                <text:p>0.0336255654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9289865997544E+018">
                <text:p>1.59289865997544E+018</text:p>
              </table:table-cell>
              <table:table-cell office:value-type="float" office:value="0.0203195083886">
                <text:p>0.0203195083886</text:p>
              </table:table-cell>
              <table:table-cell office:value-type="float" office:value="0.0281825382262">
                <text:p>0.02818253822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9289866002771E+018">
                <text:p>1.59289866002771E+018</text:p>
              </table:table-cell>
              <table:table-cell office:value-type="float" office:value="0.023538120091">
                <text:p>0.023538120091</text:p>
              </table:table-cell>
              <table:table-cell office:value-type="float" office:value="0.0238851774484">
                <text:p>0.0238851774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9289866007974E+018">
                <text:p>1.59289866007974E+018</text:p>
              </table:table-cell>
              <table:table-cell office:value-type="float" office:value="0.0236148796976">
                <text:p>0.0236148796976</text:p>
              </table:table-cell>
              <table:table-cell office:value-type="float" office:value="0.0186566058546">
                <text:p>0.01865660585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9289866013172E+018">
                <text:p>1.59289866013172E+018</text:p>
              </table:table-cell>
              <table:table-cell office:value-type="float" office:value="0.0237727090716">
                <text:p>0.0237727090716</text:p>
              </table:table-cell>
              <table:table-cell office:value-type="float" office:value="0.0194123275578">
                <text:p>0.01941232755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9289866018363E+018">
                <text:p>1.59289866018363E+018</text:p>
              </table:table-cell>
              <table:table-cell office:value-type="float" office:value="0.0258021894842">
                <text:p>0.0258021894842</text:p>
              </table:table-cell>
              <table:table-cell office:value-type="float" office:value="0.0234094820917">
                <text:p>0.02340948209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9289866023562E+018">
                <text:p>1.59289866023562E+018</text:p>
              </table:table-cell>
              <table:table-cell office:value-type="float" office:value="0.0239555928856">
                <text:p>0.0239555928856</text:p>
              </table:table-cell>
              <table:table-cell office:value-type="float" office:value="0.0241366978735">
                <text:p>0.02413669787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9289866028767E+018">
                <text:p>1.59289866028767E+018</text:p>
              </table:table-cell>
              <table:table-cell office:value-type="float" office:value="0.0240191388875">
                <text:p>0.0240191388875</text:p>
              </table:table-cell>
              <table:table-cell office:value-type="float" office:value="0.0242329016328">
                <text:p>0.0242329016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9289866034034E+018">
                <text:p>1.59289866034034E+018</text:p>
              </table:table-cell>
              <table:table-cell office:value-type="float" office:value="0.0230359807611">
                <text:p>0.0230359807611</text:p>
              </table:table-cell>
              <table:table-cell office:value-type="float" office:value="0.0241171233356">
                <text:p>0.0241171233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9289866039241E+018">
                <text:p>1.59289866039241E+018</text:p>
              </table:table-cell>
              <table:table-cell office:value-type="float" office:value="0.0250340625644">
                <text:p>0.0250340625644</text:p>
              </table:table-cell>
              <table:table-cell office:value-type="float" office:value="0.024369392544">
                <text:p>0.0243693925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9289866044454E+018">
                <text:p>1.59289866044454E+018</text:p>
              </table:table-cell>
              <table:table-cell office:value-type="float" office:value="0.0239129811525">
                <text:p>0.0239129811525</text:p>
              </table:table-cell>
              <table:table-cell office:value-type="float" office:value="0.0239915512502">
                <text:p>0.02399155125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9289866049658E+018">
                <text:p>1.59289866049658E+018</text:p>
              </table:table-cell>
              <table:table-cell office:value-type="float" office:value="0.0226463750005">
                <text:p>0.0226463750005</text:p>
              </table:table-cell>
              <table:table-cell office:value-type="float" office:value="0.0237297080457">
                <text:p>0.0237297080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9289866054769E+018">
                <text:p>1.59289866054769E+018</text:p>
              </table:table-cell>
              <table:table-cell office:value-type="float" office:value="0.0215675570071">
                <text:p>0.0215675570071</text:p>
              </table:table-cell>
              <table:table-cell office:value-type="float" office:value="0.0232393909246">
                <text:p>0.02323939092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9289866059955E+018">
                <text:p>1.59289866059955E+018</text:p>
              </table:table-cell>
              <table:table-cell office:value-type="float" office:value="0.0211663562804">
                <text:p>0.0211663562804</text:p>
              </table:table-cell>
              <table:table-cell office:value-type="float" office:value="0.0228654667735">
                <text:p>0.02286546677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9289866065153E+018">
                <text:p>1.59289866065153E+018</text:p>
              </table:table-cell>
              <table:table-cell office:value-type="float" office:value="0.0223434641957">
                <text:p>0.0223434641957</text:p>
              </table:table-cell>
              <table:table-cell office:value-type="float" office:value="0.0223273467273">
                <text:p>0.02232734672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928986607035E+018">
                <text:p>1.5928986607035E+018</text:p>
              </table:table-cell>
              <table:table-cell office:value-type="float" office:value="0.0237276870757">
                <text:p>0.0237276870757</text:p>
              </table:table-cell>
              <table:table-cell office:value-type="float" office:value="0.0222902875394">
                <text:p>0.02229028753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9289866075537E+018">
                <text:p>1.59289866075537E+018</text:p>
              </table:table-cell>
              <table:table-cell office:value-type="float" office:value="0.0195056758821">
                <text:p>0.0195056758821</text:p>
              </table:table-cell>
              <table:table-cell office:value-type="float" office:value="0.0216621477157">
                <text:p>0.02166214771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9289866085731E+018">
                <text:p>1.59289866085731E+018</text:p>
              </table:table-cell>
              <table:table-cell office:value-type="float" office:value="0.0196097772568">
                <text:p>0.0196097772568</text:p>
              </table:table-cell>
              <table:table-cell office:value-type="float" office:value="0.0212705917656">
                <text:p>0.02127059176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9289866090966E+018">
                <text:p>1.59289866090966E+018</text:p>
              </table:table-cell>
              <table:table-cell office:value-type="float" office:value="0.018368108198">
                <text:p>0.018368108198</text:p>
              </table:table-cell>
              <table:table-cell office:value-type="float" office:value="0.0207109432667">
                <text:p>0.0207109432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9289866096124E+018">
                <text:p>1.59289866096124E+018</text:p>
              </table:table-cell>
              <table:table-cell office:value-type="float" office:value="0.0167014878243">
                <text:p>0.0167014878243</text:p>
              </table:table-cell>
              <table:table-cell office:value-type="float" office:value="0.0195825472474">
                <text:p>0.0195825472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9289866101336E+018">
                <text:p>1.59289866101336E+018</text:p>
              </table:table-cell>
              <table:table-cell office:value-type="float" office:value="0.0189142227173">
                <text:p>0.0189142227173</text:p>
              </table:table-cell>
              <table:table-cell office:value-type="float" office:value="0.0186198540032">
                <text:p>0.01861985400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928986610654E+018">
                <text:p>1.5928986610654E+018</text:p>
              </table:table-cell>
              <table:table-cell office:value-type="float" office:value="0.017739219591">
                <text:p>0.017739219591</text:p>
              </table:table-cell>
              <table:table-cell office:value-type="float" office:value="0.0182665623724">
                <text:p>0.0182665623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9289866111723E+018">
                <text:p>1.59289866111723E+018</text:p>
              </table:table-cell>
              <table:table-cell office:value-type="float" office:value="0.01713225618">
                <text:p>0.01713225618</text:p>
              </table:table-cell>
              <table:table-cell office:value-type="float" office:value="0.0177710596472">
                <text:p>0.01777105964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9289866121917E+018">
                <text:p>1.59289866121917E+018</text:p>
              </table:table-cell>
              <table:table-cell office:value-type="float" office:value="0.0170828476548">
                <text:p>0.0170828476548</text:p>
              </table:table-cell>
              <table:table-cell office:value-type="float" office:value="0.017514007166">
                <text:p>0.0175140071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9289866127125E+018">
                <text:p>1.59289866127125E+018</text:p>
              </table:table-cell>
              <table:table-cell office:value-type="float" office:value="0.0164645984769">
                <text:p>0.0164645984769</text:p>
              </table:table-cell>
              <table:table-cell office:value-type="float" office:value="0.017466628924">
                <text:p>0.0174666289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9289866132319E+018">
                <text:p>1.59289866132319E+018</text:p>
              </table:table-cell>
              <table:table-cell office:value-type="float" office:value="0.0197623092681">
                <text:p>0.0197623092681</text:p>
              </table:table-cell>
              <table:table-cell office:value-type="float" office:value="0.0176362469792">
                <text:p>0.01763624697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928986613752E+018">
                <text:p>1.5928986613752E+018</text:p>
              </table:table-cell>
              <table:table-cell office:value-type="float" office:value="0.0190106723458">
                <text:p>0.0190106723458</text:p>
              </table:table-cell>
              <table:table-cell office:value-type="float" office:value="0.0178905371577">
                <text:p>0.01789053715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9289866147716E+018">
                <text:p>1.59289866147716E+018</text:p>
              </table:table-cell>
              <table:table-cell office:value-type="float" office:value="0.020226277411">
                <text:p>0.020226277411</text:p>
              </table:table-cell>
              <table:table-cell office:value-type="float" office:value="0.0185093414038">
                <text:p>0.01850934140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9289866152917E+018">
                <text:p>1.59289866152917E+018</text:p>
              </table:table-cell>
              <table:table-cell office:value-type="float" office:value="0.0218978580087">
                <text:p>0.0218978580087</text:p>
              </table:table-cell>
              <table:table-cell office:value-type="float" office:value="0.0194723438472">
                <text:p>0.01947234384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9289866158125E+018">
                <text:p>1.59289866158125E+018</text:p>
              </table:table-cell>
              <table:table-cell office:value-type="float" office:value="0.0221514869481">
                <text:p>0.0221514869481</text:p>
              </table:table-cell>
              <table:table-cell office:value-type="float" office:value="0.0206097215414">
                <text:p>0.02060972154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9289866168246E+018">
                <text:p>1.59289866168246E+018</text:p>
              </table:table-cell>
              <table:table-cell office:value-type="float" office:value="0.0213539656252">
                <text:p>0.0213539656252</text:p>
              </table:table-cell>
              <table:table-cell office:value-type="float" office:value="0.0209280513227">
                <text:p>0.02092805132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9289866173464E+018">
                <text:p>1.59289866173464E+018</text:p>
              </table:table-cell>
              <table:table-cell office:value-type="float" office:value="0.0232214480639">
                <text:p>0.0232214480639</text:p>
              </table:table-cell>
              <table:table-cell office:value-type="float" office:value="0.0217702072114">
                <text:p>0.02177020721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9289866178668E+018">
                <text:p>1.59289866178668E+018</text:p>
              </table:table-cell>
              <table:table-cell office:value-type="float" office:value="0.0235947221518">
                <text:p>0.0235947221518</text:p>
              </table:table-cell>
              <table:table-cell office:value-type="float" office:value="0.0224438961595">
                <text:p>0.02244389615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9289866183878E+018">
                <text:p>1.59289866183878E+018</text:p>
              </table:table-cell>
              <table:table-cell office:value-type="float" office:value="0.023169754073">
                <text:p>0.023169754073</text:p>
              </table:table-cell>
              <table:table-cell office:value-type="float" office:value="0.0226982757449">
                <text:p>0.02269827574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9289866189061E+018">
                <text:p>1.59289866189061E+018</text:p>
              </table:table-cell>
              <table:table-cell office:value-type="float" office:value="0.0247240420431">
                <text:p>0.0247240420431</text:p>
              </table:table-cell>
              <table:table-cell office:value-type="float" office:value="0.0232127849013">
                <text:p>0.02321278490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9289866194262E+018">
                <text:p>1.59289866194262E+018</text:p>
              </table:table-cell>
              <table:table-cell office:value-type="float" office:value="0.0239566545933">
                <text:p>0.0239566545933</text:p>
              </table:table-cell>
              <table:table-cell office:value-type="float" office:value="0.02373332344">
                <text:p>0.023733323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9289866204572E+018">
                <text:p>1.59289866204572E+018</text:p>
              </table:table-cell>
              <table:table-cell office:value-type="float" office:value="0.0243683364242">
                <text:p>0.0243683364242</text:p>
              </table:table-cell>
              <table:table-cell office:value-type="float" office:value="0.0239627026021">
                <text:p>0.02396270260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9289866209766E+018">
                <text:p>1.59289866209766E+018</text:p>
              </table:table-cell>
              <table:table-cell office:value-type="float" office:value="0.0238103605807">
                <text:p>0.0238103605807</text:p>
              </table:table-cell>
              <table:table-cell office:value-type="float" office:value="0.0240058302879">
                <text:p>0.02400583028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9289866214976E+018">
                <text:p>1.59289866214976E+018</text:p>
              </table:table-cell>
              <table:table-cell office:value-type="float" office:value="0.0228302404284">
                <text:p>0.0228302404284</text:p>
              </table:table-cell>
              <table:table-cell office:value-type="float" office:value="0.023937927559">
                <text:p>0.0239379275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9289866220201E+018">
                <text:p>1.59289866220201E+018</text:p>
              </table:table-cell>
              <table:table-cell office:value-type="float" office:value="0.0215200837702">
                <text:p>0.0215200837702</text:p>
              </table:table-cell>
              <table:table-cell office:value-type="float" office:value="0.0232971347868">
                <text:p>0.02329713478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928986622548E+018">
                <text:p>1.5928986622548E+018</text:p>
              </table:table-cell>
              <table:table-cell office:value-type="float" office:value="0.0215283799917">
                <text:p>0.0215283799917</text:p>
              </table:table-cell>
              <table:table-cell office:value-type="float" office:value="0.0228114798665">
                <text:p>0.02281147986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9289866230686E+018">
                <text:p>1.59289866230686E+018</text:p>
              </table:table-cell>
              <table:table-cell office:value-type="float" office:value="0.0201544687152">
                <text:p>0.0201544687152</text:p>
              </table:table-cell>
              <table:table-cell office:value-type="float" office:value="0.0219687074423">
                <text:p>0.02196870744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9289866235868E+018">
                <text:p>1.59289866235868E+018</text:p>
              </table:table-cell>
              <table:table-cell office:value-type="float" office:value="0.019499566406">
                <text:p>0.019499566406</text:p>
              </table:table-cell>
              <table:table-cell office:value-type="float" office:value="0.0211065486073">
                <text:p>0.02110654860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289866241239E+018">
                <text:p>1.59289866241239E+018</text:p>
              </table:table-cell>
              <table:table-cell office:value-type="float" office:value="0.0216984637082">
                <text:p>0.0216984637082</text:p>
              </table:table-cell>
              <table:table-cell office:value-type="float" office:value="0.0208801925182">
                <text:p>0.02088019251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9289866246436E+018">
                <text:p>1.59289866246436E+018</text:p>
              </table:table-cell>
              <table:table-cell office:value-type="float" office:value="0.0180389247835">
                <text:p>0.0180389247835</text:p>
              </table:table-cell>
              <table:table-cell office:value-type="float" office:value="0.0201839618385">
                <text:p>0.02018396183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9289866256629E+018">
                <text:p>1.59289866256629E+018</text:p>
              </table:table-cell>
              <table:table-cell office:value-type="float" office:value="0.0173784513026">
                <text:p>0.0173784513026</text:p>
              </table:table-cell>
              <table:table-cell office:value-type="float" office:value="0.0193539746106">
                <text:p>0.01935397461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9289866261757E+018">
                <text:p>1.59289866261757E+018</text:p>
              </table:table-cell>
              <table:table-cell office:value-type="float" office:value="0.0178534053266">
                <text:p>0.0178534053266</text:p>
              </table:table-cell>
              <table:table-cell office:value-type="float" office:value="0.0188937615603">
                <text:p>0.01889376156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928986626698E+018">
                <text:p>1.5928986626698E+018</text:p>
              </table:table-cell>
              <table:table-cell office:value-type="float" office:value="0.0185445267707">
                <text:p>0.0185445267707</text:p>
              </table:table-cell>
              <table:table-cell office:value-type="float" office:value="0.0187027547508">
                <text:p>0.01870275475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9289866272186E+018">
                <text:p>1.59289866272186E+018</text:p>
              </table:table-cell>
              <table:table-cell office:value-type="float" office:value="0.0172090847045">
                <text:p>0.0172090847045</text:p>
              </table:table-cell>
              <table:table-cell office:value-type="float" office:value="0.0178048778325">
                <text:p>0.0178048778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9289866277399E+018">
                <text:p>1.59289866277399E+018</text:p>
              </table:table-cell>
              <table:table-cell office:value-type="float" office:value="0.0174394194037">
                <text:p>0.0174394194037</text:p>
              </table:table-cell>
              <table:table-cell office:value-type="float" office:value="0.0176849775016">
                <text:p>0.0176849775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9289866282609E+018">
                <text:p>1.59289866282609E+018</text:p>
              </table:table-cell>
              <table:table-cell office:value-type="float" office:value="0.0176481306553">
                <text:p>0.0176481306553</text:p>
              </table:table-cell>
              <table:table-cell office:value-type="float" office:value="0.0177389141172">
                <text:p>0.01773891411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9289866292811E+018">
                <text:p>1.59289866292811E+018</text:p>
              </table:table-cell>
              <table:table-cell office:value-type="float" office:value="0.0184822957963">
                <text:p>0.0184822957963</text:p>
              </table:table-cell>
              <table:table-cell office:value-type="float" office:value="0.0178646910936">
                <text:p>0.01786469109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9289866298009E+018">
                <text:p>1.59289866298009E+018</text:p>
              </table:table-cell>
              <table:table-cell office:value-type="float" office:value="0.0198893900961">
                <text:p>0.0198893900961</text:p>
              </table:table-cell>
              <table:table-cell office:value-type="float" office:value="0.0181336645037">
                <text:p>0.01813366450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9289866303217E+018">
                <text:p>1.59289866303217E+018</text:p>
              </table:table-cell>
              <table:table-cell office:value-type="float" office:value="0.0201210044324">
                <text:p>0.0201210044324</text:p>
              </table:table-cell>
              <table:table-cell office:value-type="float" office:value="0.0187160484493">
                <text:p>0.01871604844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9289866308383E+018">
                <text:p>1.59289866308383E+018</text:p>
              </table:table-cell>
              <table:table-cell office:value-type="float" office:value="0.0203503221273">
                <text:p>0.0203503221273</text:p>
              </table:table-cell>
              <table:table-cell office:value-type="float" office:value="0.0192982293665">
                <text:p>0.01929822936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9289866313575E+018">
                <text:p>1.59289866313575E+018</text:p>
              </table:table-cell>
              <table:table-cell office:value-type="float" office:value="0.0197339951992">
                <text:p>0.0197339951992</text:p>
              </table:table-cell>
              <table:table-cell office:value-type="float" office:value="0.0197154022753">
                <text:p>0.01971540227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928986632369E+018">
                <text:p>1.5928986632369E+018</text:p>
              </table:table-cell>
              <table:table-cell office:value-type="float" office:value="0.0229060426354">
                <text:p>0.0229060426354</text:p>
              </table:table-cell>
              <table:table-cell office:value-type="float" office:value="0.0206001512706">
                <text:p>0.02060015127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9289866328802E+018">
                <text:p>1.59289866328802E+018</text:p>
              </table:table-cell>
              <table:table-cell office:value-type="float" office:value="0.0224040672183">
                <text:p>0.0224040672183</text:p>
              </table:table-cell>
              <table:table-cell office:value-type="float" office:value="0.02110308595">
                <text:p>0.021103085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9289866333962E+018">
                <text:p>1.59289866333962E+018</text:p>
              </table:table-cell>
              <table:table-cell office:value-type="float" office:value="0.0228857528418">
                <text:p>0.0228857528418</text:p>
              </table:table-cell>
              <table:table-cell office:value-type="float" office:value="0.021656036377">
                <text:p>0.0216560363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9289866339169E+018">
                <text:p>1.59289866339169E+018</text:p>
              </table:table-cell>
              <table:table-cell office:value-type="float" office:value="0.0224269255996">
                <text:p>0.0224269255996</text:p>
              </table:table-cell>
              <table:table-cell office:value-type="float" office:value="0.0220713559538">
                <text:p>0.02207135595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9289866344321E+018">
                <text:p>1.59289866344321E+018</text:p>
              </table:table-cell>
              <table:table-cell office:value-type="float" office:value="0.0258484762162">
                <text:p>0.0258484762162</text:p>
              </table:table-cell>
              <table:table-cell office:value-type="float" office:value="0.0232942532748">
                <text:p>0.02329425327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9289866349513E+018">
                <text:p>1.59289866349513E+018</text:p>
              </table:table-cell>
              <table:table-cell office:value-type="float" office:value="0.0225449353456">
                <text:p>0.0225449353456</text:p>
              </table:table-cell>
              <table:table-cell office:value-type="float" office:value="0.0232220310718">
                <text:p>0.02322203107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9289866354728E+018">
                <text:p>1.59289866354728E+018</text:p>
              </table:table-cell>
              <table:table-cell office:value-type="float" office:value="0.0269242860377">
                <text:p>0.0269242860377</text:p>
              </table:table-cell>
              <table:table-cell office:value-type="float" office:value="0.0241260752082">
                <text:p>0.02412607520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9289866359859E+018">
                <text:p>1.59289866359859E+018</text:p>
              </table:table-cell>
              <table:table-cell office:value-type="float" office:value="0.0244112554938">
                <text:p>0.0244112554938</text:p>
              </table:table-cell>
              <table:table-cell office:value-type="float" office:value="0.0244311764836">
                <text:p>0.02443117648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928986636508E+018">
                <text:p>1.5928986636508E+018</text:p>
              </table:table-cell>
              <table:table-cell office:value-type="float" office:value="0.0225990861654">
                <text:p>0.0225990861654</text:p>
              </table:table-cell>
              <table:table-cell office:value-type="float" office:value="0.0244656074792">
                <text:p>0.02446560747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9289866370292E+018">
                <text:p>1.59289866370292E+018</text:p>
              </table:table-cell>
              <table:table-cell office:value-type="float" office:value="0.0229093879461">
                <text:p>0.0229093879461</text:p>
              </table:table-cell>
              <table:table-cell office:value-type="float" office:value="0.0238777901977">
                <text:p>0.02387779019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9289866375487E+018">
                <text:p>1.59289866375487E+018</text:p>
              </table:table-cell>
              <table:table-cell office:value-type="float" office:value="0.0234874431044">
                <text:p>0.0234874431044</text:p>
              </table:table-cell>
              <table:table-cell office:value-type="float" office:value="0.0240662917495">
                <text:p>0.02406629174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9289866380873E+018">
                <text:p>1.59289866380873E+018</text:p>
              </table:table-cell>
              <table:table-cell office:value-type="float" office:value="0.0225197337568">
                <text:p>0.0225197337568</text:p>
              </table:table-cell>
              <table:table-cell office:value-type="float" office:value="0.0231853816658">
                <text:p>0.02318538166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9289866386006E+018">
                <text:p>1.59289866386006E+018</text:p>
              </table:table-cell>
              <table:table-cell office:value-type="float" office:value="0.0226416867226">
                <text:p>0.0226416867226</text:p>
              </table:table-cell>
              <table:table-cell office:value-type="float" office:value="0.0228314679116">
                <text:p>0.02283146791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9289866391143E+018">
                <text:p>1.59289866391143E+018</text:p>
              </table:table-cell>
              <table:table-cell office:value-type="float" office:value="0.0206255316734">
                <text:p>0.0206255316734</text:p>
              </table:table-cell>
              <table:table-cell office:value-type="float" office:value="0.0224367566407">
                <text:p>0.02243675664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9289866396256E+018">
                <text:p>1.59289866396256E+018</text:p>
              </table:table-cell>
              <table:table-cell office:value-type="float" office:value="0.0204638615251">
                <text:p>0.0204638615251</text:p>
              </table:table-cell>
              <table:table-cell office:value-type="float" office:value="0.0219476521015">
                <text:p>0.02194765210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9289866401426E+018">
                <text:p>1.59289866401426E+018</text:p>
              </table:table-cell>
              <table:table-cell office:value-type="float" office:value="0.019265813753">
                <text:p>0.019265813753</text:p>
              </table:table-cell>
              <table:table-cell office:value-type="float" office:value="0.0211033262312">
                <text:p>0.02110332623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9289866406627E+018">
                <text:p>1.59289866406627E+018</text:p>
              </table:table-cell>
              <table:table-cell office:value-type="float" office:value="0.020514016971">
                <text:p>0.020514016971</text:p>
              </table:table-cell>
              <table:table-cell office:value-type="float" office:value="0.020702181384">
                <text:p>0.0207021813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9289866411829E+018">
                <text:p>1.59289866411829E+018</text:p>
              </table:table-cell>
              <table:table-cell office:value-type="float" office:value="0.0172866508365">
                <text:p>0.0172866508365</text:p>
              </table:table-cell>
              <table:table-cell office:value-type="float" office:value="0.0196311753243">
                <text:p>0.01963117532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928986641695E+018">
                <text:p>1.5928986641695E+018</text:p>
              </table:table-cell>
              <table:table-cell office:value-type="float" office:value="0.019450686872">
                <text:p>0.019450686872</text:p>
              </table:table-cell>
              <table:table-cell office:value-type="float" office:value="0.019396206364">
                <text:p>0.0193962063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928986642207E+018">
                <text:p>1.5928986642207E+018</text:p>
              </table:table-cell>
              <table:table-cell office:value-type="float" office:value="0.0179746374488">
                <text:p>0.0179746374488</text:p>
              </table:table-cell>
              <table:table-cell office:value-type="float" office:value="0.0188983604312">
                <text:p>0.01889836043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9289866427195E+018">
                <text:p>1.59289866427195E+018</text:p>
              </table:table-cell>
              <table:table-cell office:value-type="float" office:value="0.0171134956181">
                <text:p>0.0171134956181</text:p>
              </table:table-cell>
              <table:table-cell office:value-type="float" office:value="0.0184678975493">
                <text:p>0.01846789754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9289866437386E+018">
                <text:p>1.59289866437386E+018</text:p>
              </table:table-cell>
              <table:table-cell office:value-type="float" office:value="0.0168535988778">
                <text:p>0.0168535988778</text:p>
              </table:table-cell>
              <table:table-cell office:value-type="float" office:value="0.0177358146757">
                <text:p>0.01773581467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9289866442544E+018">
                <text:p>1.59289866442544E+018</text:p>
              </table:table-cell>
              <table:table-cell office:value-type="float" office:value="0.0187186636031">
                <text:p>0.0187186636031</text:p>
              </table:table-cell>
              <table:table-cell office:value-type="float" office:value="0.0180222168565">
                <text:p>0.01802221685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9289866447768E+018">
                <text:p>1.59289866447768E+018</text:p>
              </table:table-cell>
              <table:table-cell office:value-type="float" office:value="0.0180928632617">
                <text:p>0.0180928632617</text:p>
              </table:table-cell>
              <table:table-cell office:value-type="float" office:value="0.0177506525069">
                <text:p>0.01775065250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9289866452971E+018">
                <text:p>1.59289866452971E+018</text:p>
              </table:table-cell>
              <table:table-cell office:value-type="float" office:value="0.0182997025549">
                <text:p>0.0182997025549</text:p>
              </table:table-cell>
              <table:table-cell office:value-type="float" office:value="0.0178156644106">
                <text:p>0.01781566441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9289866458176E+018">
                <text:p>1.59289866458176E+018</text:p>
              </table:table-cell>
              <table:table-cell office:value-type="float" office:value="0.0193398650736">
                <text:p>0.0193398650736</text:p>
              </table:table-cell>
              <table:table-cell office:value-type="float" office:value="0.0182609390467">
                <text:p>0.01826093904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9289866463356E+018">
                <text:p>1.59289866463356E+018</text:p>
              </table:table-cell>
              <table:table-cell office:value-type="float" office:value="0.0207343678921">
                <text:p>0.0207343678921</text:p>
              </table:table-cell>
              <table:table-cell office:value-type="float" office:value="0.0190370921046">
                <text:p>0.01903709210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9289866468573E+018">
                <text:p>1.59289866468573E+018</text:p>
              </table:table-cell>
              <table:table-cell office:value-type="float" office:value="0.0196885783225">
                <text:p>0.0196885783225</text:p>
              </table:table-cell>
              <table:table-cell office:value-type="float" office:value="0.019231075421">
                <text:p>0.0192310754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92898664737E+018">
                <text:p>1.592898664737E+018</text:p>
              </table:table-cell>
              <table:table-cell office:value-type="float" office:value="0.0231217835099">
                <text:p>0.0231217835099</text:p>
              </table:table-cell>
              <table:table-cell office:value-type="float" office:value="0.0202368590981">
                <text:p>0.02023685909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9289866478991E+018">
                <text:p>1.59289866478991E+018</text:p>
              </table:table-cell>
              <table:table-cell office:value-type="float" office:value="0.0216176267713">
                <text:p>0.0216176267713</text:p>
              </table:table-cell>
              <table:table-cell office:value-type="float" office:value="0.0209004450589">
                <text:p>0.02090044505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59289866484133E+018">
                <text:p>1.59289866484133E+018</text:p>
              </table:table-cell>
              <table:table-cell office:value-type="float" office:value="0.023383770138">
                <text:p>0.023383770138</text:p>
              </table:table-cell>
              <table:table-cell office:value-type="float" office:value="0.0217092260718">
                <text:p>0.02170922607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9289866494354E+018">
                <text:p>1.59289866494354E+018</text:p>
              </table:table-cell>
              <table:table-cell office:value-type="float" office:value="0.0256593842059">
                <text:p>0.0256593842059</text:p>
              </table:table-cell>
              <table:table-cell office:value-type="float" office:value="0.022694228217">
                <text:p>0.0226942282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9289866499473E+018">
                <text:p>1.59289866499473E+018</text:p>
              </table:table-cell>
              <table:table-cell office:value-type="float" office:value="0.0227391738445">
                <text:p>0.0227391738445</text:p>
              </table:table-cell>
              <table:table-cell office:value-type="float" office:value="0.0233043469489">
                <text:p>0.02330434694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9289866504637E+018">
                <text:p>1.59289866504637E+018</text:p>
              </table:table-cell>
              <table:table-cell office:value-type="float" office:value="0.0242065209895">
                <text:p>0.0242065209895</text:p>
              </table:table-cell>
              <table:table-cell office:value-type="float" office:value="0.0235212948173">
                <text:p>0.02352129481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9289866509798E+018">
                <text:p>1.59289866509798E+018</text:p>
              </table:table-cell>
              <table:table-cell office:value-type="float" office:value="0.0232867244631">
                <text:p>0.0232867244631</text:p>
              </table:table-cell>
              <table:table-cell office:value-type="float" office:value="0.0238551143557">
                <text:p>0.02385511435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928986651504E+018">
                <text:p>1.5928986651504E+018</text:p>
              </table:table-cell>
              <table:table-cell office:value-type="float" office:value="0.0256214663386">
                <text:p>0.0256214663386</text:p>
              </table:table-cell>
              <table:table-cell office:value-type="float" office:value="0.0243026539683">
                <text:p>0.02430265396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9289866520244E+018">
                <text:p>1.59289866520244E+018</text:p>
              </table:table-cell>
              <table:table-cell office:value-type="float" office:value="0.0232610851526">
                <text:p>0.0232610851526</text:p>
              </table:table-cell>
              <table:table-cell office:value-type="float" office:value="0.0238229930401">
                <text:p>0.02382299304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9289866525439E+018">
                <text:p>1.59289866525439E+018</text:p>
              </table:table-cell>
              <table:table-cell office:value-type="float" office:value="0.0248924717307">
                <text:p>0.0248924717307</text:p>
              </table:table-cell>
              <table:table-cell office:value-type="float" office:value="0.0242536533624">
                <text:p>0.02425365336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928986653066E+018">
                <text:p>1.5928986653066E+018</text:p>
              </table:table-cell>
              <table:table-cell office:value-type="float" office:value="0.023325316608">
                <text:p>0.023325316608</text:p>
              </table:table-cell>
              <table:table-cell office:value-type="float" office:value="0.024077411741">
                <text:p>0.0240774117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9289866540857E+018">
                <text:p>1.59289866540857E+018</text:p>
              </table:table-cell>
              <table:table-cell office:value-type="float" office:value="0.02184789069">
                <text:p>0.02184789069</text:p>
              </table:table-cell>
              <table:table-cell office:value-type="float" office:value="0.023789646104">
                <text:p>0.0237896461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9289866545978E+018">
                <text:p>1.59289866545978E+018</text:p>
              </table:table-cell>
              <table:table-cell office:value-type="float" office:value="0.0236960314214">
                <text:p>0.0236960314214</text:p>
              </table:table-cell>
              <table:table-cell office:value-type="float" office:value="0.0234045591205">
                <text:p>0.02340455912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928986655114E+018">
                <text:p>1.5928986655114E+018</text:p>
              </table:table-cell>
              <table:table-cell office:value-type="float" office:value="0.0198946204036">
                <text:p>0.0198946204036</text:p>
              </table:table-cell>
              <table:table-cell office:value-type="float" office:value="0.0227312669158">
                <text:p>0.02273126691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9289866556335E+018">
                <text:p>1.59289866556335E+018</text:p>
              </table:table-cell>
              <table:table-cell office:value-type="float" office:value="0.0196599476039">
                <text:p>0.0196599476039</text:p>
              </table:table-cell>
              <table:table-cell office:value-type="float" office:value="0.0216847620904">
                <text:p>0.02168476209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9289866561601E+018">
                <text:p>1.59289866561601E+018</text:p>
              </table:table-cell>
              <table:table-cell office:value-type="float" office:value="0.0201585199684">
                <text:p>0.0201585199684</text:p>
              </table:table-cell>
              <table:table-cell office:value-type="float" office:value="0.0210514012724">
                <text:p>0.02105140127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9289866571828E+018">
                <text:p>1.59289866571828E+018</text:p>
              </table:table-cell>
              <table:table-cell office:value-type="float" office:value="0.0186841674149">
                <text:p>0.0186841674149</text:p>
              </table:table-cell>
              <table:table-cell office:value-type="float" office:value="0.0204186569899">
                <text:p>0.02041865698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9289866576931E+018">
                <text:p>1.59289866576931E+018</text:p>
              </table:table-cell>
              <table:table-cell office:value-type="float" office:value="0.0175826735795">
                <text:p>0.0175826735795</text:p>
              </table:table-cell>
              <table:table-cell office:value-type="float" office:value="0.019195985049">
                <text:p>0.0191959850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9289866582094E+018">
                <text:p>1.59289866582094E+018</text:p>
              </table:table-cell>
              <table:table-cell office:value-type="float" office:value="0.0168624185026">
                <text:p>0.0168624185026</text:p>
              </table:table-cell>
              <table:table-cell office:value-type="float" office:value="0.0185895450413">
                <text:p>0.01858954504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9289866587231E+018">
                <text:p>1.59289866587231E+018</text:p>
              </table:table-cell>
              <table:table-cell office:value-type="float" office:value="0.0193747766316">
                <text:p>0.0193747766316</text:p>
              </table:table-cell>
              <table:table-cell office:value-type="float" office:value="0.0185325108469">
                <text:p>0.01853251084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9289866592416E+018">
                <text:p>1.59289866592416E+018</text:p>
              </table:table-cell>
              <table:table-cell office:value-type="float" office:value="0.0165219046175">
                <text:p>0.0165219046175</text:p>
              </table:table-cell>
              <table:table-cell office:value-type="float" office:value="0.0178051888943">
                <text:p>0.01780518889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9289866597595E+018">
                <text:p>1.59289866597595E+018</text:p>
              </table:table-cell>
              <table:table-cell office:value-type="float" office:value="0.0180321149528">
                <text:p>0.0180321149528</text:p>
              </table:table-cell>
              <table:table-cell office:value-type="float" office:value="0.0176747776568">
                <text:p>0.01767477765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9289866602803E+018">
                <text:p>1.59289866602803E+018</text:p>
              </table:table-cell>
              <table:table-cell office:value-type="float" office:value="0.0161790046841">
                <text:p>0.0161790046841</text:p>
              </table:table-cell>
              <table:table-cell office:value-type="float" office:value="0.0173940435052">
                <text:p>0.01739404350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9289866607955E+018">
                <text:p>1.59289866607955E+018</text:p>
              </table:table-cell>
              <table:table-cell office:value-type="float" office:value="0.0191470626742">
                <text:p>0.0191470626742</text:p>
              </table:table-cell>
              <table:table-cell office:value-type="float" office:value="0.017850972712">
                <text:p>0.0178509727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928986661307E+018">
                <text:p>1.5928986661307E+018</text:p>
              </table:table-cell>
              <table:table-cell office:value-type="float" office:value="0.0183113832027">
                <text:p>0.0183113832027</text:p>
              </table:table-cell>
              <table:table-cell office:value-type="float" office:value="0.0176382940263">
                <text:p>0.01763829402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9289866618234E+018">
                <text:p>1.59289866618234E+018</text:p>
              </table:table-cell>
              <table:table-cell office:value-type="float" office:value="0.0195967871696">
                <text:p>0.0195967871696</text:p>
              </table:table-cell>
              <table:table-cell office:value-type="float" office:value="0.0182532705367">
                <text:p>0.01825327053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59289866623417E+018">
                <text:p>1.59289866623417E+018</text:p>
              </table:table-cell>
              <table:table-cell office:value-type="float" office:value="0.0197808556259">
                <text:p>0.0197808556259</text:p>
              </table:table-cell>
              <table:table-cell office:value-type="float" office:value="0.0186030194163">
                <text:p>0.01860301941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928986662863E+018">
                <text:p>1.5928986662863E+018</text:p>
              </table:table-cell>
              <table:table-cell office:value-type="float" office:value="0.0208284873515">
                <text:p>0.0208284873515</text:p>
              </table:table-cell>
              <table:table-cell office:value-type="float" office:value="0.0195329152048">
                <text:p>0.01953291520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9289866633812E+018">
                <text:p>1.59289866633812E+018</text:p>
              </table:table-cell>
              <table:table-cell office:value-type="float" office:value="0.0215528886765">
                <text:p>0.0215528886765</text:p>
              </table:table-cell>
              <table:table-cell office:value-type="float" office:value="0.0200140792876">
                <text:p>0.02001407928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9289866639054E+018">
                <text:p>1.59289866639054E+018</text:p>
              </table:table-cell>
              <table:table-cell office:value-type="float" office:value="0.0223808176816">
                <text:p>0.0223808176816</text:p>
              </table:table-cell>
              <table:table-cell office:value-type="float" office:value="0.0208279676735">
                <text:p>0.02082796767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9289866644604E+018">
                <text:p>1.59289866644604E+018</text:p>
              </table:table-cell>
              <table:table-cell office:value-type="float" office:value="0.0214702952653">
                <text:p>0.0214702952653</text:p>
              </table:table-cell>
              <table:table-cell office:value-type="float" office:value="0.0212026685476">
                <text:p>0.02120266854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59289866649751E+018">
                <text:p>1.59289866649751E+018</text:p>
              </table:table-cell>
              <table:table-cell office:value-type="float" office:value="0.0244499072433">
                <text:p>0.0244499072433</text:p>
              </table:table-cell>
              <table:table-cell office:value-type="float" office:value="0.0221364796162">
                <text:p>0.02213647961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9289866659944E+018">
                <text:p>1.59289866659944E+018</text:p>
              </table:table-cell>
              <table:table-cell office:value-type="float" office:value="0.0242531877011">
                <text:p>0.0242531877011</text:p>
              </table:table-cell>
              <table:table-cell office:value-type="float" office:value="0.022821418941">
                <text:p>0.0228214189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9289866665208E+018">
                <text:p>1.59289866665208E+018</text:p>
              </table:table-cell>
              <table:table-cell office:value-type="float" office:value="0.0235694330186">
                <text:p>0.0235694330186</text:p>
              </table:table-cell>
              <table:table-cell office:value-type="float" office:value="0.023224728182">
                <text:p>0.0232247281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9289866670395E+018">
                <text:p>1.59289866670395E+018</text:p>
              </table:table-cell>
              <table:table-cell office:value-type="float" office:value="0.0238890014589">
                <text:p>0.0238890014589</text:p>
              </table:table-cell>
              <table:table-cell office:value-type="float" office:value="0.0235263649374">
                <text:p>0.02352636493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928986667562E+018">
                <text:p>1.5928986667562E+018</text:p>
              </table:table-cell>
              <table:table-cell office:value-type="float" office:value="0.0239701550454">
                <text:p>0.0239701550454</text:p>
              </table:table-cell>
              <table:table-cell office:value-type="float" office:value="0.0240263361484">
                <text:p>0.02402633614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9289866680847E+018">
                <text:p>1.59289866680847E+018</text:p>
              </table:table-cell>
              <table:table-cell office:value-type="float" office:value="0.0243271272629">
                <text:p>0.0243271272629</text:p>
              </table:table-cell>
              <table:table-cell office:value-type="float" office:value="0.0240017808974">
                <text:p>0.02400178089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928986668598E+018">
                <text:p>1.5928986668598E+018</text:p>
              </table:table-cell>
              <table:table-cell office:value-type="float" office:value="0.0251147784293">
                <text:p>0.0251147784293</text:p>
              </table:table-cell>
              <table:table-cell office:value-type="float" office:value="0.0241740979254">
                <text:p>0.02417409792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9289866691189E+018">
                <text:p>1.59289866691189E+018</text:p>
              </table:table-cell>
              <table:table-cell office:value-type="float" office:value="0.0220714081079">
                <text:p>0.0220714081079</text:p>
              </table:table-cell>
              <table:table-cell office:value-type="float" office:value="0.0238744933158">
                <text:p>0.02387449331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9289866696319E+018">
                <text:p>1.59289866696319E+018</text:p>
              </table:table-cell>
              <table:table-cell office:value-type="float" office:value="0.0240520425141">
                <text:p>0.0240520425141</text:p>
              </table:table-cell>
              <table:table-cell office:value-type="float" office:value="0.0239071026444">
                <text:p>0.02390710264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9289866701449E+018">
                <text:p>1.59289866701449E+018</text:p>
              </table:table-cell>
              <table:table-cell office:value-type="float" office:value="0.0213015936315">
                <text:p>0.0213015936315</text:p>
              </table:table-cell>
              <table:table-cell office:value-type="float" office:value="0.0233733896166">
                <text:p>0.02337338961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9289866706714E+018">
                <text:p>1.59289866706714E+018</text:p>
              </table:table-cell>
              <table:table-cell office:value-type="float" office:value="0.0215468294919">
                <text:p>0.0215468294919</text:p>
              </table:table-cell>
              <table:table-cell office:value-type="float" office:value="0.0228173304349">
                <text:p>0.02281733043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9289866711948E+018">
                <text:p>1.59289866711948E+018</text:p>
              </table:table-cell>
              <table:table-cell office:value-type="float" office:value="0.0217061433941">
                <text:p>0.0217061433941</text:p>
              </table:table-cell>
              <table:table-cell office:value-type="float" office:value="0.0221356041729">
                <text:p>0.02213560417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928986671714E+018">
                <text:p>1.5928986671714E+018</text:p>
              </table:table-cell>
              <table:table-cell office:value-type="float" office:value="0.0189569648355">
                <text:p>0.0189569648355</text:p>
              </table:table-cell>
              <table:table-cell office:value-type="float" office:value="0.0215127151459">
                <text:p>0.02151271514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9289866722355E+018">
                <text:p>1.59289866722355E+018</text:p>
              </table:table-cell>
              <table:table-cell office:value-type="float" office:value="0.0194414705038">
                <text:p>0.0194414705038</text:p>
              </table:table-cell>
              <table:table-cell office:value-type="float" office:value="0.0205906014889">
                <text:p>0.02059060148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9289866732559E+018">
                <text:p>1.59289866732559E+018</text:p>
              </table:table-cell>
              <table:table-cell office:value-type="float" office:value="0.0193273518234">
                <text:p>0.0193273518234</text:p>
              </table:table-cell>
              <table:table-cell office:value-type="float" office:value="0.0201957523823">
                <text:p>0.02019575238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9289866737769E+018">
                <text:p>1.59289866737769E+018</text:p>
              </table:table-cell>
              <table:table-cell office:value-type="float" office:value="0.0166722852737">
                <text:p>0.0166722852737</text:p>
              </table:table-cell>
              <table:table-cell office:value-type="float" office:value="0.0192208439112">
                <text:p>0.01922084391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9289866742878E+018">
                <text:p>1.59289866742878E+018</text:p>
              </table:table-cell>
              <table:table-cell office:value-type="float" office:value="0.0192817933857">
                <text:p>0.0192817933857</text:p>
              </table:table-cell>
              <table:table-cell office:value-type="float" office:value="0.0187359731644">
                <text:p>0.01873597316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9289866748025E+018">
                <text:p>1.59289866748025E+018</text:p>
              </table:table-cell>
              <table:table-cell office:value-type="float" office:value="0.0167603865266">
                <text:p>0.0167603865266</text:p>
              </table:table-cell>
              <table:table-cell office:value-type="float" office:value="0.0182966571301">
                <text:p>0.01829665713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9289866753261E+018">
                <text:p>1.59289866753261E+018</text:p>
              </table:table-cell>
              <table:table-cell office:value-type="float" office:value="0.0179356727749">
                <text:p>0.0179356727749</text:p>
              </table:table-cell>
              <table:table-cell office:value-type="float" office:value="0.0179954972118">
                <text:p>0.01799549721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9289866758505E+018">
                <text:p>1.59289866758505E+018</text:p>
              </table:table-cell>
              <table:table-cell office:value-type="float" office:value="0.0163989681751">
                <text:p>0.0163989681751</text:p>
              </table:table-cell>
              <table:table-cell office:value-type="float" office:value="0.0174098201096">
                <text:p>0.01740982010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289866768704E+018">
                <text:p>1.59289866768704E+018</text:p>
              </table:table-cell>
              <table:table-cell office:value-type="float" office:value="0.0178461913019">
                <text:p>0.0178461913019</text:p>
              </table:table-cell>
              <table:table-cell office:value-type="float" office:value="0.0176446028054">
                <text:p>0.01764460280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289866773911E+018">
                <text:p>1.59289866773911E+018</text:p>
              </table:table-cell>
              <table:table-cell office:value-type="float" office:value="0.0192333310843">
                <text:p>0.0192333310843</text:p>
              </table:table-cell>
              <table:table-cell office:value-type="float" office:value="0.0176349096">
                <text:p>0.01763490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928986677913E+018">
                <text:p>1.5928986677913E+018</text:p>
              </table:table-cell>
              <table:table-cell office:value-type="float" office:value="0.0187339037657">
                <text:p>0.0187339037657</text:p>
              </table:table-cell>
              <table:table-cell office:value-type="float" office:value="0.0180296134204">
                <text:p>0.01802961342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59289866789344E+018">
                <text:p>1.59289866789344E+018</text:p>
              </table:table-cell>
              <table:table-cell office:value-type="float" office:value="0.0205516479909">
                <text:p>0.0205516479909</text:p>
              </table:table-cell>
              <table:table-cell office:value-type="float" office:value="0.018552808091">
                <text:p>0.0185528080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9289866794525E+018">
                <text:p>1.59289866794525E+018</text:p>
              </table:table-cell>
              <table:table-cell office:value-type="float" office:value="0.0212443843484">
                <text:p>0.0212443843484</text:p>
              </table:table-cell>
              <table:table-cell office:value-type="float" office:value="0.0195218920708">
                <text:p>0.01952189207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9289866799638E+018">
                <text:p>1.59289866799638E+018</text:p>
              </table:table-cell>
              <table:table-cell office:value-type="float" office:value="0.0231139492244">
                <text:p>0.0231139492244</text:p>
              </table:table-cell>
              <table:table-cell office:value-type="float" office:value="0.0205754432827">
                <text:p>0.02057544328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9289866804772E+018">
                <text:p>1.59289866804772E+018</text:p>
              </table:table-cell>
              <table:table-cell office:value-type="float" office:value="0.0221166647971">
                <text:p>0.0221166647971</text:p>
              </table:table-cell>
              <table:table-cell office:value-type="float" office:value="0.0211521089077">
                <text:p>0.02115210890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59289866809936E+018">
                <text:p>1.59289866809936E+018</text:p>
              </table:table-cell>
              <table:table-cell office:value-type="float" office:value="0.0252120047808">
                <text:p>0.0252120047808</text:p>
              </table:table-cell>
              <table:table-cell office:value-type="float" office:value="0.0224477294832">
                <text:p>0.02244772948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9289866815145E+018">
                <text:p>1.59289866815145E+018</text:p>
              </table:table-cell>
              <table:table-cell office:value-type="float" office:value="0.0228394027799">
                <text:p>0.0228394027799</text:p>
              </table:table-cell>
              <table:table-cell office:value-type="float" office:value="0.0229052808136">
                <text:p>0.0229052808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9289866820407E+018">
                <text:p>1.59289866820407E+018</text:p>
              </table:table-cell>
              <table:table-cell office:value-type="float" office:value="0.0256779193878">
                <text:p>0.0256779193878</text:p>
              </table:table-cell>
              <table:table-cell office:value-type="float" office:value="0.0237919874489">
                <text:p>0.02379198744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9289866825616E+018">
                <text:p>1.59289866825616E+018</text:p>
              </table:table-cell>
              <table:table-cell office:value-type="float" office:value="0.0233645420521">
                <text:p>0.0233645420521</text:p>
              </table:table-cell>
              <table:table-cell office:value-type="float" office:value="0.0238421075046">
                <text:p>0.02384210750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9289866830737E+018">
                <text:p>1.59289866830737E+018</text:p>
              </table:table-cell>
              <table:table-cell office:value-type="float" office:value="0.025849564001">
                <text:p>0.025849564001</text:p>
              </table:table-cell>
              <table:table-cell office:value-type="float" office:value="0.0245886873454">
                <text:p>0.02458868734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59289866835853E+018">
                <text:p>1.59289866835853E+018</text:p>
              </table:table-cell>
              <table:table-cell office:value-type="float" office:value="0.0236080512404">
                <text:p>0.0236080512404</text:p>
              </table:table-cell>
              <table:table-cell office:value-type="float" office:value="0.0242678951472">
                <text:p>0.02426789514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59289866846043E+018">
                <text:p>1.59289866846043E+018</text:p>
              </table:table-cell>
              <table:table-cell office:value-type="float" office:value="0.0228737592697">
                <text:p>0.0228737592697</text:p>
              </table:table-cell>
              <table:table-cell office:value-type="float" office:value="0.0242747664452">
                <text:p>0.02427476644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59289866851228E+018">
                <text:p>1.59289866851228E+018</text:p>
              </table:table-cell>
              <table:table-cell office:value-type="float" office:value="0.0235031489283">
                <text:p>0.0235031489283</text:p>
              </table:table-cell>
              <table:table-cell office:value-type="float" office:value="0.0238398127258">
                <text:p>0.02383981272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5928986685635E+018">
                <text:p>1.5928986685635E+018</text:p>
              </table:table-cell>
              <table:table-cell office:value-type="float" office:value="0.0244591645896">
                <text:p>0.0244591645896</text:p>
              </table:table-cell>
              <table:table-cell office:value-type="float" office:value="0.0240587387234">
                <text:p>0.02405873872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59289866861902E+018">
                <text:p>1.59289866861902E+018</text:p>
              </table:table-cell>
              <table:table-cell office:value-type="float" office:value="0.0203422158957">
                <text:p>0.0203422158957</text:p>
              </table:table-cell>
              <table:table-cell office:value-type="float" office:value="0.0229572691023">
                <text:p>0.02295726910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59289866867132E+018">
                <text:p>1.59289866867132E+018</text:p>
              </table:table-cell>
              <table:table-cell office:value-type="float" office:value="0.0232791621238">
                <text:p>0.0232791621238</text:p>
              </table:table-cell>
              <table:table-cell office:value-type="float" office:value="0.0228914897889">
                <text:p>0.02289148978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59289866872335E+018">
                <text:p>1.59289866872335E+018</text:p>
              </table:table-cell>
              <table:table-cell office:value-type="float" office:value="0.0203102361411">
                <text:p>0.0203102361411</text:p>
              </table:table-cell>
              <table:table-cell office:value-type="float" office:value="0.0223787855357">
                <text:p>0.02237878553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59289866877742E+018">
                <text:p>1.59289866877742E+018</text:p>
              </table:table-cell>
              <table:table-cell office:value-type="float" office:value="0.0191234871745">
                <text:p>0.0191234871745</text:p>
              </table:table-cell>
              <table:table-cell office:value-type="float" office:value="0.0215028524399">
                <text:p>0.02150285243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59289866883019E+018">
                <text:p>1.59289866883019E+018</text:p>
              </table:table-cell>
              <table:table-cell office:value-type="float" office:value="0.0183342751116">
                <text:p>0.0183342751116</text:p>
              </table:table-cell>
              <table:table-cell office:value-type="float" office:value="0.0202778745443">
                <text:p>0.02027787454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59289866888154E+018">
                <text:p>1.59289866888154E+018</text:p>
              </table:table-cell>
              <table:table-cell office:value-type="float" office:value="0.0189141593874">
                <text:p>0.0189141593874</text:p>
              </table:table-cell>
              <table:table-cell office:value-type="float" office:value="0.0199922639877">
                <text:p>0.01999226398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928986689335E+018">
                <text:p>1.5928986689335E+018</text:p>
              </table:table-cell>
              <table:table-cell office:value-type="float" office:value="0.0177300423384">
                <text:p>0.0177300423384</text:p>
              </table:table-cell>
              <table:table-cell office:value-type="float" office:value="0.0188824404031">
                <text:p>0.01888244040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9289866898773E+018">
                <text:p>1.59289866898773E+018</text:p>
              </table:table-cell>
              <table:table-cell office:value-type="float" office:value="0.018820727244">
                <text:p>0.018820727244</text:p>
              </table:table-cell>
              <table:table-cell office:value-type="float" office:value="0.0185845382512">
                <text:p>0.01858453825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928986690396E+018">
                <text:p>1.5928986690396E+018</text:p>
              </table:table-cell>
              <table:table-cell office:value-type="float" office:value="0.0171148478985">
                <text:p>0.0171148478985</text:p>
              </table:table-cell>
              <table:table-cell office:value-type="float" office:value="0.018182810396">
                <text:p>0.0181828103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9289866909158E+018">
                <text:p>1.59289866909158E+018</text:p>
              </table:table-cell>
              <table:table-cell office:value-type="float" office:value="0.0178614482284">
                <text:p>0.0178614482284</text:p>
              </table:table-cell>
              <table:table-cell office:value-type="float" office:value="0.0180882457644">
                <text:p>0.01808824576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9289866919358E+018">
                <text:p>1.59289866919358E+018</text:p>
              </table:table-cell>
              <table:table-cell office:value-type="float" office:value="0.0181402098387">
                <text:p>0.0181402098387</text:p>
              </table:table-cell>
              <table:table-cell office:value-type="float" office:value="0.0179334543645">
                <text:p>0.01793345436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9289866924587E+018">
                <text:p>1.59289866924587E+018</text:p>
              </table:table-cell>
              <table:table-cell office:value-type="float" office:value="0.0174006987363">
                <text:p>0.0174006987363</text:p>
              </table:table-cell>
              <table:table-cell office:value-type="float" office:value="0.0178675856441">
                <text:p>0.01786758564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928986692981E+018">
                <text:p>1.5928986692981E+018</text:p>
              </table:table-cell>
              <table:table-cell office:value-type="float" office:value="0.0184161961079">
                <text:p>0.0184161961079</text:p>
              </table:table-cell>
              <table:table-cell office:value-type="float" office:value="0.0177866797894">
                <text:p>0.01778667978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9289866934959E+018">
                <text:p>1.59289866934959E+018</text:p>
              </table:table-cell>
              <table:table-cell office:value-type="float" office:value="0.0208419635892">
                <text:p>0.0208419635892</text:p>
              </table:table-cell>
              <table:table-cell office:value-type="float" office:value="0.0185321029276">
                <text:p>0.01853210292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9289866940165E+018">
                <text:p>1.59289866940165E+018</text:p>
              </table:table-cell>
              <table:table-cell office:value-type="float" office:value="0.0208516232669">
                <text:p>0.0208516232669</text:p>
              </table:table-cell>
              <table:table-cell office:value-type="float" office:value="0.0191301386803">
                <text:p>0.01913013868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928986694539E+018">
                <text:p>1.5928986694539E+018</text:p>
              </table:table-cell>
              <table:table-cell office:value-type="float" office:value="0.0208985880017">
                <text:p>0.0208985880017</text:p>
              </table:table-cell>
              <table:table-cell office:value-type="float" office:value="0.0196818131953">
                <text:p>0.01968181319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9289866950581E+018">
                <text:p>1.59289866950581E+018</text:p>
              </table:table-cell>
              <table:table-cell office:value-type="float" office:value="0.0229193717241">
                <text:p>0.0229193717241</text:p>
              </table:table-cell>
              <table:table-cell office:value-type="float" office:value="0.0207855477929">
                <text:p>0.02078554779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9289866955784E+018">
                <text:p>1.59289866955784E+018</text:p>
              </table:table-cell>
              <table:table-cell office:value-type="float" office:value="0.021284757182">
                <text:p>0.021284757182</text:p>
              </table:table-cell>
              <table:table-cell office:value-type="float" office:value="0.0213592611253">
                <text:p>0.02135926112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9289866960993E+018">
                <text:p>1.59289866960993E+018</text:p>
              </table:table-cell>
              <table:table-cell office:value-type="float" office:value="0.0224388353527">
                <text:p>0.0224388353527</text:p>
              </table:table-cell>
              <table:table-cell office:value-type="float" office:value="0.0216786358505">
                <text:p>0.02167863585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9289866966193E+018">
                <text:p>1.59289866966193E+018</text:p>
              </table:table-cell>
              <table:table-cell office:value-type="float" office:value="0.0233735237271">
                <text:p>0.0233735237271</text:p>
              </table:table-cell>
              <table:table-cell office:value-type="float" office:value="0.0221830159426">
                <text:p>0.02218301594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9289866976377E+018">
                <text:p>1.59289866976377E+018</text:p>
              </table:table-cell>
              <table:table-cell office:value-type="float" office:value="0.0229997020215">
                <text:p>0.0229997020215</text:p>
              </table:table-cell>
              <table:table-cell office:value-type="float" office:value="0.0226032380015">
                <text:p>0.02260323800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9289866981571E+018">
                <text:p>1.59289866981571E+018</text:p>
              </table:table-cell>
              <table:table-cell office:value-type="float" office:value="0.0233633350581">
                <text:p>0.0233633350581</text:p>
              </table:table-cell>
              <table:table-cell office:value-type="float" office:value="0.0226920302957">
                <text:p>0.02269203029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5928986698669E+018">
                <text:p>1.5928986698669E+018</text:p>
              </table:table-cell>
              <table:table-cell office:value-type="float" office:value="0.0253124497831">
                <text:p>0.0253124497831</text:p>
              </table:table-cell>
              <table:table-cell office:value-type="float" office:value="0.0234975684434">
                <text:p>0.02349756844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928986699688E+018">
                <text:p>1.5928986699688E+018</text:p>
              </table:table-cell>
              <table:table-cell office:value-type="float" office:value="0.0224727634341">
                <text:p>0.0224727634341</text:p>
              </table:table-cell>
              <table:table-cell office:value-type="float" office:value="0.0235043540597">
                <text:p>0.02350435405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59289867002097E+018">
                <text:p>1.59289867002097E+018</text:p>
              </table:table-cell>
              <table:table-cell office:value-type="float" office:value="0.0234965868294">
                <text:p>0.0234965868294</text:p>
              </table:table-cell>
              <table:table-cell office:value-type="float" office:value="0.0235289670527">
                <text:p>0.02352896705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92898670073E+018">
                <text:p>1.592898670073E+018</text:p>
              </table:table-cell>
              <table:table-cell office:value-type="float" office:value="0.0239682495594">
                <text:p>0.0239682495594</text:p>
              </table:table-cell>
              <table:table-cell office:value-type="float" office:value="0.0237226765603">
                <text:p>0.02372267656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9289867012517E+018">
                <text:p>1.59289867012517E+018</text:p>
              </table:table-cell>
              <table:table-cell office:value-type="float" office:value="0.02244287543">
                <text:p>0.02244287543</text:p>
              </table:table-cell>
              <table:table-cell office:value-type="float" office:value="0.0235385838896">
                <text:p>0.02353858388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9289867017714E+018">
                <text:p>1.59289867017714E+018</text:p>
              </table:table-cell>
              <table:table-cell office:value-type="float" office:value="0.0228239893913">
                <text:p>0.0228239893913</text:p>
              </table:table-cell>
              <table:table-cell office:value-type="float" office:value="0.0230408925563">
                <text:p>0.02304089255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59289867022924E+018">
                <text:p>1.59289867022924E+018</text:p>
              </table:table-cell>
              <table:table-cell office:value-type="float" office:value="0.0209607295692">
                <text:p>0.0209607295692</text:p>
              </table:table-cell>
              <table:table-cell office:value-type="float" office:value="0.0227384865284">
                <text:p>0.02273848652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9289867028122E+018">
                <text:p>1.59289867028122E+018</text:p>
              </table:table-cell>
              <table:table-cell office:value-type="float" office:value="0.0219346210361">
                <text:p>0.0219346210361</text:p>
              </table:table-cell>
              <table:table-cell office:value-type="float" office:value="0.0224260929972">
                <text:p>0.02242609299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59289867033316E+018">
                <text:p>1.59289867033316E+018</text:p>
              </table:table-cell>
              <table:table-cell office:value-type="float" office:value="0.0190028678626">
                <text:p>0.0190028678626</text:p>
              </table:table-cell>
              <table:table-cell office:value-type="float" office:value="0.0214330162853">
                <text:p>0.02143301628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59289867038535E+018">
                <text:p>1.59289867038535E+018</text:p>
              </table:table-cell>
              <table:table-cell office:value-type="float" office:value="0.0207452699542">
                <text:p>0.0207452699542</text:p>
              </table:table-cell>
              <table:table-cell office:value-type="float" office:value="0.0210934951901">
                <text:p>0.02109349519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9289867043726E+018">
                <text:p>1.59289867043726E+018</text:p>
              </table:table-cell>
              <table:table-cell office:value-type="float" office:value="0.0180025286973">
                <text:p>0.0180025286973</text:p>
              </table:table-cell>
              <table:table-cell office:value-type="float" office:value="0.0201292037964">
                <text:p>0.02012920379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9289867048951E+018">
                <text:p>1.59289867048951E+018</text:p>
              </table:table-cell>
              <table:table-cell office:value-type="float" office:value="0.0199474431574">
                <text:p>0.0199474431574</text:p>
              </table:table-cell>
              <table:table-cell office:value-type="float" office:value="0.0199265461415">
                <text:p>0.01992654614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59289867054078E+018">
                <text:p>1.59289867054078E+018</text:p>
              </table:table-cell>
              <table:table-cell office:value-type="float" office:value="0.0171541236341">
                <text:p>0.0171541236341</text:p>
              </table:table-cell>
              <table:table-cell office:value-type="float" office:value="0.0189704466611">
                <text:p>0.01897044666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59289867059277E+018">
                <text:p>1.59289867059277E+018</text:p>
              </table:table-cell>
              <table:table-cell office:value-type="float" office:value="0.0188698936254">
                <text:p>0.0188698936254</text:p>
              </table:table-cell>
              <table:table-cell office:value-type="float" office:value="0.0189438518137">
                <text:p>0.01894385181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59289867064403E+018">
                <text:p>1.59289867064403E+018</text:p>
              </table:table-cell>
              <table:table-cell office:value-type="float" office:value="0.0180177725852">
                <text:p>0.0180177725852</text:p>
              </table:table-cell>
              <table:table-cell office:value-type="float" office:value="0.0183983519673">
                <text:p>0.01839835196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9289867069532E+018">
                <text:p>1.59289867069532E+018</text:p>
              </table:table-cell>
              <table:table-cell office:value-type="float" office:value="0.0168966818601">
                <text:p>0.0168966818601</text:p>
              </table:table-cell>
              <table:table-cell office:value-type="float" office:value="0.018177183345">
                <text:p>0.0181771833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59289867074656E+018">
                <text:p>1.59289867074656E+018</text:p>
              </table:table-cell>
              <table:table-cell office:value-type="float" office:value="0.0171491224319">
                <text:p>0.0171491224319</text:p>
              </table:table-cell>
              <table:table-cell office:value-type="float" office:value="0.0176175180823">
                <text:p>0.01761751808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59289867079857E+018">
                <text:p>1.59289867079857E+018</text:p>
              </table:table-cell>
              <table:table-cell office:value-type="float" office:value="0.0162582676858">
                <text:p>0.0162582676858</text:p>
              </table:table-cell>
              <table:table-cell office:value-type="float" office:value="0.0174383483827">
                <text:p>0.01743834838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59289867085E+018">
                <text:p>1.59289867085E+018</text:p>
              </table:table-cell>
              <table:table-cell office:value-type="float" office:value="0.0168189387769">
                <text:p>0.0168189387769</text:p>
              </table:table-cell>
              <table:table-cell office:value-type="float" office:value="0.0170281566679">
                <text:p>0.01702815666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9289867090183E+018">
                <text:p>1.59289867090183E+018</text:p>
              </table:table-cell>
              <table:table-cell office:value-type="float" office:value="0.0191279761493">
                <text:p>0.0191279761493</text:p>
              </table:table-cell>
              <table:table-cell office:value-type="float" office:value="0.0172501970083">
                <text:p>0.01725019700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928986709537E+018">
                <text:p>1.5928986709537E+018</text:p>
              </table:table-cell>
              <table:table-cell office:value-type="float" office:value="0.0208759568632">
                <text:p>0.0208759568632</text:p>
              </table:table-cell>
              <table:table-cell office:value-type="float" office:value="0.0180460512638">
                <text:p>0.01804605126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9289867100495E+018">
                <text:p>1.59289867100495E+018</text:p>
              </table:table-cell>
              <table:table-cell office:value-type="float" office:value="0.0194295197725">
                <text:p>0.0194295197725</text:p>
              </table:table-cell>
              <table:table-cell office:value-type="float" office:value="0.0185021311045">
                <text:p>0.01850213110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9289867110686E+018">
                <text:p>1.59289867110686E+018</text:p>
              </table:table-cell>
              <table:table-cell office:value-type="float" office:value="0.0215105321258">
                <text:p>0.0215105321258</text:p>
              </table:table-cell>
              <table:table-cell office:value-type="float" office:value="0.0195525847375">
                <text:p>0.01955258473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59289867115893E+018">
                <text:p>1.59289867115893E+018</text:p>
              </table:table-cell>
              <table:table-cell office:value-type="float" office:value="0.0205793753266">
                <text:p>0.0205793753266</text:p>
              </table:table-cell>
              <table:table-cell office:value-type="float" office:value="0.02030467242">
                <text:p>0.020304672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9289867121012E+018">
                <text:p>1.59289867121012E+018</text:p>
              </table:table-cell>
              <table:table-cell office:value-type="float" office:value="0.0244660712779">
                <text:p>0.0244660712779</text:p>
              </table:table-cell>
              <table:table-cell office:value-type="float" office:value="0.0213722903281">
                <text:p>0.02137229032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59289867126186E+018">
                <text:p>1.59289867126186E+018</text:p>
              </table:table-cell>
              <table:table-cell office:value-type="float" office:value="0.0247739180923">
                <text:p>0.0247739180923</text:p>
              </table:table-cell>
              <table:table-cell office:value-type="float" office:value="0.0221518836915">
                <text:p>0.02215188369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9289867136387E+018">
                <text:p>1.59289867136387E+018</text:p>
              </table:table-cell>
              <table:table-cell office:value-type="float" office:value="0.0251795053482">
                <text:p>0.0251795053482</text:p>
              </table:table-cell>
              <table:table-cell office:value-type="float" office:value="0.0233018808067">
                <text:p>0.02330188080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9289867141528E+018">
                <text:p>1.59289867141528E+018</text:p>
              </table:table-cell>
              <table:table-cell office:value-type="float" office:value="0.0238377526402">
                <text:p>0.0238377526402</text:p>
              </table:table-cell>
              <table:table-cell office:value-type="float" office:value="0.0237673241645">
                <text:p>0.02376732416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9289867146736E+018">
                <text:p>1.59289867146736E+018</text:p>
              </table:table-cell>
              <table:table-cell office:value-type="float" office:value="0.0257539749146">
                <text:p>0.0257539749146</text:p>
              </table:table-cell>
              <table:table-cell office:value-type="float" office:value="0.024802243337">
                <text:p>0.0248022433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928986715203E+018">
                <text:p>1.5928986715203E+018</text:p>
              </table:table-cell>
              <table:table-cell office:value-type="float" office:value="0.0228331107646">
                <text:p>0.0228331107646</text:p>
              </table:table-cell>
              <table:table-cell office:value-type="float" office:value="0.0244756527245">
                <text:p>0.02447565272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59289867157229E+018">
                <text:p>1.59289867157229E+018</text:p>
              </table:table-cell>
              <table:table-cell office:value-type="float" office:value="0.0262195952237">
                <text:p>0.0262195952237</text:p>
              </table:table-cell>
              <table:table-cell office:value-type="float" office:value="0.0247647874057">
                <text:p>0.02476478740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9289867162452E+018">
                <text:p>1.59289867162452E+018</text:p>
              </table:table-cell>
              <table:table-cell office:value-type="float" office:value="0.0235005486757">
                <text:p>0.0235005486757</text:p>
              </table:table-cell>
              <table:table-cell office:value-type="float" office:value="0.0244289953262">
                <text:p>0.02442899532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9289867167661E+018">
                <text:p>1.59289867167661E+018</text:p>
              </table:table-cell>
              <table:table-cell office:value-type="float" office:value="0.0229897871614">
                <text:p>0.0229897871614</text:p>
              </table:table-cell>
              <table:table-cell office:value-type="float" office:value="0.024259403348">
                <text:p>0.0242594033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59289867172857E+018">
                <text:p>1.59289867172857E+018</text:p>
              </table:table-cell>
              <table:table-cell office:value-type="float" office:value="0.0245484746993">
                <text:p>0.0245484746993</text:p>
              </table:table-cell>
              <table:table-cell office:value-type="float" office:value="0.0240183025599">
                <text:p>0.02401830255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59289867178021E+018">
                <text:p>1.59289867178021E+018</text:p>
              </table:table-cell>
              <table:table-cell office:value-type="float" office:value="0.0214098189026">
                <text:p>0.0214098189026</text:p>
              </table:table-cell>
              <table:table-cell office:value-type="float" office:value="0.0237336438149">
                <text:p>0.02373364381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59289867183245E+018">
                <text:p>1.59289867183245E+018</text:p>
              </table:table-cell>
              <table:table-cell office:value-type="float" office:value="0.0221517756581">
                <text:p>0.0221517756581</text:p>
              </table:table-cell>
              <table:table-cell office:value-type="float" office:value="0.0229200813919">
                <text:p>0.02292008139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9289867188461E+018">
                <text:p>1.59289867188461E+018</text:p>
              </table:table-cell>
              <table:table-cell office:value-type="float" office:value="0.0192529559135">
                <text:p>0.0192529559135</text:p>
              </table:table-cell>
              <table:table-cell office:value-type="float" office:value="0.022070562467">
                <text:p>0.0220705624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59289867193667E+018">
                <text:p>1.59289867193667E+018</text:p>
              </table:table-cell>
              <table:table-cell office:value-type="float" office:value="0.0195858422667">
                <text:p>0.0195858422667</text:p>
              </table:table-cell>
              <table:table-cell office:value-type="float" office:value="0.0213897731155">
                <text:p>0.02138977311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9289867199075E+018">
                <text:p>1.59289867199075E+018</text:p>
              </table:table-cell>
              <table:table-cell office:value-type="float" office:value="0.0193109288812">
                <text:p>0.0193109288812</text:p>
              </table:table-cell>
              <table:table-cell office:value-type="float" office:value="0.0203422643244">
                <text:p>0.02034226432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59289867204276E+018">
                <text:p>1.59289867204276E+018</text:p>
              </table:table-cell>
              <table:table-cell office:value-type="float" office:value="0.0181440468878">
                <text:p>0.0181440468878</text:p>
              </table:table-cell>
              <table:table-cell office:value-type="float" office:value="0.019689111039">
                <text:p>0.0196891110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59289867209439E+018">
                <text:p>1.59289867209439E+018</text:p>
              </table:table-cell>
              <table:table-cell office:value-type="float" office:value="0.0179199501872">
                <text:p>0.0179199501872</text:p>
              </table:table-cell>
              <table:table-cell office:value-type="float" office:value="0.0188427455723">
                <text:p>0.01884274557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59289867219645E+018">
                <text:p>1.59289867219645E+018</text:p>
              </table:table-cell>
              <table:table-cell office:value-type="float" office:value="0.0171708222479">
                <text:p>0.0171708222479</text:p>
              </table:table-cell>
              <table:table-cell office:value-type="float" office:value="0.0184263177216">
                <text:p>0.01842631772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59289867224861E+018">
                <text:p>1.59289867224861E+018</text:p>
              </table:table-cell>
              <table:table-cell office:value-type="float" office:value="0.0168438646942">
                <text:p>0.0168438646942</text:p>
              </table:table-cell>
              <table:table-cell office:value-type="float" office:value="0.0178779233247">
                <text:p>0.01787792332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59289867230136E+018">
                <text:p>1.59289867230136E+018</text:p>
              </table:table-cell>
              <table:table-cell office:value-type="float" office:value="0.0173415821046">
                <text:p>0.0173415821046</text:p>
              </table:table-cell>
              <table:table-cell office:value-type="float" office:value="0.0174840539694">
                <text:p>0.01748405396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59289867235468E+018">
                <text:p>1.59289867235468E+018</text:p>
              </table:table-cell>
              <table:table-cell office:value-type="float" office:value="0.0166930407286">
                <text:p>0.0166930407286</text:p>
              </table:table-cell>
              <table:table-cell office:value-type="float" office:value="0.0171938519925">
                <text:p>0.01719385199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9289867240675E+018">
                <text:p>1.59289867240675E+018</text:p>
              </table:table-cell>
              <table:table-cell office:value-type="float" office:value="0.016941672191">
                <text:p>0.016941672191</text:p>
              </table:table-cell>
              <table:table-cell office:value-type="float" office:value="0.0169981960207">
                <text:p>0.01699819602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59289867245916E+018">
                <text:p>1.59289867245916E+018</text:p>
              </table:table-cell>
              <table:table-cell office:value-type="float" office:value="0.0176773890853">
                <text:p>0.0176773890853</text:p>
              </table:table-cell>
              <table:table-cell office:value-type="float" office:value="0.0170995108783">
                <text:p>0.01709951087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59289867251113E+018">
                <text:p>1.59289867251113E+018</text:p>
              </table:table-cell>
              <table:table-cell office:value-type="float" office:value="0.00903409067541">
                <text:p>0.00903409067541</text:p>
              </table:table-cell>
              <table:table-cell office:value-type="float" office:value="0.0155375553295">
                <text:p>0.01553755532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9289867286284E+018">
                <text:p>1.59289867286284E+018</text:p>
              </table:table-cell>
              <table:table-cell office:value-type="float" office:value="0.000124775819131">
                <text:p>0.000124775819131</text:p>
              </table:table-cell>
              <table:table-cell office:value-type="float" office:value="0.0120941940695">
                <text:p>0.01209419406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592898672915E+018">
                <text:p>1.592898672915E+018</text:p>
              </table:table-cell>
              <table:table-cell office:value-type="float" office:value="0.000302522617858">
                <text:p>0.000302522617858</text:p>
              </table:table-cell>
              <table:table-cell office:value-type="float" office:value="0.00881608948112">
                <text:p>0.008816089481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59289867296622E+018">
                <text:p>1.59289867296622E+018</text:p>
              </table:table-cell>
              <table:table-cell office:value-type="float" office:value="0.000110283523099">
                <text:p>0.000110283523099</text:p>
              </table:table-cell>
              <table:table-cell office:value-type="float" office:value="0.00544981239364">
                <text:p>0.005449812393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59289867301751E+018">
                <text:p>1.59289867301751E+018</text:p>
              </table:table-cell>
              <table:table-cell office:value-type="float" office:value="0.000163205622812">
                <text:p>0.000163205622812</text:p>
              </table:table-cell>
              <table:table-cell office:value-type="float" office:value="0.00194697559346">
                <text:p>0.001946975593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59289867306968E+018">
                <text:p>1.59289867306968E+018</text:p>
              </table:table-cell>
              <table:table-cell office:value-type="float" office:value="0.000122744022519">
                <text:p>0.000122744022519</text:p>
              </table:table-cell>
              <table:table-cell office:value-type="float" office:value="0.000164706318174">
                <text:p>0.0001647063181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59289867312133E+018">
                <text:p>1.59289867312133E+018</text:p>
              </table:table-cell>
              <table:table-cell office:value-type="float" office:value="0.0000482425421069">
                <text:p>0.0000482425421069</text:p>
              </table:table-cell>
              <table:table-cell office:value-type="float" office:value="0.000149399667862">
                <text:p>0.0001493996678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9289867317259E+018">
                <text:p>1.59289867317259E+018</text:p>
              </table:table-cell>
              <table:table-cell office:value-type="float" office:value="0.0000875703044585">
                <text:p>0.0000875703044585</text:p>
              </table:table-cell>
              <table:table-cell office:value-type="float" office:value="0.000106409206637">
                <text:p>0.0001064092066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9289867322375E+018">
                <text:p>1.59289867322375E+018</text:p>
              </table:table-cell>
              <table:table-cell office:value-type="float" office:value="0.0000722778422642">
                <text:p>0.0000722778422642</text:p>
              </table:table-cell>
              <table:table-cell office:value-type="float" office:value="0.0000988080646493">
                <text:p>0.00009880806464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9289867327486E+018">
                <text:p>1.59289867327486E+018</text:p>
              </table:table-cell>
              <table:table-cell office:value-type="float" office:value="0.000114335205581">
                <text:p>0.000114335205581</text:p>
              </table:table-cell>
              <table:table-cell office:value-type="float" office:value="0.0000890339797479">
                <text:p>0.00008903397974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9289867332616E+018">
                <text:p>1.59289867332616E+018</text:p>
              </table:table-cell>
              <table:table-cell office:value-type="float" office:value="0.000120513570437">
                <text:p>0.000120513570437</text:p>
              </table:table-cell>
              <table:table-cell office:value-type="float" office:value="0.0000885878907866">
                <text:p>0.00008858789078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9289867337821E+018">
                <text:p>1.59289867337821E+018</text:p>
              </table:table-cell>
              <table:table-cell office:value-type="float" office:value="0.000199196423637">
                <text:p>0.000199196423637</text:p>
              </table:table-cell>
              <table:table-cell office:value-type="float" office:value="0.000118778669275">
                <text:p>0.0001187786692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9289867343025E+018">
                <text:p>1.59289867343025E+018</text:p>
              </table:table-cell>
              <table:table-cell office:value-type="float" office:value="0.000269451149506">
                <text:p>0.000269451149506</text:p>
              </table:table-cell>
              <table:table-cell office:value-type="float" office:value="0.000155154833919">
                <text:p>0.0001551548339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9289867348226E+018">
                <text:p>1.59289867348226E+018</text:p>
              </table:table-cell>
              <table:table-cell office:value-type="float" office:value="0.000207490491448">
                <text:p>0.000207490491448</text:p>
              </table:table-cell>
              <table:table-cell office:value-type="float" office:value="0.000182197371032">
                <text:p>0.0001821973710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9289867353428E+018">
                <text:p>1.59289867353428E+018</text:p>
              </table:table-cell>
              <table:table-cell office:value-type="float" office:value="0.000209772158996">
                <text:p>0.000209772158996</text:p>
              </table:table-cell>
              <table:table-cell office:value-type="float" office:value="0.000201284754439">
                <text:p>0.0002012847544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9289867358645E+018">
                <text:p>1.59289867358645E+018</text:p>
              </table:table-cell>
              <table:table-cell office:value-type="float" office:value="0.0000932881739573">
                <text:p>0.0000932881739573</text:p>
              </table:table-cell>
              <table:table-cell office:value-type="float" office:value="0.000195839675143">
                <text:p>0.0001958396751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9289867363854E+018">
                <text:p>1.59289867363854E+018</text:p>
              </table:table-cell>
              <table:table-cell office:value-type="float" office:value="0.000168218903127">
                <text:p>0.000168218903127</text:p>
              </table:table-cell>
              <table:table-cell office:value-type="float" office:value="0.000189644168131">
                <text:p>0.0001896441681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928986736905E+018">
                <text:p>1.5928986736905E+018</text:p>
              </table:table-cell>
              <table:table-cell office:value-type="float" office:value="0.000275625119684">
                <text:p>0.000275625119684</text:p>
              </table:table-cell>
              <table:table-cell office:value-type="float" office:value="0.000190878970898">
                <text:p>0.0001908789708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9289867374265E+018">
                <text:p>1.59289867374265E+018</text:p>
              </table:table-cell>
              <table:table-cell office:value-type="float" office:value="0.00150372856297">
                <text:p>0.00150372856297</text:p>
              </table:table-cell>
              <table:table-cell office:value-type="float" office:value="0.000450126564829">
                <text:p>0.0004501265648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9289867384483E+018">
                <text:p>1.59289867384483E+018</text:p>
              </table:table-cell>
              <table:table-cell office:value-type="float" office:value="0.000209455858567">
                <text:p>0.000209455858567</text:p>
              </table:table-cell>
              <table:table-cell office:value-type="float" office:value="0.000450063322205">
                <text:p>0.0004500633222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9289867389659E+018">
                <text:p>1.59289867389659E+018</text:p>
              </table:table-cell>
              <table:table-cell office:value-type="float" office:value="0.000331154471496">
                <text:p>0.000331154471496</text:p>
              </table:table-cell>
              <table:table-cell office:value-type="float" office:value="0.000497636559885">
                <text:p>0.0004976365598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9289867394892E+018">
                <text:p>1.59289867394892E+018</text:p>
              </table:table-cell>
              <table:table-cell office:value-type="float" office:value="0.000208531870157">
                <text:p>0.000208531870157</text:p>
              </table:table-cell>
              <table:table-cell office:value-type="float" office:value="0.000505699135829">
                <text:p>0.0005056991358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928986740002E+018">
                <text:p>1.5928986740002E+018</text:p>
              </table:table-cell>
              <table:table-cell office:value-type="float" office:value="0.000173790205736">
                <text:p>0.000173790205736</text:p>
              </table:table-cell>
              <table:table-cell office:value-type="float" office:value="0.000485332187964">
                <text:p>0.0004853321879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9289867405181E+018">
                <text:p>1.59289867405181E+018</text:p>
              </table:table-cell>
              <table:table-cell office:value-type="float" office:value="0.000232165140915">
                <text:p>0.000232165140915</text:p>
              </table:table-cell>
              <table:table-cell office:value-type="float" office:value="0.000231019497733">
                <text:p>0.0002310194977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9289867410359E+018">
                <text:p>1.59289867410359E+018</text:p>
              </table:table-cell>
              <table:table-cell office:value-type="float" office:value="0.000126295461087">
                <text:p>0.000126295461087</text:p>
              </table:table-cell>
              <table:table-cell office:value-type="float" office:value="0.000214387429878">
                <text:p>0.0002143874298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9289867415556E+018">
                <text:p>1.59289867415556E+018</text:p>
              </table:table-cell>
              <table:table-cell office:value-type="float" office:value="0.000999221112579">
                <text:p>0.000999221112579</text:p>
              </table:table-cell>
              <table:table-cell office:value-type="float" office:value="0.000348000758095">
                <text:p>0.00034800075809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928986742076E+018">
                <text:p>1.5928986742076E+018</text:p>
              </table:table-cell>
              <table:table-cell office:value-type="float" office:value="0.0000786744130892">
                <text:p>0.0000786744130892</text:p>
              </table:table-cell>
              <table:table-cell office:value-type="float" office:value="0.000322029256495">
                <text:p>0.00032202925649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9289867425902E+018">
                <text:p>1.59289867425902E+018</text:p>
              </table:table-cell>
              <table:table-cell office:value-type="float" office:value="0.000206704076845">
                <text:p>0.000206704076845</text:p>
              </table:table-cell>
              <table:table-cell office:value-type="float" office:value="0.000328612048179">
                <text:p>0.0003286120481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9289867431034E+018">
                <text:p>1.59289867431034E+018</text:p>
              </table:table-cell>
              <table:table-cell office:value-type="float" office:value="0.000221486494411">
                <text:p>0.000221486494411</text:p>
              </table:table-cell>
              <table:table-cell office:value-type="float" office:value="0.000326476321789">
                <text:p>0.0003264763217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9289867436238E+018">
                <text:p>1.59289867436238E+018</text:p>
              </table:table-cell>
              <table:table-cell office:value-type="float" office:value="0.000204120355193">
                <text:p>0.000204120355193</text:p>
              </table:table-cell>
              <table:table-cell office:value-type="float" office:value="0.000342041283147">
                <text:p>0.0003420412831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9289867441373E+018">
                <text:p>1.59289867441373E+018</text:p>
              </table:table-cell>
              <table:table-cell office:value-type="float" office:value="0.000106877123471">
                <text:p>0.000106877123471</text:p>
              </table:table-cell>
              <table:table-cell office:value-type="float" office:value="0.000163572491147">
                <text:p>0.0001635724911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928986744649E+018">
                <text:p>1.5928986744649E+018</text:p>
              </table:table-cell>
              <table:table-cell office:value-type="float" office:value="0.000305211200612">
                <text:p>0.000305211200612</text:p>
              </table:table-cell>
              <table:table-cell office:value-type="float" office:value="0.000208879850106">
                <text:p>0.0002088798501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9289867451615E+018">
                <text:p>1.59289867451615E+018</text:p>
              </table:table-cell>
              <table:table-cell office:value-type="float" office:value="0.000200568916625">
                <text:p>0.000200568916625</text:p>
              </table:table-cell>
              <table:table-cell office:value-type="float" office:value="0.000207652818062">
                <text:p>0.0002076528180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9289867461927E+018">
                <text:p>1.59289867461927E+018</text:p>
              </table:table-cell>
              <table:table-cell office:value-type="float" office:value="0.000094334318419">
                <text:p>0.000094334318419</text:p>
              </table:table-cell>
              <table:table-cell office:value-type="float" office:value="0.000182222385774">
                <text:p>0.000182222385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561cm" svg:height="9cm" xlink:href=".." xlink:type="simple" chart:class="chart:scatter" chart:style-name="ch1">
        <chart:legend chart:legend-position="end" svg:x="40.037cm" svg:y="3.952cm" style:legend-expansion="high" chart:style-name="ch2"/>
        <chart:plot-area chart:style-name="ch3" table:cell-range-address="Sheet1.M1:Sheet1.M277 Sheet1.O1:Sheet1.P277" chart:data-source-has-labels="row" svg:x="0.911cm" svg:y="0.18cm" svg:width="38.215cm" svg:height="8.64cm">
          <chartooo:coordinate-region svg:x="2.393cm" svg:y="0.379cm" svg:width="35.2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2:Sheet1.O277" chart:label-cell-address="Sheet1.O1:Sheet1.O1" chart:class="chart:scatter">
            <chart:domain table:cell-range-address="Sheet1.M2:Sheet1.M277"/>
            <chart:data-point chart:repeated="276"/>
          </chart:series>
          <chart:series chart:style-name="ch7" chart:values-cell-range-address="Sheet1.P2:Sheet1.P277" chart:label-cell-address="Sheet1.P1:Sheet1.P1" chart:class="chart:scatter">
            <chart:data-point chart:repeated="2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field.acceleration</text:p>
                <draw:g>
                  <svg:desc>Sheet1.O1:Sheet1.O1</svg:desc>
                </draw:g>
              </table:table-cell>
              <table:table-cell office:value-type="string">
                <text:p>field.acceleration_averaged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9289865818382E+018">
                <text:p>1.59289865818382E+018</text:p>
                <draw:g>
                  <svg:desc>Sheet1.M2:Sheet1.M277</svg:desc>
                </draw:g>
              </table:table-cell>
              <table:table-cell office:value-type="float" office:value="-0.000230000005104">
                <text:p>-0.000230000005104</text:p>
                <draw:g>
                  <svg:desc>Sheet1.O2:Sheet1.O277</svg:desc>
                </draw:g>
              </table:table-cell>
              <table:table-cell office:value-type="float" office:value="0.000376000010874">
                <text:p>0.000376000010874</text:p>
                <draw:g>
                  <svg:desc>Sheet1.P2:Sheet1.P2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9289865828529E+018">
                <text:p>1.59289865828529E+018</text:p>
              </table:table-cell>
              <table:table-cell office:value-type="float" office:value="-0.000110000000859">
                <text:p>-0.000110000000859</text:p>
              </table:table-cell>
              <table:table-cell office:value-type="float" office:value="0.000182000003406">
                <text:p>0.000182000003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928986583368E+018">
                <text:p>1.5928986583368E+018</text:p>
              </table:table-cell>
              <table:table-cell office:value-type="float" office:value="0.000280000007479">
                <text:p>0.000280000007479</text:p>
              </table:table-cell>
              <table:table-cell office:value-type="float" office:value="0.000193999992916">
                <text:p>0.000193999992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289865838808E+018">
                <text:p>1.59289865838808E+018</text:p>
              </table:table-cell>
              <table:table-cell office:value-type="float" office:value="0.00144000002183">
                <text:p>0.00144000002183</text:p>
              </table:table-cell>
              <table:table-cell office:value-type="float" office:value="0.000335999997333">
                <text:p>0.000335999997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9289865843997E+018">
                <text:p>1.59289865843997E+018</text:p>
              </table:table-cell>
              <table:table-cell office:value-type="float" office:value="0.00127999996766">
                <text:p>0.00127999996766</text:p>
              </table:table-cell>
              <table:table-cell office:value-type="float" office:value="0.000531999976374">
                <text:p>0.0005319999763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9289865849196E+018">
                <text:p>1.59289865849196E+018</text:p>
              </table:table-cell>
              <table:table-cell office:value-type="float" office:value="0.000679999997374">
                <text:p>0.000679999997374</text:p>
              </table:table-cell>
              <table:table-cell office:value-type="float" office:value="0.000714000023436">
                <text:p>0.000714000023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9289865859386E+018">
                <text:p>1.59289865859386E+018</text:p>
              </table:table-cell>
              <table:table-cell office:value-type="float" office:value="-0.0000299999992421">
                <text:p>-0.0000299999992421</text:p>
              </table:table-cell>
              <table:table-cell office:value-type="float" office:value="0.000730000028852">
                <text:p>0.000730000028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9289865864587E+018">
                <text:p>1.59289865864587E+018</text:p>
              </table:table-cell>
              <table:table-cell office:value-type="float" office:value="-0.000380000012228">
                <text:p>-0.000380000012228</text:p>
              </table:table-cell>
              <table:table-cell office:value-type="float" office:value="0.000598000013269">
                <text:p>0.000598000013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9289865869712E+018">
                <text:p>1.59289865869712E+018</text:p>
              </table:table-cell>
              <table:table-cell office:value-type="float" office:value="-0.00212999992073">
                <text:p>-0.00212999992073</text:p>
              </table:table-cell>
              <table:table-cell office:value-type="float" office:value="-0.00011600000289">
                <text:p>-0.000116000002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9289865874831E+018">
                <text:p>1.59289865874831E+018</text:p>
              </table:table-cell>
              <table:table-cell office:value-type="float" office:value="-0.00182999996468">
                <text:p>-0.00182999996468</text:p>
              </table:table-cell>
              <table:table-cell office:value-type="float" office:value="-0.000737999973353">
                <text:p>-0.0007379999733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9289865879974E+018">
                <text:p>1.59289865879974E+018</text:p>
              </table:table-cell>
              <table:table-cell office:value-type="float" office:value="-0.000330000009853">
                <text:p>-0.000330000009853</text:p>
              </table:table-cell>
              <table:table-cell office:value-type="float" office:value="-0.000939999998081">
                <text:p>-0.0009399999980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928986588516E+018">
                <text:p>1.5928986588516E+018</text:p>
              </table:table-cell>
              <table:table-cell office:value-type="float" office:value="-0.000530000019353">
                <text:p>-0.000530000019353</text:p>
              </table:table-cell>
              <table:table-cell office:value-type="float" office:value="-0.00104000000283">
                <text:p>-0.00104000000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9289865895281E+018">
                <text:p>1.59289865895281E+018</text:p>
              </table:table-cell>
              <table:table-cell office:value-type="float" office:value="0.0000499999987369">
                <text:p>0.0000499999987369</text:p>
              </table:table-cell>
              <table:table-cell office:value-type="float" office:value="-0.000953999988269">
                <text:p>-0.0009539999882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9289865900433E+018">
                <text:p>1.59289865900433E+018</text:p>
              </table:table-cell>
              <table:table-cell office:value-type="float" office:value="0.000479999987874">
                <text:p>0.000479999987874</text:p>
              </table:table-cell>
              <table:table-cell office:value-type="float" office:value="-0.000432000000728">
                <text:p>-0.0004320000007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9289865905585E+018">
                <text:p>1.59289865905585E+018</text:p>
              </table:table-cell>
              <table:table-cell office:value-type="float" office:value="0.000620000006165">
                <text:p>0.000620000006165</text:p>
              </table:table-cell>
              <table:table-cell office:value-type="float" office:value="0.0000580000014452">
                <text:p>0.0000580000014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928986591097E+018">
                <text:p>1.5928986591097E+018</text:p>
              </table:table-cell>
              <table:table-cell office:value-type="float" office:value="-0.000239999993937">
                <text:p>-0.000239999993937</text:p>
              </table:table-cell>
              <table:table-cell office:value-type="float" office:value="0.0000759999966249">
                <text:p>0.0000759999966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9289865951153E+018">
                <text:p>1.59289865951153E+018</text:p>
              </table:table-cell>
              <table:table-cell office:value-type="float" office:value="0.000110000000859">
                <text:p>0.000110000000859</text:p>
              </table:table-cell>
              <table:table-cell office:value-type="float" office:value="0.000203999996302">
                <text:p>0.0002039999963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9289865956347E+018">
                <text:p>1.59289865956347E+018</text:p>
              </table:table-cell>
              <table:table-cell office:value-type="float" office:value="0.0434199981391">
                <text:p>0.0434199981391</text:p>
              </table:table-cell>
              <table:table-cell office:value-type="float" office:value="0.00887800008059">
                <text:p>0.00887800008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928986596152E+018">
                <text:p>1.5928986596152E+018</text:p>
              </table:table-cell>
              <table:table-cell office:value-type="float" office:value="0.146500006318">
                <text:p>0.146500006318</text:p>
              </table:table-cell>
              <table:table-cell office:value-type="float" office:value="0.0380819998682">
                <text:p>0.03808199986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9289865966716E+018">
                <text:p>1.59289865966716E+018</text:p>
              </table:table-cell>
              <table:table-cell office:value-type="float" office:value="0.181840002537">
                <text:p>0.181840002537</text:p>
              </table:table-cell>
              <table:table-cell office:value-type="float" office:value="0.0743260011077">
                <text:p>0.07432600110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9289865971915E+018">
                <text:p>1.59289865971915E+018</text:p>
              </table:table-cell>
              <table:table-cell office:value-type="float" office:value="0.17269000411">
                <text:p>0.17269000411</text:p>
              </table:table-cell>
              <table:table-cell office:value-type="float" office:value="0.10891199857">
                <text:p>0.10891199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9289865977102E+018">
                <text:p>1.59289865977102E+018</text:p>
              </table:table-cell>
              <table:table-cell office:value-type="float" office:value="0.190439999104">
                <text:p>0.190439999104</text:p>
              </table:table-cell>
              <table:table-cell office:value-type="float" office:value="0.146978005767">
                <text:p>0.1469780057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9289865982281E+018">
                <text:p>1.59289865982281E+018</text:p>
              </table:table-cell>
              <table:table-cell office:value-type="float" office:value="0.032990001142">
                <text:p>0.032990001142</text:p>
              </table:table-cell>
              <table:table-cell office:value-type="float" office:value="0.144892007113">
                <text:p>0.1448920071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9289865992398E+018">
                <text:p>1.59289865992398E+018</text:p>
              </table:table-cell>
              <table:table-cell office:value-type="float" office:value="-0.0640899986029">
                <text:p>-0.0640899986029</text:p>
              </table:table-cell>
              <table:table-cell office:value-type="float" office:value="0.102774001658">
                <text:p>0.1027740016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9289865997544E+018">
                <text:p>1.59289865997544E+018</text:p>
              </table:table-cell>
              <table:table-cell office:value-type="float" office:value="-0.105760000646">
                <text:p>-0.105760000646</text:p>
              </table:table-cell>
              <table:table-cell office:value-type="float" office:value="0.0452539995313">
                <text:p>0.04525399953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9289866002771E+018">
                <text:p>1.59289866002771E+018</text:p>
              </table:table-cell>
              <table:table-cell office:value-type="float" office:value="-0.0822200030088">
                <text:p>-0.0822200030088</text:p>
              </table:table-cell>
              <table:table-cell office:value-type="float" office:value="-0.00572799984366">
                <text:p>-0.00572799984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9289866007974E+018">
                <text:p>1.59289866007974E+018</text:p>
              </table:table-cell>
              <table:table-cell office:value-type="float" office:value="-0.100489996374">
                <text:p>-0.100489996374</text:p>
              </table:table-cell>
              <table:table-cell office:value-type="float" office:value="-0.063914000988">
                <text:p>-0.0639140009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9289866013172E+018">
                <text:p>1.59289866013172E+018</text:p>
              </table:table-cell>
              <table:table-cell office:value-type="float" office:value="0.0145399998873">
                <text:p>0.0145399998873</text:p>
              </table:table-cell>
              <table:table-cell office:value-type="float" office:value="-0.0676039978862">
                <text:p>-0.06760399788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9289866018363E+018">
                <text:p>1.59289866018363E+018</text:p>
              </table:table-cell>
              <table:table-cell office:value-type="float" office:value="0.0769999995828">
                <text:p>0.0769999995828</text:p>
              </table:table-cell>
              <table:table-cell office:value-type="float" office:value="-0.0393860004842">
                <text:p>-0.03938600048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9289866023562E+018">
                <text:p>1.59289866023562E+018</text:p>
              </table:table-cell>
              <table:table-cell office:value-type="float" office:value="0.0139899998903">
                <text:p>0.0139899998903</text:p>
              </table:table-cell>
              <table:table-cell office:value-type="float" office:value="-0.0154360001907">
                <text:p>-0.01543600019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9289866028767E+018">
                <text:p>1.59289866028767E+018</text:p>
              </table:table-cell>
              <table:table-cell office:value-type="float" office:value="0.00185000000056">
                <text:p>0.00185000000056</text:p>
              </table:table-cell>
              <table:table-cell office:value-type="float" office:value="0.00137800001539">
                <text:p>0.001378000015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9289866034034E+018">
                <text:p>1.59289866034034E+018</text:p>
              </table:table-cell>
              <table:table-cell office:value-type="float" office:value="-0.00219999998808">
                <text:p>-0.00219999998808</text:p>
              </table:table-cell>
              <table:table-cell office:value-type="float" office:value="0.0210360009223">
                <text:p>0.02103600092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9289866039241E+018">
                <text:p>1.59289866039241E+018</text:p>
              </table:table-cell>
              <table:table-cell office:value-type="float" office:value="0.00484000006691">
                <text:p>0.00484000006691</text:p>
              </table:table-cell>
              <table:table-cell office:value-type="float" office:value="0.01909600012">
                <text:p>0.019096000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9289866044454E+018">
                <text:p>1.59289866044454E+018</text:p>
              </table:table-cell>
              <table:table-cell office:value-type="float" office:value="-0.00724999979138">
                <text:p>-0.00724999979138</text:p>
              </table:table-cell>
              <table:table-cell office:value-type="float" office:value="0.00224600010552">
                <text:p>0.002246000105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9289866049658E+018">
                <text:p>1.59289866049658E+018</text:p>
              </table:table-cell>
              <table:table-cell office:value-type="float" office:value="-0.00503000011668">
                <text:p>-0.00503000011668</text:p>
              </table:table-cell>
              <table:table-cell office:value-type="float" office:value="-0.00155799998902">
                <text:p>-0.001557999989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9289866054769E+018">
                <text:p>1.59289866054769E+018</text:p>
              </table:table-cell>
              <table:table-cell office:value-type="float" office:value="-0.00958999991417">
                <text:p>-0.00958999991417</text:p>
              </table:table-cell>
              <table:table-cell office:value-type="float" office:value="-0.00384599994868">
                <text:p>-0.003845999948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9289866059955E+018">
                <text:p>1.59289866059955E+018</text:p>
              </table:table-cell>
              <table:table-cell office:value-type="float" office:value="-0.00720999995247">
                <text:p>-0.00720999995247</text:p>
              </table:table-cell>
              <table:table-cell office:value-type="float" office:value="-0.00484800012782">
                <text:p>-0.004848000127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9289866065153E+018">
                <text:p>1.59289866065153E+018</text:p>
              </table:table-cell>
              <table:table-cell office:value-type="float" office:value="-0.0103500001132">
                <text:p>-0.0103500001132</text:p>
              </table:table-cell>
              <table:table-cell office:value-type="float" office:value="-0.00788599997759">
                <text:p>-0.007885999977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928986607035E+018">
                <text:p>1.5928986607035E+018</text:p>
              </table:table-cell>
              <table:table-cell office:value-type="float" office:value="-0.000709999992978">
                <text:p>-0.000709999992978</text:p>
              </table:table-cell>
              <table:table-cell office:value-type="float" office:value="-0.00657799979672">
                <text:p>-0.006577999796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9289866075537E+018">
                <text:p>1.59289866075537E+018</text:p>
              </table:table-cell>
              <table:table-cell office:value-type="float" office:value="-0.0121099995449">
                <text:p>-0.0121099995449</text:p>
              </table:table-cell>
              <table:table-cell office:value-type="float" office:value="-0.00799399986863">
                <text:p>-0.007993999868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9289866085731E+018">
                <text:p>1.59289866085731E+018</text:p>
              </table:table-cell>
              <table:table-cell office:value-type="float" office:value="-0.00383999990299">
                <text:p>-0.00383999990299</text:p>
              </table:table-cell>
              <table:table-cell office:value-type="float" office:value="-0.00684399995953">
                <text:p>-0.006843999959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9289866090966E+018">
                <text:p>1.59289866090966E+018</text:p>
              </table:table-cell>
              <table:table-cell office:value-type="float" office:value="-0.0106899999082">
                <text:p>-0.0106899999082</text:p>
              </table:table-cell>
              <table:table-cell office:value-type="float" office:value="-0.00754000013694">
                <text:p>-0.007540000136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9289866096124E+018">
                <text:p>1.59289866096124E+018</text:p>
              </table:table-cell>
              <table:table-cell office:value-type="float" office:value="-0.0218800008297">
                <text:p>-0.0218800008297</text:p>
              </table:table-cell>
              <table:table-cell office:value-type="float" office:value="-0.00984600000083">
                <text:p>-0.009846000000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9289866101336E+018">
                <text:p>1.59289866101336E+018</text:p>
              </table:table-cell>
              <table:table-cell office:value-type="float" office:value="-0.0184700004756">
                <text:p>-0.0184700004756</text:p>
              </table:table-cell>
              <table:table-cell office:value-type="float" office:value="-0.0133980000392">
                <text:p>-0.01339800003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928986610654E+018">
                <text:p>1.5928986610654E+018</text:p>
              </table:table-cell>
              <table:table-cell office:value-type="float" office:value="-0.00679000001401">
                <text:p>-0.00679000001401</text:p>
              </table:table-cell>
              <table:table-cell office:value-type="float" office:value="-0.0123340003192">
                <text:p>-0.01233400031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9289866111723E+018">
                <text:p>1.59289866111723E+018</text:p>
              </table:table-cell>
              <table:table-cell office:value-type="float" office:value="-0.0095600001514">
                <text:p>-0.0095600001514</text:p>
              </table:table-cell>
              <table:table-cell office:value-type="float" office:value="-0.013477999717">
                <text:p>-0.0134779997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9289866121917E+018">
                <text:p>1.59289866121917E+018</text:p>
              </table:table-cell>
              <table:table-cell office:value-type="float" office:value="-0.00252000009641">
                <text:p>-0.00252000009641</text:p>
              </table:table-cell>
              <table:table-cell office:value-type="float" office:value="-0.0118439998478">
                <text:p>-0.01184399984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9289866127125E+018">
                <text:p>1.59289866127125E+018</text:p>
              </table:table-cell>
              <table:table-cell office:value-type="float" office:value="-0.000910000002477">
                <text:p>-0.000910000002477</text:p>
              </table:table-cell>
              <table:table-cell office:value-type="float" office:value="-0.00765000004321">
                <text:p>-0.007650000043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9289866132319E+018">
                <text:p>1.59289866132319E+018</text:p>
              </table:table-cell>
              <table:table-cell office:value-type="float" office:value="0.00326999998651">
                <text:p>0.00326999998651</text:p>
              </table:table-cell>
              <table:table-cell office:value-type="float" office:value="-0.00330199999735">
                <text:p>-0.003301999997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928986613752E+018">
                <text:p>1.5928986613752E+018</text:p>
              </table:table-cell>
              <table:table-cell office:value-type="float" office:value="0.00488999998197">
                <text:p>0.00488999998197</text:p>
              </table:table-cell>
              <table:table-cell office:value-type="float" office:value="-0.000966000021435">
                <text:p>-0.0009660000214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9289866147716E+018">
                <text:p>1.59289866147716E+018</text:p>
              </table:table-cell>
              <table:table-cell office:value-type="float" office:value="0.00607000011951">
                <text:p>0.00607000011951</text:p>
              </table:table-cell>
              <table:table-cell office:value-type="float" office:value="0.00215999991633">
                <text:p>0.002159999916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9289866152917E+018">
                <text:p>1.59289866152917E+018</text:p>
              </table:table-cell>
              <table:table-cell office:value-type="float" office:value="0.0185199994594">
                <text:p>0.0185199994594</text:p>
              </table:table-cell>
              <table:table-cell office:value-type="float" office:value="0.00636800006032">
                <text:p>0.006368000060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9289866158125E+018">
                <text:p>1.59289866158125E+018</text:p>
              </table:table-cell>
              <table:table-cell office:value-type="float" office:value="0.0218400005251">
                <text:p>0.0218400005251</text:p>
              </table:table-cell>
              <table:table-cell office:value-type="float" office:value="0.0109179997817">
                <text:p>0.01091799978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9289866168246E+018">
                <text:p>1.59289866168246E+018</text:p>
              </table:table-cell>
              <table:table-cell office:value-type="float" office:value="0.0031500000041">
                <text:p>0.0031500000041</text:p>
              </table:table-cell>
              <table:table-cell office:value-type="float" office:value="0.0108939995989">
                <text:p>0.01089399959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9289866173464E+018">
                <text:p>1.59289866173464E+018</text:p>
              </table:table-cell>
              <table:table-cell office:value-type="float" office:value="0.0161400008947">
                <text:p>0.0161400008947</text:p>
              </table:table-cell>
              <table:table-cell office:value-type="float" office:value="0.0131440004334">
                <text:p>0.01314400043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9289866178668E+018">
                <text:p>1.59289866178668E+018</text:p>
              </table:table-cell>
              <table:table-cell office:value-type="float" office:value="0.0129500003532">
                <text:p>0.0129500003532</text:p>
              </table:table-cell>
              <table:table-cell office:value-type="float" office:value="0.0145199997351">
                <text:p>0.01451999973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9289866183878E+018">
                <text:p>1.59289866183878E+018</text:p>
              </table:table-cell>
              <table:table-cell office:value-type="float" office:value="0.00487999990582">
                <text:p>0.00487999990582</text:p>
              </table:table-cell>
              <table:table-cell office:value-type="float" office:value="0.0117920003831">
                <text:p>0.01179200038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9289866189061E+018">
                <text:p>1.59289866189061E+018</text:p>
              </table:table-cell>
              <table:table-cell office:value-type="float" office:value="0.00992999970913">
                <text:p>0.00992999970913</text:p>
              </table:table-cell>
              <table:table-cell office:value-type="float" office:value="0.00941000040621">
                <text:p>0.009410000406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9289866194262E+018">
                <text:p>1.59289866194262E+018</text:p>
              </table:table-cell>
              <table:table-cell office:value-type="float" office:value="0.0100100003183">
                <text:p>0.0100100003183</text:p>
              </table:table-cell>
              <table:table-cell office:value-type="float" office:value="0.0107819996774">
                <text:p>0.01078199967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9289866204572E+018">
                <text:p>1.59289866204572E+018</text:p>
              </table:table-cell>
              <table:table-cell office:value-type="float" office:value="0.00221999990754">
                <text:p>0.00221999990754</text:p>
              </table:table-cell>
              <table:table-cell office:value-type="float" office:value="0.00799799989909">
                <text:p>0.007997999899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9289866209766E+018">
                <text:p>1.59289866209766E+018</text:p>
              </table:table-cell>
              <table:table-cell office:value-type="float" office:value="0.000829999975394">
                <text:p>0.000829999975394</text:p>
              </table:table-cell>
              <table:table-cell office:value-type="float" office:value="0.00557400006801">
                <text:p>0.005574000068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9289866214976E+018">
                <text:p>1.59289866214976E+018</text:p>
              </table:table-cell>
              <table:table-cell office:value-type="float" office:value="-0.00130000000354">
                <text:p>-0.00130000000354</text:p>
              </table:table-cell>
              <table:table-cell office:value-type="float" office:value="0.00433799996972">
                <text:p>0.004337999969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9289866220201E+018">
                <text:p>1.59289866220201E+018</text:p>
              </table:table-cell>
              <table:table-cell office:value-type="float" office:value="-0.0122699998319">
                <text:p>-0.0122699998319</text:p>
              </table:table-cell>
              <table:table-cell office:value-type="float" office:value="-0.000101999998151">
                <text:p>-0.0001019999981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928986622548E+018">
                <text:p>1.5928986622548E+018</text:p>
              </table:table-cell>
              <table:table-cell office:value-type="float" office:value="-0.00920000020415">
                <text:p>-0.00920000020415</text:p>
              </table:table-cell>
              <table:table-cell office:value-type="float" office:value="-0.00394400022924">
                <text:p>-0.003944000229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9289866230686E+018">
                <text:p>1.59289866230686E+018</text:p>
              </table:table-cell>
              <table:table-cell office:value-type="float" office:value="-0.0161899998784">
                <text:p>-0.0161899998784</text:p>
              </table:table-cell>
              <table:table-cell office:value-type="float" office:value="-0.00762599986047">
                <text:p>-0.007625999860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9289866235868E+018">
                <text:p>1.59289866235868E+018</text:p>
              </table:table-cell>
              <table:table-cell office:value-type="float" office:value="-0.0166400000453">
                <text:p>-0.0166400000453</text:p>
              </table:table-cell>
              <table:table-cell office:value-type="float" office:value="-0.0111199999228">
                <text:p>-0.01111999992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289866241239E+018">
                <text:p>1.59289866241239E+018</text:p>
              </table:table-cell>
              <table:table-cell office:value-type="float" office:value="-0.00420999992639">
                <text:p>-0.00420999992639</text:p>
              </table:table-cell>
              <table:table-cell office:value-type="float" office:value="-0.0117020001635">
                <text:p>-0.01170200016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9289866246436E+018">
                <text:p>1.59289866246436E+018</text:p>
              </table:table-cell>
              <table:table-cell office:value-type="float" office:value="-0.0133999995887">
                <text:p>-0.0133999995887</text:p>
              </table:table-cell>
              <table:table-cell office:value-type="float" office:value="-0.0119279995561">
                <text:p>-0.01192799955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9289866256629E+018">
                <text:p>1.59289866256629E+018</text:p>
              </table:table-cell>
              <table:table-cell office:value-type="float" office:value="-0.00813999958336">
                <text:p>-0.00813999958336</text:p>
              </table:table-cell>
              <table:table-cell office:value-type="float" office:value="-0.0117159998044">
                <text:p>-0.01171599980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9289866261757E+018">
                <text:p>1.59289866261757E+018</text:p>
              </table:table-cell>
              <table:table-cell office:value-type="float" office:value="-0.0089699998498">
                <text:p>-0.0089699998498</text:p>
              </table:table-cell>
              <table:table-cell office:value-type="float" office:value="-0.010271999985">
                <text:p>-0.0102719999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928986626698E+018">
                <text:p>1.5928986626698E+018</text:p>
              </table:table-cell>
              <table:table-cell office:value-type="float" office:value="-0.00365999992937">
                <text:p>-0.00365999992937</text:p>
              </table:table-cell>
              <table:table-cell office:value-type="float" office:value="-0.00767599977553">
                <text:p>-0.007675999775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9289866272186E+018">
                <text:p>1.59289866272186E+018</text:p>
              </table:table-cell>
              <table:table-cell office:value-type="float" office:value="-0.0172499995679">
                <text:p>-0.0172499995679</text:p>
              </table:table-cell>
              <table:table-cell office:value-type="float" office:value="-0.0102840000764">
                <text:p>-0.01028400007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9289866277399E+018">
                <text:p>1.59289866277399E+018</text:p>
              </table:table-cell>
              <table:table-cell office:value-type="float" office:value="-0.00230000005104">
                <text:p>-0.00230000005104</text:p>
              </table:table-cell>
              <table:table-cell office:value-type="float" office:value="-0.00806399993598">
                <text:p>-0.008063999935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9289866282609E+018">
                <text:p>1.59289866282609E+018</text:p>
              </table:table-cell>
              <table:table-cell office:value-type="float" office:value="0.00104000000283">
                <text:p>0.00104000000283</text:p>
              </table:table-cell>
              <table:table-cell office:value-type="float" office:value="-0.00622799992561">
                <text:p>-0.006227999925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9289866292811E+018">
                <text:p>1.59289866292811E+018</text:p>
              </table:table-cell>
              <table:table-cell office:value-type="float" office:value="0.0012300000526">
                <text:p>0.0012300000526</text:p>
              </table:table-cell>
              <table:table-cell office:value-type="float" office:value="-0.00418800022453">
                <text:p>-0.004188000224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9289866298009E+018">
                <text:p>1.59289866298009E+018</text:p>
              </table:table-cell>
              <table:table-cell office:value-type="float" office:value="0.00516999978572">
                <text:p>0.00516999978572</text:p>
              </table:table-cell>
              <table:table-cell office:value-type="float" office:value="-0.00242200004868">
                <text:p>-0.002422000048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9289866303217E+018">
                <text:p>1.59289866303217E+018</text:p>
              </table:table-cell>
              <table:table-cell office:value-type="float" office:value="0.0111800003797">
                <text:p>0.0111800003797</text:p>
              </table:table-cell>
              <table:table-cell office:value-type="float" office:value="0.00326399994083">
                <text:p>0.003263999940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9289866308383E+018">
                <text:p>1.59289866308383E+018</text:p>
              </table:table-cell>
              <table:table-cell office:value-type="float" office:value="0.011269999668">
                <text:p>0.011269999668</text:p>
              </table:table-cell>
              <table:table-cell office:value-type="float" office:value="0.00597799988464">
                <text:p>0.005977999884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9289866313575E+018">
                <text:p>1.59289866313575E+018</text:p>
              </table:table-cell>
              <table:table-cell office:value-type="float" office:value="0.00803000014275">
                <text:p>0.00803000014275</text:p>
              </table:table-cell>
              <table:table-cell office:value-type="float" office:value="0.00737599981949">
                <text:p>0.007375999819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928986632369E+018">
                <text:p>1.5928986632369E+018</text:p>
              </table:table-cell>
              <table:table-cell office:value-type="float" office:value="0.00875000003725">
                <text:p>0.00875000003725</text:p>
              </table:table-cell>
              <table:table-cell office:value-type="float" office:value="0.00887999963015">
                <text:p>0.008879999630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9289866328802E+018">
                <text:p>1.59289866328802E+018</text:p>
              </table:table-cell>
              <table:table-cell office:value-type="float" office:value="0.00984000042081">
                <text:p>0.00984000042081</text:p>
              </table:table-cell>
              <table:table-cell office:value-type="float" office:value="0.00981399975717">
                <text:p>0.009813999757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9289866333962E+018">
                <text:p>1.59289866333962E+018</text:p>
              </table:table-cell>
              <table:table-cell office:value-type="float" office:value="0.010719999671">
                <text:p>0.010719999671</text:p>
              </table:table-cell>
              <table:table-cell office:value-type="float" office:value="0.00972199998796">
                <text:p>0.009721999987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9289866339169E+018">
                <text:p>1.59289866339169E+018</text:p>
              </table:table-cell>
              <table:table-cell office:value-type="float" office:value="0.00798000022769">
                <text:p>0.00798000022769</text:p>
              </table:table-cell>
              <table:table-cell office:value-type="float" office:value="0.0090640000999">
                <text:p>0.0090640000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9289866344321E+018">
                <text:p>1.59289866344321E+018</text:p>
              </table:table-cell>
              <table:table-cell office:value-type="float" office:value="0.023730000481">
                <text:p>0.023730000481</text:p>
              </table:table-cell>
              <table:table-cell office:value-type="float" office:value="0.012203999795">
                <text:p>0.0122039997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9289866349513E+018">
                <text:p>1.59289866349513E+018</text:p>
              </table:table-cell>
              <table:table-cell office:value-type="float" office:value="-0.00138999999035">
                <text:p>-0.00138999999035</text:p>
              </table:table-cell>
              <table:table-cell office:value-type="float" office:value="0.0101760001853">
                <text:p>0.01017600018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9289866354728E+018">
                <text:p>1.59289866354728E+018</text:p>
              </table:table-cell>
              <table:table-cell office:value-type="float" office:value="0.017330000177">
                <text:p>0.017330000177</text:p>
              </table:table-cell>
              <table:table-cell office:value-type="float" office:value="0.0116739999503">
                <text:p>0.01167399995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9289866359859E+018">
                <text:p>1.59289866359859E+018</text:p>
              </table:table-cell>
              <table:table-cell office:value-type="float" office:value="0.00595000013709">
                <text:p>0.00595000013709</text:p>
              </table:table-cell>
              <table:table-cell office:value-type="float" office:value="0.010719999671">
                <text:p>0.0107199996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928986636508E+018">
                <text:p>1.5928986636508E+018</text:p>
              </table:table-cell>
              <table:table-cell office:value-type="float" office:value="0.000660000019707">
                <text:p>0.000660000019707</text:p>
              </table:table-cell>
              <table:table-cell office:value-type="float" office:value="0.00925599969923">
                <text:p>0.009255999699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9289866370292E+018">
                <text:p>1.59289866370292E+018</text:p>
              </table:table-cell>
              <table:table-cell office:value-type="float" office:value="-0.0112800002098">
                <text:p>-0.0112800002098</text:p>
              </table:table-cell>
              <table:table-cell office:value-type="float" office:value="0.0022539999336">
                <text:p>0.0022539999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9289866375487E+018">
                <text:p>1.59289866375487E+018</text:p>
              </table:table-cell>
              <table:table-cell office:value-type="float" office:value="0.00362999993376">
                <text:p>0.00362999993376</text:p>
              </table:table-cell>
              <table:table-cell office:value-type="float" office:value="0.00325799989514">
                <text:p>0.003257999895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9289866380873E+018">
                <text:p>1.59289866380873E+018</text:p>
              </table:table-cell>
              <table:table-cell office:value-type="float" office:value="-0.0163599997759">
                <text:p>-0.0163599997759</text:p>
              </table:table-cell>
              <table:table-cell office:value-type="float" office:value="-0.00347999995574">
                <text:p>-0.003479999955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9289866386006E+018">
                <text:p>1.59289866386006E+018</text:p>
              </table:table-cell>
              <table:table-cell office:value-type="float" office:value="-0.00688999984413">
                <text:p>-0.00688999984413</text:p>
              </table:table-cell>
              <table:table-cell office:value-type="float" office:value="-0.00604799995199">
                <text:p>-0.006047999951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9289866391143E+018">
                <text:p>1.59289866391143E+018</text:p>
              </table:table-cell>
              <table:table-cell office:value-type="float" office:value="-0.00767999980599">
                <text:p>-0.00767999980599</text:p>
              </table:table-cell>
              <table:table-cell office:value-type="float" office:value="-0.00771600008011">
                <text:p>-0.007716000080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9289866396256E+018">
                <text:p>1.59289866396256E+018</text:p>
              </table:table-cell>
              <table:table-cell office:value-type="float" office:value="-0.00956999976188">
                <text:p>-0.00956999976188</text:p>
              </table:table-cell>
              <table:table-cell office:value-type="float" office:value="-0.00737399980426">
                <text:p>-0.007373999804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9289866401426E+018">
                <text:p>1.59289866401426E+018</text:p>
              </table:table-cell>
              <table:table-cell office:value-type="float" office:value="-0.0163300000131">
                <text:p>-0.0163300000131</text:p>
              </table:table-cell>
              <table:table-cell office:value-type="float" office:value="-0.011366000399">
                <text:p>-0.0113660003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9289866406627E+018">
                <text:p>1.59289866406627E+018</text:p>
              </table:table-cell>
              <table:table-cell office:value-type="float" office:value="-0.00771000003442">
                <text:p>-0.00771000003442</text:p>
              </table:table-cell>
              <table:table-cell office:value-type="float" office:value="-0.00963599979877">
                <text:p>-0.009635999798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9289866411829E+018">
                <text:p>1.59289866411829E+018</text:p>
              </table:table-cell>
              <table:table-cell office:value-type="float" office:value="-0.0205899998546">
                <text:p>-0.0205899998546</text:p>
              </table:table-cell>
              <table:table-cell office:value-type="float" office:value="-0.0123760001734">
                <text:p>-0.01237600017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928986641695E+018">
                <text:p>1.5928986641695E+018</text:p>
              </table:table-cell>
              <table:table-cell office:value-type="float" office:value="-0.00459000002593">
                <text:p>-0.00459000002593</text:p>
              </table:table-cell>
              <table:table-cell office:value-type="float" office:value="-0.0117579996586">
                <text:p>-0.01175799965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928986642207E+018">
                <text:p>1.5928986642207E+018</text:p>
              </table:table-cell>
              <table:table-cell office:value-type="float" office:value="-0.00972000043839">
                <text:p>-0.00972000043839</text:p>
              </table:table-cell>
              <table:table-cell office:value-type="float" office:value="-0.0117880003527">
                <text:p>-0.01178800035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9289866427195E+018">
                <text:p>1.59289866427195E+018</text:p>
              </table:table-cell>
              <table:table-cell office:value-type="float" office:value="-0.00839999970049">
                <text:p>-0.00839999970049</text:p>
              </table:table-cell>
              <table:table-cell office:value-type="float" office:value="-0.0102019999176">
                <text:p>-0.01020199991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9289866437386E+018">
                <text:p>1.59289866437386E+018</text:p>
              </table:table-cell>
              <table:table-cell office:value-type="float" office:value="-0.00718000018969">
                <text:p>-0.00718000018969</text:p>
              </table:table-cell>
              <table:table-cell office:value-type="float" office:value="-0.0100959995762">
                <text:p>-0.01009599957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9289866442544E+018">
                <text:p>1.59289866442544E+018</text:p>
              </table:table-cell>
              <table:table-cell office:value-type="float" office:value="0.00554999988526">
                <text:p>0.00554999988526</text:p>
              </table:table-cell>
              <table:table-cell office:value-type="float" office:value="-0.00486799981445">
                <text:p>-0.004867999814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9289866447768E+018">
                <text:p>1.59289866447768E+018</text:p>
              </table:table-cell>
              <table:table-cell office:value-type="float" office:value="-0.00520000001416">
                <text:p>-0.00520000001416</text:p>
              </table:table-cell>
              <table:table-cell office:value-type="float" office:value="-0.0049899998121">
                <text:p>-0.00498999981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9289866452971E+018">
                <text:p>1.59289866452971E+018</text:p>
              </table:table-cell>
              <table:table-cell office:value-type="float" office:value="0.00124999997206">
                <text:p>0.00124999997206</text:p>
              </table:table-cell>
              <table:table-cell office:value-type="float" office:value="-0.00279600010253">
                <text:p>-0.002796000102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9289866458176E+018">
                <text:p>1.59289866458176E+018</text:p>
              </table:table-cell>
              <table:table-cell office:value-type="float" office:value="0.00855999998748">
                <text:p>0.00855999998748</text:p>
              </table:table-cell>
              <table:table-cell office:value-type="float" office:value="0.00059599999804">
                <text:p>0.000595999998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9289866463356E+018">
                <text:p>1.59289866463356E+018</text:p>
              </table:table-cell>
              <table:table-cell office:value-type="float" office:value="0.0149800004438">
                <text:p>0.0149800004438</text:p>
              </table:table-cell>
              <table:table-cell office:value-type="float" office:value="0.00502800010145">
                <text:p>0.005028000101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9289866468573E+018">
                <text:p>1.59289866468573E+018</text:p>
              </table:table-cell>
              <table:table-cell office:value-type="float" office:value="0.00371999992058">
                <text:p>0.00371999992058</text:p>
              </table:table-cell>
              <table:table-cell office:value-type="float" office:value="0.00466200010851">
                <text:p>0.004662000108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92898664737E+018">
                <text:p>1.592898664737E+018</text:p>
              </table:table-cell>
              <table:table-cell office:value-type="float" office:value="0.0196199994534">
                <text:p>0.0196199994534</text:p>
              </table:table-cell>
              <table:table-cell office:value-type="float" office:value="0.00962600018829">
                <text:p>0.009626000188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9289866478991E+018">
                <text:p>1.59289866478991E+018</text:p>
              </table:table-cell>
              <table:table-cell office:value-type="float" office:value="0.0125399995595">
                <text:p>0.0125399995595</text:p>
              </table:table-cell>
              <table:table-cell office:value-type="float" office:value="0.0118840001523">
                <text:p>0.01188400015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59289866484133E+018">
                <text:p>1.59289866484133E+018</text:p>
              </table:table-cell>
              <table:table-cell office:value-type="float" office:value="0.0157299991697">
                <text:p>0.0157299991697</text:p>
              </table:table-cell>
              <table:table-cell office:value-type="float" office:value="0.0133180003613">
                <text:p>0.01331800036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9289866494354E+018">
                <text:p>1.59289866494354E+018</text:p>
              </table:table-cell>
              <table:table-cell office:value-type="float" office:value="0.00963999982923">
                <text:p>0.00963999982923</text:p>
              </table:table-cell>
              <table:table-cell office:value-type="float" office:value="0.0122499996796">
                <text:p>0.01224999967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9289866499473E+018">
                <text:p>1.59289866499473E+018</text:p>
              </table:table-cell>
              <table:table-cell office:value-type="float" office:value="0.0119200004265">
                <text:p>0.0119200004265</text:p>
              </table:table-cell>
              <table:table-cell office:value-type="float" office:value="0.0138900000602">
                <text:p>0.01389000006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9289866504637E+018">
                <text:p>1.59289866504637E+018</text:p>
              </table:table-cell>
              <table:table-cell office:value-type="float" office:value="0.00419999985024">
                <text:p>0.00419999985024</text:p>
              </table:table-cell>
              <table:table-cell office:value-type="float" office:value="0.0108059998602">
                <text:p>0.01080599986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9289866509798E+018">
                <text:p>1.59289866509798E+018</text:p>
              </table:table-cell>
              <table:table-cell office:value-type="float" office:value="0.00646999990568">
                <text:p>0.00646999990568</text:p>
              </table:table-cell>
              <table:table-cell office:value-type="float" office:value="0.00959200039506">
                <text:p>0.009592000395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928986651504E+018">
                <text:p>1.5928986651504E+018</text:p>
              </table:table-cell>
              <table:table-cell office:value-type="float" office:value="0.00853999983519">
                <text:p>0.00853999983519</text:p>
              </table:table-cell>
              <table:table-cell office:value-type="float" office:value="0.00815400015563">
                <text:p>0.008154000155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9289866520244E+018">
                <text:p>1.59289866520244E+018</text:p>
              </table:table-cell>
              <table:table-cell office:value-type="float" office:value="-0.00922000035644">
                <text:p>-0.00922000035644</text:p>
              </table:table-cell>
              <table:table-cell office:value-type="float" office:value="0.0043819998391">
                <text:p>0.00438199983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9289866525439E+018">
                <text:p>1.59289866525439E+018</text:p>
              </table:table-cell>
              <table:table-cell office:value-type="float" office:value="0.00829000025988">
                <text:p>0.00829000025988</text:p>
              </table:table-cell>
              <table:table-cell office:value-type="float" office:value="0.00365599989891">
                <text:p>0.003655999898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928986653066E+018">
                <text:p>1.5928986653066E+018</text:p>
              </table:table-cell>
              <table:table-cell office:value-type="float" office:value="-0.00337999989279">
                <text:p>-0.00337999989279</text:p>
              </table:table-cell>
              <table:table-cell office:value-type="float" office:value="0.00213999999687">
                <text:p>0.002139999996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9289866540857E+018">
                <text:p>1.59289866540857E+018</text:p>
              </table:table-cell>
              <table:table-cell office:value-type="float" office:value="-0.00282000005245">
                <text:p>-0.00282000005245</text:p>
              </table:table-cell>
              <table:table-cell office:value-type="float" office:value="0.000281999993604">
                <text:p>0.0002819999936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9289866545978E+018">
                <text:p>1.59289866545978E+018</text:p>
              </table:table-cell>
              <table:table-cell office:value-type="float" office:value="-0.00751999998465">
                <text:p>-0.00751999998465</text:p>
              </table:table-cell>
              <table:table-cell office:value-type="float" office:value="-0.00292999995872">
                <text:p>-0.002929999958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928986655114E+018">
                <text:p>1.5928986655114E+018</text:p>
              </table:table-cell>
              <table:table-cell office:value-type="float" office:value="-0.0130399996415">
                <text:p>-0.0130399996415</text:p>
              </table:table-cell>
              <table:table-cell office:value-type="float" office:value="-0.00369399995543">
                <text:p>-0.003693999955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9289866556335E+018">
                <text:p>1.59289866556335E+018</text:p>
              </table:table-cell>
              <table:table-cell office:value-type="float" office:value="-0.0201399996877">
                <text:p>-0.0201399996877</text:p>
              </table:table-cell>
              <table:table-cell office:value-type="float" office:value="-0.00937999971211">
                <text:p>-0.009379999712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9289866561601E+018">
                <text:p>1.59289866561601E+018</text:p>
              </table:table-cell>
              <table:table-cell office:value-type="float" office:value="-0.0120299998671">
                <text:p>-0.0120299998671</text:p>
              </table:table-cell>
              <table:table-cell office:value-type="float" office:value="-0.0111100003123">
                <text:p>-0.01111000031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9289866571828E+018">
                <text:p>1.59289866571828E+018</text:p>
              </table:table-cell>
              <table:table-cell office:value-type="float" office:value="-0.00619000010192">
                <text:p>-0.00619000010192</text:p>
              </table:table-cell>
              <table:table-cell office:value-type="float" office:value="-0.0117840003222">
                <text:p>-0.01178400032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9289866576931E+018">
                <text:p>1.59289866576931E+018</text:p>
              </table:table-cell>
              <table:table-cell office:value-type="float" office:value="-0.023959999904">
                <text:p>-0.023959999904</text:p>
              </table:table-cell>
              <table:table-cell office:value-type="float" office:value="-0.015072000213">
                <text:p>-0.0150720002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9289866582094E+018">
                <text:p>1.59289866582094E+018</text:p>
              </table:table-cell>
              <table:table-cell office:value-type="float" office:value="-0.0117399999872">
                <text:p>-0.0117399999872</text:p>
              </table:table-cell>
              <table:table-cell office:value-type="float" office:value="-0.0148120000958">
                <text:p>-0.01481200009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9289866587231E+018">
                <text:p>1.59289866587231E+018</text:p>
              </table:table-cell>
              <table:table-cell office:value-type="float" office:value="-0.00110999995377">
                <text:p>-0.00110999995377</text:p>
              </table:table-cell>
              <table:table-cell office:value-type="float" office:value="-0.0110060004517">
                <text:p>-0.01100600045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9289866592416E+018">
                <text:p>1.59289866592416E+018</text:p>
              </table:table-cell>
              <table:table-cell office:value-type="float" office:value="-0.0140300001949">
                <text:p>-0.0140300001949</text:p>
              </table:table-cell>
              <table:table-cell office:value-type="float" office:value="-0.0114059997723">
                <text:p>-0.01140599977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9289866597595E+018">
                <text:p>1.59289866597595E+018</text:p>
              </table:table-cell>
              <table:table-cell office:value-type="float" office:value="-0.00252000009641">
                <text:p>-0.00252000009641</text:p>
              </table:table-cell>
              <table:table-cell office:value-type="float" office:value="-0.0106720002368">
                <text:p>-0.01067200023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9289866602803E+018">
                <text:p>1.59289866602803E+018</text:p>
              </table:table-cell>
              <table:table-cell office:value-type="float" office:value="-0.00539000006393">
                <text:p>-0.00539000006393</text:p>
              </table:table-cell>
              <table:table-cell office:value-type="float" office:value="-0.00695799989626">
                <text:p>-0.006957999896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9289866607955E+018">
                <text:p>1.59289866607955E+018</text:p>
              </table:table-cell>
              <table:table-cell office:value-type="float" office:value="0.00887000001967">
                <text:p>0.00887000001967</text:p>
              </table:table-cell>
              <table:table-cell office:value-type="float" office:value="-0.00283599994145">
                <text:p>-0.002835999941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928986661307E+018">
                <text:p>1.5928986661307E+018</text:p>
              </table:table-cell>
              <table:table-cell office:value-type="float" office:value="-0.00416000001132">
                <text:p>-0.00416000001132</text:p>
              </table:table-cell>
              <table:table-cell office:value-type="float" office:value="-0.00344599992968">
                <text:p>-0.003445999929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9289866618234E+018">
                <text:p>1.59289866618234E+018</text:p>
              </table:table-cell>
              <table:table-cell office:value-type="float" office:value="0.0119099998847">
                <text:p>0.0119099998847</text:p>
              </table:table-cell>
              <table:table-cell office:value-type="float" office:value="0.0017419999931">
                <text:p>0.00174199999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59289866623417E+018">
                <text:p>1.59289866623417E+018</text:p>
              </table:table-cell>
              <table:table-cell office:value-type="float" office:value="0.00675000017509">
                <text:p>0.00675000017509</text:p>
              </table:table-cell>
              <table:table-cell office:value-type="float" office:value="0.0035959999077">
                <text:p>0.00359599990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928986662863E+018">
                <text:p>1.5928986662863E+018</text:p>
              </table:table-cell>
              <table:table-cell office:value-type="float" office:value="0.0178399998695">
                <text:p>0.0178399998695</text:p>
              </table:table-cell>
              <table:table-cell office:value-type="float" office:value="0.00824199989438">
                <text:p>0.008241999894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9289866633812E+018">
                <text:p>1.59289866633812E+018</text:p>
              </table:table-cell>
              <table:table-cell office:value-type="float" office:value="0.00927999988198">
                <text:p>0.00927999988198</text:p>
              </table:table-cell>
              <table:table-cell office:value-type="float" office:value="0.00832400005311">
                <text:p>0.008324000053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9289866639054E+018">
                <text:p>1.59289866639054E+018</text:p>
              </table:table-cell>
              <table:table-cell office:value-type="float" office:value="0.0155300004408">
                <text:p>0.0155300004408</text:p>
              </table:table-cell>
              <table:table-cell office:value-type="float" office:value="0.012261999771">
                <text:p>0.0122619997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9289866644604E+018">
                <text:p>1.59289866644604E+018</text:p>
              </table:table-cell>
              <table:table-cell office:value-type="float" office:value="0.00675000017509">
                <text:p>0.00675000017509</text:p>
              </table:table-cell>
              <table:table-cell office:value-type="float" office:value="0.0112300002947">
                <text:p>0.01123000029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59289866649751E+018">
                <text:p>1.59289866649751E+018</text:p>
              </table:table-cell>
              <table:table-cell office:value-type="float" office:value="0.0181499999017">
                <text:p>0.0181499999017</text:p>
              </table:table-cell>
              <table:table-cell office:value-type="float" office:value="0.0135099999607">
                <text:p>0.01350999996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9289866659944E+018">
                <text:p>1.59289866659944E+018</text:p>
              </table:table-cell>
              <table:table-cell office:value-type="float" office:value="0.00671999994665">
                <text:p>0.00671999994665</text:p>
              </table:table-cell>
              <table:table-cell office:value-type="float" office:value="0.0112859997898">
                <text:p>0.01128599978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9289866665208E+018">
                <text:p>1.59289866665208E+018</text:p>
              </table:table-cell>
              <table:table-cell office:value-type="float" office:value="0.00766000011936">
                <text:p>0.00766000011936</text:p>
              </table:table-cell>
              <table:table-cell office:value-type="float" office:value="0.0109620001167">
                <text:p>0.01096200011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9289866670395E+018">
                <text:p>1.59289866670395E+018</text:p>
              </table:table-cell>
              <table:table-cell office:value-type="float" office:value="0.00581000000238">
                <text:p>0.00581000000238</text:p>
              </table:table-cell>
              <table:table-cell office:value-type="float" office:value="0.00901800021529">
                <text:p>0.009018000215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928986667562E+018">
                <text:p>1.5928986667562E+018</text:p>
              </table:table-cell>
              <table:table-cell office:value-type="float" office:value="0.00956999976188">
                <text:p>0.00956999976188</text:p>
              </table:table-cell>
              <table:table-cell office:value-type="float" office:value="0.00958199985325">
                <text:p>0.009581999853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9289866680847E+018">
                <text:p>1.59289866680847E+018</text:p>
              </table:table-cell>
              <table:table-cell office:value-type="float" office:value="-0.000469999999041">
                <text:p>-0.000469999999041</text:p>
              </table:table-cell>
              <table:table-cell office:value-type="float" office:value="0.00585799990222">
                <text:p>0.005857999902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928986668598E+018">
                <text:p>1.5928986668598E+018</text:p>
              </table:table-cell>
              <table:table-cell office:value-type="float" office:value="0.00335999997333">
                <text:p>0.00335999997333</text:p>
              </table:table-cell>
              <table:table-cell office:value-type="float" office:value="0.00518599990755">
                <text:p>0.005185999907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9289866691189E+018">
                <text:p>1.59289866691189E+018</text:p>
              </table:table-cell>
              <table:table-cell office:value-type="float" office:value="-0.00575000001118">
                <text:p>-0.00575000001118</text:p>
              </table:table-cell>
              <table:table-cell office:value-type="float" office:value="0.00250399997458">
                <text:p>0.002503999974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9289866696319E+018">
                <text:p>1.59289866696319E+018</text:p>
              </table:table-cell>
              <table:table-cell office:value-type="float" office:value="0.000639999983832">
                <text:p>0.000639999983832</text:p>
              </table:table-cell>
              <table:table-cell office:value-type="float" office:value="0.00147000001743">
                <text:p>0.001470000017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9289866701449E+018">
                <text:p>1.59289866701449E+018</text:p>
              </table:table-cell>
              <table:table-cell office:value-type="float" office:value="-0.0104000000283">
                <text:p>-0.0104000000283</text:p>
              </table:table-cell>
              <table:table-cell office:value-type="float" office:value="-0.00252399989404">
                <text:p>-0.002523999894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9289866706714E+018">
                <text:p>1.59289866706714E+018</text:p>
              </table:table-cell>
              <table:table-cell office:value-type="float" office:value="-0.0105600003153">
                <text:p>-0.0105600003153</text:p>
              </table:table-cell>
              <table:table-cell office:value-type="float" office:value="-0.00454200012609">
                <text:p>-0.004542000126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9289866711948E+018">
                <text:p>1.59289866711948E+018</text:p>
              </table:table-cell>
              <table:table-cell office:value-type="float" office:value="-0.013030000031">
                <text:p>-0.013030000031</text:p>
              </table:table-cell>
              <table:table-cell office:value-type="float" office:value="-0.00781999994069">
                <text:p>-0.007819999940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928986671714E+018">
                <text:p>1.5928986671714E+018</text:p>
              </table:table-cell>
              <table:table-cell office:value-type="float" office:value="-0.0120000001043">
                <text:p>-0.0120000001043</text:p>
              </table:table-cell>
              <table:table-cell office:value-type="float" office:value="-0.00906999967992">
                <text:p>-0.009069999679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9289866722355E+018">
                <text:p>1.59289866722355E+018</text:p>
              </table:table-cell>
              <table:table-cell office:value-type="float" office:value="-0.0176800005138">
                <text:p>-0.0176800005138</text:p>
              </table:table-cell>
              <table:table-cell office:value-type="float" office:value="-0.0127339996397">
                <text:p>-0.01273399963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9289866732559E+018">
                <text:p>1.59289866732559E+018</text:p>
              </table:table-cell>
              <table:table-cell office:value-type="float" office:value="-0.0038699998986">
                <text:p>-0.0038699998986</text:p>
              </table:table-cell>
              <table:table-cell office:value-type="float" office:value="-0.0114280004054">
                <text:p>-0.01142800040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9289866737769E+018">
                <text:p>1.59289866737769E+018</text:p>
              </table:table-cell>
              <table:table-cell office:value-type="float" office:value="-0.0187199991196">
                <text:p>-0.0187199991196</text:p>
              </table:table-cell>
              <table:table-cell office:value-type="float" office:value="-0.0130599997938">
                <text:p>-0.01305999979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9289866742878E+018">
                <text:p>1.59289866742878E+018</text:p>
              </table:table-cell>
              <table:table-cell office:value-type="float" office:value="-0.00949000008404">
                <text:p>-0.00949000008404</text:p>
              </table:table-cell>
              <table:table-cell office:value-type="float" office:value="-0.0123519999906">
                <text:p>-0.01235199999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9289866748025E+018">
                <text:p>1.59289866748025E+018</text:p>
              </table:table-cell>
              <table:table-cell office:value-type="float" office:value="-0.00853999983519">
                <text:p>-0.00853999983519</text:p>
              </table:table-cell>
              <table:table-cell office:value-type="float" office:value="-0.0116600003093">
                <text:p>-0.01166000030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9289866753261E+018">
                <text:p>1.59289866753261E+018</text:p>
              </table:table-cell>
              <table:table-cell office:value-type="float" office:value="-0.00575000001118">
                <text:p>-0.00575000001118</text:p>
              </table:table-cell>
              <table:table-cell office:value-type="float" office:value="-0.00927400030196">
                <text:p>-0.009274000301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9289866758505E+018">
                <text:p>1.59289866758505E+018</text:p>
              </table:table-cell>
              <table:table-cell office:value-type="float" office:value="-0.0111699998379">
                <text:p>-0.0111699998379</text:p>
              </table:table-cell>
              <table:table-cell office:value-type="float" office:value="-0.0107340002432">
                <text:p>-0.01073400024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289866768704E+018">
                <text:p>1.59289866768704E+018</text:p>
              </table:table-cell>
              <table:table-cell office:value-type="float" office:value="0.00230000005104">
                <text:p>0.00230000005104</text:p>
              </table:table-cell>
              <table:table-cell office:value-type="float" office:value="-0.00652999989688">
                <text:p>-0.006529999896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289866773911E+018">
                <text:p>1.59289866773911E+018</text:p>
              </table:table-cell>
              <table:table-cell office:value-type="float" office:value="-0.000190000006114">
                <text:p>-0.000190000006114</text:p>
              </table:table-cell>
              <table:table-cell office:value-type="float" office:value="-0.00467000016943">
                <text:p>-0.004670000169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928986677913E+018">
                <text:p>1.5928986677913E+018</text:p>
              </table:table-cell>
              <table:table-cell office:value-type="float" office:value="0.00755999982357">
                <text:p>0.00755999982357</text:p>
              </table:table-cell>
              <table:table-cell office:value-type="float" office:value="-0.00144999998156">
                <text:p>-0.001449999981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59289866789344E+018">
                <text:p>1.59289866789344E+018</text:p>
              </table:table-cell>
              <table:table-cell office:value-type="float" office:value="0.00511999987066">
                <text:p>0.00511999987066</text:p>
              </table:table-cell>
              <table:table-cell office:value-type="float" office:value="0.000723999983165">
                <text:p>0.0007239999831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9289866794525E+018">
                <text:p>1.59289866794525E+018</text:p>
              </table:table-cell>
              <table:table-cell office:value-type="float" office:value="0.0186999998987">
                <text:p>0.0186999998987</text:p>
              </table:table-cell>
              <table:table-cell office:value-type="float" office:value="0.00669799977913">
                <text:p>0.006697999779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9289866799638E+018">
                <text:p>1.59289866799638E+018</text:p>
              </table:table-cell>
              <table:table-cell office:value-type="float" office:value="0.0206000003964">
                <text:p>0.0206000003964</text:p>
              </table:table-cell>
              <table:table-cell office:value-type="float" office:value="0.0103580001742">
                <text:p>0.01035800017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9289866804772E+018">
                <text:p>1.59289866804772E+018</text:p>
              </table:table-cell>
              <table:table-cell office:value-type="float" office:value="0.0112300002947">
                <text:p>0.0112300002947</text:p>
              </table:table-cell>
              <table:table-cell office:value-type="float" office:value="0.0126419998705">
                <text:p>0.01264199987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59289866809936E+018">
                <text:p>1.59289866809936E+018</text:p>
              </table:table-cell>
              <table:table-cell office:value-type="float" office:value="0.0250899996608">
                <text:p>0.0250899996608</text:p>
              </table:table-cell>
              <table:table-cell office:value-type="float" office:value="0.0161479990929">
                <text:p>0.01614799909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9289866815145E+018">
                <text:p>1.59289866815145E+018</text:p>
              </table:table-cell>
              <table:table-cell office:value-type="float" office:value="0.00877999980003">
                <text:p>0.00877999980003</text:p>
              </table:table-cell>
              <table:table-cell office:value-type="float" office:value="0.0168800000101">
                <text:p>0.01688000001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9289866820407E+018">
                <text:p>1.59289866820407E+018</text:p>
              </table:table-cell>
              <table:table-cell office:value-type="float" office:value="0.0168500002474">
                <text:p>0.0168500002474</text:p>
              </table:table-cell>
              <table:table-cell office:value-type="float" office:value="0.0165100004524">
                <text:p>0.01651000045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9289866825616E+018">
                <text:p>1.59289866825616E+018</text:p>
              </table:table-cell>
              <table:table-cell office:value-type="float" office:value="0.000959999975748">
                <text:p>0.000959999975748</text:p>
              </table:table-cell>
              <table:table-cell office:value-type="float" office:value="0.012582000345">
                <text:p>0.0125820003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9289866830737E+018">
                <text:p>1.59289866830737E+018</text:p>
              </table:table-cell>
              <table:table-cell office:value-type="float" office:value="0.0145800001919">
                <text:p>0.0145800001919</text:p>
              </table:table-cell>
              <table:table-cell office:value-type="float" office:value="0.0132520003244">
                <text:p>0.01325200032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59289866835853E+018">
                <text:p>1.59289866835853E+018</text:p>
              </table:table-cell>
              <table:table-cell office:value-type="float" office:value="-0.00626999977976">
                <text:p>-0.00626999977976</text:p>
              </table:table-cell>
              <table:table-cell office:value-type="float" office:value="0.00698000006378">
                <text:p>0.006980000063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59289866846043E+018">
                <text:p>1.59289866846043E+018</text:p>
              </table:table-cell>
              <table:table-cell office:value-type="float" office:value="0.0000700000018696">
                <text:p>0.0000700000018696</text:p>
              </table:table-cell>
              <table:table-cell office:value-type="float" office:value="0.00523799983785">
                <text:p>0.005237999837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59289866851228E+018">
                <text:p>1.59289866851228E+018</text:p>
              </table:table-cell>
              <table:table-cell office:value-type="float" office:value="-0.00839000009">
                <text:p>-0.00839000009</text:p>
              </table:table-cell>
              <table:table-cell office:value-type="float" office:value="0.000190000006114">
                <text:p>0.0001900000061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5928986685635E+018">
                <text:p>1.5928986685635E+018</text:p>
              </table:table-cell>
              <table:table-cell office:value-type="float" office:value="0.0042699999176">
                <text:p>0.0042699999176</text:p>
              </table:table-cell>
              <table:table-cell office:value-type="float" office:value="0.000852000026498">
                <text:p>0.0008520000264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59289866861902E+018">
                <text:p>1.59289866861902E+018</text:p>
              </table:table-cell>
              <table:table-cell office:value-type="float" office:value="-0.0198400001973">
                <text:p>-0.0198400001973</text:p>
              </table:table-cell>
              <table:table-cell office:value-type="float" office:value="-0.00603199983016">
                <text:p>-0.006031999830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59289866867132E+018">
                <text:p>1.59289866867132E+018</text:p>
              </table:table-cell>
              <table:table-cell office:value-type="float" office:value="-0.00126000004821">
                <text:p>-0.00126000004821</text:p>
              </table:table-cell>
              <table:table-cell office:value-type="float" office:value="-0.00503000011668">
                <text:p>-0.005030000116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59289866872335E+018">
                <text:p>1.59289866872335E+018</text:p>
              </table:table-cell>
              <table:table-cell office:value-type="float" office:value="-0.00985000003129">
                <text:p>-0.00985000003129</text:p>
              </table:table-cell>
              <table:table-cell office:value-type="float" office:value="-0.00701399985701">
                <text:p>-0.007013999857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59289866877742E+018">
                <text:p>1.59289866877742E+018</text:p>
              </table:table-cell>
              <table:table-cell office:value-type="float" office:value="-0.0162000004202">
                <text:p>-0.0162000004202</text:p>
              </table:table-cell>
              <table:table-cell office:value-type="float" office:value="-0.00857600010931">
                <text:p>-0.008576000109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59289866883019E+018">
                <text:p>1.59289866883019E+018</text:p>
              </table:table-cell>
              <table:table-cell office:value-type="float" office:value="-0.0232200007886">
                <text:p>-0.0232200007886</text:p>
              </table:table-cell>
              <table:table-cell office:value-type="float" office:value="-0.0140739995986">
                <text:p>-0.01407399959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59289866888154E+018">
                <text:p>1.59289866888154E+018</text:p>
              </table:table-cell>
              <table:table-cell office:value-type="float" office:value="-0.00555999996141">
                <text:p>-0.00555999996141</text:p>
              </table:table-cell>
              <table:table-cell office:value-type="float" office:value="-0.0112180002034">
                <text:p>-0.01121800020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928986689335E+018">
                <text:p>1.5928986689335E+018</text:p>
              </table:table-cell>
              <table:table-cell office:value-type="float" office:value="-0.0213600005955">
                <text:p>-0.0213600005955</text:p>
              </table:table-cell>
              <table:table-cell office:value-type="float" office:value="-0.01523800008">
                <text:p>-0.015238000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9289866898773E+018">
                <text:p>1.59289866898773E+018</text:p>
              </table:table-cell>
              <table:table-cell office:value-type="float" office:value="-0.00548999989405">
                <text:p>-0.00548999989405</text:p>
              </table:table-cell>
              <table:table-cell office:value-type="float" office:value="-0.0143659999594">
                <text:p>-0.01436599995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928986690396E+018">
                <text:p>1.5928986690396E+018</text:p>
              </table:table-cell>
              <table:table-cell office:value-type="float" office:value="-0.0077399997972">
                <text:p>-0.0077399997972</text:p>
              </table:table-cell>
              <table:table-cell office:value-type="float" office:value="-0.0126740001142">
                <text:p>-0.01267400011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9289866909158E+018">
                <text:p>1.59289866909158E+018</text:p>
              </table:table-cell>
              <table:table-cell office:value-type="float" office:value="-0.00182000000495">
                <text:p>-0.00182000000495</text:p>
              </table:table-cell>
              <table:table-cell office:value-type="float" office:value="-0.00839400012046">
                <text:p>-0.008394000120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9289866919358E+018">
                <text:p>1.59289866919358E+018</text:p>
              </table:table-cell>
              <table:table-cell office:value-type="float" office:value="-0.00152000004891">
                <text:p>-0.00152000004891</text:p>
              </table:table-cell>
              <table:table-cell office:value-type="float" office:value="-0.00758600002155">
                <text:p>-0.007586000021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9289866924587E+018">
                <text:p>1.59289866924587E+018</text:p>
              </table:table-cell>
              <table:table-cell office:value-type="float" office:value="-0.00126000004821">
                <text:p>-0.00126000004821</text:p>
              </table:table-cell>
              <table:table-cell office:value-type="float" office:value="-0.0035659999121">
                <text:p>-0.00356599991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928986692981E+018">
                <text:p>1.5928986692981E+018</text:p>
              </table:table-cell>
              <table:table-cell office:value-type="float" office:value="-0.00155000004452">
                <text:p>-0.00155000004452</text:p>
              </table:table-cell>
              <table:table-cell office:value-type="float" office:value="-0.00277799996547">
                <text:p>-0.002777999965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9289866934959E+018">
                <text:p>1.59289866934959E+018</text:p>
              </table:table-cell>
              <table:table-cell office:value-type="float" office:value="0.0144800003618">
                <text:p>0.0144800003618</text:p>
              </table:table-cell>
              <table:table-cell office:value-type="float" office:value="0.00166599999648">
                <text:p>0.001665999996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9289866940165E+018">
                <text:p>1.59289866940165E+018</text:p>
              </table:table-cell>
              <table:table-cell office:value-type="float" office:value="0.0114900004119">
                <text:p>0.0114900004119</text:p>
              </table:table-cell>
              <table:table-cell office:value-type="float" office:value="0.00432799989358">
                <text:p>0.004327999893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928986694539E+018">
                <text:p>1.5928986694539E+018</text:p>
              </table:table-cell>
              <table:table-cell office:value-type="float" office:value="0.0105600003153">
                <text:p>0.0105600003153</text:p>
              </table:table-cell>
              <table:table-cell office:value-type="float" office:value="0.0067440001294">
                <text:p>0.00674400012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9289866950581E+018">
                <text:p>1.59289866950581E+018</text:p>
              </table:table-cell>
              <table:table-cell office:value-type="float" office:value="0.0212600007653">
                <text:p>0.0212600007653</text:p>
              </table:table-cell>
              <table:table-cell office:value-type="float" office:value="0.0112479999661">
                <text:p>0.01124799996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9289866955784E+018">
                <text:p>1.59289866955784E+018</text:p>
              </table:table-cell>
              <table:table-cell office:value-type="float" office:value="0.0110299997032">
                <text:p>0.0110299997032</text:p>
              </table:table-cell>
              <table:table-cell office:value-type="float" office:value="0.0137639995664">
                <text:p>0.01376399956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9289866960993E+018">
                <text:p>1.59289866960993E+018</text:p>
              </table:table-cell>
              <table:table-cell office:value-type="float" office:value="0.00613000011072">
                <text:p>0.00613000011072</text:p>
              </table:table-cell>
              <table:table-cell office:value-type="float" office:value="0.0120940003544">
                <text:p>0.01209400035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9289866966193E+018">
                <text:p>1.59289866966193E+018</text:p>
              </table:table-cell>
              <table:table-cell office:value-type="float" office:value="0.0097000002861">
                <text:p>0.0097000002861</text:p>
              </table:table-cell>
              <table:table-cell office:value-type="float" office:value="0.0117359999567">
                <text:p>0.01173599995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9289866976377E+018">
                <text:p>1.59289866976377E+018</text:p>
              </table:table-cell>
              <table:table-cell office:value-type="float" office:value="0.00412999978289">
                <text:p>0.00412999978289</text:p>
              </table:table-cell>
              <table:table-cell office:value-type="float" office:value="0.0104499999434">
                <text:p>0.01044999994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9289866981571E+018">
                <text:p>1.59289866981571E+018</text:p>
              </table:table-cell>
              <table:table-cell office:value-type="float" office:value="0.00170999998227">
                <text:p>0.00170999998227</text:p>
              </table:table-cell>
              <table:table-cell office:value-type="float" office:value="0.00653999997303">
                <text:p>0.006539999973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5928986698669E+018">
                <text:p>1.5928986698669E+018</text:p>
              </table:table-cell>
              <table:table-cell office:value-type="float" office:value="0.0157399997115">
                <text:p>0.0157399997115</text:p>
              </table:table-cell>
              <table:table-cell office:value-type="float" office:value="0.00748200016096">
                <text:p>0.007482000160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928986699688E+018">
                <text:p>1.5928986699688E+018</text:p>
              </table:table-cell>
              <table:table-cell office:value-type="float" office:value="0.0000700000018696">
                <text:p>0.0000700000018696</text:p>
              </table:table-cell>
              <table:table-cell office:value-type="float" office:value="0.00626999977976">
                <text:p>0.006269999779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59289867002097E+018">
                <text:p>1.59289867002097E+018</text:p>
              </table:table-cell>
              <table:table-cell office:value-type="float" office:value="0.000469999999041">
                <text:p>0.000469999999041</text:p>
              </table:table-cell>
              <table:table-cell office:value-type="float" office:value="0.00442400015891">
                <text:p>0.004424000158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92898670073E+018">
                <text:p>1.592898670073E+018</text:p>
              </table:table-cell>
              <table:table-cell office:value-type="float" office:value="0.00371999992058">
                <text:p>0.00371999992058</text:p>
              </table:table-cell>
              <table:table-cell office:value-type="float" office:value="0.00434200000018">
                <text:p>0.004342000000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9289867012517E+018">
                <text:p>1.59289867012517E+018</text:p>
              </table:table-cell>
              <table:table-cell office:value-type="float" office:value="-0.00353000010364">
                <text:p>-0.00353000010364</text:p>
              </table:table-cell>
              <table:table-cell office:value-type="float" office:value="0.00329399993643">
                <text:p>0.003293999936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9289867017714E+018">
                <text:p>1.59289867017714E+018</text:p>
              </table:table-cell>
              <table:table-cell office:value-type="float" office:value="-0.00958000030369">
                <text:p>-0.00958000030369</text:p>
              </table:table-cell>
              <table:table-cell office:value-type="float" office:value="-0.00176999997348">
                <text:p>-0.001769999973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59289867022924E+018">
                <text:p>1.59289867022924E+018</text:p>
              </table:table-cell>
              <table:table-cell office:value-type="float" office:value="-0.00579999992624">
                <text:p>-0.00579999992624</text:p>
              </table:table-cell>
              <table:table-cell office:value-type="float" office:value="-0.00294400006533">
                <text:p>-0.002944000065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9289867028122E+018">
                <text:p>1.59289867028122E+018</text:p>
              </table:table-cell>
              <table:table-cell office:value-type="float" office:value="-0.0060100001283">
                <text:p>-0.0060100001283</text:p>
              </table:table-cell>
              <table:table-cell office:value-type="float" office:value="-0.00424000015482">
                <text:p>-0.004240000154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59289867033316E+018">
                <text:p>1.59289867033316E+018</text:p>
              </table:table-cell>
              <table:table-cell office:value-type="float" office:value="-0.0191200003028">
                <text:p>-0.0191200003028</text:p>
              </table:table-cell>
              <table:table-cell office:value-type="float" office:value="-0.00880800001323">
                <text:p>-0.008808000013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59289867038535E+018">
                <text:p>1.59289867038535E+018</text:p>
              </table:table-cell>
              <table:table-cell office:value-type="float" office:value="-0.00650000013411">
                <text:p>-0.00650000013411</text:p>
              </table:table-cell>
              <table:table-cell office:value-type="float" office:value="-0.00940200034529">
                <text:p>-0.009402000345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9289867043726E+018">
                <text:p>1.59289867043726E+018</text:p>
              </table:table-cell>
              <table:table-cell office:value-type="float" office:value="-0.0185800008476">
                <text:p>-0.0185800008476</text:p>
              </table:table-cell>
              <table:table-cell office:value-type="float" office:value="-0.0112020000815">
                <text:p>-0.01120200008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9289867048951E+018">
                <text:p>1.59289867048951E+018</text:p>
              </table:table-cell>
              <table:table-cell office:value-type="float" office:value="-0.00387999997474">
                <text:p>-0.00387999997474</text:p>
              </table:table-cell>
              <table:table-cell office:value-type="float" office:value="-0.0108179999515">
                <text:p>-0.01081799995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59289867054078E+018">
                <text:p>1.59289867054078E+018</text:p>
              </table:table-cell>
              <table:table-cell office:value-type="float" office:value="-0.0186500009149">
                <text:p>-0.0186500009149</text:p>
              </table:table-cell>
              <table:table-cell office:value-type="float" office:value="-0.0133459996432">
                <text:p>-0.01334599964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59289867059277E+018">
                <text:p>1.59289867059277E+018</text:p>
              </table:table-cell>
              <table:table-cell office:value-type="float" office:value="-0.000509999983478">
                <text:p>-0.000509999983478</text:p>
              </table:table-cell>
              <table:table-cell office:value-type="float" office:value="-0.0096239997074">
                <text:p>-0.00962399970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59289867064403E+018">
                <text:p>1.59289867064403E+018</text:p>
              </table:table-cell>
              <table:table-cell office:value-type="float" office:value="-0.0106399999931">
                <text:p>-0.0106399999931</text:p>
              </table:table-cell>
              <table:table-cell office:value-type="float" office:value="-0.0104520004243">
                <text:p>-0.01045200042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9289867069532E+018">
                <text:p>1.59289867069532E+018</text:p>
              </table:table-cell>
              <table:table-cell office:value-type="float" office:value="-0.00431000022218">
                <text:p>-0.00431000022218</text:p>
              </table:table-cell>
              <table:table-cell office:value-type="float" office:value="-0.00759800011292">
                <text:p>-0.007598000112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59289867074656E+018">
                <text:p>1.59289867074656E+018</text:p>
              </table:table-cell>
              <table:table-cell office:value-type="float" office:value="-0.0109200002626">
                <text:p>-0.0109200002626</text:p>
              </table:table-cell>
              <table:table-cell office:value-type="float" office:value="-0.00900600012392">
                <text:p>-0.009006000123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59289867079857E+018">
                <text:p>1.59289867079857E+018</text:p>
              </table:table-cell>
              <table:table-cell office:value-type="float" office:value="-0.00343999988399">
                <text:p>-0.00343999988399</text:p>
              </table:table-cell>
              <table:table-cell office:value-type="float" office:value="-0.00596399977803">
                <text:p>-0.005963999778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59289867085E+018">
                <text:p>1.59289867085E+018</text:p>
              </table:table-cell>
              <table:table-cell office:value-type="float" office:value="-0.00798000022769">
                <text:p>-0.00798000022769</text:p>
              </table:table-cell>
              <table:table-cell office:value-type="float" office:value="-0.00745799997821">
                <text:p>-0.007457999978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9289867090183E+018">
                <text:p>1.59289867090183E+018</text:p>
              </table:table-cell>
              <table:table-cell office:value-type="float" office:value="0.00427999999374">
                <text:p>0.00427999999374</text:p>
              </table:table-cell>
              <table:table-cell office:value-type="float" office:value="-0.00447400007397">
                <text:p>-0.004474000073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928986709537E+018">
                <text:p>1.5928986709537E+018</text:p>
              </table:table-cell>
              <table:table-cell office:value-type="float" office:value="0.015340000391">
                <text:p>0.015340000391</text:p>
              </table:table-cell>
              <table:table-cell office:value-type="float" office:value="-0.00054400000954">
                <text:p>-0.000544000009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9289867100495E+018">
                <text:p>1.59289867100495E+018</text:p>
              </table:table-cell>
              <table:table-cell office:value-type="float" office:value="0.00889999978244">
                <text:p>0.00889999978244</text:p>
              </table:table-cell>
              <table:table-cell office:value-type="float" office:value="0.00341999996454">
                <text:p>0.0034199999645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9289867110686E+018">
                <text:p>1.59289867110686E+018</text:p>
              </table:table-cell>
              <table:table-cell office:value-type="float" office:value="0.0103099998087">
                <text:p>0.0103099998087</text:p>
              </table:table-cell>
              <table:table-cell office:value-type="float" office:value="0.00616999994963">
                <text:p>0.006169999949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59289867115893E+018">
                <text:p>1.59289867115893E+018</text:p>
              </table:table-cell>
              <table:table-cell office:value-type="float" office:value="0.0144400000572">
                <text:p>0.0144400000572</text:p>
              </table:table-cell>
              <table:table-cell office:value-type="float" office:value="0.0106539996341">
                <text:p>0.01065399963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9289867121012E+018">
                <text:p>1.59289867121012E+018</text:p>
              </table:table-cell>
              <table:table-cell office:value-type="float" office:value="0.0208599995822">
                <text:p>0.0208599995822</text:p>
              </table:table-cell>
              <table:table-cell office:value-type="float" office:value="0.013969999738">
                <text:p>0.0139699997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59289867126186E+018">
                <text:p>1.59289867126186E+018</text:p>
              </table:table-cell>
              <table:table-cell office:value-type="float" office:value="0.0150699997321">
                <text:p>0.0150699997321</text:p>
              </table:table-cell>
              <table:table-cell office:value-type="float" office:value="0.0139159997925">
                <text:p>0.01391599979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9289867136387E+018">
                <text:p>1.59289867136387E+018</text:p>
              </table:table-cell>
              <table:table-cell office:value-type="float" office:value="0.011269999668">
                <text:p>0.011269999668</text:p>
              </table:table-cell>
              <table:table-cell office:value-type="float" office:value="0.0143900001422">
                <text:p>0.01439000014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9289867141528E+018">
                <text:p>1.59289867141528E+018</text:p>
              </table:table-cell>
              <table:table-cell office:value-type="float" office:value="0.00905000045896">
                <text:p>0.00905000045896</text:p>
              </table:table-cell>
              <table:table-cell office:value-type="float" office:value="0.0141380000859">
                <text:p>0.01413800008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9289867146736E+018">
                <text:p>1.59289867146736E+018</text:p>
              </table:table-cell>
              <table:table-cell office:value-type="float" office:value="0.0198699999601">
                <text:p>0.0198699999601</text:p>
              </table:table-cell>
              <table:table-cell office:value-type="float" office:value="0.015224000439">
                <text:p>0.0152240004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928986715203E+018">
                <text:p>1.5928986715203E+018</text:p>
              </table:table-cell>
              <table:table-cell office:value-type="float" office:value="-0.00616999994963">
                <text:p>-0.00616999994963</text:p>
              </table:table-cell>
              <table:table-cell office:value-type="float" office:value="0.00981799978763">
                <text:p>0.009817999787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59289867157229E+018">
                <text:p>1.59289867157229E+018</text:p>
              </table:table-cell>
              <table:table-cell office:value-type="float" office:value="0.00555999996141">
                <text:p>0.00555999996141</text:p>
              </table:table-cell>
              <table:table-cell office:value-type="float" office:value="0.00791599974036">
                <text:p>0.007915999740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9289867162452E+018">
                <text:p>1.59289867162452E+018</text:p>
              </table:table-cell>
              <table:table-cell office:value-type="float" office:value="-0.00643000006676">
                <text:p>-0.00643000006676</text:p>
              </table:table-cell>
              <table:table-cell office:value-type="float" office:value="0.00437599979341">
                <text:p>0.004375999793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9289867167661E+018">
                <text:p>1.59289867167661E+018</text:p>
              </table:table-cell>
              <table:table-cell office:value-type="float" office:value="-0.00325999991037">
                <text:p>-0.00325999991037</text:p>
              </table:table-cell>
              <table:table-cell office:value-type="float" office:value="0.00191400002223">
                <text:p>0.001914000022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59289867172857E+018">
                <text:p>1.59289867172857E+018</text:p>
              </table:table-cell>
              <table:table-cell office:value-type="float" office:value="-0.00463999994099">
                <text:p>-0.00463999994099</text:p>
              </table:table-cell>
              <table:table-cell office:value-type="float" office:value="-0.0029879999347">
                <text:p>-0.00298799993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59289867178021E+018">
                <text:p>1.59289867178021E+018</text:p>
              </table:table-cell>
              <table:table-cell office:value-type="float" office:value="-0.00551000004634">
                <text:p>-0.00551000004634</text:p>
              </table:table-cell>
              <table:table-cell office:value-type="float" office:value="-0.00285600009374">
                <text:p>-0.002856000093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59289867183245E+018">
                <text:p>1.59289867183245E+018</text:p>
              </table:table-cell>
              <table:table-cell office:value-type="float" office:value="-0.015569999814">
                <text:p>-0.015569999814</text:p>
              </table:table-cell>
              <table:table-cell office:value-type="float" office:value="-0.00708199990913">
                <text:p>-0.007081999909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9289867188461E+018">
                <text:p>1.59289867188461E+018</text:p>
              </table:table-cell>
              <table:table-cell office:value-type="float" office:value="-0.0162899997085">
                <text:p>-0.0162899997085</text:p>
              </table:table-cell>
              <table:table-cell office:value-type="float" office:value="-0.00905399955809">
                <text:p>-0.009053999558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59289867193667E+018">
                <text:p>1.59289867193667E+018</text:p>
              </table:table-cell>
              <table:table-cell office:value-type="float" office:value="-0.0130799999461">
                <text:p>-0.0130799999461</text:p>
              </table:table-cell>
              <table:table-cell office:value-type="float" office:value="-0.0110179996118">
                <text:p>-0.01101799961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9289867199075E+018">
                <text:p>1.59289867199075E+018</text:p>
              </table:table-cell>
              <table:table-cell office:value-type="float" office:value="-0.0193700008094">
                <text:p>-0.0193700008094</text:p>
              </table:table-cell>
              <table:table-cell office:value-type="float" office:value="-0.013964000158">
                <text:p>-0.0139640001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59289867204276E+018">
                <text:p>1.59289867204276E+018</text:p>
              </table:table-cell>
              <table:table-cell office:value-type="float" office:value="-0.0125599997118">
                <text:p>-0.0125599997118</text:p>
              </table:table-cell>
              <table:table-cell office:value-type="float" office:value="-0.0153740001842">
                <text:p>-0.01537400018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59289867209439E+018">
                <text:p>1.59289867209439E+018</text:p>
              </table:table-cell>
              <table:table-cell office:value-type="float" office:value="-0.0163899995387">
                <text:p>-0.0163899995387</text:p>
              </table:table-cell>
              <table:table-cell office:value-type="float" office:value="-0.0155379995704">
                <text:p>-0.01553799957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59289867219645E+018">
                <text:p>1.59289867219645E+018</text:p>
              </table:table-cell>
              <table:table-cell office:value-type="float" office:value="-0.00407999986783">
                <text:p>-0.00407999986783</text:p>
              </table:table-cell>
              <table:table-cell office:value-type="float" office:value="-0.0130960000679">
                <text:p>-0.01309600006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59289867224861E+018">
                <text:p>1.59289867224861E+018</text:p>
              </table:table-cell>
              <table:table-cell office:value-type="float" office:value="-0.0105100004002">
                <text:p>-0.0105100004002</text:p>
              </table:table-cell>
              <table:table-cell office:value-type="float" office:value="-0.012582000345">
                <text:p>-0.0125820003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59289867230136E+018">
                <text:p>1.59289867230136E+018</text:p>
              </table:table-cell>
              <table:table-cell office:value-type="float" office:value="-0.00747000006959">
                <text:p>-0.00747000006959</text:p>
              </table:table-cell>
              <table:table-cell office:value-type="float" office:value="-0.0102019999176">
                <text:p>-0.01020199991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59289867235468E+018">
                <text:p>1.59289867235468E+018</text:p>
              </table:table-cell>
              <table:table-cell office:value-type="float" office:value="-0.00543999997899">
                <text:p>-0.00543999997899</text:p>
              </table:table-cell>
              <table:table-cell office:value-type="float" office:value="-0.00877800025046">
                <text:p>-0.008778000250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9289867240675E+018">
                <text:p>1.59289867240675E+018</text:p>
              </table:table-cell>
              <table:table-cell office:value-type="float" office:value="-0.00375999999233">
                <text:p>-0.00375999999233</text:p>
              </table:table-cell>
              <table:table-cell office:value-type="float" office:value="-0.00625200010836">
                <text:p>-0.006252000108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59289867245916E+018">
                <text:p>1.59289867245916E+018</text:p>
              </table:table-cell>
              <table:table-cell office:value-type="float" office:value="0.00193000002764">
                <text:p>0.00193000002764</text:p>
              </table:table-cell>
              <table:table-cell office:value-type="float" office:value="-0.0050499998033">
                <text:p>-0.00504999980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59289867251113E+018">
                <text:p>1.59289867251113E+018</text:p>
              </table:table-cell>
              <table:table-cell office:value-type="float" office:value="-0.0300500001758">
                <text:p>-0.0300500001758</text:p>
              </table:table-cell>
              <table:table-cell office:value-type="float" office:value="-0.00895799975842">
                <text:p>-0.008957999758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9289867286284E+018">
                <text:p>1.59289867286284E+018</text:p>
              </table:table-cell>
              <table:table-cell office:value-type="float" office:value="-0.00978999957442">
                <text:p>-0.00978999957442</text:p>
              </table:table-cell>
              <table:table-cell office:value-type="float" office:value="-0.00942199956626">
                <text:p>-0.009421999566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592898672915E+018">
                <text:p>1.592898672915E+018</text:p>
              </table:table-cell>
              <table:table-cell office:value-type="float" office:value="-0.0628499984741">
                <text:p>-0.0628499984741</text:p>
              </table:table-cell>
              <table:table-cell office:value-type="float" office:value="-0.0209040008485">
                <text:p>-0.02090400084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59289867296622E+018">
                <text:p>1.59289867296622E+018</text:p>
              </table:table-cell>
              <table:table-cell office:value-type="float" office:value="-0.065719999373">
                <text:p>-0.065719999373</text:p>
              </table:table-cell>
              <table:table-cell office:value-type="float" office:value="-0.0332960002124">
                <text:p>-0.03329600021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59289867301751E+018">
                <text:p>1.59289867301751E+018</text:p>
              </table:table-cell>
              <table:table-cell office:value-type="float" office:value="-0.0682900026441">
                <text:p>-0.0682900026441</text:p>
              </table:table-cell>
              <table:table-cell office:value-type="float" office:value="-0.0473399981856">
                <text:p>-0.04733999818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59289867306968E+018">
                <text:p>1.59289867306968E+018</text:p>
              </table:table-cell>
              <table:table-cell office:value-type="float" office:value="-0.0341700017452">
                <text:p>-0.0341700017452</text:p>
              </table:table-cell>
              <table:table-cell office:value-type="float" office:value="-0.048163998872">
                <text:p>-0.0481639988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59289867312133E+018">
                <text:p>1.59289867312133E+018</text:p>
              </table:table-cell>
              <table:table-cell office:value-type="float" office:value="-0.000300000014249">
                <text:p>-0.000300000014249</text:p>
              </table:table-cell>
              <table:table-cell office:value-type="float" office:value="-0.0462660007179">
                <text:p>-0.04626600071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9289867317259E+018">
                <text:p>1.59289867317259E+018</text:p>
              </table:table-cell>
              <table:table-cell office:value-type="float" office:value="-0.000839999993332">
                <text:p>-0.000839999993332</text:p>
              </table:table-cell>
              <table:table-cell office:value-type="float" office:value="-0.0338639989495">
                <text:p>-0.03386399894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9289867322375E+018">
                <text:p>1.59289867322375E+018</text:p>
              </table:table-cell>
              <table:table-cell office:value-type="float" office:value="-0.000150000007125">
                <text:p>-0.000150000007125</text:p>
              </table:table-cell>
              <table:table-cell office:value-type="float" office:value="-0.0207499992102">
                <text:p>-0.02074999921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9289867327486E+018">
                <text:p>1.59289867327486E+018</text:p>
              </table:table-cell>
              <table:table-cell office:value-type="float" office:value="-0.000190000006114">
                <text:p>-0.000190000006114</text:p>
              </table:table-cell>
              <table:table-cell office:value-type="float" office:value="-0.00712999980897">
                <text:p>-0.007129999808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9289867332616E+018">
                <text:p>1.59289867332616E+018</text:p>
              </table:table-cell>
              <table:table-cell office:value-type="float" office:value="-0.00000999999974738">
                <text:p>-0.00000999999974738</text:p>
              </table:table-cell>
              <table:table-cell office:value-type="float" office:value="-0.00029799999902">
                <text:p>-0.000297999999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9289867337821E+018">
                <text:p>1.59289867337821E+018</text:p>
              </table:table-cell>
              <table:table-cell office:value-type="float" office:value="0.000579999992624">
                <text:p>0.000579999992624</text:p>
              </table:table-cell>
              <table:table-cell office:value-type="float" office:value="-0.000121999997646">
                <text:p>-0.0001219999976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9289867343025E+018">
                <text:p>1.59289867343025E+018</text:p>
              </table:table-cell>
              <table:table-cell office:value-type="float" office:value="0.000699999975041">
                <text:p>0.000699999975041</text:p>
              </table:table-cell>
              <table:table-cell office:value-type="float" office:value="0.00018600000476">
                <text:p>0.000186000004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9289867348226E+018">
                <text:p>1.59289867348226E+018</text:p>
              </table:table-cell>
              <table:table-cell office:value-type="float" office:value="0.000520000001416">
                <text:p>0.000520000001416</text:p>
              </table:table-cell>
              <table:table-cell office:value-type="float" office:value="0.000319999991916">
                <text:p>0.0003199999919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9289867353428E+018">
                <text:p>1.59289867353428E+018</text:p>
              </table:table-cell>
              <table:table-cell office:value-type="float" office:value="0.000369999994291">
                <text:p>0.000369999994291</text:p>
              </table:table-cell>
              <table:table-cell office:value-type="float" office:value="0.000432000000728">
                <text:p>0.0004320000007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9289867358645E+018">
                <text:p>1.59289867358645E+018</text:p>
              </table:table-cell>
              <table:table-cell office:value-type="float" office:value="-0.0000999999974738">
                <text:p>-0.0000999999974738</text:p>
              </table:table-cell>
              <table:table-cell office:value-type="float" office:value="0.000414000009187">
                <text:p>0.0004140000091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9289867363854E+018">
                <text:p>1.59289867363854E+018</text:p>
              </table:table-cell>
              <table:table-cell office:value-type="float" office:value="-0.000119999996969">
                <text:p>-0.000119999996969</text:p>
              </table:table-cell>
              <table:table-cell office:value-type="float" office:value="0.000273999990895">
                <text:p>0.0002739999908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928986736905E+018">
                <text:p>1.5928986736905E+018</text:p>
              </table:table-cell>
              <table:table-cell office:value-type="float" office:value="0.0000199999994948">
                <text:p>0.0000199999994948</text:p>
              </table:table-cell>
              <table:table-cell office:value-type="float" office:value="0.000138000003062">
                <text:p>0.0001380000030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9289867374265E+018">
                <text:p>1.59289867374265E+018</text:p>
              </table:table-cell>
              <table:table-cell office:value-type="float" office:value="0.00497000012547">
                <text:p>0.00497000012547</text:p>
              </table:table-cell>
              <table:table-cell office:value-type="float" office:value="0.00102800002787">
                <text:p>0.0010280000278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9289867384483E+018">
                <text:p>1.59289867384483E+018</text:p>
              </table:table-cell>
              <table:table-cell office:value-type="float" office:value="-0">
                <text:p>-0</text:p>
              </table:table-cell>
              <table:table-cell office:value-type="float" office:value="0.000953999988269">
                <text:p>0.0009539999882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9289867389659E+018">
                <text:p>1.59289867389659E+018</text:p>
              </table:table-cell>
              <table:table-cell office:value-type="float" office:value="0.000920000020415">
                <text:p>0.000920000020415</text:p>
              </table:table-cell>
              <table:table-cell office:value-type="float" office:value="0.00115799997002">
                <text:p>0.001157999970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9289867394892E+018">
                <text:p>1.59289867394892E+018</text:p>
              </table:table-cell>
              <table:table-cell office:value-type="float" office:value="0.000150000007125">
                <text:p>0.000150000007125</text:p>
              </table:table-cell>
              <table:table-cell office:value-type="float" office:value="0.00121200003196">
                <text:p>0.001212000031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928986740002E+018">
                <text:p>1.5928986740002E+018</text:p>
              </table:table-cell>
              <table:table-cell office:value-type="float" office:value="-0.000399999989895">
                <text:p>-0.000399999989895</text:p>
              </table:table-cell>
              <table:table-cell office:value-type="float" office:value="0.00112799997441">
                <text:p>0.001127999974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9289867405181E+018">
                <text:p>1.59289867405181E+018</text:p>
              </table:table-cell>
              <table:table-cell office:value-type="float" office:value="-0.00492999982089">
                <text:p>-0.00492999982089</text:p>
              </table:table-cell>
              <table:table-cell office:value-type="float" office:value="-0.000852000026498">
                <text:p>-0.0008520000264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9289867410359E+018">
                <text:p>1.59289867410359E+018</text:p>
              </table:table-cell>
              <table:table-cell office:value-type="float" office:value="-0.000319999991916">
                <text:p>-0.000319999991916</text:p>
              </table:table-cell>
              <table:table-cell office:value-type="float" office:value="-0.000915999989957">
                <text:p>-0.0009159999899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9289867415556E+018">
                <text:p>1.59289867415556E+018</text:p>
              </table:table-cell>
              <table:table-cell office:value-type="float" office:value="0.00257000001147">
                <text:p>0.00257000001147</text:p>
              </table:table-cell>
              <table:table-cell office:value-type="float" office:value="-0.000585999980103">
                <text:p>-0.0005859999801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928986742076E+018">
                <text:p>1.5928986742076E+018</text:p>
              </table:table-cell>
              <table:table-cell office:value-type="float" office:value="-0.000500000023749">
                <text:p>-0.000500000023749</text:p>
              </table:table-cell>
              <table:table-cell office:value-type="float" office:value="-0.000715999980457">
                <text:p>-0.0007159999804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9289867425902E+018">
                <text:p>1.59289867425902E+018</text:p>
              </table:table-cell>
              <table:table-cell office:value-type="float" office:value="0.000130000000354">
                <text:p>0.000130000000354</text:p>
              </table:table-cell>
              <table:table-cell office:value-type="float" office:value="-0.000609999988228">
                <text:p>-0.0006099999882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9289867431034E+018">
                <text:p>1.59289867431034E+018</text:p>
              </table:table-cell>
              <table:table-cell office:value-type="float" office:value="-0.0000399999989895">
                <text:p>-0.0000399999989895</text:p>
              </table:table-cell>
              <table:table-cell office:value-type="float" office:value="0.000368000008166">
                <text:p>0.0003680000081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9289867436238E+018">
                <text:p>1.59289867436238E+018</text:p>
              </table:table-cell>
              <table:table-cell office:value-type="float" office:value="0.000300000014249">
                <text:p>0.000300000014249</text:p>
              </table:table-cell>
              <table:table-cell office:value-type="float" office:value="0.00049200002104">
                <text:p>0.000492000021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9289867441373E+018">
                <text:p>1.59289867441373E+018</text:p>
              </table:table-cell>
              <table:table-cell office:value-type="float" office:value="-0.00347999995574">
                <text:p>-0.00347999995574</text:p>
              </table:table-cell>
              <table:table-cell office:value-type="float" office:value="-0.000717999995686">
                <text:p>-0.0007179999956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928986744649E+018">
                <text:p>1.5928986744649E+018</text:p>
              </table:table-cell>
              <table:table-cell office:value-type="float" office:value="0.00089000002481">
                <text:p>0.00089000002481</text:p>
              </table:table-cell>
              <table:table-cell office:value-type="float" office:value="-0.000440000003437">
                <text:p>-0.0004400000034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9289867451615E+018">
                <text:p>1.59289867451615E+018</text:p>
              </table:table-cell>
              <table:table-cell office:value-type="float" office:value="-0.0000199999994948">
                <text:p>-0.0000199999994948</text:p>
              </table:table-cell>
              <table:table-cell office:value-type="float" office:value="-0.000469999999041">
                <text:p>-0.0004699999990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4.761cm" svg:height="9cm" xlink:href=".." xlink:type="simple" chart:class="chart:scatter" chart:style-name="ch1">
        <chart:legend chart:legend-position="end" svg:x="40.903cm" svg:y="3.952cm" style:legend-expansion="high" chart:style-name="ch2"/>
        <chart:plot-area chart:style-name="ch3" table:cell-range-address="Sheet1.C2:Sheet1.C278 Sheet1.I1:Sheet1.I278 Sheet1.O1:Sheet1.O277" chart:data-source-has-labels="row" svg:x="0.895cm" svg:y="0.18cm" svg:width="39.113cm" svg:height="8.64cm">
          <chartooo:coordinate-region svg:x="2.377cm" svg:y="0.379cm" svg:width="36.14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278" loext:label-string="averaged_speed" chart:class="chart:scatter">
            <chart:domain table:cell-range-address="Sheet1.C2:Sheet1.C278"/>
            <chart:data-point chart:repeated="278"/>
          </chart:series>
          <chart:series chart:style-name="ch7" chart:values-cell-range-address="Sheet1.O1:Sheet1.O277" loext:label-string="acceleration" chart:class="chart:scatter">
            <chart:data-point chart:repeated="2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eraged_speed</text:p>
              </table:table-cell>
              <table:table-cell office:value-type="string">
                <text:p>acceler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9289865818382E+018">
                <text:p>1.59289865818382E+018</text:p>
                <draw:g>
                  <svg:desc>Sheet1.C2:Sheet1.C278</svg:desc>
                </draw:g>
              </table:table-cell>
              <table:table-cell office:value-type="float" office:value="NaN">
                <text:p>NaN</text:p>
                <draw:g>
                  <svg:desc>Sheet1.I1:Sheet1.I278</svg:desc>
                </draw:g>
              </table:table-cell>
              <table:table-cell office:value-type="float" office:value="NaN">
                <text:p>NaN</text:p>
                <draw:g>
                  <svg:desc>Sheet1.O1:Sheet1.O2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9289865828529E+018">
                <text:p>1.59289865828529E+018</text:p>
              </table:table-cell>
              <table:table-cell office:value-type="float" office:value="0.000262178306002">
                <text:p>0.000262178306002</text:p>
              </table:table-cell>
              <table:table-cell office:value-type="float" office:value="-0.000230000005104">
                <text:p>-0.000230000005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928986583368E+018">
                <text:p>1.5928986583368E+018</text:p>
              </table:table-cell>
              <table:table-cell office:value-type="float" office:value="0.000251003890298">
                <text:p>0.000251003890298</text:p>
              </table:table-cell>
              <table:table-cell office:value-type="float" office:value="-0.000110000000859">
                <text:p>-0.000110000000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289865838808E+018">
                <text:p>1.59289865838808E+018</text:p>
              </table:table-cell>
              <table:table-cell office:value-type="float" office:value="0.000265471666353">
                <text:p>0.000265471666353</text:p>
              </table:table-cell>
              <table:table-cell office:value-type="float" office:value="0.000280000007479">
                <text:p>0.000280000007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9289865843997E+018">
                <text:p>1.59289865843997E+018</text:p>
              </table:table-cell>
              <table:table-cell office:value-type="float" office:value="0.000339498044923">
                <text:p>0.000339498044923</text:p>
              </table:table-cell>
              <table:table-cell office:value-type="float" office:value="0.00144000002183">
                <text:p>0.00144000002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9289865849196E+018">
                <text:p>1.59289865849196E+018</text:p>
              </table:table-cell>
              <table:table-cell office:value-type="float" office:value="0.000406094331993">
                <text:p>0.000406094331993</text:p>
              </table:table-cell>
              <table:table-cell office:value-type="float" office:value="0.00127999996766">
                <text:p>0.00127999996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9289865859386E+018">
                <text:p>1.59289865859386E+018</text:p>
              </table:table-cell>
              <table:table-cell office:value-type="float" office:value="0.000441227777628">
                <text:p>0.000441227777628</text:p>
              </table:table-cell>
              <table:table-cell office:value-type="float" office:value="0.000679999997374">
                <text:p>0.0006799999973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9289865864587E+018">
                <text:p>1.59289865864587E+018</text:p>
              </table:table-cell>
              <table:table-cell office:value-type="float" office:value="0.000438131362898">
                <text:p>0.000438131362898</text:p>
              </table:table-cell>
              <table:table-cell office:value-type="float" office:value="-0.0000299999992421">
                <text:p>-0.0000299999992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9289865869712E+018">
                <text:p>1.59289865869712E+018</text:p>
              </table:table-cell>
              <table:table-cell office:value-type="float" office:value="0.00041820743354">
                <text:p>0.00041820743354</text:p>
              </table:table-cell>
              <table:table-cell office:value-type="float" office:value="-0.000380000012228">
                <text:p>-0.000380000012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9289865874831E+018">
                <text:p>1.59289865874831E+018</text:p>
              </table:table-cell>
              <table:table-cell office:value-type="float" office:value="0.000309243769152">
                <text:p>0.000309243769152</text:p>
              </table:table-cell>
              <table:table-cell office:value-type="float" office:value="-0.00212999992073">
                <text:p>-0.002129999920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9289865879974E+018">
                <text:p>1.59289865879974E+018</text:p>
              </table:table-cell>
              <table:table-cell office:value-type="float" office:value="0.000215579770156">
                <text:p>0.000215579770156</text:p>
              </table:table-cell>
              <table:table-cell office:value-type="float" office:value="-0.00182999996468">
                <text:p>-0.001829999964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928986588516E+018">
                <text:p>1.5928986588516E+018</text:p>
              </table:table-cell>
              <table:table-cell office:value-type="float" office:value="0.000198618581635">
                <text:p>0.000198618581635</text:p>
              </table:table-cell>
              <table:table-cell office:value-type="float" office:value="-0.000330000009853">
                <text:p>-0.0003300000098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9289865895281E+018">
                <text:p>1.59289865895281E+018</text:p>
              </table:table-cell>
              <table:table-cell office:value-type="float" office:value="0.000171346604475">
                <text:p>0.000171346604475</text:p>
              </table:table-cell>
              <table:table-cell office:value-type="float" office:value="-0.000530000019353">
                <text:p>-0.000530000019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9289865900433E+018">
                <text:p>1.59289865900433E+018</text:p>
              </table:table-cell>
              <table:table-cell office:value-type="float" office:value="0.000176126224687">
                <text:p>0.000176126224687</text:p>
              </table:table-cell>
              <table:table-cell office:value-type="float" office:value="0.0000499999987369">
                <text:p>0.00004999999873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9289865905585E+018">
                <text:p>1.59289865905585E+018</text:p>
              </table:table-cell>
              <table:table-cell office:value-type="float" office:value="0.000200643116841">
                <text:p>0.000200643116841</text:p>
              </table:table-cell>
              <table:table-cell office:value-type="float" office:value="0.000479999987874">
                <text:p>0.0004799999878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928986591097E+018">
                <text:p>1.5928986591097E+018</text:p>
              </table:table-cell>
              <table:table-cell office:value-type="float" office:value="0.000232431193581">
                <text:p>0.000232431193581</text:p>
              </table:table-cell>
              <table:table-cell office:value-type="float" office:value="0.000620000006165">
                <text:p>0.000620000006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9289865951153E+018">
                <text:p>1.59289865951153E+018</text:p>
              </table:table-cell>
              <table:table-cell office:value-type="float" office:value="0.000219256238779">
                <text:p>0.000219256238779</text:p>
              </table:table-cell>
              <table:table-cell office:value-type="float" office:value="-0.000239999993937">
                <text:p>-0.0002399999939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9289865956347E+018">
                <text:p>1.59289865956347E+018</text:p>
              </table:table-cell>
              <table:table-cell office:value-type="float" office:value="0.000262850779109">
                <text:p>0.000262850779109</text:p>
              </table:table-cell>
              <table:table-cell office:value-type="float" office:value="0.000110000000859">
                <text:p>0.000110000000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928986596152E+018">
                <text:p>1.5928986596152E+018</text:p>
              </table:table-cell>
              <table:table-cell office:value-type="float" office:value="0.00251816445962">
                <text:p>0.00251816445962</text:p>
              </table:table-cell>
              <table:table-cell office:value-type="float" office:value="0.0434199981391">
                <text:p>0.0434199981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9289865966716E+018">
                <text:p>1.59289865966716E+018</text:p>
              </table:table-cell>
              <table:table-cell office:value-type="float" office:value="0.0100960126147">
                <text:p>0.0100960126147</text:p>
              </table:table-cell>
              <table:table-cell office:value-type="float" office:value="0.146500006318">
                <text:p>0.1465000063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9289865971915E+018">
                <text:p>1.59289865971915E+018</text:p>
              </table:table-cell>
              <table:table-cell office:value-type="float" office:value="0.0195454061031">
                <text:p>0.0195454061031</text:p>
              </table:table-cell>
              <table:table-cell office:value-type="float" office:value="0.181840002537">
                <text:p>0.1818400025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9289865977102E+018">
                <text:p>1.59289865977102E+018</text:p>
              </table:table-cell>
              <table:table-cell office:value-type="float" office:value="0.0285229533911">
                <text:p>0.0285229533911</text:p>
              </table:table-cell>
              <table:table-cell office:value-type="float" office:value="0.17269000411">
                <text:p>0.17269000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9289865982281E+018">
                <text:p>1.59289865982281E+018</text:p>
              </table:table-cell>
              <table:table-cell office:value-type="float" office:value="0.0384013317525">
                <text:p>0.0384013317525</text:p>
              </table:table-cell>
              <table:table-cell office:value-type="float" office:value="0.190439999104">
                <text:p>0.190439999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9289865992398E+018">
                <text:p>1.59289865992398E+018</text:p>
              </table:table-cell>
              <table:table-cell office:value-type="float" office:value="0.0401095636189">
                <text:p>0.0401095636189</text:p>
              </table:table-cell>
              <table:table-cell office:value-type="float" office:value="0.032990001142">
                <text:p>0.0329900011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9289865997544E+018">
                <text:p>1.59289865997544E+018</text:p>
              </table:table-cell>
              <table:table-cell office:value-type="float" office:value="0.0336255654693">
                <text:p>0.0336255654693</text:p>
              </table:table-cell>
              <table:table-cell office:value-type="float" office:value="-0.0640899986029">
                <text:p>-0.0640899986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9289866002771E+018">
                <text:p>1.59289866002771E+018</text:p>
              </table:table-cell>
              <table:table-cell office:value-type="float" office:value="0.0281825382262">
                <text:p>0.0281825382262</text:p>
              </table:table-cell>
              <table:table-cell office:value-type="float" office:value="-0.105760000646">
                <text:p>-0.1057600006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9289866007974E+018">
                <text:p>1.59289866007974E+018</text:p>
              </table:table-cell>
              <table:table-cell office:value-type="float" office:value="0.0238851774484">
                <text:p>0.0238851774484</text:p>
              </table:table-cell>
              <table:table-cell office:value-type="float" office:value="-0.0822200030088">
                <text:p>-0.08222000300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9289866013172E+018">
                <text:p>1.59289866013172E+018</text:p>
              </table:table-cell>
              <table:table-cell office:value-type="float" office:value="0.0186566058546">
                <text:p>0.0186566058546</text:p>
              </table:table-cell>
              <table:table-cell office:value-type="float" office:value="-0.100489996374">
                <text:p>-0.100489996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9289866018363E+018">
                <text:p>1.59289866018363E+018</text:p>
              </table:table-cell>
              <table:table-cell office:value-type="float" office:value="0.0194123275578">
                <text:p>0.0194123275578</text:p>
              </table:table-cell>
              <table:table-cell office:value-type="float" office:value="0.0145399998873">
                <text:p>0.01453999988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9289866023562E+018">
                <text:p>1.59289866023562E+018</text:p>
              </table:table-cell>
              <table:table-cell office:value-type="float" office:value="0.0234094820917">
                <text:p>0.0234094820917</text:p>
              </table:table-cell>
              <table:table-cell office:value-type="float" office:value="0.0769999995828">
                <text:p>0.07699999958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9289866028767E+018">
                <text:p>1.59289866028767E+018</text:p>
              </table:table-cell>
              <table:table-cell office:value-type="float" office:value="0.0241366978735">
                <text:p>0.0241366978735</text:p>
              </table:table-cell>
              <table:table-cell office:value-type="float" office:value="0.0139899998903">
                <text:p>0.0139899998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9289866034034E+018">
                <text:p>1.59289866034034E+018</text:p>
              </table:table-cell>
              <table:table-cell office:value-type="float" office:value="0.0242329016328">
                <text:p>0.0242329016328</text:p>
              </table:table-cell>
              <table:table-cell office:value-type="float" office:value="0.00185000000056">
                <text:p>0.00185000000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9289866039241E+018">
                <text:p>1.59289866039241E+018</text:p>
              </table:table-cell>
              <table:table-cell office:value-type="float" office:value="0.0241171233356">
                <text:p>0.0241171233356</text:p>
              </table:table-cell>
              <table:table-cell office:value-type="float" office:value="-0.00219999998808">
                <text:p>-0.002199999988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9289866044454E+018">
                <text:p>1.59289866044454E+018</text:p>
              </table:table-cell>
              <table:table-cell office:value-type="float" office:value="0.024369392544">
                <text:p>0.024369392544</text:p>
              </table:table-cell>
              <table:table-cell office:value-type="float" office:value="0.00484000006691">
                <text:p>0.004840000066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9289866049658E+018">
                <text:p>1.59289866049658E+018</text:p>
              </table:table-cell>
              <table:table-cell office:value-type="float" office:value="0.0239915512502">
                <text:p>0.0239915512502</text:p>
              </table:table-cell>
              <table:table-cell office:value-type="float" office:value="-0.00724999979138">
                <text:p>-0.007249999791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9289866054769E+018">
                <text:p>1.59289866054769E+018</text:p>
              </table:table-cell>
              <table:table-cell office:value-type="float" office:value="0.0237297080457">
                <text:p>0.0237297080457</text:p>
              </table:table-cell>
              <table:table-cell office:value-type="float" office:value="-0.00503000011668">
                <text:p>-0.00503000011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9289866059955E+018">
                <text:p>1.59289866059955E+018</text:p>
              </table:table-cell>
              <table:table-cell office:value-type="float" office:value="0.0232393909246">
                <text:p>0.0232393909246</text:p>
              </table:table-cell>
              <table:table-cell office:value-type="float" office:value="-0.00958999991417">
                <text:p>-0.009589999914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9289866065153E+018">
                <text:p>1.59289866065153E+018</text:p>
              </table:table-cell>
              <table:table-cell office:value-type="float" office:value="0.0228654667735">
                <text:p>0.0228654667735</text:p>
              </table:table-cell>
              <table:table-cell office:value-type="float" office:value="-0.00720999995247">
                <text:p>-0.007209999952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928986607035E+018">
                <text:p>1.5928986607035E+018</text:p>
              </table:table-cell>
              <table:table-cell office:value-type="float" office:value="0.0223273467273">
                <text:p>0.0223273467273</text:p>
              </table:table-cell>
              <table:table-cell office:value-type="float" office:value="-0.0103500001132">
                <text:p>-0.01035000011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9289866075537E+018">
                <text:p>1.59289866075537E+018</text:p>
              </table:table-cell>
              <table:table-cell office:value-type="float" office:value="0.0222902875394">
                <text:p>0.0222902875394</text:p>
              </table:table-cell>
              <table:table-cell office:value-type="float" office:value="-0.000709999992978">
                <text:p>-0.0007099999929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9289866085731E+018">
                <text:p>1.59289866085731E+018</text:p>
              </table:table-cell>
              <table:table-cell office:value-type="float" office:value="0.0216621477157">
                <text:p>0.0216621477157</text:p>
              </table:table-cell>
              <table:table-cell office:value-type="float" office:value="-0.0121099995449">
                <text:p>-0.01210999954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9289866090966E+018">
                <text:p>1.59289866090966E+018</text:p>
              </table:table-cell>
              <table:table-cell office:value-type="float" office:value="0.0212705917656">
                <text:p>0.0212705917656</text:p>
              </table:table-cell>
              <table:table-cell office:value-type="float" office:value="-0.00383999990299">
                <text:p>-0.003839999902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9289866096124E+018">
                <text:p>1.59289866096124E+018</text:p>
              </table:table-cell>
              <table:table-cell office:value-type="float" office:value="0.0207109432667">
                <text:p>0.0207109432667</text:p>
              </table:table-cell>
              <table:table-cell office:value-type="float" office:value="-0.0106899999082">
                <text:p>-0.01068999990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9289866101336E+018">
                <text:p>1.59289866101336E+018</text:p>
              </table:table-cell>
              <table:table-cell office:value-type="float" office:value="0.0195825472474">
                <text:p>0.0195825472474</text:p>
              </table:table-cell>
              <table:table-cell office:value-type="float" office:value="-0.0218800008297">
                <text:p>-0.02188000082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928986610654E+018">
                <text:p>1.5928986610654E+018</text:p>
              </table:table-cell>
              <table:table-cell office:value-type="float" office:value="0.0186198540032">
                <text:p>0.0186198540032</text:p>
              </table:table-cell>
              <table:table-cell office:value-type="float" office:value="-0.0184700004756">
                <text:p>-0.01847000047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9289866111723E+018">
                <text:p>1.59289866111723E+018</text:p>
              </table:table-cell>
              <table:table-cell office:value-type="float" office:value="0.0182665623724">
                <text:p>0.0182665623724</text:p>
              </table:table-cell>
              <table:table-cell office:value-type="float" office:value="-0.00679000001401">
                <text:p>-0.006790000014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9289866121917E+018">
                <text:p>1.59289866121917E+018</text:p>
              </table:table-cell>
              <table:table-cell office:value-type="float" office:value="0.0177710596472">
                <text:p>0.0177710596472</text:p>
              </table:table-cell>
              <table:table-cell office:value-type="float" office:value="-0.0095600001514">
                <text:p>-0.00956000015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9289866127125E+018">
                <text:p>1.59289866127125E+018</text:p>
              </table:table-cell>
              <table:table-cell office:value-type="float" office:value="0.017514007166">
                <text:p>0.017514007166</text:p>
              </table:table-cell>
              <table:table-cell office:value-type="float" office:value="-0.00252000009641">
                <text:p>-0.002520000096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9289866132319E+018">
                <text:p>1.59289866132319E+018</text:p>
              </table:table-cell>
              <table:table-cell office:value-type="float" office:value="0.017466628924">
                <text:p>0.017466628924</text:p>
              </table:table-cell>
              <table:table-cell office:value-type="float" office:value="-0.000910000002477">
                <text:p>-0.0009100000024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928986613752E+018">
                <text:p>1.5928986613752E+018</text:p>
              </table:table-cell>
              <table:table-cell office:value-type="float" office:value="0.0176362469792">
                <text:p>0.0176362469792</text:p>
              </table:table-cell>
              <table:table-cell office:value-type="float" office:value="0.00326999998651">
                <text:p>0.003269999986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9289866147716E+018">
                <text:p>1.59289866147716E+018</text:p>
              </table:table-cell>
              <table:table-cell office:value-type="float" office:value="0.0178905371577">
                <text:p>0.0178905371577</text:p>
              </table:table-cell>
              <table:table-cell office:value-type="float" office:value="0.00488999998197">
                <text:p>0.004889999981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9289866152917E+018">
                <text:p>1.59289866152917E+018</text:p>
              </table:table-cell>
              <table:table-cell office:value-type="float" office:value="0.0185093414038">
                <text:p>0.0185093414038</text:p>
              </table:table-cell>
              <table:table-cell office:value-type="float" office:value="0.00607000011951">
                <text:p>0.006070000119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9289866158125E+018">
                <text:p>1.59289866158125E+018</text:p>
              </table:table-cell>
              <table:table-cell office:value-type="float" office:value="0.0194723438472">
                <text:p>0.0194723438472</text:p>
              </table:table-cell>
              <table:table-cell office:value-type="float" office:value="0.0185199994594">
                <text:p>0.01851999945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9289866168246E+018">
                <text:p>1.59289866168246E+018</text:p>
              </table:table-cell>
              <table:table-cell office:value-type="float" office:value="0.0206097215414">
                <text:p>0.0206097215414</text:p>
              </table:table-cell>
              <table:table-cell office:value-type="float" office:value="0.0218400005251">
                <text:p>0.0218400005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9289866173464E+018">
                <text:p>1.59289866173464E+018</text:p>
              </table:table-cell>
              <table:table-cell office:value-type="float" office:value="0.0209280513227">
                <text:p>0.0209280513227</text:p>
              </table:table-cell>
              <table:table-cell office:value-type="float" office:value="0.0031500000041">
                <text:p>0.00315000000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9289866178668E+018">
                <text:p>1.59289866178668E+018</text:p>
              </table:table-cell>
              <table:table-cell office:value-type="float" office:value="0.0217702072114">
                <text:p>0.0217702072114</text:p>
              </table:table-cell>
              <table:table-cell office:value-type="float" office:value="0.0161400008947">
                <text:p>0.0161400008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9289866183878E+018">
                <text:p>1.59289866183878E+018</text:p>
              </table:table-cell>
              <table:table-cell office:value-type="float" office:value="0.0224438961595">
                <text:p>0.0224438961595</text:p>
              </table:table-cell>
              <table:table-cell office:value-type="float" office:value="0.0129500003532">
                <text:p>0.01295000035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9289866189061E+018">
                <text:p>1.59289866189061E+018</text:p>
              </table:table-cell>
              <table:table-cell office:value-type="float" office:value="0.0226982757449">
                <text:p>0.0226982757449</text:p>
              </table:table-cell>
              <table:table-cell office:value-type="float" office:value="0.00487999990582">
                <text:p>0.004879999905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9289866194262E+018">
                <text:p>1.59289866194262E+018</text:p>
              </table:table-cell>
              <table:table-cell office:value-type="float" office:value="0.0232127849013">
                <text:p>0.0232127849013</text:p>
              </table:table-cell>
              <table:table-cell office:value-type="float" office:value="0.00992999970913">
                <text:p>0.00992999970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9289866204572E+018">
                <text:p>1.59289866204572E+018</text:p>
              </table:table-cell>
              <table:table-cell office:value-type="float" office:value="0.02373332344">
                <text:p>0.02373332344</text:p>
              </table:table-cell>
              <table:table-cell office:value-type="float" office:value="0.0100100003183">
                <text:p>0.01001000031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9289866209766E+018">
                <text:p>1.59289866209766E+018</text:p>
              </table:table-cell>
              <table:table-cell office:value-type="float" office:value="0.0239627026021">
                <text:p>0.0239627026021</text:p>
              </table:table-cell>
              <table:table-cell office:value-type="float" office:value="0.00221999990754">
                <text:p>0.002219999907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9289866214976E+018">
                <text:p>1.59289866214976E+018</text:p>
              </table:table-cell>
              <table:table-cell office:value-type="float" office:value="0.0240058302879">
                <text:p>0.0240058302879</text:p>
              </table:table-cell>
              <table:table-cell office:value-type="float" office:value="0.000829999975394">
                <text:p>0.0008299999753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9289866220201E+018">
                <text:p>1.59289866220201E+018</text:p>
              </table:table-cell>
              <table:table-cell office:value-type="float" office:value="0.023937927559">
                <text:p>0.023937927559</text:p>
              </table:table-cell>
              <table:table-cell office:value-type="float" office:value="-0.00130000000354">
                <text:p>-0.001300000003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928986622548E+018">
                <text:p>1.5928986622548E+018</text:p>
              </table:table-cell>
              <table:table-cell office:value-type="float" office:value="0.0232971347868">
                <text:p>0.0232971347868</text:p>
              </table:table-cell>
              <table:table-cell office:value-type="float" office:value="-0.0122699998319">
                <text:p>-0.01226999983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9289866230686E+018">
                <text:p>1.59289866230686E+018</text:p>
              </table:table-cell>
              <table:table-cell office:value-type="float" office:value="0.0228114798665">
                <text:p>0.0228114798665</text:p>
              </table:table-cell>
              <table:table-cell office:value-type="float" office:value="-0.00920000020415">
                <text:p>-0.009200000204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9289866235868E+018">
                <text:p>1.59289866235868E+018</text:p>
              </table:table-cell>
              <table:table-cell office:value-type="float" office:value="0.0219687074423">
                <text:p>0.0219687074423</text:p>
              </table:table-cell>
              <table:table-cell office:value-type="float" office:value="-0.0161899998784">
                <text:p>-0.01618999987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289866241239E+018">
                <text:p>1.59289866241239E+018</text:p>
              </table:table-cell>
              <table:table-cell office:value-type="float" office:value="0.0211065486073">
                <text:p>0.0211065486073</text:p>
              </table:table-cell>
              <table:table-cell office:value-type="float" office:value="-0.0166400000453">
                <text:p>-0.01664000004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9289866246436E+018">
                <text:p>1.59289866246436E+018</text:p>
              </table:table-cell>
              <table:table-cell office:value-type="float" office:value="0.0208801925182">
                <text:p>0.0208801925182</text:p>
              </table:table-cell>
              <table:table-cell office:value-type="float" office:value="-0.00420999992639">
                <text:p>-0.004209999926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9289866256629E+018">
                <text:p>1.59289866256629E+018</text:p>
              </table:table-cell>
              <table:table-cell office:value-type="float" office:value="0.0201839618385">
                <text:p>0.0201839618385</text:p>
              </table:table-cell>
              <table:table-cell office:value-type="float" office:value="-0.0133999995887">
                <text:p>-0.01339999958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9289866261757E+018">
                <text:p>1.59289866261757E+018</text:p>
              </table:table-cell>
              <table:table-cell office:value-type="float" office:value="0.0193539746106">
                <text:p>0.0193539746106</text:p>
              </table:table-cell>
              <table:table-cell office:value-type="float" office:value="-0.00813999958336">
                <text:p>-0.008139999583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928986626698E+018">
                <text:p>1.5928986626698E+018</text:p>
              </table:table-cell>
              <table:table-cell office:value-type="float" office:value="0.0188937615603">
                <text:p>0.0188937615603</text:p>
              </table:table-cell>
              <table:table-cell office:value-type="float" office:value="-0.0089699998498">
                <text:p>-0.00896999984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9289866272186E+018">
                <text:p>1.59289866272186E+018</text:p>
              </table:table-cell>
              <table:table-cell office:value-type="float" office:value="0.0187027547508">
                <text:p>0.0187027547508</text:p>
              </table:table-cell>
              <table:table-cell office:value-type="float" office:value="-0.00365999992937">
                <text:p>-0.003659999929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9289866277399E+018">
                <text:p>1.59289866277399E+018</text:p>
              </table:table-cell>
              <table:table-cell office:value-type="float" office:value="0.0178048778325">
                <text:p>0.0178048778325</text:p>
              </table:table-cell>
              <table:table-cell office:value-type="float" office:value="-0.0172499995679">
                <text:p>-0.01724999956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9289866282609E+018">
                <text:p>1.59289866282609E+018</text:p>
              </table:table-cell>
              <table:table-cell office:value-type="float" office:value="0.0176849775016">
                <text:p>0.0176849775016</text:p>
              </table:table-cell>
              <table:table-cell office:value-type="float" office:value="-0.00230000005104">
                <text:p>-0.00230000005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9289866292811E+018">
                <text:p>1.59289866292811E+018</text:p>
              </table:table-cell>
              <table:table-cell office:value-type="float" office:value="0.0177389141172">
                <text:p>0.0177389141172</text:p>
              </table:table-cell>
              <table:table-cell office:value-type="float" office:value="0.00104000000283">
                <text:p>0.001040000002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9289866298009E+018">
                <text:p>1.59289866298009E+018</text:p>
              </table:table-cell>
              <table:table-cell office:value-type="float" office:value="0.0178646910936">
                <text:p>0.0178646910936</text:p>
              </table:table-cell>
              <table:table-cell office:value-type="float" office:value="0.0012300000526">
                <text:p>0.00123000005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9289866303217E+018">
                <text:p>1.59289866303217E+018</text:p>
              </table:table-cell>
              <table:table-cell office:value-type="float" office:value="0.0181336645037">
                <text:p>0.0181336645037</text:p>
              </table:table-cell>
              <table:table-cell office:value-type="float" office:value="0.00516999978572">
                <text:p>0.005169999785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9289866308383E+018">
                <text:p>1.59289866308383E+018</text:p>
              </table:table-cell>
              <table:table-cell office:value-type="float" office:value="0.0187160484493">
                <text:p>0.0187160484493</text:p>
              </table:table-cell>
              <table:table-cell office:value-type="float" office:value="0.0111800003797">
                <text:p>0.01118000037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9289866313575E+018">
                <text:p>1.59289866313575E+018</text:p>
              </table:table-cell>
              <table:table-cell office:value-type="float" office:value="0.0192982293665">
                <text:p>0.0192982293665</text:p>
              </table:table-cell>
              <table:table-cell office:value-type="float" office:value="0.011269999668">
                <text:p>0.0112699996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928986632369E+018">
                <text:p>1.5928986632369E+018</text:p>
              </table:table-cell>
              <table:table-cell office:value-type="float" office:value="0.0197154022753">
                <text:p>0.0197154022753</text:p>
              </table:table-cell>
              <table:table-cell office:value-type="float" office:value="0.00803000014275">
                <text:p>0.008030000142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9289866328802E+018">
                <text:p>1.59289866328802E+018</text:p>
              </table:table-cell>
              <table:table-cell office:value-type="float" office:value="0.0206001512706">
                <text:p>0.0206001512706</text:p>
              </table:table-cell>
              <table:table-cell office:value-type="float" office:value="0.00875000003725">
                <text:p>0.008750000037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9289866333962E+018">
                <text:p>1.59289866333962E+018</text:p>
              </table:table-cell>
              <table:table-cell office:value-type="float" office:value="0.02110308595">
                <text:p>0.02110308595</text:p>
              </table:table-cell>
              <table:table-cell office:value-type="float" office:value="0.00984000042081">
                <text:p>0.009840000420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9289866339169E+018">
                <text:p>1.59289866339169E+018</text:p>
              </table:table-cell>
              <table:table-cell office:value-type="float" office:value="0.021656036377">
                <text:p>0.021656036377</text:p>
              </table:table-cell>
              <table:table-cell office:value-type="float" office:value="0.010719999671">
                <text:p>0.0107199996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9289866344321E+018">
                <text:p>1.59289866344321E+018</text:p>
              </table:table-cell>
              <table:table-cell office:value-type="float" office:value="0.0220713559538">
                <text:p>0.0220713559538</text:p>
              </table:table-cell>
              <table:table-cell office:value-type="float" office:value="0.00798000022769">
                <text:p>0.007980000227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9289866349513E+018">
                <text:p>1.59289866349513E+018</text:p>
              </table:table-cell>
              <table:table-cell office:value-type="float" office:value="0.0232942532748">
                <text:p>0.0232942532748</text:p>
              </table:table-cell>
              <table:table-cell office:value-type="float" office:value="0.023730000481">
                <text:p>0.0237300004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9289866354728E+018">
                <text:p>1.59289866354728E+018</text:p>
              </table:table-cell>
              <table:table-cell office:value-type="float" office:value="0.0232220310718">
                <text:p>0.0232220310718</text:p>
              </table:table-cell>
              <table:table-cell office:value-type="float" office:value="-0.00138999999035">
                <text:p>-0.001389999990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59289866359859E+018">
                <text:p>1.59289866359859E+018</text:p>
              </table:table-cell>
              <table:table-cell office:value-type="float" office:value="0.0241260752082">
                <text:p>0.0241260752082</text:p>
              </table:table-cell>
              <table:table-cell office:value-type="float" office:value="0.017330000177">
                <text:p>0.0173300001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928986636508E+018">
                <text:p>1.5928986636508E+018</text:p>
              </table:table-cell>
              <table:table-cell office:value-type="float" office:value="0.0244311764836">
                <text:p>0.0244311764836</text:p>
              </table:table-cell>
              <table:table-cell office:value-type="float" office:value="0.00595000013709">
                <text:p>0.005950000137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9289866370292E+018">
                <text:p>1.59289866370292E+018</text:p>
              </table:table-cell>
              <table:table-cell office:value-type="float" office:value="0.0244656074792">
                <text:p>0.0244656074792</text:p>
              </table:table-cell>
              <table:table-cell office:value-type="float" office:value="0.000660000019707">
                <text:p>0.0006600000197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59289866375487E+018">
                <text:p>1.59289866375487E+018</text:p>
              </table:table-cell>
              <table:table-cell office:value-type="float" office:value="0.0238777901977">
                <text:p>0.0238777901977</text:p>
              </table:table-cell>
              <table:table-cell office:value-type="float" office:value="-0.0112800002098">
                <text:p>-0.01128000020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59289866380873E+018">
                <text:p>1.59289866380873E+018</text:p>
              </table:table-cell>
              <table:table-cell office:value-type="float" office:value="0.0240662917495">
                <text:p>0.0240662917495</text:p>
              </table:table-cell>
              <table:table-cell office:value-type="float" office:value="0.00362999993376">
                <text:p>0.003629999933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9289866386006E+018">
                <text:p>1.59289866386006E+018</text:p>
              </table:table-cell>
              <table:table-cell office:value-type="float" office:value="0.0231853816658">
                <text:p>0.0231853816658</text:p>
              </table:table-cell>
              <table:table-cell office:value-type="float" office:value="-0.0163599997759">
                <text:p>-0.01635999977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9289866391143E+018">
                <text:p>1.59289866391143E+018</text:p>
              </table:table-cell>
              <table:table-cell office:value-type="float" office:value="0.0228314679116">
                <text:p>0.0228314679116</text:p>
              </table:table-cell>
              <table:table-cell office:value-type="float" office:value="-0.00688999984413">
                <text:p>-0.006889999844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9289866396256E+018">
                <text:p>1.59289866396256E+018</text:p>
              </table:table-cell>
              <table:table-cell office:value-type="float" office:value="0.0224367566407">
                <text:p>0.0224367566407</text:p>
              </table:table-cell>
              <table:table-cell office:value-type="float" office:value="-0.00767999980599">
                <text:p>-0.007679999805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9289866401426E+018">
                <text:p>1.59289866401426E+018</text:p>
              </table:table-cell>
              <table:table-cell office:value-type="float" office:value="0.0219476521015">
                <text:p>0.0219476521015</text:p>
              </table:table-cell>
              <table:table-cell office:value-type="float" office:value="-0.00956999976188">
                <text:p>-0.009569999761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9289866406627E+018">
                <text:p>1.59289866406627E+018</text:p>
              </table:table-cell>
              <table:table-cell office:value-type="float" office:value="0.0211033262312">
                <text:p>0.0211033262312</text:p>
              </table:table-cell>
              <table:table-cell office:value-type="float" office:value="-0.0163300000131">
                <text:p>-0.01633000001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9289866411829E+018">
                <text:p>1.59289866411829E+018</text:p>
              </table:table-cell>
              <table:table-cell office:value-type="float" office:value="0.020702181384">
                <text:p>0.020702181384</text:p>
              </table:table-cell>
              <table:table-cell office:value-type="float" office:value="-0.00771000003442">
                <text:p>-0.007710000034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928986641695E+018">
                <text:p>1.5928986641695E+018</text:p>
              </table:table-cell>
              <table:table-cell office:value-type="float" office:value="0.0196311753243">
                <text:p>0.0196311753243</text:p>
              </table:table-cell>
              <table:table-cell office:value-type="float" office:value="-0.0205899998546">
                <text:p>-0.02058999985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928986642207E+018">
                <text:p>1.5928986642207E+018</text:p>
              </table:table-cell>
              <table:table-cell office:value-type="float" office:value="0.019396206364">
                <text:p>0.019396206364</text:p>
              </table:table-cell>
              <table:table-cell office:value-type="float" office:value="-0.00459000002593">
                <text:p>-0.00459000002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9289866427195E+018">
                <text:p>1.59289866427195E+018</text:p>
              </table:table-cell>
              <table:table-cell office:value-type="float" office:value="0.0188983604312">
                <text:p>0.0188983604312</text:p>
              </table:table-cell>
              <table:table-cell office:value-type="float" office:value="-0.00972000043839">
                <text:p>-0.009720000438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9289866437386E+018">
                <text:p>1.59289866437386E+018</text:p>
              </table:table-cell>
              <table:table-cell office:value-type="float" office:value="0.0184678975493">
                <text:p>0.0184678975493</text:p>
              </table:table-cell>
              <table:table-cell office:value-type="float" office:value="-0.00839999970049">
                <text:p>-0.008399999700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9289866442544E+018">
                <text:p>1.59289866442544E+018</text:p>
              </table:table-cell>
              <table:table-cell office:value-type="float" office:value="0.0177358146757">
                <text:p>0.0177358146757</text:p>
              </table:table-cell>
              <table:table-cell office:value-type="float" office:value="-0.00718000018969">
                <text:p>-0.007180000189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9289866447768E+018">
                <text:p>1.59289866447768E+018</text:p>
              </table:table-cell>
              <table:table-cell office:value-type="float" office:value="0.0180222168565">
                <text:p>0.0180222168565</text:p>
              </table:table-cell>
              <table:table-cell office:value-type="float" office:value="0.00554999988526">
                <text:p>0.005549999885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9289866452971E+018">
                <text:p>1.59289866452971E+018</text:p>
              </table:table-cell>
              <table:table-cell office:value-type="float" office:value="0.0177506525069">
                <text:p>0.0177506525069</text:p>
              </table:table-cell>
              <table:table-cell office:value-type="float" office:value="-0.00520000001416">
                <text:p>-0.005200000014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9289866458176E+018">
                <text:p>1.59289866458176E+018</text:p>
              </table:table-cell>
              <table:table-cell office:value-type="float" office:value="0.0178156644106">
                <text:p>0.0178156644106</text:p>
              </table:table-cell>
              <table:table-cell office:value-type="float" office:value="0.00124999997206">
                <text:p>0.001249999972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9289866463356E+018">
                <text:p>1.59289866463356E+018</text:p>
              </table:table-cell>
              <table:table-cell office:value-type="float" office:value="0.0182609390467">
                <text:p>0.0182609390467</text:p>
              </table:table-cell>
              <table:table-cell office:value-type="float" office:value="0.00855999998748">
                <text:p>0.008559999987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9289866468573E+018">
                <text:p>1.59289866468573E+018</text:p>
              </table:table-cell>
              <table:table-cell office:value-type="float" office:value="0.0190370921046">
                <text:p>0.0190370921046</text:p>
              </table:table-cell>
              <table:table-cell office:value-type="float" office:value="0.0149800004438">
                <text:p>0.01498000044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92898664737E+018">
                <text:p>1.592898664737E+018</text:p>
              </table:table-cell>
              <table:table-cell office:value-type="float" office:value="0.019231075421">
                <text:p>0.019231075421</text:p>
              </table:table-cell>
              <table:table-cell office:value-type="float" office:value="0.00371999992058">
                <text:p>0.003719999920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9289866478991E+018">
                <text:p>1.59289866478991E+018</text:p>
              </table:table-cell>
              <table:table-cell office:value-type="float" office:value="0.0202368590981">
                <text:p>0.0202368590981</text:p>
              </table:table-cell>
              <table:table-cell office:value-type="float" office:value="0.0196199994534">
                <text:p>0.01961999945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59289866484133E+018">
                <text:p>1.59289866484133E+018</text:p>
              </table:table-cell>
              <table:table-cell office:value-type="float" office:value="0.0209004450589">
                <text:p>0.0209004450589</text:p>
              </table:table-cell>
              <table:table-cell office:value-type="float" office:value="0.0125399995595">
                <text:p>0.01253999955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9289866494354E+018">
                <text:p>1.59289866494354E+018</text:p>
              </table:table-cell>
              <table:table-cell office:value-type="float" office:value="0.0217092260718">
                <text:p>0.0217092260718</text:p>
              </table:table-cell>
              <table:table-cell office:value-type="float" office:value="0.0157299991697">
                <text:p>0.01572999916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59289866499473E+018">
                <text:p>1.59289866499473E+018</text:p>
              </table:table-cell>
              <table:table-cell office:value-type="float" office:value="0.022694228217">
                <text:p>0.022694228217</text:p>
              </table:table-cell>
              <table:table-cell office:value-type="float" office:value="0.00963999982923">
                <text:p>0.009639999829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9289866504637E+018">
                <text:p>1.59289866504637E+018</text:p>
              </table:table-cell>
              <table:table-cell office:value-type="float" office:value="0.0233043469489">
                <text:p>0.0233043469489</text:p>
              </table:table-cell>
              <table:table-cell office:value-type="float" office:value="0.0119200004265">
                <text:p>0.01192000042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9289866509798E+018">
                <text:p>1.59289866509798E+018</text:p>
              </table:table-cell>
              <table:table-cell office:value-type="float" office:value="0.0235212948173">
                <text:p>0.0235212948173</text:p>
              </table:table-cell>
              <table:table-cell office:value-type="float" office:value="0.00419999985024">
                <text:p>0.004199999850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928986651504E+018">
                <text:p>1.5928986651504E+018</text:p>
              </table:table-cell>
              <table:table-cell office:value-type="float" office:value="0.0238551143557">
                <text:p>0.0238551143557</text:p>
              </table:table-cell>
              <table:table-cell office:value-type="float" office:value="0.00646999990568">
                <text:p>0.006469999905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59289866520244E+018">
                <text:p>1.59289866520244E+018</text:p>
              </table:table-cell>
              <table:table-cell office:value-type="float" office:value="0.0243026539683">
                <text:p>0.0243026539683</text:p>
              </table:table-cell>
              <table:table-cell office:value-type="float" office:value="0.00853999983519">
                <text:p>0.008539999835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9289866525439E+018">
                <text:p>1.59289866525439E+018</text:p>
              </table:table-cell>
              <table:table-cell office:value-type="float" office:value="0.0238229930401">
                <text:p>0.0238229930401</text:p>
              </table:table-cell>
              <table:table-cell office:value-type="float" office:value="-0.00922000035644">
                <text:p>-0.009220000356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5928986653066E+018">
                <text:p>1.5928986653066E+018</text:p>
              </table:table-cell>
              <table:table-cell office:value-type="float" office:value="0.0242536533624">
                <text:p>0.0242536533624</text:p>
              </table:table-cell>
              <table:table-cell office:value-type="float" office:value="0.00829000025988">
                <text:p>0.008290000259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59289866540857E+018">
                <text:p>1.59289866540857E+018</text:p>
              </table:table-cell>
              <table:table-cell office:value-type="float" office:value="0.024077411741">
                <text:p>0.024077411741</text:p>
              </table:table-cell>
              <table:table-cell office:value-type="float" office:value="-0.00337999989279">
                <text:p>-0.003379999892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59289866545978E+018">
                <text:p>1.59289866545978E+018</text:p>
              </table:table-cell>
              <table:table-cell office:value-type="float" office:value="0.023789646104">
                <text:p>0.023789646104</text:p>
              </table:table-cell>
              <table:table-cell office:value-type="float" office:value="-0.00282000005245">
                <text:p>-0.002820000052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5928986655114E+018">
                <text:p>1.5928986655114E+018</text:p>
              </table:table-cell>
              <table:table-cell office:value-type="float" office:value="0.0234045591205">
                <text:p>0.0234045591205</text:p>
              </table:table-cell>
              <table:table-cell office:value-type="float" office:value="-0.00751999998465">
                <text:p>-0.007519999984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59289866556335E+018">
                <text:p>1.59289866556335E+018</text:p>
              </table:table-cell>
              <table:table-cell office:value-type="float" office:value="0.0227312669158">
                <text:p>0.0227312669158</text:p>
              </table:table-cell>
              <table:table-cell office:value-type="float" office:value="-0.0130399996415">
                <text:p>-0.01303999964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59289866561601E+018">
                <text:p>1.59289866561601E+018</text:p>
              </table:table-cell>
              <table:table-cell office:value-type="float" office:value="0.0216847620904">
                <text:p>0.0216847620904</text:p>
              </table:table-cell>
              <table:table-cell office:value-type="float" office:value="-0.0201399996877">
                <text:p>-0.02013999968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59289866571828E+018">
                <text:p>1.59289866571828E+018</text:p>
              </table:table-cell>
              <table:table-cell office:value-type="float" office:value="0.0210514012724">
                <text:p>0.0210514012724</text:p>
              </table:table-cell>
              <table:table-cell office:value-type="float" office:value="-0.0120299998671">
                <text:p>-0.01202999986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59289866576931E+018">
                <text:p>1.59289866576931E+018</text:p>
              </table:table-cell>
              <table:table-cell office:value-type="float" office:value="0.0204186569899">
                <text:p>0.0204186569899</text:p>
              </table:table-cell>
              <table:table-cell office:value-type="float" office:value="-0.00619000010192">
                <text:p>-0.006190000101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59289866582094E+018">
                <text:p>1.59289866582094E+018</text:p>
              </table:table-cell>
              <table:table-cell office:value-type="float" office:value="0.019195985049">
                <text:p>0.019195985049</text:p>
              </table:table-cell>
              <table:table-cell office:value-type="float" office:value="-0.023959999904">
                <text:p>-0.0239599999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59289866587231E+018">
                <text:p>1.59289866587231E+018</text:p>
              </table:table-cell>
              <table:table-cell office:value-type="float" office:value="0.0185895450413">
                <text:p>0.0185895450413</text:p>
              </table:table-cell>
              <table:table-cell office:value-type="float" office:value="-0.0117399999872">
                <text:p>-0.01173999998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9289866592416E+018">
                <text:p>1.59289866592416E+018</text:p>
              </table:table-cell>
              <table:table-cell office:value-type="float" office:value="0.0185325108469">
                <text:p>0.0185325108469</text:p>
              </table:table-cell>
              <table:table-cell office:value-type="float" office:value="-0.00110999995377">
                <text:p>-0.001109999953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9289866597595E+018">
                <text:p>1.59289866597595E+018</text:p>
              </table:table-cell>
              <table:table-cell office:value-type="float" office:value="0.0178051888943">
                <text:p>0.0178051888943</text:p>
              </table:table-cell>
              <table:table-cell office:value-type="float" office:value="-0.0140300001949">
                <text:p>-0.01403000019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9289866602803E+018">
                <text:p>1.59289866602803E+018</text:p>
              </table:table-cell>
              <table:table-cell office:value-type="float" office:value="0.0176747776568">
                <text:p>0.0176747776568</text:p>
              </table:table-cell>
              <table:table-cell office:value-type="float" office:value="-0.00252000009641">
                <text:p>-0.002520000096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9289866607955E+018">
                <text:p>1.59289866607955E+018</text:p>
              </table:table-cell>
              <table:table-cell office:value-type="float" office:value="0.0173940435052">
                <text:p>0.0173940435052</text:p>
              </table:table-cell>
              <table:table-cell office:value-type="float" office:value="-0.00539000006393">
                <text:p>-0.005390000063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928986661307E+018">
                <text:p>1.5928986661307E+018</text:p>
              </table:table-cell>
              <table:table-cell office:value-type="float" office:value="0.017850972712">
                <text:p>0.017850972712</text:p>
              </table:table-cell>
              <table:table-cell office:value-type="float" office:value="0.00887000001967">
                <text:p>0.008870000019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9289866618234E+018">
                <text:p>1.59289866618234E+018</text:p>
              </table:table-cell>
              <table:table-cell office:value-type="float" office:value="0.0176382940263">
                <text:p>0.0176382940263</text:p>
              </table:table-cell>
              <table:table-cell office:value-type="float" office:value="-0.00416000001132">
                <text:p>-0.004160000011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59289866623417E+018">
                <text:p>1.59289866623417E+018</text:p>
              </table:table-cell>
              <table:table-cell office:value-type="float" office:value="0.0182532705367">
                <text:p>0.0182532705367</text:p>
              </table:table-cell>
              <table:table-cell office:value-type="float" office:value="0.0119099998847">
                <text:p>0.01190999988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928986662863E+018">
                <text:p>1.5928986662863E+018</text:p>
              </table:table-cell>
              <table:table-cell office:value-type="float" office:value="0.0186030194163">
                <text:p>0.0186030194163</text:p>
              </table:table-cell>
              <table:table-cell office:value-type="float" office:value="0.00675000017509">
                <text:p>0.006750000175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9289866633812E+018">
                <text:p>1.59289866633812E+018</text:p>
              </table:table-cell>
              <table:table-cell office:value-type="float" office:value="0.0195329152048">
                <text:p>0.0195329152048</text:p>
              </table:table-cell>
              <table:table-cell office:value-type="float" office:value="0.0178399998695">
                <text:p>0.01783999986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59289866639054E+018">
                <text:p>1.59289866639054E+018</text:p>
              </table:table-cell>
              <table:table-cell office:value-type="float" office:value="0.0200140792876">
                <text:p>0.0200140792876</text:p>
              </table:table-cell>
              <table:table-cell office:value-type="float" office:value="0.00927999988198">
                <text:p>0.009279999881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9289866644604E+018">
                <text:p>1.59289866644604E+018</text:p>
              </table:table-cell>
              <table:table-cell office:value-type="float" office:value="0.0208279676735">
                <text:p>0.0208279676735</text:p>
              </table:table-cell>
              <table:table-cell office:value-type="float" office:value="0.0155300004408">
                <text:p>0.01553000044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59289866649751E+018">
                <text:p>1.59289866649751E+018</text:p>
              </table:table-cell>
              <table:table-cell office:value-type="float" office:value="0.0212026685476">
                <text:p>0.0212026685476</text:p>
              </table:table-cell>
              <table:table-cell office:value-type="float" office:value="0.00675000017509">
                <text:p>0.006750000175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59289866659944E+018">
                <text:p>1.59289866659944E+018</text:p>
              </table:table-cell>
              <table:table-cell office:value-type="float" office:value="0.0221364796162">
                <text:p>0.0221364796162</text:p>
              </table:table-cell>
              <table:table-cell office:value-type="float" office:value="0.0181499999017">
                <text:p>0.01814999990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9289866665208E+018">
                <text:p>1.59289866665208E+018</text:p>
              </table:table-cell>
              <table:table-cell office:value-type="float" office:value="0.022821418941">
                <text:p>0.022821418941</text:p>
              </table:table-cell>
              <table:table-cell office:value-type="float" office:value="0.00671999994665">
                <text:p>0.006719999946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9289866670395E+018">
                <text:p>1.59289866670395E+018</text:p>
              </table:table-cell>
              <table:table-cell office:value-type="float" office:value="0.023224728182">
                <text:p>0.023224728182</text:p>
              </table:table-cell>
              <table:table-cell office:value-type="float" office:value="0.00766000011936">
                <text:p>0.007660000119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928986667562E+018">
                <text:p>1.5928986667562E+018</text:p>
              </table:table-cell>
              <table:table-cell office:value-type="float" office:value="0.0235263649374">
                <text:p>0.0235263649374</text:p>
              </table:table-cell>
              <table:table-cell office:value-type="float" office:value="0.00581000000238">
                <text:p>0.005810000002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9289866680847E+018">
                <text:p>1.59289866680847E+018</text:p>
              </table:table-cell>
              <table:table-cell office:value-type="float" office:value="0.0240263361484">
                <text:p>0.0240263361484</text:p>
              </table:table-cell>
              <table:table-cell office:value-type="float" office:value="0.00956999976188">
                <text:p>0.009569999761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928986668598E+018">
                <text:p>1.5928986668598E+018</text:p>
              </table:table-cell>
              <table:table-cell office:value-type="float" office:value="0.0240017808974">
                <text:p>0.0240017808974</text:p>
              </table:table-cell>
              <table:table-cell office:value-type="float" office:value="-0.000469999999041">
                <text:p>-0.0004699999990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9289866691189E+018">
                <text:p>1.59289866691189E+018</text:p>
              </table:table-cell>
              <table:table-cell office:value-type="float" office:value="0.0241740979254">
                <text:p>0.0241740979254</text:p>
              </table:table-cell>
              <table:table-cell office:value-type="float" office:value="0.00335999997333">
                <text:p>0.00335999997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9289866696319E+018">
                <text:p>1.59289866696319E+018</text:p>
              </table:table-cell>
              <table:table-cell office:value-type="float" office:value="0.0238744933158">
                <text:p>0.0238744933158</text:p>
              </table:table-cell>
              <table:table-cell office:value-type="float" office:value="-0.00575000001118">
                <text:p>-0.005750000011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9289866701449E+018">
                <text:p>1.59289866701449E+018</text:p>
              </table:table-cell>
              <table:table-cell office:value-type="float" office:value="0.0239071026444">
                <text:p>0.0239071026444</text:p>
              </table:table-cell>
              <table:table-cell office:value-type="float" office:value="0.000639999983832">
                <text:p>0.0006399999838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9289866706714E+018">
                <text:p>1.59289866706714E+018</text:p>
              </table:table-cell>
              <table:table-cell office:value-type="float" office:value="0.0233733896166">
                <text:p>0.0233733896166</text:p>
              </table:table-cell>
              <table:table-cell office:value-type="float" office:value="-0.0104000000283">
                <text:p>-0.01040000002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9289866711948E+018">
                <text:p>1.59289866711948E+018</text:p>
              </table:table-cell>
              <table:table-cell office:value-type="float" office:value="0.0228173304349">
                <text:p>0.0228173304349</text:p>
              </table:table-cell>
              <table:table-cell office:value-type="float" office:value="-0.0105600003153">
                <text:p>-0.01056000031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928986671714E+018">
                <text:p>1.5928986671714E+018</text:p>
              </table:table-cell>
              <table:table-cell office:value-type="float" office:value="0.0221356041729">
                <text:p>0.0221356041729</text:p>
              </table:table-cell>
              <table:table-cell office:value-type="float" office:value="-0.013030000031">
                <text:p>-0.0130300000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9289866722355E+018">
                <text:p>1.59289866722355E+018</text:p>
              </table:table-cell>
              <table:table-cell office:value-type="float" office:value="0.0215127151459">
                <text:p>0.0215127151459</text:p>
              </table:table-cell>
              <table:table-cell office:value-type="float" office:value="-0.0120000001043">
                <text:p>-0.01200000010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9289866732559E+018">
                <text:p>1.59289866732559E+018</text:p>
              </table:table-cell>
              <table:table-cell office:value-type="float" office:value="0.0205906014889">
                <text:p>0.0205906014889</text:p>
              </table:table-cell>
              <table:table-cell office:value-type="float" office:value="-0.0176800005138">
                <text:p>-0.01768000051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9289866737769E+018">
                <text:p>1.59289866737769E+018</text:p>
              </table:table-cell>
              <table:table-cell office:value-type="float" office:value="0.0201957523823">
                <text:p>0.0201957523823</text:p>
              </table:table-cell>
              <table:table-cell office:value-type="float" office:value="-0.0038699998986">
                <text:p>-0.00386999989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9289866742878E+018">
                <text:p>1.59289866742878E+018</text:p>
              </table:table-cell>
              <table:table-cell office:value-type="float" office:value="0.0192208439112">
                <text:p>0.0192208439112</text:p>
              </table:table-cell>
              <table:table-cell office:value-type="float" office:value="-0.0187199991196">
                <text:p>-0.01871999911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9289866748025E+018">
                <text:p>1.59289866748025E+018</text:p>
              </table:table-cell>
              <table:table-cell office:value-type="float" office:value="0.0187359731644">
                <text:p>0.0187359731644</text:p>
              </table:table-cell>
              <table:table-cell office:value-type="float" office:value="-0.00949000008404">
                <text:p>-0.009490000084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9289866753261E+018">
                <text:p>1.59289866753261E+018</text:p>
              </table:table-cell>
              <table:table-cell office:value-type="float" office:value="0.0182966571301">
                <text:p>0.0182966571301</text:p>
              </table:table-cell>
              <table:table-cell office:value-type="float" office:value="-0.00853999983519">
                <text:p>-0.008539999835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9289866758505E+018">
                <text:p>1.59289866758505E+018</text:p>
              </table:table-cell>
              <table:table-cell office:value-type="float" office:value="0.0179954972118">
                <text:p>0.0179954972118</text:p>
              </table:table-cell>
              <table:table-cell office:value-type="float" office:value="-0.00575000001118">
                <text:p>-0.005750000011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289866768704E+018">
                <text:p>1.59289866768704E+018</text:p>
              </table:table-cell>
              <table:table-cell office:value-type="float" office:value="0.0174098201096">
                <text:p>0.0174098201096</text:p>
              </table:table-cell>
              <table:table-cell office:value-type="float" office:value="-0.0111699998379">
                <text:p>-0.01116999983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289866773911E+018">
                <text:p>1.59289866773911E+018</text:p>
              </table:table-cell>
              <table:table-cell office:value-type="float" office:value="0.0176446028054">
                <text:p>0.0176446028054</text:p>
              </table:table-cell>
              <table:table-cell office:value-type="float" office:value="0.00230000005104">
                <text:p>0.002300000051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928986677913E+018">
                <text:p>1.5928986677913E+018</text:p>
              </table:table-cell>
              <table:table-cell office:value-type="float" office:value="0.0176349096">
                <text:p>0.0176349096</text:p>
              </table:table-cell>
              <table:table-cell office:value-type="float" office:value="-0.000190000006114">
                <text:p>-0.0001900000061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59289866789344E+018">
                <text:p>1.59289866789344E+018</text:p>
              </table:table-cell>
              <table:table-cell office:value-type="float" office:value="0.0180296134204">
                <text:p>0.0180296134204</text:p>
              </table:table-cell>
              <table:table-cell office:value-type="float" office:value="0.00755999982357">
                <text:p>0.007559999823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9289866794525E+018">
                <text:p>1.59289866794525E+018</text:p>
              </table:table-cell>
              <table:table-cell office:value-type="float" office:value="0.018552808091">
                <text:p>0.018552808091</text:p>
              </table:table-cell>
              <table:table-cell office:value-type="float" office:value="0.00511999987066">
                <text:p>0.005119999870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59289866799638E+018">
                <text:p>1.59289866799638E+018</text:p>
              </table:table-cell>
              <table:table-cell office:value-type="float" office:value="0.0195218920708">
                <text:p>0.0195218920708</text:p>
              </table:table-cell>
              <table:table-cell office:value-type="float" office:value="0.0186999998987">
                <text:p>0.01869999989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59289866804772E+018">
                <text:p>1.59289866804772E+018</text:p>
              </table:table-cell>
              <table:table-cell office:value-type="float" office:value="0.0205754432827">
                <text:p>0.0205754432827</text:p>
              </table:table-cell>
              <table:table-cell office:value-type="float" office:value="0.0206000003964">
                <text:p>0.02060000039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59289866809936E+018">
                <text:p>1.59289866809936E+018</text:p>
              </table:table-cell>
              <table:table-cell office:value-type="float" office:value="0.0211521089077">
                <text:p>0.0211521089077</text:p>
              </table:table-cell>
              <table:table-cell office:value-type="float" office:value="0.0112300002947">
                <text:p>0.01123000029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9289866815145E+018">
                <text:p>1.59289866815145E+018</text:p>
              </table:table-cell>
              <table:table-cell office:value-type="float" office:value="0.0224477294832">
                <text:p>0.0224477294832</text:p>
              </table:table-cell>
              <table:table-cell office:value-type="float" office:value="0.0250899996608">
                <text:p>0.02508999966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9289866820407E+018">
                <text:p>1.59289866820407E+018</text:p>
              </table:table-cell>
              <table:table-cell office:value-type="float" office:value="0.0229052808136">
                <text:p>0.0229052808136</text:p>
              </table:table-cell>
              <table:table-cell office:value-type="float" office:value="0.00877999980003">
                <text:p>0.008779999800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9289866825616E+018">
                <text:p>1.59289866825616E+018</text:p>
              </table:table-cell>
              <table:table-cell office:value-type="float" office:value="0.0237919874489">
                <text:p>0.0237919874489</text:p>
              </table:table-cell>
              <table:table-cell office:value-type="float" office:value="0.0168500002474">
                <text:p>0.01685000024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59289866830737E+018">
                <text:p>1.59289866830737E+018</text:p>
              </table:table-cell>
              <table:table-cell office:value-type="float" office:value="0.0238421075046">
                <text:p>0.0238421075046</text:p>
              </table:table-cell>
              <table:table-cell office:value-type="float" office:value="0.000959999975748">
                <text:p>0.0009599999757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59289866835853E+018">
                <text:p>1.59289866835853E+018</text:p>
              </table:table-cell>
              <table:table-cell office:value-type="float" office:value="0.0245886873454">
                <text:p>0.0245886873454</text:p>
              </table:table-cell>
              <table:table-cell office:value-type="float" office:value="0.0145800001919">
                <text:p>0.01458000019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59289866846043E+018">
                <text:p>1.59289866846043E+018</text:p>
              </table:table-cell>
              <table:table-cell office:value-type="float" office:value="0.0242678951472">
                <text:p>0.0242678951472</text:p>
              </table:table-cell>
              <table:table-cell office:value-type="float" office:value="-0.00626999977976">
                <text:p>-0.006269999779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59289866851228E+018">
                <text:p>1.59289866851228E+018</text:p>
              </table:table-cell>
              <table:table-cell office:value-type="float" office:value="0.0242747664452">
                <text:p>0.0242747664452</text:p>
              </table:table-cell>
              <table:table-cell office:value-type="float" office:value="0.0000700000018696">
                <text:p>0.00007000000186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5928986685635E+018">
                <text:p>1.5928986685635E+018</text:p>
              </table:table-cell>
              <table:table-cell office:value-type="float" office:value="0.0238398127258">
                <text:p>0.0238398127258</text:p>
              </table:table-cell>
              <table:table-cell office:value-type="float" office:value="-0.00839000009">
                <text:p>-0.008390000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59289866861902E+018">
                <text:p>1.59289866861902E+018</text:p>
              </table:table-cell>
              <table:table-cell office:value-type="float" office:value="0.0240587387234">
                <text:p>0.0240587387234</text:p>
              </table:table-cell>
              <table:table-cell office:value-type="float" office:value="0.0042699999176">
                <text:p>0.00426999991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59289866867132E+018">
                <text:p>1.59289866867132E+018</text:p>
              </table:table-cell>
              <table:table-cell office:value-type="float" office:value="0.0229572691023">
                <text:p>0.0229572691023</text:p>
              </table:table-cell>
              <table:table-cell office:value-type="float" office:value="-0.0198400001973">
                <text:p>-0.01984000019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59289866872335E+018">
                <text:p>1.59289866872335E+018</text:p>
              </table:table-cell>
              <table:table-cell office:value-type="float" office:value="0.0228914897889">
                <text:p>0.0228914897889</text:p>
              </table:table-cell>
              <table:table-cell office:value-type="float" office:value="-0.00126000004821">
                <text:p>-0.001260000048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59289866877742E+018">
                <text:p>1.59289866877742E+018</text:p>
              </table:table-cell>
              <table:table-cell office:value-type="float" office:value="0.0223787855357">
                <text:p>0.0223787855357</text:p>
              </table:table-cell>
              <table:table-cell office:value-type="float" office:value="-0.00985000003129">
                <text:p>-0.009850000031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59289866883019E+018">
                <text:p>1.59289866883019E+018</text:p>
              </table:table-cell>
              <table:table-cell office:value-type="float" office:value="0.0215028524399">
                <text:p>0.0215028524399</text:p>
              </table:table-cell>
              <table:table-cell office:value-type="float" office:value="-0.0162000004202">
                <text:p>-0.01620000042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59289866888154E+018">
                <text:p>1.59289866888154E+018</text:p>
              </table:table-cell>
              <table:table-cell office:value-type="float" office:value="0.0202778745443">
                <text:p>0.0202778745443</text:p>
              </table:table-cell>
              <table:table-cell office:value-type="float" office:value="-0.0232200007886">
                <text:p>-0.02322000078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5928986689335E+018">
                <text:p>1.5928986689335E+018</text:p>
              </table:table-cell>
              <table:table-cell office:value-type="float" office:value="0.0199922639877">
                <text:p>0.0199922639877</text:p>
              </table:table-cell>
              <table:table-cell office:value-type="float" office:value="-0.00555999996141">
                <text:p>-0.005559999961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9289866898773E+018">
                <text:p>1.59289866898773E+018</text:p>
              </table:table-cell>
              <table:table-cell office:value-type="float" office:value="0.0188824404031">
                <text:p>0.0188824404031</text:p>
              </table:table-cell>
              <table:table-cell office:value-type="float" office:value="-0.0213600005955">
                <text:p>-0.02136000059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5928986690396E+018">
                <text:p>1.5928986690396E+018</text:p>
              </table:table-cell>
              <table:table-cell office:value-type="float" office:value="0.0185845382512">
                <text:p>0.0185845382512</text:p>
              </table:table-cell>
              <table:table-cell office:value-type="float" office:value="-0.00548999989405">
                <text:p>-0.005489999894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59289866909158E+018">
                <text:p>1.59289866909158E+018</text:p>
              </table:table-cell>
              <table:table-cell office:value-type="float" office:value="0.018182810396">
                <text:p>0.018182810396</text:p>
              </table:table-cell>
              <table:table-cell office:value-type="float" office:value="-0.0077399997972">
                <text:p>-0.00773999979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59289866919358E+018">
                <text:p>1.59289866919358E+018</text:p>
              </table:table-cell>
              <table:table-cell office:value-type="float" office:value="0.0180882457644">
                <text:p>0.0180882457644</text:p>
              </table:table-cell>
              <table:table-cell office:value-type="float" office:value="-0.00182000000495">
                <text:p>-0.001820000004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9289866924587E+018">
                <text:p>1.59289866924587E+018</text:p>
              </table:table-cell>
              <table:table-cell office:value-type="float" office:value="0.0179334543645">
                <text:p>0.0179334543645</text:p>
              </table:table-cell>
              <table:table-cell office:value-type="float" office:value="-0.00152000004891">
                <text:p>-0.001520000048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928986692981E+018">
                <text:p>1.5928986692981E+018</text:p>
              </table:table-cell>
              <table:table-cell office:value-type="float" office:value="0.0178675856441">
                <text:p>0.0178675856441</text:p>
              </table:table-cell>
              <table:table-cell office:value-type="float" office:value="-0.00126000004821">
                <text:p>-0.001260000048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9289866934959E+018">
                <text:p>1.59289866934959E+018</text:p>
              </table:table-cell>
              <table:table-cell office:value-type="float" office:value="0.0177866797894">
                <text:p>0.0177866797894</text:p>
              </table:table-cell>
              <table:table-cell office:value-type="float" office:value="-0.00155000004452">
                <text:p>-0.001550000044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9289866940165E+018">
                <text:p>1.59289866940165E+018</text:p>
              </table:table-cell>
              <table:table-cell office:value-type="float" office:value="0.0185321029276">
                <text:p>0.0185321029276</text:p>
              </table:table-cell>
              <table:table-cell office:value-type="float" office:value="0.0144800003618">
                <text:p>0.01448000036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928986694539E+018">
                <text:p>1.5928986694539E+018</text:p>
              </table:table-cell>
              <table:table-cell office:value-type="float" office:value="0.0191301386803">
                <text:p>0.0191301386803</text:p>
              </table:table-cell>
              <table:table-cell office:value-type="float" office:value="0.0114900004119">
                <text:p>0.01149000041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9289866950581E+018">
                <text:p>1.59289866950581E+018</text:p>
              </table:table-cell>
              <table:table-cell office:value-type="float" office:value="0.0196818131953">
                <text:p>0.0196818131953</text:p>
              </table:table-cell>
              <table:table-cell office:value-type="float" office:value="0.0105600003153">
                <text:p>0.01056000031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9289866955784E+018">
                <text:p>1.59289866955784E+018</text:p>
              </table:table-cell>
              <table:table-cell office:value-type="float" office:value="0.0207855477929">
                <text:p>0.0207855477929</text:p>
              </table:table-cell>
              <table:table-cell office:value-type="float" office:value="0.0212600007653">
                <text:p>0.02126000076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9289866960993E+018">
                <text:p>1.59289866960993E+018</text:p>
              </table:table-cell>
              <table:table-cell office:value-type="float" office:value="0.0213592611253">
                <text:p>0.0213592611253</text:p>
              </table:table-cell>
              <table:table-cell office:value-type="float" office:value="0.0110299997032">
                <text:p>0.01102999970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9289866966193E+018">
                <text:p>1.59289866966193E+018</text:p>
              </table:table-cell>
              <table:table-cell office:value-type="float" office:value="0.0216786358505">
                <text:p>0.0216786358505</text:p>
              </table:table-cell>
              <table:table-cell office:value-type="float" office:value="0.00613000011072">
                <text:p>0.006130000110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9289866976377E+018">
                <text:p>1.59289866976377E+018</text:p>
              </table:table-cell>
              <table:table-cell office:value-type="float" office:value="0.0221830159426">
                <text:p>0.0221830159426</text:p>
              </table:table-cell>
              <table:table-cell office:value-type="float" office:value="0.0097000002861">
                <text:p>0.00970000028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9289866981571E+018">
                <text:p>1.59289866981571E+018</text:p>
              </table:table-cell>
              <table:table-cell office:value-type="float" office:value="0.0226032380015">
                <text:p>0.0226032380015</text:p>
              </table:table-cell>
              <table:table-cell office:value-type="float" office:value="0.00412999978289">
                <text:p>0.004129999782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5928986698669E+018">
                <text:p>1.5928986698669E+018</text:p>
              </table:table-cell>
              <table:table-cell office:value-type="float" office:value="0.0226920302957">
                <text:p>0.0226920302957</text:p>
              </table:table-cell>
              <table:table-cell office:value-type="float" office:value="0.00170999998227">
                <text:p>0.001709999982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5928986699688E+018">
                <text:p>1.5928986699688E+018</text:p>
              </table:table-cell>
              <table:table-cell office:value-type="float" office:value="0.0234975684434">
                <text:p>0.0234975684434</text:p>
              </table:table-cell>
              <table:table-cell office:value-type="float" office:value="0.0157399997115">
                <text:p>0.01573999971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59289867002097E+018">
                <text:p>1.59289867002097E+018</text:p>
              </table:table-cell>
              <table:table-cell office:value-type="float" office:value="0.0235043540597">
                <text:p>0.0235043540597</text:p>
              </table:table-cell>
              <table:table-cell office:value-type="float" office:value="0.0000700000018696">
                <text:p>0.00007000000186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92898670073E+018">
                <text:p>1.592898670073E+018</text:p>
              </table:table-cell>
              <table:table-cell office:value-type="float" office:value="0.0235289670527">
                <text:p>0.0235289670527</text:p>
              </table:table-cell>
              <table:table-cell office:value-type="float" office:value="0.000469999999041">
                <text:p>0.0004699999990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9289867012517E+018">
                <text:p>1.59289867012517E+018</text:p>
              </table:table-cell>
              <table:table-cell office:value-type="float" office:value="0.0237226765603">
                <text:p>0.0237226765603</text:p>
              </table:table-cell>
              <table:table-cell office:value-type="float" office:value="0.00371999992058">
                <text:p>0.003719999920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59289867017714E+018">
                <text:p>1.59289867017714E+018</text:p>
              </table:table-cell>
              <table:table-cell office:value-type="float" office:value="0.0235385838896">
                <text:p>0.0235385838896</text:p>
              </table:table-cell>
              <table:table-cell office:value-type="float" office:value="-0.00353000010364">
                <text:p>-0.003530000103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59289867022924E+018">
                <text:p>1.59289867022924E+018</text:p>
              </table:table-cell>
              <table:table-cell office:value-type="float" office:value="0.0230408925563">
                <text:p>0.0230408925563</text:p>
              </table:table-cell>
              <table:table-cell office:value-type="float" office:value="-0.00958000030369">
                <text:p>-0.009580000303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59289867028122E+018">
                <text:p>1.59289867028122E+018</text:p>
              </table:table-cell>
              <table:table-cell office:value-type="float" office:value="0.0227384865284">
                <text:p>0.0227384865284</text:p>
              </table:table-cell>
              <table:table-cell office:value-type="float" office:value="-0.00579999992624">
                <text:p>-0.005799999926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59289867033316E+018">
                <text:p>1.59289867033316E+018</text:p>
              </table:table-cell>
              <table:table-cell office:value-type="float" office:value="0.0224260929972">
                <text:p>0.0224260929972</text:p>
              </table:table-cell>
              <table:table-cell office:value-type="float" office:value="-0.0060100001283">
                <text:p>-0.00601000012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59289867038535E+018">
                <text:p>1.59289867038535E+018</text:p>
              </table:table-cell>
              <table:table-cell office:value-type="float" office:value="0.0214330162853">
                <text:p>0.0214330162853</text:p>
              </table:table-cell>
              <table:table-cell office:value-type="float" office:value="-0.0191200003028">
                <text:p>-0.01912000030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9289867043726E+018">
                <text:p>1.59289867043726E+018</text:p>
              </table:table-cell>
              <table:table-cell office:value-type="float" office:value="0.0210934951901">
                <text:p>0.0210934951901</text:p>
              </table:table-cell>
              <table:table-cell office:value-type="float" office:value="-0.00650000013411">
                <text:p>-0.006500000134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9289867048951E+018">
                <text:p>1.59289867048951E+018</text:p>
              </table:table-cell>
              <table:table-cell office:value-type="float" office:value="0.0201292037964">
                <text:p>0.0201292037964</text:p>
              </table:table-cell>
              <table:table-cell office:value-type="float" office:value="-0.0185800008476">
                <text:p>-0.01858000084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59289867054078E+018">
                <text:p>1.59289867054078E+018</text:p>
              </table:table-cell>
              <table:table-cell office:value-type="float" office:value="0.0199265461415">
                <text:p>0.0199265461415</text:p>
              </table:table-cell>
              <table:table-cell office:value-type="float" office:value="-0.00387999997474">
                <text:p>-0.003879999974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59289867059277E+018">
                <text:p>1.59289867059277E+018</text:p>
              </table:table-cell>
              <table:table-cell office:value-type="float" office:value="0.0189704466611">
                <text:p>0.0189704466611</text:p>
              </table:table-cell>
              <table:table-cell office:value-type="float" office:value="-0.0186500009149">
                <text:p>-0.01865000091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59289867064403E+018">
                <text:p>1.59289867064403E+018</text:p>
              </table:table-cell>
              <table:table-cell office:value-type="float" office:value="0.0189438518137">
                <text:p>0.0189438518137</text:p>
              </table:table-cell>
              <table:table-cell office:value-type="float" office:value="-0.000509999983478">
                <text:p>-0.0005099999834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9289867069532E+018">
                <text:p>1.59289867069532E+018</text:p>
              </table:table-cell>
              <table:table-cell office:value-type="float" office:value="0.0183983519673">
                <text:p>0.0183983519673</text:p>
              </table:table-cell>
              <table:table-cell office:value-type="float" office:value="-0.0106399999931">
                <text:p>-0.01063999999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59289867074656E+018">
                <text:p>1.59289867074656E+018</text:p>
              </table:table-cell>
              <table:table-cell office:value-type="float" office:value="0.018177183345">
                <text:p>0.018177183345</text:p>
              </table:table-cell>
              <table:table-cell office:value-type="float" office:value="-0.00431000022218">
                <text:p>-0.004310000222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59289867079857E+018">
                <text:p>1.59289867079857E+018</text:p>
              </table:table-cell>
              <table:table-cell office:value-type="float" office:value="0.0176175180823">
                <text:p>0.0176175180823</text:p>
              </table:table-cell>
              <table:table-cell office:value-type="float" office:value="-0.0109200002626">
                <text:p>-0.01092000026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59289867085E+018">
                <text:p>1.59289867085E+018</text:p>
              </table:table-cell>
              <table:table-cell office:value-type="float" office:value="0.0174383483827">
                <text:p>0.0174383483827</text:p>
              </table:table-cell>
              <table:table-cell office:value-type="float" office:value="-0.00343999988399">
                <text:p>-0.003439999883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9289867090183E+018">
                <text:p>1.59289867090183E+018</text:p>
              </table:table-cell>
              <table:table-cell office:value-type="float" office:value="0.0170281566679">
                <text:p>0.0170281566679</text:p>
              </table:table-cell>
              <table:table-cell office:value-type="float" office:value="-0.00798000022769">
                <text:p>-0.007980000227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928986709537E+018">
                <text:p>1.5928986709537E+018</text:p>
              </table:table-cell>
              <table:table-cell office:value-type="float" office:value="0.0172501970083">
                <text:p>0.0172501970083</text:p>
              </table:table-cell>
              <table:table-cell office:value-type="float" office:value="0.00427999999374">
                <text:p>0.004279999993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9289867100495E+018">
                <text:p>1.59289867100495E+018</text:p>
              </table:table-cell>
              <table:table-cell office:value-type="float" office:value="0.0180460512638">
                <text:p>0.0180460512638</text:p>
              </table:table-cell>
              <table:table-cell office:value-type="float" office:value="0.015340000391">
                <text:p>0.0153400003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9289867110686E+018">
                <text:p>1.59289867110686E+018</text:p>
              </table:table-cell>
              <table:table-cell office:value-type="float" office:value="0.0185021311045">
                <text:p>0.0185021311045</text:p>
              </table:table-cell>
              <table:table-cell office:value-type="float" office:value="0.00889999978244">
                <text:p>0.008899999782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59289867115893E+018">
                <text:p>1.59289867115893E+018</text:p>
              </table:table-cell>
              <table:table-cell office:value-type="float" office:value="0.0195525847375">
                <text:p>0.0195525847375</text:p>
              </table:table-cell>
              <table:table-cell office:value-type="float" office:value="0.0103099998087">
                <text:p>0.01030999980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9289867121012E+018">
                <text:p>1.59289867121012E+018</text:p>
              </table:table-cell>
              <table:table-cell office:value-type="float" office:value="0.02030467242">
                <text:p>0.02030467242</text:p>
              </table:table-cell>
              <table:table-cell office:value-type="float" office:value="0.0144400000572">
                <text:p>0.01444000005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59289867126186E+018">
                <text:p>1.59289867126186E+018</text:p>
              </table:table-cell>
              <table:table-cell office:value-type="float" office:value="0.0213722903281">
                <text:p>0.0213722903281</text:p>
              </table:table-cell>
              <table:table-cell office:value-type="float" office:value="0.0208599995822">
                <text:p>0.02085999958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9289867136387E+018">
                <text:p>1.59289867136387E+018</text:p>
              </table:table-cell>
              <table:table-cell office:value-type="float" office:value="0.0221518836915">
                <text:p>0.0221518836915</text:p>
              </table:table-cell>
              <table:table-cell office:value-type="float" office:value="0.0150699997321">
                <text:p>0.01506999973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9289867141528E+018">
                <text:p>1.59289867141528E+018</text:p>
              </table:table-cell>
              <table:table-cell office:value-type="float" office:value="0.0233018808067">
                <text:p>0.0233018808067</text:p>
              </table:table-cell>
              <table:table-cell office:value-type="float" office:value="0.011269999668">
                <text:p>0.0112699996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9289867146736E+018">
                <text:p>1.59289867146736E+018</text:p>
              </table:table-cell>
              <table:table-cell office:value-type="float" office:value="0.0237673241645">
                <text:p>0.0237673241645</text:p>
              </table:table-cell>
              <table:table-cell office:value-type="float" office:value="0.00905000045896">
                <text:p>0.009050000458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928986715203E+018">
                <text:p>1.5928986715203E+018</text:p>
              </table:table-cell>
              <table:table-cell office:value-type="float" office:value="0.024802243337">
                <text:p>0.024802243337</text:p>
              </table:table-cell>
              <table:table-cell office:value-type="float" office:value="0.0198699999601">
                <text:p>0.01986999996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59289867157229E+018">
                <text:p>1.59289867157229E+018</text:p>
              </table:table-cell>
              <table:table-cell office:value-type="float" office:value="0.0244756527245">
                <text:p>0.0244756527245</text:p>
              </table:table-cell>
              <table:table-cell office:value-type="float" office:value="-0.00616999994963">
                <text:p>-0.006169999949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9289867162452E+018">
                <text:p>1.59289867162452E+018</text:p>
              </table:table-cell>
              <table:table-cell office:value-type="float" office:value="0.0247647874057">
                <text:p>0.0247647874057</text:p>
              </table:table-cell>
              <table:table-cell office:value-type="float" office:value="0.00555999996141">
                <text:p>0.005559999961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9289867167661E+018">
                <text:p>1.59289867167661E+018</text:p>
              </table:table-cell>
              <table:table-cell office:value-type="float" office:value="0.0244289953262">
                <text:p>0.0244289953262</text:p>
              </table:table-cell>
              <table:table-cell office:value-type="float" office:value="-0.00643000006676">
                <text:p>-0.006430000066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59289867172857E+018">
                <text:p>1.59289867172857E+018</text:p>
              </table:table-cell>
              <table:table-cell office:value-type="float" office:value="0.024259403348">
                <text:p>0.024259403348</text:p>
              </table:table-cell>
              <table:table-cell office:value-type="float" office:value="-0.00325999991037">
                <text:p>-0.003259999910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59289867178021E+018">
                <text:p>1.59289867178021E+018</text:p>
              </table:table-cell>
              <table:table-cell office:value-type="float" office:value="0.0240183025599">
                <text:p>0.0240183025599</text:p>
              </table:table-cell>
              <table:table-cell office:value-type="float" office:value="-0.00463999994099">
                <text:p>-0.004639999940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59289867183245E+018">
                <text:p>1.59289867183245E+018</text:p>
              </table:table-cell>
              <table:table-cell office:value-type="float" office:value="0.0237336438149">
                <text:p>0.0237336438149</text:p>
              </table:table-cell>
              <table:table-cell office:value-type="float" office:value="-0.00551000004634">
                <text:p>-0.005510000046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9289867188461E+018">
                <text:p>1.59289867188461E+018</text:p>
              </table:table-cell>
              <table:table-cell office:value-type="float" office:value="0.0229200813919">
                <text:p>0.0229200813919</text:p>
              </table:table-cell>
              <table:table-cell office:value-type="float" office:value="-0.015569999814">
                <text:p>-0.0155699998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59289867193667E+018">
                <text:p>1.59289867193667E+018</text:p>
              </table:table-cell>
              <table:table-cell office:value-type="float" office:value="0.022070562467">
                <text:p>0.022070562467</text:p>
              </table:table-cell>
              <table:table-cell office:value-type="float" office:value="-0.0162899997085">
                <text:p>-0.01628999970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9289867199075E+018">
                <text:p>1.59289867199075E+018</text:p>
              </table:table-cell>
              <table:table-cell office:value-type="float" office:value="0.0213897731155">
                <text:p>0.0213897731155</text:p>
              </table:table-cell>
              <table:table-cell office:value-type="float" office:value="-0.0130799999461">
                <text:p>-0.01307999994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59289867204276E+018">
                <text:p>1.59289867204276E+018</text:p>
              </table:table-cell>
              <table:table-cell office:value-type="float" office:value="0.0203422643244">
                <text:p>0.0203422643244</text:p>
              </table:table-cell>
              <table:table-cell office:value-type="float" office:value="-0.0193700008094">
                <text:p>-0.01937000080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59289867209439E+018">
                <text:p>1.59289867209439E+018</text:p>
              </table:table-cell>
              <table:table-cell office:value-type="float" office:value="0.019689111039">
                <text:p>0.019689111039</text:p>
              </table:table-cell>
              <table:table-cell office:value-type="float" office:value="-0.0125599997118">
                <text:p>-0.01255999971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59289867219645E+018">
                <text:p>1.59289867219645E+018</text:p>
              </table:table-cell>
              <table:table-cell office:value-type="float" office:value="0.0188427455723">
                <text:p>0.0188427455723</text:p>
              </table:table-cell>
              <table:table-cell office:value-type="float" office:value="-0.0163899995387">
                <text:p>-0.01638999953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59289867224861E+018">
                <text:p>1.59289867224861E+018</text:p>
              </table:table-cell>
              <table:table-cell office:value-type="float" office:value="0.0184263177216">
                <text:p>0.0184263177216</text:p>
              </table:table-cell>
              <table:table-cell office:value-type="float" office:value="-0.00407999986783">
                <text:p>-0.004079999867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59289867230136E+018">
                <text:p>1.59289867230136E+018</text:p>
              </table:table-cell>
              <table:table-cell office:value-type="float" office:value="0.0178779233247">
                <text:p>0.0178779233247</text:p>
              </table:table-cell>
              <table:table-cell office:value-type="float" office:value="-0.0105100004002">
                <text:p>-0.01051000040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59289867235468E+018">
                <text:p>1.59289867235468E+018</text:p>
              </table:table-cell>
              <table:table-cell office:value-type="float" office:value="0.0174840539694">
                <text:p>0.0174840539694</text:p>
              </table:table-cell>
              <table:table-cell office:value-type="float" office:value="-0.00747000006959">
                <text:p>-0.007470000069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9289867240675E+018">
                <text:p>1.59289867240675E+018</text:p>
              </table:table-cell>
              <table:table-cell office:value-type="float" office:value="0.0171938519925">
                <text:p>0.0171938519925</text:p>
              </table:table-cell>
              <table:table-cell office:value-type="float" office:value="-0.00543999997899">
                <text:p>-0.005439999978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59289867245916E+018">
                <text:p>1.59289867245916E+018</text:p>
              </table:table-cell>
              <table:table-cell office:value-type="float" office:value="0.0169981960207">
                <text:p>0.0169981960207</text:p>
              </table:table-cell>
              <table:table-cell office:value-type="float" office:value="-0.00375999999233">
                <text:p>-0.003759999992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59289867251113E+018">
                <text:p>1.59289867251113E+018</text:p>
              </table:table-cell>
              <table:table-cell office:value-type="float" office:value="0.0170995108783">
                <text:p>0.0170995108783</text:p>
              </table:table-cell>
              <table:table-cell office:value-type="float" office:value="0.00193000002764">
                <text:p>0.001930000027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59289867286284E+018">
                <text:p>1.59289867286284E+018</text:p>
              </table:table-cell>
              <table:table-cell office:value-type="float" office:value="0.0155375553295">
                <text:p>0.0155375553295</text:p>
              </table:table-cell>
              <table:table-cell office:value-type="float" office:value="-0.0300500001758">
                <text:p>-0.030050000175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592898672915E+018">
                <text:p>1.592898672915E+018</text:p>
              </table:table-cell>
              <table:table-cell office:value-type="float" office:value="0.0120941940695">
                <text:p>0.0120941940695</text:p>
              </table:table-cell>
              <table:table-cell office:value-type="float" office:value="-0.00978999957442">
                <text:p>-0.009789999574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59289867296622E+018">
                <text:p>1.59289867296622E+018</text:p>
              </table:table-cell>
              <table:table-cell office:value-type="float" office:value="0.00881608948112">
                <text:p>0.00881608948112</text:p>
              </table:table-cell>
              <table:table-cell office:value-type="float" office:value="-0.0628499984741">
                <text:p>-0.06284999847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59289867301751E+018">
                <text:p>1.59289867301751E+018</text:p>
              </table:table-cell>
              <table:table-cell office:value-type="float" office:value="0.00544981239364">
                <text:p>0.00544981239364</text:p>
              </table:table-cell>
              <table:table-cell office:value-type="float" office:value="-0.065719999373">
                <text:p>-0.0657199993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59289867306968E+018">
                <text:p>1.59289867306968E+018</text:p>
              </table:table-cell>
              <table:table-cell office:value-type="float" office:value="0.00194697559346">
                <text:p>0.00194697559346</text:p>
              </table:table-cell>
              <table:table-cell office:value-type="float" office:value="-0.0682900026441">
                <text:p>-0.06829000264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59289867312133E+018">
                <text:p>1.59289867312133E+018</text:p>
              </table:table-cell>
              <table:table-cell office:value-type="float" office:value="0.000164706318174">
                <text:p>0.000164706318174</text:p>
              </table:table-cell>
              <table:table-cell office:value-type="float" office:value="-0.0341700017452">
                <text:p>-0.03417000174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9289867317259E+018">
                <text:p>1.59289867317259E+018</text:p>
              </table:table-cell>
              <table:table-cell office:value-type="float" office:value="0.000149399667862">
                <text:p>0.000149399667862</text:p>
              </table:table-cell>
              <table:table-cell office:value-type="float" office:value="-0.000300000014249">
                <text:p>-0.0003000000142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9289867322375E+018">
                <text:p>1.59289867322375E+018</text:p>
              </table:table-cell>
              <table:table-cell office:value-type="float" office:value="0.000106409206637">
                <text:p>0.000106409206637</text:p>
              </table:table-cell>
              <table:table-cell office:value-type="float" office:value="-0.000839999993332">
                <text:p>-0.0008399999933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9289867327486E+018">
                <text:p>1.59289867327486E+018</text:p>
              </table:table-cell>
              <table:table-cell office:value-type="float" office:value="0.0000988080646493">
                <text:p>0.0000988080646493</text:p>
              </table:table-cell>
              <table:table-cell office:value-type="float" office:value="-0.000150000007125">
                <text:p>-0.0001500000071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9289867332616E+018">
                <text:p>1.59289867332616E+018</text:p>
              </table:table-cell>
              <table:table-cell office:value-type="float" office:value="0.0000890339797479">
                <text:p>0.0000890339797479</text:p>
              </table:table-cell>
              <table:table-cell office:value-type="float" office:value="-0.000190000006114">
                <text:p>-0.0001900000061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59289867337821E+018">
                <text:p>1.59289867337821E+018</text:p>
              </table:table-cell>
              <table:table-cell office:value-type="float" office:value="0.0000885878907866">
                <text:p>0.0000885878907866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59289867343025E+018">
                <text:p>1.59289867343025E+018</text:p>
              </table:table-cell>
              <table:table-cell office:value-type="float" office:value="0.000118778669275">
                <text:p>0.000118778669275</text:p>
              </table:table-cell>
              <table:table-cell office:value-type="float" office:value="0.000579999992624">
                <text:p>0.0005799999926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9289867348226E+018">
                <text:p>1.59289867348226E+018</text:p>
              </table:table-cell>
              <table:table-cell office:value-type="float" office:value="0.000155154833919">
                <text:p>0.000155154833919</text:p>
              </table:table-cell>
              <table:table-cell office:value-type="float" office:value="0.000699999975041">
                <text:p>0.0006999999750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9289867353428E+018">
                <text:p>1.59289867353428E+018</text:p>
              </table:table-cell>
              <table:table-cell office:value-type="float" office:value="0.000182197371032">
                <text:p>0.000182197371032</text:p>
              </table:table-cell>
              <table:table-cell office:value-type="float" office:value="0.000520000001416">
                <text:p>0.0005200000014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9289867358645E+018">
                <text:p>1.59289867358645E+018</text:p>
              </table:table-cell>
              <table:table-cell office:value-type="float" office:value="0.000201284754439">
                <text:p>0.000201284754439</text:p>
              </table:table-cell>
              <table:table-cell office:value-type="float" office:value="0.000369999994291">
                <text:p>0.0003699999942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59289867363854E+018">
                <text:p>1.59289867363854E+018</text:p>
              </table:table-cell>
              <table:table-cell office:value-type="float" office:value="0.000195839675143">
                <text:p>0.000195839675143</text:p>
              </table:table-cell>
              <table:table-cell office:value-type="float" office:value="-0.0000999999974738">
                <text:p>-0.00009999999747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928986736905E+018">
                <text:p>1.5928986736905E+018</text:p>
              </table:table-cell>
              <table:table-cell office:value-type="float" office:value="0.000189644168131">
                <text:p>0.000189644168131</text:p>
              </table:table-cell>
              <table:table-cell office:value-type="float" office:value="-0.000119999996969">
                <text:p>-0.0001199999969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59289867374265E+018">
                <text:p>1.59289867374265E+018</text:p>
              </table:table-cell>
              <table:table-cell office:value-type="float" office:value="0.000190878970898">
                <text:p>0.000190878970898</text:p>
              </table:table-cell>
              <table:table-cell office:value-type="float" office:value="0.0000199999994948">
                <text:p>0.00001999999949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59289867384483E+018">
                <text:p>1.59289867384483E+018</text:p>
              </table:table-cell>
              <table:table-cell office:value-type="float" office:value="0.000450126564829">
                <text:p>0.000450126564829</text:p>
              </table:table-cell>
              <table:table-cell office:value-type="float" office:value="0.00497000012547">
                <text:p>0.004970000125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59289867389659E+018">
                <text:p>1.59289867389659E+018</text:p>
              </table:table-cell>
              <table:table-cell office:value-type="float" office:value="0.000450063322205">
                <text:p>0.0004500633222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59289867394892E+018">
                <text:p>1.59289867394892E+018</text:p>
              </table:table-cell>
              <table:table-cell office:value-type="float" office:value="0.000497636559885">
                <text:p>0.000497636559885</text:p>
              </table:table-cell>
              <table:table-cell office:value-type="float" office:value="0.000920000020415">
                <text:p>0.0009200000204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5928986740002E+018">
                <text:p>1.5928986740002E+018</text:p>
              </table:table-cell>
              <table:table-cell office:value-type="float" office:value="0.000505699135829">
                <text:p>0.000505699135829</text:p>
              </table:table-cell>
              <table:table-cell office:value-type="float" office:value="0.000150000007125">
                <text:p>0.0001500000071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59289867405181E+018">
                <text:p>1.59289867405181E+018</text:p>
              </table:table-cell>
              <table:table-cell office:value-type="float" office:value="0.000485332187964">
                <text:p>0.000485332187964</text:p>
              </table:table-cell>
              <table:table-cell office:value-type="float" office:value="-0.000399999989895">
                <text:p>-0.0003999999898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59289867410359E+018">
                <text:p>1.59289867410359E+018</text:p>
              </table:table-cell>
              <table:table-cell office:value-type="float" office:value="0.000231019497733">
                <text:p>0.000231019497733</text:p>
              </table:table-cell>
              <table:table-cell office:value-type="float" office:value="-0.00492999982089">
                <text:p>-0.004929999820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9289867415556E+018">
                <text:p>1.59289867415556E+018</text:p>
              </table:table-cell>
              <table:table-cell office:value-type="float" office:value="0.000214387429878">
                <text:p>0.000214387429878</text:p>
              </table:table-cell>
              <table:table-cell office:value-type="float" office:value="-0.000319999991916">
                <text:p>-0.0003199999919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5928986742076E+018">
                <text:p>1.5928986742076E+018</text:p>
              </table:table-cell>
              <table:table-cell office:value-type="float" office:value="0.000348000758095">
                <text:p>0.000348000758095</text:p>
              </table:table-cell>
              <table:table-cell office:value-type="float" office:value="0.00257000001147">
                <text:p>0.002570000011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9289867425902E+018">
                <text:p>1.59289867425902E+018</text:p>
              </table:table-cell>
              <table:table-cell office:value-type="float" office:value="0.000322029256495">
                <text:p>0.000322029256495</text:p>
              </table:table-cell>
              <table:table-cell office:value-type="float" office:value="-0.000500000023749">
                <text:p>-0.0005000000237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9289867431034E+018">
                <text:p>1.59289867431034E+018</text:p>
              </table:table-cell>
              <table:table-cell office:value-type="float" office:value="0.000328612048179">
                <text:p>0.000328612048179</text:p>
              </table:table-cell>
              <table:table-cell office:value-type="float" office:value="0.000130000000354">
                <text:p>0.0001300000003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59289867436238E+018">
                <text:p>1.59289867436238E+018</text:p>
              </table:table-cell>
              <table:table-cell office:value-type="float" office:value="0.000326476321789">
                <text:p>0.000326476321789</text:p>
              </table:table-cell>
              <table:table-cell office:value-type="float" office:value="-0.0000399999989895">
                <text:p>-0.00003999999898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59289867441373E+018">
                <text:p>1.59289867441373E+018</text:p>
              </table:table-cell>
              <table:table-cell office:value-type="float" office:value="0.000342041283147">
                <text:p>0.000342041283147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928986744649E+018">
                <text:p>1.5928986744649E+018</text:p>
              </table:table-cell>
              <table:table-cell office:value-type="float" office:value="0.000163572491147">
                <text:p>0.000163572491147</text:p>
              </table:table-cell>
              <table:table-cell office:value-type="float" office:value="-0.00347999995574">
                <text:p>-0.003479999955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59289867451615E+018">
                <text:p>1.59289867451615E+018</text:p>
              </table:table-cell>
              <table:table-cell office:value-type="float" office:value="0.000208879850106">
                <text:p>0.000208879850106</text:p>
              </table:table-cell>
              <table:table-cell office:value-type="float" office:value="0.00089000002481">
                <text:p>0.000890000024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59289867461927E+018">
                <text:p>1.59289867461927E+018</text:p>
              </table:table-cell>
              <table:table-cell office:value-type="float" office:value="0.000207652818062">
                <text:p>0.000207652818062</text:p>
              </table:table-cell>
              <table:table-cell office:value-type="float" office:value="-0.0000199999994948">
                <text:p>-0.00001999999949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0.000182222385774">
                <text:p>0.0001822223857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293cm" svg:height="9cm" xlink:href=".." xlink:type="simple" chart:class="chart:scatter" chart:style-name="ch1">
        <chart:legend chart:legend-position="end" svg:x="39.356cm" svg:y="4.201cm" style:legend-expansion="high" chart:style-name="ch2"/>
        <chart:plot-area chart:style-name="ch3" table:cell-range-address="Sheet1.O1:Sheet1.O1 Sheet1.O100:Sheet1.O277" chart:data-source-has-labels="row" svg:x="0.865cm" svg:y="0.18cm" svg:width="37.626cm" svg:height="8.64cm">
          <chartooo:coordinate-region svg:x="1.883cm" svg:y="0.379cm" svg:width="36.32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100:Sheet1.O277" chart:label-cell-address="Sheet1.O1:Sheet1.O1" chart:class="chart:scatter">
            <chart:data-point chart:repeated="1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eld.acceleration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972000043839">
                <text:p>-0.00972000043839</text:p>
                <draw:g>
                  <svg:desc>Sheet1.O100:Sheet1.O2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839999970049">
                <text:p>-0.00839999970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718000018969">
                <text:p>-0.00718000018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54999988526">
                <text:p>0.00554999988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520000001416">
                <text:p>-0.00520000001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24999997206">
                <text:p>0.00124999997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55999998748">
                <text:p>0.00855999998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9800004438">
                <text:p>0.0149800004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71999992058">
                <text:p>0.00371999992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6199994534">
                <text:p>0.01961999945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5399995595">
                <text:p>0.0125399995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7299991697">
                <text:p>0.01572999916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63999982923">
                <text:p>0.00963999982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9200004265">
                <text:p>0.01192000042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19999985024">
                <text:p>0.00419999985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46999990568">
                <text:p>0.00646999990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853999983519">
                <text:p>0.008539999835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922000035644">
                <text:p>-0.00922000035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829000025988">
                <text:p>0.00829000025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337999989279">
                <text:p>-0.003379999892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282000005245">
                <text:p>-0.002820000052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751999998465">
                <text:p>-0.00751999998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30399996415">
                <text:p>-0.01303999964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201399996877">
                <text:p>-0.0201399996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20299998671">
                <text:p>-0.01202999986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619000010192">
                <text:p>-0.00619000010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23959999904">
                <text:p>-0.0239599999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17399999872">
                <text:p>-0.01173999998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110999995377">
                <text:p>-0.001109999953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40300001949">
                <text:p>-0.01403000019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252000009641">
                <text:p>-0.00252000009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539000006393">
                <text:p>-0.005390000063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887000001967">
                <text:p>0.008870000019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416000001132">
                <text:p>-0.004160000011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19099998847">
                <text:p>0.0119099998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675000017509">
                <text:p>0.006750000175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78399998695">
                <text:p>0.01783999986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927999988198">
                <text:p>0.009279999881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55300004408">
                <text:p>0.01553000044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675000017509">
                <text:p>0.006750000175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81499999017">
                <text:p>0.0181499999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71999994665">
                <text:p>0.006719999946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766000011936">
                <text:p>0.007660000119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581000000238">
                <text:p>0.00581000000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956999976188">
                <text:p>0.009569999761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469999999041">
                <text:p>-0.0004699999990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335999997333">
                <text:p>0.00335999997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575000001118">
                <text:p>-0.005750000011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639999983832">
                <text:p>0.0006399999838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104000000283">
                <text:p>-0.01040000002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105600003153">
                <text:p>-0.01056000031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13030000031">
                <text:p>-0.0130300000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120000001043">
                <text:p>-0.01200000010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176800005138">
                <text:p>-0.01768000051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38699998986">
                <text:p>-0.00386999989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187199991196">
                <text:p>-0.01871999911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949000008404">
                <text:p>-0.009490000084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853999983519">
                <text:p>-0.008539999835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575000001118">
                <text:p>-0.005750000011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111699998379">
                <text:p>-0.01116999983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30000005104">
                <text:p>0.00230000005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0190000006114">
                <text:p>-0.0001900000061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755999982357">
                <text:p>0.007559999823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511999987066">
                <text:p>0.005119999870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86999998987">
                <text:p>0.01869999989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06000003964">
                <text:p>0.02060000039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12300002947">
                <text:p>0.01123000029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50899996608">
                <text:p>0.02508999966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877999980003">
                <text:p>0.0087799998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68500002474">
                <text:p>0.01685000024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959999975748">
                <text:p>0.0009599999757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45800001919">
                <text:p>0.01458000019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626999977976">
                <text:p>-0.006269999779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700000018696">
                <text:p>0.00007000000186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839000009">
                <text:p>-0.008390000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42699999176">
                <text:p>0.0042699999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198400001973">
                <text:p>-0.01984000019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126000004821">
                <text:p>-0.001260000048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985000003129">
                <text:p>-0.009850000031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162000004202">
                <text:p>-0.01620000042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232200007886">
                <text:p>-0.02322000078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555999996141">
                <text:p>-0.005559999961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213600005955">
                <text:p>-0.02136000059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548999989405">
                <text:p>-0.005489999894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77399997972">
                <text:p>-0.00773999979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182000000495">
                <text:p>-0.00182000000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152000004891">
                <text:p>-0.001520000048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126000004821">
                <text:p>-0.001260000048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155000004452">
                <text:p>-0.001550000044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44800003618">
                <text:p>0.01448000036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14900004119">
                <text:p>0.01149000041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05600003153">
                <text:p>0.01056000031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12600007653">
                <text:p>0.02126000076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10299997032">
                <text:p>0.01102999970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613000011072">
                <text:p>0.006130000110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97000002861">
                <text:p>0.00970000028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412999978289">
                <text:p>0.004129999782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70999998227">
                <text:p>0.001709999982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57399997115">
                <text:p>0.01573999971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700000018696">
                <text:p>0.00007000000186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469999999041">
                <text:p>0.0004699999990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371999992058">
                <text:p>0.003719999920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353000010364">
                <text:p>-0.003530000103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958000030369">
                <text:p>-0.009580000303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579999992624">
                <text:p>-0.005799999926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60100001283">
                <text:p>-0.00601000012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191200003028">
                <text:p>-0.01912000030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650000013411">
                <text:p>-0.006500000134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185800008476">
                <text:p>-0.01858000084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387999997474">
                <text:p>-0.003879999974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186500009149">
                <text:p>-0.01865000091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0509999983478">
                <text:p>-0.0005099999834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106399999931">
                <text:p>-0.01063999999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431000022218">
                <text:p>-0.004310000222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109200002626">
                <text:p>-0.01092000026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343999988399">
                <text:p>-0.003439999883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798000022769">
                <text:p>-0.007980000227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427999999374">
                <text:p>0.004279999993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5340000391">
                <text:p>0.0153400003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889999978244">
                <text:p>0.008899999782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03099998087">
                <text:p>0.01030999980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44400000572">
                <text:p>0.01444000005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08599995822">
                <text:p>0.02085999958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50699997321">
                <text:p>0.01506999973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1269999668">
                <text:p>0.0112699996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905000045896">
                <text:p>0.009050000458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98699999601">
                <text:p>0.01986999996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616999994963">
                <text:p>-0.006169999949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555999996141">
                <text:p>0.005559999961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643000006676">
                <text:p>-0.006430000066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325999991037">
                <text:p>-0.003259999910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463999994099">
                <text:p>-0.004639999940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551000004634">
                <text:p>-0.005510000046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15569999814">
                <text:p>-0.0155699998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162899997085">
                <text:p>-0.01628999970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130799999461">
                <text:p>-0.01307999994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193700008094">
                <text:p>-0.01937000080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125599997118">
                <text:p>-0.01255999971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163899995387">
                <text:p>-0.01638999953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407999986783">
                <text:p>-0.004079999867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105100004002">
                <text:p>-0.01051000040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747000006959">
                <text:p>-0.007470000069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543999997899">
                <text:p>-0.005439999978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375999999233">
                <text:p>-0.003759999992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93000002764">
                <text:p>0.001930000027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300500001758">
                <text:p>-0.03005000017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978999957442">
                <text:p>-0.009789999574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628499984741">
                <text:p>-0.06284999847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65719999373">
                <text:p>-0.0657199993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682900026441">
                <text:p>-0.06829000264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341700017452">
                <text:p>-0.03417000174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0300000014249">
                <text:p>-0.0003000000142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0839999993332">
                <text:p>-0.0008399999933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0150000007125">
                <text:p>-0.000150000007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0190000006114">
                <text:p>-0.0001900000061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000999999974738">
                <text:p>-0.000009999999747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579999992624">
                <text:p>0.0005799999926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699999975041">
                <text:p>0.0006999999750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520000001416">
                <text:p>0.0005200000014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369999994291">
                <text:p>0.0003699999942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00999999974738">
                <text:p>-0.00009999999747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0119999996969">
                <text:p>-0.0001199999969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199999994948">
                <text:p>0.00001999999949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497000012547">
                <text:p>0.004970000125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920000020415">
                <text:p>0.0009200000204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150000007125">
                <text:p>0.000150000007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0399999989895">
                <text:p>-0.0003999999898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0492999982089">
                <text:p>-0.004929999820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00319999991916">
                <text:p>-0.0003199999919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57000001147">
                <text:p>0.002570000011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500000023749">
                <text:p>-0.0005000000237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130000000354">
                <text:p>0.0001300000003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0399999989895">
                <text:p>-0.00003999999898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300000014249">
                <text:p>0.0003000000142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347999995574">
                <text:p>-0.003479999955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89000002481">
                <text:p>0.000890000024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199999994948">
                <text:p>-0.0000199999994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